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0</text:p>
          </table:table-cell>
          <table:table-cell table:number-columns-repeated="3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</text:p>
          </table:table-cell>
          <table:table-cell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2</text:p>
          </table:table-cell>
          <table:table-cell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3</text:p>
          </table:table-cell>
          <table:table-cell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4</text:p>
          </table:table-cell>
          <table:table-cell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x5</text:p>
          </table:table-cell>
          <table:table-cell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x6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7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8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table:number-columns-repeated="3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0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1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2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3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4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5</text:p>
          </table:table-cell>
          <table:table-cell table:style-name="ce1" table:number-columns-repeated="2"/>
          <table:table-cell table:style-name="ce1" office:value-type="string" calcext:value-type="string">
            <text:p>mass_A</text:p>
          </table:table-cell>
          <table:table-cell table:style-name="ce1" office:value-type="string" calcext:value-type="string">
            <text:p>h16</text:p>
          </table:table-cell>
          <table:table-cell table:style-name="ce1"/>
          <table:table-cell table:number-columns-repeated="955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Height</text:p>
          </table:table-cell>
          <table:table-cell table:style-name="ce4" office:value-type="string" calcext:value-type="string">
            <text:p>Mea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55"/>
        </table:table-row>
        <table:table-row table:style-name="ro1"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0.06791365" calcext:value-type="float">
            <text:p>6.79E-02</text:p>
          </table:table-cell>
          <table:table-cell table:style-name="ce2" office:value-type="float" office:value="-0.08897183" calcext:value-type="float">
            <text:p>-8.90E-02</text:p>
          </table:table-cell>
          <table:table-cell table:style-name="ce3" office:value-type="string" calcext:value-type="string">
            <text:p>h0</text:p>
          </table:table-cell>
          <table:table-cell table:style-name="ce5" table:formula="of:=AVERAGE([.C$1:.C$1048576])" office:value-type="float" office:value="-0.09990351328" calcext:value-type="float">
            <text:p>-0.09990351328</text:p>
          </table:table-cell>
          <table:table-cell table:style-name="ce2" office:value-type="float" office:value="2.82" calcext:value-type="float">
            <text:p>2.82E+00</text:p>
          </table:table-cell>
          <table:table-cell table:style-name="ce2" office:value-type="float" office:value="0.06378908" calcext:value-type="float">
            <text:p>6.38E-02</text:p>
          </table:table-cell>
          <table:table-cell table:style-name="ce2" office:value-type="float" office:value="-0.105793" calcext:value-type="float">
            <text:p>-1.06E-01</text:p>
          </table:table-cell>
          <table:table-cell/>
          <table:table-cell table:style-name="ce2" office:value-type="float" office:value="2.56" calcext:value-type="float">
            <text:p>2.56E+00</text:p>
          </table:table-cell>
          <table:table-cell table:style-name="ce2" office:value-type="float" office:value="0.07364552" calcext:value-type="float">
            <text:p>7.36E-02</text:p>
          </table:table-cell>
          <table:table-cell table:style-name="ce2" office:value-type="float" office:value="-0.0900112" calcext:value-type="float">
            <text:p>-9.00E-02</text:p>
          </table:table-cell>
          <table:table-cell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7335825" calcext:value-type="float">
            <text:p>7.34E-02</text:p>
          </table:table-cell>
          <table:table-cell table:style-name="ce2" office:value-type="float" office:value="-0.08421228" calcext:value-type="float">
            <text:p>-8.42E-02</text:p>
          </table:table-cell>
          <table:table-cell/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0.07325011" calcext:value-type="float">
            <text:p>7.33E-02</text:p>
          </table:table-cell>
          <table:table-cell table:style-name="ce2" office:value-type="float" office:value="-0.07661876" calcext:value-type="float">
            <text:p>-7.66E-02</text:p>
          </table:table-cell>
          <table:table-cell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7114907" calcext:value-type="float">
            <text:p>7.11E-02</text:p>
          </table:table-cell>
          <table:table-cell table:style-name="ce2" office:value-type="float" office:value="-0.08284481" calcext:value-type="float">
            <text:p>-8.28E-02</text:p>
          </table:table-cell>
          <table:table-cell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2773896" calcext:value-type="float">
            <text:p>2.77E-03</text:p>
          </table:table-cell>
          <table:table-cell table:style-name="ce2" office:value-type="float" office:value="-0.0827951" calcext:value-type="float">
            <text:p>-8.28E-02</text:p>
          </table:table-cell>
          <table:table-cell table:style-name="ce2"/>
          <table:table-cell table:style-name="ce2" office:value-type="float" office:value="8.6" calcext:value-type="float">
            <text:p>8.60E+00</text:p>
          </table:table-cell>
          <table:table-cell table:style-name="ce2" office:value-type="float" office:value="-0.0003549846" calcext:value-type="float">
            <text:p>-3.55E-04</text:p>
          </table:table-cell>
          <table:table-cell table:style-name="ce2" office:value-type="float" office:value="-0.08207613" calcext:value-type="float">
            <text:p>-8.21E-02</text:p>
          </table:table-cell>
          <table:table-cell table:style-name="ce2"/>
          <table:table-cell table:style-name="ce2" office:value-type="float" office:value="2.52" calcext:value-type="float">
            <text:p>2.52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8994473" calcext:value-type="float">
            <text:p>-8.99E-02</text:p>
          </table:table-cell>
          <table:table-cell table:style-name="ce2"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0.001298555" calcext:value-type="float">
            <text:p>1.30E-03</text:p>
          </table:table-cell>
          <table:table-cell table:style-name="ce2" office:value-type="float" office:value="-0.06176068" calcext:value-type="float">
            <text:p>-6.18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-0.007528349" calcext:value-type="float">
            <text:p>-7.53E-03</text:p>
          </table:table-cell>
          <table:table-cell table:style-name="ce2" office:value-type="float" office:value="-0.06130227" calcext:value-type="float">
            <text:p>-6.13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2405219" calcext:value-type="float">
            <text:p>-2.41E-03</text:p>
          </table:table-cell>
          <table:table-cell table:style-name="ce2" office:value-type="float" office:value="-0.06168946" calcext:value-type="float">
            <text:p>-6.17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-0.00371483" calcext:value-type="float">
            <text:p>-3.71E-03</text:p>
          </table:table-cell>
          <table:table-cell table:style-name="ce2" office:value-type="float" office:value="-0.05898189" calcext:value-type="float">
            <text:p>-5.90E-02</text:p>
          </table:table-cell>
          <table:table-cell table:style-name="ce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04564201" calcext:value-type="float">
            <text:p>4.56E-03</text:p>
          </table:table-cell>
          <table:table-cell table:style-name="ce2" office:value-type="float" office:value="-0.04966301" calcext:value-type="float">
            <text:p>-4.97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09386205" calcext:value-type="float">
            <text:p>9.39E-03</text:p>
          </table:table-cell>
          <table:table-cell table:style-name="ce2" office:value-type="float" office:value="-0.04918809" calcext:value-type="float">
            <text:p>-4.92E-02</text:p>
          </table:table-cell>
          <table:table-cell table:style-name="ce2"/>
          <table:table-cell table:style-name="ce2" office:value-type="float" office:value="3.02" calcext:value-type="float">
            <text:p>3.02E+00</text:p>
          </table:table-cell>
          <table:table-cell table:style-name="ce2" office:value-type="float" office:value="-0.001703533" calcext:value-type="float">
            <text:p>-1.70E-03</text:p>
          </table:table-cell>
          <table:table-cell table:style-name="ce2" office:value-type="float" office:value="-0.03731913" calcext:value-type="float">
            <text:p>-3.73E-02</text:p>
          </table:table-cell>
          <table:table-cell table:style-name="ce2"/>
          <table:table-cell table:style-name="ce2" office:value-type="float" office:value="3.08" calcext:value-type="float">
            <text:p>3.08E+00</text:p>
          </table:table-cell>
          <table:table-cell table:style-name="ce2" office:value-type="float" office:value="-0.003159525" calcext:value-type="float">
            <text:p>-3.16E-03</text:p>
          </table:table-cell>
          <table:table-cell table:style-name="ce2" office:value-type="float" office:value="-0.04338897" calcext:value-type="float">
            <text:p>-4.3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0.069486" calcext:value-type="float">
            <text:p>6.95E-02</text:p>
          </table:table-cell>
          <table:table-cell table:style-name="ce2" office:value-type="float" office:value="-0.08805504" calcext:value-type="float">
            <text:p>-8.81E-02</text:p>
          </table:table-cell>
          <table:table-cell table:style-name="ce3" office:value-type="string" calcext:value-type="string">
            <text:p>h1</text:p>
          </table:table-cell>
          <table:table-cell table:style-name="ce5" table:formula="of:=AVERAGE([.H$1:.H$1048576])" office:value-type="float" office:value="-0.09890423672" calcext:value-type="float">
            <text:p>-0.09890423672</text:p>
          </table:table-cell>
          <table:table-cell table:style-name="ce2" office:value-type="float" office:value="2.84" calcext:value-type="float">
            <text:p>2.84E+00</text:p>
          </table:table-cell>
          <table:table-cell table:style-name="ce2" office:value-type="float" office:value="0.06890254" calcext:value-type="float">
            <text:p>6.89E-02</text:p>
          </table:table-cell>
          <table:table-cell table:style-name="ce2" office:value-type="float" office:value="-0.1055008" calcext:value-type="float">
            <text:p>-1.06E-01</text:p>
          </table:table-cell>
          <table:table-cell/>
          <table:table-cell table:style-name="ce2" office:value-type="float" office:value="2.58" calcext:value-type="float">
            <text:p>2.58E+00</text:p>
          </table:table-cell>
          <table:table-cell table:style-name="ce2" office:value-type="float" office:value="0.07061584" calcext:value-type="float">
            <text:p>7.06E-02</text:p>
          </table:table-cell>
          <table:table-cell table:style-name="ce2" office:value-type="float" office:value="-0.09142033" calcext:value-type="float">
            <text:p>-9.14E-02</text:p>
          </table:table-cell>
          <table:table-cell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7906466" calcext:value-type="float">
            <text:p>7.91E-02</text:p>
          </table:table-cell>
          <table:table-cell table:style-name="ce2" office:value-type="float" office:value="-0.08965931" calcext:value-type="float">
            <text:p>-8.97E-02</text:p>
          </table:table-cell>
          <table:table-cell/>
          <table:table-cell table:style-name="ce2" office:value-type="float" office:value="0.02" calcext:value-type="float">
            <text:p>2.00E-02</text:p>
          </table:table-cell>
          <table:table-cell table:style-name="ce2" office:value-type="float" office:value="0.07234552" calcext:value-type="float">
            <text:p>7.23E-02</text:p>
          </table:table-cell>
          <table:table-cell table:style-name="ce2" office:value-type="float" office:value="-0.09584267" calcext:value-type="float">
            <text:p>-9.58E-02</text:p>
          </table:table-cell>
          <table:table-cell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7439789" calcext:value-type="float">
            <text:p>7.44E-02</text:p>
          </table:table-cell>
          <table:table-cell table:style-name="ce2" office:value-type="float" office:value="-0.08316969" calcext:value-type="float">
            <text:p>-8.32E-02</text:p>
          </table:table-cell>
          <table:table-cell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2983667" calcext:value-type="float">
            <text:p>2.98E-03</text:p>
          </table:table-cell>
          <table:table-cell table:style-name="ce2" office:value-type="float" office:value="-0.08603763" calcext:value-type="float">
            <text:p>-8.60E-02</text:p>
          </table:table-cell>
          <table:table-cell table:style-name="ce2"/>
          <table:table-cell table:style-name="ce2" office:value-type="float" office:value="8.62" calcext:value-type="float">
            <text:p>8.62E+00</text:p>
          </table:table-cell>
          <table:table-cell table:style-name="ce2" office:value-type="float" office:value="0.00003110661" calcext:value-type="float">
            <text:p>3.11E-05</text:p>
          </table:table-cell>
          <table:table-cell table:style-name="ce2" office:value-type="float" office:value="-0.08216897" calcext:value-type="float">
            <text:p>-8.22E-02</text:p>
          </table:table-cell>
          <table:table-cell table:style-name="ce2"/>
          <table:table-cell table:style-name="ce2" office:value-type="float" office:value="2.54" calcext:value-type="float">
            <text:p>2.54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9147897" calcext:value-type="float">
            <text:p>-9.15E-02</text:p>
          </table:table-cell>
          <table:table-cell table:style-name="ce2"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-0.0003315285" calcext:value-type="float">
            <text:p>-3.32E-04</text:p>
          </table:table-cell>
          <table:table-cell table:style-name="ce2" office:value-type="float" office:value="-0.05972308" calcext:value-type="float">
            <text:p>-5.97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0.0002150957" calcext:value-type="float">
            <text:p>2.15E-04</text:p>
          </table:table-cell>
          <table:table-cell table:style-name="ce2" office:value-type="float" office:value="-0.06054943" calcext:value-type="float">
            <text:p>-6.05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1255499" calcext:value-type="float">
            <text:p>1.26E-02</text:p>
          </table:table-cell>
          <table:table-cell table:style-name="ce2" office:value-type="float" office:value="-0.05910542" calcext:value-type="float">
            <text:p>-5.91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-0.001843934" calcext:value-type="float">
            <text:p>-1.84E-03</text:p>
          </table:table-cell>
          <table:table-cell table:style-name="ce2" office:value-type="float" office:value="-0.05897065" calcext:value-type="float">
            <text:p>-5.90E-02</text:p>
          </table:table-cell>
          <table:table-cell table:style-name="ce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0.01008751" calcext:value-type="float">
            <text:p>1.01E-02</text:p>
          </table:table-cell>
          <table:table-cell table:style-name="ce2" office:value-type="float" office:value="-0.0514143" calcext:value-type="float">
            <text:p>-5.14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08045022" calcext:value-type="float">
            <text:p>8.05E-03</text:p>
          </table:table-cell>
          <table:table-cell table:style-name="ce2" office:value-type="float" office:value="-0.04851379" calcext:value-type="float">
            <text:p>-4.85E-02</text:p>
          </table:table-cell>
          <table:table-cell table:style-name="ce2"/>
          <table:table-cell table:style-name="ce2" office:value-type="float" office:value="3.04" calcext:value-type="float">
            <text:p>3.04E+00</text:p>
          </table:table-cell>
          <table:table-cell table:style-name="ce2" office:value-type="float" office:value="-0.002142236" calcext:value-type="float">
            <text:p>-2.14E-03</text:p>
          </table:table-cell>
          <table:table-cell table:style-name="ce2" office:value-type="float" office:value="-0.03176221" calcext:value-type="float">
            <text:p>-3.18E-02</text:p>
          </table:table-cell>
          <table:table-cell table:style-name="ce2"/>
          <table:table-cell table:style-name="ce2" office:value-type="float" office:value="3.1" calcext:value-type="float">
            <text:p>3.10E+00</text:p>
          </table:table-cell>
          <table:table-cell table:style-name="ce2" office:value-type="float" office:value="-0.002009276" calcext:value-type="float">
            <text:p>-2.01E-03</text:p>
          </table:table-cell>
          <table:table-cell table:style-name="ce2" office:value-type="float" office:value="-0.04059551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7053424" calcext:value-type="float">
            <text:p>7.05E-02</text:p>
          </table:table-cell>
          <table:table-cell table:style-name="ce2" office:value-type="float" office:value="-0.08740017" calcext:value-type="float">
            <text:p>-8.74E-02</text:p>
          </table:table-cell>
          <table:table-cell table:style-name="ce3" office:value-type="string" calcext:value-type="string">
            <text:p>h2</text:p>
          </table:table-cell>
          <table:table-cell table:style-name="ce5" table:formula="of:=AVERAGE([.L$1:.L$1048576])" office:value-type="float" office:value="-0.09305340633" calcext:value-type="float">
            <text:p>-0.09305340633</text:p>
          </table:table-cell>
          <table:table-cell table:style-name="ce2" office:value-type="float" office:value="2.86" calcext:value-type="float">
            <text:p>2.86E+00</text:p>
          </table:table-cell>
          <table:table-cell table:style-name="ce2" office:value-type="float" office:value="0.06977913" calcext:value-type="float">
            <text:p>6.98E-02</text:p>
          </table:table-cell>
          <table:table-cell table:style-name="ce2" office:value-type="float" office:value="-0.1101759" calcext:value-type="float">
            <text:p>-1.10E-01</text:p>
          </table:table-cell>
          <table:table-cell/>
          <table:table-cell table:style-name="ce2" office:value-type="float" office:value="2.6" calcext:value-type="float">
            <text:p>2.60E+00</text:p>
          </table:table-cell>
          <table:table-cell table:style-name="ce2" office:value-type="float" office:value="0.06980424" calcext:value-type="float">
            <text:p>6.98E-02</text:p>
          </table:table-cell>
          <table:table-cell table:style-name="ce2" office:value-type="float" office:value="-0.09431891" calcext:value-type="float">
            <text:p>-9.43E-02</text:p>
          </table:table-cell>
          <table:table-cell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7789744" calcext:value-type="float">
            <text:p>7.79E-02</text:p>
          </table:table-cell>
          <table:table-cell table:style-name="ce2" office:value-type="float" office:value="-0.09043746" calcext:value-type="float">
            <text:p>-9.04E-02</text:p>
          </table:table-cell>
          <table:table-cell/>
          <table:table-cell table:style-name="ce2" office:value-type="float" office:value="0.04" calcext:value-type="float">
            <text:p>4.00E-02</text:p>
          </table:table-cell>
          <table:table-cell table:style-name="ce2" office:value-type="float" office:value="0.07522199" calcext:value-type="float">
            <text:p>7.52E-02</text:p>
          </table:table-cell>
          <table:table-cell table:style-name="ce2" office:value-type="float" office:value="-0.09867927" calcext:value-type="float">
            <text:p>-9.87E-02</text:p>
          </table:table-cell>
          <table:table-cell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7212371" calcext:value-type="float">
            <text:p>7.21E-02</text:p>
          </table:table-cell>
          <table:table-cell table:style-name="ce2" office:value-type="float" office:value="-0.08463166" calcext:value-type="float">
            <text:p>-8.46E-02</text:p>
          </table:table-cell>
          <table:table-cell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01277599" calcext:value-type="float">
            <text:p>1.28E-03</text:p>
          </table:table-cell>
          <table:table-cell table:style-name="ce2" office:value-type="float" office:value="-0.0879557" calcext:value-type="float">
            <text:p>-8.80E-02</text:p>
          </table:table-cell>
          <table:table-cell table:style-name="ce2"/>
          <table:table-cell table:style-name="ce2" office:value-type="float" office:value="8.64" calcext:value-type="float">
            <text:p>8.64E+00</text:p>
          </table:table-cell>
          <table:table-cell table:style-name="ce2" office:value-type="float" office:value="0.001487842" calcext:value-type="float">
            <text:p>1.49E-03</text:p>
          </table:table-cell>
          <table:table-cell table:style-name="ce2" office:value-type="float" office:value="-0.08350423" calcext:value-type="float">
            <text:p>-8.35E-02</text:p>
          </table:table-cell>
          <table:table-cell table:style-name="ce2"/>
          <table:table-cell table:style-name="ce2" office:value-type="float" office:value="2.56" calcext:value-type="float">
            <text:p>2.56E+00</text:p>
          </table:table-cell>
          <table:table-cell table:style-name="ce2" office:value-type="float" office:value="-0.0003835596" calcext:value-type="float">
            <text:p>-3.84E-04</text:p>
          </table:table-cell>
          <table:table-cell table:style-name="ce2" office:value-type="float" office:value="-0.09090363" calcext:value-type="float">
            <text:p>-9.09E-02</text:p>
          </table:table-cell>
          <table:table-cell table:style-name="ce2"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0.0118941" calcext:value-type="float">
            <text:p>1.19E-02</text:p>
          </table:table-cell>
          <table:table-cell table:style-name="ce2" office:value-type="float" office:value="-0.05809299" calcext:value-type="float">
            <text:p>-5.81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01398122" calcext:value-type="float">
            <text:p>1.40E-03</text:p>
          </table:table-cell>
          <table:table-cell table:style-name="ce2" office:value-type="float" office:value="-0.06528154" calcext:value-type="float">
            <text:p>-6.53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13371" calcext:value-type="float">
            <text:p>1.34E-02</text:p>
          </table:table-cell>
          <table:table-cell table:style-name="ce2" office:value-type="float" office:value="-0.06345749" calcext:value-type="float">
            <text:p>-6.35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-0.005597994" calcext:value-type="float">
            <text:p>-5.60E-03</text:p>
          </table:table-cell>
          <table:table-cell table:style-name="ce2" office:value-type="float" office:value="-0.05695216" calcext:value-type="float">
            <text:p>-5.70E-02</text:p>
          </table:table-cell>
          <table:table-cell table:style-name="ce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09818081" calcext:value-type="float">
            <text:p>9.82E-03</text:p>
          </table:table-cell>
          <table:table-cell table:style-name="ce2" office:value-type="float" office:value="-0.0504713" calcext:value-type="float">
            <text:p>-5.05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09268256" calcext:value-type="float">
            <text:p>9.27E-03</text:p>
          </table:table-cell>
          <table:table-cell table:style-name="ce2" office:value-type="float" office:value="-0.0448755" calcext:value-type="float">
            <text:p>-4.49E-02</text:p>
          </table:table-cell>
          <table:table-cell table:style-name="ce2"/>
          <table:table-cell table:style-name="ce2" office:value-type="float" office:value="3.06" calcext:value-type="float">
            <text:p>3.06E+00</text:p>
          </table:table-cell>
          <table:table-cell table:style-name="ce2" office:value-type="float" office:value="-0.0009723596" calcext:value-type="float">
            <text:p>-9.72E-04</text:p>
          </table:table-cell>
          <table:table-cell table:style-name="ce2" office:value-type="float" office:value="-0.03863524" calcext:value-type="float">
            <text:p>-3.86E-02</text:p>
          </table:table-cell>
          <table:table-cell table:style-name="ce2"/>
          <table:table-cell table:style-name="ce2" office:value-type="float" office:value="3.12" calcext:value-type="float">
            <text:p>3.12E+00</text:p>
          </table:table-cell>
          <table:table-cell table:style-name="ce2" office:value-type="float" office:value="0.002920365" calcext:value-type="float">
            <text:p>2.92E-03</text:p>
          </table:table-cell>
          <table:table-cell table:style-name="ce2" office:value-type="float" office:value="-0.03566587" calcext:value-type="float">
            <text:p>-3.5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0.07079602" calcext:value-type="float">
            <text:p>7.08E-02</text:p>
          </table:table-cell>
          <table:table-cell table:style-name="ce2" office:value-type="float" office:value="-0.08871036" calcext:value-type="float">
            <text:p>-8.87E-02</text:p>
          </table:table-cell>
          <table:table-cell table:style-name="ce3" office:value-type="string" calcext:value-type="string">
            <text:p>h3</text:p>
          </table:table-cell>
          <table:table-cell table:style-name="ce5" table:formula="of:=AVERAGE([.P$1:.P$1048576])" office:value-type="float" office:value="-0.09065768483" calcext:value-type="float">
            <text:p>-0.09065768483</text:p>
          </table:table-cell>
          <table:table-cell table:style-name="ce2" office:value-type="float" office:value="2.88" calcext:value-type="float">
            <text:p>2.88E+00</text:p>
          </table:table-cell>
          <table:table-cell table:style-name="ce2" office:value-type="float" office:value="0.07299331" calcext:value-type="float">
            <text:p>7.30E-02</text:p>
          </table:table-cell>
          <table:table-cell table:style-name="ce2" office:value-type="float" office:value="-0.1130979" calcext:value-type="float">
            <text:p>-1.13E-01</text:p>
          </table:table-cell>
          <table:table-cell/>
          <table:table-cell table:style-name="ce2" office:value-type="float" office:value="2.62" calcext:value-type="float">
            <text:p>2.62E+00</text:p>
          </table:table-cell>
          <table:table-cell table:style-name="ce2" office:value-type="float" office:value="0.0696883" calcext:value-type="float">
            <text:p>6.97E-02</text:p>
          </table:table-cell>
          <table:table-cell table:style-name="ce2" office:value-type="float" office:value="-0.09385514" calcext:value-type="float">
            <text:p>-9.39E-02</text:p>
          </table:table-cell>
          <table:table-cell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7452547" calcext:value-type="float">
            <text:p>7.45E-02</text:p>
          </table:table-cell>
          <table:table-cell table:style-name="ce2" office:value-type="float" office:value="-0.09082653" calcext:value-type="float">
            <text:p>-9.08E-02</text:p>
          </table:table-cell>
          <table:table-cell/>
          <table:table-cell table:style-name="ce2" office:value-type="float" office:value="0.06" calcext:value-type="float">
            <text:p>6.00E-02</text:p>
          </table:table-cell>
          <table:table-cell table:style-name="ce2" office:value-type="float" office:value="0.07441937" calcext:value-type="float">
            <text:p>7.44E-02</text:p>
          </table:table-cell>
          <table:table-cell table:style-name="ce2" office:value-type="float" office:value="-0.0953088" calcext:value-type="float">
            <text:p>-9.53E-02</text:p>
          </table:table-cell>
          <table:table-cell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7049931" calcext:value-type="float">
            <text:p>7.05E-02</text:p>
          </table:table-cell>
          <table:table-cell table:style-name="ce2" office:value-type="float" office:value="-0.08609362" calcext:value-type="float">
            <text:p>-8.61E-02</text:p>
          </table:table-cell>
          <table:table-cell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02790633" calcext:value-type="float">
            <text:p>2.79E-03</text:p>
          </table:table-cell>
          <table:table-cell table:style-name="ce2" office:value-type="float" office:value="-0.08565714" calcext:value-type="float">
            <text:p>-8.57E-02</text:p>
          </table:table-cell>
          <table:table-cell table:style-name="ce2"/>
          <table:table-cell table:style-name="ce2" office:value-type="float" office:value="8.66" calcext:value-type="float">
            <text:p>8.66E+00</text:p>
          </table:table-cell>
          <table:table-cell table:style-name="ce2" office:value-type="float" office:value="-0.001482024" calcext:value-type="float">
            <text:p>-1.48E-03</text:p>
          </table:table-cell>
          <table:table-cell table:style-name="ce2" office:value-type="float" office:value="-0.08526464" calcext:value-type="float">
            <text:p>-8.53E-02</text:p>
          </table:table-cell>
          <table:table-cell table:style-name="ce2"/>
          <table:table-cell table:style-name="ce2" office:value-type="float" office:value="2.58" calcext:value-type="float">
            <text:p>2.58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816982" calcext:value-type="float">
            <text:p>-8.17E-02</text:p>
          </table:table-cell>
          <table:table-cell table:style-name="ce2"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0.009313133" calcext:value-type="float">
            <text:p>9.31E-03</text:p>
          </table:table-cell>
          <table:table-cell table:style-name="ce2" office:value-type="float" office:value="-0.05958724" calcext:value-type="float">
            <text:p>-5.96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04301914" calcext:value-type="float">
            <text:p>4.30E-03</text:p>
          </table:table-cell>
          <table:table-cell table:style-name="ce2" office:value-type="float" office:value="-0.06850797" calcext:value-type="float">
            <text:p>-6.85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1473102" calcext:value-type="float">
            <text:p>1.47E-02</text:p>
          </table:table-cell>
          <table:table-cell table:style-name="ce2" office:value-type="float" office:value="-0.06685753" calcext:value-type="float">
            <text:p>-6.69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0.006290325" calcext:value-type="float">
            <text:p>6.29E-03</text:p>
          </table:table-cell>
          <table:table-cell table:style-name="ce2" office:value-type="float" office:value="-0.05398921" calcext:value-type="float">
            <text:p>-5.40E-02</text:p>
          </table:table-cell>
          <table:table-cell table:style-name="ce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-0.00001610417" calcext:value-type="float">
            <text:p>-1.61E-05</text:p>
          </table:table-cell>
          <table:table-cell table:style-name="ce2" office:value-type="float" office:value="-0.05235731" calcext:value-type="float">
            <text:p>-5.24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00008417216" calcext:value-type="float">
            <text:p>8.42E-06</text:p>
          </table:table-cell>
          <table:table-cell table:style-name="ce2" office:value-type="float" office:value="-0.04693151" calcext:value-type="float">
            <text:p>-4.69E-02</text:p>
          </table:table-cell>
          <table:table-cell table:style-name="ce2"/>
          <table:table-cell table:style-name="ce2" office:value-type="float" office:value="3.08" calcext:value-type="float">
            <text:p>3.08E+00</text:p>
          </table:table-cell>
          <table:table-cell table:style-name="ce2" office:value-type="float" office:value="-0.003019644" calcext:value-type="float">
            <text:p>-3.02E-03</text:p>
          </table:table-cell>
          <table:table-cell table:style-name="ce2" office:value-type="float" office:value="-0.04170617" calcext:value-type="float">
            <text:p>-4.17E-02</text:p>
          </table:table-cell>
          <table:table-cell table:style-name="ce2"/>
          <table:table-cell table:style-name="ce2" office:value-type="float" office:value="3.14" calcext:value-type="float">
            <text:p>3.14E+00</text:p>
          </table:table-cell>
          <table:table-cell table:style-name="ce2" office:value-type="float" office:value="-0.007267559" calcext:value-type="float">
            <text:p>-7.27E-03</text:p>
          </table:table-cell>
          <table:table-cell table:style-name="ce2" office:value-type="float" office:value="-0.03730908" calcext:value-type="float">
            <text:p>-3.7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6843746" calcext:value-type="float">
            <text:p>6.84E-02</text:p>
          </table:table-cell>
          <table:table-cell table:style-name="ce2" office:value-type="float" office:value="-0.09028207" calcext:value-type="float">
            <text:p>-9.03E-02</text:p>
          </table:table-cell>
          <table:table-cell table:style-name="ce3" office:value-type="string" calcext:value-type="string">
            <text:p>h4</text:p>
          </table:table-cell>
          <table:table-cell table:style-name="ce5" table:formula="of:=AVERAGE([.T$1:.T$1048576])" office:value-type="float" office:value="-0.08683401875" calcext:value-type="float">
            <text:p>-0.08683401875</text:p>
          </table:table-cell>
          <table:table-cell table:style-name="ce2" office:value-type="float" office:value="2.9" calcext:value-type="float">
            <text:p>2.90E+00</text:p>
          </table:table-cell>
          <table:table-cell table:style-name="ce2" office:value-type="float" office:value="0.07167842" calcext:value-type="float">
            <text:p>7.17E-02</text:p>
          </table:table-cell>
          <table:table-cell table:style-name="ce2" office:value-type="float" office:value="-0.1130979" calcext:value-type="float">
            <text:p>-1.13E-01</text:p>
          </table:table-cell>
          <table:table-cell/>
          <table:table-cell table:style-name="ce2" office:value-type="float" office:value="2.64" calcext:value-type="float">
            <text:p>2.64E+00</text:p>
          </table:table-cell>
          <table:table-cell table:style-name="ce2" office:value-type="float" office:value="0.07084773" calcext:value-type="float">
            <text:p>7.08E-02</text:p>
          </table:table-cell>
          <table:table-cell table:style-name="ce2" office:value-type="float" office:value="-0.09257976" calcext:value-type="float">
            <text:p>-9.26E-02</text:p>
          </table:table-cell>
          <table:table-cell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7270979" calcext:value-type="float">
            <text:p>7.27E-02</text:p>
          </table:table-cell>
          <table:table-cell table:style-name="ce2" office:value-type="float" office:value="-0.09406882" calcext:value-type="float">
            <text:p>-9.41E-02</text:p>
          </table:table-cell>
          <table:table-cell/>
          <table:table-cell table:style-name="ce2" office:value-type="float" office:value="0.1" calcext:value-type="float">
            <text:p>1.00E-01</text:p>
          </table:table-cell>
          <table:table-cell table:style-name="ce2" office:value-type="float" office:value="0.06895512" calcext:value-type="float">
            <text:p>6.90E-02</text:p>
          </table:table-cell>
          <table:table-cell table:style-name="ce2" office:value-type="float" office:value="-0.09378876" calcext:value-type="float">
            <text:p>-9.38E-02</text:p>
          </table:table-cell>
          <table:table-cell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9421566" calcext:value-type="float">
            <text:p>-9.42E-02</text:p>
          </table:table-cell>
          <table:table-cell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02592019" calcext:value-type="float">
            <text:p>2.59E-03</text:p>
          </table:table-cell>
          <table:table-cell table:style-name="ce2" office:value-type="float" office:value="-0.08432264" calcext:value-type="float">
            <text:p>-8.43E-02</text:p>
          </table:table-cell>
          <table:table-cell table:style-name="ce2"/>
          <table:table-cell table:style-name="ce2" office:value-type="float" office:value="8.68" calcext:value-type="float">
            <text:p>8.68E+00</text:p>
          </table:table-cell>
          <table:table-cell table:style-name="ce2" office:value-type="float" office:value="0.0005291209" calcext:value-type="float">
            <text:p>5.29E-04</text:p>
          </table:table-cell>
          <table:table-cell table:style-name="ce2" office:value-type="float" office:value="-0.08399444" calcext:value-type="float">
            <text:p>-8.40E-02</text:p>
          </table:table-cell>
          <table:table-cell table:style-name="ce2"/>
          <table:table-cell table:style-name="ce2" office:value-type="float" office:value="2.6" calcext:value-type="float">
            <text:p>2.60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7575302" calcext:value-type="float">
            <text:p>-7.58E-02</text:p>
          </table:table-cell>
          <table:table-cell table:style-name="ce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1012817" calcext:value-type="float">
            <text:p>1.01E-02</text:p>
          </table:table-cell>
          <table:table-cell table:style-name="ce2" office:value-type="float" office:value="-0.05646291" calcext:value-type="float">
            <text:p>-5.65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03333983" calcext:value-type="float">
            <text:p>3.33E-03</text:p>
          </table:table-cell>
          <table:table-cell table:style-name="ce2" office:value-type="float" office:value="-0.06936836" calcext:value-type="float">
            <text:p>-6.94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1146698" calcext:value-type="float">
            <text:p>1.15E-02</text:p>
          </table:table-cell>
          <table:table-cell table:style-name="ce2" office:value-type="float" office:value="-0.06712954" calcext:value-type="float">
            <text:p>-6.71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02395833" calcext:value-type="float">
            <text:p>2.40E-03</text:p>
          </table:table-cell>
          <table:table-cell table:style-name="ce2" office:value-type="float" office:value="-0.05690411" calcext:value-type="float">
            <text:p>-5.69E-02</text:p>
          </table:table-cell>
          <table:table-cell table:style-name="ce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06584924" calcext:value-type="float">
            <text:p>6.58E-03</text:p>
          </table:table-cell>
          <table:table-cell table:style-name="ce2" office:value-type="float" office:value="-0.0495283" calcext:value-type="float">
            <text:p>-4.95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01546656" calcext:value-type="float">
            <text:p>1.55E-03</text:p>
          </table:table-cell>
          <table:table-cell table:style-name="ce2" office:value-type="float" office:value="-0.04864371" calcext:value-type="float">
            <text:p>-4.86E-02</text:p>
          </table:table-cell>
          <table:table-cell table:style-name="ce2"/>
          <table:table-cell table:style-name="ce2" office:value-type="float" office:value="3.1" calcext:value-type="float">
            <text:p>3.10E+00</text:p>
          </table:table-cell>
          <table:table-cell table:style-name="ce2" office:value-type="float" office:value="-0.002873409" calcext:value-type="float">
            <text:p>-2.87E-03</text:p>
          </table:table-cell>
          <table:table-cell table:style-name="ce2" office:value-type="float" office:value="-0.03848901" calcext:value-type="float">
            <text:p>-3.85E-02</text:p>
          </table:table-cell>
          <table:table-cell table:style-name="ce2"/>
          <table:table-cell table:style-name="ce2" office:value-type="float" office:value="3.16" calcext:value-type="float">
            <text:p>3.16E+00</text:p>
          </table:table-cell>
          <table:table-cell table:style-name="ce2" office:value-type="float" office:value="-0.003816811" calcext:value-type="float">
            <text:p>-3.82E-03</text:p>
          </table:table-cell>
          <table:table-cell table:style-name="ce2" office:value-type="float" office:value="-0.04223872" calcext:value-type="float">
            <text:p>-4.2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6620989" calcext:value-type="float">
            <text:p>6.62E-02</text:p>
          </table:table-cell>
          <table:table-cell table:style-name="ce2" office:value-type="float" office:value="-0.09198483" calcext:value-type="float">
            <text:p>-9.20E-02</text:p>
          </table:table-cell>
          <table:table-cell table:style-name="ce3" office:value-type="string" calcext:value-type="string">
            <text:p>h5</text:p>
          </table:table-cell>
          <table:table-cell table:style-name="ce5" table:formula="of:=AVERAGE([.X$1:.X$1048576])" office:value-type="float" office:value="-0.08603947533" calcext:value-type="float">
            <text:p>-0.08603947533</text:p>
          </table:table-cell>
          <table:table-cell table:style-name="ce2" office:value-type="float" office:value="2.92" calcext:value-type="float">
            <text:p>2.92E+00</text:p>
          </table:table-cell>
          <table:table-cell table:style-name="ce2" office:value-type="float" office:value="0.0610132" calcext:value-type="float">
            <text:p>6.10E-02</text:p>
          </table:table-cell>
          <table:table-cell table:style-name="ce2" office:value-type="float" office:value="-0.1041859" calcext:value-type="float">
            <text:p>-1.04E-01</text:p>
          </table:table-cell>
          <table:table-cell/>
          <table:table-cell table:style-name="ce2" office:value-type="float" office:value="2.66" calcext:value-type="float">
            <text:p>2.66E+00</text:p>
          </table:table-cell>
          <table:table-cell table:style-name="ce2" office:value-type="float" office:value="0.07073178" calcext:value-type="float">
            <text:p>7.07E-02</text:p>
          </table:table-cell>
          <table:table-cell table:style-name="ce2" office:value-type="float" office:value="-0.09095656" calcext:value-type="float">
            <text:p>-9.10E-02</text:p>
          </table:table-cell>
          <table:table-cell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7024566" calcext:value-type="float">
            <text:p>7.02E-02</text:p>
          </table:table-cell>
          <table:table-cell table:style-name="ce2" office:value-type="float" office:value="-0.09770017" calcext:value-type="float">
            <text:p>-9.77E-02</text:p>
          </table:table-cell>
          <table:table-cell/>
          <table:table-cell table:style-name="ce2" office:value-type="float" office:value="0.12" calcext:value-type="float">
            <text:p>1.20E-01</text:p>
          </table:table-cell>
          <table:table-cell table:style-name="ce2" office:value-type="float" office:value="0.06842306" calcext:value-type="float">
            <text:p>6.84E-02</text:p>
          </table:table-cell>
          <table:table-cell table:style-name="ce2" office:value-type="float" office:value="-0.0919746" calcext:value-type="float">
            <text:p>-9.20E-02</text:p>
          </table:table-cell>
          <table:table-cell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7228615" calcext:value-type="float">
            <text:p>7.23E-02</text:p>
          </table:table-cell>
          <table:table-cell table:style-name="ce2" office:value-type="float" office:value="-0.09941377" calcext:value-type="float">
            <text:p>-9.94E-02</text:p>
          </table:table-cell>
          <table:table-cell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-0.01001771" calcext:value-type="float">
            <text:p>-1.00E-02</text:p>
          </table:table-cell>
          <table:table-cell table:style-name="ce2" office:value-type="float" office:value="-0.08153424" calcext:value-type="float">
            <text:p>-8.15E-02</text:p>
          </table:table-cell>
          <table:table-cell table:style-name="ce2"/>
          <table:table-cell table:style-name="ce2" office:value-type="float" office:value="8.7" calcext:value-type="float">
            <text:p>8.70E+00</text:p>
          </table:table-cell>
          <table:table-cell table:style-name="ce2" office:value-type="float" office:value="0.002260892" calcext:value-type="float">
            <text:p>2.26E-03</text:p>
          </table:table-cell>
          <table:table-cell table:style-name="ce2" office:value-type="float" office:value="-0.08378621" calcext:value-type="float">
            <text:p>-8.38E-02</text:p>
          </table:table-cell>
          <table:table-cell table:style-name="ce2"/>
          <table:table-cell table:style-name="ce2" office:value-type="float" office:value="2.62" calcext:value-type="float">
            <text:p>2.62E+00</text:p>
          </table:table-cell>
          <table:table-cell table:style-name="ce2" office:value-type="float" office:value="0.002876697" calcext:value-type="float">
            <text:p>2.88E-03</text:p>
          </table:table-cell>
          <table:table-cell table:style-name="ce2" office:value-type="float" office:value="-0.07038319" calcext:value-type="float">
            <text:p>-7.04E-02</text:p>
          </table:table-cell>
          <table:table-cell table:style-name="ce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-0.003727536" calcext:value-type="float">
            <text:p>-3.73E-03</text:p>
          </table:table-cell>
          <table:table-cell table:style-name="ce2" office:value-type="float" office:value="-0.0601306" calcext:value-type="float">
            <text:p>-6.01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02581148" calcext:value-type="float">
            <text:p>2.58E-03</text:p>
          </table:table-cell>
          <table:table-cell table:style-name="ce2" office:value-type="float" office:value="-0.07022874" calcext:value-type="float">
            <text:p>-7.02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0820293" calcext:value-type="float">
            <text:p>8.20E-03</text:p>
          </table:table-cell>
          <table:table-cell table:style-name="ce2" office:value-type="float" office:value="-0.06604152" calcext:value-type="float">
            <text:p>-6.60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0.01342659" calcext:value-type="float">
            <text:p>1.34E-02</text:p>
          </table:table-cell>
          <table:table-cell table:style-name="ce2" office:value-type="float" office:value="-0.0527557" calcext:value-type="float">
            <text:p>-5.28E-02</text:p>
          </table:table-cell>
          <table:table-cell table:style-name="ce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01869904" calcext:value-type="float">
            <text:p>1.87E-03</text:p>
          </table:table-cell>
          <table:table-cell table:style-name="ce2" office:value-type="float" office:value="-0.05020187" calcext:value-type="float">
            <text:p>-5.02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01463209" calcext:value-type="float">
            <text:p>1.46E-03</text:p>
          </table:table-cell>
          <table:table-cell table:style-name="ce2" office:value-type="float" office:value="-0.05093794" calcext:value-type="float">
            <text:p>-5.09E-02</text:p>
          </table:table-cell>
          <table:table-cell table:style-name="ce2"/>
          <table:table-cell table:style-name="ce2" office:value-type="float" office:value="3.12" calcext:value-type="float">
            <text:p>3.12E+00</text:p>
          </table:table-cell>
          <table:table-cell table:style-name="ce2" office:value-type="float" office:value="-0.002434706" calcext:value-type="float">
            <text:p>-2.43E-03</text:p>
          </table:table-cell>
          <table:table-cell table:style-name="ce2" office:value-type="float" office:value="-0.03673419" calcext:value-type="float">
            <text:p>-3.67E-02</text:p>
          </table:table-cell>
          <table:table-cell table:style-name="ce2"/>
          <table:table-cell table:style-name="ce2" office:value-type="float" office:value="3.18" calcext:value-type="float">
            <text:p>3.18E+00</text:p>
          </table:table-cell>
          <table:table-cell table:style-name="ce2" office:value-type="float" office:value="-0.003159525" calcext:value-type="float">
            <text:p>-3.16E-03</text:p>
          </table:table-cell>
          <table:table-cell table:style-name="ce2" office:value-type="float" office:value="-0.04158144" calcext:value-type="float">
            <text:p>-4.1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6411389" calcext:value-type="float">
            <text:p>6.41E-02</text:p>
          </table:table-cell>
          <table:table-cell table:style-name="ce2" office:value-type="float" office:value="-0.09080529" calcext:value-type="float">
            <text:p>-9.08E-02</text:p>
          </table:table-cell>
          <table:table-cell table:style-name="ce3" office:value-type="string" calcext:value-type="string">
            <text:p>h6</text:p>
          </table:table-cell>
          <table:table-cell table:style-name="ce5" table:formula="of:=AVERAGE([.AB$1:.AB$1048576])" office:value-type="float" office:value="-0.08275416632" calcext:value-type="float">
            <text:p>-0.08275416632</text:p>
          </table:table-cell>
          <table:table-cell table:style-name="ce2" office:value-type="float" office:value="2.94" calcext:value-type="float">
            <text:p>2.94E+00</text:p>
          </table:table-cell>
          <table:table-cell table:style-name="ce2" office:value-type="float" office:value="0.05838343" calcext:value-type="float">
            <text:p>5.84E-02</text:p>
          </table:table-cell>
          <table:table-cell table:style-name="ce2" office:value-type="float" office:value="-0.1022866" calcext:value-type="float">
            <text:p>-1.02E-01</text:p>
          </table:table-cell>
          <table:table-cell/>
          <table:table-cell table:style-name="ce2" office:value-type="float" office:value="2.68" calcext:value-type="float">
            <text:p>2.68E+00</text:p>
          </table:table-cell>
          <table:table-cell table:style-name="ce2" office:value-type="float" office:value="0.07073178" calcext:value-type="float">
            <text:p>7.07E-02</text:p>
          </table:table-cell>
          <table:table-cell table:style-name="ce2" office:value-type="float" office:value="-0.09095656" calcext:value-type="float">
            <text:p>-9.10E-02</text:p>
          </table:table-cell>
          <table:table-cell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6933782" calcext:value-type="float">
            <text:p>6.93E-02</text:p>
          </table:table-cell>
          <table:table-cell table:style-name="ce2" office:value-type="float" office:value="-0.09899708" calcext:value-type="float">
            <text:p>-9.90E-02</text:p>
          </table:table-cell>
          <table:table-cell/>
          <table:table-cell table:style-name="ce2" office:value-type="float" office:value="0.14" calcext:value-type="float">
            <text:p>1.40E-01</text:p>
          </table:table-cell>
          <table:table-cell table:style-name="ce2" office:value-type="float" office:value="0.06893699" calcext:value-type="float">
            <text:p>6.89E-02</text:p>
          </table:table-cell>
          <table:table-cell table:style-name="ce2" office:value-type="float" office:value="-0.09119192" calcext:value-type="float">
            <text:p>-9.12E-02</text:p>
          </table:table-cell>
          <table:table-cell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7066175" calcext:value-type="float">
            <text:p>7.07E-02</text:p>
          </table:table-cell>
          <table:table-cell table:style-name="ce2" office:value-type="float" office:value="-0.1026626" calcext:value-type="float">
            <text:p>-1.03E-01</text:p>
          </table:table-cell>
          <table:table-cell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-0.0142377" calcext:value-type="float">
            <text:p>-1.42E-02</text:p>
          </table:table-cell>
          <table:table-cell table:style-name="ce2" office:value-type="float" office:value="-0.07774272" calcext:value-type="float">
            <text:p>-7.77E-02</text:p>
          </table:table-cell>
          <table:table-cell table:style-name="ce2"/>
          <table:table-cell table:style-name="ce2" office:value-type="float" office:value="8.72" calcext:value-type="float">
            <text:p>8.72E+00</text:p>
          </table:table-cell>
          <table:table-cell table:style-name="ce2" office:value-type="float" office:value="0.00223226" calcext:value-type="float">
            <text:p>2.23E-03</text:p>
          </table:table-cell>
          <table:table-cell table:style-name="ce2" office:value-type="float" office:value="-0.08060812" calcext:value-type="float">
            <text:p>-8.06E-02</text:p>
          </table:table-cell>
          <table:table-cell table:style-name="ce2"/>
          <table:table-cell table:style-name="ce2" office:value-type="float" office:value="2.64" calcext:value-type="float">
            <text:p>2.64E+00</text:p>
          </table:table-cell>
          <table:table-cell table:style-name="ce2" office:value-type="float" office:value="0.005753394" calcext:value-type="float">
            <text:p>5.75E-03</text:p>
          </table:table-cell>
          <table:table-cell table:style-name="ce2" office:value-type="float" office:value="-0.06750649" calcext:value-type="float">
            <text:p>-6.75E-02</text:p>
          </table:table-cell>
          <table:table-cell table:style-name="ce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004835133" calcext:value-type="float">
            <text:p>4.84E-04</text:p>
          </table:table-cell>
          <table:table-cell table:style-name="ce2" office:value-type="float" office:value="-0.06230404" calcext:value-type="float">
            <text:p>-6.23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0150567" calcext:value-type="float">
            <text:p>1.51E-03</text:p>
          </table:table-cell>
          <table:table-cell table:style-name="ce2" office:value-type="float" office:value="-0.07012119" calcext:value-type="float">
            <text:p>-7.01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1105897" calcext:value-type="float">
            <text:p>1.11E-02</text:p>
          </table:table-cell>
          <table:table-cell table:style-name="ce2" office:value-type="float" office:value="-0.0646815" calcext:value-type="float">
            <text:p>-6.47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-0.006618482" calcext:value-type="float">
            <text:p>-6.62E-03</text:p>
          </table:table-cell>
          <table:table-cell table:style-name="ce2" office:value-type="float" office:value="-0.05695829" calcext:value-type="float">
            <text:p>-5.70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0.0005227553" calcext:value-type="float">
            <text:p>5.23E-04</text:p>
          </table:table-cell>
          <table:table-cell table:style-name="ce2" office:value-type="float" office:value="-0.05276145" calcext:value-type="float">
            <text:p>-5.28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1365112" calcext:value-type="float">
            <text:p>1.37E-03</text:p>
          </table:table-cell>
          <table:table-cell table:style-name="ce2" office:value-type="float" office:value="-0.05046058" calcext:value-type="float">
            <text:p>-5.05E-02</text:p>
          </table:table-cell>
          <table:table-cell table:style-name="ce2"/>
          <table:table-cell table:style-name="ce2" office:value-type="float" office:value="3.14" calcext:value-type="float">
            <text:p>3.14E+00</text:p>
          </table:table-cell>
          <table:table-cell table:style-name="ce2" office:value-type="float" office:value="0.00663184" calcext:value-type="float">
            <text:p>6.63E-03</text:p>
          </table:table-cell>
          <table:table-cell table:style-name="ce2" office:value-type="float" office:value="-0.03980512" calcext:value-type="float">
            <text:p>-3.98E-02</text:p>
          </table:table-cell>
          <table:table-cell table:style-name="ce2"/>
          <table:table-cell table:style-name="ce2" office:value-type="float" office:value="3.2" calcext:value-type="float">
            <text:p>3.20E+00</text:p>
          </table:table-cell>
          <table:table-cell table:style-name="ce2" office:value-type="float" office:value="-0.004802739" calcext:value-type="float">
            <text:p>-4.80E-03</text:p>
          </table:table-cell>
          <table:table-cell table:style-name="ce2" office:value-type="float" office:value="-0.04174576" calcext:value-type="float">
            <text:p>-4.1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5913453" calcext:value-type="float">
            <text:p>5.91E-02</text:p>
          </table:table-cell>
          <table:table-cell table:style-name="ce2" office:value-type="float" office:value="-0.09499679" calcext:value-type="float">
            <text:p>-9.50E-02</text:p>
          </table:table-cell>
          <table:table-cell table:style-name="ce3" office:value-type="string" calcext:value-type="string">
            <text:p>h7</text:p>
          </table:table-cell>
          <table:table-cell table:style-name="ce5" table:formula="of:=AVERAGE([.AF$1:.AF$1048576])" office:value-type="float" office:value="-0.07872874897" calcext:value-type="float">
            <text:p>-0.07872874897</text:p>
          </table:table-cell>
          <table:table-cell table:style-name="ce2" office:value-type="float" office:value="2.96" calcext:value-type="float">
            <text:p>2.96E+00</text:p>
          </table:table-cell>
          <table:table-cell table:style-name="ce2" office:value-type="float" office:value="0.06992523" calcext:value-type="float">
            <text:p>6.99E-02</text:p>
          </table:table-cell>
          <table:table-cell table:style-name="ce2" office:value-type="float" office:value="-0.09936464" calcext:value-type="float">
            <text:p>-9.94E-02</text:p>
          </table:table-cell>
          <table:table-cell/>
          <table:table-cell table:style-name="ce2" office:value-type="float" office:value="2.7" calcext:value-type="float">
            <text:p>2.70E+00</text:p>
          </table:table-cell>
          <table:table-cell table:style-name="ce2" office:value-type="float" office:value="0.06945641" calcext:value-type="float">
            <text:p>6.95E-02</text:p>
          </table:table-cell>
          <table:table-cell table:style-name="ce2" office:value-type="float" office:value="-0.09292759" calcext:value-type="float">
            <text:p>-9.29E-02</text:p>
          </table:table-cell>
          <table:table-cell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6505801" calcext:value-type="float">
            <text:p>6.51E-02</text:p>
          </table:table-cell>
          <table:table-cell table:style-name="ce2" office:value-type="float" office:value="-0.1005534" calcext:value-type="float">
            <text:p>-1.01E-01</text:p>
          </table:table-cell>
          <table:table-cell/>
          <table:table-cell table:style-name="ce2" office:value-type="float" office:value="0.16" calcext:value-type="float">
            <text:p>1.60E-01</text:p>
          </table:table-cell>
          <table:table-cell table:style-name="ce2" office:value-type="float" office:value="0.07073484" calcext:value-type="float">
            <text:p>7.07E-02</text:p>
          </table:table-cell>
          <table:table-cell table:style-name="ce2" office:value-type="float" office:value="-0.0883227" calcext:value-type="float">
            <text:p>-8.83E-02</text:p>
          </table:table-cell>
          <table:table-cell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6757537" calcext:value-type="float">
            <text:p>6.76E-02</text:p>
          </table:table-cell>
          <table:table-cell table:style-name="ce2" office:value-type="float" office:value="-0.1023377" calcext:value-type="float">
            <text:p>-1.02E-01</text:p>
          </table:table-cell>
          <table:table-cell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-0.01234975" calcext:value-type="float">
            <text:p>-1.23E-02</text:p>
          </table:table-cell>
          <table:table-cell table:style-name="ce2" office:value-type="float" office:value="-0.07429711" calcext:value-type="float">
            <text:p>-7.43E-02</text:p>
          </table:table-cell>
          <table:table-cell table:style-name="ce2"/>
          <table:table-cell table:style-name="ce2" office:value-type="float" office:value="8.74" calcext:value-type="float">
            <text:p>8.74E+00</text:p>
          </table:table-cell>
          <table:table-cell table:style-name="ce2" office:value-type="float" office:value="0.001448799" calcext:value-type="float">
            <text:p>1.45E-03</text:p>
          </table:table-cell>
          <table:table-cell table:style-name="ce2" office:value-type="float" office:value="-0.07917047" calcext:value-type="float">
            <text:p>-7.92E-02</text:p>
          </table:table-cell>
          <table:table-cell table:style-name="ce2"/>
          <table:table-cell table:style-name="ce2" office:value-type="float" office:value="2.66" calcext:value-type="float">
            <text:p>2.66E+00</text:p>
          </table:table-cell>
          <table:table-cell table:style-name="ce2" office:value-type="float" office:value="-0.006136954" calcext:value-type="float">
            <text:p>-6.14E-03</text:p>
          </table:table-cell>
          <table:table-cell table:style-name="ce2" office:value-type="float" office:value="-0.06558869" calcext:value-type="float">
            <text:p>-6.56E-02</text:p>
          </table:table-cell>
          <table:table-cell table:style-name="ce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008910342" calcext:value-type="float">
            <text:p>8.91E-04</text:p>
          </table:table-cell>
          <table:table-cell table:style-name="ce2" office:value-type="float" office:value="-0.06311908" calcext:value-type="float">
            <text:p>-6.31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-0.0008603827" calcext:value-type="float">
            <text:p>-8.60E-04</text:p>
          </table:table-cell>
          <table:table-cell table:style-name="ce2" office:value-type="float" office:value="-0.06291549" calcext:value-type="float">
            <text:p>-6.29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2354848" calcext:value-type="float">
            <text:p>2.35E-03</text:p>
          </table:table-cell>
          <table:table-cell table:style-name="ce2" office:value-type="float" office:value="-0.06808155" calcext:value-type="float">
            <text:p>-6.81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-0.006426931" calcext:value-type="float">
            <text:p>-6.43E-03</text:p>
          </table:table-cell>
          <table:table-cell table:style-name="ce2" office:value-type="float" office:value="-0.06052898" calcext:value-type="float">
            <text:p>-6.05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02274048" calcext:value-type="float">
            <text:p>2.27E-03</text:p>
          </table:table-cell>
          <table:table-cell table:style-name="ce2" office:value-type="float" office:value="-0.05559046" calcext:value-type="float">
            <text:p>-5.56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02013401" calcext:value-type="float">
            <text:p>2.01E-03</text:p>
          </table:table-cell>
          <table:table-cell table:style-name="ce2" office:value-type="float" office:value="-0.04653861" calcext:value-type="float">
            <text:p>-4.65E-02</text:p>
          </table:table-cell>
          <table:table-cell table:style-name="ce2"/>
          <table:table-cell table:style-name="ce2" office:value-type="float" office:value="3.16" calcext:value-type="float">
            <text:p>3.16E+00</text:p>
          </table:table-cell>
          <table:table-cell table:style-name="ce2" office:value-type="float" office:value="0.00853289" calcext:value-type="float">
            <text:p>8.53E-03</text:p>
          </table:table-cell>
          <table:table-cell table:style-name="ce2" office:value-type="float" office:value="-0.04039006" calcext:value-type="float">
            <text:p>-4.04E-02</text:p>
          </table:table-cell>
          <table:table-cell table:style-name="ce2"/>
          <table:table-cell table:style-name="ce2" office:value-type="float" office:value="3.22" calcext:value-type="float">
            <text:p>3.22E+00</text:p>
          </table:table-cell>
          <table:table-cell table:style-name="ce2" office:value-type="float" office:value="0.00719272" calcext:value-type="float">
            <text:p>7.19E-03</text:p>
          </table:table-cell>
          <table:table-cell table:style-name="ce2" office:value-type="float" office:value="-0.04059551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0.05913332" calcext:value-type="float">
            <text:p>5.91E-02</text:p>
          </table:table-cell>
          <table:table-cell table:style-name="ce2" office:value-type="float" office:value="-0.1012855" calcext:value-type="float">
            <text:p>-1.01E-01</text:p>
          </table:table-cell>
          <table:table-cell table:style-name="ce3" office:value-type="string" calcext:value-type="string">
            <text:p>h8</text:p>
          </table:table-cell>
          <table:table-cell table:style-name="ce5" table:formula="of:=AVERAGE([.AJ$1:.AJ$1048576])" office:value-type="float" office:value="-0.07619621693" calcext:value-type="float">
            <text:p>-0.07619621693</text:p>
          </table:table-cell>
          <table:table-cell table:style-name="ce2" office:value-type="float" office:value="2.98" calcext:value-type="float">
            <text:p>2.98E+00</text:p>
          </table:table-cell>
          <table:table-cell table:style-name="ce2" office:value-type="float" office:value="0.06904864" calcext:value-type="float">
            <text:p>6.90E-02</text:p>
          </table:table-cell>
          <table:table-cell table:style-name="ce2" office:value-type="float" office:value="-0.104332" calcext:value-type="float">
            <text:p>-1.04E-01</text:p>
          </table:table-cell>
          <table:table-cell/>
          <table:table-cell table:style-name="ce2" office:value-type="float" office:value="2.72" calcext:value-type="float">
            <text:p>2.72E+00</text:p>
          </table:table-cell>
          <table:table-cell table:style-name="ce2" office:value-type="float" office:value="0.07026801" calcext:value-type="float">
            <text:p>7.03E-02</text:p>
          </table:table-cell>
          <table:table-cell table:style-name="ce2" office:value-type="float" office:value="-0.09362325" calcext:value-type="float">
            <text:p>-9.36E-02</text:p>
          </table:table-cell>
          <table:table-cell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6090789" calcext:value-type="float">
            <text:p>6.09E-02</text:p>
          </table:table-cell>
          <table:table-cell table:style-name="ce2" office:value-type="float" office:value="-0.09782986" calcext:value-type="float">
            <text:p>-9.78E-02</text:p>
          </table:table-cell>
          <table:table-cell/>
          <table:table-cell table:style-name="ce2" office:value-type="float" office:value="0.18" calcext:value-type="float">
            <text:p>1.80E-01</text:p>
          </table:table-cell>
          <table:table-cell table:style-name="ce2" office:value-type="float" office:value="0.06788193" calcext:value-type="float">
            <text:p>6.79E-02</text:p>
          </table:table-cell>
          <table:table-cell table:style-name="ce2" office:value-type="float" office:value="-0.08886201" calcext:value-type="float">
            <text:p>-8.89E-02</text:p>
          </table:table-cell>
          <table:table-cell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661134" calcext:value-type="float">
            <text:p>6.61E-02</text:p>
          </table:table-cell>
          <table:table-cell table:style-name="ce2" office:value-type="float" office:value="-0.1036372" calcext:value-type="float">
            <text:p>-1.04E-01</text:p>
          </table:table-cell>
          <table:table-cell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-0.01540371" calcext:value-type="float">
            <text:p>-1.54E-02</text:p>
          </table:table-cell>
          <table:table-cell table:style-name="ce2" office:value-type="float" office:value="-0.07412416" calcext:value-type="float">
            <text:p>-7.41E-02</text:p>
          </table:table-cell>
          <table:table-cell table:style-name="ce2"/>
          <table:table-cell table:style-name="ce2" office:value-type="float" office:value="8.76" calcext:value-type="float">
            <text:p>8.76E+00</text:p>
          </table:table-cell>
          <table:table-cell table:style-name="ce2" office:value-type="float" office:value="-0.01117595" calcext:value-type="float">
            <text:p>-1.12E-02</text:p>
          </table:table-cell>
          <table:table-cell table:style-name="ce2" office:value-type="float" office:value="-0.07832107" calcext:value-type="float">
            <text:p>-7.83E-02</text:p>
          </table:table-cell>
          <table:table-cell table:style-name="ce2"/>
          <table:table-cell table:style-name="ce2" office:value-type="float" office:value="2.68" calcext:value-type="float">
            <text:p>2.68E+00</text:p>
          </table:table-cell>
          <table:table-cell table:style-name="ce2" office:value-type="float" office:value="-0.01265747" calcext:value-type="float">
            <text:p>-1.27E-02</text:p>
          </table:table-cell>
          <table:table-cell table:style-name="ce2" office:value-type="float" office:value="-0.07019141" calcext:value-type="float">
            <text:p>-7.02E-02</text:p>
          </table:table-cell>
          <table:table-cell table:style-name="ce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008910342" calcext:value-type="float">
            <text:p>8.91E-04</text:p>
          </table:table-cell>
          <table:table-cell table:style-name="ce2" office:value-type="float" office:value="-0.05985892" calcext:value-type="float">
            <text:p>-5.99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1408877" calcext:value-type="float">
            <text:p>1.41E-02</text:p>
          </table:table-cell>
          <table:table-cell table:style-name="ce2" office:value-type="float" office:value="-0.057323" calcext:value-type="float">
            <text:p>-5.73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01674838" calcext:value-type="float">
            <text:p>1.67E-03</text:p>
          </table:table-cell>
          <table:table-cell table:style-name="ce2" office:value-type="float" office:value="-0.07080159" calcext:value-type="float">
            <text:p>-7.08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-0.004895176" calcext:value-type="float">
            <text:p>-4.90E-03</text:p>
          </table:table-cell>
          <table:table-cell table:style-name="ce2" office:value-type="float" office:value="-0.06068986" calcext:value-type="float">
            <text:p>-6.07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02408763" calcext:value-type="float">
            <text:p>2.41E-03</text:p>
          </table:table-cell>
          <table:table-cell table:style-name="ce2" office:value-type="float" office:value="-0.05761119" calcext:value-type="float">
            <text:p>-5.76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03445801" calcext:value-type="float">
            <text:p>-3.45E-03</text:p>
          </table:table-cell>
          <table:table-cell table:style-name="ce2" office:value-type="float" office:value="-0.04436926" calcext:value-type="float">
            <text:p>-4.44E-02</text:p>
          </table:table-cell>
          <table:table-cell table:style-name="ce2"/>
          <table:table-cell table:style-name="ce2" office:value-type="float" office:value="3.18" calcext:value-type="float">
            <text:p>3.18E+00</text:p>
          </table:table-cell>
          <table:table-cell table:style-name="ce2" office:value-type="float" office:value="0.009410298" calcext:value-type="float">
            <text:p>9.41E-03</text:p>
          </table:table-cell>
          <table:table-cell table:style-name="ce2" office:value-type="float" office:value="-0.03878148" calcext:value-type="float">
            <text:p>-3.88E-02</text:p>
          </table:table-cell>
          <table:table-cell table:style-name="ce2"/>
          <table:table-cell table:style-name="ce2" office:value-type="float" office:value="3.24" calcext:value-type="float">
            <text:p>3.24E+00</text:p>
          </table:table-cell>
          <table:table-cell table:style-name="ce2" office:value-type="float" office:value="0.002591722" calcext:value-type="float">
            <text:p>2.59E-03</text:p>
          </table:table-cell>
          <table:table-cell table:style-name="ce2" office:value-type="float" office:value="-0.04158144" calcext:value-type="float">
            <text:p>-4.1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5887096" calcext:value-type="float">
            <text:p>5.89E-02</text:p>
          </table:table-cell>
          <table:table-cell table:style-name="ce2" office:value-type="float" office:value="-0.1029886" calcext:value-type="float">
            <text:p>-1.03E-01</text:p>
          </table:table-cell>
          <table:table-cell table:style-name="ce3" office:value-type="string" calcext:value-type="string">
            <text:p>h9</text:p>
          </table:table-cell>
          <table:table-cell table:style-name="ce5" table:formula="of:=AVERAGE([.AN$1:.AN$1048576])" office:value-type="float" office:value="-0.07006966624" calcext:value-type="float">
            <text:p>-0.07006966624</text:p>
          </table:table-cell>
          <table:table-cell table:style-name="ce2" office:value-type="float" office:value="3" calcext:value-type="float">
            <text:p>3.00E+00</text:p>
          </table:table-cell>
          <table:table-cell table:style-name="ce2" office:value-type="float" office:value="0.07503869" calcext:value-type="float">
            <text:p>7.50E-02</text:p>
          </table:table-cell>
          <table:table-cell table:style-name="ce2" office:value-type="float" office:value="-0.1052086" calcext:value-type="float">
            <text:p>-1.05E-01</text:p>
          </table:table-cell>
          <table:table-cell/>
          <table:table-cell table:style-name="ce2" office:value-type="float" office:value="2.74" calcext:value-type="float">
            <text:p>2.74E+00</text:p>
          </table:table-cell>
          <table:table-cell table:style-name="ce2" office:value-type="float" office:value="0.07064734" calcext:value-type="float">
            <text:p>7.06E-02</text:p>
          </table:table-cell>
          <table:table-cell table:style-name="ce2" office:value-type="float" office:value="-0.09431746" calcext:value-type="float">
            <text:p>-9.43E-02</text:p>
          </table:table-cell>
          <table:table-cell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6285326" calcext:value-type="float">
            <text:p>6.29E-02</text:p>
          </table:table-cell>
          <table:table-cell table:style-name="ce2" office:value-type="float" office:value="-0.09692202" calcext:value-type="float">
            <text:p>-9.69E-02</text:p>
          </table:table-cell>
          <table:table-cell/>
          <table:table-cell table:style-name="ce2" office:value-type="float" office:value="0.2" calcext:value-type="float">
            <text:p>2.00E-01</text:p>
          </table:table-cell>
          <table:table-cell table:style-name="ce2" office:value-type="float" office:value="0.07302849" calcext:value-type="float">
            <text:p>7.30E-02</text:p>
          </table:table-cell>
          <table:table-cell table:style-name="ce2" office:value-type="float" office:value="-0.08207395" calcext:value-type="float">
            <text:p>-8.21E-02</text:p>
          </table:table-cell>
          <table:table-cell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6383923" calcext:value-type="float">
            <text:p>6.38E-02</text:p>
          </table:table-cell>
          <table:table-cell table:style-name="ce2" office:value-type="float" office:value="-0.1039621" calcext:value-type="float">
            <text:p>-1.04E-01</text:p>
          </table:table-cell>
          <table:table-cell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-0.01805041" calcext:value-type="float">
            <text:p>-1.81E-02</text:p>
          </table:table-cell>
          <table:table-cell table:style-name="ce2" office:value-type="float" office:value="-0.07833745" calcext:value-type="float">
            <text:p>-7.83E-02</text:p>
          </table:table-cell>
          <table:table-cell table:style-name="ce2"/>
          <table:table-cell table:style-name="ce2" office:value-type="float" office:value="8.78" calcext:value-type="float">
            <text:p>8.78E+00</text:p>
          </table:table-cell>
          <table:table-cell table:style-name="ce2" office:value-type="float" office:value="-0.01144838" calcext:value-type="float">
            <text:p>-1.14E-02</text:p>
          </table:table-cell>
          <table:table-cell table:style-name="ce2" office:value-type="float" office:value="-0.08015348" calcext:value-type="float">
            <text:p>-8.02E-02</text:p>
          </table:table-cell>
          <table:table-cell table:style-name="ce2"/>
          <table:table-cell table:style-name="ce2" office:value-type="float" office:value="2.7" calcext:value-type="float">
            <text:p>2.70E+00</text:p>
          </table:table-cell>
          <table:table-cell table:style-name="ce2" office:value-type="float" office:value="-0.004027376" calcext:value-type="float">
            <text:p>-4.03E-03</text:p>
          </table:table-cell>
          <table:table-cell table:style-name="ce2" office:value-type="float" office:value="-0.06865717" calcext:value-type="float">
            <text:p>-6.87E-02</text:p>
          </table:table-cell>
          <table:table-cell table:style-name="ce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04694562" calcext:value-type="float">
            <text:p>4.69E-03</text:p>
          </table:table-cell>
          <table:table-cell table:style-name="ce2" office:value-type="float" office:value="-0.05782131" calcext:value-type="float">
            <text:p>-5.78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-0.007635897" calcext:value-type="float">
            <text:p>-7.64E-03</text:p>
          </table:table-cell>
          <table:table-cell table:style-name="ce2" office:value-type="float" office:value="-0.05549469" calcext:value-type="float">
            <text:p>-5.55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-0.001453206" calcext:value-type="float">
            <text:p>-1.45E-03</text:p>
          </table:table-cell>
          <table:table-cell table:style-name="ce2" office:value-type="float" office:value="-0.07583366" calcext:value-type="float">
            <text:p>-7.58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-0.0008275354" calcext:value-type="float">
            <text:p>-8.28E-04</text:p>
          </table:table-cell>
          <table:table-cell table:style-name="ce2" office:value-type="float" office:value="-0.05828419" calcext:value-type="float">
            <text:p>-5.83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-0.002440972" calcext:value-type="float">
            <text:p>-2.44E-03</text:p>
          </table:table-cell>
          <table:table-cell table:style-name="ce2" office:value-type="float" office:value="-0.06165263" calcext:value-type="float">
            <text:p>-6.17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09008821" calcext:value-type="float">
            <text:p>9.01E-03</text:p>
          </table:table-cell>
          <table:table-cell table:style-name="ce2" office:value-type="float" office:value="-0.05003788" calcext:value-type="float">
            <text:p>-5.00E-02</text:p>
          </table:table-cell>
          <table:table-cell table:style-name="ce2"/>
          <table:table-cell table:style-name="ce2" office:value-type="float" office:value="3.2" calcext:value-type="float">
            <text:p>3.20E+00</text:p>
          </table:table-cell>
          <table:table-cell table:style-name="ce2" office:value-type="float" office:value="0.003560913" calcext:value-type="float">
            <text:p>3.56E-03</text:p>
          </table:table-cell>
          <table:table-cell table:style-name="ce2" office:value-type="float" office:value="-0.03863524" calcext:value-type="float">
            <text:p>-3.86E-02</text:p>
          </table:table-cell>
          <table:table-cell table:style-name="ce2"/>
          <table:table-cell table:style-name="ce2" office:value-type="float" office:value="3.26" calcext:value-type="float">
            <text:p>3.26E+00</text:p>
          </table:table-cell>
          <table:table-cell table:style-name="ce2" office:value-type="float" office:value="-0.00250224" calcext:value-type="float">
            <text:p>-2.50E-03</text:p>
          </table:table-cell>
          <table:table-cell table:style-name="ce2" office:value-type="float" office:value="-0.03928094" calcext:value-type="float">
            <text:p>-3.9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5729863" calcext:value-type="float">
            <text:p>5.73E-02</text:p>
          </table:table-cell>
          <table:table-cell table:style-name="ce2" office:value-type="float" office:value="-0.1037744" calcext:value-type="float">
            <text:p>-1.04E-01</text:p>
          </table:table-cell>
          <table:table-cell table:style-name="ce3" office:value-type="string" calcext:value-type="string">
            <text:p>h10</text:p>
          </table:table-cell>
          <table:table-cell table:style-name="ce5" table:formula="of:=AVERAGE([.AR$1:.AR$1048576])" office:value-type="float" office:value="-0.06575861122" calcext:value-type="float">
            <text:p>-0.06575861122</text:p>
          </table:table-cell>
          <table:table-cell table:style-name="ce2" office:value-type="float" office:value="3.02" calcext:value-type="float">
            <text:p>3.02E+00</text:p>
          </table:table-cell>
          <table:table-cell table:style-name="ce2" office:value-type="float" office:value="0.07533089" calcext:value-type="float">
            <text:p>7.53E-02</text:p>
          </table:table-cell>
          <table:table-cell table:style-name="ce2" office:value-type="float" office:value="-0.1101759" calcext:value-type="float">
            <text:p>-1.10E-01</text:p>
          </table:table-cell>
          <table:table-cell/>
          <table:table-cell table:style-name="ce2" office:value-type="float" office:value="2.76" calcext:value-type="float">
            <text:p>2.76E+00</text:p>
          </table:table-cell>
          <table:table-cell table:style-name="ce2" office:value-type="float" office:value="0.07181896" calcext:value-type="float">
            <text:p>7.18E-02</text:p>
          </table:table-cell>
          <table:table-cell table:style-name="ce2" office:value-type="float" office:value="-0.09249493" calcext:value-type="float">
            <text:p>-9.25E-02</text:p>
          </table:table-cell>
          <table:table-cell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6246418" calcext:value-type="float">
            <text:p>6.25E-02</text:p>
          </table:table-cell>
          <table:table-cell table:style-name="ce2" office:value-type="float" office:value="-0.09043746" calcext:value-type="float">
            <text:p>-9.04E-02</text:p>
          </table:table-cell>
          <table:table-cell/>
          <table:table-cell table:style-name="ce2" office:value-type="float" office:value="0.22" calcext:value-type="float">
            <text:p>2.20E-01</text:p>
          </table:table-cell>
          <table:table-cell table:style-name="ce2" office:value-type="float" office:value="0.07667858" calcext:value-type="float">
            <text:p>7.67E-02</text:p>
          </table:table-cell>
          <table:table-cell table:style-name="ce2" office:value-type="float" office:value="-0.08412605" calcext:value-type="float">
            <text:p>-8.41E-02</text:p>
          </table:table-cell>
          <table:table-cell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6270215" calcext:value-type="float">
            <text:p>6.27E-02</text:p>
          </table:table-cell>
          <table:table-cell table:style-name="ce2" office:value-type="float" office:value="-0.1023377" calcext:value-type="float">
            <text:p>-1.02E-01</text:p>
          </table:table-cell>
          <table:table-cell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-0.01859269" calcext:value-type="float">
            <text:p>-1.86E-02</text:p>
          </table:table-cell>
          <table:table-cell table:style-name="ce2" office:value-type="float" office:value="-0.08349248" calcext:value-type="float">
            <text:p>-8.35E-02</text:p>
          </table:table-cell>
          <table:table-cell table:style-name="ce2"/>
          <table:table-cell table:style-name="ce2" office:value-type="float" office:value="8.8" calcext:value-type="float">
            <text:p>8.80E+00</text:p>
          </table:table-cell>
          <table:table-cell table:style-name="ce2" office:value-type="float" office:value="-0.0122197" calcext:value-type="float">
            <text:p>-1.22E-02</text:p>
          </table:table-cell>
          <table:table-cell table:style-name="ce2" office:value-type="float" office:value="-0.08006412" calcext:value-type="float">
            <text:p>-8.01E-02</text:p>
          </table:table-cell>
          <table:table-cell table:style-name="ce2"/>
          <table:table-cell table:style-name="ce2" office:value-type="float" office:value="2.72" calcext:value-type="float">
            <text:p>2.72E+00</text:p>
          </table:table-cell>
          <table:table-cell table:style-name="ce2" office:value-type="float" office:value="-0.004602715" calcext:value-type="float">
            <text:p>-4.60E-03</text:p>
          </table:table-cell>
          <table:table-cell table:style-name="ce2" office:value-type="float" office:value="-0.06712293" calcext:value-type="float">
            <text:p>-6.71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-0.002640814" calcext:value-type="float">
            <text:p>-2.64E-03</text:p>
          </table:table-cell>
          <table:table-cell table:style-name="ce2" office:value-type="float" office:value="-0.06719429" calcext:value-type="float">
            <text:p>-6.72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-0.006560418" calcext:value-type="float">
            <text:p>-6.56E-03</text:p>
          </table:table-cell>
          <table:table-cell table:style-name="ce2" office:value-type="float" office:value="-0.05312863" calcext:value-type="float">
            <text:p>-5.31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-0.001181202" calcext:value-type="float">
            <text:p>-1.18E-03</text:p>
          </table:table-cell>
          <table:table-cell table:style-name="ce2" office:value-type="float" office:value="-0.07651367" calcext:value-type="float">
            <text:p>-7.65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-0.007455599" calcext:value-type="float">
            <text:p>-7.46E-03</text:p>
          </table:table-cell>
          <table:table-cell table:style-name="ce2" office:value-type="float" office:value="-0.05917447" calcext:value-type="float">
            <text:p>-5.92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-0.001632682" calcext:value-type="float">
            <text:p>-1.63E-03</text:p>
          </table:table-cell>
          <table:table-cell table:style-name="ce2" office:value-type="float" office:value="-0.06434693" calcext:value-type="float">
            <text:p>-6.43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9687926" calcext:value-type="float">
            <text:p>9.69E-03</text:p>
          </table:table-cell>
          <table:table-cell table:style-name="ce2" office:value-type="float" office:value="-0.05194578" calcext:value-type="float">
            <text:p>-5.19E-02</text:p>
          </table:table-cell>
          <table:table-cell table:style-name="ce2"/>
          <table:table-cell table:style-name="ce2" office:value-type="float" office:value="3.22" calcext:value-type="float">
            <text:p>3.22E+00</text:p>
          </table:table-cell>
          <table:table-cell table:style-name="ce2" office:value-type="float" office:value="0.0003437519" calcext:value-type="float">
            <text:p>3.44E-04</text:p>
          </table:table-cell>
          <table:table-cell table:style-name="ce2" office:value-type="float" office:value="-0.03629549" calcext:value-type="float">
            <text:p>-3.63E-02</text:p>
          </table:table-cell>
          <table:table-cell table:style-name="ce2"/>
          <table:table-cell table:style-name="ce2" office:value-type="float" office:value="3.28" calcext:value-type="float">
            <text:p>3.28E+00</text:p>
          </table:table-cell>
          <table:table-cell table:style-name="ce2" office:value-type="float" office:value="-0.00250224" calcext:value-type="float">
            <text:p>-2.50E-03</text:p>
          </table:table-cell>
          <table:table-cell table:style-name="ce2" office:value-type="float" office:value="-0.03928094" calcext:value-type="float">
            <text:p>-3.9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0.05611928" calcext:value-type="float">
            <text:p>5.61E-02</text:p>
          </table:table-cell>
          <table:table-cell table:style-name="ce2" office:value-type="float" office:value="-0.1049533" calcext:value-type="float">
            <text:p>-1.05E-01</text:p>
          </table:table-cell>
          <table:table-cell table:style-name="ce3" office:value-type="string" calcext:value-type="string">
            <text:p>h11</text:p>
          </table:table-cell>
          <table:table-cell table:style-name="ce5" table:formula="of:=AVERAGE([.AV$1:.AV$1048576])" office:value-type="float" office:value="-0.06587151944" calcext:value-type="float">
            <text:p>-0.06587151944</text:p>
          </table:table-cell>
          <table:table-cell table:style-name="ce2" office:value-type="float" office:value="3.04" calcext:value-type="float">
            <text:p>3.04E+00</text:p>
          </table:table-cell>
          <table:table-cell table:style-name="ce2" office:value-type="float" office:value="0.07649968" calcext:value-type="float">
            <text:p>7.65E-02</text:p>
          </table:table-cell>
          <table:table-cell table:style-name="ce2" office:value-type="float" office:value="-0.1101759" calcext:value-type="float">
            <text:p>-1.10E-01</text:p>
          </table:table-cell>
          <table:table-cell/>
          <table:table-cell table:style-name="ce2" office:value-type="float" office:value="2.78" calcext:value-type="float">
            <text:p>2.78E+00</text:p>
          </table:table-cell>
          <table:table-cell table:style-name="ce2" office:value-type="float" office:value="0.07273023" calcext:value-type="float">
            <text:p>7.27E-02</text:p>
          </table:table-cell>
          <table:table-cell table:style-name="ce2" office:value-type="float" office:value="-0.08884989" calcext:value-type="float">
            <text:p>-8.88E-02</text:p>
          </table:table-cell>
          <table:table-cell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6492832" calcext:value-type="float">
            <text:p>6.49E-02</text:p>
          </table:table-cell>
          <table:table-cell table:style-name="ce2" office:value-type="float" office:value="-0.08382321" calcext:value-type="float">
            <text:p>-8.38E-02</text:p>
          </table:table-cell>
          <table:table-cell/>
          <table:table-cell table:style-name="ce2" office:value-type="float" office:value="0.24" calcext:value-type="float">
            <text:p>2.40E-01</text:p>
          </table:table-cell>
          <table:table-cell table:style-name="ce2" office:value-type="float" office:value="0.0717482" calcext:value-type="float">
            <text:p>7.17E-02</text:p>
          </table:table-cell>
          <table:table-cell table:style-name="ce2" office:value-type="float" office:value="-0.08467986" calcext:value-type="float">
            <text:p>-8.47E-02</text:p>
          </table:table-cell>
          <table:table-cell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0.06124018" calcext:value-type="float">
            <text:p>6.12E-02</text:p>
          </table:table-cell>
          <table:table-cell table:style-name="ce2" office:value-type="float" office:value="-0.0979518" calcext:value-type="float">
            <text:p>-9.80E-02</text:p>
          </table:table-cell>
          <table:table-cell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-0.01952774" calcext:value-type="float">
            <text:p>-1.95E-02</text:p>
          </table:table-cell>
          <table:table-cell table:style-name="ce2" office:value-type="float" office:value="-0.08674171" calcext:value-type="float">
            <text:p>-8.67E-02</text:p>
          </table:table-cell>
          <table:table-cell table:style-name="ce2"/>
          <table:table-cell table:style-name="ce2" office:value-type="float" office:value="8.82" calcext:value-type="float">
            <text:p>8.82E+00</text:p>
          </table:table-cell>
          <table:table-cell table:style-name="ce2" office:value-type="float" office:value="-0.01482863" calcext:value-type="float">
            <text:p>-1.48E-02</text:p>
          </table:table-cell>
          <table:table-cell table:style-name="ce2" office:value-type="float" office:value="-0.07912448" calcext:value-type="float">
            <text:p>-7.91E-02</text:p>
          </table:table-cell>
          <table:table-cell table:style-name="ce2"/>
          <table:table-cell table:style-name="ce2" office:value-type="float" office:value="2.74" calcext:value-type="float">
            <text:p>2.74E+00</text:p>
          </table:table-cell>
          <table:table-cell table:style-name="ce2" office:value-type="float" office:value="-0.004986275" calcext:value-type="float">
            <text:p>-4.99E-03</text:p>
          </table:table-cell>
          <table:table-cell table:style-name="ce2" office:value-type="float" office:value="-0.06673937" calcext:value-type="float">
            <text:p>-6.67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-0.0001956882" calcext:value-type="float">
            <text:p>-1.96E-04</text:p>
          </table:table-cell>
          <table:table-cell table:style-name="ce2" office:value-type="float" office:value="-0.06909606" calcext:value-type="float">
            <text:p>-6.91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-0.006883062" calcext:value-type="float">
            <text:p>-6.88E-03</text:p>
          </table:table-cell>
          <table:table-cell table:style-name="ce2" office:value-type="float" office:value="-0.05377392" calcext:value-type="float">
            <text:p>-5.38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-0.00458125" calcext:value-type="float">
            <text:p>-4.58E-03</text:p>
          </table:table-cell>
          <table:table-cell table:style-name="ce2" office:value-type="float" office:value="-0.07583366" calcext:value-type="float">
            <text:p>-7.58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03906118" calcext:value-type="float">
            <text:p>3.91E-03</text:p>
          </table:table-cell>
          <table:table-cell table:style-name="ce2" office:value-type="float" office:value="-0.05349328" calcext:value-type="float">
            <text:p>-5.35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-0.002845116" calcext:value-type="float">
            <text:p>-2.85E-03</text:p>
          </table:table-cell>
          <table:table-cell table:style-name="ce2" office:value-type="float" office:value="-0.06475108" calcext:value-type="float">
            <text:p>-6.48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0826496" calcext:value-type="float">
            <text:p>8.26E-03</text:p>
          </table:table-cell>
          <table:table-cell table:style-name="ce2" office:value-type="float" office:value="-0.05396036" calcext:value-type="float">
            <text:p>-5.40E-02</text:p>
          </table:table-cell>
          <table:table-cell table:style-name="ce2"/>
          <table:table-cell table:style-name="ce2" office:value-type="float" office:value="3.24" calcext:value-type="float">
            <text:p>3.24E+00</text:p>
          </table:table-cell>
          <table:table-cell table:style-name="ce2" office:value-type="float" office:value="0.003268444" calcext:value-type="float">
            <text:p>3.27E-03</text:p>
          </table:table-cell>
          <table:table-cell table:style-name="ce2" office:value-type="float" office:value="-0.03614925" calcext:value-type="float">
            <text:p>-3.61E-02</text:p>
          </table:table-cell>
          <table:table-cell table:style-name="ce2"/>
          <table:table-cell table:style-name="ce2" office:value-type="float" office:value="3.3" calcext:value-type="float">
            <text:p>3.30E+00</text:p>
          </table:table-cell>
          <table:table-cell table:style-name="ce2" office:value-type="float" office:value="0.00357765" calcext:value-type="float">
            <text:p>3.58E-03</text:p>
          </table:table-cell>
          <table:table-cell table:style-name="ce2" office:value-type="float" office:value="-0.0397739" calcext:value-type="float">
            <text:p>-3.9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5598859" calcext:value-type="float">
            <text:p>5.60E-02</text:p>
          </table:table-cell>
          <table:table-cell table:style-name="ce2" office:value-type="float" office:value="-0.1032501" calcext:value-type="float">
            <text:p>-1.03E-01</text:p>
          </table:table-cell>
          <table:table-cell table:style-name="ce3" office:value-type="string" calcext:value-type="string">
            <text:p>h12</text:p>
          </table:table-cell>
          <table:table-cell table:style-name="ce5" table:formula="of:=AVERAGE([.AZ$1:.AZ$1048576])" office:value-type="float" office:value="-0.05963308098" calcext:value-type="float">
            <text:p>-0.05963308098</text:p>
          </table:table-cell>
          <table:table-cell table:style-name="ce2" office:value-type="float" office:value="3.06" calcext:value-type="float">
            <text:p>3.06E+00</text:p>
          </table:table-cell>
          <table:table-cell table:style-name="ce2" office:value-type="float" office:value="0.07766847" calcext:value-type="float">
            <text:p>7.77E-02</text:p>
          </table:table-cell>
          <table:table-cell table:style-name="ce2" office:value-type="float" office:value="-0.1100298" calcext:value-type="float">
            <text:p>-1.10E-01</text:p>
          </table:table-cell>
          <table:table-cell/>
          <table:table-cell table:style-name="ce2" office:value-type="float" office:value="2.8" calcext:value-type="float">
            <text:p>2.80E+00</text:p>
          </table:table-cell>
          <table:table-cell table:style-name="ce2" office:value-type="float" office:value="0.07233969" calcext:value-type="float">
            <text:p>7.23E-02</text:p>
          </table:table-cell>
          <table:table-cell table:style-name="ce2" office:value-type="float" office:value="-0.08442376" calcext:value-type="float">
            <text:p>-8.44E-02</text:p>
          </table:table-cell>
          <table:table-cell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7154257" calcext:value-type="float">
            <text:p>7.15E-02</text:p>
          </table:table-cell>
          <table:table-cell table:style-name="ce2" office:value-type="float" office:value="-0.08939993" calcext:value-type="float">
            <text:p>-8.94E-02</text:p>
          </table:table-cell>
          <table:table-cell/>
          <table:table-cell table:style-name="ce2" office:value-type="float" office:value="0.26" calcext:value-type="float">
            <text:p>2.60E-01</text:p>
          </table:table-cell>
          <table:table-cell table:style-name="ce2" office:value-type="float" office:value="0.07096371" calcext:value-type="float">
            <text:p>7.10E-02</text:p>
          </table:table-cell>
          <table:table-cell table:style-name="ce2" office:value-type="float" office:value="-0.08390624" calcext:value-type="float">
            <text:p>-8.39E-02</text:p>
          </table:table-cell>
          <table:table-cell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6546364" calcext:value-type="float">
            <text:p>6.55E-02</text:p>
          </table:table-cell>
          <table:table-cell table:style-name="ce2" office:value-type="float" office:value="-0.0856063" calcext:value-type="float">
            <text:p>-8.56E-02</text:p>
          </table:table-cell>
          <table:table-cell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1914725" calcext:value-type="float">
            <text:p>-1.91E-02</text:p>
          </table:table-cell>
          <table:table-cell table:style-name="ce2" office:value-type="float" office:value="-0.08654867" calcext:value-type="float">
            <text:p>-8.65E-02</text:p>
          </table:table-cell>
          <table:table-cell table:style-name="ce2"/>
          <table:table-cell table:style-name="ce2" office:value-type="float" office:value="8.84" calcext:value-type="float">
            <text:p>8.84E+00</text:p>
          </table:table-cell>
          <table:table-cell table:style-name="ce2" office:value-type="float" office:value="-0.01600686" calcext:value-type="float">
            <text:p>-1.60E-02</text:p>
          </table:table-cell>
          <table:table-cell table:style-name="ce2" office:value-type="float" office:value="-0.07663094" calcext:value-type="float">
            <text:p>-7.66E-02</text:p>
          </table:table-cell>
          <table:table-cell table:style-name="ce2"/>
          <table:table-cell table:style-name="ce2" office:value-type="float" office:value="2.76" calcext:value-type="float">
            <text:p>2.76E+00</text:p>
          </table:table-cell>
          <table:table-cell table:style-name="ce2" office:value-type="float" office:value="-0.004986275" calcext:value-type="float">
            <text:p>-4.99E-03</text:p>
          </table:table-cell>
          <table:table-cell table:style-name="ce2" office:value-type="float" office:value="-0.06673937" calcext:value-type="float">
            <text:p>-6.67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-0.0007390494" calcext:value-type="float">
            <text:p>-7.39E-04</text:p>
          </table:table-cell>
          <table:table-cell table:style-name="ce2" office:value-type="float" office:value="-0.07357879" calcext:value-type="float">
            <text:p>-7.36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05269844" calcext:value-type="float">
            <text:p>5.27E-03</text:p>
          </table:table-cell>
          <table:table-cell table:style-name="ce2" office:value-type="float" office:value="-0.05657016" calcext:value-type="float">
            <text:p>-5.66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-0.005941269" calcext:value-type="float">
            <text:p>-5.94E-03</text:p>
          </table:table-cell>
          <table:table-cell table:style-name="ce2" office:value-type="float" office:value="-0.07365763" calcext:value-type="float">
            <text:p>-7.37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-0.003055974" calcext:value-type="float">
            <text:p>-3.06E-03</text:p>
          </table:table-cell>
          <table:table-cell table:style-name="ce2" office:value-type="float" office:value="-0.05540609" calcext:value-type="float">
            <text:p>-5.54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0.01251238" calcext:value-type="float">
            <text:p>1.25E-02</text:p>
          </table:table-cell>
          <table:table-cell table:style-name="ce2" office:value-type="float" office:value="-0.05936248" calcext:value-type="float">
            <text:p>-5.94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08937498" calcext:value-type="float">
            <text:p>8.94E-03</text:p>
          </table:table-cell>
          <table:table-cell table:style-name="ce2" office:value-type="float" office:value="-0.05462583" calcext:value-type="float">
            <text:p>-5.46E-02</text:p>
          </table:table-cell>
          <table:table-cell table:style-name="ce2"/>
          <table:table-cell table:style-name="ce2" office:value-type="float" office:value="3.26" calcext:value-type="float">
            <text:p>3.26E+00</text:p>
          </table:table-cell>
          <table:table-cell table:style-name="ce2" office:value-type="float" office:value="0.003707148" calcext:value-type="float">
            <text:p>3.71E-03</text:p>
          </table:table-cell>
          <table:table-cell table:style-name="ce2" office:value-type="float" office:value="-0.03848901" calcext:value-type="float">
            <text:p>-3.85E-02</text:p>
          </table:table-cell>
          <table:table-cell table:style-name="ce2"/>
          <table:table-cell table:style-name="ce2" office:value-type="float" office:value="3.32" calcext:value-type="float">
            <text:p>3.32E+00</text:p>
          </table:table-cell>
          <table:table-cell table:style-name="ce2" office:value-type="float" office:value="-0.002666561" calcext:value-type="float">
            <text:p>-2.67E-03</text:p>
          </table:table-cell>
          <table:table-cell table:style-name="ce2" office:value-type="float" office:value="-0.03928094" calcext:value-type="float">
            <text:p>-3.9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0.05638202" calcext:value-type="float">
            <text:p>5.64E-02</text:p>
          </table:table-cell>
          <table:table-cell table:style-name="ce2" office:value-type="float" office:value="-0.1012849" calcext:value-type="float">
            <text:p>-1.01E-01</text:p>
          </table:table-cell>
          <table:table-cell table:style-name="ce3" office:value-type="string" calcext:value-type="string">
            <text:p>h13</text:p>
          </table:table-cell>
          <table:table-cell table:style-name="ce5" table:formula="of:=AVERAGE([.BD$1:.BD$1048576])" office:value-type="float" office:value="-0.05409868387" calcext:value-type="float">
            <text:p>-0.05409868387</text:p>
          </table:table-cell>
          <table:table-cell table:style-name="ce2" office:value-type="float" office:value="3.08" calcext:value-type="float">
            <text:p>3.08E+00</text:p>
          </table:table-cell>
          <table:table-cell table:style-name="ce2" office:value-type="float" office:value="0.08015215" calcext:value-type="float">
            <text:p>8.02E-02</text:p>
          </table:table-cell>
          <table:table-cell table:style-name="ce2" office:value-type="float" office:value="-0.1076923" calcext:value-type="float">
            <text:p>-1.08E-01</text:p>
          </table:table-cell>
          <table:table-cell/>
          <table:table-cell table:style-name="ce2" office:value-type="float" office:value="2.82" calcext:value-type="float">
            <text:p>2.82E+00</text:p>
          </table:table-cell>
          <table:table-cell table:style-name="ce2" office:value-type="float" office:value="0.07194914" calcext:value-type="float">
            <text:p>7.19E-02</text:p>
          </table:table-cell>
          <table:table-cell table:style-name="ce2" office:value-type="float" office:value="-0.08208051" calcext:value-type="float">
            <text:p>-8.21E-02</text:p>
          </table:table-cell>
          <table:table-cell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6881905" calcext:value-type="float">
            <text:p>6.88E-02</text:p>
          </table:table-cell>
          <table:table-cell table:style-name="ce2" office:value-type="float" office:value="-0.09342036" calcext:value-type="float">
            <text:p>-9.34E-02</text:p>
          </table:table-cell>
          <table:table-cell/>
          <table:table-cell table:style-name="ce2" office:value-type="float" office:value="0.28" calcext:value-type="float">
            <text:p>2.80E-01</text:p>
          </table:table-cell>
          <table:table-cell table:style-name="ce2" office:value-type="float" office:value="0.07404367" calcext:value-type="float">
            <text:p>7.40E-02</text:p>
          </table:table-cell>
          <table:table-cell table:style-name="ce2" office:value-type="float" office:value="-0.0786908" calcext:value-type="float">
            <text:p>-7.87E-02</text:p>
          </table:table-cell>
          <table:table-cell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6627585" calcext:value-type="float">
            <text:p>6.63E-02</text:p>
          </table:table-cell>
          <table:table-cell table:style-name="ce2" office:value-type="float" office:value="-0.08040819" calcext:value-type="float">
            <text:p>-8.04E-02</text:p>
          </table:table-cell>
          <table:table-cell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-0.005786574" calcext:value-type="float">
            <text:p>-5.79E-03</text:p>
          </table:table-cell>
          <table:table-cell table:style-name="ce2" office:value-type="float" office:value="-0.08723378" calcext:value-type="float">
            <text:p>-8.72E-02</text:p>
          </table:table-cell>
          <table:table-cell table:style-name="ce2"/>
          <table:table-cell table:style-name="ce2" office:value-type="float" office:value="8.86" calcext:value-type="float">
            <text:p>8.86E+00</text:p>
          </table:table-cell>
          <table:table-cell table:style-name="ce2" office:value-type="float" office:value="-0.01921185" calcext:value-type="float">
            <text:p>-1.92E-02</text:p>
          </table:table-cell>
          <table:table-cell table:style-name="ce2" office:value-type="float" office:value="-0.07367409" calcext:value-type="float">
            <text:p>-7.37E-02</text:p>
          </table:table-cell>
          <table:table-cell table:style-name="ce2"/>
          <table:table-cell table:style-name="ce2" office:value-type="float" office:value="2.78" calcext:value-type="float">
            <text:p>2.78E+00</text:p>
          </table:table-cell>
          <table:table-cell table:style-name="ce2" office:value-type="float" office:value="0.001917798" calcext:value-type="float">
            <text:p>1.92E-03</text:p>
          </table:table-cell>
          <table:table-cell table:style-name="ce2" office:value-type="float" office:value="-0.0617531" calcext:value-type="float">
            <text:p>-6.18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-0.003455855" calcext:value-type="float">
            <text:p>-3.46E-03</text:p>
          </table:table-cell>
          <table:table-cell table:style-name="ce2" office:value-type="float" office:value="-0.07507303" calcext:value-type="float">
            <text:p>-7.51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101095" calcext:value-type="float">
            <text:p>1.01E-02</text:p>
          </table:table-cell>
          <table:table-cell table:style-name="ce2" office:value-type="float" office:value="-0.0595815" calcext:value-type="float">
            <text:p>-5.96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7301288" calcext:value-type="float">
            <text:p>-7.30E-03</text:p>
          </table:table-cell>
          <table:table-cell table:style-name="ce2" office:value-type="float" office:value="-0.06930557" calcext:value-type="float">
            <text:p>-6.93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03596626" calcext:value-type="float">
            <text:p>3.60E-03</text:p>
          </table:table-cell>
          <table:table-cell table:style-name="ce2" office:value-type="float" office:value="-0.05859777" calcext:value-type="float">
            <text:p>-5.86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1022223" calcext:value-type="float">
            <text:p>1.02E-02</text:p>
          </table:table-cell>
          <table:table-cell table:style-name="ce2" office:value-type="float" office:value="-0.05895834" calcext:value-type="float">
            <text:p>-5.90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03964742" calcext:value-type="float">
            <text:p>3.96E-03</text:p>
          </table:table-cell>
          <table:table-cell table:style-name="ce2" office:value-type="float" office:value="-0.05407867" calcext:value-type="float">
            <text:p>-5.41E-02</text:p>
          </table:table-cell>
          <table:table-cell table:style-name="ce2"/>
          <table:table-cell table:style-name="ce2" office:value-type="float" office:value="3.28" calcext:value-type="float">
            <text:p>3.28E+00</text:p>
          </table:table-cell>
          <table:table-cell table:style-name="ce2" office:value-type="float" office:value="0.003560913" calcext:value-type="float">
            <text:p>3.56E-03</text:p>
          </table:table-cell>
          <table:table-cell table:style-name="ce2" office:value-type="float" office:value="-0.04024382" calcext:value-type="float">
            <text:p>-4.02E-02</text:p>
          </table:table-cell>
          <table:table-cell table:style-name="ce2"/>
          <table:table-cell table:style-name="ce2" office:value-type="float" office:value="3.34" calcext:value-type="float">
            <text:p>3.34E+00</text:p>
          </table:table-cell>
          <table:table-cell table:style-name="ce2" office:value-type="float" office:value="0.005220864" calcext:value-type="float">
            <text:p>5.22E-03</text:p>
          </table:table-cell>
          <table:table-cell table:style-name="ce2" office:value-type="float" office:value="-0.04059551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0.06096888" calcext:value-type="float">
            <text:p>6.10E-02</text:p>
          </table:table-cell>
          <table:table-cell table:style-name="ce2" office:value-type="float" office:value="-0.09421106" calcext:value-type="float">
            <text:p>-9.42E-02</text:p>
          </table:table-cell>
          <table:table-cell table:style-name="ce3" office:value-type="string" calcext:value-type="string">
            <text:p>h14</text:p>
          </table:table-cell>
          <table:table-cell table:style-name="ce5" table:formula="of:=AVERAGE([.BH$1:.BH$1048576])" office:value-type="float" office:value="-0.05079165203" calcext:value-type="float">
            <text:p>-0.05079165203</text:p>
          </table:table-cell>
          <table:table-cell table:style-name="ce2" office:value-type="float" office:value="3.1" calcext:value-type="float">
            <text:p>3.10E+00</text:p>
          </table:table-cell>
          <table:table-cell table:style-name="ce2" office:value-type="float" office:value="0.08132094" calcext:value-type="float">
            <text:p>8.13E-02</text:p>
          </table:table-cell>
          <table:table-cell table:style-name="ce2" office:value-type="float" office:value="-0.1053547" calcext:value-type="float">
            <text:p>-1.05E-01</text:p>
          </table:table-cell>
          <table:table-cell/>
          <table:table-cell table:style-name="ce2" office:value-type="float" office:value="2.84" calcext:value-type="float">
            <text:p>2.84E+00</text:p>
          </table:table-cell>
          <table:table-cell table:style-name="ce2" office:value-type="float" office:value="0.0702568" calcext:value-type="float">
            <text:p>7.03E-02</text:p>
          </table:table-cell>
          <table:table-cell table:style-name="ce2" office:value-type="float" office:value="-0.07973727" calcext:value-type="float">
            <text:p>-7.97E-02</text:p>
          </table:table-cell>
          <table:table-cell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6713307" calcext:value-type="float">
            <text:p>6.71E-02</text:p>
          </table:table-cell>
          <table:table-cell table:style-name="ce2" office:value-type="float" office:value="-0.09964554" calcext:value-type="float">
            <text:p>-9.96E-02</text:p>
          </table:table-cell>
          <table:table-cell/>
          <table:table-cell table:style-name="ce2" office:value-type="float" office:value="0.3" calcext:value-type="float">
            <text:p>3.00E-01</text:p>
          </table:table-cell>
          <table:table-cell table:style-name="ce2" office:value-type="float" office:value="0.06523252" calcext:value-type="float">
            <text:p>6.52E-02</text:p>
          </table:table-cell>
          <table:table-cell table:style-name="ce2" office:value-type="float" office:value="-0.08134928" calcext:value-type="float">
            <text:p>-8.13E-02</text:p>
          </table:table-cell>
          <table:table-cell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6497632" calcext:value-type="float">
            <text:p>6.50E-02</text:p>
          </table:table-cell>
          <table:table-cell table:style-name="ce2" office:value-type="float" office:value="-0.0776467" calcext:value-type="float">
            <text:p>-7.76E-02</text:p>
          </table:table-cell>
          <table:table-cell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-0.005209702" calcext:value-type="float">
            <text:p>-5.21E-03</text:p>
          </table:table-cell>
          <table:table-cell table:style-name="ce2" office:value-type="float" office:value="-0.08799364" calcext:value-type="float">
            <text:p>-8.80E-02</text:p>
          </table:table-cell>
          <table:table-cell table:style-name="ce2"/>
          <table:table-cell table:style-name="ce2" office:value-type="float" office:value="8.88" calcext:value-type="float">
            <text:p>8.88E+00</text:p>
          </table:table-cell>
          <table:table-cell table:style-name="ce2" office:value-type="float" office:value="0.01490357" calcext:value-type="float">
            <text:p>1.49E-02</text:p>
          </table:table-cell>
          <table:table-cell table:style-name="ce2" office:value-type="float" office:value="-0.06651742" calcext:value-type="float">
            <text:p>-6.65E-02</text:p>
          </table:table-cell>
          <table:table-cell table:style-name="ce2"/>
          <table:table-cell table:style-name="ce2" office:value-type="float" office:value="2.8" calcext:value-type="float">
            <text:p>2.80E+00</text:p>
          </table:table-cell>
          <table:table-cell table:style-name="ce2" office:value-type="float" office:value="0.003452037" calcext:value-type="float">
            <text:p>3.45E-03</text:p>
          </table:table-cell>
          <table:table-cell table:style-name="ce2" office:value-type="float" office:value="-0.06999963" calcext:value-type="float">
            <text:p>-7.00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01026874" calcext:value-type="float">
            <text:p>1.03E-03</text:p>
          </table:table-cell>
          <table:table-cell table:style-name="ce2" office:value-type="float" office:value="-0.07357879" calcext:value-type="float">
            <text:p>-7.36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-0.01000195" calcext:value-type="float">
            <text:p>-1.00E-02</text:p>
          </table:table-cell>
          <table:table-cell table:style-name="ce2" office:value-type="float" office:value="-0.06097963" calcext:value-type="float">
            <text:p>-6.10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6706909" calcext:value-type="float">
            <text:p>6.71E-03</text:p>
          </table:table-cell>
          <table:table-cell table:style-name="ce2" office:value-type="float" office:value="-0.06223347" calcext:value-type="float">
            <text:p>-6.22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-0.001660562" calcext:value-type="float">
            <text:p>-1.66E-03</text:p>
          </table:table-cell>
          <table:table-cell table:style-name="ce2" office:value-type="float" office:value="-0.06118068" calcext:value-type="float">
            <text:p>-6.12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1574553" calcext:value-type="float">
            <text:p>1.57E-02</text:p>
          </table:table-cell>
          <table:table-cell table:style-name="ce2" office:value-type="float" office:value="-0.05909305" calcext:value-type="float">
            <text:p>-5.91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6323722" calcext:value-type="float">
            <text:p>6.32E-03</text:p>
          </table:table-cell>
          <table:table-cell table:style-name="ce2" office:value-type="float" office:value="-0.04833174" calcext:value-type="float">
            <text:p>-4.83E-02</text:p>
          </table:table-cell>
          <table:table-cell table:style-name="ce2"/>
          <table:table-cell table:style-name="ce2" office:value-type="float" office:value="3.3" calcext:value-type="float">
            <text:p>3.30E+00</text:p>
          </table:table-cell>
          <table:table-cell table:style-name="ce2" office:value-type="float" office:value="-0.0002411865" calcext:value-type="float">
            <text:p>-2.41E-04</text:p>
          </table:table-cell>
          <table:table-cell table:style-name="ce2" office:value-type="float" office:value="-0.04068253" calcext:value-type="float">
            <text:p>-4.07E-02</text:p>
          </table:table-cell>
          <table:table-cell table:style-name="ce2"/>
          <table:table-cell table:style-name="ce2" office:value-type="float" office:value="3.36" calcext:value-type="float">
            <text:p>3.36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374734" calcext:value-type="float">
            <text:p>-3.7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6227852" calcext:value-type="float">
            <text:p>6.23E-02</text:p>
          </table:table-cell>
          <table:table-cell table:style-name="ce2" office:value-type="float" office:value="-0.09683159" calcext:value-type="float">
            <text:p>-9.68E-02</text:p>
          </table:table-cell>
          <table:table-cell table:style-name="ce3" office:value-type="string" calcext:value-type="string">
            <text:p>h15</text:p>
          </table:table-cell>
          <table:table-cell table:style-name="ce5" table:formula="of:=AVERAGE([.BL$1:.BL$1048576])" office:value-type="float" office:value="-0.04571759772" calcext:value-type="float">
            <text:p>-0.04571759772</text:p>
          </table:table-cell>
          <table:table-cell table:style-name="ce2" office:value-type="float" office:value="3.12" calcext:value-type="float">
            <text:p>3.12E+00</text:p>
          </table:table-cell>
          <table:table-cell table:style-name="ce2" office:value-type="float" office:value="0.06919474" calcext:value-type="float">
            <text:p>6.92E-02</text:p>
          </table:table-cell>
          <table:table-cell table:style-name="ce2" office:value-type="float" office:value="-0.09016041" calcext:value-type="float">
            <text:p>-9.02E-02</text:p>
          </table:table-cell>
          <table:table-cell/>
          <table:table-cell table:style-name="ce2" office:value-type="float" office:value="2.86" calcext:value-type="float">
            <text:p>2.86E+00</text:p>
          </table:table-cell>
          <table:table-cell table:style-name="ce2" office:value-type="float" office:value="0.06413833" calcext:value-type="float">
            <text:p>6.41E-02</text:p>
          </table:table-cell>
          <table:table-cell table:style-name="ce2" office:value-type="float" office:value="-0.08637646" calcext:value-type="float">
            <text:p>-8.64E-02</text:p>
          </table:table-cell>
          <table:table-cell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1005534" calcext:value-type="float">
            <text:p>-1.01E-01</text:p>
          </table:table-cell>
          <table:table-cell/>
          <table:table-cell table:style-name="ce2" office:value-type="float" office:value="0.32" calcext:value-type="float">
            <text:p>3.20E-01</text:p>
          </table:table-cell>
          <table:table-cell table:style-name="ce2" office:value-type="float" office:value="0.08152014" calcext:value-type="float">
            <text:p>8.15E-02</text:p>
          </table:table-cell>
          <table:table-cell table:style-name="ce2" office:value-type="float" office:value="-0.07084769" calcext:value-type="float">
            <text:p>-7.08E-02</text:p>
          </table:table-cell>
          <table:table-cell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7634717" calcext:value-type="float">
            <text:p>7.63E-02</text:p>
          </table:table-cell>
          <table:table-cell table:style-name="ce2" office:value-type="float" office:value="-0.07131151" calcext:value-type="float">
            <text:p>-7.13E-02</text:p>
          </table:table-cell>
          <table:table-cell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-0.00292453" calcext:value-type="float">
            <text:p>-2.92E-03</text:p>
          </table:table-cell>
          <table:table-cell table:style-name="ce2" office:value-type="float" office:value="-0.08721704" calcext:value-type="float">
            <text:p>-8.72E-02</text:p>
          </table:table-cell>
          <table:table-cell table:style-name="ce2"/>
          <table:table-cell table:style-name="ce2" office:value-type="float" office:value="8.9" calcext:value-type="float">
            <text:p>8.90E+00</text:p>
          </table:table-cell>
          <table:table-cell table:style-name="ce2" office:value-type="float" office:value="0.01654096" calcext:value-type="float">
            <text:p>1.65E-02</text:p>
          </table:table-cell>
          <table:table-cell table:style-name="ce2" office:value-type="float" office:value="-0.06677518" calcext:value-type="float">
            <text:p>-6.68E-02</text:p>
          </table:table-cell>
          <table:table-cell table:style-name="ce2"/>
          <table:table-cell table:style-name="ce2" office:value-type="float" office:value="2.82" calcext:value-type="float">
            <text:p>2.82E+00</text:p>
          </table:table-cell>
          <table:table-cell table:style-name="ce2" office:value-type="float" office:value="0.004027376" calcext:value-type="float">
            <text:p>4.03E-03</text:p>
          </table:table-cell>
          <table:table-cell table:style-name="ce2" office:value-type="float" office:value="-0.07364345" calcext:value-type="float">
            <text:p>-7.36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-0.003863376" calcext:value-type="float">
            <text:p>-3.86E-03</text:p>
          </table:table-cell>
          <table:table-cell table:style-name="ce2" office:value-type="float" office:value="-0.07222038" calcext:value-type="float">
            <text:p>-7.22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-0.01129252" calcext:value-type="float">
            <text:p>-1.13E-02</text:p>
          </table:table-cell>
          <table:table-cell table:style-name="ce2" office:value-type="float" office:value="-0.06377587" calcext:value-type="float">
            <text:p>-6.38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13099" calcext:value-type="float">
            <text:p>1.31E-02</text:p>
          </table:table-cell>
          <table:table-cell table:style-name="ce2" office:value-type="float" office:value="-0.05951343" calcext:value-type="float">
            <text:p>-5.95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0.003647744" calcext:value-type="float">
            <text:p>3.65E-03</text:p>
          </table:table-cell>
          <table:table-cell table:style-name="ce2" office:value-type="float" office:value="-0.06710184" calcext:value-type="float">
            <text:p>-6.71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1790097" calcext:value-type="float">
            <text:p>1.79E-02</text:p>
          </table:table-cell>
          <table:table-cell table:style-name="ce2" office:value-type="float" office:value="-0.05761119" calcext:value-type="float">
            <text:p>-5.76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2985788" calcext:value-type="float">
            <text:p>2.99E-03</text:p>
          </table:table-cell>
          <table:table-cell table:style-name="ce2" office:value-type="float" office:value="-0.04968742" calcext:value-type="float">
            <text:p>-4.97E-02</text:p>
          </table:table-cell>
          <table:table-cell table:style-name="ce2"/>
          <table:table-cell table:style-name="ce2" office:value-type="float" office:value="3.32" calcext:value-type="float">
            <text:p>3.32E+00</text:p>
          </table:table-cell>
          <table:table-cell table:style-name="ce2" office:value-type="float" office:value="-0.002142236" calcext:value-type="float">
            <text:p>-2.14E-03</text:p>
          </table:table-cell>
          <table:table-cell table:style-name="ce2" office:value-type="float" office:value="-0.04229111" calcext:value-type="float">
            <text:p>-4.23E-02</text:p>
          </table:table-cell>
          <table:table-cell table:style-name="ce2"/>
          <table:table-cell table:style-name="ce2" office:value-type="float" office:value="3.38" calcext:value-type="float">
            <text:p>3.38E+00</text:p>
          </table:table-cell>
          <table:table-cell table:style-name="ce2" office:value-type="float" office:value="-0.003816811" calcext:value-type="float">
            <text:p>-3.82E-03</text:p>
          </table:table-cell>
          <table:table-cell table:style-name="ce2" office:value-type="float" office:value="-0.0366518" calcext:value-type="float">
            <text:p>-3.6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6777894" calcext:value-type="float">
            <text:p>6.78E-02</text:p>
          </table:table-cell>
          <table:table-cell table:style-name="ce2" office:value-type="float" office:value="-0.1080999" calcext:value-type="float">
            <text:p>-1.08E-01</text:p>
          </table:table-cell>
          <table:table-cell table:style-name="ce3" office:value-type="string" calcext:value-type="string">
            <text:p>h16</text:p>
          </table:table-cell>
          <table:table-cell table:style-name="ce5" table:formula="of:=AVERAGE([.BP$1:.BP$1048576])" office:value-type="float" office:value="-0.03900190381" calcext:value-type="float">
            <text:p>-0.03900190381</text:p>
          </table:table-cell>
          <table:table-cell table:style-name="ce2" office:value-type="float" office:value="3.14" calcext:value-type="float">
            <text:p>3.14E+00</text:p>
          </table:table-cell>
          <table:table-cell table:style-name="ce2" office:value-type="float" office:value="0.06963303" calcext:value-type="float">
            <text:p>6.96E-02</text:p>
          </table:table-cell>
          <table:table-cell table:style-name="ce2" office:value-type="float" office:value="-0.09249799" calcext:value-type="float">
            <text:p>-9.25E-02</text:p>
          </table:table-cell>
          <table:table-cell/>
          <table:table-cell table:style-name="ce2" office:value-type="float" office:value="2.88" calcext:value-type="float">
            <text:p>2.88E+00</text:p>
          </table:table-cell>
          <table:table-cell table:style-name="ce2" office:value-type="float" office:value="0.06557031" calcext:value-type="float">
            <text:p>6.56E-02</text:p>
          </table:table-cell>
          <table:table-cell table:style-name="ce2" office:value-type="float" office:value="-0.08832917" calcext:value-type="float">
            <text:p>-8.83E-02</text:p>
          </table:table-cell>
          <table:table-cell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7426608" calcext:value-type="float">
            <text:p>7.43E-02</text:p>
          </table:table-cell>
          <table:table-cell table:style-name="ce2" office:value-type="float" office:value="-0.08524981" calcext:value-type="float">
            <text:p>-8.52E-02</text:p>
          </table:table-cell>
          <table:table-cell/>
          <table:table-cell table:style-name="ce2" office:value-type="float" office:value="0.34" calcext:value-type="float">
            <text:p>3.40E-01</text:p>
          </table:table-cell>
          <table:table-cell table:style-name="ce2" office:value-type="float" office:value="0.07557096" calcext:value-type="float">
            <text:p>7.56E-02</text:p>
          </table:table-cell>
          <table:table-cell table:style-name="ce2" office:value-type="float" office:value="-0.07426528" calcext:value-type="float">
            <text:p>-7.43E-02</text:p>
          </table:table-cell>
          <table:table-cell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7975843" calcext:value-type="float">
            <text:p>7.98E-02</text:p>
          </table:table-cell>
          <table:table-cell table:style-name="ce2" office:value-type="float" office:value="-0.06578852" calcext:value-type="float">
            <text:p>-6.58E-02</text:p>
          </table:table-cell>
          <table:table-cell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-0.006751747" calcext:value-type="float">
            <text:p>-6.75E-03</text:p>
          </table:table-cell>
          <table:table-cell table:style-name="ce2" office:value-type="float" office:value="-0.08533133" calcext:value-type="float">
            <text:p>-8.53E-02</text:p>
          </table:table-cell>
          <table:table-cell table:style-name="ce2"/>
          <table:table-cell table:style-name="ce2" office:value-type="float" office:value="8.92" calcext:value-type="float">
            <text:p>8.92E+00</text:p>
          </table:table-cell>
          <table:table-cell table:style-name="ce2" office:value-type="float" office:value="0.01584992" calcext:value-type="float">
            <text:p>1.58E-02</text:p>
          </table:table-cell>
          <table:table-cell table:style-name="ce2" office:value-type="float" office:value="-0.06569136" calcext:value-type="float">
            <text:p>-6.57E-02</text:p>
          </table:table-cell>
          <table:table-cell table:style-name="ce2"/>
          <table:table-cell table:style-name="ce2" office:value-type="float" office:value="2.84" calcext:value-type="float">
            <text:p>2.84E+00</text:p>
          </table:table-cell>
          <table:table-cell table:style-name="ce2" office:value-type="float" office:value="0.001726018" calcext:value-type="float">
            <text:p>1.73E-03</text:p>
          </table:table-cell>
          <table:table-cell table:style-name="ce2" office:value-type="float" office:value="-0.07517769" calcext:value-type="float">
            <text:p>-7.52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-0.00114657" calcext:value-type="float">
            <text:p>-1.15E-03</text:p>
          </table:table-cell>
          <table:table-cell table:style-name="ce2" office:value-type="float" office:value="-0.06841686" calcext:value-type="float">
            <text:p>-6.84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-0.01269065" calcext:value-type="float">
            <text:p>-1.27E-02</text:p>
          </table:table-cell>
          <table:table-cell table:style-name="ce2" office:value-type="float" office:value="-0.0647438" calcext:value-type="float">
            <text:p>-6.47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13371" calcext:value-type="float">
            <text:p>1.34E-02</text:p>
          </table:table-cell>
          <table:table-cell table:style-name="ce2" office:value-type="float" office:value="-0.06372949" calcext:value-type="float">
            <text:p>-6.37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08577038" calcext:value-type="float">
            <text:p>8.58E-03</text:p>
          </table:table-cell>
          <table:table-cell table:style-name="ce2" office:value-type="float" office:value="-0.06656195" calcext:value-type="float">
            <text:p>-6.66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1574553" calcext:value-type="float">
            <text:p>1.57E-02</text:p>
          </table:table-cell>
          <table:table-cell table:style-name="ce2" office:value-type="float" office:value="-0.06017077" calcext:value-type="float">
            <text:p>-6.02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-0.005609091" calcext:value-type="float">
            <text:p>-5.61E-03</text:p>
          </table:table-cell>
          <table:table-cell table:style-name="ce2" office:value-type="float" office:value="-0.05097532" calcext:value-type="float">
            <text:p>-5.10E-02</text:p>
          </table:table-cell>
          <table:table-cell table:style-name="ce2"/>
          <table:table-cell table:style-name="ce2" office:value-type="float" office:value="3.34" calcext:value-type="float">
            <text:p>3.34E+00</text:p>
          </table:table-cell>
          <table:table-cell table:style-name="ce2" office:value-type="float" office:value="-0.001411063" calcext:value-type="float">
            <text:p>-1.41E-03</text:p>
          </table:table-cell>
          <table:table-cell table:style-name="ce2" office:value-type="float" office:value="-0.04609321" calcext:value-type="float">
            <text:p>-4.61E-02</text:p>
          </table:table-cell>
          <table:table-cell table:style-name="ce2"/>
          <table:table-cell table:style-name="ce2" office:value-type="float" office:value="3.4" calcext:value-type="float">
            <text:p>3.40E+00</text:p>
          </table:table-cell>
          <table:table-cell table:style-name="ce2" office:value-type="float" office:value="-0.001844955" calcext:value-type="float">
            <text:p>-1.84E-03</text:p>
          </table:table-cell>
          <table:table-cell table:style-name="ce2" office:value-type="float" office:value="-0.04075983" calcext:value-type="float">
            <text:p>-4.0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673847" calcext:value-type="float">
            <text:p>6.74E-02</text:p>
          </table:table-cell>
          <table:table-cell table:style-name="ce2" office:value-type="float" office:value="-0.1142575" calcext:value-type="float">
            <text:p>-1.14E-01</text:p>
          </table:table-cell>
          <table:table-cell table:number-columns-repeated="2"/>
          <table:table-cell table:style-name="ce2" office:value-type="float" office:value="3.16" calcext:value-type="float">
            <text:p>3.16E+00</text:p>
          </table:table-cell>
          <table:table-cell table:style-name="ce2" office:value-type="float" office:value="0.07080182" calcext:value-type="float">
            <text:p>7.08E-02</text:p>
          </table:table-cell>
          <table:table-cell table:style-name="ce2" office:value-type="float" office:value="-0.09571217" calcext:value-type="float">
            <text:p>-9.57E-02</text:p>
          </table:table-cell>
          <table:table-cell/>
          <table:table-cell table:style-name="ce2" office:value-type="float" office:value="2.9" calcext:value-type="float">
            <text:p>2.90E+00</text:p>
          </table:table-cell>
          <table:table-cell table:style-name="ce2" office:value-type="float" office:value="0.06205544" calcext:value-type="float">
            <text:p>6.21E-02</text:p>
          </table:table-cell>
          <table:table-cell table:style-name="ce2" office:value-type="float" office:value="-0.08819899" calcext:value-type="float">
            <text:p>-8.82E-02</text:p>
          </table:table-cell>
          <table:table-cell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7270979" calcext:value-type="float">
            <text:p>7.27E-02</text:p>
          </table:table-cell>
          <table:table-cell table:style-name="ce2" office:value-type="float" office:value="-0.08512012" calcext:value-type="float">
            <text:p>-8.51E-02</text:p>
          </table:table-cell>
          <table:table-cell/>
          <table:table-cell table:style-name="ce2" office:value-type="float" office:value="0.36" calcext:value-type="float">
            <text:p>3.60E-01</text:p>
          </table:table-cell>
          <table:table-cell table:style-name="ce2" office:value-type="float" office:value="0.08544622" calcext:value-type="float">
            <text:p>8.54E-02</text:p>
          </table:table-cell>
          <table:table-cell table:style-name="ce2" office:value-type="float" office:value="-0.07523513" calcext:value-type="float">
            <text:p>-7.52E-02</text:p>
          </table:table-cell>
          <table:table-cell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7488521" calcext:value-type="float">
            <text:p>7.49E-02</text:p>
          </table:table-cell>
          <table:table-cell table:style-name="ce2" office:value-type="float" office:value="-0.06465144" calcext:value-type="float">
            <text:p>-6.47E-02</text:p>
          </table:table-cell>
          <table:table-cell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-0.009232186" calcext:value-type="float">
            <text:p>-9.23E-03</text:p>
          </table:table-cell>
          <table:table-cell table:style-name="ce2" office:value-type="float" office:value="-0.08534583" calcext:value-type="float">
            <text:p>-8.53E-02</text:p>
          </table:table-cell>
          <table:table-cell table:style-name="ce2"/>
          <table:table-cell table:style-name="ce2" office:value-type="float" office:value="8.94" calcext:value-type="float">
            <text:p>8.94E+00</text:p>
          </table:table-cell>
          <table:table-cell table:style-name="ce2" office:value-type="float" office:value="-0.003423161" calcext:value-type="float">
            <text:p>-3.42E-03</text:p>
          </table:table-cell>
          <table:table-cell table:style-name="ce2" office:value-type="float" office:value="-0.07404033" calcext:value-type="float">
            <text:p>-7.40E-02</text:p>
          </table:table-cell>
          <table:table-cell table:style-name="ce2"/>
          <table:table-cell table:style-name="ce2" office:value-type="float" office:value="2.86" calcext:value-type="float">
            <text:p>2.86E+00</text:p>
          </table:table-cell>
          <table:table-cell table:style-name="ce2" office:value-type="float" office:value="0.001917798" calcext:value-type="float">
            <text:p>1.92E-03</text:p>
          </table:table-cell>
          <table:table-cell table:style-name="ce2" office:value-type="float" office:value="-0.07767082" calcext:value-type="float">
            <text:p>-7.77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05509604" calcext:value-type="float">
            <text:p>5.51E-03</text:p>
          </table:table-cell>
          <table:table-cell table:style-name="ce2" office:value-type="float" office:value="-0.06474917" calcext:value-type="float">
            <text:p>-6.47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-0.01537934" calcext:value-type="float">
            <text:p>-1.54E-02</text:p>
          </table:table-cell>
          <table:table-cell table:style-name="ce2" office:value-type="float" office:value="-0.06334568" calcext:value-type="float">
            <text:p>-6.33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1636305" calcext:value-type="float">
            <text:p>1.64E-02</text:p>
          </table:table-cell>
          <table:table-cell table:style-name="ce2" office:value-type="float" office:value="-0.06114545" calcext:value-type="float">
            <text:p>-6.11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0347664" calcext:value-type="float">
            <text:p>3.48E-03</text:p>
          </table:table-cell>
          <table:table-cell table:style-name="ce2" office:value-type="float" office:value="-0.06693278" calcext:value-type="float">
            <text:p>-6.69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1924812" calcext:value-type="float">
            <text:p>1.92E-02</text:p>
          </table:table-cell>
          <table:table-cell table:style-name="ce2" office:value-type="float" office:value="-0.05841948" calcext:value-type="float">
            <text:p>-5.84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-0.009821315" calcext:value-type="float">
            <text:p>-9.82E-03</text:p>
          </table:table-cell>
          <table:table-cell table:style-name="ce2" office:value-type="float" office:value="-0.04965955" calcext:value-type="float">
            <text:p>-4.97E-02</text:p>
          </table:table-cell>
          <table:table-cell table:style-name="ce2"/>
          <table:table-cell table:style-name="ce2" office:value-type="float" office:value="3.36" calcext:value-type="float">
            <text:p>3.36E+00</text:p>
          </table:table-cell>
          <table:table-cell table:style-name="ce2" office:value-type="float" office:value="-0.0002411865" calcext:value-type="float">
            <text:p>-2.41E-04</text:p>
          </table:table-cell>
          <table:table-cell table:style-name="ce2" office:value-type="float" office:value="-0.05033401" calcext:value-type="float">
            <text:p>-5.03E-02</text:p>
          </table:table-cell>
          <table:table-cell table:style-name="ce2"/>
          <table:table-cell table:style-name="ce2" office:value-type="float" office:value="3.42" calcext:value-type="float">
            <text:p>3.42E+00</text:p>
          </table:table-cell>
          <table:table-cell table:style-name="ce2" office:value-type="float" office:value="-0.00496706" calcext:value-type="float">
            <text:p>-4.97E-03</text:p>
          </table:table-cell>
          <table:table-cell table:style-name="ce2" office:value-type="float" office:value="-0.04125279" calcext:value-type="float">
            <text:p>-4.1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6725298" calcext:value-type="float">
            <text:p>6.73E-02</text:p>
          </table:table-cell>
          <table:table-cell table:style-name="ce2" office:value-type="float" office:value="-0.1179259" calcext:value-type="float">
            <text:p>-1.18E-01</text:p>
          </table:table-cell>
          <table:table-cell table:number-columns-repeated="2"/>
          <table:table-cell table:style-name="ce2" office:value-type="float" office:value="3.18" calcext:value-type="float">
            <text:p>3.18E+00</text:p>
          </table:table-cell>
          <table:table-cell table:style-name="ce2" office:value-type="float" office:value="0.06919474" calcext:value-type="float">
            <text:p>6.92E-02</text:p>
          </table:table-cell>
          <table:table-cell table:style-name="ce2" office:value-type="float" office:value="-0.09527387" calcext:value-type="float">
            <text:p>-9.53E-02</text:p>
          </table:table-cell>
          <table:table-cell/>
          <table:table-cell table:style-name="ce2" office:value-type="float" office:value="2.92" calcext:value-type="float">
            <text:p>2.92E+00</text:p>
          </table:table-cell>
          <table:table-cell table:style-name="ce2" office:value-type="float" office:value="0.06517977" calcext:value-type="float">
            <text:p>6.52E-02</text:p>
          </table:table-cell>
          <table:table-cell table:style-name="ce2" office:value-type="float" office:value="-0.08845935" calcext:value-type="float">
            <text:p>-8.85E-02</text:p>
          </table:table-cell>
          <table:table-cell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7115349" calcext:value-type="float">
            <text:p>7.12E-02</text:p>
          </table:table-cell>
          <table:table-cell table:style-name="ce2" office:value-type="float" office:value="-0.08317475" calcext:value-type="float">
            <text:p>-8.32E-02</text:p>
          </table:table-cell>
          <table:table-cell/>
          <table:table-cell table:style-name="ce2" office:value-type="float" office:value="0.38" calcext:value-type="float">
            <text:p>3.80E-01</text:p>
          </table:table-cell>
          <table:table-cell table:style-name="ce2" office:value-type="float" office:value="0.08365381" calcext:value-type="float">
            <text:p>8.37E-02</text:p>
          </table:table-cell>
          <table:table-cell table:style-name="ce2" office:value-type="float" office:value="-0.07888341" calcext:value-type="float">
            <text:p>-7.89E-02</text:p>
          </table:table-cell>
          <table:table-cell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732608" calcext:value-type="float">
            <text:p>7.33E-02</text:p>
          </table:table-cell>
          <table:table-cell table:style-name="ce2" office:value-type="float" office:value="-0.06497632" calcext:value-type="float">
            <text:p>-6.50E-02</text:p>
          </table:table-cell>
          <table:table-cell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9061467" calcext:value-type="float">
            <text:p>-9.06E-03</text:p>
          </table:table-cell>
          <table:table-cell table:style-name="ce2" office:value-type="float" office:value="-0.08191026" calcext:value-type="float">
            <text:p>-8.19E-02</text:p>
          </table:table-cell>
          <table:table-cell table:style-name="ce2"/>
          <table:table-cell table:style-name="ce2" office:value-type="float" office:value="8.96" calcext:value-type="float">
            <text:p>8.96E+00</text:p>
          </table:table-cell>
          <table:table-cell table:style-name="ce2" office:value-type="float" office:value="-0.005020045" calcext:value-type="float">
            <text:p>-5.02E-03</text:p>
          </table:table-cell>
          <table:table-cell table:style-name="ce2" office:value-type="float" office:value="-0.07827864" calcext:value-type="float">
            <text:p>-7.83E-02</text:p>
          </table:table-cell>
          <table:table-cell table:style-name="ce2"/>
          <table:table-cell table:style-name="ce2" office:value-type="float" office:value="2.88" calcext:value-type="float">
            <text:p>2.88E+00</text:p>
          </table:table-cell>
          <table:table-cell table:style-name="ce2" office:value-type="float" office:value="0.0007671192" calcext:value-type="float">
            <text:p>7.67E-04</text:p>
          </table:table-cell>
          <table:table-cell table:style-name="ce2" office:value-type="float" office:value="-0.07805438" calcext:value-type="float">
            <text:p>-7.81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04830403" calcext:value-type="float">
            <text:p>4.83E-03</text:p>
          </table:table-cell>
          <table:table-cell table:style-name="ce2" office:value-type="float" office:value="-0.05863636" calcext:value-type="float">
            <text:p>-5.86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-0.01441141" calcext:value-type="float">
            <text:p>-1.44E-02</text:p>
          </table:table-cell>
          <table:table-cell table:style-name="ce2" office:value-type="float" office:value="-0.06130227" calcext:value-type="float">
            <text:p>-6.13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1241899" calcext:value-type="float">
            <text:p>1.24E-02</text:p>
          </table:table-cell>
          <table:table-cell table:style-name="ce2" office:value-type="float" office:value="-0.06495351" calcext:value-type="float">
            <text:p>-6.50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03482775" calcext:value-type="float">
            <text:p>3.48E-03</text:p>
          </table:table-cell>
          <table:table-cell table:style-name="ce2" office:value-type="float" office:value="-0.06795327" calcext:value-type="float">
            <text:p>-6.80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2005641" calcext:value-type="float">
            <text:p>2.01E-02</text:p>
          </table:table-cell>
          <table:table-cell table:style-name="ce2" office:value-type="float" office:value="-0.05653347" calcext:value-type="float">
            <text:p>-5.65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-0.01280475" calcext:value-type="float">
            <text:p>-1.28E-02</text:p>
          </table:table-cell>
          <table:table-cell table:style-name="ce2" office:value-type="float" office:value="-0.04575677" calcext:value-type="float">
            <text:p>-4.58E-02</text:p>
          </table:table-cell>
          <table:table-cell table:style-name="ce2"/>
          <table:table-cell table:style-name="ce2" office:value-type="float" office:value="3.38" calcext:value-type="float">
            <text:p>3.38E+00</text:p>
          </table:table-cell>
          <table:table-cell table:style-name="ce2" office:value-type="float" office:value="-0.003750817" calcext:value-type="float">
            <text:p>-3.75E-03</text:p>
          </table:table-cell>
          <table:table-cell table:style-name="ce2" office:value-type="float" office:value="-0.05194259" calcext:value-type="float">
            <text:p>-5.19E-02</text:p>
          </table:table-cell>
          <table:table-cell table:style-name="ce2"/>
          <table:table-cell table:style-name="ce2" office:value-type="float" office:value="3.44" calcext:value-type="float">
            <text:p>3.44E+00</text:p>
          </table:table-cell>
          <table:table-cell table:style-name="ce2" office:value-type="float" office:value="-0.00250224" calcext:value-type="float">
            <text:p>-2.50E-03</text:p>
          </table:table-cell>
          <table:table-cell table:style-name="ce2" office:value-type="float" office:value="-0.04059551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6895606" calcext:value-type="float">
            <text:p>6.90E-02</text:p>
          </table:table-cell>
          <table:table-cell table:style-name="ce2" office:value-type="float" office:value="-0.1184502" calcext:value-type="float">
            <text:p>-1.18E-01</text:p>
          </table:table-cell>
          <table:table-cell table:number-columns-repeated="2"/>
          <table:table-cell table:style-name="ce2" office:value-type="float" office:value="3.2" calcext:value-type="float">
            <text:p>3.20E+00</text:p>
          </table:table-cell>
          <table:table-cell table:style-name="ce2" office:value-type="float" office:value="0.06963303" calcext:value-type="float">
            <text:p>6.96E-02</text:p>
          </table:table-cell>
          <table:table-cell table:style-name="ce2" office:value-type="float" office:value="-0.09395898" calcext:value-type="float">
            <text:p>-9.40E-02</text:p>
          </table:table-cell>
          <table:table-cell/>
          <table:table-cell table:style-name="ce2" office:value-type="float" office:value="2.94" calcext:value-type="float">
            <text:p>2.94E+00</text:p>
          </table:table-cell>
          <table:table-cell table:style-name="ce2" office:value-type="float" office:value="0.06947572" calcext:value-type="float">
            <text:p>6.95E-02</text:p>
          </table:table-cell>
          <table:table-cell table:style-name="ce2" office:value-type="float" office:value="-0.09353638" calcext:value-type="float">
            <text:p>-9.35E-02</text:p>
          </table:table-cell>
          <table:table-cell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7076442" calcext:value-type="float">
            <text:p>7.08E-02</text:p>
          </table:table-cell>
          <table:table-cell table:style-name="ce2" office:value-type="float" office:value="-0.08473105" calcext:value-type="float">
            <text:p>-8.47E-02</text:p>
          </table:table-cell>
          <table:table-cell/>
          <table:table-cell table:style-name="ce2" office:value-type="float" office:value="0.4" calcext:value-type="float">
            <text:p>4.00E-01</text:p>
          </table:table-cell>
          <table:table-cell table:style-name="ce2" office:value-type="float" office:value="0.09275184" calcext:value-type="float">
            <text:p>9.28E-02</text:p>
          </table:table-cell>
          <table:table-cell table:style-name="ce2" office:value-type="float" office:value="-0.08011838" calcext:value-type="float">
            <text:p>-8.01E-02</text:p>
          </table:table-cell>
          <table:table-cell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7293592" calcext:value-type="float">
            <text:p>-7.29E-02</text:p>
          </table:table-cell>
          <table:table-cell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1137453" calcext:value-type="float">
            <text:p>-1.14E-02</text:p>
          </table:table-cell>
          <table:table-cell table:style-name="ce2" office:value-type="float" office:value="-0.07791679" calcext:value-type="float">
            <text:p>-7.79E-02</text:p>
          </table:table-cell>
          <table:table-cell table:style-name="ce2"/>
          <table:table-cell table:style-name="ce2" office:value-type="float" office:value="8.98" calcext:value-type="float">
            <text:p>8.98E+00</text:p>
          </table:table-cell>
          <table:table-cell table:style-name="ce2" office:value-type="float" office:value="-0.007596416" calcext:value-type="float">
            <text:p>-7.60E-03</text:p>
          </table:table-cell>
          <table:table-cell table:style-name="ce2" office:value-type="float" office:value="-0.07966441" calcext:value-type="float">
            <text:p>-7.97E-02</text:p>
          </table:table-cell>
          <table:table-cell table:style-name="ce2"/>
          <table:table-cell table:style-name="ce2" office:value-type="float" office:value="2.9" calcext:value-type="float">
            <text:p>2.90E+00</text:p>
          </table:table-cell>
          <table:table-cell table:style-name="ce2" office:value-type="float" office:value="-0.005369835" calcext:value-type="float">
            <text:p>-5.37E-03</text:p>
          </table:table-cell>
          <table:table-cell table:style-name="ce2" office:value-type="float" office:value="-0.07536947" calcext:value-type="float">
            <text:p>-7.54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01570236" calcext:value-type="float">
            <text:p>1.57E-03</text:p>
          </table:table-cell>
          <table:table-cell table:style-name="ce2" office:value-type="float" office:value="-0.05673459" calcext:value-type="float">
            <text:p>-5.67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007528349" calcext:value-type="float">
            <text:p>7.53E-04</text:p>
          </table:table-cell>
          <table:table-cell table:style-name="ce2" office:value-type="float" office:value="-0.05527959" calcext:value-type="float">
            <text:p>-5.53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642735" calcext:value-type="float">
            <text:p>-6.43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-0.001600243" calcext:value-type="float">
            <text:p>-1.60E-03</text:p>
          </table:table-cell>
          <table:table-cell table:style-name="ce2" office:value-type="float" office:value="-0.07121549" calcext:value-type="float">
            <text:p>-7.12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1776626" calcext:value-type="float">
            <text:p>1.78E-02</text:p>
          </table:table-cell>
          <table:table-cell table:style-name="ce2" office:value-type="float" office:value="-0.05343503" calcext:value-type="float">
            <text:p>-5.34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-0.00114602" calcext:value-type="float">
            <text:p>-1.15E-03</text:p>
          </table:table-cell>
          <table:table-cell table:style-name="ce2" office:value-type="float" office:value="-0.04550399" calcext:value-type="float">
            <text:p>-4.55E-02</text:p>
          </table:table-cell>
          <table:table-cell table:style-name="ce2"/>
          <table:table-cell table:style-name="ce2" office:value-type="float" office:value="3.4" calcext:value-type="float">
            <text:p>3.40E+00</text:p>
          </table:table-cell>
          <table:table-cell table:style-name="ce2" office:value-type="float" office:value="-0.005798102" calcext:value-type="float">
            <text:p>-5.80E-03</text:p>
          </table:table-cell>
          <table:table-cell table:style-name="ce2" office:value-type="float" office:value="-0.05106518" calcext:value-type="float">
            <text:p>-5.11E-02</text:p>
          </table:table-cell>
          <table:table-cell table:style-name="ce2"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-0.005624346" calcext:value-type="float">
            <text:p>-5.62E-03</text:p>
          </table:table-cell>
          <table:table-cell table:style-name="ce2" office:value-type="float" office:value="-0.04026687" calcext:value-type="float">
            <text:p>-4.0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676462" calcext:value-type="float">
            <text:p>6.76E-02</text:p>
          </table:table-cell>
          <table:table-cell table:style-name="ce2" office:value-type="float" office:value="-0.1170088" calcext:value-type="float">
            <text:p>-1.17E-01</text:p>
          </table:table-cell>
          <table:table-cell table:number-columns-repeated="2"/>
          <table:table-cell table:style-name="ce2" office:value-type="float" office:value="3.22" calcext:value-type="float">
            <text:p>3.22E+00</text:p>
          </table:table-cell>
          <table:table-cell table:style-name="ce2" office:value-type="float" office:value="0.06612666" calcext:value-type="float">
            <text:p>6.61E-02</text:p>
          </table:table-cell>
          <table:table-cell table:style-name="ce2" office:value-type="float" office:value="-0.09249799" calcext:value-type="float">
            <text:p>-9.25E-02</text:p>
          </table:table-cell>
          <table:table-cell/>
          <table:table-cell table:style-name="ce2" office:value-type="float" office:value="2.96" calcext:value-type="float">
            <text:p>2.96E+00</text:p>
          </table:table-cell>
          <table:table-cell table:style-name="ce2" office:value-type="float" office:value="0.06986626" calcext:value-type="float">
            <text:p>6.99E-02</text:p>
          </table:table-cell>
          <table:table-cell table:style-name="ce2" office:value-type="float" office:value="-0.1003058" calcext:value-type="float">
            <text:p>-1.00E-01</text:p>
          </table:table-cell>
          <table:table-cell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681706" calcext:value-type="float">
            <text:p>6.82E-02</text:p>
          </table:table-cell>
          <table:table-cell table:style-name="ce2" office:value-type="float" office:value="-0.09095623" calcext:value-type="float">
            <text:p>-9.10E-02</text:p>
          </table:table-cell>
          <table:table-cell/>
          <table:table-cell table:style-name="ce2" office:value-type="float" office:value="0.42" calcext:value-type="float">
            <text:p>4.20E-01</text:p>
          </table:table-cell>
          <table:table-cell table:style-name="ce2" office:value-type="float" office:value="0.0930369" calcext:value-type="float">
            <text:p>9.30E-02</text:p>
          </table:table-cell>
          <table:table-cell table:style-name="ce2" office:value-type="float" office:value="-0.08375216" calcext:value-type="float">
            <text:p>-8.38E-02</text:p>
          </table:table-cell>
          <table:table-cell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7033687" calcext:value-type="float">
            <text:p>7.03E-02</text:p>
          </table:table-cell>
          <table:table-cell table:style-name="ce2" office:value-type="float" office:value="-0.07650962" calcext:value-type="float">
            <text:p>-7.65E-02</text:p>
          </table:table-cell>
          <table:table-cell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-0.01521849" calcext:value-type="float">
            <text:p>-1.52E-02</text:p>
          </table:table-cell>
          <table:table-cell table:style-name="ce2" office:value-type="float" office:value="-0.07316903" calcext:value-type="float">
            <text:p>-7.32E-02</text:p>
          </table:table-cell>
          <table:table-cell table:style-name="ce2"/>
          <table:table-cell table:style-name="ce2" office:value-type="float" office:value="9" calcext:value-type="float">
            <text:p>9.00E+00</text:p>
          </table:table-cell>
          <table:table-cell table:style-name="ce2" office:value-type="float" office:value="-0.005536792" calcext:value-type="float">
            <text:p>-5.54E-03</text:p>
          </table:table-cell>
          <table:table-cell table:style-name="ce2" office:value-type="float" office:value="-0.08141717" calcext:value-type="float">
            <text:p>-8.14E-02</text:p>
          </table:table-cell>
          <table:table-cell table:style-name="ce2"/>
          <table:table-cell table:style-name="ce2" office:value-type="float" office:value="2.92" calcext:value-type="float">
            <text:p>2.92E+00</text:p>
          </table:table-cell>
          <table:table-cell table:style-name="ce2" office:value-type="float" office:value="-0.004027376" calcext:value-type="float">
            <text:p>-4.03E-03</text:p>
          </table:table-cell>
          <table:table-cell table:style-name="ce2" office:value-type="float" office:value="-0.0759448" calcext:value-type="float">
            <text:p>-7.59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-0.01051955" calcext:value-type="float">
            <text:p>-1.05E-02</text:p>
          </table:table-cell>
          <table:table-cell table:style-name="ce2" office:value-type="float" office:value="-0.06067396" calcext:value-type="float">
            <text:p>-6.07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02150957" calcext:value-type="float">
            <text:p>2.15E-04</text:p>
          </table:table-cell>
          <table:table-cell table:style-name="ce2" office:value-type="float" office:value="-0.057323" calcext:value-type="float">
            <text:p>-5.73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04258875" calcext:value-type="float">
            <text:p>4.26E-03</text:p>
          </table:table-cell>
          <table:table-cell table:style-name="ce2" office:value-type="float" office:value="-0.06318548" calcext:value-type="float">
            <text:p>-6.32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0146429" calcext:value-type="float">
            <text:p>1.46E-03</text:p>
          </table:table-cell>
          <table:table-cell table:style-name="ce2" office:value-type="float" office:value="-0.07170733" calcext:value-type="float">
            <text:p>-7.17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0.01049165" calcext:value-type="float">
            <text:p>1.05E-02</text:p>
          </table:table-cell>
          <table:table-cell table:style-name="ce2" office:value-type="float" office:value="-0.05437803" calcext:value-type="float">
            <text:p>-5.44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007729902" calcext:value-type="float">
            <text:p>7.73E-04</text:p>
          </table:table-cell>
          <table:table-cell table:style-name="ce2" office:value-type="float" office:value="-0.04692746" calcext:value-type="float">
            <text:p>-4.69E-02</text:p>
          </table:table-cell>
          <table:table-cell table:style-name="ce2"/>
          <table:table-cell table:style-name="ce2" office:value-type="float" office:value="3.42" calcext:value-type="float">
            <text:p>3.42E+00</text:p>
          </table:table-cell>
          <table:table-cell table:style-name="ce2" office:value-type="float" office:value="0.0004899865" calcext:value-type="float">
            <text:p>4.90E-04</text:p>
          </table:table-cell>
          <table:table-cell table:style-name="ce2" office:value-type="float" office:value="-0.04740932" calcext:value-type="float">
            <text:p>-4.74E-02</text:p>
          </table:table-cell>
          <table:table-cell table:style-name="ce2"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-0.001187669" calcext:value-type="float">
            <text:p>-1.19E-03</text:p>
          </table:table-cell>
          <table:table-cell table:style-name="ce2" office:value-type="float" office:value="-0.04585379" calcext:value-type="float">
            <text:p>-4.5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6672899" calcext:value-type="float">
            <text:p>6.67E-02</text:p>
          </table:table-cell>
          <table:table-cell table:style-name="ce2" office:value-type="float" office:value="-0.1175327" calcext:value-type="float">
            <text:p>-1.18E-01</text:p>
          </table:table-cell>
          <table:table-cell table:number-columns-repeated="2"/>
          <table:table-cell table:style-name="ce2" office:value-type="float" office:value="3.24" calcext:value-type="float">
            <text:p>3.24E+00</text:p>
          </table:table-cell>
          <table:table-cell table:style-name="ce2" office:value-type="float" office:value="0.06422738" calcext:value-type="float">
            <text:p>6.42E-02</text:p>
          </table:table-cell>
          <table:table-cell table:style-name="ce2" office:value-type="float" office:value="-0.09103701" calcext:value-type="float">
            <text:p>-9.10E-02</text:p>
          </table:table-cell>
          <table:table-cell/>
          <table:table-cell table:style-name="ce2" office:value-type="float" office:value="2.98" calcext:value-type="float">
            <text:p>2.98E+00</text:p>
          </table:table-cell>
          <table:table-cell table:style-name="ce2" office:value-type="float" office:value="0.06856446" calcext:value-type="float">
            <text:p>6.86E-02</text:p>
          </table:table-cell>
          <table:table-cell table:style-name="ce2" office:value-type="float" office:value="-0.1039508" calcext:value-type="float">
            <text:p>-1.04E-01</text:p>
          </table:table-cell>
          <table:table-cell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6920813" calcext:value-type="float">
            <text:p>6.92E-02</text:p>
          </table:table-cell>
          <table:table-cell table:style-name="ce2" office:value-type="float" office:value="-0.09043746" calcext:value-type="float">
            <text:p>-9.04E-02</text:p>
          </table:table-cell>
          <table:table-cell/>
          <table:table-cell table:style-name="ce2" office:value-type="float" office:value="0.44" calcext:value-type="float">
            <text:p>4.40E-01</text:p>
          </table:table-cell>
          <table:table-cell table:style-name="ce2" office:value-type="float" office:value="0.09174754" calcext:value-type="float">
            <text:p>9.17E-02</text:p>
          </table:table-cell>
          <table:table-cell table:style-name="ce2" office:value-type="float" office:value="-0.08505964" calcext:value-type="float">
            <text:p>-8.51E-02</text:p>
          </table:table-cell>
          <table:table-cell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6562608" calcext:value-type="float">
            <text:p>6.56E-02</text:p>
          </table:table-cell>
          <table:table-cell table:style-name="ce2" office:value-type="float" office:value="-0.07829646" calcext:value-type="float">
            <text:p>-7.83E-02</text:p>
          </table:table-cell>
          <table:table-cell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-0.01979888" calcext:value-type="float">
            <text:p>-1.98E-02</text:p>
          </table:table-cell>
          <table:table-cell table:style-name="ce2" office:value-type="float" office:value="-0.07300501" calcext:value-type="float">
            <text:p>-7.30E-02</text:p>
          </table:table-cell>
          <table:table-cell table:style-name="ce2"/>
          <table:table-cell table:style-name="ce2" office:value-type="float" office:value="9.02" calcext:value-type="float">
            <text:p>9.02E+00</text:p>
          </table:table-cell>
          <table:table-cell table:style-name="ce2" office:value-type="float" office:value="-0.004859252" calcext:value-type="float">
            <text:p>-4.86E-03</text:p>
          </table:table-cell>
          <table:table-cell table:style-name="ce2" office:value-type="float" office:value="-0.0810023" calcext:value-type="float">
            <text:p>-8.10E-02</text:p>
          </table:table-cell>
          <table:table-cell table:style-name="ce2"/>
          <table:table-cell table:style-name="ce2" office:value-type="float" office:value="2.94" calcext:value-type="float">
            <text:p>2.94E+00</text:p>
          </table:table-cell>
          <table:table-cell table:style-name="ce2" office:value-type="float" office:value="-0.01150679" calcext:value-type="float">
            <text:p>-1.15E-02</text:p>
          </table:table-cell>
          <table:table-cell table:style-name="ce2" office:value-type="float" office:value="-0.07306811" calcext:value-type="float">
            <text:p>-7.31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-0.007259384" calcext:value-type="float">
            <text:p>-7.26E-03</text:p>
          </table:table-cell>
          <table:table-cell table:style-name="ce2" office:value-type="float" office:value="-0.06447749" calcext:value-type="float">
            <text:p>-6.45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4194366" calcext:value-type="float">
            <text:p>4.19E-03</text:p>
          </table:table-cell>
          <table:table-cell table:style-name="ce2" office:value-type="float" office:value="-0.05743055" calcext:value-type="float">
            <text:p>-5.74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09698951" calcext:value-type="float">
            <text:p>9.70E-03</text:p>
          </table:table-cell>
          <table:table-cell table:style-name="ce2" office:value-type="float" office:value="-0.06114545" calcext:value-type="float">
            <text:p>-6.11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-0.00261153" calcext:value-type="float">
            <text:p>-2.61E-03</text:p>
          </table:table-cell>
          <table:table-cell table:style-name="ce2" office:value-type="float" office:value="-0.07275235" calcext:value-type="float">
            <text:p>-7.28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0.006046064" calcext:value-type="float">
            <text:p>6.05E-03</text:p>
          </table:table-cell>
          <table:table-cell table:style-name="ce2" office:value-type="float" office:value="-0.05343503" calcext:value-type="float">
            <text:p>-5.34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-0.004193703" calcext:value-type="float">
            <text:p>-4.19E-03</text:p>
          </table:table-cell>
          <table:table-cell table:style-name="ce2" office:value-type="float" office:value="-0.04752716" calcext:value-type="float">
            <text:p>-4.75E-02</text:p>
          </table:table-cell>
          <table:table-cell table:style-name="ce2"/>
          <table:table-cell table:style-name="ce2" office:value-type="float" office:value="3.44" calcext:value-type="float">
            <text:p>3.44E+00</text:p>
          </table:table-cell>
          <table:table-cell table:style-name="ce2" office:value-type="float" office:value="-0.004043286" calcext:value-type="float">
            <text:p>-4.04E-03</text:p>
          </table:table-cell>
          <table:table-cell table:style-name="ce2" office:value-type="float" office:value="-0.04887166" calcext:value-type="float">
            <text:p>-4.89E-02</text:p>
          </table:table-cell>
          <table:table-cell table:style-name="ce2"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-0.004474096" calcext:value-type="float">
            <text:p>-4.47E-03</text:p>
          </table:table-cell>
          <table:table-cell table:style-name="ce2" office:value-type="float" office:value="-0.04798997" calcext:value-type="float">
            <text:p>-4.8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0.06607405" calcext:value-type="float">
            <text:p>6.61E-02</text:p>
          </table:table-cell>
          <table:table-cell table:style-name="ce2" office:value-type="float" office:value="-0.1168775" calcext:value-type="float">
            <text:p>-1.17E-01</text:p>
          </table:table-cell>
          <table:table-cell table:number-columns-repeated="2"/>
          <table:table-cell table:style-name="ce2" office:value-type="float" office:value="3.26" calcext:value-type="float">
            <text:p>3.26E+00</text:p>
          </table:table-cell>
          <table:table-cell table:style-name="ce2" office:value-type="float" office:value="0.06466567" calcext:value-type="float">
            <text:p>6.47E-02</text:p>
          </table:table-cell>
          <table:table-cell table:style-name="ce2" office:value-type="float" office:value="-0.08373207" calcext:value-type="float">
            <text:p>-8.37E-02</text:p>
          </table:table-cell>
          <table:table-cell/>
          <table:table-cell table:style-name="ce2" office:value-type="float" office:value="3" calcext:value-type="float">
            <text:p>3.00E+00</text:p>
          </table:table-cell>
          <table:table-cell table:style-name="ce2" office:value-type="float" office:value="0.06843428" calcext:value-type="float">
            <text:p>6.84E-02</text:p>
          </table:table-cell>
          <table:table-cell table:style-name="ce2" office:value-type="float" office:value="-0.1036904" calcext:value-type="float">
            <text:p>-1.04E-01</text:p>
          </table:table-cell>
          <table:table-cell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6881905" calcext:value-type="float">
            <text:p>6.88E-02</text:p>
          </table:table-cell>
          <table:table-cell table:style-name="ce2" office:value-type="float" office:value="-0.0927719" calcext:value-type="float">
            <text:p>-9.28E-02</text:p>
          </table:table-cell>
          <table:table-cell/>
          <table:table-cell table:style-name="ce2" office:value-type="float" office:value="0.46" calcext:value-type="float">
            <text:p>4.60E-01</text:p>
          </table:table-cell>
          <table:table-cell table:style-name="ce2" office:value-type="float" office:value="0.09016406" calcext:value-type="float">
            <text:p>9.02E-02</text:p>
          </table:table-cell>
          <table:table-cell table:style-name="ce2" office:value-type="float" office:value="-0.08143493" calcext:value-type="float">
            <text:p>-8.14E-02</text:p>
          </table:table-cell>
          <table:table-cell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6335191" calcext:value-type="float">
            <text:p>6.34E-02</text:p>
          </table:table-cell>
          <table:table-cell table:style-name="ce2" office:value-type="float" office:value="-0.07959599" calcext:value-type="float">
            <text:p>-7.96E-02</text:p>
          </table:table-cell>
          <table:table-cell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-0.01902116" calcext:value-type="float">
            <text:p>-1.90E-02</text:p>
          </table:table-cell>
          <table:table-cell table:style-name="ce2" office:value-type="float" office:value="-0.07548098" calcext:value-type="float">
            <text:p>-7.55E-02</text:p>
          </table:table-cell>
          <table:table-cell table:style-name="ce2"/>
          <table:table-cell table:style-name="ce2" office:value-type="float" office:value="9.04" calcext:value-type="float">
            <text:p>9.04E+00</text:p>
          </table:table-cell>
          <table:table-cell table:style-name="ce2" office:value-type="float" office:value="-0.008552583" calcext:value-type="float">
            <text:p>-8.55E-03</text:p>
          </table:table-cell>
          <table:table-cell table:style-name="ce2" office:value-type="float" office:value="-0.07940051" calcext:value-type="float">
            <text:p>-7.94E-02</text:p>
          </table:table-cell>
          <table:table-cell table:style-name="ce2"/>
          <table:table-cell table:style-name="ce2" office:value-type="float" office:value="2.96" calcext:value-type="float">
            <text:p>2.96E+00</text:p>
          </table:table-cell>
          <table:table-cell table:style-name="ce2" office:value-type="float" office:value="0.004027376" calcext:value-type="float">
            <text:p>4.03E-03</text:p>
          </table:table-cell>
          <table:table-cell table:style-name="ce2" office:value-type="float" office:value="-0.06865717" calcext:value-type="float">
            <text:p>-6.87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-0.007395224" calcext:value-type="float">
            <text:p>-7.40E-03</text:p>
          </table:table-cell>
          <table:table-cell table:style-name="ce2" office:value-type="float" office:value="-0.06692261" calcext:value-type="float">
            <text:p>-6.69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-0.003226435" calcext:value-type="float">
            <text:p>-3.23E-03</text:p>
          </table:table-cell>
          <table:table-cell table:style-name="ce2" office:value-type="float" office:value="-0.05721545" calcext:value-type="float">
            <text:p>-5.72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07250917" calcext:value-type="float">
            <text:p>7.25E-03</text:p>
          </table:table-cell>
          <table:table-cell table:style-name="ce2" office:value-type="float" office:value="-0.06182546" calcext:value-type="float">
            <text:p>-6.18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-0.003465004" calcext:value-type="float">
            <text:p>-3.47E-03</text:p>
          </table:table-cell>
          <table:table-cell table:style-name="ce2" office:value-type="float" office:value="-0.07224722" calcext:value-type="float">
            <text:p>-7.22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01869904" calcext:value-type="float">
            <text:p>1.87E-03</text:p>
          </table:table-cell>
          <table:table-cell table:style-name="ce2" office:value-type="float" office:value="-0.05289617" calcext:value-type="float">
            <text:p>-5.29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007886508" calcext:value-type="float">
            <text:p>7.89E-04</text:p>
          </table:table-cell>
          <table:table-cell table:style-name="ce2" office:value-type="float" office:value="-0.04989019" calcext:value-type="float">
            <text:p>-4.99E-02</text:p>
          </table:table-cell>
          <table:table-cell table:style-name="ce2"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-0.00828409" calcext:value-type="float">
            <text:p>-8.28E-03</text:p>
          </table:table-cell>
          <table:table-cell table:style-name="ce2" office:value-type="float" office:value="-0.05179636" calcext:value-type="float">
            <text:p>-5.18E-02</text:p>
          </table:table-cell>
          <table:table-cell table:style-name="ce2"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-0.006281631" calcext:value-type="float">
            <text:p>-6.28E-03</text:p>
          </table:table-cell>
          <table:table-cell table:style-name="ce2" office:value-type="float" office:value="-0.04848293" calcext:value-type="float">
            <text:p>-4.8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0.06738429" calcext:value-type="float">
            <text:p>6.74E-02</text:p>
          </table:table-cell>
          <table:table-cell table:style-name="ce2" office:value-type="float" office:value="-0.1163537" calcext:value-type="float">
            <text:p>-1.16E-01</text:p>
          </table:table-cell>
          <table:table-cell table:number-columns-repeated="2"/>
          <table:table-cell table:style-name="ce2" office:value-type="float" office:value="3.28" calcext:value-type="float">
            <text:p>3.28E+00</text:p>
          </table:table-cell>
          <table:table-cell table:style-name="ce2" office:value-type="float" office:value="0.0735777" calcext:value-type="float">
            <text:p>7.36E-02</text:p>
          </table:table-cell>
          <table:table-cell table:style-name="ce2" office:value-type="float" office:value="-0.08490086" calcext:value-type="float">
            <text:p>-8.49E-02</text:p>
          </table:table-cell>
          <table:table-cell/>
          <table:table-cell table:style-name="ce2" office:value-type="float" office:value="3.02" calcext:value-type="float">
            <text:p>3.02E+00</text:p>
          </table:table-cell>
          <table:table-cell table:style-name="ce2" office:value-type="float" office:value="0.06817392" calcext:value-type="float">
            <text:p>6.82E-02</text:p>
          </table:table-cell>
          <table:table-cell table:style-name="ce2" office:value-type="float" office:value="-0.1025188" calcext:value-type="float">
            <text:p>-1.03E-01</text:p>
          </table:table-cell>
          <table:table-cell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6868936" calcext:value-type="float">
            <text:p>6.87E-02</text:p>
          </table:table-cell>
          <table:table-cell table:style-name="ce2" office:value-type="float" office:value="-0.09380943" calcext:value-type="float">
            <text:p>-9.38E-02</text:p>
          </table:table-cell>
          <table:table-cell/>
          <table:table-cell table:style-name="ce2" office:value-type="float" office:value="0.48" calcext:value-type="float">
            <text:p>4.80E-01</text:p>
          </table:table-cell>
          <table:table-cell table:style-name="ce2" office:value-type="float" office:value="0.09252116" calcext:value-type="float">
            <text:p>9.25E-02</text:p>
          </table:table-cell>
          <table:table-cell table:style-name="ce2" office:value-type="float" office:value="-0.08427515" calcext:value-type="float">
            <text:p>-8.43E-02</text:p>
          </table:table-cell>
          <table:table-cell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74073" calcext:value-type="float">
            <text:p>7.41E-02</text:p>
          </table:table-cell>
          <table:table-cell table:style-name="ce2" office:value-type="float" office:value="-0.08251993" calcext:value-type="float">
            <text:p>-8.25E-02</text:p>
          </table:table-cell>
          <table:table-cell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-0.006791916" calcext:value-type="float">
            <text:p>-6.79E-03</text:p>
          </table:table-cell>
          <table:table-cell table:style-name="ce2" office:value-type="float" office:value="-0.07846242" calcext:value-type="float">
            <text:p>-7.85E-02</text:p>
          </table:table-cell>
          <table:table-cell table:style-name="ce2"/>
          <table:table-cell table:style-name="ce2" office:value-type="float" office:value="9.06" calcext:value-type="float">
            <text:p>9.06E+00</text:p>
          </table:table-cell>
          <table:table-cell table:style-name="ce2" office:value-type="float" office:value="-0.005853469" calcext:value-type="float">
            <text:p>-5.85E-03</text:p>
          </table:table-cell>
          <table:table-cell table:style-name="ce2" office:value-type="float" office:value="-0.07651483" calcext:value-type="float">
            <text:p>-7.65E-02</text:p>
          </table:table-cell>
          <table:table-cell table:style-name="ce2"/>
          <table:table-cell table:style-name="ce2" office:value-type="float" office:value="2.98" calcext:value-type="float">
            <text:p>2.98E+00</text:p>
          </table:table-cell>
          <table:table-cell table:style-name="ce2" office:value-type="float" office:value="-0.002109578" calcext:value-type="float">
            <text:p>-2.11E-03</text:p>
          </table:table-cell>
          <table:table-cell table:style-name="ce2" office:value-type="float" office:value="-0.06616403" calcext:value-type="float">
            <text:p>-6.62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01977757" calcext:value-type="float">
            <text:p>1.98E-03</text:p>
          </table:table-cell>
          <table:table-cell table:style-name="ce2" office:value-type="float" office:value="-0.05972308" calcext:value-type="float">
            <text:p>-5.97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-0.01817559" calcext:value-type="float">
            <text:p>-1.82E-02</text:p>
          </table:table-cell>
          <table:table-cell table:style-name="ce2" office:value-type="float" office:value="-0.06065698" calcext:value-type="float">
            <text:p>-6.07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8610936" calcext:value-type="float">
            <text:p>8.61E-03</text:p>
          </table:table-cell>
          <table:table-cell table:style-name="ce2" office:value-type="float" office:value="-0.06712954" calcext:value-type="float">
            <text:p>-6.71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-0.004326657" calcext:value-type="float">
            <text:p>-4.33E-03</text:p>
          </table:table-cell>
          <table:table-cell table:style-name="ce2" office:value-type="float" office:value="-0.07038144" calcext:value-type="float">
            <text:p>-7.04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07797358" calcext:value-type="float">
            <text:p>7.80E-03</text:p>
          </table:table-cell>
          <table:table-cell table:style-name="ce2" office:value-type="float" office:value="-0.0504713" calcext:value-type="float">
            <text:p>-5.05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03847448" calcext:value-type="float">
            <text:p>3.85E-03</text:p>
          </table:table-cell>
          <table:table-cell table:style-name="ce2" office:value-type="float" office:value="-0.04996959" calcext:value-type="float">
            <text:p>-5.00E-02</text:p>
          </table:table-cell>
          <table:table-cell table:style-name="ce2"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0.01218876" calcext:value-type="float">
            <text:p>1.22E-02</text:p>
          </table:table-cell>
          <table:table-cell table:style-name="ce2" office:value-type="float" office:value="-0.0452158" calcext:value-type="float">
            <text:p>-4.52E-02</text:p>
          </table:table-cell>
          <table:table-cell table:style-name="ce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-0.002830883" calcext:value-type="float">
            <text:p>-2.83E-03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66206" calcext:value-type="float">
            <text:p>6.62E-02</text:p>
          </table:table-cell>
          <table:table-cell table:style-name="ce2" office:value-type="float" office:value="-0.11203" calcext:value-type="float">
            <text:p>-1.12E-01</text:p>
          </table:table-cell>
          <table:table-cell table:number-columns-repeated="2"/>
          <table:table-cell table:style-name="ce2" office:value-type="float" office:value="3.3" calcext:value-type="float">
            <text:p>3.30E+00</text:p>
          </table:table-cell>
          <table:table-cell table:style-name="ce2" office:value-type="float" office:value="0.07474649" calcext:value-type="float">
            <text:p>7.47E-02</text:p>
          </table:table-cell>
          <table:table-cell table:style-name="ce2" office:value-type="float" office:value="-0.08446256" calcext:value-type="float">
            <text:p>-8.45E-02</text:p>
          </table:table-cell>
          <table:table-cell/>
          <table:table-cell table:style-name="ce2" office:value-type="float" office:value="3.04" calcext:value-type="float">
            <text:p>3.04E+00</text:p>
          </table:table-cell>
          <table:table-cell table:style-name="ce2" office:value-type="float" office:value="0.06791356" calcext:value-type="float">
            <text:p>6.79E-02</text:p>
          </table:table-cell>
          <table:table-cell table:style-name="ce2" office:value-type="float" office:value="-0.1006963" calcext:value-type="float">
            <text:p>-1.01E-01</text:p>
          </table:table-cell>
          <table:table-cell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6635492" calcext:value-type="float">
            <text:p>6.64E-02</text:p>
          </table:table-cell>
          <table:table-cell table:style-name="ce2" office:value-type="float" office:value="-0.0973111" calcext:value-type="float">
            <text:p>-9.73E-02</text:p>
          </table:table-cell>
          <table:table-cell/>
          <table:table-cell table:style-name="ce2" office:value-type="float" office:value="0.5" calcext:value-type="float">
            <text:p>5.00E-01</text:p>
          </table:table-cell>
          <table:table-cell table:style-name="ce2" office:value-type="float" office:value="0.09277178" calcext:value-type="float">
            <text:p>9.28E-02</text:p>
          </table:table-cell>
          <table:table-cell table:style-name="ce2" office:value-type="float" office:value="-0.08297491" calcext:value-type="float">
            <text:p>-8.30E-02</text:p>
          </table:table-cell>
          <table:table-cell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7277348" calcext:value-type="float">
            <text:p>7.28E-02</text:p>
          </table:table-cell>
          <table:table-cell table:style-name="ce2" office:value-type="float" office:value="-0.08609362" calcext:value-type="float">
            <text:p>-8.61E-02</text:p>
          </table:table-cell>
          <table:table-cell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1040267" calcext:value-type="float">
            <text:p>-1.04E-02</text:p>
          </table:table-cell>
          <table:table-cell table:style-name="ce2" office:value-type="float" office:value="-0.08096406" calcext:value-type="float">
            <text:p>-8.10E-02</text:p>
          </table:table-cell>
          <table:table-cell table:style-name="ce2"/>
          <table:table-cell table:style-name="ce2" office:value-type="float" office:value="9.08" calcext:value-type="float">
            <text:p>9.08E+00</text:p>
          </table:table-cell>
          <table:table-cell table:style-name="ce2" office:value-type="float" office:value="-0.004019691" calcext:value-type="float">
            <text:p>-4.02E-03</text:p>
          </table:table-cell>
          <table:table-cell table:style-name="ce2" office:value-type="float" office:value="-0.08344734" calcext:value-type="float">
            <text:p>-8.34E-02</text:p>
          </table:table-cell>
          <table:table-cell table:style-name="ce2"/>
          <table:table-cell table:style-name="ce2" office:value-type="float" office:value="3" calcext:value-type="float">
            <text:p>3.00E+00</text:p>
          </table:table-cell>
          <table:table-cell table:style-name="ce2" office:value-type="float" office:value="-0.006712293" calcext:value-type="float">
            <text:p>-6.71E-03</text:p>
          </table:table-cell>
          <table:table-cell table:style-name="ce2" office:value-type="float" office:value="-0.06405446" calcext:value-type="float">
            <text:p>-6.41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-0.006308502" calcext:value-type="float">
            <text:p>-6.31E-03</text:p>
          </table:table-cell>
          <table:table-cell table:style-name="ce2" office:value-type="float" office:value="-0.06447749" calcext:value-type="float">
            <text:p>-6.45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-0.01645482" calcext:value-type="float">
            <text:p>-1.65E-02</text:p>
          </table:table-cell>
          <table:table-cell table:style-name="ce2" office:value-type="float" office:value="-0.06140982" calcext:value-type="float">
            <text:p>-6.14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07930926" calcext:value-type="float">
            <text:p>7.93E-03</text:p>
          </table:table-cell>
          <table:table-cell table:style-name="ce2" office:value-type="float" office:value="-0.0718896" calcext:value-type="float">
            <text:p>-7.19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-0.005868636" calcext:value-type="float">
            <text:p>-5.87E-03</text:p>
          </table:table-cell>
          <table:table-cell table:style-name="ce2" office:value-type="float" office:value="-0.06851974" calcext:value-type="float">
            <text:p>-6.85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08875077" calcext:value-type="float">
            <text:p>8.88E-03</text:p>
          </table:table-cell>
          <table:table-cell table:style-name="ce2" office:value-type="float" office:value="-0.05599461" calcext:value-type="float">
            <text:p>-5.60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01492439" calcext:value-type="float">
            <text:p>-1.49E-03</text:p>
          </table:table-cell>
          <table:table-cell table:style-name="ce2" office:value-type="float" office:value="-0.0522916" calcext:value-type="float">
            <text:p>-5.23E-02</text:p>
          </table:table-cell>
          <table:table-cell table:style-name="ce2"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0.009556532" calcext:value-type="float">
            <text:p>9.56E-03</text:p>
          </table:table-cell>
          <table:table-cell table:style-name="ce2" office:value-type="float" office:value="-0.04784802" calcext:value-type="float">
            <text:p>-4.78E-02</text:p>
          </table:table-cell>
          <table:table-cell table:style-name="ce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-0.001680633" calcext:value-type="float">
            <text:p>-1.68E-03</text:p>
          </table:table-cell>
          <table:table-cell table:style-name="ce2" office:value-type="float" office:value="-0.03615883" calcext:value-type="float">
            <text:p>-3.6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6424221" calcext:value-type="float">
            <text:p>6.42E-02</text:p>
          </table:table-cell>
          <table:table-cell table:style-name="ce2" office:value-type="float" office:value="-0.1046928" calcext:value-type="float">
            <text:p>-1.05E-01</text:p>
          </table:table-cell>
          <table:table-cell table:number-columns-repeated="2"/>
          <table:table-cell table:style-name="ce2" office:value-type="float" office:value="3.32" calcext:value-type="float">
            <text:p>3.32E+00</text:p>
          </table:table-cell>
          <table:table-cell table:style-name="ce2" office:value-type="float" office:value="0.07752237" calcext:value-type="float">
            <text:p>7.75E-02</text:p>
          </table:table-cell>
          <table:table-cell table:style-name="ce2" office:value-type="float" office:value="-0.08446256" calcext:value-type="float">
            <text:p>-8.45E-02</text:p>
          </table:table-cell>
          <table:table-cell/>
          <table:table-cell table:style-name="ce2" office:value-type="float" office:value="3.06" calcext:value-type="float">
            <text:p>3.06E+00</text:p>
          </table:table-cell>
          <table:table-cell table:style-name="ce2" office:value-type="float" office:value="0.06778338" calcext:value-type="float">
            <text:p>6.78E-02</text:p>
          </table:table-cell>
          <table:table-cell table:style-name="ce2" office:value-type="float" office:value="-0.09653052" calcext:value-type="float">
            <text:p>-9.65E-02</text:p>
          </table:table-cell>
          <table:table-cell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6596585" calcext:value-type="float">
            <text:p>6.60E-02</text:p>
          </table:table-cell>
          <table:table-cell table:style-name="ce2" office:value-type="float" office:value="-0.09808924" calcext:value-type="float">
            <text:p>-9.81E-02</text:p>
          </table:table-cell>
          <table:table-cell/>
          <table:table-cell table:style-name="ce2" office:value-type="float" office:value="0.52" calcext:value-type="float">
            <text:p>5.20E-01</text:p>
          </table:table-cell>
          <table:table-cell table:style-name="ce2" office:value-type="float" office:value="0.07540916" calcext:value-type="float">
            <text:p>7.54E-02</text:p>
          </table:table-cell>
          <table:table-cell table:style-name="ce2" office:value-type="float" office:value="-0.08829007" calcext:value-type="float">
            <text:p>-8.83E-02</text:p>
          </table:table-cell>
          <table:table-cell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7196127" calcext:value-type="float">
            <text:p>7.20E-02</text:p>
          </table:table-cell>
          <table:table-cell table:style-name="ce2" office:value-type="float" office:value="-0.08593118" calcext:value-type="float">
            <text:p>-8.59E-02</text:p>
          </table:table-cell>
          <table:table-cell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-0.01096057" calcext:value-type="float">
            <text:p>-1.10E-02</text:p>
          </table:table-cell>
          <table:table-cell table:style-name="ce2" office:value-type="float" office:value="-0.08344784" calcext:value-type="float">
            <text:p>-8.34E-02</text:p>
          </table:table-cell>
          <table:table-cell table:style-name="ce2"/>
          <table:table-cell table:style-name="ce2" office:value-type="float" office:value="9.1" calcext:value-type="float">
            <text:p>9.10E+00</text:p>
          </table:table-cell>
          <table:table-cell table:style-name="ce2" office:value-type="float" office:value="-0.006966746" calcext:value-type="float">
            <text:p>-6.97E-03</text:p>
          </table:table-cell>
          <table:table-cell table:style-name="ce2" office:value-type="float" office:value="-0.08906037" calcext:value-type="float">
            <text:p>-8.91E-02</text:p>
          </table:table-cell>
          <table:table-cell table:style-name="ce2"/>
          <table:table-cell table:style-name="ce2" office:value-type="float" office:value="3.02" calcext:value-type="float">
            <text:p>3.02E+00</text:p>
          </table:table-cell>
          <table:table-cell table:style-name="ce2" office:value-type="float" office:value="-0.007671192" calcext:value-type="float">
            <text:p>-7.67E-03</text:p>
          </table:table-cell>
          <table:table-cell table:style-name="ce2" office:value-type="float" office:value="-0.06194488" calcext:value-type="float">
            <text:p>-6.19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-0.003863376" calcext:value-type="float">
            <text:p>-3.86E-03</text:p>
          </table:table-cell>
          <table:table-cell table:style-name="ce2" office:value-type="float" office:value="-0.06556421" calcext:value-type="float">
            <text:p>-6.56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0301134" calcext:value-type="float">
            <text:p>3.01E-03</text:p>
          </table:table-cell>
          <table:table-cell table:style-name="ce2" office:value-type="float" office:value="-0.05936641" calcext:value-type="float">
            <text:p>-5.94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09970955" calcext:value-type="float">
            <text:p>9.97E-03</text:p>
          </table:table-cell>
          <table:table-cell table:style-name="ce2" office:value-type="float" office:value="-0.07039358" calcext:value-type="float">
            <text:p>-7.04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-0.005729226" calcext:value-type="float">
            <text:p>-5.73E-03</text:p>
          </table:table-cell>
          <table:table-cell table:style-name="ce2" office:value-type="float" office:value="-0.06341628" calcext:value-type="float">
            <text:p>-6.34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08470932" calcext:value-type="float">
            <text:p>8.47E-03</text:p>
          </table:table-cell>
          <table:table-cell table:style-name="ce2" office:value-type="float" office:value="-0.05882362" calcext:value-type="float">
            <text:p>-5.88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04521501" calcext:value-type="float">
            <text:p>4.52E-03</text:p>
          </table:table-cell>
          <table:table-cell table:style-name="ce2" office:value-type="float" office:value="-0.05092177" calcext:value-type="float">
            <text:p>-5.09E-02</text:p>
          </table:table-cell>
          <table:table-cell table:style-name="ce2"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0.009556532" calcext:value-type="float">
            <text:p>9.56E-03</text:p>
          </table:table-cell>
          <table:table-cell table:style-name="ce2" office:value-type="float" office:value="-0.05033401" calcext:value-type="float">
            <text:p>-5.03E-02</text:p>
          </table:table-cell>
          <table:table-cell table:style-name="ce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-0.0006947051" calcext:value-type="float">
            <text:p>-6.95E-04</text:p>
          </table:table-cell>
          <table:table-cell table:style-name="ce2" office:value-type="float" office:value="-0.03369401" calcext:value-type="float">
            <text:p>-3.3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6306356" calcext:value-type="float">
            <text:p>6.31E-02</text:p>
          </table:table-cell>
          <table:table-cell table:style-name="ce2" office:value-type="float" office:value="-0.1022033" calcext:value-type="float">
            <text:p>-1.02E-01</text:p>
          </table:table-cell>
          <table:table-cell table:number-columns-repeated="2"/>
          <table:table-cell table:style-name="ce2" office:value-type="float" office:value="3.34" calcext:value-type="float">
            <text:p>3.34E+00</text:p>
          </table:table-cell>
          <table:table-cell table:style-name="ce2" office:value-type="float" office:value="0.06656496" calcext:value-type="float">
            <text:p>6.66E-02</text:p>
          </table:table-cell>
          <table:table-cell table:style-name="ce2" office:value-type="float" office:value="-0.08460866" calcext:value-type="float">
            <text:p>-8.46E-02</text:p>
          </table:table-cell>
          <table:table-cell/>
          <table:table-cell table:style-name="ce2" office:value-type="float" office:value="3.08" calcext:value-type="float">
            <text:p>3.08E+00</text:p>
          </table:table-cell>
          <table:table-cell table:style-name="ce2" office:value-type="float" office:value="0.06739284" calcext:value-type="float">
            <text:p>6.74E-02</text:p>
          </table:table-cell>
          <table:table-cell table:style-name="ce2" office:value-type="float" office:value="-0.09262512" calcext:value-type="float">
            <text:p>-9.26E-02</text:p>
          </table:table-cell>
          <table:table-cell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6544708" calcext:value-type="float">
            <text:p>6.54E-02</text:p>
          </table:table-cell>
          <table:table-cell table:style-name="ce2" office:value-type="float" office:value="-0.09899708" calcext:value-type="float">
            <text:p>-9.90E-02</text:p>
          </table:table-cell>
          <table:table-cell/>
          <table:table-cell table:style-name="ce2" office:value-type="float" office:value="0.54" calcext:value-type="float">
            <text:p>5.40E-01</text:p>
          </table:table-cell>
          <table:table-cell table:style-name="ce2" office:value-type="float" office:value="0.07725052" calcext:value-type="float">
            <text:p>7.73E-02</text:p>
          </table:table-cell>
          <table:table-cell table:style-name="ce2" office:value-type="float" office:value="-0.09165328" calcext:value-type="float">
            <text:p>-9.17E-02</text:p>
          </table:table-cell>
          <table:table-cell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6952466" calcext:value-type="float">
            <text:p>6.95E-02</text:p>
          </table:table-cell>
          <table:table-cell table:style-name="ce2" office:value-type="float" office:value="-0.08788047" calcext:value-type="float">
            <text:p>-8.79E-02</text:p>
          </table:table-cell>
          <table:table-cell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-0.01172713" calcext:value-type="float">
            <text:p>-1.17E-02</text:p>
          </table:table-cell>
          <table:table-cell table:style-name="ce2" office:value-type="float" office:value="-0.0828799" calcext:value-type="float">
            <text:p>-8.29E-02</text:p>
          </table:table-cell>
          <table:table-cell table:style-name="ce2"/>
          <table:table-cell table:style-name="ce2" office:value-type="float" office:value="9.12" calcext:value-type="float">
            <text:p>9.12E+00</text:p>
          </table:table-cell>
          <table:table-cell table:style-name="ce2" office:value-type="float" office:value="-0.009238715" calcext:value-type="float">
            <text:p>-9.24E-03</text:p>
          </table:table-cell>
          <table:table-cell table:style-name="ce2" office:value-type="float" office:value="-0.09398604" calcext:value-type="float">
            <text:p>-9.40E-02</text:p>
          </table:table-cell>
          <table:table-cell table:style-name="ce2"/>
          <table:table-cell table:style-name="ce2" office:value-type="float" office:value="3.04" calcext:value-type="float">
            <text:p>3.04E+00</text:p>
          </table:table-cell>
          <table:table-cell table:style-name="ce2" office:value-type="float" office:value="-0.01342459" calcext:value-type="float">
            <text:p>-1.34E-02</text:p>
          </table:table-cell>
          <table:table-cell table:style-name="ce2" office:value-type="float" office:value="-0.0646298" calcext:value-type="float">
            <text:p>-6.46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1080738" calcext:value-type="float">
            <text:p>1.08E-02</text:p>
          </table:table-cell>
          <table:table-cell table:style-name="ce2" office:value-type="float" office:value="-0.06257572" calcext:value-type="float">
            <text:p>-6.26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-0.01849823" calcext:value-type="float">
            <text:p>-1.85E-02</text:p>
          </table:table-cell>
          <table:table-cell table:style-name="ce2" office:value-type="float" office:value="-0.06194756" calcext:value-type="float">
            <text:p>-6.19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09018942" calcext:value-type="float">
            <text:p>9.02E-03</text:p>
          </table:table-cell>
          <table:table-cell table:style-name="ce2" office:value-type="float" office:value="-0.06740154" calcext:value-type="float">
            <text:p>-6.74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-0.008469953" calcext:value-type="float">
            <text:p>-8.47E-03</text:p>
          </table:table-cell>
          <table:table-cell table:style-name="ce2" office:value-type="float" office:value="-0.06020109" calcext:value-type="float">
            <text:p>-6.02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07932073" calcext:value-type="float">
            <text:p>7.93E-03</text:p>
          </table:table-cell>
          <table:table-cell table:style-name="ce2" office:value-type="float" office:value="-0.06259564" calcext:value-type="float">
            <text:p>-6.26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08140594" calcext:value-type="float">
            <text:p>8.14E-03</text:p>
          </table:table-cell>
          <table:table-cell table:style-name="ce2" office:value-type="float" office:value="-0.04851328" calcext:value-type="float">
            <text:p>-4.85E-02</text:p>
          </table:table-cell>
          <table:table-cell table:style-name="ce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1131135" calcext:value-type="float">
            <text:p>1.13E-02</text:p>
          </table:table-cell>
          <table:table-cell table:style-name="ce2" office:value-type="float" office:value="-0.05252753" calcext:value-type="float">
            <text:p>-5.25E-02</text:p>
          </table:table-cell>
          <table:table-cell table:style-name="ce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00784187" calcext:value-type="float">
            <text:p>7.84E-04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6778041" calcext:value-type="float">
            <text:p>6.78E-02</text:p>
          </table:table-cell>
          <table:table-cell table:style-name="ce2" office:value-type="float" office:value="-0.1005011" calcext:value-type="float">
            <text:p>-1.01E-01</text:p>
          </table:table-cell>
          <table:table-cell table:number-columns-repeated="2"/>
          <table:table-cell table:style-name="ce2" office:value-type="float" office:value="3.36" calcext:value-type="float">
            <text:p>3.36E+00</text:p>
          </table:table-cell>
          <table:table-cell table:style-name="ce2" office:value-type="float" office:value="0.06598056" calcext:value-type="float">
            <text:p>6.60E-02</text:p>
          </table:table-cell>
          <table:table-cell table:style-name="ce2" office:value-type="float" office:value="-0.08753063" calcext:value-type="float">
            <text:p>-8.75E-02</text:p>
          </table:table-cell>
          <table:table-cell/>
          <table:table-cell table:style-name="ce2" office:value-type="float" office:value="3.1" calcext:value-type="float">
            <text:p>3.10E+00</text:p>
          </table:table-cell>
          <table:table-cell table:style-name="ce2" office:value-type="float" office:value="0.06557031" calcext:value-type="float">
            <text:p>6.56E-02</text:p>
          </table:table-cell>
          <table:table-cell table:style-name="ce2" office:value-type="float" office:value="-0.09145349" calcext:value-type="float">
            <text:p>-9.15E-02</text:p>
          </table:table-cell>
          <table:table-cell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09329067" calcext:value-type="float">
            <text:p>-9.33E-02</text:p>
          </table:table-cell>
          <table:table-cell/>
          <table:table-cell table:style-name="ce2" office:value-type="float" office:value="0.56" calcext:value-type="float">
            <text:p>5.60E-01</text:p>
          </table:table-cell>
          <table:table-cell table:style-name="ce2" office:value-type="float" office:value="0.07830739" calcext:value-type="float">
            <text:p>7.83E-02</text:p>
          </table:table-cell>
          <table:table-cell table:style-name="ce2" office:value-type="float" office:value="-0.09424287" calcext:value-type="float">
            <text:p>-9.42E-02</text:p>
          </table:table-cell>
          <table:table-cell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6822513" calcext:value-type="float">
            <text:p>6.82E-02</text:p>
          </table:table-cell>
          <table:table-cell table:style-name="ce2" office:value-type="float" office:value="-0.08430677" calcext:value-type="float">
            <text:p>-8.43E-02</text:p>
          </table:table-cell>
          <table:table-cell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-0.01250708" calcext:value-type="float">
            <text:p>-1.25E-02</text:p>
          </table:table-cell>
          <table:table-cell table:style-name="ce2" office:value-type="float" office:value="-0.08002232" calcext:value-type="float">
            <text:p>-8.00E-02</text:p>
          </table:table-cell>
          <table:table-cell table:style-name="ce2"/>
          <table:table-cell table:style-name="ce2" office:value-type="float" office:value="9.14" calcext:value-type="float">
            <text:p>9.14E+00</text:p>
          </table:table-cell>
          <table:table-cell table:style-name="ce2" office:value-type="float" office:value="-0.01061221" calcext:value-type="float">
            <text:p>-1.06E-02</text:p>
          </table:table-cell>
          <table:table-cell table:style-name="ce2" office:value-type="float" office:value="-0.09277211" calcext:value-type="float">
            <text:p>-9.28E-02</text:p>
          </table:table-cell>
          <table:table-cell table:style-name="ce2"/>
          <table:table-cell table:style-name="ce2" office:value-type="float" office:value="3.06" calcext:value-type="float">
            <text:p>3.06E+00</text:p>
          </table:table-cell>
          <table:table-cell table:style-name="ce2" office:value-type="float" office:value="-0.01419171" calcext:value-type="float">
            <text:p>-1.42E-02</text:p>
          </table:table-cell>
          <table:table-cell table:style-name="ce2" office:value-type="float" office:value="-0.07134209" calcext:value-type="float">
            <text:p>-7.13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1420338" calcext:value-type="float">
            <text:p>1.42E-02</text:p>
          </table:table-cell>
          <table:table-cell table:style-name="ce2" office:value-type="float" office:value="-0.06461333" calcext:value-type="float">
            <text:p>-6.46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04301914" calcext:value-type="float">
            <text:p>4.30E-03</text:p>
          </table:table-cell>
          <table:table-cell table:style-name="ce2" office:value-type="float" office:value="-0.06065698" calcext:value-type="float">
            <text:p>-6.07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-0.003493234" calcext:value-type="float">
            <text:p>-3.49E-03</text:p>
          </table:table-cell>
          <table:table-cell table:style-name="ce2" office:value-type="float" office:value="-0.06536151" calcext:value-type="float">
            <text:p>-6.54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-0.004924825" calcext:value-type="float">
            <text:p>-4.92E-03</text:p>
          </table:table-cell>
          <table:table-cell table:style-name="ce2" office:value-type="float" office:value="-0.0557575" calcext:value-type="float">
            <text:p>-5.58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09009791" calcext:value-type="float">
            <text:p>9.01E-03</text:p>
          </table:table-cell>
          <table:table-cell table:style-name="ce2" office:value-type="float" office:value="-0.06340393" calcext:value-type="float">
            <text:p>-6.34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04896715" calcext:value-type="float">
            <text:p>4.90E-03</text:p>
          </table:table-cell>
          <table:table-cell table:style-name="ce2" office:value-type="float" office:value="-0.04958175" calcext:value-type="float">
            <text:p>-4.96E-02</text:p>
          </table:table-cell>
          <table:table-cell table:style-name="ce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0.01642956" calcext:value-type="float">
            <text:p>1.64E-02</text:p>
          </table:table-cell>
          <table:table-cell table:style-name="ce2" office:value-type="float" office:value="-0.05048024" calcext:value-type="float">
            <text:p>-5.05E-02</text:p>
          </table:table-cell>
          <table:table-cell table:style-name="ce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-0.001187669" calcext:value-type="float">
            <text:p>-1.19E-03</text:p>
          </table:table-cell>
          <table:table-cell table:style-name="ce2" office:value-type="float" office:value="-0.03451562" calcext:value-type="float">
            <text:p>-3.4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6123053" calcext:value-type="float">
            <text:p>6.12E-02</text:p>
          </table:table-cell>
          <table:table-cell table:style-name="ce2" office:value-type="float" office:value="-0.09617632" calcext:value-type="float">
            <text:p>-9.62E-02</text:p>
          </table:table-cell>
          <table:table-cell table:number-columns-repeated="2"/>
          <table:table-cell table:style-name="ce2" office:value-type="float" office:value="3.38" calcext:value-type="float">
            <text:p>3.38E+00</text:p>
          </table:table-cell>
          <table:table-cell table:style-name="ce2" office:value-type="float" office:value="0.06393518" calcext:value-type="float">
            <text:p>6.39E-02</text:p>
          </table:table-cell>
          <table:table-cell table:style-name="ce2" office:value-type="float" office:value="-0.09322849" calcext:value-type="float">
            <text:p>-9.32E-02</text:p>
          </table:table-cell>
          <table:table-cell/>
          <table:table-cell table:style-name="ce2" office:value-type="float" office:value="3.12" calcext:value-type="float">
            <text:p>3.12E+00</text:p>
          </table:table-cell>
          <table:table-cell table:style-name="ce2" office:value-type="float" office:value="0.06439869" calcext:value-type="float">
            <text:p>6.44E-02</text:p>
          </table:table-cell>
          <table:table-cell table:style-name="ce2" office:value-type="float" office:value="-0.09093277" calcext:value-type="float">
            <text:p>-9.09E-02</text:p>
          </table:table-cell>
          <table:table-cell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09329067" calcext:value-type="float">
            <text:p>-9.33E-02</text:p>
          </table:table-cell>
          <table:table-cell/>
          <table:table-cell table:style-name="ce2" office:value-type="float" office:value="0.58" calcext:value-type="float">
            <text:p>5.80E-01</text:p>
          </table:table-cell>
          <table:table-cell table:style-name="ce2" office:value-type="float" office:value="0.07650229" calcext:value-type="float">
            <text:p>7.65E-02</text:p>
          </table:table-cell>
          <table:table-cell table:style-name="ce2" office:value-type="float" office:value="-0.09607335" calcext:value-type="float">
            <text:p>-9.61E-02</text:p>
          </table:table-cell>
          <table:table-cell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7715938" calcext:value-type="float">
            <text:p>7.72E-02</text:p>
          </table:table-cell>
          <table:table-cell table:style-name="ce2" office:value-type="float" office:value="-0.07894623" calcext:value-type="float">
            <text:p>-7.89E-02</text:p>
          </table:table-cell>
          <table:table-cell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-0.01251489" calcext:value-type="float">
            <text:p>-1.25E-02</text:p>
          </table:table-cell>
          <table:table-cell table:style-name="ce2" office:value-type="float" office:value="-0.0786867" calcext:value-type="float">
            <text:p>-7.87E-02</text:p>
          </table:table-cell>
          <table:table-cell table:style-name="ce2"/>
          <table:table-cell table:style-name="ce2" office:value-type="float" office:value="9.16" calcext:value-type="float">
            <text:p>9.16E+00</text:p>
          </table:table-cell>
          <table:table-cell table:style-name="ce2" office:value-type="float" office:value="-0.01074722" calcext:value-type="float">
            <text:p>-1.07E-02</text:p>
          </table:table-cell>
          <table:table-cell table:style-name="ce2" office:value-type="float" office:value="-0.09290958" calcext:value-type="float">
            <text:p>-9.29E-02</text:p>
          </table:table-cell>
          <table:table-cell table:style-name="ce2"/>
          <table:table-cell table:style-name="ce2" office:value-type="float" office:value="3.08" calcext:value-type="float">
            <text:p>3.08E+00</text:p>
          </table:table-cell>
          <table:table-cell table:style-name="ce2" office:value-type="float" office:value="-0.0161095" calcext:value-type="float">
            <text:p>-1.61E-02</text:p>
          </table:table-cell>
          <table:table-cell table:style-name="ce2" office:value-type="float" office:value="-0.07191743" calcext:value-type="float">
            <text:p>-7.19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09720653" calcext:value-type="float">
            <text:p>9.72E-03</text:p>
          </table:table-cell>
          <table:table-cell table:style-name="ce2" office:value-type="float" office:value="-0.07004694" calcext:value-type="float">
            <text:p>-7.00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04517009" calcext:value-type="float">
            <text:p>4.52E-03</text:p>
          </table:table-cell>
          <table:table-cell table:style-name="ce2" office:value-type="float" office:value="-0.06840043" calcext:value-type="float">
            <text:p>-6.84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09290946" calcext:value-type="float">
            <text:p>9.29E-03</text:p>
          </table:table-cell>
          <table:table-cell table:style-name="ce2" office:value-type="float" office:value="-0.06087345" calcext:value-type="float">
            <text:p>-6.09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00325207" calcext:value-type="float">
            <text:p>3.25E-04</text:p>
          </table:table-cell>
          <table:table-cell table:style-name="ce2" office:value-type="float" office:value="-0.05198402" calcext:value-type="float">
            <text:p>-5.20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04160056" calcext:value-type="float">
            <text:p>4.16E-03</text:p>
          </table:table-cell>
          <table:table-cell table:style-name="ce2" office:value-type="float" office:value="-0.06421222" calcext:value-type="float">
            <text:p>-6.42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06800065" calcext:value-type="float">
            <text:p>6.80E-03</text:p>
          </table:table-cell>
          <table:table-cell table:style-name="ce2" office:value-type="float" office:value="-0.0480425" calcext:value-type="float">
            <text:p>-4.80E-02</text:p>
          </table:table-cell>
          <table:table-cell table:style-name="ce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1569839" calcext:value-type="float">
            <text:p>1.57E-02</text:p>
          </table:table-cell>
          <table:table-cell table:style-name="ce2" office:value-type="float" office:value="-0.04843296" calcext:value-type="float">
            <text:p>-4.84E-02</text:p>
          </table:table-cell>
          <table:table-cell table:style-name="ce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-0.003652489" calcext:value-type="float">
            <text:p>-3.65E-03</text:p>
          </table:table-cell>
          <table:table-cell table:style-name="ce2" office:value-type="float" office:value="-0.03648747" calcext:value-type="float">
            <text:p>-3.6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6070643" calcext:value-type="float">
            <text:p>6.07E-02</text:p>
          </table:table-cell>
          <table:table-cell table:style-name="ce2" office:value-type="float" office:value="-0.09643825" calcext:value-type="float">
            <text:p>-9.64E-02</text:p>
          </table:table-cell>
          <table:table-cell table:number-columns-repeated="2"/>
          <table:table-cell table:style-name="ce2" office:value-type="float" office:value="3.4" calcext:value-type="float">
            <text:p>3.40E+00</text:p>
          </table:table-cell>
          <table:table-cell table:style-name="ce2" office:value-type="float" office:value="0.06554227" calcext:value-type="float">
            <text:p>6.55E-02</text:p>
          </table:table-cell>
          <table:table-cell table:style-name="ce2" office:value-type="float" office:value="-0.09249799" calcext:value-type="float">
            <text:p>-9.25E-02</text:p>
          </table:table-cell>
          <table:table-cell/>
          <table:table-cell table:style-name="ce2" office:value-type="float" office:value="3.14" calcext:value-type="float">
            <text:p>3.14E+00</text:p>
          </table:table-cell>
          <table:table-cell table:style-name="ce2" office:value-type="float" office:value="0.06374779" calcext:value-type="float">
            <text:p>6.37E-02</text:p>
          </table:table-cell>
          <table:table-cell table:style-name="ce2" office:value-type="float" office:value="-0.08924043" calcext:value-type="float">
            <text:p>-8.92E-02</text:p>
          </table:table-cell>
          <table:table-cell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6440955" calcext:value-type="float">
            <text:p>6.44E-02</text:p>
          </table:table-cell>
          <table:table-cell table:style-name="ce2" office:value-type="float" office:value="-0.09393912" calcext:value-type="float">
            <text:p>-9.39E-02</text:p>
          </table:table-cell>
          <table:table-cell/>
          <table:table-cell table:style-name="ce2" office:value-type="float" office:value="0.6" calcext:value-type="float">
            <text:p>6.00E-01</text:p>
          </table:table-cell>
          <table:table-cell table:style-name="ce2" office:value-type="float" office:value="0.07780252" calcext:value-type="float">
            <text:p>7.78E-02</text:p>
          </table:table-cell>
          <table:table-cell table:style-name="ce2" office:value-type="float" office:value="-0.09632398" calcext:value-type="float">
            <text:p>-9.63E-02</text:p>
          </table:table-cell>
          <table:table-cell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7894623" calcext:value-type="float">
            <text:p>7.89E-02</text:p>
          </table:table-cell>
          <table:table-cell table:style-name="ce2" office:value-type="float" office:value="-0.08349457" calcext:value-type="float">
            <text:p>-8.35E-02</text:p>
          </table:table-cell>
          <table:table-cell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-0.008745694" calcext:value-type="float">
            <text:p>-8.75E-03</text:p>
          </table:table-cell>
          <table:table-cell table:style-name="ce2" office:value-type="float" office:value="-0.07065066" calcext:value-type="float">
            <text:p>-7.07E-02</text:p>
          </table:table-cell>
          <table:table-cell table:style-name="ce2"/>
          <table:table-cell table:style-name="ce2" office:value-type="float" office:value="9.18" calcext:value-type="float">
            <text:p>9.18E+00</text:p>
          </table:table-cell>
          <table:table-cell table:style-name="ce2" office:value-type="float" office:value="-0.01076195" calcext:value-type="float">
            <text:p>-1.08E-02</text:p>
          </table:table-cell>
          <table:table-cell table:style-name="ce2" office:value-type="float" office:value="-0.09127465" calcext:value-type="float">
            <text:p>-9.13E-02</text:p>
          </table:table-cell>
          <table:table-cell table:style-name="ce2"/>
          <table:table-cell table:style-name="ce2" office:value-type="float" office:value="3.1" calcext:value-type="float">
            <text:p>3.10E+00</text:p>
          </table:table-cell>
          <table:table-cell table:style-name="ce2" office:value-type="float" office:value="-0.007671192" calcext:value-type="float">
            <text:p>-7.67E-03</text:p>
          </table:table-cell>
          <table:table-cell table:style-name="ce2" office:value-type="float" office:value="-0.06999963" calcext:value-type="float">
            <text:p>-7.00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1162242" calcext:value-type="float">
            <text:p>1.16E-02</text:p>
          </table:table-cell>
          <table:table-cell table:style-name="ce2" office:value-type="float" office:value="-0.07398631" calcext:value-type="float">
            <text:p>-7.40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06237775" calcext:value-type="float">
            <text:p>6.24E-03</text:p>
          </table:table-cell>
          <table:table-cell table:style-name="ce2" office:value-type="float" office:value="-0.07356272" calcext:value-type="float">
            <text:p>-7.36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9426947" calcext:value-type="float">
            <text:p>9.43E-03</text:p>
          </table:table-cell>
          <table:table-cell table:style-name="ce2" office:value-type="float" office:value="-0.05869742" calcext:value-type="float">
            <text:p>-5.87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07966602" calcext:value-type="float">
            <text:p>7.97E-03</text:p>
          </table:table-cell>
          <table:table-cell table:style-name="ce2" office:value-type="float" office:value="-0.04989703" calcext:value-type="float">
            <text:p>-4.99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1251238" calcext:value-type="float">
            <text:p>1.25E-02</text:p>
          </table:table-cell>
          <table:table-cell table:style-name="ce2" office:value-type="float" office:value="-0.05505161" calcext:value-type="float">
            <text:p>-5.51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0.001058695" calcext:value-type="float">
            <text:p>1.06E-03</text:p>
          </table:table-cell>
          <table:table-cell table:style-name="ce2" office:value-type="float" office:value="-0.04673481" calcext:value-type="float">
            <text:p>-4.67E-02</text:p>
          </table:table-cell>
          <table:table-cell table:style-name="ce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0473079" calcext:value-type="float">
            <text:p>4.73E-03</text:p>
          </table:table-cell>
          <table:table-cell table:style-name="ce2" office:value-type="float" office:value="-0.03512561" calcext:value-type="float">
            <text:p>-3.51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0.0116294" calcext:value-type="float">
            <text:p>1.16E-02</text:p>
          </table:table-cell>
          <table:table-cell table:style-name="ce2" office:value-type="float" office:value="-0.03024326" calcext:value-type="float">
            <text:p>-3.0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5782551" calcext:value-type="float">
            <text:p>5.78E-02</text:p>
          </table:table-cell>
          <table:table-cell table:style-name="ce2" office:value-type="float" office:value="-0.08923191" calcext:value-type="float">
            <text:p>-8.92E-02</text:p>
          </table:table-cell>
          <table:table-cell table:number-columns-repeated="2"/>
          <table:table-cell table:style-name="ce2" office:value-type="float" office:value="3.42" calcext:value-type="float">
            <text:p>3.42E+00</text:p>
          </table:table-cell>
          <table:table-cell table:style-name="ce2" office:value-type="float" office:value="0.06276639" calcext:value-type="float">
            <text:p>6.28E-02</text:p>
          </table:table-cell>
          <table:table-cell table:style-name="ce2" office:value-type="float" office:value="-0.09045261" calcext:value-type="float">
            <text:p>-9.05E-02</text:p>
          </table:table-cell>
          <table:table-cell/>
          <table:table-cell table:style-name="ce2" office:value-type="float" office:value="3.16" calcext:value-type="float">
            <text:p>3.16E+00</text:p>
          </table:table-cell>
          <table:table-cell table:style-name="ce2" office:value-type="float" office:value="0.05932166" calcext:value-type="float">
            <text:p>5.93E-02</text:p>
          </table:table-cell>
          <table:table-cell table:style-name="ce2" office:value-type="float" office:value="-0.09106295" calcext:value-type="float">
            <text:p>-9.11E-02</text:p>
          </table:table-cell>
          <table:table-cell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6116727" calcext:value-type="float">
            <text:p>6.12E-02</text:p>
          </table:table-cell>
          <table:table-cell table:style-name="ce2" office:value-type="float" office:value="-0.09251252" calcext:value-type="float">
            <text:p>-9.25E-02</text:p>
          </table:table-cell>
          <table:table-cell/>
          <table:table-cell table:style-name="ce2" office:value-type="float" office:value="0.62" calcext:value-type="float">
            <text:p>6.20E-01</text:p>
          </table:table-cell>
          <table:table-cell table:style-name="ce2" office:value-type="float" office:value="0.07235458" calcext:value-type="float">
            <text:p>7.24E-02</text:p>
          </table:table-cell>
          <table:table-cell table:style-name="ce2" office:value-type="float" office:value="-0.0971411" calcext:value-type="float">
            <text:p>-9.71E-02</text:p>
          </table:table-cell>
          <table:table-cell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7456033" calcext:value-type="float">
            <text:p>7.46E-02</text:p>
          </table:table-cell>
          <table:table-cell table:style-name="ce2" office:value-type="float" office:value="-0.08755559" calcext:value-type="float">
            <text:p>-8.76E-02</text:p>
          </table:table-cell>
          <table:table-cell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1713879" calcext:value-type="float">
            <text:p>1.71E-03</text:p>
          </table:table-cell>
          <table:table-cell table:style-name="ce2" office:value-type="float" office:value="-0.0646744" calcext:value-type="float">
            <text:p>-6.47E-02</text:p>
          </table:table-cell>
          <table:table-cell table:style-name="ce2"/>
          <table:table-cell table:style-name="ce2" office:value-type="float" office:value="9.2" calcext:value-type="float">
            <text:p>9.20E+00</text:p>
          </table:table-cell>
          <table:table-cell table:style-name="ce2" office:value-type="float" office:value="-0.01443442" calcext:value-type="float">
            <text:p>-1.44E-02</text:p>
          </table:table-cell>
          <table:table-cell table:style-name="ce2" office:value-type="float" office:value="-0.09198901" calcext:value-type="float">
            <text:p>-9.20E-02</text:p>
          </table:table-cell>
          <table:table-cell table:style-name="ce2"/>
          <table:table-cell table:style-name="ce2" office:value-type="float" office:value="3.12" calcext:value-type="float">
            <text:p>3.12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306811" calcext:value-type="float">
            <text:p>-7.31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09992334" calcext:value-type="float">
            <text:p>9.99E-03</text:p>
          </table:table-cell>
          <table:table-cell table:style-name="ce2" office:value-type="float" office:value="-0.07534471" calcext:value-type="float">
            <text:p>-7.53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05915131" calcext:value-type="float">
            <text:p>5.92E-03</text:p>
          </table:table-cell>
          <table:table-cell table:style-name="ce2" office:value-type="float" office:value="-0.07807973" calcext:value-type="float">
            <text:p>-7.81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08338932" calcext:value-type="float">
            <text:p>8.34E-03</text:p>
          </table:table-cell>
          <table:table-cell table:style-name="ce2" office:value-type="float" office:value="-0.06264147" calcext:value-type="float">
            <text:p>-6.26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06269878" calcext:value-type="float">
            <text:p>6.27E-03</text:p>
          </table:table-cell>
          <table:table-cell table:style-name="ce2" office:value-type="float" office:value="-0.05058758" calcext:value-type="float">
            <text:p>-5.06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04294771" calcext:value-type="float">
            <text:p>4.29E-03</text:p>
          </table:table-cell>
          <table:table-cell table:style-name="ce2" office:value-type="float" office:value="-0.05356974" calcext:value-type="float">
            <text:p>-5.36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05918703" calcext:value-type="float">
            <text:p>5.92E-03</text:p>
          </table:table-cell>
          <table:table-cell table:style-name="ce2" office:value-type="float" office:value="-0.04403304" calcext:value-type="float">
            <text:p>-4.40E-02</text:p>
          </table:table-cell>
          <table:table-cell table:style-name="ce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0122116" calcext:value-type="float">
            <text:p>1.22E-03</text:p>
          </table:table-cell>
          <table:table-cell table:style-name="ce2" office:value-type="float" office:value="-0.03717289" calcext:value-type="float">
            <text:p>-3.72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02098758" calcext:value-type="float">
            <text:p>2.10E-03</text:p>
          </table:table-cell>
          <table:table-cell table:style-name="ce2" office:value-type="float" office:value="-0.03730908" calcext:value-type="float">
            <text:p>-3.7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591356" calcext:value-type="float">
            <text:p>5.91E-02</text:p>
          </table:table-cell>
          <table:table-cell table:style-name="ce2" office:value-type="float" office:value="-0.08949419" calcext:value-type="float">
            <text:p>-8.95E-02</text:p>
          </table:table-cell>
          <table:table-cell table:number-columns-repeated="2"/>
          <table:table-cell table:style-name="ce2" office:value-type="float" office:value="3.44" calcext:value-type="float">
            <text:p>3.44E+00</text:p>
          </table:table-cell>
          <table:table-cell table:style-name="ce2" office:value-type="float" office:value="0.0614515" calcext:value-type="float">
            <text:p>6.15E-02</text:p>
          </table:table-cell>
          <table:table-cell table:style-name="ce2" office:value-type="float" office:value="-0.08446256" calcext:value-type="float">
            <text:p>-8.45E-02</text:p>
          </table:table-cell>
          <table:table-cell/>
          <table:table-cell table:style-name="ce2" office:value-type="float" office:value="3.18" calcext:value-type="float">
            <text:p>3.18E+00</text:p>
          </table:table-cell>
          <table:table-cell table:style-name="ce2" office:value-type="float" office:value="0.06478923" calcext:value-type="float">
            <text:p>6.48E-02</text:p>
          </table:table-cell>
          <table:table-cell table:style-name="ce2" office:value-type="float" office:value="-0.08338232" calcext:value-type="float">
            <text:p>-8.34E-02</text:p>
          </table:table-cell>
          <table:table-cell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5974067" calcext:value-type="float">
            <text:p>5.97E-02</text:p>
          </table:table-cell>
          <table:table-cell table:style-name="ce2" office:value-type="float" office:value="-0.09367974" calcext:value-type="float">
            <text:p>-9.37E-02</text:p>
          </table:table-cell>
          <table:table-cell/>
          <table:table-cell table:style-name="ce2" office:value-type="float" office:value="0.64" calcext:value-type="float">
            <text:p>6.40E-01</text:p>
          </table:table-cell>
          <table:table-cell table:style-name="ce2" office:value-type="float" office:value="0.07389819" calcext:value-type="float">
            <text:p>7.39E-02</text:p>
          </table:table-cell>
          <table:table-cell table:style-name="ce2" office:value-type="float" office:value="-0.09505274" calcext:value-type="float">
            <text:p>-9.51E-02</text:p>
          </table:table-cell>
          <table:table-cell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7585985" calcext:value-type="float">
            <text:p>7.59E-02</text:p>
          </table:table-cell>
          <table:table-cell table:style-name="ce2" office:value-type="float" office:value="-0.08690583" calcext:value-type="float">
            <text:p>-8.69E-02</text:p>
          </table:table-cell>
          <table:table-cell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3279356" calcext:value-type="float">
            <text:p>3.28E-03</text:p>
          </table:table-cell>
          <table:table-cell table:style-name="ce2" office:value-type="float" office:value="-0.07134357" calcext:value-type="float">
            <text:p>-7.13E-02</text:p>
          </table:table-cell>
          <table:table-cell table:style-name="ce2"/>
          <table:table-cell table:style-name="ce2" office:value-type="float" office:value="9.22" calcext:value-type="float">
            <text:p>9.22E+00</text:p>
          </table:table-cell>
          <table:table-cell table:style-name="ce2" office:value-type="float" office:value="-0.01227783" calcext:value-type="float">
            <text:p>-1.23E-02</text:p>
          </table:table-cell>
          <table:table-cell table:style-name="ce2" office:value-type="float" office:value="-0.08938073" calcext:value-type="float">
            <text:p>-8.94E-02</text:p>
          </table:table-cell>
          <table:table-cell table:style-name="ce2"/>
          <table:table-cell table:style-name="ce2" office:value-type="float" office:value="3.14" calcext:value-type="float">
            <text:p>3.14E+00</text:p>
          </table:table-cell>
          <table:table-cell table:style-name="ce2" office:value-type="float" office:value="0.0001917798" calcext:value-type="float">
            <text:p>1.92E-04</text:p>
          </table:table-cell>
          <table:table-cell table:style-name="ce2" office:value-type="float" office:value="-0.07709548" calcext:value-type="float">
            <text:p>-7.71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1080738" calcext:value-type="float">
            <text:p>1.08E-02</text:p>
          </table:table-cell>
          <table:table-cell table:style-name="ce2" office:value-type="float" office:value="-0.07330711" calcext:value-type="float">
            <text:p>-7.33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08711375" calcext:value-type="float">
            <text:p>8.71E-03</text:p>
          </table:table-cell>
          <table:table-cell table:style-name="ce2" office:value-type="float" office:value="-0.0798005" calcext:value-type="float">
            <text:p>-7.98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09154944" calcext:value-type="float">
            <text:p>9.15E-03</text:p>
          </table:table-cell>
          <table:table-cell table:style-name="ce2" office:value-type="float" office:value="-0.06998558" calcext:value-type="float">
            <text:p>-7.00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-0.007154286" calcext:value-type="float">
            <text:p>-7.15E-03</text:p>
          </table:table-cell>
          <table:table-cell table:style-name="ce2" office:value-type="float" office:value="-0.05270933" calcext:value-type="float">
            <text:p>-5.27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09268998" calcext:value-type="float">
            <text:p>9.27E-04</text:p>
          </table:table-cell>
          <table:table-cell table:style-name="ce2" office:value-type="float" office:value="-0.05249202" calcext:value-type="float">
            <text:p>-5.25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-0.01357286" calcext:value-type="float">
            <text:p>-1.36E-02</text:p>
          </table:table-cell>
          <table:table-cell table:style-name="ce2" office:value-type="float" office:value="-0.04509181" calcext:value-type="float">
            <text:p>-4.51E-02</text:p>
          </table:table-cell>
          <table:table-cell table:style-name="ce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03414679" calcext:value-type="float">
            <text:p>3.41E-03</text:p>
          </table:table-cell>
          <table:table-cell table:style-name="ce2" office:value-type="float" office:value="-0.03848901" calcext:value-type="float">
            <text:p>-3.85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07028398" calcext:value-type="float">
            <text:p>7.03E-03</text:p>
          </table:table-cell>
          <table:table-cell table:style-name="ce2" office:value-type="float" office:value="-0.04273169" calcext:value-type="float">
            <text:p>-4.2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6214898" calcext:value-type="float">
            <text:p>6.21E-02</text:p>
          </table:table-cell>
          <table:table-cell table:style-name="ce2" office:value-type="float" office:value="-0.08923274" calcext:value-type="float">
            <text:p>-8.92E-02</text:p>
          </table:table-cell>
          <table:table-cell table:number-columns-repeated="2"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0.05663024" calcext:value-type="float">
            <text:p>5.66E-02</text:p>
          </table:table-cell>
          <table:table-cell table:style-name="ce2" office:value-type="float" office:value="-0.07803421" calcext:value-type="float">
            <text:p>-7.80E-02</text:p>
          </table:table-cell>
          <table:table-cell/>
          <table:table-cell table:style-name="ce2" office:value-type="float" office:value="3.2" calcext:value-type="float">
            <text:p>3.20E+00</text:p>
          </table:table-cell>
          <table:table-cell table:style-name="ce2" office:value-type="float" office:value="0.08418609" calcext:value-type="float">
            <text:p>8.42E-02</text:p>
          </table:table-cell>
          <table:table-cell table:style-name="ce2" office:value-type="float" office:value="-0.08689718" calcext:value-type="float">
            <text:p>-8.69E-02</text:p>
          </table:table-cell>
          <table:table-cell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695972" calcext:value-type="float">
            <text:p>6.96E-02</text:p>
          </table:table-cell>
          <table:table-cell table:style-name="ce2" office:value-type="float" office:value="-0.08965931" calcext:value-type="float">
            <text:p>-8.97E-02</text:p>
          </table:table-cell>
          <table:table-cell/>
          <table:table-cell table:style-name="ce2" office:value-type="float" office:value="0.66" calcext:value-type="float">
            <text:p>6.60E-01</text:p>
          </table:table-cell>
          <table:table-cell table:style-name="ce2" office:value-type="float" office:value="0.07441393" calcext:value-type="float">
            <text:p>7.44E-02</text:p>
          </table:table-cell>
          <table:table-cell table:style-name="ce2" office:value-type="float" office:value="-0.09452975" calcext:value-type="float">
            <text:p>-9.45E-02</text:p>
          </table:table-cell>
          <table:table-cell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7472277" calcext:value-type="float">
            <text:p>7.47E-02</text:p>
          </table:table-cell>
          <table:table-cell table:style-name="ce2" office:value-type="float" office:value="-0.08593118" calcext:value-type="float">
            <text:p>-8.59E-02</text:p>
          </table:table-cell>
          <table:table-cell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04435332" calcext:value-type="float">
            <text:p>4.44E-03</text:p>
          </table:table-cell>
          <table:table-cell table:style-name="ce2" office:value-type="float" office:value="-0.07324491" calcext:value-type="float">
            <text:p>-7.32E-02</text:p>
          </table:table-cell>
          <table:table-cell table:style-name="ce2"/>
          <table:table-cell table:style-name="ce2" office:value-type="float" office:value="9.24" calcext:value-type="float">
            <text:p>9.24E+00</text:p>
          </table:table-cell>
          <table:table-cell table:style-name="ce2" office:value-type="float" office:value="-0.01135112" calcext:value-type="float">
            <text:p>-1.14E-02</text:p>
          </table:table-cell>
          <table:table-cell table:style-name="ce2" office:value-type="float" office:value="-0.08637476" calcext:value-type="float">
            <text:p>-8.64E-02</text:p>
          </table:table-cell>
          <table:table-cell table:style-name="ce2"/>
          <table:table-cell table:style-name="ce2" office:value-type="float" office:value="3.16" calcext:value-type="float">
            <text:p>3.16E+00</text:p>
          </table:table-cell>
          <table:table-cell table:style-name="ce2" office:value-type="float" office:value="-0.005753394" calcext:value-type="float">
            <text:p>-5.75E-03</text:p>
          </table:table-cell>
          <table:table-cell table:style-name="ce2" office:value-type="float" office:value="-0.08112286" calcext:value-type="float">
            <text:p>-8.11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1366002" calcext:value-type="float">
            <text:p>1.37E-02</text:p>
          </table:table-cell>
          <table:table-cell table:style-name="ce2" office:value-type="float" office:value="-0.06950358" calcext:value-type="float">
            <text:p>-6.95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06345323" calcext:value-type="float">
            <text:p>6.35E-03</text:p>
          </table:table-cell>
          <table:table-cell table:style-name="ce2" office:value-type="float" office:value="-0.07850992" calcext:value-type="float">
            <text:p>-7.85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09698951" calcext:value-type="float">
            <text:p>9.70E-03</text:p>
          </table:table-cell>
          <table:table-cell table:style-name="ce2" office:value-type="float" office:value="-0.07202561" calcext:value-type="float">
            <text:p>-7.20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-0.006792653" calcext:value-type="float">
            <text:p>-6.79E-03</text:p>
          </table:table-cell>
          <table:table-cell table:style-name="ce2" office:value-type="float" office:value="-0.05627899" calcext:value-type="float">
            <text:p>-5.63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-0.004192265" calcext:value-type="float">
            <text:p>-4.19E-03</text:p>
          </table:table-cell>
          <table:table-cell table:style-name="ce2" office:value-type="float" office:value="-0.05020187" calcext:value-type="float">
            <text:p>-5.02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-0.01576646" calcext:value-type="float">
            <text:p>-1.58E-02</text:p>
          </table:table-cell>
          <table:table-cell table:style-name="ce2" office:value-type="float" office:value="-0.04596357" calcext:value-type="float">
            <text:p>-4.60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-0.0005336558" calcext:value-type="float">
            <text:p>-5.34E-04</text:p>
          </table:table-cell>
          <table:table-cell table:style-name="ce2" office:value-type="float" office:value="-0.04828673" calcext:value-type="float">
            <text:p>-4.83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-0.004638418" calcext:value-type="float">
            <text:p>-4.64E-03</text:p>
          </table:table-cell>
          <table:table-cell table:style-name="ce2" office:value-type="float" office:value="-0.03336537" calcext:value-type="float">
            <text:p>-3.3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6044559" calcext:value-type="float">
            <text:p>6.04E-02</text:p>
          </table:table-cell>
          <table:table-cell table:style-name="ce2" office:value-type="float" office:value="-0.09028053" calcext:value-type="float">
            <text:p>-9.03E-02</text:p>
          </table:table-cell>
          <table:table-cell table:number-columns-repeated="2"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0.06262029" calcext:value-type="float">
            <text:p>6.26E-02</text:p>
          </table:table-cell>
          <table:table-cell table:style-name="ce2" office:value-type="float" office:value="-0.0800796" calcext:value-type="float">
            <text:p>-8.01E-02</text:p>
          </table:table-cell>
          <table:table-cell/>
          <table:table-cell table:style-name="ce2" office:value-type="float" office:value="3.22" calcext:value-type="float">
            <text:p>3.22E+00</text:p>
          </table:table-cell>
          <table:table-cell table:style-name="ce2" office:value-type="float" office:value="0.08418609" calcext:value-type="float">
            <text:p>8.42E-02</text:p>
          </table:table-cell>
          <table:table-cell table:style-name="ce2" office:value-type="float" office:value="-0.09197421" calcext:value-type="float">
            <text:p>-9.20E-02</text:p>
          </table:table-cell>
          <table:table-cell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7180195" calcext:value-type="float">
            <text:p>7.18E-02</text:p>
          </table:table-cell>
          <table:table-cell table:style-name="ce2" office:value-type="float" office:value="-0.08732487" calcext:value-type="float">
            <text:p>-8.73E-02</text:p>
          </table:table-cell>
          <table:table-cell/>
          <table:table-cell table:style-name="ce2" office:value-type="float" office:value="0.68" calcext:value-type="float">
            <text:p>6.80E-01</text:p>
          </table:table-cell>
          <table:table-cell table:style-name="ce2" office:value-type="float" office:value="0.07386556" calcext:value-type="float">
            <text:p>7.39E-02</text:p>
          </table:table-cell>
          <table:table-cell table:style-name="ce2" office:value-type="float" office:value="-0.09037842" calcext:value-type="float">
            <text:p>-9.04E-02</text:p>
          </table:table-cell>
          <table:table-cell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7196127" calcext:value-type="float">
            <text:p>7.20E-02</text:p>
          </table:table-cell>
          <table:table-cell table:style-name="ce2" office:value-type="float" office:value="-0.08446921" calcext:value-type="float">
            <text:p>-8.45E-02</text:p>
          </table:table-cell>
          <table:table-cell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06183801" calcext:value-type="float">
            <text:p>6.18E-03</text:p>
          </table:table-cell>
          <table:table-cell table:style-name="ce2" office:value-type="float" office:value="-0.07857735" calcext:value-type="float">
            <text:p>-7.86E-02</text:p>
          </table:table-cell>
          <table:table-cell table:style-name="ce2"/>
          <table:table-cell table:style-name="ce2" office:value-type="float" office:value="9.26" calcext:value-type="float">
            <text:p>9.26E+00</text:p>
          </table:table-cell>
          <table:table-cell table:style-name="ce2" office:value-type="float" office:value="-0.009334455" calcext:value-type="float">
            <text:p>-9.33E-03</text:p>
          </table:table-cell>
          <table:table-cell table:style-name="ce2" office:value-type="float" office:value="-0.08335897" calcext:value-type="float">
            <text:p>-8.34E-02</text:p>
          </table:table-cell>
          <table:table-cell table:style-name="ce2"/>
          <table:table-cell table:style-name="ce2" office:value-type="float" office:value="3.18" calcext:value-type="float">
            <text:p>3.18E+00</text:p>
          </table:table-cell>
          <table:table-cell table:style-name="ce2" office:value-type="float" office:value="-0.004410936" calcext:value-type="float">
            <text:p>-4.41E-03</text:p>
          </table:table-cell>
          <table:table-cell table:style-name="ce2" office:value-type="float" office:value="-0.08112286" calcext:value-type="float">
            <text:p>-8.11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1202994" calcext:value-type="float">
            <text:p>1.20E-02</text:p>
          </table:table-cell>
          <table:table-cell table:style-name="ce2" office:value-type="float" office:value="-0.06814518" calcext:value-type="float">
            <text:p>-6.81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04301914" calcext:value-type="float">
            <text:p>4.30E-03</text:p>
          </table:table-cell>
          <table:table-cell table:style-name="ce2" office:value-type="float" office:value="-0.07883257" calcext:value-type="float">
            <text:p>-7.88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1119497" calcext:value-type="float">
            <text:p>1.12E-02</text:p>
          </table:table-cell>
          <table:table-cell table:style-name="ce2" office:value-type="float" office:value="-0.07501765" calcext:value-type="float">
            <text:p>-7.50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-0.01000784" calcext:value-type="float">
            <text:p>-1.00E-02</text:p>
          </table:table-cell>
          <table:table-cell table:style-name="ce2" office:value-type="float" office:value="-0.05901972" calcext:value-type="float">
            <text:p>-5.90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01061615" calcext:value-type="float">
            <text:p>1.06E-03</text:p>
          </table:table-cell>
          <table:table-cell table:style-name="ce2" office:value-type="float" office:value="-0.05249202" calcext:value-type="float">
            <text:p>-5.25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-0.0008577896" calcext:value-type="float">
            <text:p>-8.58E-04</text:p>
          </table:table-cell>
          <table:table-cell table:style-name="ce2" office:value-type="float" office:value="-0.04578919" calcext:value-type="float">
            <text:p>-4.58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02098567" calcext:value-type="float">
            <text:p>2.10E-03</text:p>
          </table:table-cell>
          <table:table-cell table:style-name="ce2" office:value-type="float" office:value="-0.05457481" calcext:value-type="float">
            <text:p>-5.46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01441472" calcext:value-type="float">
            <text:p>1.44E-03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6057645" calcext:value-type="float">
            <text:p>6.06E-02</text:p>
          </table:table-cell>
          <table:table-cell table:style-name="ce2" office:value-type="float" office:value="-0.09106664" calcext:value-type="float">
            <text:p>-9.11E-02</text:p>
          </table:table-cell>
          <table:table-cell table:number-columns-repeated="2"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0.06641886" calcext:value-type="float">
            <text:p>6.64E-02</text:p>
          </table:table-cell>
          <table:table-cell table:style-name="ce2" office:value-type="float" office:value="-0.08431646" calcext:value-type="float">
            <text:p>-8.43E-02</text:p>
          </table:table-cell>
          <table:table-cell/>
          <table:table-cell table:style-name="ce2" office:value-type="float" office:value="3.24" calcext:value-type="float">
            <text:p>3.24E+00</text:p>
          </table:table-cell>
          <table:table-cell table:style-name="ce2" office:value-type="float" office:value="0.08119194" calcext:value-type="float">
            <text:p>8.12E-02</text:p>
          </table:table-cell>
          <table:table-cell table:style-name="ce2" office:value-type="float" office:value="-0.09171385" calcext:value-type="float">
            <text:p>-9.17E-02</text:p>
          </table:table-cell>
          <table:table-cell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710238" calcext:value-type="float">
            <text:p>7.10E-02</text:p>
          </table:table-cell>
          <table:table-cell table:style-name="ce2" office:value-type="float" office:value="-0.08589827" calcext:value-type="float">
            <text:p>-8.59E-02</text:p>
          </table:table-cell>
          <table:table-cell/>
          <table:table-cell table:style-name="ce2" office:value-type="float" office:value="0.7" calcext:value-type="float">
            <text:p>7.00E-01</text:p>
          </table:table-cell>
          <table:table-cell table:style-name="ce2" office:value-type="float" office:value="0.07123971" calcext:value-type="float">
            <text:p>7.12E-02</text:p>
          </table:table-cell>
          <table:table-cell table:style-name="ce2" office:value-type="float" office:value="-0.08624159" calcext:value-type="float">
            <text:p>-8.62E-02</text:p>
          </table:table-cell>
          <table:table-cell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7423544" calcext:value-type="float">
            <text:p>7.42E-02</text:p>
          </table:table-cell>
          <table:table-cell table:style-name="ce2" office:value-type="float" office:value="-0.08333213" calcext:value-type="float">
            <text:p>-8.33E-02</text:p>
          </table:table-cell>
          <table:table-cell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04284698" calcext:value-type="float">
            <text:p>4.28E-03</text:p>
          </table:table-cell>
          <table:table-cell table:style-name="ce2" office:value-type="float" office:value="-0.08011493" calcext:value-type="float">
            <text:p>-8.01E-02</text:p>
          </table:table-cell>
          <table:table-cell table:style-name="ce2"/>
          <table:table-cell table:style-name="ce2" office:value-type="float" office:value="9.28" calcext:value-type="float">
            <text:p>9.28E+00</text:p>
          </table:table-cell>
          <table:table-cell table:style-name="ce2" office:value-type="float" office:value="-0.00936514" calcext:value-type="float">
            <text:p>-9.37E-03</text:p>
          </table:table-cell>
          <table:table-cell table:style-name="ce2" office:value-type="float" office:value="-0.07995285" calcext:value-type="float">
            <text:p>-8.00E-02</text:p>
          </table:table-cell>
          <table:table-cell table:style-name="ce2"/>
          <table:table-cell table:style-name="ce2" office:value-type="float" office:value="3.2" calcext:value-type="float">
            <text:p>3.20E+00</text:p>
          </table:table-cell>
          <table:table-cell table:style-name="ce2" office:value-type="float" office:value="-0.007479413" calcext:value-type="float">
            <text:p>-7.48E-03</text:p>
          </table:table-cell>
          <table:table-cell table:style-name="ce2" office:value-type="float" office:value="-0.08495846" calcext:value-type="float">
            <text:p>-8.50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0795473" calcext:value-type="float">
            <text:p>7.95E-03</text:p>
          </table:table-cell>
          <table:table-cell table:style-name="ce2" office:value-type="float" office:value="-0.07181286" calcext:value-type="float">
            <text:p>-7.18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0795854" calcext:value-type="float">
            <text:p>7.96E-03</text:p>
          </table:table-cell>
          <table:table-cell table:style-name="ce2" office:value-type="float" office:value="-0.07614387" calcext:value-type="float">
            <text:p>-7.61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1105897" calcext:value-type="float">
            <text:p>1.11E-02</text:p>
          </table:table-cell>
          <table:table-cell table:style-name="ce2" office:value-type="float" office:value="-0.07501765" calcext:value-type="float">
            <text:p>-7.50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-0.007810075" calcext:value-type="float">
            <text:p>-7.81E-03</text:p>
          </table:table-cell>
          <table:table-cell table:style-name="ce2" office:value-type="float" office:value="-0.05679537" calcext:value-type="float">
            <text:p>-5.68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-0.001093823" calcext:value-type="float">
            <text:p>-1.09E-03</text:p>
          </table:table-cell>
          <table:table-cell table:style-name="ce2" office:value-type="float" office:value="-0.04898944" calcext:value-type="float">
            <text:p>-4.90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02121899" calcext:value-type="float">
            <text:p>2.12E-04</text:p>
          </table:table-cell>
          <table:table-cell table:style-name="ce2" office:value-type="float" office:value="-0.04931979" calcext:value-type="float">
            <text:p>-4.93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03268444" calcext:value-type="float">
            <text:p>3.27E-03</text:p>
          </table:table-cell>
          <table:table-cell table:style-name="ce2" office:value-type="float" office:value="-0.05530599" calcext:value-type="float">
            <text:p>-5.53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-0.003816811" calcext:value-type="float">
            <text:p>-3.82E-03</text:p>
          </table:table-cell>
          <table:table-cell table:style-name="ce2" office:value-type="float" office:value="-0.04240304" calcext:value-type="float">
            <text:p>-4.2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6057645" calcext:value-type="float">
            <text:p>6.06E-02</text:p>
          </table:table-cell>
          <table:table-cell table:style-name="ce2" office:value-type="float" office:value="-0.09106664" calcext:value-type="float">
            <text:p>-9.11E-02</text:p>
          </table:table-cell>
          <table:table-cell table:number-columns-repeated="2"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0.07649968" calcext:value-type="float">
            <text:p>7.65E-02</text:p>
          </table:table-cell>
          <table:table-cell table:style-name="ce2" office:value-type="float" office:value="-0.0790569" calcext:value-type="float">
            <text:p>-7.91E-02</text:p>
          </table:table-cell>
          <table:table-cell/>
          <table:table-cell table:style-name="ce2" office:value-type="float" office:value="3.26" calcext:value-type="float">
            <text:p>3.26E+00</text:p>
          </table:table-cell>
          <table:table-cell table:style-name="ce2" office:value-type="float" office:value="0.07767708" calcext:value-type="float">
            <text:p>7.77E-02</text:p>
          </table:table-cell>
          <table:table-cell table:style-name="ce2" office:value-type="float" office:value="-0.09171385" calcext:value-type="float">
            <text:p>-9.17E-02</text:p>
          </table:table-cell>
          <table:table-cell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7322855" calcext:value-type="float">
            <text:p>7.32E-02</text:p>
          </table:table-cell>
          <table:table-cell table:style-name="ce2" office:value-type="float" office:value="-0.08732487" calcext:value-type="float">
            <text:p>-8.73E-02</text:p>
          </table:table-cell>
          <table:table-cell/>
          <table:table-cell table:style-name="ce2" office:value-type="float" office:value="0.72" calcext:value-type="float">
            <text:p>7.20E-01</text:p>
          </table:table-cell>
          <table:table-cell table:style-name="ce2" office:value-type="float" office:value="0.06428623" calcext:value-type="float">
            <text:p>6.43E-02</text:p>
          </table:table-cell>
          <table:table-cell table:style-name="ce2" office:value-type="float" office:value="-0.09460045" calcext:value-type="float">
            <text:p>-9.46E-02</text:p>
          </table:table-cell>
          <table:table-cell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7569741" calcext:value-type="float">
            <text:p>7.57E-02</text:p>
          </table:table-cell>
          <table:table-cell table:style-name="ce2" office:value-type="float" office:value="-0.0856063" calcext:value-type="float">
            <text:p>-8.56E-02</text:p>
          </table:table-cell>
          <table:table-cell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1230735" calcext:value-type="float">
            <text:p>1.23E-03</text:p>
          </table:table-cell>
          <table:table-cell table:style-name="ce2" office:value-type="float" office:value="-0.07994198" calcext:value-type="float">
            <text:p>-7.99E-02</text:p>
          </table:table-cell>
          <table:table-cell table:style-name="ce2"/>
          <table:table-cell table:style-name="ce2" office:value-type="float" office:value="9.3" calcext:value-type="float">
            <text:p>9.30E+00</text:p>
          </table:table-cell>
          <table:table-cell table:style-name="ce2" office:value-type="float" office:value="-0.008179445" calcext:value-type="float">
            <text:p>-8.18E-03</text:p>
          </table:table-cell>
          <table:table-cell table:style-name="ce2" office:value-type="float" office:value="-0.07544574" calcext:value-type="float">
            <text:p>-7.54E-02</text:p>
          </table:table-cell>
          <table:table-cell table:style-name="ce2"/>
          <table:table-cell table:style-name="ce2" office:value-type="float" office:value="3.22" calcext:value-type="float">
            <text:p>3.22E+00</text:p>
          </table:table-cell>
          <table:table-cell table:style-name="ce2" office:value-type="float" office:value="-0.0007671192" calcext:value-type="float">
            <text:p>-7.67E-04</text:p>
          </table:table-cell>
          <table:table-cell table:style-name="ce2" office:value-type="float" office:value="-0.0816982" calcext:value-type="float">
            <text:p>-8.17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9448973" calcext:value-type="float">
            <text:p>9.45E-03</text:p>
          </table:table-cell>
          <table:table-cell table:style-name="ce2" office:value-type="float" office:value="-0.07357879" calcext:value-type="float">
            <text:p>-7.36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02796244" calcext:value-type="float">
            <text:p>2.80E-03</text:p>
          </table:table-cell>
          <table:table-cell table:style-name="ce2" office:value-type="float" office:value="-0.07614387" calcext:value-type="float">
            <text:p>-7.61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1092297" calcext:value-type="float">
            <text:p>1.09E-02</text:p>
          </table:table-cell>
          <table:table-cell table:style-name="ce2" office:value-type="float" office:value="-0.07474564" calcext:value-type="float">
            <text:p>-7.47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-0.01241659" calcext:value-type="float">
            <text:p>-1.24E-02</text:p>
          </table:table-cell>
          <table:table-cell table:style-name="ce2" office:value-type="float" office:value="-0.05444183" calcext:value-type="float">
            <text:p>-5.44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-0.001093823" calcext:value-type="float">
            <text:p>-1.09E-03</text:p>
          </table:table-cell>
          <table:table-cell table:style-name="ce2" office:value-type="float" office:value="-0.04521742" calcext:value-type="float">
            <text:p>-4.52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003386074" calcext:value-type="float">
            <text:p>3.39E-04</text:p>
          </table:table-cell>
          <table:table-cell table:style-name="ce2" office:value-type="float" office:value="-0.05353853" calcext:value-type="float">
            <text:p>-5.35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0.005023259" calcext:value-type="float">
            <text:p>5.02E-03</text:p>
          </table:table-cell>
          <table:table-cell table:style-name="ce2" office:value-type="float" office:value="-0.0566221" calcext:value-type="float">
            <text:p>-5.66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-0.002173597" calcext:value-type="float">
            <text:p>-2.17E-03</text:p>
          </table:table-cell>
          <table:table-cell table:style-name="ce2" office:value-type="float" office:value="-0.04355329" calcext:value-type="float">
            <text:p>-4.3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600528" calcext:value-type="float">
            <text:p>6.01E-02</text:p>
          </table:table-cell>
          <table:table-cell table:style-name="ce2" office:value-type="float" office:value="-0.08897031" calcext:value-type="float">
            <text:p>-8.90E-02</text:p>
          </table:table-cell>
          <table:table-cell table:number-columns-repeated="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6787985" calcext:value-type="float">
            <text:p>6.79E-02</text:p>
          </table:table-cell>
          <table:table-cell table:style-name="ce2" office:value-type="float" office:value="-0.08767673" calcext:value-type="float">
            <text:p>-8.77E-02</text:p>
          </table:table-cell>
          <table:table-cell/>
          <table:table-cell table:style-name="ce2" office:value-type="float" office:value="3.28" calcext:value-type="float">
            <text:p>3.28E+00</text:p>
          </table:table-cell>
          <table:table-cell table:style-name="ce2" office:value-type="float" office:value="0.06804374" calcext:value-type="float">
            <text:p>6.80E-02</text:p>
          </table:table-cell>
          <table:table-cell table:style-name="ce2" office:value-type="float" office:value="-0.1042112" calcext:value-type="float">
            <text:p>-1.04E-01</text:p>
          </table:table-cell>
          <table:table-cell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7076442" calcext:value-type="float">
            <text:p>7.08E-02</text:p>
          </table:table-cell>
          <table:table-cell table:style-name="ce2" office:value-type="float" office:value="-0.09199376" calcext:value-type="float">
            <text:p>-9.20E-02</text:p>
          </table:table-cell>
          <table:table-cell/>
          <table:table-cell table:style-name="ce2" office:value-type="float" office:value="0.74" calcext:value-type="float">
            <text:p>7.40E-01</text:p>
          </table:table-cell>
          <table:table-cell table:style-name="ce2" office:value-type="float" office:value="0.05912335" calcext:value-type="float">
            <text:p>5.91E-02</text:p>
          </table:table-cell>
          <table:table-cell table:style-name="ce2" office:value-type="float" office:value="-0.09905134" calcext:value-type="float">
            <text:p>-9.91E-02</text:p>
          </table:table-cell>
          <table:table-cell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0.07634717" calcext:value-type="float">
            <text:p>7.63E-02</text:p>
          </table:table-cell>
          <table:table-cell table:style-name="ce2" office:value-type="float" office:value="-0.0847941" calcext:value-type="float">
            <text:p>-8.48E-02</text:p>
          </table:table-cell>
          <table:table-cell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-0.00849129" calcext:value-type="float">
            <text:p>-8.49E-03</text:p>
          </table:table-cell>
          <table:table-cell table:style-name="ce2" office:value-type="float" office:value="-0.08152531" calcext:value-type="float">
            <text:p>-8.15E-02</text:p>
          </table:table-cell>
          <table:table-cell table:style-name="ce2"/>
          <table:table-cell table:style-name="ce2" office:value-type="float" office:value="9.32" calcext:value-type="float">
            <text:p>9.32E+00</text:p>
          </table:table-cell>
          <table:table-cell table:style-name="ce2" office:value-type="float" office:value="-0.00250259" calcext:value-type="float">
            <text:p>-2.50E-03</text:p>
          </table:table-cell>
          <table:table-cell table:style-name="ce2" office:value-type="float" office:value="-0.07035314" calcext:value-type="float">
            <text:p>-7.04E-02</text:p>
          </table:table-cell>
          <table:table-cell table:style-name="ce2"/>
          <table:table-cell table:style-name="ce2" office:value-type="float" office:value="3.24" calcext:value-type="float">
            <text:p>3.24E+00</text:p>
          </table:table-cell>
          <table:table-cell table:style-name="ce2" office:value-type="float" office:value="-0.002109578" calcext:value-type="float">
            <text:p>-2.11E-03</text:p>
          </table:table-cell>
          <table:table-cell table:style-name="ce2" office:value-type="float" office:value="-0.08150642" calcext:value-type="float">
            <text:p>-8.15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7275528" calcext:value-type="float">
            <text:p>7.28E-03</text:p>
          </table:table-cell>
          <table:table-cell table:style-name="ce2" office:value-type="float" office:value="-0.07561639" calcext:value-type="float">
            <text:p>-7.56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02258505" calcext:value-type="float">
            <text:p>2.26E-03</text:p>
          </table:table-cell>
          <table:table-cell table:style-name="ce2" office:value-type="float" office:value="-0.07162686" calcext:value-type="float">
            <text:p>-7.16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1051496" calcext:value-type="float">
            <text:p>1.05E-02</text:p>
          </table:table-cell>
          <table:table-cell table:style-name="ce2" office:value-type="float" office:value="-0.0716176" calcext:value-type="float">
            <text:p>-7.16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-0.008520049" calcext:value-type="float">
            <text:p>-8.52E-03</text:p>
          </table:table-cell>
          <table:table-cell table:style-name="ce2" office:value-type="float" office:value="-0.0518671" calcext:value-type="float">
            <text:p>-5.19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-0.008233711" calcext:value-type="float">
            <text:p>-8.23E-03</text:p>
          </table:table-cell>
          <table:table-cell table:style-name="ce2" office:value-type="float" office:value="-0.04494799" calcext:value-type="float">
            <text:p>-4.49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08400154" calcext:value-type="float">
            <text:p>8.40E-04</text:p>
          </table:table-cell>
          <table:table-cell table:style-name="ce2" office:value-type="float" office:value="-0.05726898" calcext:value-type="float">
            <text:p>-5.73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-0.00638304" calcext:value-type="float">
            <text:p>-6.38E-03</text:p>
          </table:table-cell>
          <table:table-cell table:style-name="ce2" office:value-type="float" office:value="-0.05545222" calcext:value-type="float">
            <text:p>-5.55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009485084" calcext:value-type="float">
            <text:p>9.49E-04</text:p>
          </table:table-cell>
          <table:table-cell table:style-name="ce2" office:value-type="float" office:value="-0.04388194" calcext:value-type="float">
            <text:p>-4.3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643763" calcext:value-type="float">
            <text:p>6.44E-02</text:p>
          </table:table-cell>
          <table:table-cell table:style-name="ce2" office:value-type="float" office:value="-0.08884013" calcext:value-type="float">
            <text:p>-8.88E-02</text:p>
          </table:table-cell>
          <table:table-cell table:number-columns-repeated="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0.06700326" calcext:value-type="float">
            <text:p>6.70E-02</text:p>
          </table:table-cell>
          <table:table-cell table:style-name="ce2" office:value-type="float" office:value="-0.08884552" calcext:value-type="float">
            <text:p>-8.88E-02</text:p>
          </table:table-cell>
          <table:table-cell/>
          <table:table-cell table:style-name="ce2" office:value-type="float" office:value="3.3" calcext:value-type="float">
            <text:p>3.30E+00</text:p>
          </table:table-cell>
          <table:table-cell table:style-name="ce2" office:value-type="float" office:value="0.06999644" calcext:value-type="float">
            <text:p>7.00E-02</text:p>
          </table:table-cell>
          <table:table-cell table:style-name="ce2" office:value-type="float" office:value="-0.1066846" calcext:value-type="float">
            <text:p>-1.07E-01</text:p>
          </table:table-cell>
          <table:table-cell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7024566" calcext:value-type="float">
            <text:p>7.02E-02</text:p>
          </table:table-cell>
          <table:table-cell table:style-name="ce2" office:value-type="float" office:value="-0.09303129" calcext:value-type="float">
            <text:p>-9.30E-02</text:p>
          </table:table-cell>
          <table:table-cell/>
          <table:table-cell table:style-name="ce2" office:value-type="float" office:value="0.76" calcext:value-type="float">
            <text:p>7.60E-01</text:p>
          </table:table-cell>
          <table:table-cell table:style-name="ce2" office:value-type="float" office:value="0.0560307" calcext:value-type="float">
            <text:p>5.60E-02</text:p>
          </table:table-cell>
          <table:table-cell table:style-name="ce2" office:value-type="float" office:value="-0.102449" calcext:value-type="float">
            <text:p>-1.02E-01</text:p>
          </table:table-cell>
          <table:table-cell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7293592" calcext:value-type="float">
            <text:p>7.29E-02</text:p>
          </table:table-cell>
          <table:table-cell table:style-name="ce2" office:value-type="float" office:value="-0.08349457" calcext:value-type="float">
            <text:p>-8.35E-02</text:p>
          </table:table-cell>
          <table:table-cell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9235533" calcext:value-type="float">
            <text:p>-9.24E-03</text:p>
          </table:table-cell>
          <table:table-cell table:style-name="ce2" office:value-type="float" office:value="-0.08477342" calcext:value-type="float">
            <text:p>-8.48E-02</text:p>
          </table:table-cell>
          <table:table-cell table:style-name="ce2"/>
          <table:table-cell table:style-name="ce2" office:value-type="float" office:value="9.34" calcext:value-type="float">
            <text:p>9.34E+00</text:p>
          </table:table-cell>
          <table:table-cell table:style-name="ce2" office:value-type="float" office:value="0.0009256172" calcext:value-type="float">
            <text:p>9.26E-04</text:p>
          </table:table-cell>
          <table:table-cell table:style-name="ce2" office:value-type="float" office:value="-0.07277485" calcext:value-type="float">
            <text:p>-7.28E-02</text:p>
          </table:table-cell>
          <table:table-cell table:style-name="ce2"/>
          <table:table-cell table:style-name="ce2" office:value-type="float" office:value="3.26" calcext:value-type="float">
            <text:p>3.26E+00</text:p>
          </table:table-cell>
          <table:table-cell table:style-name="ce2" office:value-type="float" office:value="-0.004219156" calcext:value-type="float">
            <text:p>-4.22E-03</text:p>
          </table:table-cell>
          <table:table-cell table:style-name="ce2" office:value-type="float" office:value="-0.07843794" calcext:value-type="float">
            <text:p>-7.84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1338834" calcext:value-type="float">
            <text:p>1.34E-02</text:p>
          </table:table-cell>
          <table:table-cell table:style-name="ce2" office:value-type="float" office:value="-0.07099782" calcext:value-type="float">
            <text:p>-7.10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06130227" calcext:value-type="float">
            <text:p>6.13E-03</text:p>
          </table:table-cell>
          <table:table-cell table:style-name="ce2" office:value-type="float" office:value="-0.06506644" calcext:value-type="float">
            <text:p>-6.51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09834953" calcext:value-type="float">
            <text:p>9.83E-03</text:p>
          </table:table-cell>
          <table:table-cell table:style-name="ce2" office:value-type="float" office:value="-0.0577454" calcext:value-type="float">
            <text:p>-5.77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1260098" calcext:value-type="float">
            <text:p>-1.26E-02</text:p>
          </table:table-cell>
          <table:table-cell table:style-name="ce2" office:value-type="float" office:value="-0.05206172" calcext:value-type="float">
            <text:p>-5.21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-0.01038915" calcext:value-type="float">
            <text:p>-1.04E-02</text:p>
          </table:table-cell>
          <table:table-cell table:style-name="ce2" office:value-type="float" office:value="-0.04427442" calcext:value-type="float">
            <text:p>-4.43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7442692" calcext:value-type="float">
            <text:p>7.44E-03</text:p>
          </table:table-cell>
          <table:table-cell table:style-name="ce2" office:value-type="float" office:value="-0.05338056" calcext:value-type="float">
            <text:p>-5.34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0.007363013" calcext:value-type="float">
            <text:p>7.36E-03</text:p>
          </table:table-cell>
          <table:table-cell table:style-name="ce2" office:value-type="float" office:value="-0.05545222" calcext:value-type="float">
            <text:p>-5.55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-0.001680633" calcext:value-type="float">
            <text:p>-1.68E-03</text:p>
          </table:table-cell>
          <table:table-cell table:style-name="ce2" office:value-type="float" office:value="-0.04585379" calcext:value-type="float">
            <text:p>-4.5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6411328" calcext:value-type="float">
            <text:p>6.41E-02</text:p>
          </table:table-cell>
          <table:table-cell table:style-name="ce2" office:value-type="float" office:value="-0.09394964" calcext:value-type="float">
            <text:p>-9.39E-02</text:p>
          </table:table-cell>
          <table:table-cell table:number-columns-repeated="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6700326" calcext:value-type="float">
            <text:p>6.70E-02</text:p>
          </table:table-cell>
          <table:table-cell table:style-name="ce2" office:value-type="float" office:value="-0.08884552" calcext:value-type="float">
            <text:p>-8.88E-02</text:p>
          </table:table-cell>
          <table:table-cell/>
          <table:table-cell table:style-name="ce2" office:value-type="float" office:value="3.32" calcext:value-type="float">
            <text:p>3.32E+00</text:p>
          </table:table-cell>
          <table:table-cell table:style-name="ce2" office:value-type="float" office:value="0.06934554" calcext:value-type="float">
            <text:p>6.93E-02</text:p>
          </table:table-cell>
          <table:table-cell table:style-name="ce2" office:value-type="float" office:value="-0.1092882" calcext:value-type="float">
            <text:p>-1.09E-01</text:p>
          </table:table-cell>
          <table:table-cell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7167226" calcext:value-type="float">
            <text:p>7.17E-02</text:p>
          </table:table-cell>
          <table:table-cell table:style-name="ce2" office:value-type="float" office:value="-0.09588449" calcext:value-type="float">
            <text:p>-9.59E-02</text:p>
          </table:table-cell>
          <table:table-cell/>
          <table:table-cell table:style-name="ce2" office:value-type="float" office:value="0.78" calcext:value-type="float">
            <text:p>7.80E-01</text:p>
          </table:table-cell>
          <table:table-cell table:style-name="ce2" office:value-type="float" office:value="0.05578371" calcext:value-type="float">
            <text:p>5.58E-02</text:p>
          </table:table-cell>
          <table:table-cell table:style-name="ce2" office:value-type="float" office:value="-0.1042686" calcext:value-type="float">
            <text:p>-1.04E-01</text:p>
          </table:table-cell>
          <table:table-cell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0.07228615" calcext:value-type="float">
            <text:p>7.23E-02</text:p>
          </table:table-cell>
          <table:table-cell table:style-name="ce2" office:value-type="float" office:value="-0.08170772" calcext:value-type="float">
            <text:p>-8.17E-02</text:p>
          </table:table-cell>
          <table:table-cell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-0.009621602" calcext:value-type="float">
            <text:p>-9.62E-03</text:p>
          </table:table-cell>
          <table:table-cell table:style-name="ce2" office:value-type="float" office:value="-0.08401244" calcext:value-type="float">
            <text:p>-8.40E-02</text:p>
          </table:table-cell>
          <table:table-cell table:style-name="ce2"/>
          <table:table-cell table:style-name="ce2" office:value-type="float" office:value="9.36" calcext:value-type="float">
            <text:p>9.36E+00</text:p>
          </table:table-cell>
          <table:table-cell table:style-name="ce2" office:value-type="float" office:value="0.00163998" calcext:value-type="float">
            <text:p>1.64E-03</text:p>
          </table:table-cell>
          <table:table-cell table:style-name="ce2" office:value-type="float" office:value="-0.07644732" calcext:value-type="float">
            <text:p>-7.64E-02</text:p>
          </table:table-cell>
          <table:table-cell table:style-name="ce2"/>
          <table:table-cell table:style-name="ce2" office:value-type="float" office:value="3.28" calcext:value-type="float">
            <text:p>3.28E+00</text:p>
          </table:table-cell>
          <table:table-cell table:style-name="ce2" office:value-type="float" office:value="-0.003643816" calcext:value-type="float">
            <text:p>-3.64E-03</text:p>
          </table:table-cell>
          <table:table-cell table:style-name="ce2" office:value-type="float" office:value="-0.07709548" calcext:value-type="float">
            <text:p>-7.71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118941" calcext:value-type="float">
            <text:p>1.19E-02</text:p>
          </table:table-cell>
          <table:table-cell table:style-name="ce2" office:value-type="float" office:value="-0.06529253" calcext:value-type="float">
            <text:p>-6.53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03226435" calcext:value-type="float">
            <text:p>-3.23E-04</text:p>
          </table:table-cell>
          <table:table-cell table:style-name="ce2" office:value-type="float" office:value="-0.06700231" calcext:value-type="float">
            <text:p>-6.70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03850869" calcext:value-type="float">
            <text:p>3.85E-03</text:p>
          </table:table-cell>
          <table:table-cell table:style-name="ce2" office:value-type="float" office:value="-0.05951343" calcext:value-type="float">
            <text:p>-5.95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-0.001544666" calcext:value-type="float">
            <text:p>-1.54E-03</text:p>
          </table:table-cell>
          <table:table-cell table:style-name="ce2" office:value-type="float" office:value="-0.05216534" calcext:value-type="float">
            <text:p>-5.22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05776635" calcext:value-type="float">
            <text:p>5.78E-03</text:p>
          </table:table-cell>
          <table:table-cell table:style-name="ce2" office:value-type="float" office:value="-0.03888582" calcext:value-type="float">
            <text:p>-3.89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6110445" calcext:value-type="float">
            <text:p>6.11E-03</text:p>
          </table:table-cell>
          <table:table-cell table:style-name="ce2" office:value-type="float" office:value="-0.05194253" calcext:value-type="float">
            <text:p>-5.19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-0.01106255" calcext:value-type="float">
            <text:p>-1.11E-02</text:p>
          </table:table-cell>
          <table:table-cell table:style-name="ce2" office:value-type="float" office:value="-0.05296623" calcext:value-type="float">
            <text:p>-5.30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0357765" calcext:value-type="float">
            <text:p>3.58E-03</text:p>
          </table:table-cell>
          <table:table-cell table:style-name="ce2" office:value-type="float" office:value="-0.04388194" calcext:value-type="float">
            <text:p>-4.3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6515982" calcext:value-type="float">
            <text:p>6.52E-02</text:p>
          </table:table-cell>
          <table:table-cell table:style-name="ce2" office:value-type="float" office:value="-0.1020727" calcext:value-type="float">
            <text:p>-1.02E-01</text:p>
          </table:table-cell>
          <table:table-cell table:number-columns-repeated="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6583447" calcext:value-type="float">
            <text:p>6.58E-02</text:p>
          </table:table-cell>
          <table:table-cell table:style-name="ce2" office:value-type="float" office:value="-0.09045261" calcext:value-type="float">
            <text:p>-9.05E-02</text:p>
          </table:table-cell>
          <table:table-cell/>
          <table:table-cell table:style-name="ce2" office:value-type="float" office:value="3.34" calcext:value-type="float">
            <text:p>3.34E+00</text:p>
          </table:table-cell>
          <table:table-cell table:style-name="ce2" office:value-type="float" office:value="0.06661175" calcext:value-type="float">
            <text:p>6.66E-02</text:p>
          </table:table-cell>
          <table:table-cell table:style-name="ce2" office:value-type="float" office:value="-0.1100693" calcext:value-type="float">
            <text:p>-1.10E-01</text:p>
          </table:table-cell>
          <table:table-cell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7076442" calcext:value-type="float">
            <text:p>7.08E-02</text:p>
          </table:table-cell>
          <table:table-cell table:style-name="ce2" office:value-type="float" office:value="-0.09782986" calcext:value-type="float">
            <text:p>-9.78E-02</text:p>
          </table:table-cell>
          <table:table-cell/>
          <table:table-cell table:style-name="ce2" office:value-type="float" office:value="0.8" calcext:value-type="float">
            <text:p>8.00E-01</text:p>
          </table:table-cell>
          <table:table-cell table:style-name="ce2" office:value-type="float" office:value="0.05163782" calcext:value-type="float">
            <text:p>5.16E-02</text:p>
          </table:table-cell>
          <table:table-cell table:style-name="ce2" office:value-type="float" office:value="-0.105596" calcext:value-type="float">
            <text:p>-1.06E-01</text:p>
          </table:table-cell>
          <table:table-cell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724486" calcext:value-type="float">
            <text:p>7.24E-02</text:p>
          </table:table-cell>
          <table:table-cell table:style-name="ce2" office:value-type="float" office:value="-0.07829646" calcext:value-type="float">
            <text:p>-7.83E-02</text:p>
          </table:table-cell>
          <table:table-cell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-0.01192463" calcext:value-type="float">
            <text:p>-1.19E-02</text:p>
          </table:table-cell>
          <table:table-cell table:style-name="ce2" office:value-type="float" office:value="-0.0817362" calcext:value-type="float">
            <text:p>-8.17E-02</text:p>
          </table:table-cell>
          <table:table-cell table:style-name="ce2"/>
          <table:table-cell table:style-name="ce2" office:value-type="float" office:value="9.38" calcext:value-type="float">
            <text:p>9.38E+00</text:p>
          </table:table-cell>
          <table:table-cell table:style-name="ce2" office:value-type="float" office:value="0.0009771692" calcext:value-type="float">
            <text:p>9.77E-04</text:p>
          </table:table-cell>
          <table:table-cell table:style-name="ce2" office:value-type="float" office:value="-0.07849712" calcext:value-type="float">
            <text:p>-7.85E-02</text:p>
          </table:table-cell>
          <table:table-cell table:style-name="ce2"/>
          <table:table-cell table:style-name="ce2" office:value-type="float" office:value="3.3" calcext:value-type="float">
            <text:p>3.30E+00</text:p>
          </table:table-cell>
          <table:table-cell table:style-name="ce2" office:value-type="float" office:value="-0.002876697" calcext:value-type="float">
            <text:p>-2.88E-03</text:p>
          </table:table-cell>
          <table:table-cell table:style-name="ce2" office:value-type="float" office:value="-0.08016396" calcext:value-type="float">
            <text:p>-8.02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06732167" calcext:value-type="float">
            <text:p>6.73E-03</text:p>
          </table:table-cell>
          <table:table-cell table:style-name="ce2" office:value-type="float" office:value="-0.06474917" calcext:value-type="float">
            <text:p>-6.47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05269844" calcext:value-type="float">
            <text:p>-5.27E-03</text:p>
          </table:table-cell>
          <table:table-cell table:style-name="ce2" office:value-type="float" office:value="-0.07012119" calcext:value-type="float">
            <text:p>-7.01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03442863" calcext:value-type="float">
            <text:p>3.44E-03</text:p>
          </table:table-cell>
          <table:table-cell table:style-name="ce2" office:value-type="float" office:value="-0.06005744" calcext:value-type="float">
            <text:p>-6.01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-0.003747546" calcext:value-type="float">
            <text:p>-3.75E-03</text:p>
          </table:table-cell>
          <table:table-cell table:style-name="ce2" office:value-type="float" office:value="-0.05353929" calcext:value-type="float">
            <text:p>-5.35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-0.004731124" calcext:value-type="float">
            <text:p>-4.73E-03</text:p>
          </table:table-cell>
          <table:table-cell table:style-name="ce2" office:value-type="float" office:value="-0.0395594" calcext:value-type="float">
            <text:p>-3.96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2757172" calcext:value-type="float">
            <text:p>2.76E-03</text:p>
          </table:table-cell>
          <table:table-cell table:style-name="ce2" office:value-type="float" office:value="-0.05545251" calcext:value-type="float">
            <text:p>-5.55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-0.01164749" calcext:value-type="float">
            <text:p>-1.16E-02</text:p>
          </table:table-cell>
          <table:table-cell table:style-name="ce2" office:value-type="float" office:value="-0.05062648" calcext:value-type="float">
            <text:p>-5.06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-0.002666561" calcext:value-type="float">
            <text:p>-2.67E-03</text:p>
          </table:table-cell>
          <table:table-cell table:style-name="ce2" office:value-type="float" office:value="-0.03122919" calcext:value-type="float">
            <text:p>-3.1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6384937" calcext:value-type="float">
            <text:p>6.38E-02</text:p>
          </table:table-cell>
          <table:table-cell table:style-name="ce2" office:value-type="float" office:value="-0.1036446" calcext:value-type="float">
            <text:p>-1.04E-01</text:p>
          </table:table-cell>
          <table:table-cell table:number-columns-repeated="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6627276" calcext:value-type="float">
            <text:p>6.63E-02</text:p>
          </table:table-cell>
          <table:table-cell table:style-name="ce2" office:value-type="float" office:value="-0.0917675" calcext:value-type="float">
            <text:p>-9.18E-02</text:p>
          </table:table-cell>
          <table:table-cell/>
          <table:table-cell table:style-name="ce2" office:value-type="float" office:value="3.36" calcext:value-type="float">
            <text:p>3.36E+00</text:p>
          </table:table-cell>
          <table:table-cell table:style-name="ce2" office:value-type="float" office:value="0.068955" calcext:value-type="float">
            <text:p>6.90E-02</text:p>
          </table:table-cell>
          <table:table-cell table:style-name="ce2" office:value-type="float" office:value="-0.1072053" calcext:value-type="float">
            <text:p>-1.07E-01</text:p>
          </table:table-cell>
          <table:table-cell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7452547" calcext:value-type="float">
            <text:p>7.45E-02</text:p>
          </table:table-cell>
          <table:table-cell table:style-name="ce2" office:value-type="float" office:value="-0.1021097" calcext:value-type="float">
            <text:p>-1.02E-01</text:p>
          </table:table-cell>
          <table:table-cell/>
          <table:table-cell table:style-name="ce2" office:value-type="float" office:value="0.82" calcext:value-type="float">
            <text:p>8.20E-01</text:p>
          </table:table-cell>
          <table:table-cell table:style-name="ce2" office:value-type="float" office:value="0.052406" calcext:value-type="float">
            <text:p>5.24E-02</text:p>
          </table:table-cell>
          <table:table-cell table:style-name="ce2" office:value-type="float" office:value="-0.1040325" calcext:value-type="float">
            <text:p>-1.04E-01</text:p>
          </table:table-cell>
          <table:table-cell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7504765" calcext:value-type="float">
            <text:p>-7.50E-02</text:p>
          </table:table-cell>
          <table:table-cell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-0.01498194" calcext:value-type="float">
            <text:p>-1.50E-02</text:p>
          </table:table-cell>
          <table:table-cell table:style-name="ce2" office:value-type="float" office:value="-0.08099084" calcext:value-type="float">
            <text:p>-8.10E-02</text:p>
          </table:table-cell>
          <table:table-cell table:style-name="ce2"/>
          <table:table-cell table:style-name="ce2" office:value-type="float" office:value="9.4" calcext:value-type="float">
            <text:p>9.40E+00</text:p>
          </table:table-cell>
          <table:table-cell table:style-name="ce2" office:value-type="float" office:value="0.006690847" calcext:value-type="float">
            <text:p>6.69E-03</text:p>
          </table:table-cell>
          <table:table-cell table:style-name="ce2" office:value-type="float" office:value="-0.07749186" calcext:value-type="float">
            <text:p>-7.75E-02</text:p>
          </table:table-cell>
          <table:table-cell table:style-name="ce2"/>
          <table:table-cell table:style-name="ce2" office:value-type="float" office:value="3.32" calcext:value-type="float">
            <text:p>3.32E+00</text:p>
          </table:table-cell>
          <table:table-cell table:style-name="ce2" office:value-type="float" office:value="-0.003835596" calcext:value-type="float">
            <text:p>-3.84E-03</text:p>
          </table:table-cell>
          <table:table-cell table:style-name="ce2" office:value-type="float" office:value="-0.08246532" calcext:value-type="float">
            <text:p>-8.25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08769771" calcext:value-type="float">
            <text:p>8.77E-03</text:p>
          </table:table-cell>
          <table:table-cell table:style-name="ce2" office:value-type="float" office:value="-0.06814518" calcext:value-type="float">
            <text:p>-6.81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-0.001075478" calcext:value-type="float">
            <text:p>-1.08E-03</text:p>
          </table:table-cell>
          <table:table-cell table:style-name="ce2" office:value-type="float" office:value="-0.07345518" calcext:value-type="float">
            <text:p>-7.35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05618894" calcext:value-type="float">
            <text:p>5.62E-03</text:p>
          </table:table-cell>
          <table:table-cell table:style-name="ce2" office:value-type="float" office:value="-0.06536151" calcext:value-type="float">
            <text:p>-6.54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-0.002216813" calcext:value-type="float">
            <text:p>-2.22E-03</text:p>
          </table:table-cell>
          <table:table-cell table:style-name="ce2" office:value-type="float" office:value="-0.05353009" calcext:value-type="float">
            <text:p>-5.35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03217052" calcext:value-type="float">
            <text:p>3.22E-03</text:p>
          </table:table-cell>
          <table:table-cell table:style-name="ce2" office:value-type="float" office:value="-0.04238841" calcext:value-type="float">
            <text:p>-4.24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7528739" calcext:value-type="float">
            <text:p>7.53E-03</text:p>
          </table:table-cell>
          <table:table-cell table:style-name="ce2" office:value-type="float" office:value="-0.0468773" calcext:value-type="float">
            <text:p>-4.69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-0.0002411865" calcext:value-type="float">
            <text:p>-2.41E-04</text:p>
          </table:table-cell>
          <table:table-cell table:style-name="ce2" office:value-type="float" office:value="-0.04697061" calcext:value-type="float">
            <text:p>-4.70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-0.0008590265" calcext:value-type="float">
            <text:p>-8.59E-04</text:p>
          </table:table-cell>
          <table:table-cell table:style-name="ce2" office:value-type="float" office:value="-0.04075983" calcext:value-type="float">
            <text:p>-4.0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6175251" calcext:value-type="float">
            <text:p>6.18E-02</text:p>
          </table:table-cell>
          <table:table-cell table:style-name="ce2" office:value-type="float" office:value="-0.1069196" calcext:value-type="float">
            <text:p>-1.07E-01</text:p>
          </table:table-cell>
          <table:table-cell table:number-columns-repeated="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6378908" calcext:value-type="float">
            <text:p>6.38E-02</text:p>
          </table:table-cell>
          <table:table-cell table:style-name="ce2" office:value-type="float" office:value="-0.09308239" calcext:value-type="float">
            <text:p>-9.31E-02</text:p>
          </table:table-cell>
          <table:table-cell/>
          <table:table-cell table:style-name="ce2" office:value-type="float" office:value="3.38" calcext:value-type="float">
            <text:p>3.38E+00</text:p>
          </table:table-cell>
          <table:table-cell table:style-name="ce2" office:value-type="float" office:value="0.06843428" calcext:value-type="float">
            <text:p>6.84E-02</text:p>
          </table:table-cell>
          <table:table-cell table:style-name="ce2" office:value-type="float" office:value="-0.1065544" calcext:value-type="float">
            <text:p>-1.07E-01</text:p>
          </table:table-cell>
          <table:table-cell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7180195" calcext:value-type="float">
            <text:p>7.18E-02</text:p>
          </table:table-cell>
          <table:table-cell table:style-name="ce2" office:value-type="float" office:value="-0.1012018" calcext:value-type="float">
            <text:p>-1.01E-01</text:p>
          </table:table-cell>
          <table:table-cell/>
          <table:table-cell table:style-name="ce2" office:value-type="float" office:value="0.84" calcext:value-type="float">
            <text:p>8.40E-01</text:p>
          </table:table-cell>
          <table:table-cell table:style-name="ce2" office:value-type="float" office:value="0.07446106" calcext:value-type="float">
            <text:p>7.45E-02</text:p>
          </table:table-cell>
          <table:table-cell table:style-name="ce2" office:value-type="float" office:value="-0.1012816" calcext:value-type="float">
            <text:p>-1.01E-01</text:p>
          </table:table-cell>
          <table:table-cell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0.07391056" calcext:value-type="float">
            <text:p>7.39E-02</text:p>
          </table:table-cell>
          <table:table-cell table:style-name="ce2" office:value-type="float" office:value="-0.07585985" calcext:value-type="float">
            <text:p>-7.59E-02</text:p>
          </table:table-cell>
          <table:table-cell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-0.0188192" calcext:value-type="float">
            <text:p>-1.88E-02</text:p>
          </table:table-cell>
          <table:table-cell table:style-name="ce2" office:value-type="float" office:value="-0.0773879" calcext:value-type="float">
            <text:p>-7.74E-02</text:p>
          </table:table-cell>
          <table:table-cell table:style-name="ce2"/>
          <table:table-cell table:style-name="ce2" office:value-type="float" office:value="9.42" calcext:value-type="float">
            <text:p>9.42E+00</text:p>
          </table:table-cell>
          <table:table-cell table:style-name="ce2" office:value-type="float" office:value="-0.004487341" calcext:value-type="float">
            <text:p>-4.49E-03</text:p>
          </table:table-cell>
          <table:table-cell table:style-name="ce2" office:value-type="float" office:value="-0.07691128" calcext:value-type="float">
            <text:p>-7.69E-02</text:p>
          </table:table-cell>
          <table:table-cell table:style-name="ce2"/>
          <table:table-cell table:style-name="ce2" office:value-type="float" office:value="3.34" calcext:value-type="float">
            <text:p>3.34E+00</text:p>
          </table:table-cell>
          <table:table-cell table:style-name="ce2" office:value-type="float" office:value="-0.006136954" calcext:value-type="float">
            <text:p>-6.14E-03</text:p>
          </table:table-cell>
          <table:table-cell table:style-name="ce2" office:value-type="float" office:value="-0.08246532" calcext:value-type="float">
            <text:p>-8.25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07818889" calcext:value-type="float">
            <text:p>7.82E-03</text:p>
          </table:table-cell>
          <table:table-cell table:style-name="ce2" office:value-type="float" office:value="-0.06583589" calcext:value-type="float">
            <text:p>-6.58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03871722" calcext:value-type="float">
            <text:p>3.87E-03</text:p>
          </table:table-cell>
          <table:table-cell table:style-name="ce2" office:value-type="float" office:value="-0.07334763" calcext:value-type="float">
            <text:p>-7.33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3306861" calcext:value-type="float">
            <text:p>3.31E-03</text:p>
          </table:table-cell>
          <table:table-cell table:style-name="ce2" office:value-type="float" office:value="-0.06685753" calcext:value-type="float">
            <text:p>-6.69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-0.00749956" calcext:value-type="float">
            <text:p>-7.50E-03</text:p>
          </table:table-cell>
          <table:table-cell table:style-name="ce2" office:value-type="float" office:value="-0.05186096" calcext:value-type="float">
            <text:p>-5.19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1305124" calcext:value-type="float">
            <text:p>1.31E-02</text:p>
          </table:table-cell>
          <table:table-cell table:style-name="ce2" office:value-type="float" office:value="-0.04158012" calcext:value-type="float">
            <text:p>-4.16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1198042" calcext:value-type="float">
            <text:p>1.20E-02</text:p>
          </table:table-cell>
          <table:table-cell table:style-name="ce2" office:value-type="float" office:value="-0.04613123" calcext:value-type="float">
            <text:p>-4.61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-0.00009495194" calcext:value-type="float">
            <text:p>-9.50E-05</text:p>
          </table:table-cell>
          <table:table-cell table:style-name="ce2" office:value-type="float" office:value="-0.04229111" calcext:value-type="float">
            <text:p>-4.23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006198657" calcext:value-type="float">
            <text:p>6.20E-04</text:p>
          </table:table-cell>
          <table:table-cell table:style-name="ce2" office:value-type="float" office:value="-0.0443749" calcext:value-type="float">
            <text:p>-4.4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6214621" calcext:value-type="float">
            <text:p>6.21E-02</text:p>
          </table:table-cell>
          <table:table-cell table:style-name="ce2" office:value-type="float" office:value="-0.1035133" calcext:value-type="float">
            <text:p>-1.04E-01</text:p>
          </table:table-cell>
          <table:table-cell table:number-columns-repeated="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0.06495787" calcext:value-type="float">
            <text:p>6.50E-02</text:p>
          </table:table-cell>
          <table:table-cell table:style-name="ce2" office:value-type="float" office:value="-0.09352068" calcext:value-type="float">
            <text:p>-9.35E-02</text:p>
          </table:table-cell>
          <table:table-cell/>
          <table:table-cell table:style-name="ce2" office:value-type="float" office:value="3.4" calcext:value-type="float">
            <text:p>3.40E+00</text:p>
          </table:table-cell>
          <table:table-cell table:style-name="ce2" office:value-type="float" office:value="0.06739284" calcext:value-type="float">
            <text:p>6.74E-02</text:p>
          </table:table-cell>
          <table:table-cell table:style-name="ce2" office:value-type="float" office:value="-0.1048621" calcext:value-type="float">
            <text:p>-1.05E-01</text:p>
          </table:table-cell>
          <table:table-cell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7115349" calcext:value-type="float">
            <text:p>7.12E-02</text:p>
          </table:table-cell>
          <table:table-cell table:style-name="ce2" office:value-type="float" office:value="-0.09925647" calcext:value-type="float">
            <text:p>-9.93E-02</text:p>
          </table:table-cell>
          <table:table-cell/>
          <table:table-cell table:style-name="ce2" office:value-type="float" office:value="0.86" calcext:value-type="float">
            <text:p>8.60E-01</text:p>
          </table:table-cell>
          <table:table-cell table:style-name="ce2" office:value-type="float" office:value="0.06928731" calcext:value-type="float">
            <text:p>6.93E-02</text:p>
          </table:table-cell>
          <table:table-cell table:style-name="ce2" office:value-type="float" office:value="-0.1041743" calcext:value-type="float">
            <text:p>-1.04E-01</text:p>
          </table:table-cell>
          <table:table-cell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7488521" calcext:value-type="float">
            <text:p>7.49E-02</text:p>
          </table:table-cell>
          <table:table-cell table:style-name="ce2" office:value-type="float" office:value="-0.0776467" calcext:value-type="float">
            <text:p>-7.76E-02</text:p>
          </table:table-cell>
          <table:table-cell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-0.02055874" calcext:value-type="float">
            <text:p>-2.06E-02</text:p>
          </table:table-cell>
          <table:table-cell table:style-name="ce2" office:value-type="float" office:value="-0.07358188" calcext:value-type="float">
            <text:p>-7.36E-02</text:p>
          </table:table-cell>
          <table:table-cell table:style-name="ce2"/>
          <table:table-cell table:style-name="ce2" office:value-type="float" office:value="9.44" calcext:value-type="float">
            <text:p>9.44E+00</text:p>
          </table:table-cell>
          <table:table-cell table:style-name="ce2" office:value-type="float" office:value="-0.01264115" calcext:value-type="float">
            <text:p>-1.26E-02</text:p>
          </table:table-cell>
          <table:table-cell table:style-name="ce2" office:value-type="float" office:value="-0.07930109" calcext:value-type="float">
            <text:p>-7.93E-02</text:p>
          </table:table-cell>
          <table:table-cell table:style-name="ce2"/>
          <table:table-cell table:style-name="ce2" office:value-type="float" office:value="3.36" calcext:value-type="float">
            <text:p>3.36E+00</text:p>
          </table:table-cell>
          <table:table-cell table:style-name="ce2" office:value-type="float" office:value="-0.003068477" calcext:value-type="float">
            <text:p>-3.07E-03</text:p>
          </table:table-cell>
          <table:table-cell table:style-name="ce2" office:value-type="float" office:value="-0.07862972" calcext:value-type="float">
            <text:p>-7.86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01706076" calcext:value-type="float">
            <text:p>1.71E-03</text:p>
          </table:table-cell>
          <table:table-cell table:style-name="ce2" office:value-type="float" office:value="-0.06705845" calcext:value-type="float">
            <text:p>-6.71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-0.002258505" calcext:value-type="float">
            <text:p>-2.26E-03</text:p>
          </table:table-cell>
          <table:table-cell table:style-name="ce2" office:value-type="float" office:value="-0.07194951" calcext:value-type="float">
            <text:p>-7.19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1187498" calcext:value-type="float">
            <text:p>1.19E-02</text:p>
          </table:table-cell>
          <table:table-cell table:style-name="ce2" office:value-type="float" office:value="-0.0713456" calcext:value-type="float">
            <text:p>-7.13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-0.001907321" calcext:value-type="float">
            <text:p>-1.91E-03</text:p>
          </table:table-cell>
          <table:table-cell table:style-name="ce2" office:value-type="float" office:value="-0.0484256" calcext:value-type="float">
            <text:p>-4.84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01331044" calcext:value-type="float">
            <text:p>1.33E-03</text:p>
          </table:table-cell>
          <table:table-cell table:style-name="ce2" office:value-type="float" office:value="-0.04279255" calcext:value-type="float">
            <text:p>-4.28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8604235" calcext:value-type="float">
            <text:p>8.60E-03</text:p>
          </table:table-cell>
          <table:table-cell table:style-name="ce2" office:value-type="float" office:value="-0.04530612" calcext:value-type="float">
            <text:p>-4.53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02244802" calcext:value-type="float">
            <text:p>2.24E-03</text:p>
          </table:table-cell>
          <table:table-cell table:style-name="ce2" office:value-type="float" office:value="-0.04404592" calcext:value-type="float">
            <text:p>-4.40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-0.001680633" calcext:value-type="float">
            <text:p>-1.68E-03</text:p>
          </table:table-cell>
          <table:table-cell table:style-name="ce2" office:value-type="float" office:value="-0.04371761" calcext:value-type="float">
            <text:p>-4.3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6096655" calcext:value-type="float">
            <text:p>6.10E-02</text:p>
          </table:table-cell>
          <table:table-cell table:style-name="ce2" office:value-type="float" office:value="-0.1062644" calcext:value-type="float">
            <text:p>-1.06E-01</text:p>
          </table:table-cell>
          <table:table-cell table:number-columns-repeated="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6393518" calcext:value-type="float">
            <text:p>6.39E-02</text:p>
          </table:table-cell>
          <table:table-cell table:style-name="ce2" office:value-type="float" office:value="-0.09293629" calcext:value-type="float">
            <text:p>-9.29E-02</text:p>
          </table:table-cell>
          <table:table-cell/>
          <table:table-cell table:style-name="ce2" office:value-type="float" office:value="3.42" calcext:value-type="float">
            <text:p>3.42E+00</text:p>
          </table:table-cell>
          <table:table-cell table:style-name="ce2" office:value-type="float" office:value="0.06530995" calcext:value-type="float">
            <text:p>6.53E-02</text:p>
          </table:table-cell>
          <table:table-cell table:style-name="ce2" office:value-type="float" office:value="-0.1001756" calcext:value-type="float">
            <text:p>-1.00E-01</text:p>
          </table:table-cell>
          <table:table-cell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6648461" calcext:value-type="float">
            <text:p>6.65E-02</text:p>
          </table:table-cell>
          <table:table-cell table:style-name="ce2" office:value-type="float" office:value="-0.09757048" calcext:value-type="float">
            <text:p>-9.76E-02</text:p>
          </table:table-cell>
          <table:table-cell/>
          <table:table-cell table:style-name="ce2" office:value-type="float" office:value="0.88" calcext:value-type="float">
            <text:p>8.80E-01</text:p>
          </table:table-cell>
          <table:table-cell table:style-name="ce2" office:value-type="float" office:value="0.06902219" calcext:value-type="float">
            <text:p>6.90E-02</text:p>
          </table:table-cell>
          <table:table-cell table:style-name="ce2" office:value-type="float" office:value="-0.1033971" calcext:value-type="float">
            <text:p>-1.03E-01</text:p>
          </table:table-cell>
          <table:table-cell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7342324" calcext:value-type="float">
            <text:p>7.34E-02</text:p>
          </table:table-cell>
          <table:table-cell table:style-name="ce2" office:value-type="float" office:value="-0.08008331" calcext:value-type="float">
            <text:p>-8.01E-02</text:p>
          </table:table-cell>
          <table:table-cell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-0.01773687" calcext:value-type="float">
            <text:p>-1.77E-02</text:p>
          </table:table-cell>
          <table:table-cell table:style-name="ce2" office:value-type="float" office:value="-0.06669624" calcext:value-type="float">
            <text:p>-6.67E-02</text:p>
          </table:table-cell>
          <table:table-cell table:style-name="ce2"/>
          <table:table-cell table:style-name="ce2" office:value-type="float" office:value="9.46" calcext:value-type="float">
            <text:p>9.46E+00</text:p>
          </table:table-cell>
          <table:table-cell table:style-name="ce2" office:value-type="float" office:value="-0.02239797" calcext:value-type="float">
            <text:p>-2.24E-02</text:p>
          </table:table-cell>
          <table:table-cell table:style-name="ce2" office:value-type="float" office:value="-0.08524798" calcext:value-type="float">
            <text:p>-8.52E-02</text:p>
          </table:table-cell>
          <table:table-cell table:style-name="ce2"/>
          <table:table-cell table:style-name="ce2" office:value-type="float" office:value="3.38" calcext:value-type="float">
            <text:p>3.38E+00</text:p>
          </table:table-cell>
          <table:table-cell table:style-name="ce2" office:value-type="float" office:value="0.001342459" calcext:value-type="float">
            <text:p>1.34E-03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04966243" calcext:value-type="float">
            <text:p>4.97E-03</text:p>
          </table:table-cell>
          <table:table-cell table:style-name="ce2" office:value-type="float" office:value="-0.06570005" calcext:value-type="float">
            <text:p>-6.57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05592488" calcext:value-type="float">
            <text:p>5.59E-03</text:p>
          </table:table-cell>
          <table:table-cell table:style-name="ce2" office:value-type="float" office:value="-0.06786269" calcext:value-type="float">
            <text:p>-6.79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06842911" calcext:value-type="float">
            <text:p>6.84E-03</text:p>
          </table:table-cell>
          <table:table-cell table:style-name="ce2" office:value-type="float" office:value="-0.07474564" calcext:value-type="float">
            <text:p>-7.47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02218423" calcext:value-type="float">
            <text:p>-2.22E-04</text:p>
          </table:table-cell>
          <table:table-cell table:style-name="ce2" office:value-type="float" office:value="-0.04586415" calcext:value-type="float">
            <text:p>-4.59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07527928" calcext:value-type="float">
            <text:p>7.53E-03</text:p>
          </table:table-cell>
          <table:table-cell table:style-name="ce2" office:value-type="float" office:value="-0.04265784" calcext:value-type="float">
            <text:p>-4.27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6317547" calcext:value-type="float">
            <text:p>6.32E-03</text:p>
          </table:table-cell>
          <table:table-cell table:style-name="ce2" office:value-type="float" office:value="-0.04555905" calcext:value-type="float">
            <text:p>-4.56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003437519" calcext:value-type="float">
            <text:p>3.44E-04</text:p>
          </table:table-cell>
          <table:table-cell table:style-name="ce2" office:value-type="float" office:value="-0.04126746" calcext:value-type="float">
            <text:p>-4.13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0.0009485084" calcext:value-type="float">
            <text:p>9.49E-04</text:p>
          </table:table-cell>
          <table:table-cell table:style-name="ce2" office:value-type="float" office:value="-0.04191008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5860855" calcext:value-type="float">
            <text:p>5.86E-02</text:p>
          </table:table-cell>
          <table:table-cell table:style-name="ce2" office:value-type="float" office:value="-0.1049538" calcext:value-type="float">
            <text:p>-1.05E-01</text:p>
          </table:table-cell>
          <table:table-cell table:number-columns-repeated="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6291249" calcext:value-type="float">
            <text:p>6.29E-02</text:p>
          </table:table-cell>
          <table:table-cell table:style-name="ce2" office:value-type="float" office:value="-0.09352068" calcext:value-type="float">
            <text:p>-9.35E-02</text:p>
          </table:table-cell>
          <table:table-cell/>
          <table:table-cell table:style-name="ce2" office:value-type="float" office:value="3.44" calcext:value-type="float">
            <text:p>3.44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09653052" calcext:value-type="float">
            <text:p>-9.65E-02</text:p>
          </table:table-cell>
          <table:table-cell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7037535" calcext:value-type="float">
            <text:p>7.04E-02</text:p>
          </table:table-cell>
          <table:table-cell table:style-name="ce2" office:value-type="float" office:value="-0.09160468" calcext:value-type="float">
            <text:p>-9.16E-02</text:p>
          </table:table-cell>
          <table:table-cell/>
          <table:table-cell table:style-name="ce2" office:value-type="float" office:value="0.9" calcext:value-type="float">
            <text:p>9.00E-01</text:p>
          </table:table-cell>
          <table:table-cell table:style-name="ce2" office:value-type="float" office:value="0.06280789" calcext:value-type="float">
            <text:p>6.28E-02</text:p>
          </table:table-cell>
          <table:table-cell table:style-name="ce2" office:value-type="float" office:value="-0.1060375" calcext:value-type="float">
            <text:p>-1.06E-01</text:p>
          </table:table-cell>
          <table:table-cell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0.07862135" calcext:value-type="float">
            <text:p>7.86E-02</text:p>
          </table:table-cell>
          <table:table-cell table:style-name="ce2" office:value-type="float" office:value="-0.08008331" calcext:value-type="float">
            <text:p>-8.01E-02</text:p>
          </table:table-cell>
          <table:table-cell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-0.00324365" calcext:value-type="float">
            <text:p>-3.24E-03</text:p>
          </table:table-cell>
          <table:table-cell table:style-name="ce2" office:value-type="float" office:value="-0.06527582" calcext:value-type="float">
            <text:p>-6.53E-02</text:p>
          </table:table-cell>
          <table:table-cell table:style-name="ce2"/>
          <table:table-cell table:style-name="ce2" office:value-type="float" office:value="9.48" calcext:value-type="float">
            <text:p>9.48E+00</text:p>
          </table:table-cell>
          <table:table-cell table:style-name="ce2" office:value-type="float" office:value="-0.02374323" calcext:value-type="float">
            <text:p>-2.37E-02</text:p>
          </table:table-cell>
          <table:table-cell table:style-name="ce2" office:value-type="float" office:value="-0.08716767" calcext:value-type="float">
            <text:p>-8.72E-02</text:p>
          </table:table-cell>
          <table:table-cell table:style-name="ce2"/>
          <table:table-cell table:style-name="ce2" office:value-type="float" office:value="3.4" calcext:value-type="float">
            <text:p>3.40E+00</text:p>
          </table:table-cell>
          <table:table-cell table:style-name="ce2" office:value-type="float" office:value="-0.0003835596" calcext:value-type="float">
            <text:p>-3.84E-04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0374368" calcext:value-type="float">
            <text:p>3.74E-03</text:p>
          </table:table-cell>
          <table:table-cell table:style-name="ce2" office:value-type="float" office:value="-0.06760181" calcext:value-type="float">
            <text:p>-6.76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1355103" calcext:value-type="float">
            <text:p>1.36E-02</text:p>
          </table:table-cell>
          <table:table-cell table:style-name="ce2" office:value-type="float" office:value="-0.06366832" calcext:value-type="float">
            <text:p>-6.37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13099" calcext:value-type="float">
            <text:p>1.31E-02</text:p>
          </table:table-cell>
          <table:table-cell table:style-name="ce2" office:value-type="float" office:value="-0.07474564" calcext:value-type="float">
            <text:p>-7.47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001727688" calcext:value-type="float">
            <text:p>-1.73E-04</text:p>
          </table:table-cell>
          <table:table-cell table:style-name="ce2" office:value-type="float" office:value="-0.05402806" calcext:value-type="float">
            <text:p>-5.40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01869904" calcext:value-type="float">
            <text:p>1.87E-03</text:p>
          </table:table-cell>
          <table:table-cell table:style-name="ce2" office:value-type="float" office:value="-0.04656457" calcext:value-type="float">
            <text:p>-4.66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04494713" calcext:value-type="float">
            <text:p>4.49E-03</text:p>
          </table:table-cell>
          <table:table-cell table:style-name="ce2" office:value-type="float" office:value="-0.04243771" calcext:value-type="float">
            <text:p>-4.24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-0.005066929" calcext:value-type="float">
            <text:p>-5.07E-03</text:p>
          </table:table-cell>
          <table:table-cell table:style-name="ce2" office:value-type="float" office:value="-0.04009759" calcext:value-type="float">
            <text:p>-4.01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-0.002173597" calcext:value-type="float">
            <text:p>-2.17E-03</text:p>
          </table:table-cell>
          <table:table-cell table:style-name="ce2" office:value-type="float" office:value="-0.02827141" calcext:value-type="float">
            <text:p>-2.8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5887045" calcext:value-type="float">
            <text:p>5.89E-02</text:p>
          </table:table-cell>
          <table:table-cell table:style-name="ce2" office:value-type="float" office:value="-0.1056089" calcext:value-type="float">
            <text:p>-1.06E-01</text:p>
          </table:table-cell>
          <table:table-cell table:number-columns-repeated="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0.0615976" calcext:value-type="float">
            <text:p>6.16E-02</text:p>
          </table:table-cell>
          <table:table-cell table:style-name="ce2" office:value-type="float" office:value="-0.09352068" calcext:value-type="float">
            <text:p>-9.35E-02</text:p>
          </table:table-cell>
          <table:table-cell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0.06609103" calcext:value-type="float">
            <text:p>6.61E-02</text:p>
          </table:table-cell>
          <table:table-cell table:style-name="ce2" office:value-type="float" office:value="-0.09301566" calcext:value-type="float">
            <text:p>-9.30E-02</text:p>
          </table:table-cell>
          <table:table-cell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6894874" calcext:value-type="float">
            <text:p>6.89E-02</text:p>
          </table:table-cell>
          <table:table-cell table:style-name="ce2" office:value-type="float" office:value="-0.09082653" calcext:value-type="float">
            <text:p>-9.08E-02</text:p>
          </table:table-cell>
          <table:table-cell/>
          <table:table-cell table:style-name="ce2" office:value-type="float" office:value="0.92" calcext:value-type="float">
            <text:p>9.20E-01</text:p>
          </table:table-cell>
          <table:table-cell table:style-name="ce2" office:value-type="float" office:value="0.06229577" calcext:value-type="float">
            <text:p>6.23E-02</text:p>
          </table:table-cell>
          <table:table-cell table:style-name="ce2" office:value-type="float" office:value="-0.1070798" calcext:value-type="float">
            <text:p>-1.07E-01</text:p>
          </table:table-cell>
          <table:table-cell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7098663" calcext:value-type="float">
            <text:p>7.10E-02</text:p>
          </table:table-cell>
          <table:table-cell table:style-name="ce2" office:value-type="float" office:value="-0.08154528" calcext:value-type="float">
            <text:p>-8.15E-02</text:p>
          </table:table-cell>
          <table:table-cell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-0.001340084" calcext:value-type="float">
            <text:p>-1.34E-03</text:p>
          </table:table-cell>
          <table:table-cell table:style-name="ce2" office:value-type="float" office:value="-0.06450145" calcext:value-type="float">
            <text:p>-6.45E-02</text:p>
          </table:table-cell>
          <table:table-cell table:style-name="ce2"/>
          <table:table-cell table:style-name="ce2" office:value-type="float" office:value="9.5" calcext:value-type="float">
            <text:p>9.50E+00</text:p>
          </table:table-cell>
          <table:table-cell table:style-name="ce2" office:value-type="float" office:value="-0.02522474" calcext:value-type="float">
            <text:p>-2.52E-02</text:p>
          </table:table-cell>
          <table:table-cell table:style-name="ce2" office:value-type="float" office:value="-0.0890886" calcext:value-type="float">
            <text:p>-8.91E-02</text:p>
          </table:table-cell>
          <table:table-cell table:style-name="ce2"/>
          <table:table-cell table:style-name="ce2" office:value-type="float" office:value="3.42" calcext:value-type="float">
            <text:p>3.42E+00</text:p>
          </table:table-cell>
          <table:table-cell table:style-name="ce2" office:value-type="float" office:value="-0.01054789" calcext:value-type="float">
            <text:p>-1.05E-02</text:p>
          </table:table-cell>
          <table:table-cell table:style-name="ce2" office:value-type="float" office:value="-0.07997218" calcext:value-type="float">
            <text:p>-8.00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01570236" calcext:value-type="float">
            <text:p>1.57E-03</text:p>
          </table:table-cell>
          <table:table-cell table:style-name="ce2" office:value-type="float" office:value="-0.06977526" calcext:value-type="float">
            <text:p>-6.98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397927" calcext:value-type="float">
            <text:p>3.98E-03</text:p>
          </table:table-cell>
          <table:table-cell table:style-name="ce2" office:value-type="float" office:value="-0.06108717" calcext:value-type="float">
            <text:p>-6.11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8610936" calcext:value-type="float">
            <text:p>8.61E-03</text:p>
          </table:table-cell>
          <table:table-cell table:style-name="ce2" office:value-type="float" office:value="-0.07651367" calcext:value-type="float">
            <text:p>-7.65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02770756" calcext:value-type="float">
            <text:p>2.77E-03</text:p>
          </table:table-cell>
          <table:table-cell table:style-name="ce2" office:value-type="float" office:value="-0.06268483" calcext:value-type="float">
            <text:p>-6.27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09279221" calcext:value-type="float">
            <text:p>9.28E-03</text:p>
          </table:table-cell>
          <table:table-cell table:style-name="ce2" office:value-type="float" office:value="-0.04602571" calcext:value-type="float">
            <text:p>-4.60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07175757" calcext:value-type="float">
            <text:p>7.18E-03</text:p>
          </table:table-cell>
          <table:table-cell table:style-name="ce2" office:value-type="float" office:value="-0.04844465" calcext:value-type="float">
            <text:p>-4.84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-0.005213163" calcext:value-type="float">
            <text:p>-5.21E-03</text:p>
          </table:table-cell>
          <table:table-cell table:style-name="ce2" office:value-type="float" office:value="-0.04302228" calcext:value-type="float">
            <text:p>-4.30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-0.007760523" calcext:value-type="float">
            <text:p>-7.76E-03</text:p>
          </table:table-cell>
          <table:table-cell table:style-name="ce2" office:value-type="float" office:value="-0.03402265" calcext:value-type="float">
            <text:p>-3.4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5821474" calcext:value-type="float">
            <text:p>5.82E-02</text:p>
          </table:table-cell>
          <table:table-cell table:style-name="ce2" office:value-type="float" office:value="-0.1088841" calcext:value-type="float">
            <text:p>-1.09E-01</text:p>
          </table:table-cell>
          <table:table-cell table:number-columns-repeated="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6758765" calcext:value-type="float">
            <text:p>6.76E-02</text:p>
          </table:table-cell>
          <table:table-cell table:style-name="ce2" office:value-type="float" office:value="-0.09045261" calcext:value-type="float">
            <text:p>-9.05E-02</text:p>
          </table:table-cell>
          <table:table-cell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0.06218562" calcext:value-type="float">
            <text:p>6.22E-02</text:p>
          </table:table-cell>
          <table:table-cell table:style-name="ce2" office:value-type="float" office:value="-0.0861161" calcext:value-type="float">
            <text:p>-8.61E-02</text:p>
          </table:table-cell>
          <table:table-cell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6402048" calcext:value-type="float">
            <text:p>6.40E-02</text:p>
          </table:table-cell>
          <table:table-cell table:style-name="ce2" office:value-type="float" office:value="-0.08965931" calcext:value-type="float">
            <text:p>-8.97E-02</text:p>
          </table:table-cell>
          <table:table-cell/>
          <table:table-cell table:style-name="ce2" office:value-type="float" office:value="0.94" calcext:value-type="float">
            <text:p>9.40E-01</text:p>
          </table:table-cell>
          <table:table-cell table:style-name="ce2" office:value-type="float" office:value="0.06175102" calcext:value-type="float">
            <text:p>6.18E-02</text:p>
          </table:table-cell>
          <table:table-cell table:style-name="ce2" office:value-type="float" office:value="-0.1034479" calcext:value-type="float">
            <text:p>-1.03E-01</text:p>
          </table:table-cell>
          <table:table-cell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0.07553497" calcext:value-type="float">
            <text:p>7.55E-02</text:p>
          </table:table-cell>
          <table:table-cell table:style-name="ce2" office:value-type="float" office:value="-0.07910867" calcext:value-type="float">
            <text:p>-7.91E-02</text:p>
          </table:table-cell>
          <table:table-cell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-0.00132781" calcext:value-type="float">
            <text:p>-1.33E-03</text:p>
          </table:table-cell>
          <table:table-cell table:style-name="ce2" office:value-type="float" office:value="-0.06660028" calcext:value-type="float">
            <text:p>-6.66E-02</text:p>
          </table:table-cell>
          <table:table-cell table:style-name="ce2"/>
          <table:table-cell table:style-name="ce2" office:value-type="float" office:value="9.52" calcext:value-type="float">
            <text:p>9.52E+00</text:p>
          </table:table-cell>
          <table:table-cell table:style-name="ce2" office:value-type="float" office:value="-0.02345111" calcext:value-type="float">
            <text:p>-2.35E-02</text:p>
          </table:table-cell>
          <table:table-cell table:style-name="ce2" office:value-type="float" office:value="-0.08934513" calcext:value-type="float">
            <text:p>-8.93E-02</text:p>
          </table:table-cell>
          <table:table-cell table:style-name="ce2"/>
          <table:table-cell table:style-name="ce2" office:value-type="float" office:value="3.44" calcext:value-type="float">
            <text:p>3.44E+00</text:p>
          </table:table-cell>
          <table:table-cell table:style-name="ce2" office:value-type="float" office:value="-0.009397211" calcext:value-type="float">
            <text:p>-9.40E-03</text:p>
          </table:table-cell>
          <table:table-cell table:style-name="ce2" office:value-type="float" office:value="-0.08016396" calcext:value-type="float">
            <text:p>-8.02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004835133" calcext:value-type="float">
            <text:p>4.84E-04</text:p>
          </table:table-cell>
          <table:table-cell table:style-name="ce2" office:value-type="float" office:value="-0.06868854" calcext:value-type="float">
            <text:p>-6.87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1086233" calcext:value-type="float">
            <text:p>1.09E-02</text:p>
          </table:table-cell>
          <table:table-cell table:style-name="ce2" office:value-type="float" office:value="-0.05764564" calcext:value-type="float">
            <text:p>-5.76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1078697" calcext:value-type="float">
            <text:p>1.08E-02</text:p>
          </table:table-cell>
          <table:table-cell table:style-name="ce2" office:value-type="float" office:value="-0.0718896" calcext:value-type="float">
            <text:p>-7.19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007522707" calcext:value-type="float">
            <text:p>7.52E-04</text:p>
          </table:table-cell>
          <table:table-cell table:style-name="ce2" office:value-type="float" office:value="-0.06643889" calcext:value-type="float">
            <text:p>-6.64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-0.001767397" calcext:value-type="float">
            <text:p>-1.77E-03</text:p>
          </table:table-cell>
          <table:table-cell table:style-name="ce2" office:value-type="float" office:value="-0.05033659" calcext:value-type="float">
            <text:p>-5.03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1076859" calcext:value-type="float">
            <text:p>1.08E-02</text:p>
          </table:table-cell>
          <table:table-cell table:style-name="ce2" office:value-type="float" office:value="-0.04469257" calcext:value-type="float">
            <text:p>-4.47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-0.006675509" calcext:value-type="float">
            <text:p>-6.68E-03</text:p>
          </table:table-cell>
          <table:table-cell table:style-name="ce2" office:value-type="float" office:value="-0.04316851" calcext:value-type="float">
            <text:p>-4.32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-0.006610274" calcext:value-type="float">
            <text:p>-6.61E-03</text:p>
          </table:table-cell>
          <table:table-cell table:style-name="ce2" office:value-type="float" office:value="-0.03139351" calcext:value-type="float">
            <text:p>-3.1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5231875" calcext:value-type="float">
            <text:p>5.23E-02</text:p>
          </table:table-cell>
          <table:table-cell table:style-name="ce2" office:value-type="float" office:value="-0.1107172" calcext:value-type="float">
            <text:p>-1.11E-01</text:p>
          </table:table-cell>
          <table:table-cell table:number-columns-repeated="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0.07460039" calcext:value-type="float">
            <text:p>7.46E-02</text:p>
          </table:table-cell>
          <table:table-cell table:style-name="ce2" office:value-type="float" office:value="-0.09249799" calcext:value-type="float">
            <text:p>-9.25E-02</text:p>
          </table:table-cell>
          <table:table-cell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0.06023292" calcext:value-type="float">
            <text:p>6.02E-02</text:p>
          </table:table-cell>
          <table:table-cell table:style-name="ce2" office:value-type="float" office:value="-0.08559538" calcext:value-type="float">
            <text:p>-8.56E-02</text:p>
          </table:table-cell>
          <table:table-cell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6298295" calcext:value-type="float">
            <text:p>6.30E-02</text:p>
          </table:table-cell>
          <table:table-cell table:style-name="ce2" office:value-type="float" office:value="-0.09121561" calcext:value-type="float">
            <text:p>-9.12E-02</text:p>
          </table:table-cell>
          <table:table-cell/>
          <table:table-cell table:style-name="ce2" office:value-type="float" office:value="0.96" calcext:value-type="float">
            <text:p>9.60E-01</text:p>
          </table:table-cell>
          <table:table-cell table:style-name="ce2" office:value-type="float" office:value="0.05836062" calcext:value-type="float">
            <text:p>5.84E-02</text:p>
          </table:table-cell>
          <table:table-cell table:style-name="ce2" office:value-type="float" office:value="-0.1013939" calcext:value-type="float">
            <text:p>-1.01E-01</text:p>
          </table:table-cell>
          <table:table-cell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0.06871246" calcext:value-type="float">
            <text:p>6.87E-02</text:p>
          </table:table-cell>
          <table:table-cell table:style-name="ce2" office:value-type="float" office:value="-0.08040819" calcext:value-type="float">
            <text:p>-8.04E-02</text:p>
          </table:table-cell>
          <table:table-cell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-0.01944405" calcext:value-type="float">
            <text:p>-1.94E-02</text:p>
          </table:table-cell>
          <table:table-cell table:style-name="ce2" office:value-type="float" office:value="-0.06842351" calcext:value-type="float">
            <text:p>-6.84E-02</text:p>
          </table:table-cell>
          <table:table-cell table:style-name="ce2"/>
          <table:table-cell table:style-name="ce2" office:value-type="float" office:value="9.54" calcext:value-type="float">
            <text:p>9.54E+00</text:p>
          </table:table-cell>
          <table:table-cell table:style-name="ce2" office:value-type="float" office:value="-0.02756545" calcext:value-type="float">
            <text:p>-2.76E-02</text:p>
          </table:table-cell>
          <table:table-cell table:style-name="ce2" office:value-type="float" office:value="-0.08638458" calcext:value-type="float">
            <text:p>-8.64E-02</text:p>
          </table:table-cell>
          <table:table-cell table:style-name="ce2"/>
          <table:table-cell table:style-name="ce2" office:value-type="float" office:value="3.46" calcext:value-type="float">
            <text:p>3.46E+00</text:p>
          </table:table-cell>
          <table:table-cell table:style-name="ce2" office:value-type="float" office:value="-0.005945174" calcext:value-type="float">
            <text:p>-5.95E-03</text:p>
          </table:table-cell>
          <table:table-cell table:style-name="ce2" office:value-type="float" office:value="-0.0788215" calcext:value-type="float">
            <text:p>-7.88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01825772" calcext:value-type="float">
            <text:p>-1.83E-03</text:p>
          </table:table-cell>
          <table:table-cell table:style-name="ce2" office:value-type="float" office:value="-0.06176068" calcext:value-type="float">
            <text:p>-6.18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1376612" calcext:value-type="float">
            <text:p>1.38E-02</text:p>
          </table:table-cell>
          <table:table-cell table:style-name="ce2" office:value-type="float" office:value="-0.06216265" calcext:value-type="float">
            <text:p>-6.22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07658923" calcext:value-type="float">
            <text:p>7.66E-03</text:p>
          </table:table-cell>
          <table:table-cell table:style-name="ce2" office:value-type="float" office:value="-0.07216161" calcext:value-type="float">
            <text:p>-7.22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01262515" calcext:value-type="float">
            <text:p>1.26E-03</text:p>
          </table:table-cell>
          <table:table-cell table:style-name="ce2" office:value-type="float" office:value="-0.06643583" calcext:value-type="float">
            <text:p>-6.64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-0.00001610417" calcext:value-type="float">
            <text:p>-1.61E-05</text:p>
          </table:table-cell>
          <table:table-cell table:style-name="ce2" office:value-type="float" office:value="-0.05397389" calcext:value-type="float">
            <text:p>-5.40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09192963" calcext:value-type="float">
            <text:p>9.19E-03</text:p>
          </table:table-cell>
          <table:table-cell table:style-name="ce2" office:value-type="float" office:value="-0.04277414" calcext:value-type="float">
            <text:p>-4.28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-0.004043286" calcext:value-type="float">
            <text:p>-4.04E-03</text:p>
          </table:table-cell>
          <table:table-cell table:style-name="ce2" office:value-type="float" office:value="-0.04594697" calcext:value-type="float">
            <text:p>-4.59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08178648" calcext:value-type="float">
            <text:p>8.18E-03</text:p>
          </table:table-cell>
          <table:table-cell table:style-name="ce2" office:value-type="float" office:value="-0.02860005" calcext:value-type="float">
            <text:p>-2.8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5074655" calcext:value-type="float">
            <text:p>5.07E-02</text:p>
          </table:table-cell>
          <table:table-cell table:style-name="ce2" office:value-type="float" office:value="-0.1108479" calcext:value-type="float">
            <text:p>-1.11E-01</text:p>
          </table:table-cell>
          <table:table-cell table:number-columns-repeated="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0.07211671" calcext:value-type="float">
            <text:p>7.21E-02</text:p>
          </table:table-cell>
          <table:table-cell table:style-name="ce2" office:value-type="float" office:value="-0.09892634" calcext:value-type="float">
            <text:p>-9.89E-02</text:p>
          </table:table-cell>
          <table:table-cell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0.08379555" calcext:value-type="float">
            <text:p>8.38E-02</text:p>
          </table:table-cell>
          <table:table-cell table:style-name="ce2" office:value-type="float" office:value="-0.08572556" calcext:value-type="float">
            <text:p>-8.57E-02</text:p>
          </table:table-cell>
          <table:table-cell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6415017" calcext:value-type="float">
            <text:p>6.42E-02</text:p>
          </table:table-cell>
          <table:table-cell table:style-name="ce2" office:value-type="float" office:value="-0.09147499" calcext:value-type="float">
            <text:p>-9.15E-02</text:p>
          </table:table-cell>
          <table:table-cell/>
          <table:table-cell table:style-name="ce2" office:value-type="float" office:value="0.98" calcext:value-type="float">
            <text:p>9.80E-01</text:p>
          </table:table-cell>
          <table:table-cell table:style-name="ce2" office:value-type="float" office:value="0.07333169" calcext:value-type="float">
            <text:p>7.33E-02</text:p>
          </table:table-cell>
          <table:table-cell table:style-name="ce2" office:value-type="float" office:value="-0.08830457" calcext:value-type="float">
            <text:p>-8.83E-02</text:p>
          </table:table-cell>
          <table:table-cell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0.06643829" calcext:value-type="float">
            <text:p>6.64E-02</text:p>
          </table:table-cell>
          <table:table-cell table:style-name="ce2" office:value-type="float" office:value="-0.08040819" calcext:value-type="float">
            <text:p>-8.04E-02</text:p>
          </table:table-cell>
          <table:table-cell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-0.005457411" calcext:value-type="float">
            <text:p>-5.46E-03</text:p>
          </table:table-cell>
          <table:table-cell table:style-name="ce2" office:value-type="float" office:value="-0.07826381" calcext:value-type="float">
            <text:p>-7.83E-02</text:p>
          </table:table-cell>
          <table:table-cell table:style-name="ce2"/>
          <table:table-cell table:style-name="ce2" office:value-type="float" office:value="9.56" calcext:value-type="float">
            <text:p>9.56E+00</text:p>
          </table:table-cell>
          <table:table-cell table:style-name="ce2" office:value-type="float" office:value="-0.02745866" calcext:value-type="float">
            <text:p>-2.75E-02</text:p>
          </table:table-cell>
          <table:table-cell table:style-name="ce2" office:value-type="float" office:value="-0.08311348" calcext:value-type="float">
            <text:p>-8.31E-02</text:p>
          </table:table-cell>
          <table:table-cell table:style-name="ce2"/>
          <table:table-cell table:style-name="ce2" office:value-type="float" office:value="3.48" calcext:value-type="float">
            <text:p>3.48E+00</text:p>
          </table:table-cell>
          <table:table-cell table:style-name="ce2" office:value-type="float" office:value="-0.01073967" calcext:value-type="float">
            <text:p>-1.07E-02</text:p>
          </table:table-cell>
          <table:table-cell table:style-name="ce2" office:value-type="float" office:value="-0.0816982" calcext:value-type="float">
            <text:p>-8.17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-0.004270897" calcext:value-type="float">
            <text:p>-4.27E-03</text:p>
          </table:table-cell>
          <table:table-cell table:style-name="ce2" office:value-type="float" office:value="-0.05714211" calcext:value-type="float">
            <text:p>-5.71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1462651" calcext:value-type="float">
            <text:p>1.46E-02</text:p>
          </table:table-cell>
          <table:table-cell table:style-name="ce2" office:value-type="float" office:value="-0.06280794" calcext:value-type="float">
            <text:p>-6.28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1173898" calcext:value-type="float">
            <text:p>1.17E-02</text:p>
          </table:table-cell>
          <table:table-cell table:style-name="ce2" office:value-type="float" office:value="-0.07093759" calcext:value-type="float">
            <text:p>-7.09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01965702" calcext:value-type="float">
            <text:p>1.97E-03</text:p>
          </table:table-cell>
          <table:table-cell table:style-name="ce2" office:value-type="float" office:value="-0.04193899" calcext:value-type="float">
            <text:p>-4.19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-0.000150819" calcext:value-type="float">
            <text:p>-1.51E-04</text:p>
          </table:table-cell>
          <table:table-cell table:style-name="ce2" office:value-type="float" office:value="-0.0577459" calcext:value-type="float">
            <text:p>-5.77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0630609" calcext:value-type="float">
            <text:p>6.31E-03</text:p>
          </table:table-cell>
          <table:table-cell table:style-name="ce2" office:value-type="float" office:value="-0.04339151" calcext:value-type="float">
            <text:p>-4.34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-0.006821744" calcext:value-type="float">
            <text:p>-6.82E-03</text:p>
          </table:table-cell>
          <table:table-cell table:style-name="ce2" office:value-type="float" office:value="-0.04799426" calcext:value-type="float">
            <text:p>-4.80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08342969" calcext:value-type="float">
            <text:p>8.34E-03</text:p>
          </table:table-cell>
          <table:table-cell table:style-name="ce2" office:value-type="float" office:value="-0.03057191" calcext:value-type="float">
            <text:p>-3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4642313" calcext:value-type="float">
            <text:p>4.64E-02</text:p>
          </table:table-cell>
          <table:table-cell table:style-name="ce2" office:value-type="float" office:value="-0.110585" calcext:value-type="float">
            <text:p>-1.11E-01</text:p>
          </table:table-cell>
          <table:table-cell table:number-columns-repeated="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737238" calcext:value-type="float">
            <text:p>7.37E-02</text:p>
          </table:table-cell>
          <table:table-cell table:style-name="ce2" office:value-type="float" office:value="-0.09980293" calcext:value-type="float">
            <text:p>-9.98E-02</text:p>
          </table:table-cell>
          <table:table-cell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0.07910906" calcext:value-type="float">
            <text:p>7.91E-02</text:p>
          </table:table-cell>
          <table:table-cell table:style-name="ce2" office:value-type="float" office:value="-0.08364268" calcext:value-type="float">
            <text:p>-8.36E-02</text:p>
          </table:table-cell>
          <table:table-cell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6285326" calcext:value-type="float">
            <text:p>6.29E-02</text:p>
          </table:table-cell>
          <table:table-cell table:style-name="ce2" office:value-type="float" office:value="-0.09108592" calcext:value-type="float">
            <text:p>-9.11E-02</text:p>
          </table:table-cell>
          <table:table-cell/>
          <table:table-cell table:style-name="ce2" office:value-type="float" office:value="1" calcext:value-type="float">
            <text:p>1.00E+00</text:p>
          </table:table-cell>
          <table:table-cell table:style-name="ce2" office:value-type="float" office:value="0.07771188" calcext:value-type="float">
            <text:p>7.77E-02</text:p>
          </table:table-cell>
          <table:table-cell table:style-name="ce2" office:value-type="float" office:value="-0.08333974" calcext:value-type="float">
            <text:p>-8.33E-02</text:p>
          </table:table-cell>
          <table:table-cell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0.06481388" calcext:value-type="float">
            <text:p>6.48E-02</text:p>
          </table:table-cell>
          <table:table-cell table:style-name="ce2" office:value-type="float" office:value="-0.08430677" calcext:value-type="float">
            <text:p>-8.43E-02</text:p>
          </table:table-cell>
          <table:table-cell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-0.002950193" calcext:value-type="float">
            <text:p>-2.95E-03</text:p>
          </table:table-cell>
          <table:table-cell table:style-name="ce2" office:value-type="float" office:value="-0.08282857" calcext:value-type="float">
            <text:p>-8.28E-02</text:p>
          </table:table-cell>
          <table:table-cell table:style-name="ce2"/>
          <table:table-cell table:style-name="ce2" office:value-type="float" office:value="9.58" calcext:value-type="float">
            <text:p>9.58E+00</text:p>
          </table:table-cell>
          <table:table-cell table:style-name="ce2" office:value-type="float" office:value="-0.02532784" calcext:value-type="float">
            <text:p>-2.53E-02</text:p>
          </table:table-cell>
          <table:table-cell table:style-name="ce2" office:value-type="float" office:value="-0.07764406" calcext:value-type="float">
            <text:p>-7.76E-02</text:p>
          </table:table-cell>
          <table:table-cell table:style-name="ce2"/>
          <table:table-cell table:style-name="ce2" office:value-type="float" office:value="3.5" calcext:value-type="float">
            <text:p>3.50E+00</text:p>
          </table:table-cell>
          <table:table-cell table:style-name="ce2" office:value-type="float" office:value="-0.00997255" calcext:value-type="float">
            <text:p>-9.97E-03</text:p>
          </table:table-cell>
          <table:table-cell table:style-name="ce2" office:value-type="float" office:value="-0.08246532" calcext:value-type="float">
            <text:p>-8.25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1243746" calcext:value-type="float">
            <text:p>1.24E-02</text:p>
          </table:table-cell>
          <table:table-cell table:style-name="ce2" office:value-type="float" office:value="-0.06135316" calcext:value-type="float">
            <text:p>-6.14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1602463" calcext:value-type="float">
            <text:p>1.60E-02</text:p>
          </table:table-cell>
          <table:table-cell table:style-name="ce2" office:value-type="float" office:value="-0.06033434" calcext:value-type="float">
            <text:p>-6.03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5482892" calcext:value-type="float">
            <text:p>5.48E-03</text:p>
          </table:table-cell>
          <table:table-cell table:style-name="ce2" office:value-type="float" office:value="-0.06957757" calcext:value-type="float">
            <text:p>-6.96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1056914" calcext:value-type="float">
            <text:p>-1.06E-03</text:p>
          </table:table-cell>
          <table:table-cell table:style-name="ce2" office:value-type="float" office:value="-0.04842049" calcext:value-type="float">
            <text:p>-4.84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1228538" calcext:value-type="float">
            <text:p>-1.23E-03</text:p>
          </table:table-cell>
          <table:table-cell table:style-name="ce2" office:value-type="float" office:value="-0.05909305" calcext:value-type="float">
            <text:p>-5.91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03797023" calcext:value-type="float">
            <text:p>3.80E-03</text:p>
          </table:table-cell>
          <table:table-cell table:style-name="ce2" office:value-type="float" office:value="-0.04713787" calcext:value-type="float">
            <text:p>-4.71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-0.006236805" calcext:value-type="float">
            <text:p>-6.24E-03</text:p>
          </table:table-cell>
          <table:table-cell table:style-name="ce2" office:value-type="float" office:value="-0.04726308" calcext:value-type="float">
            <text:p>-4.73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07357041" calcext:value-type="float">
            <text:p>7.36E-03</text:p>
          </table:table-cell>
          <table:table-cell table:style-name="ce2" office:value-type="float" office:value="-0.03287241" calcext:value-type="float">
            <text:p>-3.2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453754" calcext:value-type="float">
            <text:p>4.54E-02</text:p>
          </table:table-cell>
          <table:table-cell table:style-name="ce2" office:value-type="float" office:value="-0.1086196" calcext:value-type="float">
            <text:p>-1.09E-01</text:p>
          </table:table-cell>
          <table:table-cell table:number-columns-repeated="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7796067" calcext:value-type="float">
            <text:p>7.80E-02</text:p>
          </table:table-cell>
          <table:table-cell table:style-name="ce2" office:value-type="float" office:value="-0.1002412" calcext:value-type="float">
            <text:p>-1.00E-01</text:p>
          </table:table-cell>
          <table:table-cell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0.07338113" calcext:value-type="float">
            <text:p>7.34E-02</text:p>
          </table:table-cell>
          <table:table-cell table:style-name="ce2" office:value-type="float" office:value="-0.08884989" calcext:value-type="float">
            <text:p>-8.88E-02</text:p>
          </table:table-cell>
          <table:table-cell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6311264" calcext:value-type="float">
            <text:p>6.31E-02</text:p>
          </table:table-cell>
          <table:table-cell table:style-name="ce2" office:value-type="float" office:value="-0.0927719" calcext:value-type="float">
            <text:p>-9.28E-02</text:p>
          </table:table-cell>
          <table:table-cell/>
          <table:table-cell table:style-name="ce2" office:value-type="float" office:value="1.02" calcext:value-type="float">
            <text:p>1.02E+00</text:p>
          </table:table-cell>
          <table:table-cell table:style-name="ce2" office:value-type="float" office:value="0.07559996" calcext:value-type="float">
            <text:p>7.56E-02</text:p>
          </table:table-cell>
          <table:table-cell table:style-name="ce2" office:value-type="float" office:value="-0.07842024" calcext:value-type="float">
            <text:p>-7.84E-02</text:p>
          </table:table-cell>
          <table:table-cell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0.06075286" calcext:value-type="float">
            <text:p>6.08E-02</text:p>
          </table:table-cell>
          <table:table-cell table:style-name="ce2" office:value-type="float" office:value="-0.07894623" calcext:value-type="float">
            <text:p>-7.89E-02</text:p>
          </table:table-cell>
          <table:table-cell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-0.005598003" calcext:value-type="float">
            <text:p>-5.60E-03</text:p>
          </table:table-cell>
          <table:table-cell table:style-name="ce2" office:value-type="float" office:value="-0.08685106" calcext:value-type="float">
            <text:p>-8.69E-02</text:p>
          </table:table-cell>
          <table:table-cell table:style-name="ce2"/>
          <table:table-cell table:style-name="ce2" office:value-type="float" office:value="9.6" calcext:value-type="float">
            <text:p>9.60E+00</text:p>
          </table:table-cell>
          <table:table-cell table:style-name="ce2" office:value-type="float" office:value="-0.005296216" calcext:value-type="float">
            <text:p>-5.30E-03</text:p>
          </table:table-cell>
          <table:table-cell table:style-name="ce2" office:value-type="float" office:value="-0.07787236" calcext:value-type="float">
            <text:p>-7.79E-02</text:p>
          </table:table-cell>
          <table:table-cell table:style-name="ce2"/>
          <table:table-cell table:style-name="ce2" office:value-type="float" office:value="3.52" calcext:value-type="float">
            <text:p>3.52E+00</text:p>
          </table:table-cell>
          <table:table-cell table:style-name="ce2" office:value-type="float" office:value="-0.008246532" calcext:value-type="float">
            <text:p>-8.25E-03</text:p>
          </table:table-cell>
          <table:table-cell table:style-name="ce2" office:value-type="float" office:value="-0.07958862" calcext:value-type="float">
            <text:p>-7.96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1692019" calcext:value-type="float">
            <text:p>1.69E-02</text:p>
          </table:table-cell>
          <table:table-cell table:style-name="ce2" office:value-type="float" office:value="-0.06610757" calcext:value-type="float">
            <text:p>-6.61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4947201" calcext:value-type="float">
            <text:p>4.95E-03</text:p>
          </table:table-cell>
          <table:table-cell table:style-name="ce2" office:value-type="float" office:value="-0.06065698" calcext:value-type="float">
            <text:p>-6.07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4802882" calcext:value-type="float">
            <text:p>4.80E-03</text:p>
          </table:table-cell>
          <table:table-cell table:style-name="ce2" office:value-type="float" office:value="-0.06944157" calcext:value-type="float">
            <text:p>-6.94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2208371" calcext:value-type="float">
            <text:p>2.21E-03</text:p>
          </table:table-cell>
          <table:table-cell table:style-name="ce2" office:value-type="float" office:value="-0.05401375" calcext:value-type="float">
            <text:p>-5.40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01363253" calcext:value-type="float">
            <text:p>-1.36E-03</text:p>
          </table:table-cell>
          <table:table-cell table:style-name="ce2" office:value-type="float" office:value="-0.05653347" calcext:value-type="float">
            <text:p>-5.65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6336006" calcext:value-type="float">
            <text:p>6.34E-03</text:p>
          </table:table-cell>
          <table:table-cell table:style-name="ce2" office:value-type="float" office:value="-0.0490512" calcext:value-type="float">
            <text:p>-4.91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0473079" calcext:value-type="float">
            <text:p>4.73E-03</text:p>
          </table:table-cell>
          <table:table-cell table:style-name="ce2" office:value-type="float" office:value="-0.04258358" calcext:value-type="float">
            <text:p>-4.26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07850005" calcext:value-type="float">
            <text:p>7.85E-03</text:p>
          </table:table-cell>
          <table:table-cell table:style-name="ce2" office:value-type="float" office:value="-0.03533723" calcext:value-type="float">
            <text:p>-3.5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6293131" calcext:value-type="float">
            <text:p>6.29E-02</text:p>
          </table:table-cell>
          <table:table-cell table:style-name="ce2" office:value-type="float" office:value="-0.108623" calcext:value-type="float">
            <text:p>-1.09E-01</text:p>
          </table:table-cell>
          <table:table-cell table:number-columns-repeated="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7737627" calcext:value-type="float">
            <text:p>7.74E-02</text:p>
          </table:table-cell>
          <table:table-cell table:style-name="ce2" office:value-type="float" office:value="-0.1000951" calcext:value-type="float">
            <text:p>-1.00E-01</text:p>
          </table:table-cell>
          <table:table-cell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0.07077752" calcext:value-type="float">
            <text:p>7.08E-02</text:p>
          </table:table-cell>
          <table:table-cell table:style-name="ce2" office:value-type="float" office:value="-0.09835305" calcext:value-type="float">
            <text:p>-9.84E-02</text:p>
          </table:table-cell>
          <table:table-cell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636314" calcext:value-type="float">
            <text:p>6.36E-02</text:p>
          </table:table-cell>
          <table:table-cell table:style-name="ce2" office:value-type="float" office:value="-0.09108592" calcext:value-type="float">
            <text:p>-9.11E-02</text:p>
          </table:table-cell>
          <table:table-cell/>
          <table:table-cell table:style-name="ce2" office:value-type="float" office:value="1.04" calcext:value-type="float">
            <text:p>1.04E+00</text:p>
          </table:table-cell>
          <table:table-cell table:style-name="ce2" office:value-type="float" office:value="0.08724589" calcext:value-type="float">
            <text:p>8.72E-02</text:p>
          </table:table-cell>
          <table:table-cell table:style-name="ce2" office:value-type="float" office:value="-0.0726256" calcext:value-type="float">
            <text:p>-7.26E-02</text:p>
          </table:table-cell>
          <table:table-cell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0.07228615" calcext:value-type="float">
            <text:p>7.23E-02</text:p>
          </table:table-cell>
          <table:table-cell table:style-name="ce2" office:value-type="float" office:value="-0.07862135" calcext:value-type="float">
            <text:p>-7.86E-02</text:p>
          </table:table-cell>
          <table:table-cell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-0.01112125" calcext:value-type="float">
            <text:p>-1.11E-02</text:p>
          </table:table-cell>
          <table:table-cell table:style-name="ce2" office:value-type="float" office:value="-0.08860064" calcext:value-type="float">
            <text:p>-8.86E-02</text:p>
          </table:table-cell>
          <table:table-cell table:style-name="ce2"/>
          <table:table-cell table:style-name="ce2" office:value-type="float" office:value="9.62" calcext:value-type="float">
            <text:p>9.62E+00</text:p>
          </table:table-cell>
          <table:table-cell table:style-name="ce2" office:value-type="float" office:value="-0.002420352" calcext:value-type="float">
            <text:p>-2.42E-03</text:p>
          </table:table-cell>
          <table:table-cell table:style-name="ce2" office:value-type="float" office:value="-0.07948152" calcext:value-type="float">
            <text:p>-7.95E-02</text:p>
          </table:table-cell>
          <table:table-cell table:style-name="ce2"/>
          <table:table-cell table:style-name="ce2" office:value-type="float" office:value="3.54" calcext:value-type="float">
            <text:p>3.54E+00</text:p>
          </table:table-cell>
          <table:table-cell table:style-name="ce2" office:value-type="float" office:value="-0.007095853" calcext:value-type="float">
            <text:p>-7.10E-03</text:p>
          </table:table-cell>
          <table:table-cell table:style-name="ce2" office:value-type="float" office:value="-0.07709548" calcext:value-type="float">
            <text:p>-7.71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112149" calcext:value-type="float">
            <text:p>1.12E-02</text:p>
          </table:table-cell>
          <table:table-cell table:style-name="ce2" office:value-type="float" office:value="-0.06882438" calcext:value-type="float">
            <text:p>-6.88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5700036" calcext:value-type="float">
            <text:p>5.70E-03</text:p>
          </table:table-cell>
          <table:table-cell table:style-name="ce2" office:value-type="float" office:value="-0.06323813" calcext:value-type="float">
            <text:p>-6.32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3850869" calcext:value-type="float">
            <text:p>3.85E-03</text:p>
          </table:table-cell>
          <table:table-cell table:style-name="ce2" office:value-type="float" office:value="-0.06930557" calcext:value-type="float">
            <text:p>-6.93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02265623" calcext:value-type="float">
            <text:p>2.27E-03</text:p>
          </table:table-cell>
          <table:table-cell table:style-name="ce2" office:value-type="float" office:value="-0.06353831" calcext:value-type="float">
            <text:p>-6.35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0510306" calcext:value-type="float">
            <text:p>5.10E-03</text:p>
          </table:table-cell>
          <table:table-cell table:style-name="ce2" office:value-type="float" office:value="-0.05127959" calcext:value-type="float">
            <text:p>-5.13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539175" calcext:value-type="float">
            <text:p>5.39E-03</text:p>
          </table:table-cell>
          <table:table-cell table:style-name="ce2" office:value-type="float" office:value="-0.05266887" calcext:value-type="float">
            <text:p>-5.27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04438321" calcext:value-type="float">
            <text:p>4.44E-03</text:p>
          </table:table-cell>
          <table:table-cell table:style-name="ce2" office:value-type="float" office:value="-0.04389969" calcext:value-type="float">
            <text:p>-4.39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05056542" calcext:value-type="float">
            <text:p>5.06E-03</text:p>
          </table:table-cell>
          <table:table-cell table:style-name="ce2" office:value-type="float" office:value="-0.0351729" calcext:value-type="float">
            <text:p>-3.5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6568217" calcext:value-type="float">
            <text:p>6.57E-02</text:p>
          </table:table-cell>
          <table:table-cell table:style-name="ce2" office:value-type="float" office:value="-0.1108508" calcext:value-type="float">
            <text:p>-1.11E-01</text:p>
          </table:table-cell>
          <table:table-cell table:number-columns-repeated="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6408128" calcext:value-type="float">
            <text:p>6.41E-02</text:p>
          </table:table-cell>
          <table:table-cell table:style-name="ce2" office:value-type="float" office:value="-0.1049164" calcext:value-type="float">
            <text:p>-1.05E-01</text:p>
          </table:table-cell>
          <table:table-cell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0.07207932" calcext:value-type="float">
            <text:p>7.21E-02</text:p>
          </table:table-cell>
          <table:table-cell table:style-name="ce2" office:value-type="float" office:value="-0.1004359" calcext:value-type="float">
            <text:p>-1.00E-01</text:p>
          </table:table-cell>
          <table:table-cell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6168603" calcext:value-type="float">
            <text:p>6.17E-02</text:p>
          </table:table-cell>
          <table:table-cell table:style-name="ce2" office:value-type="float" office:value="-0.09030777" calcext:value-type="float">
            <text:p>-9.03E-02</text:p>
          </table:table-cell>
          <table:table-cell/>
          <table:table-cell table:style-name="ce2" office:value-type="float" office:value="1.06" calcext:value-type="float">
            <text:p>1.06E+00</text:p>
          </table:table-cell>
          <table:table-cell table:style-name="ce2" office:value-type="float" office:value="0.09113572" calcext:value-type="float">
            <text:p>9.11E-02</text:p>
          </table:table-cell>
          <table:table-cell table:style-name="ce2" office:value-type="float" office:value="-0.07181935" calcext:value-type="float">
            <text:p>-7.18E-02</text:p>
          </table:table-cell>
          <table:table-cell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0.06936222" calcext:value-type="float">
            <text:p>6.94E-02</text:p>
          </table:table-cell>
          <table:table-cell table:style-name="ce2" office:value-type="float" office:value="-0.08365701" calcext:value-type="float">
            <text:p>-8.37E-02</text:p>
          </table:table-cell>
          <table:table-cell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-0.009973081" calcext:value-type="float">
            <text:p>-9.97E-03</text:p>
          </table:table-cell>
          <table:table-cell table:style-name="ce2" office:value-type="float" office:value="-0.08916635" calcext:value-type="float">
            <text:p>-8.92E-02</text:p>
          </table:table-cell>
          <table:table-cell table:style-name="ce2"/>
          <table:table-cell table:style-name="ce2" office:value-type="float" office:value="9.64" calcext:value-type="float">
            <text:p>9.64E+00</text:p>
          </table:table-cell>
          <table:table-cell table:style-name="ce2" office:value-type="float" office:value="-0.009626583" calcext:value-type="float">
            <text:p>-9.63E-03</text:p>
          </table:table-cell>
          <table:table-cell table:style-name="ce2" office:value-type="float" office:value="-0.08118151" calcext:value-type="float">
            <text:p>-8.12E-02</text:p>
          </table:table-cell>
          <table:table-cell table:style-name="ce2"/>
          <table:table-cell table:style-name="ce2" office:value-type="float" office:value="3.56" calcext:value-type="float">
            <text:p>3.56E+00</text:p>
          </table:table-cell>
          <table:table-cell table:style-name="ce2" office:value-type="float" office:value="-0.00997255" calcext:value-type="float">
            <text:p>-9.97E-03</text:p>
          </table:table-cell>
          <table:table-cell table:style-name="ce2" office:value-type="float" office:value="-0.0778626" calcext:value-type="float">
            <text:p>-7.79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118941" calcext:value-type="float">
            <text:p>1.19E-02</text:p>
          </table:table-cell>
          <table:table-cell table:style-name="ce2" office:value-type="float" office:value="-0.07031862" calcext:value-type="float">
            <text:p>-7.03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-0.0009679306" calcext:value-type="float">
            <text:p>-9.68E-04</text:p>
          </table:table-cell>
          <table:table-cell table:style-name="ce2" office:value-type="float" office:value="-0.06442116" calcext:value-type="float">
            <text:p>-6.44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4530879" calcext:value-type="float">
            <text:p>4.53E-03</text:p>
          </table:table-cell>
          <table:table-cell table:style-name="ce2" office:value-type="float" office:value="-0.06767354" calcext:value-type="float">
            <text:p>-6.77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07212297" calcext:value-type="float">
            <text:p>7.21E-03</text:p>
          </table:table-cell>
          <table:table-cell table:style-name="ce2" office:value-type="float" office:value="-0.0658898" calcext:value-type="float">
            <text:p>-6.59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-0.0005549636" calcext:value-type="float">
            <text:p>-5.55E-04</text:p>
          </table:table-cell>
          <table:table-cell table:style-name="ce2" office:value-type="float" office:value="-0.05289617" calcext:value-type="float">
            <text:p>-5.29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7572659" calcext:value-type="float">
            <text:p>7.57E-03</text:p>
          </table:table-cell>
          <table:table-cell table:style-name="ce2" office:value-type="float" office:value="-0.05518621" calcext:value-type="float">
            <text:p>-5.52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02244802" calcext:value-type="float">
            <text:p>2.24E-03</text:p>
          </table:table-cell>
          <table:table-cell table:style-name="ce2" office:value-type="float" office:value="-0.04433839" calcext:value-type="float">
            <text:p>-4.43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08178648" calcext:value-type="float">
            <text:p>8.18E-03</text:p>
          </table:table-cell>
          <table:table-cell table:style-name="ce2" office:value-type="float" office:value="-0.03287241" calcext:value-type="float">
            <text:p>-3.2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5926222" calcext:value-type="float">
            <text:p>5.93E-02</text:p>
          </table:table-cell>
          <table:table-cell table:style-name="ce2" office:value-type="float" office:value="-0.1121597" calcext:value-type="float">
            <text:p>-1.12E-01</text:p>
          </table:table-cell>
          <table:table-cell table:number-columns-repeated="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615976" calcext:value-type="float">
            <text:p>6.16E-02</text:p>
          </table:table-cell>
          <table:table-cell table:style-name="ce2" office:value-type="float" office:value="-0.107254" calcext:value-type="float">
            <text:p>-1.07E-01</text:p>
          </table:table-cell>
          <table:table-cell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7403203" calcext:value-type="float">
            <text:p>7.40E-02</text:p>
          </table:table-cell>
          <table:table-cell table:style-name="ce2" office:value-type="float" office:value="-0.1023886" calcext:value-type="float">
            <text:p>-1.02E-01</text:p>
          </table:table-cell>
          <table:table-cell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09043746" calcext:value-type="float">
            <text:p>-9.04E-02</text:p>
          </table:table-cell>
          <table:table-cell/>
          <table:table-cell table:style-name="ce2" office:value-type="float" office:value="1.08" calcext:value-type="float">
            <text:p>1.08E+00</text:p>
          </table:table-cell>
          <table:table-cell table:style-name="ce2" office:value-type="float" office:value="0.09163696" calcext:value-type="float">
            <text:p>9.16E-02</text:p>
          </table:table-cell>
          <table:table-cell table:style-name="ce2" office:value-type="float" office:value="-0.06921888" calcext:value-type="float">
            <text:p>-6.92E-02</text:p>
          </table:table-cell>
          <table:table-cell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0.06936222" calcext:value-type="float">
            <text:p>6.94E-02</text:p>
          </table:table-cell>
          <table:table-cell table:style-name="ce2" office:value-type="float" office:value="-0.08706827" calcext:value-type="float">
            <text:p>-8.71E-02</text:p>
          </table:table-cell>
          <table:table-cell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-0.01148388" calcext:value-type="float">
            <text:p>-1.15E-02</text:p>
          </table:table-cell>
          <table:table-cell table:style-name="ce2" office:value-type="float" office:value="-0.09184652" calcext:value-type="float">
            <text:p>-9.18E-02</text:p>
          </table:table-cell>
          <table:table-cell table:style-name="ce2"/>
          <table:table-cell table:style-name="ce2" office:value-type="float" office:value="9.66" calcext:value-type="float">
            <text:p>9.66E+00</text:p>
          </table:table-cell>
          <table:table-cell table:style-name="ce2" office:value-type="float" office:value="-0.009351639" calcext:value-type="float">
            <text:p>-9.35E-03</text:p>
          </table:table-cell>
          <table:table-cell table:style-name="ce2" office:value-type="float" office:value="-0.08145154" calcext:value-type="float">
            <text:p>-8.15E-02</text:p>
          </table:table-cell>
          <table:table-cell table:style-name="ce2"/>
          <table:table-cell table:style-name="ce2" office:value-type="float" office:value="3.58" calcext:value-type="float">
            <text:p>3.58E+00</text:p>
          </table:table-cell>
          <table:table-cell table:style-name="ce2" office:value-type="float" office:value="-0.01323281" calcext:value-type="float">
            <text:p>-1.32E-02</text:p>
          </table:table-cell>
          <table:table-cell table:style-name="ce2" office:value-type="float" office:value="-0.0769037" calcext:value-type="float">
            <text:p>-7.69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09992334" calcext:value-type="float">
            <text:p>9.99E-03</text:p>
          </table:table-cell>
          <table:table-cell table:style-name="ce2" office:value-type="float" office:value="-0.07113366" calcext:value-type="float">
            <text:p>-7.11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07635897" calcext:value-type="float">
            <text:p>7.64E-03</text:p>
          </table:table-cell>
          <table:table-cell table:style-name="ce2" office:value-type="float" office:value="-0.06162491" calcext:value-type="float">
            <text:p>-6.16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09562949" calcext:value-type="float">
            <text:p>9.56E-03</text:p>
          </table:table-cell>
          <table:table-cell table:style-name="ce2" office:value-type="float" office:value="-0.06264147" calcext:value-type="float">
            <text:p>-6.26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08058615" calcext:value-type="float">
            <text:p>8.06E-03</text:p>
          </table:table-cell>
          <table:table-cell table:style-name="ce2" office:value-type="float" office:value="-0.06520436" calcext:value-type="float">
            <text:p>-6.52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0564192" calcext:value-type="float">
            <text:p>5.64E-03</text:p>
          </table:table-cell>
          <table:table-cell table:style-name="ce2" office:value-type="float" office:value="-0.06326921" calcext:value-type="float">
            <text:p>-6.33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2601108" calcext:value-type="float">
            <text:p>2.60E-03</text:p>
          </table:table-cell>
          <table:table-cell table:style-name="ce2" office:value-type="float" office:value="-0.04870968" calcext:value-type="float">
            <text:p>-4.87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-0.001703533" calcext:value-type="float">
            <text:p>-1.70E-03</text:p>
          </table:table-cell>
          <table:table-cell table:style-name="ce2" office:value-type="float" office:value="-0.04404592" calcext:value-type="float">
            <text:p>-4.40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05385185" calcext:value-type="float">
            <text:p>5.39E-03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6673049" calcext:value-type="float">
            <text:p>6.67E-02</text:p>
          </table:table-cell>
          <table:table-cell table:style-name="ce2" office:value-type="float" office:value="-0.1098029" calcext:value-type="float">
            <text:p>-1.10E-01</text:p>
          </table:table-cell>
          <table:table-cell table:number-columns-repeated="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62182" calcext:value-type="float">
            <text:p>6.22E-02</text:p>
          </table:table-cell>
          <table:table-cell table:style-name="ce2" office:value-type="float" office:value="-0.1109064" calcext:value-type="float">
            <text:p>-1.11E-01</text:p>
          </table:table-cell>
          <table:table-cell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7689599" calcext:value-type="float">
            <text:p>7.69E-02</text:p>
          </table:table-cell>
          <table:table-cell table:style-name="ce2" office:value-type="float" office:value="-0.1034301" calcext:value-type="float">
            <text:p>-1.03E-01</text:p>
          </table:table-cell>
          <table:table-cell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6544708" calcext:value-type="float">
            <text:p>6.54E-02</text:p>
          </table:table-cell>
          <table:table-cell table:style-name="ce2" office:value-type="float" office:value="-0.09601418" calcext:value-type="float">
            <text:p>-9.60E-02</text:p>
          </table:table-cell>
          <table:table-cell/>
          <table:table-cell table:style-name="ce2" office:value-type="float" office:value="1.1" calcext:value-type="float">
            <text:p>1.10E+00</text:p>
          </table:table-cell>
          <table:table-cell table:style-name="ce2" office:value-type="float" office:value="0.08462729" calcext:value-type="float">
            <text:p>8.46E-02</text:p>
          </table:table-cell>
          <table:table-cell table:style-name="ce2" office:value-type="float" office:value="-0.06952751" calcext:value-type="float">
            <text:p>-6.95E-02</text:p>
          </table:table-cell>
          <table:table-cell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7667206" calcext:value-type="float">
            <text:p>7.67E-02</text:p>
          </table:table-cell>
          <table:table-cell table:style-name="ce2" office:value-type="float" office:value="-0.08723071" calcext:value-type="float">
            <text:p>-8.72E-02</text:p>
          </table:table-cell>
          <table:table-cell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-0.01300027" calcext:value-type="float">
            <text:p>-1.30E-02</text:p>
          </table:table-cell>
          <table:table-cell table:style-name="ce2" office:value-type="float" office:value="-0.09357268" calcext:value-type="float">
            <text:p>-9.36E-02</text:p>
          </table:table-cell>
          <table:table-cell table:style-name="ce2"/>
          <table:table-cell table:style-name="ce2" office:value-type="float" office:value="9.68" calcext:value-type="float">
            <text:p>9.68E+00</text:p>
          </table:table-cell>
          <table:table-cell table:style-name="ce2" office:value-type="float" office:value="-0.009482974" calcext:value-type="float">
            <text:p>-9.48E-03</text:p>
          </table:table-cell>
          <table:table-cell table:style-name="ce2" office:value-type="float" office:value="-0.08199775" calcext:value-type="float">
            <text:p>-8.20E-02</text:p>
          </table:table-cell>
          <table:table-cell table:style-name="ce2"/>
          <table:table-cell table:style-name="ce2" office:value-type="float" office:value="3.6" calcext:value-type="float">
            <text:p>3.60E+00</text:p>
          </table:table-cell>
          <table:table-cell table:style-name="ce2" office:value-type="float" office:value="-0.01093145" calcext:value-type="float">
            <text:p>-1.09E-02</text:p>
          </table:table-cell>
          <table:table-cell table:style-name="ce2" office:value-type="float" office:value="-0.07479413" calcext:value-type="float">
            <text:p>-7.48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1311666" calcext:value-type="float">
            <text:p>1.31E-02</text:p>
          </table:table-cell>
          <table:table-cell table:style-name="ce2" office:value-type="float" office:value="-0.07031862" calcext:value-type="float">
            <text:p>-7.03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03549079" calcext:value-type="float">
            <text:p>3.55E-03</text:p>
          </table:table-cell>
          <table:table-cell table:style-name="ce2" office:value-type="float" office:value="-0.06216265" calcext:value-type="float">
            <text:p>-6.22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06570907" calcext:value-type="float">
            <text:p>6.57E-03</text:p>
          </table:table-cell>
          <table:table-cell table:style-name="ce2" office:value-type="float" office:value="-0.06345749" calcext:value-type="float">
            <text:p>-6.35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05682587" calcext:value-type="float">
            <text:p>5.68E-03</text:p>
          </table:table-cell>
          <table:table-cell table:style-name="ce2" office:value-type="float" office:value="-0.06606908" calcext:value-type="float">
            <text:p>-6.61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08336217" calcext:value-type="float">
            <text:p>8.34E-03</text:p>
          </table:table-cell>
          <table:table-cell table:style-name="ce2" office:value-type="float" office:value="-0.05720704" calcext:value-type="float">
            <text:p>-5.72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-0.001247845" calcext:value-type="float">
            <text:p>-1.25E-03</text:p>
          </table:table-cell>
          <table:table-cell table:style-name="ce2" office:value-type="float" office:value="-0.04957298" calcext:value-type="float">
            <text:p>-4.96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08825359" calcext:value-type="float">
            <text:p>8.83E-03</text:p>
          </table:table-cell>
          <table:table-cell table:style-name="ce2" office:value-type="float" office:value="-0.04053629" calcext:value-type="float">
            <text:p>-4.05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9328897" calcext:value-type="float">
            <text:p>9.33E-03</text:p>
          </table:table-cell>
          <table:table-cell table:style-name="ce2" office:value-type="float" office:value="-0.03451562" calcext:value-type="float">
            <text:p>-3.4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6004869" calcext:value-type="float">
            <text:p>6.00E-02</text:p>
          </table:table-cell>
          <table:table-cell table:style-name="ce2" office:value-type="float" office:value="-0.1101946" calcext:value-type="float">
            <text:p>-1.10E-01</text:p>
          </table:table-cell>
          <table:table-cell table:number-columns-repeated="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6232809" calcext:value-type="float">
            <text:p>6.23E-02</text:p>
          </table:table-cell>
          <table:table-cell table:style-name="ce2" office:value-type="float" office:value="-0.1106142" calcext:value-type="float">
            <text:p>-1.11E-01</text:p>
          </table:table-cell>
          <table:table-cell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0.08054104" calcext:value-type="float">
            <text:p>8.05E-02</text:p>
          </table:table-cell>
          <table:table-cell table:style-name="ce2" office:value-type="float" office:value="-0.1027792" calcext:value-type="float">
            <text:p>-1.03E-01</text:p>
          </table:table-cell>
          <table:table-cell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6868936" calcext:value-type="float">
            <text:p>6.87E-02</text:p>
          </table:table-cell>
          <table:table-cell table:style-name="ce2" office:value-type="float" office:value="-0.09847832" calcext:value-type="float">
            <text:p>-9.85E-02</text:p>
          </table:table-cell>
          <table:table-cell/>
          <table:table-cell table:style-name="ce2" office:value-type="float" office:value="1.12" calcext:value-type="float">
            <text:p>1.12E+00</text:p>
          </table:table-cell>
          <table:table-cell table:style-name="ce2" office:value-type="float" office:value="0.08437486" calcext:value-type="float">
            <text:p>8.44E-02</text:p>
          </table:table-cell>
          <table:table-cell table:style-name="ce2" office:value-type="float" office:value="-0.07056806" calcext:value-type="float">
            <text:p>-7.06E-02</text:p>
          </table:table-cell>
          <table:table-cell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0.06741293" calcext:value-type="float">
            <text:p>6.74E-02</text:p>
          </table:table-cell>
          <table:table-cell table:style-name="ce2" office:value-type="float" office:value="-0.0899922" calcext:value-type="float">
            <text:p>-9.00E-02</text:p>
          </table:table-cell>
          <table:table-cell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-0.0116613" calcext:value-type="float">
            <text:p>-1.17E-02</text:p>
          </table:table-cell>
          <table:table-cell table:style-name="ce2" office:value-type="float" office:value="-0.09413727" calcext:value-type="float">
            <text:p>-9.41E-02</text:p>
          </table:table-cell>
          <table:table-cell table:style-name="ce2"/>
          <table:table-cell table:style-name="ce2" office:value-type="float" office:value="9.7" calcext:value-type="float">
            <text:p>9.70E+00</text:p>
          </table:table-cell>
          <table:table-cell table:style-name="ce2" office:value-type="float" office:value="-0.009888025" calcext:value-type="float">
            <text:p>-9.89E-03</text:p>
          </table:table-cell>
          <table:table-cell table:style-name="ce2" office:value-type="float" office:value="-0.08241016" calcext:value-type="float">
            <text:p>-8.24E-02</text:p>
          </table:table-cell>
          <table:table-cell table:style-name="ce2"/>
          <table:table-cell table:style-name="ce2" office:value-type="float" office:value="3.62" calcext:value-type="float">
            <text:p>3.62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1420338" calcext:value-type="float">
            <text:p>1.42E-02</text:p>
          </table:table-cell>
          <table:table-cell table:style-name="ce2" office:value-type="float" office:value="-0.07222038" calcext:value-type="float">
            <text:p>-7.22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4409461" calcext:value-type="float">
            <text:p>4.41E-03</text:p>
          </table:table-cell>
          <table:table-cell table:style-name="ce2" office:value-type="float" office:value="-0.05925886" calcext:value-type="float">
            <text:p>-5.93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07114915" calcext:value-type="float">
            <text:p>7.11E-03</text:p>
          </table:table-cell>
          <table:table-cell table:style-name="ce2" office:value-type="float" office:value="-0.06631353" calcext:value-type="float">
            <text:p>-6.63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6716366" calcext:value-type="float">
            <text:p>6.72E-03</text:p>
          </table:table-cell>
          <table:table-cell table:style-name="ce2" office:value-type="float" office:value="-0.06827401" calcext:value-type="float">
            <text:p>-6.83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001610417" calcext:value-type="float">
            <text:p>-1.61E-05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-0.002950897" calcext:value-type="float">
            <text:p>-2.95E-03</text:p>
          </table:table-cell>
          <table:table-cell table:style-name="ce2" office:value-type="float" office:value="-0.04633058" calcext:value-type="float">
            <text:p>-4.63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-0.001996002" calcext:value-type="float">
            <text:p>-2.00E-03</text:p>
          </table:table-cell>
          <table:table-cell table:style-name="ce2" office:value-type="float" office:value="-0.04009759" calcext:value-type="float">
            <text:p>-4.01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4727899" calcext:value-type="float">
            <text:p>4.73E-03</text:p>
          </table:table-cell>
          <table:table-cell table:style-name="ce2" office:value-type="float" office:value="-0.03352969" calcext:value-type="float">
            <text:p>-3.3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6476647" calcext:value-type="float">
            <text:p>6.48E-02</text:p>
          </table:table-cell>
          <table:table-cell table:style-name="ce2" office:value-type="float" office:value="-0.1036448" calcext:value-type="float">
            <text:p>-1.04E-01</text:p>
          </table:table-cell>
          <table:table-cell table:number-columns-repeated="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0.06291249" calcext:value-type="float">
            <text:p>6.29E-02</text:p>
          </table:table-cell>
          <table:table-cell table:style-name="ce2" office:value-type="float" office:value="-0.1114908" calcext:value-type="float">
            <text:p>-1.11E-01</text:p>
          </table:table-cell>
          <table:table-cell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0.07910906" calcext:value-type="float">
            <text:p>7.91E-02</text:p>
          </table:table-cell>
          <table:table-cell table:style-name="ce2" office:value-type="float" office:value="-0.1034301" calcext:value-type="float">
            <text:p>-1.03E-01</text:p>
          </table:table-cell>
          <table:table-cell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6739245" calcext:value-type="float">
            <text:p>6.74E-02</text:p>
          </table:table-cell>
          <table:table-cell table:style-name="ce2" office:value-type="float" office:value="-0.1001643" calcext:value-type="float">
            <text:p>-1.00E-01</text:p>
          </table:table-cell>
          <table:table-cell/>
          <table:table-cell table:style-name="ce2" office:value-type="float" office:value="1.14" calcext:value-type="float">
            <text:p>1.14E+00</text:p>
          </table:table-cell>
          <table:table-cell table:style-name="ce2" office:value-type="float" office:value="0.08775076" calcext:value-type="float">
            <text:p>8.78E-02</text:p>
          </table:table-cell>
          <table:table-cell table:style-name="ce2" office:value-type="float" office:value="-0.07054449" calcext:value-type="float">
            <text:p>-7.05E-02</text:p>
          </table:table-cell>
          <table:table-cell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7439789" calcext:value-type="float">
            <text:p>7.44E-02</text:p>
          </table:table-cell>
          <table:table-cell table:style-name="ce2" office:value-type="float" office:value="-0.08934244" calcext:value-type="float">
            <text:p>-8.93E-02</text:p>
          </table:table-cell>
          <table:table-cell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-0.01033572" calcext:value-type="float">
            <text:p>-1.03E-02</text:p>
          </table:table-cell>
          <table:table-cell table:style-name="ce2" office:value-type="float" office:value="-0.09241224" calcext:value-type="float">
            <text:p>-9.24E-02</text:p>
          </table:table-cell>
          <table:table-cell table:style-name="ce2"/>
          <table:table-cell table:style-name="ce2" office:value-type="float" office:value="9.72" calcext:value-type="float">
            <text:p>9.72E+00</text:p>
          </table:table-cell>
          <table:table-cell table:style-name="ce2" office:value-type="float" office:value="-0.01028694" calcext:value-type="float">
            <text:p>-1.03E-02</text:p>
          </table:table-cell>
          <table:table-cell table:style-name="ce2" office:value-type="float" office:value="-0.0835038" calcext:value-type="float">
            <text:p>-8.35E-02</text:p>
          </table:table-cell>
          <table:table-cell table:style-name="ce2"/>
          <table:table-cell table:style-name="ce2" office:value-type="float" office:value="3.64" calcext:value-type="float">
            <text:p>3.64E+00</text:p>
          </table:table-cell>
          <table:table-cell table:style-name="ce2" office:value-type="float" office:value="0.0005753394" calcext:value-type="float">
            <text:p>5.75E-04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09041452" calcext:value-type="float">
            <text:p>9.04E-03</text:p>
          </table:table-cell>
          <table:table-cell table:style-name="ce2" office:value-type="float" office:value="-0.06773766" calcext:value-type="float">
            <text:p>-6.77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1290574" calcext:value-type="float">
            <text:p>1.29E-03</text:p>
          </table:table-cell>
          <table:table-cell table:style-name="ce2" office:value-type="float" office:value="-0.0600117" calcext:value-type="float">
            <text:p>-6.00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13099" calcext:value-type="float">
            <text:p>1.31E-02</text:p>
          </table:table-cell>
          <table:table-cell table:style-name="ce2" office:value-type="float" office:value="-0.06549751" calcext:value-type="float">
            <text:p>-6.55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6858844" calcext:value-type="float">
            <text:p>6.86E-03</text:p>
          </table:table-cell>
          <table:table-cell table:style-name="ce2" office:value-type="float" office:value="-0.06368078" calcext:value-type="float">
            <text:p>-6.37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8605647" calcext:value-type="float">
            <text:p>8.61E-03</text:p>
          </table:table-cell>
          <table:table-cell table:style-name="ce2" office:value-type="float" office:value="-0.05114487" calcext:value-type="float">
            <text:p>-5.11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-0.003918068" calcext:value-type="float">
            <text:p>-3.92E-03</text:p>
          </table:table-cell>
          <table:table-cell table:style-name="ce2" office:value-type="float" office:value="-0.04561316" calcext:value-type="float">
            <text:p>-4.56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-0.007552917" calcext:value-type="float">
            <text:p>-7.55E-03</text:p>
          </table:table-cell>
          <table:table-cell table:style-name="ce2" office:value-type="float" office:value="-0.04155993" calcext:value-type="float">
            <text:p>-4.16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-0.0008590265" calcext:value-type="float">
            <text:p>-8.59E-04</text:p>
          </table:table-cell>
          <table:table-cell table:style-name="ce2" office:value-type="float" office:value="-0.0320508" calcext:value-type="float">
            <text:p>-3.21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6332608" calcext:value-type="float">
            <text:p>6.33E-02</text:p>
          </table:table-cell>
          <table:table-cell table:style-name="ce2" office:value-type="float" office:value="-0.09971411" calcext:value-type="float">
            <text:p>-9.97E-02</text:p>
          </table:table-cell>
          <table:table-cell table:number-columns-repeated="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0.0620359" calcext:value-type="float">
            <text:p>6.20E-02</text:p>
          </table:table-cell>
          <table:table-cell table:style-name="ce2" office:value-type="float" office:value="-0.1154355" calcext:value-type="float">
            <text:p>-1.15E-01</text:p>
          </table:table-cell>
          <table:table-cell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0.07832798" calcext:value-type="float">
            <text:p>7.83E-02</text:p>
          </table:table-cell>
          <table:table-cell table:style-name="ce2" office:value-type="float" office:value="-0.1006963" calcext:value-type="float">
            <text:p>-1.01E-01</text:p>
          </table:table-cell>
          <table:table-cell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6778152" calcext:value-type="float">
            <text:p>6.78E-02</text:p>
          </table:table-cell>
          <table:table-cell table:style-name="ce2" office:value-type="float" office:value="-0.09964554" calcext:value-type="float">
            <text:p>-9.96E-02</text:p>
          </table:table-cell>
          <table:table-cell/>
          <table:table-cell table:style-name="ce2" office:value-type="float" office:value="1.16" calcext:value-type="float">
            <text:p>1.16E+00</text:p>
          </table:table-cell>
          <table:table-cell table:style-name="ce2" office:value-type="float" office:value="0.08178163" calcext:value-type="float">
            <text:p>8.18E-02</text:p>
          </table:table-cell>
          <table:table-cell table:style-name="ce2" office:value-type="float" office:value="-0.07110556" calcext:value-type="float">
            <text:p>-7.11E-02</text:p>
          </table:table-cell>
          <table:table-cell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0.06838758" calcext:value-type="float">
            <text:p>6.84E-02</text:p>
          </table:table-cell>
          <table:table-cell table:style-name="ce2" office:value-type="float" office:value="-0.08982976" calcext:value-type="float">
            <text:p>-8.98E-02</text:p>
          </table:table-cell>
          <table:table-cell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-0.01429349" calcext:value-type="float">
            <text:p>-1.43E-02</text:p>
          </table:table-cell>
          <table:table-cell table:style-name="ce2" office:value-type="float" office:value="-0.100831" calcext:value-type="float">
            <text:p>-1.01E-01</text:p>
          </table:table-cell>
          <table:table-cell table:style-name="ce2"/>
          <table:table-cell table:style-name="ce2" office:value-type="float" office:value="9.74" calcext:value-type="float">
            <text:p>9.74E+00</text:p>
          </table:table-cell>
          <table:table-cell table:style-name="ce2" office:value-type="float" office:value="-0.009318498" calcext:value-type="float">
            <text:p>-9.32E-03</text:p>
          </table:table-cell>
          <table:table-cell table:style-name="ce2" office:value-type="float" office:value="-0.08513014" calcext:value-type="float">
            <text:p>-8.51E-02</text:p>
          </table:table-cell>
          <table:table-cell table:style-name="ce2"/>
          <table:table-cell table:style-name="ce2" office:value-type="float" office:value="3.66" calcext:value-type="float">
            <text:p>3.66E+00</text:p>
          </table:table-cell>
          <table:table-cell table:style-name="ce2" office:value-type="float" office:value="-0.001150679" calcext:value-type="float">
            <text:p>-1.15E-03</text:p>
          </table:table-cell>
          <table:table-cell table:style-name="ce2" office:value-type="float" office:value="-0.07191743" calcext:value-type="float">
            <text:p>-7.19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1624099" calcext:value-type="float">
            <text:p>1.62E-02</text:p>
          </table:table-cell>
          <table:table-cell table:style-name="ce2" office:value-type="float" office:value="-0.06515669" calcext:value-type="float">
            <text:p>-6.52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3441531" calcext:value-type="float">
            <text:p>-3.44E-03</text:p>
          </table:table-cell>
          <table:table-cell table:style-name="ce2" office:value-type="float" office:value="-0.05882867" calcext:value-type="float">
            <text:p>-5.88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1065096" calcext:value-type="float">
            <text:p>1.07E-02</text:p>
          </table:table-cell>
          <table:table-cell table:style-name="ce2" office:value-type="float" office:value="-0.06889756" calcext:value-type="float">
            <text:p>-6.89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05139627" calcext:value-type="float">
            <text:p>5.14E-03</text:p>
          </table:table-cell>
          <table:table-cell table:style-name="ce2" office:value-type="float" office:value="-0.06062954" calcext:value-type="float">
            <text:p>-6.06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003880404" calcext:value-type="float">
            <text:p>3.88E-04</text:p>
          </table:table-cell>
          <table:table-cell table:style-name="ce2" office:value-type="float" office:value="-0.05195316" calcext:value-type="float">
            <text:p>-5.20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3338887" calcext:value-type="float">
            <text:p>-3.34E-03</text:p>
          </table:table-cell>
          <table:table-cell table:style-name="ce2" office:value-type="float" office:value="-0.04127489" calcext:value-type="float">
            <text:p>-4.13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-0.003019644" calcext:value-type="float">
            <text:p>-3.02E-03</text:p>
          </table:table-cell>
          <table:table-cell table:style-name="ce2" office:value-type="float" office:value="-0.03951265" calcext:value-type="float">
            <text:p>-3.95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004555443" calcext:value-type="float">
            <text:p>4.56E-04</text:p>
          </table:table-cell>
          <table:table-cell table:style-name="ce2" office:value-type="float" office:value="-0.03402265" calcext:value-type="float">
            <text:p>-3.4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6647072" calcext:value-type="float">
            <text:p>6.65E-02</text:p>
          </table:table-cell>
          <table:table-cell table:style-name="ce2" office:value-type="float" office:value="-0.09814255" calcext:value-type="float">
            <text:p>-9.81E-02</text:p>
          </table:table-cell>
          <table:table-cell table:number-columns-repeated="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6232809" calcext:value-type="float">
            <text:p>6.23E-02</text:p>
          </table:table-cell>
          <table:table-cell table:style-name="ce2" office:value-type="float" office:value="-0.1174809" calcext:value-type="float">
            <text:p>-1.17E-01</text:p>
          </table:table-cell>
          <table:table-cell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0.07663563" calcext:value-type="float">
            <text:p>7.66E-02</text:p>
          </table:table-cell>
          <table:table-cell table:style-name="ce2" office:value-type="float" office:value="-0.09796251" calcext:value-type="float">
            <text:p>-9.80E-02</text:p>
          </table:table-cell>
          <table:table-cell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6933782" calcext:value-type="float">
            <text:p>6.93E-02</text:p>
          </table:table-cell>
          <table:table-cell table:style-name="ce2" office:value-type="float" office:value="-0.09860801" calcext:value-type="float">
            <text:p>-9.86E-02</text:p>
          </table:table-cell>
          <table:table-cell/>
          <table:table-cell table:style-name="ce2" office:value-type="float" office:value="1.18" calcext:value-type="float">
            <text:p>1.18E+00</text:p>
          </table:table-cell>
          <table:table-cell table:style-name="ce2" office:value-type="float" office:value="0.07168112" calcext:value-type="float">
            <text:p>7.17E-02</text:p>
          </table:table-cell>
          <table:table-cell table:style-name="ce2" office:value-type="float" office:value="-0.07507153" calcext:value-type="float">
            <text:p>-7.51E-02</text:p>
          </table:table-cell>
          <table:table-cell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0.06903734" calcext:value-type="float">
            <text:p>6.90E-02</text:p>
          </table:table-cell>
          <table:table-cell table:style-name="ce2" office:value-type="float" office:value="-0.08836779" calcext:value-type="float">
            <text:p>-8.84E-02</text:p>
          </table:table-cell>
          <table:table-cell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-0.01426782" calcext:value-type="float">
            <text:p>-1.43E-02</text:p>
          </table:table-cell>
          <table:table-cell table:style-name="ce2" office:value-type="float" office:value="-0.1052195" calcext:value-type="float">
            <text:p>-1.05E-01</text:p>
          </table:table-cell>
          <table:table-cell table:style-name="ce2"/>
          <table:table-cell table:style-name="ce2" office:value-type="float" office:value="9.76" calcext:value-type="float">
            <text:p>9.76E+00</text:p>
          </table:table-cell>
          <table:table-cell table:style-name="ce2" office:value-type="float" office:value="-0.01025871" calcext:value-type="float">
            <text:p>-1.03E-02</text:p>
          </table:table-cell>
          <table:table-cell table:style-name="ce2" office:value-type="float" office:value="-0.08663743" calcext:value-type="float">
            <text:p>-8.66E-02</text:p>
          </table:table-cell>
          <table:table-cell table:style-name="ce2"/>
          <table:table-cell table:style-name="ce2" office:value-type="float" office:value="3.68" calcext:value-type="float">
            <text:p>3.68E+00</text:p>
          </table:table-cell>
          <table:table-cell table:style-name="ce2" office:value-type="float" office:value="-0.01380815" calcext:value-type="float">
            <text:p>-1.38E-02</text:p>
          </table:table-cell>
          <table:table-cell table:style-name="ce2" office:value-type="float" office:value="-0.07460235" calcext:value-type="float">
            <text:p>-7.46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02249437" calcext:value-type="float">
            <text:p>2.25E-03</text:p>
          </table:table-cell>
          <table:table-cell table:style-name="ce2" office:value-type="float" office:value="-0.06420581" calcext:value-type="float">
            <text:p>-6.42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09679306" calcext:value-type="float">
            <text:p>9.68E-04</text:p>
          </table:table-cell>
          <table:table-cell table:style-name="ce2" office:value-type="float" office:value="-0.05743055" calcext:value-type="float">
            <text:p>-5.74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1201098" calcext:value-type="float">
            <text:p>1.20E-02</text:p>
          </table:table-cell>
          <table:table-cell table:style-name="ce2" office:value-type="float" office:value="-0.06386549" calcext:value-type="float">
            <text:p>-6.39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02563869" calcext:value-type="float">
            <text:p>2.56E-03</text:p>
          </table:table-cell>
          <table:table-cell table:style-name="ce2" office:value-type="float" office:value="-0.05656292" calcext:value-type="float">
            <text:p>-5.66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08201502" calcext:value-type="float">
            <text:p>8.20E-03</text:p>
          </table:table-cell>
          <table:table-cell table:style-name="ce2" office:value-type="float" office:value="-0.05208788" calcext:value-type="float">
            <text:p>-5.21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05820595" calcext:value-type="float">
            <text:p>5.82E-03</text:p>
          </table:table-cell>
          <table:table-cell table:style-name="ce2" office:value-type="float" office:value="-0.04267154" calcext:value-type="float">
            <text:p>-4.27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1513629" calcext:value-type="float">
            <text:p>1.51E-03</text:p>
          </table:table-cell>
          <table:table-cell table:style-name="ce2" office:value-type="float" office:value="-0.03746536" calcext:value-type="float">
            <text:p>-3.75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3583019" calcext:value-type="float">
            <text:p>-3.5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6830492" calcext:value-type="float">
            <text:p>6.83E-02</text:p>
          </table:table-cell>
          <table:table-cell table:style-name="ce2" office:value-type="float" office:value="-0.0981429" calcext:value-type="float">
            <text:p>-9.81E-02</text:p>
          </table:table-cell>
          <table:table-cell table:number-columns-repeated="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62182" calcext:value-type="float">
            <text:p>6.22E-02</text:p>
          </table:table-cell>
          <table:table-cell table:style-name="ce2" office:value-type="float" office:value="-0.114705" calcext:value-type="float">
            <text:p>-1.15E-01</text:p>
          </table:table-cell>
          <table:table-cell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0.0788487" calcext:value-type="float">
            <text:p>7.88E-02</text:p>
          </table:table-cell>
          <table:table-cell table:style-name="ce2" office:value-type="float" office:value="-0.09861341" calcext:value-type="float">
            <text:p>-9.86E-02</text:p>
          </table:table-cell>
          <table:table-cell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6855967" calcext:value-type="float">
            <text:p>6.86E-02</text:p>
          </table:table-cell>
          <table:table-cell table:style-name="ce2" office:value-type="float" office:value="-0.09834863" calcext:value-type="float">
            <text:p>-9.83E-02</text:p>
          </table:table-cell>
          <table:table-cell/>
          <table:table-cell table:style-name="ce2" office:value-type="float" office:value="1.2" calcext:value-type="float">
            <text:p>1.20E+00</text:p>
          </table:table-cell>
          <table:table-cell table:style-name="ce2" office:value-type="float" office:value="0.0737731" calcext:value-type="float">
            <text:p>7.38E-02</text:p>
          </table:table-cell>
          <table:table-cell table:style-name="ce2" office:value-type="float" office:value="-0.0771345" calcext:value-type="float">
            <text:p>-7.71E-02</text:p>
          </table:table-cell>
          <table:table-cell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0.06822513" calcext:value-type="float">
            <text:p>6.82E-02</text:p>
          </table:table-cell>
          <table:table-cell table:style-name="ce2" office:value-type="float" office:value="-0.08674339" calcext:value-type="float">
            <text:p>-8.67E-02</text:p>
          </table:table-cell>
          <table:table-cell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-0.01294559" calcext:value-type="float">
            <text:p>-1.29E-02</text:p>
          </table:table-cell>
          <table:table-cell table:style-name="ce2" office:value-type="float" office:value="-0.102922" calcext:value-type="float">
            <text:p>-1.03E-01</text:p>
          </table:table-cell>
          <table:table-cell table:style-name="ce2"/>
          <table:table-cell table:style-name="ce2" office:value-type="float" office:value="9.78" calcext:value-type="float">
            <text:p>9.78E+00</text:p>
          </table:table-cell>
          <table:table-cell table:style-name="ce2" office:value-type="float" office:value="-0.01136094" calcext:value-type="float">
            <text:p>-1.14E-02</text:p>
          </table:table-cell>
          <table:table-cell table:style-name="ce2" office:value-type="float" office:value="-0.0852848" calcext:value-type="float">
            <text:p>-8.53E-02</text:p>
          </table:table-cell>
          <table:table-cell table:style-name="ce2"/>
          <table:table-cell table:style-name="ce2" office:value-type="float" office:value="3.7" calcext:value-type="float">
            <text:p>3.70E+00</text:p>
          </table:table-cell>
          <table:table-cell table:style-name="ce2" office:value-type="float" office:value="-0.0161095" calcext:value-type="float">
            <text:p>-1.61E-02</text:p>
          </table:table-cell>
          <table:table-cell table:style-name="ce2" office:value-type="float" office:value="-0.07613658" calcext:value-type="float">
            <text:p>-7.61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07818889" calcext:value-type="float">
            <text:p>7.82E-03</text:p>
          </table:table-cell>
          <table:table-cell table:style-name="ce2" office:value-type="float" office:value="-0.07031862" calcext:value-type="float">
            <text:p>-7.03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001075478" calcext:value-type="float">
            <text:p>1.08E-04</text:p>
          </table:table-cell>
          <table:table-cell table:style-name="ce2" office:value-type="float" office:value="-0.06130227" calcext:value-type="float">
            <text:p>-6.13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02898856" calcext:value-type="float">
            <text:p>2.90E-03</text:p>
          </table:table-cell>
          <table:table-cell table:style-name="ce2" office:value-type="float" office:value="-0.06508951" calcext:value-type="float">
            <text:p>-6.51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03575156" calcext:value-type="float">
            <text:p>3.58E-03</text:p>
          </table:table-cell>
          <table:table-cell table:style-name="ce2" office:value-type="float" office:value="-0.05502606" calcext:value-type="float">
            <text:p>-5.50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003880404" calcext:value-type="float">
            <text:p>3.88E-04</text:p>
          </table:table-cell>
          <table:table-cell table:style-name="ce2" office:value-type="float" office:value="-0.05154902" calcext:value-type="float">
            <text:p>-5.15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0547716" calcext:value-type="float">
            <text:p>5.48E-03</text:p>
          </table:table-cell>
          <table:table-cell table:style-name="ce2" office:value-type="float" office:value="-0.04604518" calcext:value-type="float">
            <text:p>-4.60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-0.006236805" calcext:value-type="float">
            <text:p>-6.24E-03</text:p>
          </table:table-cell>
          <table:table-cell table:style-name="ce2" office:value-type="float" office:value="-0.03673419" calcext:value-type="float">
            <text:p>-3.67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-0.005624346" calcext:value-type="float">
            <text:p>-5.62E-03</text:p>
          </table:table-cell>
          <table:table-cell table:style-name="ce2" office:value-type="float" office:value="-0.03500858" calcext:value-type="float">
            <text:p>-3.5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6817335" calcext:value-type="float">
            <text:p>6.82E-02</text:p>
          </table:table-cell>
          <table:table-cell table:style-name="ce2" office:value-type="float" office:value="-0.1010252" calcext:value-type="float">
            <text:p>-1.01E-01</text:p>
          </table:table-cell>
          <table:table-cell table:number-columns-repeated="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6232809" calcext:value-type="float">
            <text:p>6.23E-02</text:p>
          </table:table-cell>
          <table:table-cell table:style-name="ce2" office:value-type="float" office:value="-0.1139745" calcext:value-type="float">
            <text:p>-1.14E-01</text:p>
          </table:table-cell>
          <table:table-cell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0.07975996" calcext:value-type="float">
            <text:p>7.98E-02</text:p>
          </table:table-cell>
          <table:table-cell table:style-name="ce2" office:value-type="float" office:value="-0.09718142" calcext:value-type="float">
            <text:p>-9.72E-02</text:p>
          </table:table-cell>
          <table:table-cell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7050504" calcext:value-type="float">
            <text:p>7.05E-02</text:p>
          </table:table-cell>
          <table:table-cell table:style-name="ce2" office:value-type="float" office:value="-0.09847832" calcext:value-type="float">
            <text:p>-9.85E-02</text:p>
          </table:table-cell>
          <table:table-cell/>
          <table:table-cell table:style-name="ce2" office:value-type="float" office:value="1.22" calcext:value-type="float">
            <text:p>1.22E+00</text:p>
          </table:table-cell>
          <table:table-cell table:style-name="ce2" office:value-type="float" office:value="0.07925367" calcext:value-type="float">
            <text:p>7.93E-02</text:p>
          </table:table-cell>
          <table:table-cell table:style-name="ce2" office:value-type="float" office:value="-0.0809917" calcext:value-type="float">
            <text:p>-8.10E-02</text:p>
          </table:table-cell>
          <table:table-cell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7066175" calcext:value-type="float">
            <text:p>7.07E-02</text:p>
          </table:table-cell>
          <table:table-cell table:style-name="ce2" office:value-type="float" office:value="-0.08609362" calcext:value-type="float">
            <text:p>-8.61E-02</text:p>
          </table:table-cell>
          <table:table-cell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-0.01174498" calcext:value-type="float">
            <text:p>-1.17E-02</text:p>
          </table:table-cell>
          <table:table-cell table:style-name="ce2" office:value-type="float" office:value="-0.07982705" calcext:value-type="float">
            <text:p>-7.98E-02</text:p>
          </table:table-cell>
          <table:table-cell table:style-name="ce2"/>
          <table:table-cell table:style-name="ce2" office:value-type="float" office:value="9.8" calcext:value-type="float">
            <text:p>9.80E+00</text:p>
          </table:table-cell>
          <table:table-cell table:style-name="ce2" office:value-type="float" office:value="-0.01231465" calcext:value-type="float">
            <text:p>-1.23E-02</text:p>
          </table:table-cell>
          <table:table-cell table:style-name="ce2" office:value-type="float" office:value="-0.08529339" calcext:value-type="float">
            <text:p>-8.53E-02</text:p>
          </table:table-cell>
          <table:table-cell table:style-name="ce2"/>
          <table:table-cell table:style-name="ce2" office:value-type="float" office:value="3.72" calcext:value-type="float">
            <text:p>3.72E+00</text:p>
          </table:table-cell>
          <table:table-cell table:style-name="ce2" office:value-type="float" office:value="-0.01246569" calcext:value-type="float">
            <text:p>-1.25E-02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9992334" calcext:value-type="float">
            <text:p>9.99E-03</text:p>
          </table:table-cell>
          <table:table-cell table:style-name="ce2" office:value-type="float" office:value="-0.06896022" calcext:value-type="float">
            <text:p>-6.90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-0.008496279" calcext:value-type="float">
            <text:p>-8.50E-03</text:p>
          </table:table-cell>
          <table:table-cell table:style-name="ce2" office:value-type="float" office:value="-0.06323813" calcext:value-type="float">
            <text:p>-6.32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01674838" calcext:value-type="float">
            <text:p>1.67E-03</text:p>
          </table:table-cell>
          <table:table-cell table:style-name="ce2" office:value-type="float" office:value="-0.06794555" calcext:value-type="float">
            <text:p>-6.79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4948076" calcext:value-type="float">
            <text:p>4.95E-03</text:p>
          </table:table-cell>
          <table:table-cell table:style-name="ce2" office:value-type="float" office:value="-0.05705886" calcext:value-type="float">
            <text:p>-5.71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03621197" calcext:value-type="float">
            <text:p>3.62E-03</text:p>
          </table:table-cell>
          <table:table-cell table:style-name="ce2" office:value-type="float" office:value="-0.04966301" calcext:value-type="float">
            <text:p>-4.97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2019381" calcext:value-type="float">
            <text:p>2.02E-03</text:p>
          </table:table-cell>
          <table:table-cell table:style-name="ce2" office:value-type="float" office:value="-0.05256627" calcext:value-type="float">
            <text:p>-5.26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-0.00638304" calcext:value-type="float">
            <text:p>-6.38E-03</text:p>
          </table:table-cell>
          <table:table-cell table:style-name="ce2" office:value-type="float" office:value="-0.03951265" calcext:value-type="float">
            <text:p>-3.95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02591722" calcext:value-type="float">
            <text:p>2.59E-03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6830421" calcext:value-type="float">
            <text:p>6.83E-02</text:p>
          </table:table-cell>
          <table:table-cell table:style-name="ce2" office:value-type="float" office:value="-0.1018113" calcext:value-type="float">
            <text:p>-1.02E-01</text:p>
          </table:table-cell>
          <table:table-cell table:number-columns-repeated="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6232809" calcext:value-type="float">
            <text:p>6.23E-02</text:p>
          </table:table-cell>
          <table:table-cell table:style-name="ce2" office:value-type="float" office:value="-0.1129518" calcext:value-type="float">
            <text:p>-1.13E-01</text:p>
          </table:table-cell>
          <table:table-cell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0.08041086" calcext:value-type="float">
            <text:p>8.04E-02</text:p>
          </table:table-cell>
          <table:table-cell table:style-name="ce2" office:value-type="float" office:value="-0.09301566" calcext:value-type="float">
            <text:p>-9.30E-02</text:p>
          </table:table-cell>
          <table:table-cell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7037535" calcext:value-type="float">
            <text:p>7.04E-02</text:p>
          </table:table-cell>
          <table:table-cell table:style-name="ce2" office:value-type="float" office:value="-0.09782986" calcext:value-type="float">
            <text:p>-9.78E-02</text:p>
          </table:table-cell>
          <table:table-cell/>
          <table:table-cell table:style-name="ce2" office:value-type="float" office:value="1.24" calcext:value-type="float">
            <text:p>1.24E+00</text:p>
          </table:table-cell>
          <table:table-cell table:style-name="ce2" office:value-type="float" office:value="0.08339775" calcext:value-type="float">
            <text:p>8.34E-02</text:p>
          </table:table-cell>
          <table:table-cell table:style-name="ce2" office:value-type="float" office:value="-0.07940459" calcext:value-type="float">
            <text:p>-7.94E-02</text:p>
          </table:table-cell>
          <table:table-cell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0.07147395" calcext:value-type="float">
            <text:p>7.15E-02</text:p>
          </table:table-cell>
          <table:table-cell table:style-name="ce2" office:value-type="float" office:value="-0.0847941" calcext:value-type="float">
            <text:p>-8.48E-02</text:p>
          </table:table-cell>
          <table:table-cell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-0.002407911" calcext:value-type="float">
            <text:p>-2.41E-03</text:p>
          </table:table-cell>
          <table:table-cell table:style-name="ce2" office:value-type="float" office:value="-0.07767354" calcext:value-type="float">
            <text:p>-7.77E-02</text:p>
          </table:table-cell>
          <table:table-cell table:style-name="ce2"/>
          <table:table-cell table:style-name="ce2" office:value-type="float" office:value="9.82" calcext:value-type="float">
            <text:p>9.82E+00</text:p>
          </table:table-cell>
          <table:table-cell table:style-name="ce2" office:value-type="float" office:value="-0.00292237" calcext:value-type="float">
            <text:p>-2.92E-03</text:p>
          </table:table-cell>
          <table:table-cell table:style-name="ce2" office:value-type="float" office:value="-0.08425499" calcext:value-type="float">
            <text:p>-8.43E-02</text:p>
          </table:table-cell>
          <table:table-cell table:style-name="ce2"/>
          <table:table-cell table:style-name="ce2" office:value-type="float" office:value="3.74" calcext:value-type="float">
            <text:p>3.74E+00</text:p>
          </table:table-cell>
          <table:table-cell table:style-name="ce2" office:value-type="float" office:value="-0.01246569" calcext:value-type="float">
            <text:p>-1.25E-02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0822641" calcext:value-type="float">
            <text:p>8.23E-03</text:p>
          </table:table-cell>
          <table:table-cell table:style-name="ce2" office:value-type="float" office:value="-0.06828102" calcext:value-type="float">
            <text:p>-6.83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-0.01312084" calcext:value-type="float">
            <text:p>-1.31E-02</text:p>
          </table:table-cell>
          <table:table-cell table:style-name="ce2" office:value-type="float" office:value="-0.06345323" calcext:value-type="float">
            <text:p>-6.35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04309246" calcext:value-type="float">
            <text:p>-4.31E-03</text:p>
          </table:table-cell>
          <table:table-cell table:style-name="ce2" office:value-type="float" office:value="-0.06957757" calcext:value-type="float">
            <text:p>-6.96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1731865" calcext:value-type="float">
            <text:p>1.73E-03</text:p>
          </table:table-cell>
          <table:table-cell table:style-name="ce2" office:value-type="float" office:value="-0.0596295" calcext:value-type="float">
            <text:p>-5.96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8740362" calcext:value-type="float">
            <text:p>8.74E-03</text:p>
          </table:table-cell>
          <table:table-cell table:style-name="ce2" office:value-type="float" office:value="-0.04575628" calcext:value-type="float">
            <text:p>-4.58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01453038" calcext:value-type="float">
            <text:p>-1.45E-03</text:p>
          </table:table-cell>
          <table:table-cell table:style-name="ce2" office:value-type="float" office:value="-0.05631772" calcext:value-type="float">
            <text:p>-5.63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-0.01003891" calcext:value-type="float">
            <text:p>-1.00E-02</text:p>
          </table:table-cell>
          <table:table-cell table:style-name="ce2" office:value-type="float" office:value="-0.04170617" calcext:value-type="float">
            <text:p>-4.17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02427401" calcext:value-type="float">
            <text:p>2.43E-03</text:p>
          </table:table-cell>
          <table:table-cell table:style-name="ce2" office:value-type="float" office:value="-0.03369401" calcext:value-type="float">
            <text:p>-3.3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68959" calcext:value-type="float">
            <text:p>6.90E-02</text:p>
          </table:table-cell>
          <table:table-cell table:style-name="ce2" office:value-type="float" office:value="-0.1032526" calcext:value-type="float">
            <text:p>-1.03E-01</text:p>
          </table:table-cell>
          <table:table-cell table:number-columns-repeated="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6276639" calcext:value-type="float">
            <text:p>6.28E-02</text:p>
          </table:table-cell>
          <table:table-cell table:style-name="ce2" office:value-type="float" office:value="-0.1034554" calcext:value-type="float">
            <text:p>-1.03E-01</text:p>
          </table:table-cell>
          <table:table-cell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8327483" calcext:value-type="float">
            <text:p>8.33E-02</text:p>
          </table:table-cell>
          <table:table-cell table:style-name="ce2" office:value-type="float" office:value="-0.086767" calcext:value-type="float">
            <text:p>-8.68E-02</text:p>
          </table:table-cell>
          <table:table-cell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6985658" calcext:value-type="float">
            <text:p>6.99E-02</text:p>
          </table:table-cell>
          <table:table-cell table:style-name="ce2" office:value-type="float" office:value="-0.09692202" calcext:value-type="float">
            <text:p>-9.69E-02</text:p>
          </table:table-cell>
          <table:table-cell/>
          <table:table-cell table:style-name="ce2" office:value-type="float" office:value="1.26" calcext:value-type="float">
            <text:p>1.26E+00</text:p>
          </table:table-cell>
          <table:table-cell table:style-name="ce2" office:value-type="float" office:value="0.08313082" calcext:value-type="float">
            <text:p>8.31E-02</text:p>
          </table:table-cell>
          <table:table-cell table:style-name="ce2" office:value-type="float" office:value="-0.07836766" calcext:value-type="float">
            <text:p>-7.84E-02</text:p>
          </table:table-cell>
          <table:table-cell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7179883" calcext:value-type="float">
            <text:p>7.18E-02</text:p>
          </table:table-cell>
          <table:table-cell table:style-name="ce2" office:value-type="float" office:value="-0.08593118" calcext:value-type="float">
            <text:p>-8.59E-02</text:p>
          </table:table-cell>
          <table:table-cell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-0.002958004" calcext:value-type="float">
            <text:p>-2.96E-03</text:p>
          </table:table-cell>
          <table:table-cell table:style-name="ce2" office:value-type="float" office:value="-0.08149295" calcext:value-type="float">
            <text:p>-8.15E-02</text:p>
          </table:table-cell>
          <table:table-cell table:style-name="ce2"/>
          <table:table-cell table:style-name="ce2" office:value-type="float" office:value="9.84" calcext:value-type="float">
            <text:p>9.84E+00</text:p>
          </table:table-cell>
          <table:table-cell table:style-name="ce2" office:value-type="float" office:value="-0.004848205" calcext:value-type="float">
            <text:p>-4.85E-03</text:p>
          </table:table-cell>
          <table:table-cell table:style-name="ce2" office:value-type="float" office:value="-0.0822285" calcext:value-type="float">
            <text:p>-8.22E-02</text:p>
          </table:table-cell>
          <table:table-cell table:style-name="ce2"/>
          <table:table-cell table:style-name="ce2" office:value-type="float" office:value="3.76" calcext:value-type="float">
            <text:p>3.76E+00</text:p>
          </table:table-cell>
          <table:table-cell table:style-name="ce2" office:value-type="float" office:value="-0.001726018" calcext:value-type="float">
            <text:p>-1.73E-03</text:p>
          </table:table-cell>
          <table:table-cell table:style-name="ce2" office:value-type="float" office:value="-0.07115031" calcext:value-type="float">
            <text:p>-7.12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1270914" calcext:value-type="float">
            <text:p>1.27E-02</text:p>
          </table:table-cell>
          <table:table-cell table:style-name="ce2" office:value-type="float" office:value="-0.06814518" calcext:value-type="float">
            <text:p>-6.81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-0.01516425" calcext:value-type="float">
            <text:p>-1.52E-02</text:p>
          </table:table-cell>
          <table:table-cell table:style-name="ce2" office:value-type="float" office:value="-0.06259284" calcext:value-type="float">
            <text:p>-6.26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6876156" calcext:value-type="float">
            <text:p>-6.88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02912211" calcext:value-type="float">
            <text:p>2.91E-03</text:p>
          </table:table-cell>
          <table:table-cell table:style-name="ce2" office:value-type="float" office:value="-0.05792153" calcext:value-type="float">
            <text:p>-5.79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3486482" calcext:value-type="float">
            <text:p>3.49E-03</text:p>
          </table:table-cell>
          <table:table-cell table:style-name="ce2" office:value-type="float" office:value="-0.04737286" calcext:value-type="float">
            <text:p>-4.74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-0.004692257" calcext:value-type="float">
            <text:p>-4.69E-03</text:p>
          </table:table-cell>
          <table:table-cell table:style-name="ce2" office:value-type="float" office:value="-0.05862286" calcext:value-type="float">
            <text:p>-5.86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-0.0134023" calcext:value-type="float">
            <text:p>-1.34E-02</text:p>
          </table:table-cell>
          <table:table-cell table:style-name="ce2" office:value-type="float" office:value="-0.04039006" calcext:value-type="float">
            <text:p>-4.04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01441472" calcext:value-type="float">
            <text:p>1.44E-03</text:p>
          </table:table-cell>
          <table:table-cell table:style-name="ce2" office:value-type="float" office:value="-0.03550155" calcext:value-type="float">
            <text:p>-3.5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6764899" calcext:value-type="float">
            <text:p>6.76E-02</text:p>
          </table:table-cell>
          <table:table-cell table:style-name="ce2" office:value-type="float" office:value="-0.1025973" calcext:value-type="float">
            <text:p>-1.03E-01</text:p>
          </table:table-cell>
          <table:table-cell table:number-columns-repeated="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614515" calcext:value-type="float">
            <text:p>6.15E-02</text:p>
          </table:table-cell>
          <table:table-cell table:style-name="ce2" office:value-type="float" office:value="-0.09731925" calcext:value-type="float">
            <text:p>-9.73E-02</text:p>
          </table:table-cell>
          <table:table-cell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8418609" calcext:value-type="float">
            <text:p>8.42E-02</text:p>
          </table:table-cell>
          <table:table-cell table:style-name="ce2" office:value-type="float" office:value="-0.08103907" calcext:value-type="float">
            <text:p>-8.10E-02</text:p>
          </table:table-cell>
          <table:table-cell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6765183" calcext:value-type="float">
            <text:p>6.77E-02</text:p>
          </table:table-cell>
          <table:table-cell table:style-name="ce2" office:value-type="float" office:value="-0.09147499" calcext:value-type="float">
            <text:p>-9.15E-02</text:p>
          </table:table-cell>
          <table:table-cell/>
          <table:table-cell table:style-name="ce2" office:value-type="float" office:value="1.28" calcext:value-type="float">
            <text:p>1.28E+00</text:p>
          </table:table-cell>
          <table:table-cell table:style-name="ce2" office:value-type="float" office:value="0.07794619" calcext:value-type="float">
            <text:p>7.79E-02</text:p>
          </table:table-cell>
          <table:table-cell table:style-name="ce2" office:value-type="float" office:value="-0.07970234" calcext:value-type="float">
            <text:p>-7.97E-02</text:p>
          </table:table-cell>
          <table:table-cell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7001198" calcext:value-type="float">
            <text:p>7.00E-02</text:p>
          </table:table-cell>
          <table:table-cell table:style-name="ce2" office:value-type="float" office:value="-0.08593118" calcext:value-type="float">
            <text:p>-8.59E-02</text:p>
          </table:table-cell>
          <table:table-cell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-0.007672288" calcext:value-type="float">
            <text:p>-7.67E-03</text:p>
          </table:table-cell>
          <table:table-cell table:style-name="ce2" office:value-type="float" office:value="-0.09106099" calcext:value-type="float">
            <text:p>-9.11E-02</text:p>
          </table:table-cell>
          <table:table-cell table:style-name="ce2"/>
          <table:table-cell table:style-name="ce2" office:value-type="float" office:value="9.86" calcext:value-type="float">
            <text:p>9.86E+00</text:p>
          </table:table-cell>
          <table:table-cell table:style-name="ce2" office:value-type="float" office:value="-0.007840675" calcext:value-type="float">
            <text:p>-7.84E-03</text:p>
          </table:table-cell>
          <table:table-cell table:style-name="ce2" office:value-type="float" office:value="-0.08280049" calcext:value-type="float">
            <text:p>-8.28E-02</text:p>
          </table:table-cell>
          <table:table-cell table:style-name="ce2"/>
          <table:table-cell table:style-name="ce2" office:value-type="float" office:value="3.78" calcext:value-type="float">
            <text:p>3.78E+00</text:p>
          </table:table-cell>
          <table:table-cell table:style-name="ce2" office:value-type="float" office:value="-0.000958899" calcext:value-type="float">
            <text:p>-9.59E-04</text:p>
          </table:table-cell>
          <table:table-cell table:style-name="ce2" office:value-type="float" office:value="-0.07153387" calcext:value-type="float">
            <text:p>-7.15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08362251" calcext:value-type="float">
            <text:p>8.36E-03</text:p>
          </table:table-cell>
          <table:table-cell table:style-name="ce2" office:value-type="float" office:value="-0.07045446" calcext:value-type="float">
            <text:p>-7.05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-0.0005377392" calcext:value-type="float">
            <text:p>-5.38E-04</text:p>
          </table:table-cell>
          <table:table-cell table:style-name="ce2" office:value-type="float" office:value="-0.06667966" calcext:value-type="float">
            <text:p>-6.67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08933311" calcext:value-type="float">
            <text:p>-8.93E-03</text:p>
          </table:table-cell>
          <table:table-cell table:style-name="ce2" office:value-type="float" office:value="-0.07216161" calcext:value-type="float">
            <text:p>-7.22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4097669" calcext:value-type="float">
            <text:p>4.10E-03</text:p>
          </table:table-cell>
          <table:table-cell table:style-name="ce2" office:value-type="float" office:value="-0.05706397" calcext:value-type="float">
            <text:p>-5.71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1439839" calcext:value-type="float">
            <text:p>1.44E-02</text:p>
          </table:table-cell>
          <table:table-cell table:style-name="ce2" office:value-type="float" office:value="-0.05127959" calcext:value-type="float">
            <text:p>-5.13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-0.0075664" calcext:value-type="float">
            <text:p>-7.57E-03</text:p>
          </table:table-cell>
          <table:table-cell table:style-name="ce2" office:value-type="float" office:value="-0.06164862" calcext:value-type="float">
            <text:p>-6.16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-0.003897052" calcext:value-type="float">
            <text:p>-3.90E-03</text:p>
          </table:table-cell>
          <table:table-cell table:style-name="ce2" office:value-type="float" office:value="-0.03863524" calcext:value-type="float">
            <text:p>-3.86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-0.0008590265" calcext:value-type="float">
            <text:p>-8.59E-04</text:p>
          </table:table-cell>
          <table:table-cell table:style-name="ce2" office:value-type="float" office:value="-0.04223872" calcext:value-type="float">
            <text:p>-4.2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6502852" calcext:value-type="float">
            <text:p>6.50E-02</text:p>
          </table:table-cell>
          <table:table-cell table:style-name="ce2" office:value-type="float" office:value="-0.1035139" calcext:value-type="float">
            <text:p>-1.04E-01</text:p>
          </table:table-cell>
          <table:table-cell table:number-columns-repeated="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620359" calcext:value-type="float">
            <text:p>6.20E-02</text:p>
          </table:table-cell>
          <table:table-cell table:style-name="ce2" office:value-type="float" office:value="-0.09352068" calcext:value-type="float">
            <text:p>-9.35E-02</text:p>
          </table:table-cell>
          <table:table-cell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0.07286041" calcext:value-type="float">
            <text:p>7.29E-02</text:p>
          </table:table-cell>
          <table:table-cell table:style-name="ce2" office:value-type="float" office:value="-0.07895619" calcext:value-type="float">
            <text:p>-7.90E-02</text:p>
          </table:table-cell>
          <table:table-cell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7283948" calcext:value-type="float">
            <text:p>7.28E-02</text:p>
          </table:table-cell>
          <table:table-cell table:style-name="ce2" office:value-type="float" office:value="-0.09069684" calcext:value-type="float">
            <text:p>-9.07E-02</text:p>
          </table:table-cell>
          <table:table-cell/>
          <table:table-cell table:style-name="ce2" office:value-type="float" office:value="1.3" calcext:value-type="float">
            <text:p>1.30E+00</text:p>
          </table:table-cell>
          <table:table-cell table:style-name="ce2" office:value-type="float" office:value="0.08207939" calcext:value-type="float">
            <text:p>8.21E-02</text:p>
          </table:table-cell>
          <table:table-cell table:style-name="ce2" office:value-type="float" office:value="-0.07655712" calcext:value-type="float">
            <text:p>-7.66E-02</text:p>
          </table:table-cell>
          <table:table-cell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6790025" calcext:value-type="float">
            <text:p>6.79E-02</text:p>
          </table:table-cell>
          <table:table-cell table:style-name="ce2" office:value-type="float" office:value="-0.08690583" calcext:value-type="float">
            <text:p>-8.69E-02</text:p>
          </table:table-cell>
          <table:table-cell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-0.007306303" calcext:value-type="float">
            <text:p>-7.31E-03</text:p>
          </table:table-cell>
          <table:table-cell table:style-name="ce2" office:value-type="float" office:value="-0.08838752" calcext:value-type="float">
            <text:p>-8.84E-02</text:p>
          </table:table-cell>
          <table:table-cell table:style-name="ce2"/>
          <table:table-cell table:style-name="ce2" office:value-type="float" office:value="9.88" calcext:value-type="float">
            <text:p>9.88E+00</text:p>
          </table:table-cell>
          <table:table-cell table:style-name="ce2" office:value-type="float" office:value="-0.01042809" calcext:value-type="float">
            <text:p>-1.04E-02</text:p>
          </table:table-cell>
          <table:table-cell table:style-name="ce2" office:value-type="float" office:value="-0.08296005" calcext:value-type="float">
            <text:p>-8.30E-02</text:p>
          </table:table-cell>
          <table:table-cell table:style-name="ce2"/>
          <table:table-cell table:style-name="ce2" office:value-type="float" office:value="3.8" calcext:value-type="float">
            <text:p>3.80E+00</text:p>
          </table:table-cell>
          <table:table-cell table:style-name="ce2" office:value-type="float" office:value="0.004219156" calcext:value-type="float">
            <text:p>4.22E-03</text:p>
          </table:table-cell>
          <table:table-cell table:style-name="ce2" office:value-type="float" office:value="-0.07057497" calcext:value-type="float">
            <text:p>-7.06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1352418" calcext:value-type="float">
            <text:p>1.35E-02</text:p>
          </table:table-cell>
          <table:table-cell table:style-name="ce2" office:value-type="float" office:value="-0.06936774" calcext:value-type="float">
            <text:p>-6.94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01075478" calcext:value-type="float">
            <text:p>1.08E-03</text:p>
          </table:table-cell>
          <table:table-cell table:style-name="ce2" office:value-type="float" office:value="-0.06872307" calcext:value-type="float">
            <text:p>-6.87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08117299" calcext:value-type="float">
            <text:p>-8.12E-03</text:p>
          </table:table-cell>
          <table:table-cell table:style-name="ce2" office:value-type="float" office:value="-0.07039358" calcext:value-type="float">
            <text:p>-7.04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-0.001648313" calcext:value-type="float">
            <text:p>-1.65E-03</text:p>
          </table:table-cell>
          <table:table-cell table:style-name="ce2" office:value-type="float" office:value="-0.06153762" calcext:value-type="float">
            <text:p>-6.15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1076108" calcext:value-type="float">
            <text:p>1.08E-02</text:p>
          </table:table-cell>
          <table:table-cell table:style-name="ce2" office:value-type="float" office:value="-0.05154902" calcext:value-type="float">
            <text:p>-5.15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-0.0095957" calcext:value-type="float">
            <text:p>-9.60E-03</text:p>
          </table:table-cell>
          <table:table-cell table:style-name="ce2" office:value-type="float" office:value="-0.06503117" calcext:value-type="float">
            <text:p>-6.50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009286903" calcext:value-type="float">
            <text:p>9.29E-04</text:p>
          </table:table-cell>
          <table:table-cell table:style-name="ce2" office:value-type="float" office:value="-0.03834277" calcext:value-type="float">
            <text:p>-3.83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-0.001187669" calcext:value-type="float">
            <text:p>-1.19E-03</text:p>
          </table:table-cell>
          <table:table-cell table:style-name="ce2" office:value-type="float" office:value="-0.04453922" calcext:value-type="float">
            <text:p>-4.4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6607633" calcext:value-type="float">
            <text:p>6.61E-02</text:p>
          </table:table-cell>
          <table:table-cell table:style-name="ce2" office:value-type="float" office:value="-0.1050862" calcext:value-type="float">
            <text:p>-1.05E-01</text:p>
          </table:table-cell>
          <table:table-cell table:number-columns-repeated="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5969832" calcext:value-type="float">
            <text:p>5.97E-02</text:p>
          </table:table-cell>
          <table:table-cell table:style-name="ce2" office:value-type="float" office:value="-0.09454338" calcext:value-type="float">
            <text:p>-9.45E-02</text:p>
          </table:table-cell>
          <table:table-cell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7442257" calcext:value-type="float">
            <text:p>7.44E-02</text:p>
          </table:table-cell>
          <table:table-cell table:style-name="ce2" office:value-type="float" office:value="-0.07869583" calcext:value-type="float">
            <text:p>-7.87E-02</text:p>
          </table:table-cell>
          <table:table-cell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6920813" calcext:value-type="float">
            <text:p>6.92E-02</text:p>
          </table:table-cell>
          <table:table-cell table:style-name="ce2" office:value-type="float" office:value="-0.08810302" calcext:value-type="float">
            <text:p>-8.81E-02</text:p>
          </table:table-cell>
          <table:table-cell/>
          <table:table-cell table:style-name="ce2" office:value-type="float" office:value="1.32" calcext:value-type="float">
            <text:p>1.32E+00</text:p>
          </table:table-cell>
          <table:table-cell table:style-name="ce2" office:value-type="float" office:value="0.07792262" calcext:value-type="float">
            <text:p>7.79E-02</text:p>
          </table:table-cell>
          <table:table-cell table:style-name="ce2" office:value-type="float" office:value="-0.07632644" calcext:value-type="float">
            <text:p>-7.63E-02</text:p>
          </table:table-cell>
          <table:table-cell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0.06725049" calcext:value-type="float">
            <text:p>6.73E-02</text:p>
          </table:table-cell>
          <table:table-cell table:style-name="ce2" office:value-type="float" office:value="-0.08820535" calcext:value-type="float">
            <text:p>-8.82E-02</text:p>
          </table:table-cell>
          <table:table-cell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-0.009774468" calcext:value-type="float">
            <text:p>-9.77E-03</text:p>
          </table:table-cell>
          <table:table-cell table:style-name="ce2" office:value-type="float" office:value="-0.09050086" calcext:value-type="float">
            <text:p>-9.05E-02</text:p>
          </table:table-cell>
          <table:table-cell table:style-name="ce2"/>
          <table:table-cell table:style-name="ce2" office:value-type="float" office:value="9.9" calcext:value-type="float">
            <text:p>9.90E+00</text:p>
          </table:table-cell>
          <table:table-cell table:style-name="ce2" office:value-type="float" office:value="-0.001616387" calcext:value-type="float">
            <text:p>-1.62E-03</text:p>
          </table:table-cell>
          <table:table-cell table:style-name="ce2" office:value-type="float" office:value="-0.07797547" calcext:value-type="float">
            <text:p>-7.80E-02</text:p>
          </table:table-cell>
          <table:table-cell table:style-name="ce2"/>
          <table:table-cell table:style-name="ce2" office:value-type="float" office:value="3.82" calcext:value-type="float">
            <text:p>3.82E+00</text:p>
          </table:table-cell>
          <table:table-cell table:style-name="ce2" office:value-type="float" office:value="0.004410936" calcext:value-type="float">
            <text:p>4.41E-03</text:p>
          </table:table-cell>
          <table:table-cell table:style-name="ce2" office:value-type="float" office:value="-0.06865717" calcext:value-type="float">
            <text:p>-6.87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1270914" calcext:value-type="float">
            <text:p>1.27E-02</text:p>
          </table:table-cell>
          <table:table-cell table:style-name="ce2" office:value-type="float" office:value="-0.06909606" calcext:value-type="float">
            <text:p>-6.91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-0.004732105" calcext:value-type="float">
            <text:p>-4.73E-03</text:p>
          </table:table-cell>
          <table:table-cell table:style-name="ce2" office:value-type="float" office:value="-0.07442311" calcext:value-type="float">
            <text:p>-7.44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06978913" calcext:value-type="float">
            <text:p>6.98E-03</text:p>
          </table:table-cell>
          <table:table-cell table:style-name="ce2" office:value-type="float" office:value="-0.0644095" calcext:value-type="float">
            <text:p>-6.44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-0.0002970475" calcext:value-type="float">
            <text:p>-2.97E-04</text:p>
          </table:table-cell>
          <table:table-cell table:style-name="ce2" office:value-type="float" office:value="-0.05940762" calcext:value-type="float">
            <text:p>-5.94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1426367" calcext:value-type="float">
            <text:p>1.43E-02</text:p>
          </table:table-cell>
          <table:table-cell table:style-name="ce2" office:value-type="float" office:value="-0.05074073" calcext:value-type="float">
            <text:p>-5.07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-0.009948046" calcext:value-type="float">
            <text:p>-9.95E-03</text:p>
          </table:table-cell>
          <table:table-cell table:style-name="ce2" office:value-type="float" office:value="-0.06671894" calcext:value-type="float">
            <text:p>-6.67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03414679" calcext:value-type="float">
            <text:p>3.41E-03</text:p>
          </table:table-cell>
          <table:table-cell table:style-name="ce2" office:value-type="float" office:value="-0.04346098" calcext:value-type="float">
            <text:p>-4.35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-0.00611731" calcext:value-type="float">
            <text:p>-6.12E-03</text:p>
          </table:table-cell>
          <table:table-cell table:style-name="ce2" office:value-type="float" office:value="-0.0320508" calcext:value-type="float">
            <text:p>-3.21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6358635" calcext:value-type="float">
            <text:p>6.36E-02</text:p>
          </table:table-cell>
          <table:table-cell table:style-name="ce2" office:value-type="float" office:value="-0.1087541" calcext:value-type="float">
            <text:p>-1.09E-01</text:p>
          </table:table-cell>
          <table:table-cell table:number-columns-repeated="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5984441" calcext:value-type="float">
            <text:p>5.98E-02</text:p>
          </table:table-cell>
          <table:table-cell table:style-name="ce2" office:value-type="float" office:value="-0.09425118" calcext:value-type="float">
            <text:p>-9.43E-02</text:p>
          </table:table-cell>
          <table:table-cell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7364149" calcext:value-type="float">
            <text:p>7.36E-02</text:p>
          </table:table-cell>
          <table:table-cell table:style-name="ce2" office:value-type="float" office:value="-0.07921655" calcext:value-type="float">
            <text:p>-7.92E-02</text:p>
          </table:table-cell>
          <table:table-cell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6894874" calcext:value-type="float">
            <text:p>6.89E-02</text:p>
          </table:table-cell>
          <table:table-cell table:style-name="ce2" office:value-type="float" office:value="-0.08460136" calcext:value-type="float">
            <text:p>-8.46E-02</text:p>
          </table:table-cell>
          <table:table-cell/>
          <table:table-cell table:style-name="ce2" office:value-type="float" office:value="1.34" calcext:value-type="float">
            <text:p>1.34E+00</text:p>
          </table:table-cell>
          <table:table-cell table:style-name="ce2" office:value-type="float" office:value="0.0664965" calcext:value-type="float">
            <text:p>6.65E-02</text:p>
          </table:table-cell>
          <table:table-cell table:style-name="ce2" office:value-type="float" office:value="-0.07640621" calcext:value-type="float">
            <text:p>-7.64E-02</text:p>
          </table:table-cell>
          <table:table-cell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0.06562608" calcext:value-type="float">
            <text:p>6.56E-02</text:p>
          </table:table-cell>
          <table:table-cell table:style-name="ce2" office:value-type="float" office:value="-0.09047952" calcext:value-type="float">
            <text:p>-9.05E-02</text:p>
          </table:table-cell>
          <table:table-cell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-0.007119963" calcext:value-type="float">
            <text:p>-7.12E-03</text:p>
          </table:table-cell>
          <table:table-cell table:style-name="ce2" office:value-type="float" office:value="-0.08762319" calcext:value-type="float">
            <text:p>-8.76E-02</text:p>
          </table:table-cell>
          <table:table-cell table:style-name="ce2"/>
          <table:table-cell table:style-name="ce2" office:value-type="float" office:value="9.92" calcext:value-type="float">
            <text:p>9.92E+00</text:p>
          </table:table-cell>
          <table:table-cell table:style-name="ce2" office:value-type="float" office:value="-0.004314274" calcext:value-type="float">
            <text:p>-4.31E-03</text:p>
          </table:table-cell>
          <table:table-cell table:style-name="ce2" office:value-type="float" office:value="-0.08099739" calcext:value-type="float">
            <text:p>-8.10E-02</text:p>
          </table:table-cell>
          <table:table-cell table:style-name="ce2"/>
          <table:table-cell table:style-name="ce2" office:value-type="float" office:value="3.84" calcext:value-type="float">
            <text:p>3.84E+00</text:p>
          </table:table-cell>
          <table:table-cell table:style-name="ce2" office:value-type="float" office:value="-0.000958899" calcext:value-type="float">
            <text:p>-9.59E-04</text:p>
          </table:table-cell>
          <table:table-cell table:style-name="ce2" office:value-type="float" office:value="-0.07421879" calcext:value-type="float">
            <text:p>-7.42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1243746" calcext:value-type="float">
            <text:p>1.24E-02</text:p>
          </table:table-cell>
          <table:table-cell table:style-name="ce2" office:value-type="float" office:value="-0.06678677" calcext:value-type="float">
            <text:p>-6.68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-0.002796244" calcext:value-type="float">
            <text:p>-2.80E-03</text:p>
          </table:table-cell>
          <table:table-cell table:style-name="ce2" office:value-type="float" office:value="-0.07194951" calcext:value-type="float">
            <text:p>-7.19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00722825" calcext:value-type="float">
            <text:p>7.23E-04</text:p>
          </table:table-cell>
          <table:table-cell table:style-name="ce2" office:value-type="float" office:value="-0.06508951" calcext:value-type="float">
            <text:p>-6.51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1299995" calcext:value-type="float">
            <text:p>1.30E-02</text:p>
          </table:table-cell>
          <table:table-cell table:style-name="ce2" office:value-type="float" office:value="-0.05265891" calcext:value-type="float">
            <text:p>-5.27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1600474" calcext:value-type="float">
            <text:p>1.60E-03</text:p>
          </table:table-cell>
          <table:table-cell table:style-name="ce2" office:value-type="float" office:value="-0.0577459" calcext:value-type="float">
            <text:p>-5.77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7284718" calcext:value-type="float">
            <text:p>7.28E-03</text:p>
          </table:table-cell>
          <table:table-cell table:style-name="ce2" office:value-type="float" office:value="-0.04627647" calcext:value-type="float">
            <text:p>-4.63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-0.005213163" calcext:value-type="float">
            <text:p>-5.21E-03</text:p>
          </table:table-cell>
          <table:table-cell table:style-name="ce2" office:value-type="float" office:value="-0.05018778" calcext:value-type="float">
            <text:p>-5.02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02009276" calcext:value-type="float">
            <text:p>-2.01E-03</text:p>
          </table:table-cell>
          <table:table-cell table:style-name="ce2" office:value-type="float" office:value="-0.04388194" calcext:value-type="float">
            <text:p>-4.3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620135" calcext:value-type="float">
            <text:p>6.20E-02</text:p>
          </table:table-cell>
          <table:table-cell table:style-name="ce2" office:value-type="float" office:value="-0.1122912" calcext:value-type="float">
            <text:p>-1.12E-01</text:p>
          </table:table-cell>
          <table:table-cell table:number-columns-repeated="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6013661" calcext:value-type="float">
            <text:p>6.01E-02</text:p>
          </table:table-cell>
          <table:table-cell table:style-name="ce2" office:value-type="float" office:value="-0.09468948" calcext:value-type="float">
            <text:p>-9.47E-02</text:p>
          </table:table-cell>
          <table:table-cell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8158248" calcext:value-type="float">
            <text:p>8.16E-02</text:p>
          </table:table-cell>
          <table:table-cell table:style-name="ce2" office:value-type="float" office:value="-0.08598592" calcext:value-type="float">
            <text:p>-8.60E-02</text:p>
          </table:table-cell>
          <table:table-cell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6726276" calcext:value-type="float">
            <text:p>6.73E-02</text:p>
          </table:table-cell>
          <table:table-cell table:style-name="ce2" office:value-type="float" office:value="-0.08291537" calcext:value-type="float">
            <text:p>-8.29E-02</text:p>
          </table:table-cell>
          <table:table-cell/>
          <table:table-cell table:style-name="ce2" office:value-type="float" office:value="1.36" calcext:value-type="float">
            <text:p>1.36E+00</text:p>
          </table:table-cell>
          <table:table-cell table:style-name="ce2" office:value-type="float" office:value="0.06339841" calcext:value-type="float">
            <text:p>6.34E-02</text:p>
          </table:table-cell>
          <table:table-cell table:style-name="ce2" office:value-type="float" office:value="-0.07902481" calcext:value-type="float">
            <text:p>-7.90E-02</text:p>
          </table:table-cell>
          <table:table-cell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0.06270215" calcext:value-type="float">
            <text:p>6.27E-02</text:p>
          </table:table-cell>
          <table:table-cell table:style-name="ce2" office:value-type="float" office:value="-0.09015464" calcext:value-type="float">
            <text:p>-9.02E-02</text:p>
          </table:table-cell>
          <table:table-cell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163131" calcext:value-type="float">
            <text:p>-1.63E-02</text:p>
          </table:table-cell>
          <table:table-cell table:style-name="ce2" office:value-type="float" office:value="-0.08176186" calcext:value-type="float">
            <text:p>-8.18E-02</text:p>
          </table:table-cell>
          <table:table-cell table:style-name="ce2"/>
          <table:table-cell table:style-name="ce2" office:value-type="float" office:value="9.94" calcext:value-type="float">
            <text:p>9.94E+00</text:p>
          </table:table-cell>
          <table:table-cell table:style-name="ce2" office:value-type="float" office:value="-0.00359991" calcext:value-type="float">
            <text:p>-3.60E-03</text:p>
          </table:table-cell>
          <table:table-cell table:style-name="ce2" office:value-type="float" office:value="-0.08466986" calcext:value-type="float">
            <text:p>-8.47E-02</text:p>
          </table:table-cell>
          <table:table-cell table:style-name="ce2"/>
          <table:table-cell table:style-name="ce2" office:value-type="float" office:value="3.86" calcext:value-type="float">
            <text:p>3.86E+00</text:p>
          </table:table-cell>
          <table:table-cell table:style-name="ce2" office:value-type="float" office:value="0.002684917" calcext:value-type="float">
            <text:p>2.68E-03</text:p>
          </table:table-cell>
          <table:table-cell table:style-name="ce2" office:value-type="float" office:value="-0.0807393" calcext:value-type="float">
            <text:p>-8.07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118941" calcext:value-type="float">
            <text:p>1.19E-02</text:p>
          </table:table-cell>
          <table:table-cell table:style-name="ce2" office:value-type="float" office:value="-0.06339077" calcext:value-type="float">
            <text:p>-6.34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-0.001720765" calcext:value-type="float">
            <text:p>-1.72E-03</text:p>
          </table:table-cell>
          <table:table-cell table:style-name="ce2" office:value-type="float" office:value="-0.07560613" calcext:value-type="float">
            <text:p>-7.56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04258875" calcext:value-type="float">
            <text:p>4.26E-03</text:p>
          </table:table-cell>
          <table:table-cell table:style-name="ce2" office:value-type="float" office:value="-0.06821755" calcext:value-type="float">
            <text:p>-6.82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1348833" calcext:value-type="float">
            <text:p>1.35E-02</text:p>
          </table:table-cell>
          <table:table-cell table:style-name="ce2" office:value-type="float" office:value="-0.05826381" calcext:value-type="float">
            <text:p>-5.83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537249" calcext:value-type="float">
            <text:p>5.37E-03</text:p>
          </table:table-cell>
          <table:table-cell table:style-name="ce2" office:value-type="float" office:value="-0.06017077" calcext:value-type="float">
            <text:p>-6.02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1090875" calcext:value-type="float">
            <text:p>1.09E-02</text:p>
          </table:table-cell>
          <table:table-cell table:style-name="ce2" office:value-type="float" office:value="-0.04842492" calcext:value-type="float">
            <text:p>-4.84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07947952" calcext:value-type="float">
            <text:p>7.95E-03</text:p>
          </table:table-cell>
          <table:table-cell table:style-name="ce2" office:value-type="float" office:value="-0.04711685" calcext:value-type="float">
            <text:p>-4.71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03249007" calcext:value-type="float">
            <text:p>3.25E-03</text:p>
          </table:table-cell>
          <table:table-cell table:style-name="ce2" office:value-type="float" office:value="-0.04092415" calcext:value-type="float">
            <text:p>-4.0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6044107" calcext:value-type="float">
            <text:p>6.04E-02</text:p>
          </table:table-cell>
          <table:table-cell table:style-name="ce2" office:value-type="float" office:value="-0.1136011" calcext:value-type="float">
            <text:p>-1.14E-01</text:p>
          </table:table-cell>
          <table:table-cell table:number-columns-repeated="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6086711" calcext:value-type="float">
            <text:p>6.09E-02</text:p>
          </table:table-cell>
          <table:table-cell table:style-name="ce2" office:value-type="float" office:value="-0.0919136" calcext:value-type="float">
            <text:p>-9.19E-02</text:p>
          </table:table-cell>
          <table:table-cell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8158248" calcext:value-type="float">
            <text:p>8.16E-02</text:p>
          </table:table-cell>
          <table:table-cell table:style-name="ce2" office:value-type="float" office:value="-0.08963097" calcext:value-type="float">
            <text:p>-8.96E-02</text:p>
          </table:table-cell>
          <table:table-cell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6492832" calcext:value-type="float">
            <text:p>6.49E-02</text:p>
          </table:table-cell>
          <table:table-cell table:style-name="ce2" office:value-type="float" office:value="-0.0795434" calcext:value-type="float">
            <text:p>-7.95E-02</text:p>
          </table:table-cell>
          <table:table-cell/>
          <table:table-cell table:style-name="ce2" office:value-type="float" office:value="1.38" calcext:value-type="float">
            <text:p>1.38E+00</text:p>
          </table:table-cell>
          <table:table-cell table:style-name="ce2" office:value-type="float" office:value="0.06106125" calcext:value-type="float">
            <text:p>6.11E-02</text:p>
          </table:table-cell>
          <table:table-cell table:style-name="ce2" office:value-type="float" office:value="-0.07904112" calcext:value-type="float">
            <text:p>-7.90E-02</text:p>
          </table:table-cell>
          <table:table-cell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6400167" calcext:value-type="float">
            <text:p>6.40E-02</text:p>
          </table:table-cell>
          <table:table-cell table:style-name="ce2" office:value-type="float" office:value="-0.0856063" calcext:value-type="float">
            <text:p>-8.56E-02</text:p>
          </table:table-cell>
          <table:table-cell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-0.01896314" calcext:value-type="float">
            <text:p>-1.90E-02</text:p>
          </table:table-cell>
          <table:table-cell table:style-name="ce2" office:value-type="float" office:value="-0.08540274" calcext:value-type="float">
            <text:p>-8.54E-02</text:p>
          </table:table-cell>
          <table:table-cell table:style-name="ce2"/>
          <table:table-cell table:style-name="ce2" office:value-type="float" office:value="9.96" calcext:value-type="float">
            <text:p>9.96E+00</text:p>
          </table:table-cell>
          <table:table-cell table:style-name="ce2" office:value-type="float" office:value="-0.00347103" calcext:value-type="float">
            <text:p>-3.47E-03</text:p>
          </table:table-cell>
          <table:table-cell table:style-name="ce2" office:value-type="float" office:value="-0.08385116" calcext:value-type="float">
            <text:p>-8.39E-02</text:p>
          </table:table-cell>
          <table:table-cell table:style-name="ce2"/>
          <table:table-cell table:style-name="ce2" office:value-type="float" office:value="3.88" calcext:value-type="float">
            <text:p>3.88E+00</text:p>
          </table:table-cell>
          <table:table-cell table:style-name="ce2" office:value-type="float" office:value="0.003835596" calcext:value-type="float">
            <text:p>3.84E-03</text:p>
          </table:table-cell>
          <table:table-cell table:style-name="ce2" office:value-type="float" office:value="-0.08515024" calcext:value-type="float">
            <text:p>-8.52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09041452" calcext:value-type="float">
            <text:p>9.04E-03</text:p>
          </table:table-cell>
          <table:table-cell table:style-name="ce2" office:value-type="float" office:value="-0.06135316" calcext:value-type="float">
            <text:p>-6.14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-0.005246337" calcext:value-type="float">
            <text:p>-5.25E-03</text:p>
          </table:table-cell>
          <table:table-cell table:style-name="ce2" office:value-type="float" office:value="-0.08933894" calcext:value-type="float">
            <text:p>-8.93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005868231" calcext:value-type="float">
            <text:p>5.87E-04</text:p>
          </table:table-cell>
          <table:table-cell table:style-name="ce2" office:value-type="float" office:value="-0.06957757" calcext:value-type="float">
            <text:p>-6.96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1577536" calcext:value-type="float">
            <text:p>1.58E-02</text:p>
          </table:table-cell>
          <table:table-cell table:style-name="ce2" office:value-type="float" office:value="-0.06052351" calcext:value-type="float">
            <text:p>-6.05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04202487" calcext:value-type="float">
            <text:p>-4.20E-04</text:p>
          </table:table-cell>
          <table:table-cell table:style-name="ce2" office:value-type="float" office:value="-0.06528993" calcext:value-type="float">
            <text:p>-6.53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1259143" calcext:value-type="float">
            <text:p>1.26E-02</text:p>
          </table:table-cell>
          <table:table-cell table:style-name="ce2" office:value-type="float" office:value="-0.04781391" calcext:value-type="float">
            <text:p>-4.78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02391036" calcext:value-type="float">
            <text:p>2.39E-03</text:p>
          </table:table-cell>
          <table:table-cell table:style-name="ce2" office:value-type="float" office:value="-0.04843296" calcext:value-type="float">
            <text:p>-4.84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-0.006610274" calcext:value-type="float">
            <text:p>-6.61E-03</text:p>
          </table:table-cell>
          <table:table-cell table:style-name="ce2" office:value-type="float" office:value="-0.02383473" calcext:value-type="float">
            <text:p>-2.3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5926202" calcext:value-type="float">
            <text:p>5.93E-02</text:p>
          </table:table-cell>
          <table:table-cell table:style-name="ce2" office:value-type="float" office:value="-0.1132078" calcext:value-type="float">
            <text:p>-1.13E-01</text:p>
          </table:table-cell>
          <table:table-cell table:number-columns-repeated="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8102874" calcext:value-type="float">
            <text:p>8.10E-02</text:p>
          </table:table-cell>
          <table:table-cell table:style-name="ce2" office:value-type="float" office:value="-0.0913292" calcext:value-type="float">
            <text:p>-9.13E-02</text:p>
          </table:table-cell>
          <table:table-cell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0.07637527" calcext:value-type="float">
            <text:p>7.64E-02</text:p>
          </table:table-cell>
          <table:table-cell table:style-name="ce2" office:value-type="float" office:value="-0.09392692" calcext:value-type="float">
            <text:p>-9.39E-02</text:p>
          </table:table-cell>
          <table:table-cell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6596585" calcext:value-type="float">
            <text:p>6.60E-02</text:p>
          </table:table-cell>
          <table:table-cell table:style-name="ce2" office:value-type="float" office:value="-0.07720895" calcext:value-type="float">
            <text:p>-7.72E-02</text:p>
          </table:table-cell>
          <table:table-cell/>
          <table:table-cell table:style-name="ce2" office:value-type="float" office:value="1.4" calcext:value-type="float">
            <text:p>1.40E+00</text:p>
          </table:table-cell>
          <table:table-cell table:style-name="ce2" office:value-type="float" office:value="0.07041352" calcext:value-type="float">
            <text:p>7.04E-02</text:p>
          </table:table-cell>
          <table:table-cell table:style-name="ce2" office:value-type="float" office:value="-0.07949523" calcext:value-type="float">
            <text:p>-7.95E-02</text:p>
          </table:table-cell>
          <table:table-cell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0.06481388" calcext:value-type="float">
            <text:p>6.48E-02</text:p>
          </table:table-cell>
          <table:table-cell table:style-name="ce2" office:value-type="float" office:value="-0.08381945" calcext:value-type="float">
            <text:p>-8.38E-02</text:p>
          </table:table-cell>
          <table:table-cell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-0.02164219" calcext:value-type="float">
            <text:p>-2.16E-02</text:p>
          </table:table-cell>
          <table:table-cell table:style-name="ce2" office:value-type="float" office:value="-0.08408274" calcext:value-type="float">
            <text:p>-8.41E-02</text:p>
          </table:table-cell>
          <table:table-cell table:style-name="ce2"/>
          <table:table-cell table:style-name="ce2" office:value-type="float" office:value="9.98" calcext:value-type="float">
            <text:p>9.98E+00</text:p>
          </table:table-cell>
          <table:table-cell table:style-name="ce2" office:value-type="float" office:value="-0.005139105" calcext:value-type="float">
            <text:p>-5.14E-03</text:p>
          </table:table-cell>
          <table:table-cell table:style-name="ce2" office:value-type="float" office:value="-0.08018729" calcext:value-type="float">
            <text:p>-8.02E-02</text:p>
          </table:table-cell>
          <table:table-cell table:style-name="ce2"/>
          <table:table-cell table:style-name="ce2" office:value-type="float" office:value="3.9" calcext:value-type="float">
            <text:p>3.90E+00</text:p>
          </table:table-cell>
          <table:table-cell table:style-name="ce2" office:value-type="float" office:value="0.001726018" calcext:value-type="float">
            <text:p>1.73E-03</text:p>
          </table:table-cell>
          <table:table-cell table:style-name="ce2" office:value-type="float" office:value="-0.08687625" calcext:value-type="float">
            <text:p>-8.69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05237924" calcext:value-type="float">
            <text:p>5.24E-03</text:p>
          </table:table-cell>
          <table:table-cell table:style-name="ce2" office:value-type="float" office:value="-0.06366245" calcext:value-type="float">
            <text:p>-6.37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-0.003234416" calcext:value-type="float">
            <text:p>-3.23E-03</text:p>
          </table:table-cell>
          <table:table-cell table:style-name="ce2" office:value-type="float" office:value="-0.1011231" calcext:value-type="float">
            <text:p>-1.01E-01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5754896" calcext:value-type="float">
            <text:p>5.75E-03</text:p>
          </table:table-cell>
          <table:table-cell table:style-name="ce2" office:value-type="float" office:value="-0.07052958" calcext:value-type="float">
            <text:p>-7.05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1851979" calcext:value-type="float">
            <text:p>1.85E-02</text:p>
          </table:table-cell>
          <table:table-cell table:style-name="ce2" office:value-type="float" office:value="-0.06323515" calcext:value-type="float">
            <text:p>-6.32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01186107" calcext:value-type="float">
            <text:p>1.19E-04</text:p>
          </table:table-cell>
          <table:table-cell table:style-name="ce2" office:value-type="float" office:value="-0.06555936" calcext:value-type="float">
            <text:p>-6.56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-0.0002730354" calcext:value-type="float">
            <text:p>-2.73E-04</text:p>
          </table:table-cell>
          <table:table-cell table:style-name="ce2" office:value-type="float" office:value="-0.05173543" calcext:value-type="float">
            <text:p>-5.17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0638304" calcext:value-type="float">
            <text:p>-6.38E-03</text:p>
          </table:table-cell>
          <table:table-cell table:style-name="ce2" office:value-type="float" office:value="-0.0494566" calcext:value-type="float">
            <text:p>-4.95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-0.001187669" calcext:value-type="float">
            <text:p>-1.19E-03</text:p>
          </table:table-cell>
          <table:table-cell table:style-name="ce2" office:value-type="float" office:value="-0.03237944" calcext:value-type="float">
            <text:p>-3.2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5991724" calcext:value-type="float">
            <text:p>5.99E-02</text:p>
          </table:table-cell>
          <table:table-cell table:style-name="ce2" office:value-type="float" office:value="-0.1124218" calcext:value-type="float">
            <text:p>-1.12E-01</text:p>
          </table:table-cell>
          <table:table-cell table:number-columns-repeated="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7533089" calcext:value-type="float">
            <text:p>7.53E-02</text:p>
          </table:table-cell>
          <table:table-cell table:style-name="ce2" office:value-type="float" office:value="-0.09352068" calcext:value-type="float">
            <text:p>-9.35E-02</text:p>
          </table:table-cell>
          <table:table-cell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0.07832798" calcext:value-type="float">
            <text:p>7.83E-02</text:p>
          </table:table-cell>
          <table:table-cell table:style-name="ce2" office:value-type="float" office:value="-0.09444764" calcext:value-type="float">
            <text:p>-9.44E-02</text:p>
          </table:table-cell>
          <table:table-cell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6596585" calcext:value-type="float">
            <text:p>6.60E-02</text:p>
          </table:table-cell>
          <table:table-cell table:style-name="ce2" office:value-type="float" office:value="-0.07850587" calcext:value-type="float">
            <text:p>-7.85E-02</text:p>
          </table:table-cell>
          <table:table-cell/>
          <table:table-cell table:style-name="ce2" office:value-type="float" office:value="1.42" calcext:value-type="float">
            <text:p>1.42E+00</text:p>
          </table:table-cell>
          <table:table-cell table:style-name="ce2" office:value-type="float" office:value="0.06969066" calcext:value-type="float">
            <text:p>6.97E-02</text:p>
          </table:table-cell>
          <table:table-cell table:style-name="ce2" office:value-type="float" office:value="-0.08755089" calcext:value-type="float">
            <text:p>-8.76E-02</text:p>
          </table:table-cell>
          <table:table-cell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6855002" calcext:value-type="float">
            <text:p>6.86E-02</text:p>
          </table:table-cell>
          <table:table-cell table:style-name="ce2" office:value-type="float" office:value="-0.07797158" calcext:value-type="float">
            <text:p>-7.80E-02</text:p>
          </table:table-cell>
          <table:table-cell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-0.02717213" calcext:value-type="float">
            <text:p>-2.72E-02</text:p>
          </table:table-cell>
          <table:table-cell table:style-name="ce2" office:value-type="float" office:value="-0.08468751" calcext:value-type="float">
            <text:p>-8.47E-02</text:p>
          </table:table-cell>
          <table:table-cell table:style-name="ce2"/>
          <table:table-cell table:style-name="ce2" office:value-type="float" office:value="10" calcext:value-type="float">
            <text:p>1.00E+01</text:p>
          </table:table-cell>
          <table:table-cell table:style-name="ce2" office:value-type="float" office:value="-0.008045655" calcext:value-type="float">
            <text:p>-8.05E-03</text:p>
          </table:table-cell>
          <table:table-cell table:style-name="ce2" office:value-type="float" office:value="-0.07517202" calcext:value-type="float">
            <text:p>-7.52E-02</text:p>
          </table:table-cell>
          <table:table-cell table:style-name="ce2"/>
          <table:table-cell table:style-name="ce2" office:value-type="float" office:value="3.92" calcext:value-type="float">
            <text:p>3.92E+00</text:p>
          </table:table-cell>
          <table:table-cell table:style-name="ce2" office:value-type="float" office:value="0.0003835596" calcext:value-type="float">
            <text:p>3.84E-04</text:p>
          </table:table-cell>
          <table:table-cell table:style-name="ce2" office:value-type="float" office:value="-0.08572557" calcext:value-type="float">
            <text:p>-8.57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8633931" calcext:value-type="float">
            <text:p>8.63E-03</text:p>
          </table:table-cell>
          <table:table-cell table:style-name="ce2" office:value-type="float" office:value="-0.06447749" calcext:value-type="float">
            <text:p>-6.45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-0.004000862" calcext:value-type="float">
            <text:p>-4.00E-03</text:p>
          </table:table-cell>
          <table:table-cell table:style-name="ce2" office:value-type="float" office:value="-0.1062008" calcext:value-type="float">
            <text:p>-1.06E-01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04394877" calcext:value-type="float">
            <text:p>4.39E-03</text:p>
          </table:table-cell>
          <table:table-cell table:style-name="ce2" office:value-type="float" office:value="-0.06345749" calcext:value-type="float">
            <text:p>-6.35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1668561" calcext:value-type="float">
            <text:p>1.67E-02</text:p>
          </table:table-cell>
          <table:table-cell table:style-name="ce2" office:value-type="float" office:value="-0.0606696" calcext:value-type="float">
            <text:p>-6.07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01465759" calcext:value-type="float">
            <text:p>1.47E-03</text:p>
          </table:table-cell>
          <table:table-cell table:style-name="ce2" office:value-type="float" office:value="-0.05437803" calcext:value-type="float">
            <text:p>-5.44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1168174" calcext:value-type="float">
            <text:p>1.17E-03</text:p>
          </table:table-cell>
          <table:table-cell table:style-name="ce2" office:value-type="float" office:value="-0.05100528" calcext:value-type="float">
            <text:p>-5.10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-0.000826125" calcext:value-type="float">
            <text:p>-8.26E-04</text:p>
          </table:table-cell>
          <table:table-cell table:style-name="ce2" office:value-type="float" office:value="-0.05296623" calcext:value-type="float">
            <text:p>-5.30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-0.0005303838" calcext:value-type="float">
            <text:p>-5.30E-04</text:p>
          </table:table-cell>
          <table:table-cell table:style-name="ce2" office:value-type="float" office:value="-0.03599451" calcext:value-type="float">
            <text:p>-3.6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6122794" calcext:value-type="float">
            <text:p>6.12E-02</text:p>
          </table:table-cell>
          <table:table-cell table:style-name="ce2" office:value-type="float" office:value="-0.1095398" calcext:value-type="float">
            <text:p>-1.10E-01</text:p>
          </table:table-cell>
          <table:table-cell table:number-columns-repeated="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7445429" calcext:value-type="float">
            <text:p>7.45E-02</text:p>
          </table:table-cell>
          <table:table-cell table:style-name="ce2" office:value-type="float" office:value="-0.1100298" calcext:value-type="float">
            <text:p>-1.10E-01</text:p>
          </table:table-cell>
          <table:table-cell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0.07858834" calcext:value-type="float">
            <text:p>7.86E-02</text:p>
          </table:table-cell>
          <table:table-cell table:style-name="ce2" office:value-type="float" office:value="-0.09262512" calcext:value-type="float">
            <text:p>-9.26E-02</text:p>
          </table:table-cell>
          <table:table-cell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6868936" calcext:value-type="float">
            <text:p>6.87E-02</text:p>
          </table:table-cell>
          <table:table-cell table:style-name="ce2" office:value-type="float" office:value="-0.08862178" calcext:value-type="float">
            <text:p>-8.86E-02</text:p>
          </table:table-cell>
          <table:table-cell/>
          <table:table-cell table:style-name="ce2" office:value-type="float" office:value="1.44" calcext:value-type="float">
            <text:p>1.44E+00</text:p>
          </table:table-cell>
          <table:table-cell table:style-name="ce2" office:value-type="float" office:value="0.06791275" calcext:value-type="float">
            <text:p>6.79E-02</text:p>
          </table:table-cell>
          <table:table-cell table:style-name="ce2" office:value-type="float" office:value="-0.09327665" calcext:value-type="float">
            <text:p>-9.33E-02</text:p>
          </table:table-cell>
          <table:table-cell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0.06952466" calcext:value-type="float">
            <text:p>6.95E-02</text:p>
          </table:table-cell>
          <table:table-cell table:style-name="ce2" office:value-type="float" office:value="-0.07667206" calcext:value-type="float">
            <text:p>-7.67E-02</text:p>
          </table:table-cell>
          <table:table-cell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-0.03023055" calcext:value-type="float">
            <text:p>-3.02E-02</text:p>
          </table:table-cell>
          <table:table-cell table:style-name="ce2" office:value-type="float" office:value="-0.08375134" calcext:value-type="float">
            <text:p>-8.38E-02</text:p>
          </table:table-cell>
          <table:table-cell table:style-name="ce2"/>
          <table:table-cell table:style-name="ce2" office:value-type="float" office:value="10.02" calcext:value-type="float">
            <text:p>1.00E+01</text:p>
          </table:table-cell>
          <table:table-cell table:style-name="ce2" office:value-type="float" office:value="-0.005887836" calcext:value-type="float">
            <text:p>-5.89E-03</text:p>
          </table:table-cell>
          <table:table-cell table:style-name="ce2" office:value-type="float" office:value="-0.07269998" calcext:value-type="float">
            <text:p>-7.27E-02</text:p>
          </table:table-cell>
          <table:table-cell table:style-name="ce2"/>
          <table:table-cell table:style-name="ce2" office:value-type="float" office:value="3.94" calcext:value-type="float">
            <text:p>3.94E+00</text:p>
          </table:table-cell>
          <table:table-cell table:style-name="ce2" office:value-type="float" office:value="-0.000958899" calcext:value-type="float">
            <text:p>-9.59E-04</text:p>
          </table:table-cell>
          <table:table-cell table:style-name="ce2" office:value-type="float" office:value="-0.08495846" calcext:value-type="float">
            <text:p>-8.50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4015361" calcext:value-type="float">
            <text:p>4.02E-03</text:p>
          </table:table-cell>
          <table:table-cell table:style-name="ce2" office:value-type="float" office:value="-0.06243988" calcext:value-type="float">
            <text:p>-6.24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-0.003042805" calcext:value-type="float">
            <text:p>-3.04E-03</text:p>
          </table:table-cell>
          <table:table-cell table:style-name="ce2" office:value-type="float" office:value="-0.1077336" calcext:value-type="float">
            <text:p>-1.08E-01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2354848" calcext:value-type="float">
            <text:p>2.35E-03</text:p>
          </table:table-cell>
          <table:table-cell table:style-name="ce2" office:value-type="float" office:value="-0.06318548" calcext:value-type="float">
            <text:p>-6.32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180223" calcext:value-type="float">
            <text:p>1.80E-02</text:p>
          </table:table-cell>
          <table:table-cell table:style-name="ce2" office:value-type="float" office:value="-0.05611467" calcext:value-type="float">
            <text:p>-5.61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02543478" calcext:value-type="float">
            <text:p>2.54E-03</text:p>
          </table:table-cell>
          <table:table-cell table:style-name="ce2" office:value-type="float" office:value="-0.05478218" calcext:value-type="float">
            <text:p>-5.48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06316274" calcext:value-type="float">
            <text:p>6.32E-03</text:p>
          </table:table-cell>
          <table:table-cell table:style-name="ce2" office:value-type="float" office:value="-0.04531821" calcext:value-type="float">
            <text:p>-4.53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04438321" calcext:value-type="float">
            <text:p>4.44E-03</text:p>
          </table:table-cell>
          <table:table-cell table:style-name="ce2" office:value-type="float" office:value="-0.05676833" calcext:value-type="float">
            <text:p>-5.68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-0.002173597" calcext:value-type="float">
            <text:p>-2.17E-03</text:p>
          </table:table-cell>
          <table:table-cell table:style-name="ce2" office:value-type="float" office:value="-0.03960958" calcext:value-type="float">
            <text:p>-3.9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6607628" calcext:value-type="float">
            <text:p>6.61E-02</text:p>
          </table:table-cell>
          <table:table-cell table:style-name="ce2" office:value-type="float" office:value="-0.1053483" calcext:value-type="float">
            <text:p>-1.05E-01</text:p>
          </table:table-cell>
          <table:table-cell table:number-columns-repeated="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7489259" calcext:value-type="float">
            <text:p>7.49E-02</text:p>
          </table:table-cell>
          <table:table-cell table:style-name="ce2" office:value-type="float" office:value="-0.1151433" calcext:value-type="float">
            <text:p>-1.15E-01</text:p>
          </table:table-cell>
          <table:table-cell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0.07650545" calcext:value-type="float">
            <text:p>7.65E-02</text:p>
          </table:table-cell>
          <table:table-cell table:style-name="ce2" office:value-type="float" office:value="-0.0934062" calcext:value-type="float">
            <text:p>-9.34E-02</text:p>
          </table:table-cell>
          <table:table-cell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09238283" calcext:value-type="float">
            <text:p>-9.24E-02</text:p>
          </table:table-cell>
          <table:table-cell/>
          <table:table-cell table:style-name="ce2" office:value-type="float" office:value="1.46" calcext:value-type="float">
            <text:p>1.46E+00</text:p>
          </table:table-cell>
          <table:table-cell table:style-name="ce2" office:value-type="float" office:value="0.07131041" calcext:value-type="float">
            <text:p>7.13E-02</text:p>
          </table:table-cell>
          <table:table-cell table:style-name="ce2" office:value-type="float" office:value="-0.0963693" calcext:value-type="float">
            <text:p>-9.64E-02</text:p>
          </table:table-cell>
          <table:table-cell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0.07650962" calcext:value-type="float">
            <text:p>7.65E-02</text:p>
          </table:table-cell>
          <table:table-cell table:style-name="ce2" office:value-type="float" office:value="-0.07488521" calcext:value-type="float">
            <text:p>-7.49E-02</text:p>
          </table:table-cell>
          <table:table-cell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-0.0285256" calcext:value-type="float">
            <text:p>-2.85E-02</text:p>
          </table:table-cell>
          <table:table-cell table:style-name="ce2" office:value-type="float" office:value="-0.08164247" calcext:value-type="float">
            <text:p>-8.16E-02</text:p>
          </table:table-cell>
          <table:table-cell table:style-name="ce2"/>
          <table:table-cell table:style-name="ce2" office:value-type="float" office:value="10.04" calcext:value-type="float">
            <text:p>1.00E+01</text:p>
          </table:table-cell>
          <table:table-cell table:style-name="ce2" office:value-type="float" office:value="-0.009158933" calcext:value-type="float">
            <text:p>-9.16E-03</text:p>
          </table:table-cell>
          <table:table-cell table:style-name="ce2" office:value-type="float" office:value="-0.07259319" calcext:value-type="float">
            <text:p>-7.26E-02</text:p>
          </table:table-cell>
          <table:table-cell table:style-name="ce2"/>
          <table:table-cell table:style-name="ce2" office:value-type="float" office:value="3.96" calcext:value-type="float">
            <text:p>3.96E+00</text:p>
          </table:table-cell>
          <table:table-cell table:style-name="ce2" office:value-type="float" office:value="-0.003835596" calcext:value-type="float">
            <text:p>-3.84E-03</text:p>
          </table:table-cell>
          <table:table-cell table:style-name="ce2" office:value-type="float" office:value="-0.08208176" calcext:value-type="float">
            <text:p>-8.21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06732167" calcext:value-type="float">
            <text:p>6.73E-03</text:p>
          </table:table-cell>
          <table:table-cell table:style-name="ce2" office:value-type="float" office:value="-0.06053812" calcext:value-type="float">
            <text:p>-6.05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-0.001605719" calcext:value-type="float">
            <text:p>-1.61E-03</text:p>
          </table:table-cell>
          <table:table-cell table:style-name="ce2" office:value-type="float" office:value="-0.08943475" calcext:value-type="float">
            <text:p>-8.94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3442863" calcext:value-type="float">
            <text:p>3.44E-03</text:p>
          </table:table-cell>
          <table:table-cell table:style-name="ce2" office:value-type="float" office:value="-0.06590552" calcext:value-type="float">
            <text:p>-6.59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-0.005285697" calcext:value-type="float">
            <text:p>-5.29E-03</text:p>
          </table:table-cell>
          <table:table-cell table:style-name="ce2" office:value-type="float" office:value="-0.06155949" calcext:value-type="float">
            <text:p>-6.16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05237775" calcext:value-type="float">
            <text:p>5.24E-03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01625662" calcext:value-type="float">
            <text:p>1.63E-03</text:p>
          </table:table-cell>
          <table:table-cell table:style-name="ce2" office:value-type="float" office:value="-0.04642681" calcext:value-type="float">
            <text:p>-4.64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-0.001557298" calcext:value-type="float">
            <text:p>-1.56E-03</text:p>
          </table:table-cell>
          <table:table-cell table:style-name="ce2" office:value-type="float" office:value="-0.05545222" calcext:value-type="float">
            <text:p>-5.55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08590265" calcext:value-type="float">
            <text:p>-8.59E-04</text:p>
          </table:table-cell>
          <table:table-cell table:style-name="ce2" office:value-type="float" office:value="-0.04240304" calcext:value-type="float">
            <text:p>-4.2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6791104" calcext:value-type="float">
            <text:p>6.79E-02</text:p>
          </table:table-cell>
          <table:table-cell table:style-name="ce2" office:value-type="float" office:value="-0.1024663" calcext:value-type="float">
            <text:p>-1.02E-01</text:p>
          </table:table-cell>
          <table:table-cell table:number-columns-repeated="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7489259" calcext:value-type="float">
            <text:p>7.49E-02</text:p>
          </table:table-cell>
          <table:table-cell table:style-name="ce2" office:value-type="float" office:value="-0.1174809" calcext:value-type="float">
            <text:p>-1.17E-01</text:p>
          </table:table-cell>
          <table:table-cell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0.07728654" calcext:value-type="float">
            <text:p>7.73E-02</text:p>
          </table:table-cell>
          <table:table-cell table:style-name="ce2" office:value-type="float" office:value="-0.09210439" calcext:value-type="float">
            <text:p>-9.21E-02</text:p>
          </table:table-cell>
          <table:table-cell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6155634" calcext:value-type="float">
            <text:p>6.16E-02</text:p>
          </table:table-cell>
          <table:table-cell table:style-name="ce2" office:value-type="float" office:value="-0.09614388" calcext:value-type="float">
            <text:p>-9.61E-02</text:p>
          </table:table-cell>
          <table:table-cell/>
          <table:table-cell table:style-name="ce2" office:value-type="float" office:value="1.48" calcext:value-type="float">
            <text:p>1.48E+00</text:p>
          </table:table-cell>
          <table:table-cell table:style-name="ce2" office:value-type="float" office:value="0.07079466" calcext:value-type="float">
            <text:p>7.08E-02</text:p>
          </table:table-cell>
          <table:table-cell table:style-name="ce2" office:value-type="float" office:value="-0.09689229" calcext:value-type="float">
            <text:p>-9.69E-02</text:p>
          </table:table-cell>
          <table:table-cell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0.07650962" calcext:value-type="float">
            <text:p>7.65E-02</text:p>
          </table:table-cell>
          <table:table-cell table:style-name="ce2" office:value-type="float" office:value="-0.08187016" calcext:value-type="float">
            <text:p>-8.19E-02</text:p>
          </table:table-cell>
          <table:table-cell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-0.03446058" calcext:value-type="float">
            <text:p>-3.45E-02</text:p>
          </table:table-cell>
          <table:table-cell table:style-name="ce2" office:value-type="float" office:value="-0.07824261" calcext:value-type="float">
            <text:p>-7.82E-02</text:p>
          </table:table-cell>
          <table:table-cell table:style-name="ce2"/>
          <table:table-cell table:style-name="ce2" office:value-type="float" office:value="10.06" calcext:value-type="float">
            <text:p>1.01E+01</text:p>
          </table:table-cell>
          <table:table-cell table:style-name="ce2" office:value-type="float" office:value="-0.01106267" calcext:value-type="float">
            <text:p>-1.11E-02</text:p>
          </table:table-cell>
          <table:table-cell table:style-name="ce2" office:value-type="float" office:value="-0.07301911" calcext:value-type="float">
            <text:p>-7.30E-02</text:p>
          </table:table-cell>
          <table:table-cell table:style-name="ce2"/>
          <table:table-cell table:style-name="ce2" office:value-type="float" office:value="3.98" calcext:value-type="float">
            <text:p>3.98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7997218" calcext:value-type="float">
            <text:p>-8.00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08910342" calcext:value-type="float">
            <text:p>8.91E-04</text:p>
          </table:table-cell>
          <table:table-cell table:style-name="ce2" office:value-type="float" office:value="-0.06053812" calcext:value-type="float">
            <text:p>-6.05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3567792" calcext:value-type="float">
            <text:p>3.57E-03</text:p>
          </table:table-cell>
          <table:table-cell table:style-name="ce2" office:value-type="float" office:value="-0.05657338" calcext:value-type="float">
            <text:p>-5.66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2354848" calcext:value-type="float">
            <text:p>2.35E-03</text:p>
          </table:table-cell>
          <table:table-cell table:style-name="ce2" office:value-type="float" office:value="-0.06808155" calcext:value-type="float">
            <text:p>-6.81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-0.00724957" calcext:value-type="float">
            <text:p>-7.25E-03</text:p>
          </table:table-cell>
          <table:table-cell table:style-name="ce2" office:value-type="float" office:value="-0.06263224" calcext:value-type="float">
            <text:p>-6.26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-0.006482417" calcext:value-type="float">
            <text:p>-6.48E-03</text:p>
          </table:table-cell>
          <table:table-cell table:style-name="ce2" office:value-type="float" office:value="-0.05060601" calcext:value-type="float">
            <text:p>-5.06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-0.001377811" calcext:value-type="float">
            <text:p>-1.38E-03</text:p>
          </table:table-cell>
          <table:table-cell table:style-name="ce2" office:value-type="float" office:value="-0.04776733" calcext:value-type="float">
            <text:p>-4.78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02975975" calcext:value-type="float">
            <text:p>2.98E-03</text:p>
          </table:table-cell>
          <table:table-cell table:style-name="ce2" office:value-type="float" office:value="-0.05589092" calcext:value-type="float">
            <text:p>-5.59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0719272" calcext:value-type="float">
            <text:p>7.19E-03</text:p>
          </table:table-cell>
          <table:table-cell table:style-name="ce2" office:value-type="float" office:value="-0.03928094" calcext:value-type="float">
            <text:p>-3.9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7000762" calcext:value-type="float">
            <text:p>7.00E-02</text:p>
          </table:table-cell>
          <table:table-cell table:style-name="ce2" office:value-type="float" office:value="-0.1006325" calcext:value-type="float">
            <text:p>-1.01E-01</text:p>
          </table:table-cell>
          <table:table-cell table:number-columns-repeated="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7576918" calcext:value-type="float">
            <text:p>7.58E-02</text:p>
          </table:table-cell>
          <table:table-cell table:style-name="ce2" office:value-type="float" office:value="-0.1157277" calcext:value-type="float">
            <text:p>-1.16E-01</text:p>
          </table:table-cell>
          <table:table-cell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0.0775469" calcext:value-type="float">
            <text:p>7.75E-02</text:p>
          </table:table-cell>
          <table:table-cell table:style-name="ce2" office:value-type="float" office:value="-0.09093277" calcext:value-type="float">
            <text:p>-9.09E-02</text:p>
          </table:table-cell>
          <table:table-cell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607782" calcext:value-type="float">
            <text:p>6.08E-02</text:p>
          </table:table-cell>
          <table:table-cell table:style-name="ce2" office:value-type="float" office:value="-0.100294" calcext:value-type="float">
            <text:p>-1.00E-01</text:p>
          </table:table-cell>
          <table:table-cell/>
          <table:table-cell table:style-name="ce2" office:value-type="float" office:value="1.5" calcext:value-type="float">
            <text:p>1.50E+00</text:p>
          </table:table-cell>
          <table:table-cell table:style-name="ce2" office:value-type="float" office:value="0.07572867" calcext:value-type="float">
            <text:p>7.57E-02</text:p>
          </table:table-cell>
          <table:table-cell table:style-name="ce2" office:value-type="float" office:value="-0.09685785" calcext:value-type="float">
            <text:p>-9.69E-02</text:p>
          </table:table-cell>
          <table:table-cell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768345" calcext:value-type="float">
            <text:p>7.68E-02</text:p>
          </table:table-cell>
          <table:table-cell table:style-name="ce2" office:value-type="float" office:value="-0.08365701" calcext:value-type="float">
            <text:p>-8.37E-02</text:p>
          </table:table-cell>
          <table:table-cell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-0.007201417" calcext:value-type="float">
            <text:p>-7.20E-03</text:p>
          </table:table-cell>
          <table:table-cell table:style-name="ce2" office:value-type="float" office:value="-0.07369458" calcext:value-type="float">
            <text:p>-7.37E-02</text:p>
          </table:table-cell>
          <table:table-cell table:style-name="ce2"/>
          <table:table-cell table:style-name="ce2" office:value-type="float" office:value="10.08" calcext:value-type="float">
            <text:p>1.01E+01</text:p>
          </table:table-cell>
          <table:table-cell table:style-name="ce2" office:value-type="float" office:value="-0.01637007" calcext:value-type="float">
            <text:p>-1.64E-02</text:p>
          </table:table-cell>
          <table:table-cell table:style-name="ce2" office:value-type="float" office:value="-0.0737482" calcext:value-type="float">
            <text:p>-7.37E-02</text:p>
          </table:table-cell>
          <table:table-cell table:style-name="ce2"/>
          <table:table-cell table:style-name="ce2" office:value-type="float" office:value="4" calcext:value-type="float">
            <text:p>4.00E+00</text:p>
          </table:table-cell>
          <table:table-cell table:style-name="ce2" office:value-type="float" office:value="-0.005945174" calcext:value-type="float">
            <text:p>-5.95E-03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1433922" calcext:value-type="float">
            <text:p>1.43E-02</text:p>
          </table:table-cell>
          <table:table-cell table:style-name="ce2" office:value-type="float" office:value="-0.05863636" calcext:value-type="float">
            <text:p>-5.86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06154548" calcext:value-type="float">
            <text:p>6.15E-03</text:p>
          </table:table-cell>
          <table:table-cell table:style-name="ce2" office:value-type="float" office:value="-0.05935174" calcext:value-type="float">
            <text:p>-5.94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2898856" calcext:value-type="float">
            <text:p>2.90E-03</text:p>
          </table:table-cell>
          <table:table-cell table:style-name="ce2" office:value-type="float" office:value="-0.0716176" calcext:value-type="float">
            <text:p>-7.16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-0.004673089" calcext:value-type="float">
            <text:p>-4.67E-03</text:p>
          </table:table-cell>
          <table:table-cell table:style-name="ce2" office:value-type="float" office:value="-0.06261675" calcext:value-type="float">
            <text:p>-6.26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1076108" calcext:value-type="float">
            <text:p>1.08E-02</text:p>
          </table:table-cell>
          <table:table-cell table:style-name="ce2" office:value-type="float" office:value="-0.04696871" calcext:value-type="float">
            <text:p>-4.70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1160535" calcext:value-type="float">
            <text:p>1.16E-03</text:p>
          </table:table-cell>
          <table:table-cell table:style-name="ce2" office:value-type="float" office:value="-0.04956025" calcext:value-type="float">
            <text:p>-4.96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-0.003750817" calcext:value-type="float">
            <text:p>-3.75E-03</text:p>
          </table:table-cell>
          <table:table-cell table:style-name="ce2" office:value-type="float" office:value="-0.05296623" calcext:value-type="float">
            <text:p>-5.30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-0.008417809" calcext:value-type="float">
            <text:p>-8.42E-03</text:p>
          </table:table-cell>
          <table:table-cell table:style-name="ce2" office:value-type="float" office:value="-0.04404626" calcext:value-type="float">
            <text:p>-4.4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7092516" calcext:value-type="float">
            <text:p>7.09E-02</text:p>
          </table:table-cell>
          <table:table-cell table:style-name="ce2" office:value-type="float" office:value="-0.09840544" calcext:value-type="float">
            <text:p>-9.84E-02</text:p>
          </table:table-cell>
          <table:table-cell table:number-columns-repeated="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7124012" calcext:value-type="float">
            <text:p>7.12E-02</text:p>
          </table:table-cell>
          <table:table-cell table:style-name="ce2" office:value-type="float" office:value="-0.1040398" calcext:value-type="float">
            <text:p>-1.04E-01</text:p>
          </table:table-cell>
          <table:table-cell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0.07351131" calcext:value-type="float">
            <text:p>7.35E-02</text:p>
          </table:table-cell>
          <table:table-cell table:style-name="ce2" office:value-type="float" office:value="-0.08793863" calcext:value-type="float">
            <text:p>-8.79E-02</text:p>
          </table:table-cell>
          <table:table-cell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6389079" calcext:value-type="float">
            <text:p>6.39E-02</text:p>
          </table:table-cell>
          <table:table-cell table:style-name="ce2" office:value-type="float" office:value="-0.1014612" calcext:value-type="float">
            <text:p>-1.01E-01</text:p>
          </table:table-cell>
          <table:table-cell/>
          <table:table-cell table:style-name="ce2" office:value-type="float" office:value="1.52" calcext:value-type="float">
            <text:p>1.52E+00</text:p>
          </table:table-cell>
          <table:table-cell table:style-name="ce2" office:value-type="float" office:value="0.07596116" calcext:value-type="float">
            <text:p>7.60E-02</text:p>
          </table:table-cell>
          <table:table-cell table:style-name="ce2" office:value-type="float" office:value="-0.09296076" calcext:value-type="float">
            <text:p>-9.30E-02</text:p>
          </table:table-cell>
          <table:table-cell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7456033" calcext:value-type="float">
            <text:p>7.46E-02</text:p>
          </table:table-cell>
          <table:table-cell table:style-name="ce2" office:value-type="float" office:value="-0.0847941" calcext:value-type="float">
            <text:p>-8.48E-02</text:p>
          </table:table-cell>
          <table:table-cell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-0.006816464" calcext:value-type="float">
            <text:p>-6.82E-03</text:p>
          </table:table-cell>
          <table:table-cell table:style-name="ce2" office:value-type="float" office:value="-0.07426475" calcext:value-type="float">
            <text:p>-7.43E-02</text:p>
          </table:table-cell>
          <table:table-cell table:style-name="ce2"/>
          <table:table-cell table:style-name="ce2" office:value-type="float" office:value="10.1" calcext:value-type="float">
            <text:p>1.01E+01</text:p>
          </table:table-cell>
          <table:table-cell table:style-name="ce2" office:value-type="float" office:value="0.0009157978" calcext:value-type="float">
            <text:p>9.16E-04</text:p>
          </table:table-cell>
          <table:table-cell table:style-name="ce2" office:value-type="float" office:value="-0.0716849" calcext:value-type="float">
            <text:p>-7.17E-02</text:p>
          </table:table-cell>
          <table:table-cell table:style-name="ce2"/>
          <table:table-cell table:style-name="ce2" office:value-type="float" office:value="4.02" calcext:value-type="float">
            <text:p>4.02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6904073" calcext:value-type="float">
            <text:p>-6.90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0795473" calcext:value-type="float">
            <text:p>7.95E-03</text:p>
          </table:table-cell>
          <table:table-cell table:style-name="ce2" office:value-type="float" office:value="-0.0608098" calcext:value-type="float">
            <text:p>-6.08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06250354" calcext:value-type="float">
            <text:p>6.25E-03</text:p>
          </table:table-cell>
          <table:table-cell table:style-name="ce2" office:value-type="float" office:value="-0.06136366" calcext:value-type="float">
            <text:p>-6.14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3986871" calcext:value-type="float">
            <text:p>3.99E-03</text:p>
          </table:table-cell>
          <table:table-cell table:style-name="ce2" office:value-type="float" office:value="-0.07488165" calcext:value-type="float">
            <text:p>-7.49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04584684" calcext:value-type="float">
            <text:p>4.58E-03</text:p>
          </table:table-cell>
          <table:table-cell table:style-name="ce2" office:value-type="float" office:value="-0.06468298" calcext:value-type="float">
            <text:p>-6.47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07932073" calcext:value-type="float">
            <text:p>7.93E-03</text:p>
          </table:table-cell>
          <table:table-cell table:style-name="ce2" office:value-type="float" office:value="-0.05114487" calcext:value-type="float">
            <text:p>-5.11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1135414" calcext:value-type="float">
            <text:p>1.14E-02</text:p>
          </table:table-cell>
          <table:table-cell table:style-name="ce2" office:value-type="float" office:value="-0.04155849" calcext:value-type="float">
            <text:p>-4.16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04292086" calcext:value-type="float">
            <text:p>4.29E-03</text:p>
          </table:table-cell>
          <table:table-cell table:style-name="ce2" office:value-type="float" office:value="-0.05165012" calcext:value-type="float">
            <text:p>-5.17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-0.007596202" calcext:value-type="float">
            <text:p>-7.60E-03</text:p>
          </table:table-cell>
          <table:table-cell table:style-name="ce2" office:value-type="float" office:value="-0.0443749" calcext:value-type="float">
            <text:p>-4.4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6935139" calcext:value-type="float">
            <text:p>6.94E-02</text:p>
          </table:table-cell>
          <table:table-cell table:style-name="ce2" office:value-type="float" office:value="-0.106659" calcext:value-type="float">
            <text:p>-1.07E-01</text:p>
          </table:table-cell>
          <table:table-cell table:number-columns-repeated="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7109402" calcext:value-type="float">
            <text:p>7.11E-02</text:p>
          </table:table-cell>
          <table:table-cell table:style-name="ce2" office:value-type="float" office:value="-0.1008256" calcext:value-type="float">
            <text:p>-1.01E-01</text:p>
          </table:table-cell>
          <table:table-cell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7611491" calcext:value-type="float">
            <text:p>7.61E-02</text:p>
          </table:table-cell>
          <table:table-cell table:style-name="ce2" office:value-type="float" office:value="-0.08663682" calcext:value-type="float">
            <text:p>-8.66E-02</text:p>
          </table:table-cell>
          <table:table-cell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6531739" calcext:value-type="float">
            <text:p>6.53E-02</text:p>
          </table:table-cell>
          <table:table-cell table:style-name="ce2" office:value-type="float" office:value="-0.1022394" calcext:value-type="float">
            <text:p>-1.02E-01</text:p>
          </table:table-cell>
          <table:table-cell/>
          <table:table-cell table:style-name="ce2" office:value-type="float" office:value="1.54" calcext:value-type="float">
            <text:p>1.54E+00</text:p>
          </table:table-cell>
          <table:table-cell table:style-name="ce2" office:value-type="float" office:value="0.07155015" calcext:value-type="float">
            <text:p>7.16E-02</text:p>
          </table:table-cell>
          <table:table-cell table:style-name="ce2" office:value-type="float" office:value="-0.09351095" calcext:value-type="float">
            <text:p>-9.35E-02</text:p>
          </table:table-cell>
          <table:table-cell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0.07488521" calcext:value-type="float">
            <text:p>7.49E-02</text:p>
          </table:table-cell>
          <table:table-cell table:style-name="ce2" office:value-type="float" office:value="-0.08333213" calcext:value-type="float">
            <text:p>-8.33E-02</text:p>
          </table:table-cell>
          <table:table-cell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-0.008918644" calcext:value-type="float">
            <text:p>-8.92E-03</text:p>
          </table:table-cell>
          <table:table-cell table:style-name="ce2" office:value-type="float" office:value="-0.07370462" calcext:value-type="float">
            <text:p>-7.37E-02</text:p>
          </table:table-cell>
          <table:table-cell table:style-name="ce2"/>
          <table:table-cell table:style-name="ce2" office:value-type="float" office:value="10.12" calcext:value-type="float">
            <text:p>1.01E+01</text:p>
          </table:table-cell>
          <table:table-cell table:style-name="ce2" office:value-type="float" office:value="-0.005153834" calcext:value-type="float">
            <text:p>-5.15E-03</text:p>
          </table:table-cell>
          <table:table-cell table:style-name="ce2" office:value-type="float" office:value="-0.07855236" calcext:value-type="float">
            <text:p>-7.86E-02</text:p>
          </table:table-cell>
          <table:table-cell table:style-name="ce2"/>
          <table:table-cell table:style-name="ce2" office:value-type="float" office:value="4.04" calcext:value-type="float">
            <text:p>4.04E+00</text:p>
          </table:table-cell>
          <table:table-cell table:style-name="ce2" office:value-type="float" office:value="-0.004410936" calcext:value-type="float">
            <text:p>-4.41E-03</text:p>
          </table:table-cell>
          <table:table-cell table:style-name="ce2" office:value-type="float" office:value="-0.06328734" calcext:value-type="float">
            <text:p>-6.33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09448973" calcext:value-type="float">
            <text:p>9.45E-03</text:p>
          </table:table-cell>
          <table:table-cell table:style-name="ce2" office:value-type="float" office:value="-0.06121732" calcext:value-type="float">
            <text:p>-6.12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03088764" calcext:value-type="float">
            <text:p>3.09E-03</text:p>
          </table:table-cell>
          <table:table-cell table:style-name="ce2" office:value-type="float" office:value="-0.06979457" calcext:value-type="float">
            <text:p>-6.98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0466688" calcext:value-type="float">
            <text:p>4.67E-03</text:p>
          </table:table-cell>
          <table:table-cell table:style-name="ce2" office:value-type="float" office:value="-0.07338562" calcext:value-type="float">
            <text:p>-7.34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03690825" calcext:value-type="float">
            <text:p>3.69E-03</text:p>
          </table:table-cell>
          <table:table-cell table:style-name="ce2" office:value-type="float" office:value="-0.06726493" calcext:value-type="float">
            <text:p>-6.73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07393213" calcext:value-type="float">
            <text:p>7.39E-03</text:p>
          </table:table-cell>
          <table:table-cell table:style-name="ce2" office:value-type="float" office:value="-0.0541086" calcext:value-type="float">
            <text:p>-5.41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1739037" calcext:value-type="float">
            <text:p>1.74E-02</text:p>
          </table:table-cell>
          <table:table-cell table:style-name="ce2" office:value-type="float" office:value="-0.04441672" calcext:value-type="float">
            <text:p>-4.44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05651867" calcext:value-type="float">
            <text:p>-5.65E-03</text:p>
          </table:table-cell>
          <table:table-cell table:style-name="ce2" office:value-type="float" office:value="-0.04770179" calcext:value-type="float">
            <text:p>-4.77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-0.01038966" calcext:value-type="float">
            <text:p>-1.04E-02</text:p>
          </table:table-cell>
          <table:table-cell table:style-name="ce2" office:value-type="float" office:value="-0.04749701" calcext:value-type="float">
            <text:p>-4.7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7275958" calcext:value-type="float">
            <text:p>7.28E-02</text:p>
          </table:table-cell>
          <table:table-cell table:style-name="ce2" office:value-type="float" office:value="-0.09722667" calcext:value-type="float">
            <text:p>-9.72E-02</text:p>
          </table:table-cell>
          <table:table-cell table:number-columns-repeated="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741621" calcext:value-type="float">
            <text:p>7.42E-02</text:p>
          </table:table-cell>
          <table:table-cell table:style-name="ce2" office:value-type="float" office:value="-0.1145589" calcext:value-type="float">
            <text:p>-1.15E-01</text:p>
          </table:table-cell>
          <table:table-cell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0.07364149" calcext:value-type="float">
            <text:p>7.36E-02</text:p>
          </table:table-cell>
          <table:table-cell table:style-name="ce2" office:value-type="float" office:value="-0.08598592" calcext:value-type="float">
            <text:p>-8.60E-02</text:p>
          </table:table-cell>
          <table:table-cell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6479862" calcext:value-type="float">
            <text:p>6.48E-02</text:p>
          </table:table-cell>
          <table:table-cell table:style-name="ce2" office:value-type="float" office:value="-0.1014612" calcext:value-type="float">
            <text:p>-1.01E-01</text:p>
          </table:table-cell>
          <table:table-cell/>
          <table:table-cell table:style-name="ce2" office:value-type="float" office:value="1.56" calcext:value-type="float">
            <text:p>1.56E+00</text:p>
          </table:table-cell>
          <table:table-cell table:style-name="ce2" office:value-type="float" office:value="0.07129228" calcext:value-type="float">
            <text:p>7.13E-02</text:p>
          </table:table-cell>
          <table:table-cell table:style-name="ce2" office:value-type="float" office:value="-0.09377245" calcext:value-type="float">
            <text:p>-9.38E-02</text:p>
          </table:table-cell>
          <table:table-cell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0.07634717" calcext:value-type="float">
            <text:p>7.63E-02</text:p>
          </table:table-cell>
          <table:table-cell table:style-name="ce2" office:value-type="float" office:value="-0.08154528" calcext:value-type="float">
            <text:p>-8.15E-02</text:p>
          </table:table-cell>
          <table:table-cell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-0.01310738" calcext:value-type="float">
            <text:p>-1.31E-02</text:p>
          </table:table-cell>
          <table:table-cell table:style-name="ce2" office:value-type="float" office:value="-0.07525559" calcext:value-type="float">
            <text:p>-7.53E-02</text:p>
          </table:table-cell>
          <table:table-cell table:style-name="ce2"/>
          <table:table-cell table:style-name="ce2" office:value-type="float" office:value="10.14" calcext:value-type="float">
            <text:p>1.01E+01</text:p>
          </table:table-cell>
          <table:table-cell table:style-name="ce2" office:value-type="float" office:value="-0.003777887" calcext:value-type="float">
            <text:p>-3.78E-03</text:p>
          </table:table-cell>
          <table:table-cell table:style-name="ce2" office:value-type="float" office:value="-0.08003877" calcext:value-type="float">
            <text:p>-8.00E-02</text:p>
          </table:table-cell>
          <table:table-cell table:style-name="ce2"/>
          <table:table-cell table:style-name="ce2" office:value-type="float" office:value="4.06" calcext:value-type="float">
            <text:p>4.06E+00</text:p>
          </table:table-cell>
          <table:table-cell table:style-name="ce2" office:value-type="float" office:value="-0.002301358" calcext:value-type="float">
            <text:p>-2.30E-03</text:p>
          </table:table-cell>
          <table:table-cell table:style-name="ce2" office:value-type="float" office:value="-0.06021886" calcext:value-type="float">
            <text:p>-6.02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02656958" calcext:value-type="float">
            <text:p>2.66E-03</text:p>
          </table:table-cell>
          <table:table-cell table:style-name="ce2" office:value-type="float" office:value="-0.06434165" calcext:value-type="float">
            <text:p>-6.43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02322318" calcext:value-type="float">
            <text:p>2.32E-03</text:p>
          </table:table-cell>
          <table:table-cell table:style-name="ce2" office:value-type="float" office:value="-0.07410583" calcext:value-type="float">
            <text:p>-7.41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2354848" calcext:value-type="float">
            <text:p>2.35E-03</text:p>
          </table:table-cell>
          <table:table-cell table:style-name="ce2" office:value-type="float" office:value="-0.07379363" calcext:value-type="float">
            <text:p>-7.38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04859558" calcext:value-type="float">
            <text:p>4.86E-03</text:p>
          </table:table-cell>
          <table:table-cell table:style-name="ce2" office:value-type="float" office:value="-0.05998287" calcext:value-type="float">
            <text:p>-6.00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06854354" calcext:value-type="float">
            <text:p>6.85E-03</text:p>
          </table:table-cell>
          <table:table-cell table:style-name="ce2" office:value-type="float" office:value="-0.0568029" calcext:value-type="float">
            <text:p>-5.68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05847965" calcext:value-type="float">
            <text:p>5.85E-03</text:p>
          </table:table-cell>
          <table:table-cell table:style-name="ce2" office:value-type="float" office:value="-0.04784956" calcext:value-type="float">
            <text:p>-4.78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1028771" calcext:value-type="float">
            <text:p>1.03E-02</text:p>
          </table:table-cell>
          <table:table-cell table:style-name="ce2" office:value-type="float" office:value="-0.0456545" calcext:value-type="float">
            <text:p>-4.57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-0.007596202" calcext:value-type="float">
            <text:p>-7.60E-03</text:p>
          </table:table-cell>
          <table:table-cell table:style-name="ce2" office:value-type="float" office:value="-0.04453922" calcext:value-type="float">
            <text:p>-4.4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7917921" calcext:value-type="float">
            <text:p>7.92E-02</text:p>
          </table:table-cell>
          <table:table-cell table:style-name="ce2" office:value-type="float" office:value="-0.09762095" calcext:value-type="float">
            <text:p>-9.76E-02</text:p>
          </table:table-cell>
          <table:table-cell table:number-columns-repeated="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7474649" calcext:value-type="float">
            <text:p>7.47E-02</text:p>
          </table:table-cell>
          <table:table-cell table:style-name="ce2" office:value-type="float" office:value="-0.1128057" calcext:value-type="float">
            <text:p>-1.13E-01</text:p>
          </table:table-cell>
          <table:table-cell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0.06153472" calcext:value-type="float">
            <text:p>6.15E-02</text:p>
          </table:table-cell>
          <table:table-cell table:style-name="ce2" office:value-type="float" office:value="-0.08598592" calcext:value-type="float">
            <text:p>-8.60E-02</text:p>
          </table:table-cell>
          <table:table-cell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6311264" calcext:value-type="float">
            <text:p>6.31E-02</text:p>
          </table:table-cell>
          <table:table-cell table:style-name="ce2" office:value-type="float" office:value="-0.1006831" calcext:value-type="float">
            <text:p>-1.01E-01</text:p>
          </table:table-cell>
          <table:table-cell/>
          <table:table-cell table:style-name="ce2" office:value-type="float" office:value="1.58" calcext:value-type="float">
            <text:p>1.58E+00</text:p>
          </table:table-cell>
          <table:table-cell table:style-name="ce2" office:value-type="float" office:value="0.07309738" calcext:value-type="float">
            <text:p>7.31E-02</text:p>
          </table:table-cell>
          <table:table-cell table:style-name="ce2" office:value-type="float" office:value="-0.09194197" calcext:value-type="float">
            <text:p>-9.19E-02</text:p>
          </table:table-cell>
          <table:table-cell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0.07650962" calcext:value-type="float">
            <text:p>7.65E-02</text:p>
          </table:table-cell>
          <table:table-cell table:style-name="ce2" office:value-type="float" office:value="-0.08154528" calcext:value-type="float">
            <text:p>-8.15E-02</text:p>
          </table:table-cell>
          <table:table-cell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-0.01749362" calcext:value-type="float">
            <text:p>-1.75E-02</text:p>
          </table:table-cell>
          <table:table-cell table:style-name="ce2" office:value-type="float" office:value="-0.07566286" calcext:value-type="float">
            <text:p>-7.57E-02</text:p>
          </table:table-cell>
          <table:table-cell table:style-name="ce2"/>
          <table:table-cell table:style-name="ce2" office:value-type="float" office:value="10.16" calcext:value-type="float">
            <text:p>1.02E+01</text:p>
          </table:table-cell>
          <table:table-cell table:style-name="ce2" office:value-type="float" office:value="-0.005797007" calcext:value-type="float">
            <text:p>-5.80E-03</text:p>
          </table:table-cell>
          <table:table-cell table:style-name="ce2" office:value-type="float" office:value="-0.08278207" calcext:value-type="float">
            <text:p>-8.28E-02</text:p>
          </table:table-cell>
          <table:table-cell table:style-name="ce2"/>
          <table:table-cell table:style-name="ce2" office:value-type="float" office:value="4.08" calcext:value-type="float">
            <text:p>4.08E+00</text:p>
          </table:table-cell>
          <table:table-cell table:style-name="ce2" office:value-type="float" office:value="0.0005753394" calcext:value-type="float">
            <text:p>5.75E-04</text:p>
          </table:table-cell>
          <table:table-cell table:style-name="ce2" office:value-type="float" office:value="-0.06578047" calcext:value-type="float">
            <text:p>-6.58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08769771" calcext:value-type="float">
            <text:p>8.77E-03</text:p>
          </table:table-cell>
          <table:table-cell table:style-name="ce2" office:value-type="float" office:value="-0.06637925" calcext:value-type="float">
            <text:p>-6.64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-0.0009350782" calcext:value-type="float">
            <text:p>-9.35E-04</text:p>
          </table:table-cell>
          <table:table-cell table:style-name="ce2" office:value-type="float" office:value="-0.07554292" calcext:value-type="float">
            <text:p>-7.55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2898856" calcext:value-type="float">
            <text:p>2.90E-03</text:p>
          </table:table-cell>
          <table:table-cell table:style-name="ce2" office:value-type="float" office:value="-0.0716176" calcext:value-type="float">
            <text:p>-7.16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5788947" calcext:value-type="float">
            <text:p>5.79E-03</text:p>
          </table:table-cell>
          <table:table-cell table:style-name="ce2" office:value-type="float" office:value="-0.06331168" calcext:value-type="float">
            <text:p>-6.33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2274048" calcext:value-type="float">
            <text:p>2.27E-03</text:p>
          </table:table-cell>
          <table:table-cell table:style-name="ce2" office:value-type="float" office:value="-0.05868891" calcext:value-type="float">
            <text:p>-5.87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06219406" calcext:value-type="float">
            <text:p>6.22E-03</text:p>
          </table:table-cell>
          <table:table-cell table:style-name="ce2" office:value-type="float" office:value="-0.04977435" calcext:value-type="float">
            <text:p>-4.98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-0.002434706" calcext:value-type="float">
            <text:p>-2.43E-03</text:p>
          </table:table-cell>
          <table:table-cell table:style-name="ce2" office:value-type="float" office:value="-0.04726308" calcext:value-type="float">
            <text:p>-4.73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6774595" calcext:value-type="float">
            <text:p>-6.77E-03</text:p>
          </table:table-cell>
          <table:table-cell table:style-name="ce2" office:value-type="float" office:value="-0.04010254" calcext:value-type="float">
            <text:p>-4.01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7983481" calcext:value-type="float">
            <text:p>7.98E-02</text:p>
          </table:table-cell>
          <table:table-cell table:style-name="ce2" office:value-type="float" office:value="-0.09486978" calcext:value-type="float">
            <text:p>-9.49E-02</text:p>
          </table:table-cell>
          <table:table-cell table:number-columns-repeated="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743082" calcext:value-type="float">
            <text:p>7.43E-02</text:p>
          </table:table-cell>
          <table:table-cell table:style-name="ce2" office:value-type="float" office:value="-0.1135362" calcext:value-type="float">
            <text:p>-1.14E-01</text:p>
          </table:table-cell>
          <table:table-cell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6478923" calcext:value-type="float">
            <text:p>6.48E-02</text:p>
          </table:table-cell>
          <table:table-cell table:style-name="ce2" office:value-type="float" office:value="-0.08494448" calcext:value-type="float">
            <text:p>-8.49E-02</text:p>
          </table:table-cell>
          <table:table-cell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6635492" calcext:value-type="float">
            <text:p>6.64E-02</text:p>
          </table:table-cell>
          <table:table-cell table:style-name="ce2" office:value-type="float" office:value="-0.09770017" calcext:value-type="float">
            <text:p>-9.77E-02</text:p>
          </table:table-cell>
          <table:table-cell/>
          <table:table-cell table:style-name="ce2" office:value-type="float" office:value="1.6" calcext:value-type="float">
            <text:p>1.60E+00</text:p>
          </table:table-cell>
          <table:table-cell table:style-name="ce2" office:value-type="float" office:value="0.07464461" calcext:value-type="float">
            <text:p>7.46E-02</text:p>
          </table:table-cell>
          <table:table-cell table:style-name="ce2" office:value-type="float" office:value="-0.09037298" calcext:value-type="float">
            <text:p>-9.04E-02</text:p>
          </table:table-cell>
          <table:table-cell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0.07910867" calcext:value-type="float">
            <text:p>7.91E-02</text:p>
          </table:table-cell>
          <table:table-cell table:style-name="ce2" office:value-type="float" office:value="-0.08300725" calcext:value-type="float">
            <text:p>-8.30E-02</text:p>
          </table:table-cell>
          <table:table-cell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-0.02379793" calcext:value-type="float">
            <text:p>-2.38E-02</text:p>
          </table:table-cell>
          <table:table-cell table:style-name="ce2" office:value-type="float" office:value="-0.07436406" calcext:value-type="float">
            <text:p>-7.44E-02</text:p>
          </table:table-cell>
          <table:table-cell table:style-name="ce2"/>
          <table:table-cell table:style-name="ce2" office:value-type="float" office:value="10.18" calcext:value-type="float">
            <text:p>1.02E+01</text:p>
          </table:table-cell>
          <table:table-cell table:style-name="ce2" office:value-type="float" office:value="-0.0030893" calcext:value-type="float">
            <text:p>-3.09E-03</text:p>
          </table:table-cell>
          <table:table-cell table:style-name="ce2" office:value-type="float" office:value="-0.0808501" calcext:value-type="float">
            <text:p>-8.09E-02</text:p>
          </table:table-cell>
          <table:table-cell table:style-name="ce2"/>
          <table:table-cell table:style-name="ce2" office:value-type="float" office:value="4.1" calcext:value-type="float">
            <text:p>4.10E+00</text:p>
          </table:table-cell>
          <table:table-cell table:style-name="ce2" office:value-type="float" office:value="-0.000958899" calcext:value-type="float">
            <text:p>-9.59E-04</text:p>
          </table:table-cell>
          <table:table-cell table:style-name="ce2" office:value-type="float" office:value="-0.06827361" calcext:value-type="float">
            <text:p>-6.83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04422882" calcext:value-type="float">
            <text:p>4.42E-03</text:p>
          </table:table-cell>
          <table:table-cell table:style-name="ce2" office:value-type="float" office:value="-0.07249207" calcext:value-type="float">
            <text:p>-7.25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-0.005437949" calcext:value-type="float">
            <text:p>-5.44E-03</text:p>
          </table:table-cell>
          <table:table-cell table:style-name="ce2" office:value-type="float" office:value="-0.07448905" calcext:value-type="float">
            <text:p>-7.45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1486702" calcext:value-type="float">
            <text:p>1.49E-02</text:p>
          </table:table-cell>
          <table:table-cell table:style-name="ce2" office:value-type="float" office:value="-0.06386549" calcext:value-type="float">
            <text:p>-6.39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03841472" calcext:value-type="float">
            <text:p>3.84E-03</text:p>
          </table:table-cell>
          <table:table-cell table:style-name="ce2" office:value-type="float" office:value="-0.06711246" calcext:value-type="float">
            <text:p>-6.71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08875077" calcext:value-type="float">
            <text:p>8.88E-03</text:p>
          </table:table-cell>
          <table:table-cell table:style-name="ce2" office:value-type="float" office:value="-0.05922777" calcext:value-type="float">
            <text:p>-5.92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1102407" calcext:value-type="float">
            <text:p>1.10E-02</text:p>
          </table:table-cell>
          <table:table-cell table:style-name="ce2" office:value-type="float" office:value="-0.04746093" calcext:value-type="float">
            <text:p>-4.75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-0.003604583" calcext:value-type="float">
            <text:p>-3.60E-03</text:p>
          </table:table-cell>
          <table:table-cell table:style-name="ce2" office:value-type="float" office:value="-0.04799426" calcext:value-type="float">
            <text:p>-4.80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3249007" calcext:value-type="float">
            <text:p>3.25E-03</text:p>
          </table:table-cell>
          <table:table-cell table:style-name="ce2" office:value-type="float" office:value="-0.03845933" calcext:value-type="float">
            <text:p>-3.8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711881" calcext:value-type="float">
            <text:p>7.12E-02</text:p>
          </table:table-cell>
          <table:table-cell table:style-name="ce2" office:value-type="float" office:value="-0.09368898" calcext:value-type="float">
            <text:p>-9.37E-02</text:p>
          </table:table-cell>
          <table:table-cell table:number-columns-repeated="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7153232" calcext:value-type="float">
            <text:p>7.15E-02</text:p>
          </table:table-cell>
          <table:table-cell table:style-name="ce2" office:value-type="float" office:value="-0.1114908" calcext:value-type="float">
            <text:p>-1.11E-01</text:p>
          </table:table-cell>
          <table:table-cell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6648157" calcext:value-type="float">
            <text:p>6.65E-02</text:p>
          </table:table-cell>
          <table:table-cell table:style-name="ce2" office:value-type="float" office:value="-0.08507466" calcext:value-type="float">
            <text:p>-8.51E-02</text:p>
          </table:table-cell>
          <table:table-cell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6376109" calcext:value-type="float">
            <text:p>6.38E-02</text:p>
          </table:table-cell>
          <table:table-cell table:style-name="ce2" office:value-type="float" office:value="-0.09601418" calcext:value-type="float">
            <text:p>-9.60E-02</text:p>
          </table:table-cell>
          <table:table-cell/>
          <table:table-cell table:style-name="ce2" office:value-type="float" office:value="1.62" calcext:value-type="float">
            <text:p>1.62E+00</text:p>
          </table:table-cell>
          <table:table-cell table:style-name="ce2" office:value-type="float" office:value="0.07463011" calcext:value-type="float">
            <text:p>7.46E-02</text:p>
          </table:table-cell>
          <table:table-cell table:style-name="ce2" office:value-type="float" office:value="-0.0882955" calcext:value-type="float">
            <text:p>-8.83E-02</text:p>
          </table:table-cell>
          <table:table-cell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0.08365701" calcext:value-type="float">
            <text:p>8.37E-02</text:p>
          </table:table-cell>
          <table:table-cell table:style-name="ce2" office:value-type="float" office:value="-0.08544386" calcext:value-type="float">
            <text:p>-8.54E-02</text:p>
          </table:table-cell>
          <table:table-cell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-0.03010335" calcext:value-type="float">
            <text:p>-3.01E-02</text:p>
          </table:table-cell>
          <table:table-cell table:style-name="ce2" office:value-type="float" office:value="-0.07287446" calcext:value-type="float">
            <text:p>-7.29E-02</text:p>
          </table:table-cell>
          <table:table-cell table:style-name="ce2"/>
          <table:table-cell table:style-name="ce2" office:value-type="float" office:value="10.2" calcext:value-type="float">
            <text:p>1.02E+01</text:p>
          </table:table-cell>
          <table:table-cell table:style-name="ce2" office:value-type="float" office:value="-0.002126997" calcext:value-type="float">
            <text:p>-2.13E-03</text:p>
          </table:table-cell>
          <table:table-cell table:style-name="ce2" office:value-type="float" office:value="-0.08179522" calcext:value-type="float">
            <text:p>-8.18E-02</text:p>
          </table:table-cell>
          <table:table-cell table:style-name="ce2"/>
          <table:table-cell table:style-name="ce2" office:value-type="float" office:value="4.12" calcext:value-type="float">
            <text:p>4.12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7076675" calcext:value-type="float">
            <text:p>-7.08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02521118" calcext:value-type="float">
            <text:p>2.52E-03</text:p>
          </table:table-cell>
          <table:table-cell table:style-name="ce2" office:value-type="float" office:value="-0.0796916" calcext:value-type="float">
            <text:p>-7.97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-0.00112669" calcext:value-type="float">
            <text:p>-1.13E-03</text:p>
          </table:table-cell>
          <table:table-cell table:style-name="ce2" office:value-type="float" office:value="-0.07113585" calcext:value-type="float">
            <text:p>-7.11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12963" calcext:value-type="float">
            <text:p>1.30E-02</text:p>
          </table:table-cell>
          <table:table-cell table:style-name="ce2" office:value-type="float" office:value="-0.06386549" calcext:value-type="float">
            <text:p>-6.39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04744441" calcext:value-type="float">
            <text:p>4.74E-03</text:p>
          </table:table-cell>
          <table:table-cell table:style-name="ce2" office:value-type="float" office:value="-0.06604609" calcext:value-type="float">
            <text:p>-6.60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07393213" calcext:value-type="float">
            <text:p>7.39E-03</text:p>
          </table:table-cell>
          <table:table-cell table:style-name="ce2" office:value-type="float" office:value="-0.06151792" calcext:value-type="float">
            <text:p>-6.15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1065518" calcext:value-type="float">
            <text:p>1.07E-02</text:p>
          </table:table-cell>
          <table:table-cell table:style-name="ce2" office:value-type="float" office:value="-0.04601781" calcext:value-type="float">
            <text:p>-4.60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05023259" calcext:value-type="float">
            <text:p>5.02E-03</text:p>
          </table:table-cell>
          <table:table-cell table:style-name="ce2" office:value-type="float" office:value="-0.04009759" calcext:value-type="float">
            <text:p>-4.01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-0.004802739" calcext:value-type="float">
            <text:p>-4.80E-03</text:p>
          </table:table-cell>
          <table:table-cell table:style-name="ce2" office:value-type="float" office:value="-0.0397739" calcext:value-type="float">
            <text:p>-3.9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7079419" calcext:value-type="float">
            <text:p>7.08E-02</text:p>
          </table:table-cell>
          <table:table-cell table:style-name="ce2" office:value-type="float" office:value="-0.09814339" calcext:value-type="float">
            <text:p>-9.81E-02</text:p>
          </table:table-cell>
          <table:table-cell table:number-columns-repeated="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7094792" calcext:value-type="float">
            <text:p>7.09E-02</text:p>
          </table:table-cell>
          <table:table-cell table:style-name="ce2" office:value-type="float" office:value="-0.1085689" calcext:value-type="float">
            <text:p>-1.09E-01</text:p>
          </table:table-cell>
          <table:table-cell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6517977" calcext:value-type="float">
            <text:p>6.52E-02</text:p>
          </table:table-cell>
          <table:table-cell table:style-name="ce2" office:value-type="float" office:value="-0.08520484" calcext:value-type="float">
            <text:p>-8.52E-02</text:p>
          </table:table-cell>
          <table:table-cell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6272356" calcext:value-type="float">
            <text:p>6.27E-02</text:p>
          </table:table-cell>
          <table:table-cell table:style-name="ce2" office:value-type="float" office:value="-0.09251252" calcext:value-type="float">
            <text:p>-9.25E-02</text:p>
          </table:table-cell>
          <table:table-cell/>
          <table:table-cell table:style-name="ce2" office:value-type="float" office:value="1.64" calcext:value-type="float">
            <text:p>1.64E+00</text:p>
          </table:table-cell>
          <table:table-cell table:style-name="ce2" office:value-type="float" office:value="0.07409805" calcext:value-type="float">
            <text:p>7.41E-02</text:p>
          </table:table-cell>
          <table:table-cell table:style-name="ce2" office:value-type="float" office:value="-0.08648134" calcext:value-type="float">
            <text:p>-8.65E-02</text:p>
          </table:table-cell>
          <table:table-cell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0.08658095" calcext:value-type="float">
            <text:p>8.66E-02</text:p>
          </table:table-cell>
          <table:table-cell table:style-name="ce2" office:value-type="float" office:value="-0.08381945" calcext:value-type="float">
            <text:p>-8.38E-02</text:p>
          </table:table-cell>
          <table:table-cell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2896969" calcext:value-type="float">
            <text:p>-2.90E-02</text:p>
          </table:table-cell>
          <table:table-cell table:style-name="ce2" office:value-type="float" office:value="-0.07095974" calcext:value-type="float">
            <text:p>-7.10E-02</text:p>
          </table:table-cell>
          <table:table-cell table:style-name="ce2"/>
          <table:table-cell table:style-name="ce2" office:value-type="float" office:value="10.22" calcext:value-type="float">
            <text:p>1.02E+01</text:p>
          </table:table-cell>
          <table:table-cell table:style-name="ce2" office:value-type="float" office:value="-0.006612019" calcext:value-type="float">
            <text:p>-6.61E-03</text:p>
          </table:table-cell>
          <table:table-cell table:style-name="ce2" office:value-type="float" office:value="-0.08306193" calcext:value-type="float">
            <text:p>-8.31E-02</text:p>
          </table:table-cell>
          <table:table-cell table:style-name="ce2"/>
          <table:table-cell table:style-name="ce2" office:value-type="float" office:value="4.14" calcext:value-type="float">
            <text:p>4.14E+00</text:p>
          </table:table-cell>
          <table:table-cell table:style-name="ce2" office:value-type="float" office:value="0.005945174" calcext:value-type="float">
            <text:p>5.95E-03</text:p>
          </table:table-cell>
          <table:table-cell table:style-name="ce2" office:value-type="float" office:value="-0.07038319" calcext:value-type="float">
            <text:p>-7.04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06732167" calcext:value-type="float">
            <text:p>6.73E-03</text:p>
          </table:table-cell>
          <table:table-cell table:style-name="ce2" office:value-type="float" office:value="-0.07955576" calcext:value-type="float">
            <text:p>-7.96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-0.0008392725" calcext:value-type="float">
            <text:p>-8.39E-04</text:p>
          </table:table-cell>
          <table:table-cell table:style-name="ce2" office:value-type="float" office:value="-0.0719023" calcext:value-type="float">
            <text:p>-7.19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1554703" calcext:value-type="float">
            <text:p>1.55E-02</text:p>
          </table:table-cell>
          <table:table-cell table:style-name="ce2" office:value-type="float" office:value="-0.06726554" calcext:value-type="float">
            <text:p>-6.73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05798968" calcext:value-type="float">
            <text:p>5.80E-03</text:p>
          </table:table-cell>
          <table:table-cell table:style-name="ce2" office:value-type="float" office:value="-0.06497881" calcext:value-type="float">
            <text:p>-6.50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09279221" calcext:value-type="float">
            <text:p>9.28E-03</text:p>
          </table:table-cell>
          <table:table-cell table:style-name="ce2" office:value-type="float" office:value="-0.06461636" calcext:value-type="float">
            <text:p>-6.46E-02</text:p>
          </table:table-cell>
          <table:table-cell table:style-name="ce2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1219516" calcext:value-type="float">
            <text:p>1.22E-02</text:p>
          </table:table-cell>
          <table:table-cell table:style-name="ce2" office:value-type="float" office:value="-0.04119278" calcext:value-type="float">
            <text:p>-4.12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4628225" calcext:value-type="float">
            <text:p>-4.63E-03</text:p>
          </table:table-cell>
          <table:table-cell table:style-name="ce2" office:value-type="float" office:value="-0.03878148" calcext:value-type="float">
            <text:p>-3.88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08342969" calcext:value-type="float">
            <text:p>8.34E-03</text:p>
          </table:table-cell>
          <table:table-cell table:style-name="ce2" office:value-type="float" office:value="-0.03566587" calcext:value-type="float">
            <text:p>-3.5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6817337" calcext:value-type="float">
            <text:p>6.82E-02</text:p>
          </table:table-cell>
          <table:table-cell table:style-name="ce2" office:value-type="float" office:value="-0.1008942" calcext:value-type="float">
            <text:p>-1.01E-01</text:p>
          </table:table-cell>
          <table:table-cell table:number-columns-repeated="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62182" calcext:value-type="float">
            <text:p>6.22E-02</text:p>
          </table:table-cell>
          <table:table-cell table:style-name="ce2" office:value-type="float" office:value="-0.08972212" calcext:value-type="float">
            <text:p>-8.97E-02</text:p>
          </table:table-cell>
          <table:table-cell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6752302" calcext:value-type="float">
            <text:p>6.75E-02</text:p>
          </table:table-cell>
          <table:table-cell table:style-name="ce2" office:value-type="float" office:value="-0.09184403" calcext:value-type="float">
            <text:p>-9.18E-02</text:p>
          </table:table-cell>
          <table:table-cell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6259387" calcext:value-type="float">
            <text:p>6.26E-02</text:p>
          </table:table-cell>
          <table:table-cell table:style-name="ce2" office:value-type="float" office:value="-0.08745456" calcext:value-type="float">
            <text:p>-8.75E-02</text:p>
          </table:table-cell>
          <table:table-cell/>
          <table:table-cell table:style-name="ce2" office:value-type="float" office:value="1.66" calcext:value-type="float">
            <text:p>1.66E+00</text:p>
          </table:table-cell>
          <table:table-cell table:style-name="ce2" office:value-type="float" office:value="0.07486623" calcext:value-type="float">
            <text:p>7.49E-02</text:p>
          </table:table-cell>
          <table:table-cell table:style-name="ce2" office:value-type="float" office:value="-0.08491779" calcext:value-type="float">
            <text:p>-8.49E-02</text:p>
          </table:table-cell>
          <table:table-cell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0.08138284" calcext:value-type="float">
            <text:p>8.14E-02</text:p>
          </table:table-cell>
          <table:table-cell table:style-name="ce2" office:value-type="float" office:value="-0.08511898" calcext:value-type="float">
            <text:p>-8.51E-02</text:p>
          </table:table-cell>
          <table:table-cell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-0.03109196" calcext:value-type="float">
            <text:p>-3.11E-02</text:p>
          </table:table-cell>
          <table:table-cell table:style-name="ce2" office:value-type="float" office:value="-0.06696515" calcext:value-type="float">
            <text:p>-6.70E-02</text:p>
          </table:table-cell>
          <table:table-cell table:style-name="ce2"/>
          <table:table-cell table:style-name="ce2" office:value-type="float" office:value="10.24" calcext:value-type="float">
            <text:p>1.02E+01</text:p>
          </table:table-cell>
          <table:table-cell table:style-name="ce2" office:value-type="float" office:value="-0.008388108" calcext:value-type="float">
            <text:p>-8.39E-03</text:p>
          </table:table-cell>
          <table:table-cell table:style-name="ce2" office:value-type="float" office:value="-0.08253291" calcext:value-type="float">
            <text:p>-8.25E-02</text:p>
          </table:table-cell>
          <table:table-cell table:style-name="ce2"/>
          <table:table-cell table:style-name="ce2" office:value-type="float" office:value="4.16" calcext:value-type="float">
            <text:p>4.16E+00</text:p>
          </table:table-cell>
          <table:table-cell table:style-name="ce2" office:value-type="float" office:value="0.005369835" calcext:value-type="float">
            <text:p>5.37E-03</text:p>
          </table:table-cell>
          <table:table-cell table:style-name="ce2" office:value-type="float" office:value="-0.07134209" calcext:value-type="float">
            <text:p>-7.13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8633931" calcext:value-type="float">
            <text:p>8.63E-03</text:p>
          </table:table-cell>
          <table:table-cell table:style-name="ce2" office:value-type="float" office:value="-0.08159337" calcext:value-type="float">
            <text:p>-8.16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-0.001509913" calcext:value-type="float">
            <text:p>-1.51E-03</text:p>
          </table:table-cell>
          <table:table-cell table:style-name="ce2" office:value-type="float" office:value="-0.06921974" calcext:value-type="float">
            <text:p>-6.92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1554703" calcext:value-type="float">
            <text:p>1.55E-02</text:p>
          </table:table-cell>
          <table:table-cell table:style-name="ce2" office:value-type="float" office:value="-0.06726554" calcext:value-type="float">
            <text:p>-6.73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05798968" calcext:value-type="float">
            <text:p>5.80E-03</text:p>
          </table:table-cell>
          <table:table-cell table:style-name="ce2" office:value-type="float" office:value="-0.06497881" calcext:value-type="float">
            <text:p>-6.50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08066787" calcext:value-type="float">
            <text:p>8.07E-03</text:p>
          </table:table-cell>
          <table:table-cell table:style-name="ce2" office:value-type="float" office:value="-0.06569408" calcext:value-type="float">
            <text:p>-6.57E-02</text:p>
          </table:table-cell>
          <table:table-cell table:style-name="ce2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0.002118159" calcext:value-type="float">
            <text:p>2.12E-03</text:p>
          </table:table-cell>
          <table:table-cell table:style-name="ce2" office:value-type="float" office:value="-0.04847139" calcext:value-type="float">
            <text:p>-4.85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09410298" calcext:value-type="float">
            <text:p>9.41E-03</text:p>
          </table:table-cell>
          <table:table-cell table:style-name="ce2" office:value-type="float" office:value="-0.03278586" calcext:value-type="float">
            <text:p>-3.28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03084686" calcext:value-type="float">
            <text:p>3.08E-03</text:p>
          </table:table-cell>
          <table:table-cell table:style-name="ce2" office:value-type="float" office:value="-0.03566587" calcext:value-type="float">
            <text:p>-3.5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6555284" calcext:value-type="float">
            <text:p>6.56E-02</text:p>
          </table:table-cell>
          <table:table-cell table:style-name="ce2" office:value-type="float" office:value="-0.1022038" calcext:value-type="float">
            <text:p>-1.02E-01</text:p>
          </table:table-cell>
          <table:table-cell table:number-columns-repeated="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5692244" calcext:value-type="float">
            <text:p>5.69E-02</text:p>
          </table:table-cell>
          <table:table-cell table:style-name="ce2" office:value-type="float" office:value="-0.09483557" calcext:value-type="float">
            <text:p>-9.48E-02</text:p>
          </table:table-cell>
          <table:table-cell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683041" calcext:value-type="float">
            <text:p>6.83E-02</text:p>
          </table:table-cell>
          <table:table-cell table:style-name="ce2" office:value-type="float" office:value="-0.09184403" calcext:value-type="float">
            <text:p>-9.18E-02</text:p>
          </table:table-cell>
          <table:table-cell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606485" calcext:value-type="float">
            <text:p>6.06E-02</text:p>
          </table:table-cell>
          <table:table-cell table:style-name="ce2" office:value-type="float" office:value="-0.08486074" calcext:value-type="float">
            <text:p>-8.49E-02</text:p>
          </table:table-cell>
          <table:table-cell/>
          <table:table-cell table:style-name="ce2" office:value-type="float" office:value="1.68" calcext:value-type="float">
            <text:p>1.68E+00</text:p>
          </table:table-cell>
          <table:table-cell table:style-name="ce2" office:value-type="float" office:value="0.06427173" calcext:value-type="float">
            <text:p>6.43E-02</text:p>
          </table:table-cell>
          <table:table-cell table:style-name="ce2" office:value-type="float" office:value="-0.09252297" calcext:value-type="float">
            <text:p>-9.25E-02</text:p>
          </table:table-cell>
          <table:table-cell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0.07585985" calcext:value-type="float">
            <text:p>7.59E-02</text:p>
          </table:table-cell>
          <table:table-cell table:style-name="ce2" office:value-type="float" office:value="-0.08723071" calcext:value-type="float">
            <text:p>-8.72E-02</text:p>
          </table:table-cell>
          <table:table-cell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1105541" calcext:value-type="float">
            <text:p>-1.11E-02</text:p>
          </table:table-cell>
          <table:table-cell table:style-name="ce2" office:value-type="float" office:value="-0.06722959" calcext:value-type="float">
            <text:p>-6.72E-02</text:p>
          </table:table-cell>
          <table:table-cell table:style-name="ce2"/>
          <table:table-cell table:style-name="ce2" office:value-type="float" office:value="10.26" calcext:value-type="float">
            <text:p>1.03E+01</text:p>
          </table:table-cell>
          <table:table-cell table:style-name="ce2" office:value-type="float" office:value="-0.01521506" calcext:value-type="float">
            <text:p>-1.52E-02</text:p>
          </table:table-cell>
          <table:table-cell table:style-name="ce2" office:value-type="float" office:value="-0.08095934" calcext:value-type="float">
            <text:p>-8.10E-02</text:p>
          </table:table-cell>
          <table:table-cell table:style-name="ce2"/>
          <table:table-cell table:style-name="ce2" office:value-type="float" office:value="4.18" calcext:value-type="float">
            <text:p>4.18E+00</text:p>
          </table:table-cell>
          <table:table-cell table:style-name="ce2" office:value-type="float" office:value="0.005369835" calcext:value-type="float">
            <text:p>5.37E-03</text:p>
          </table:table-cell>
          <table:table-cell table:style-name="ce2" office:value-type="float" office:value="-0.07134209" calcext:value-type="float">
            <text:p>-7.13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08362251" calcext:value-type="float">
            <text:p>8.36E-03</text:p>
          </table:table-cell>
          <table:table-cell table:style-name="ce2" office:value-type="float" office:value="-0.08417433" calcext:value-type="float">
            <text:p>-8.42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04717461" calcext:value-type="float">
            <text:p>4.72E-03</text:p>
          </table:table-cell>
          <table:table-cell table:style-name="ce2" office:value-type="float" office:value="-0.06471686" calcext:value-type="float">
            <text:p>-6.47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09562949" calcext:value-type="float">
            <text:p>9.56E-03</text:p>
          </table:table-cell>
          <table:table-cell table:style-name="ce2" office:value-type="float" office:value="-0.06318548" calcext:value-type="float">
            <text:p>-6.32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05938682" calcext:value-type="float">
            <text:p>5.94E-03</text:p>
          </table:table-cell>
          <table:table-cell table:style-name="ce2" office:value-type="float" office:value="-0.06300765" calcext:value-type="float">
            <text:p>-6.30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03351767" calcext:value-type="float">
            <text:p>3.35E-03</text:p>
          </table:table-cell>
          <table:table-cell table:style-name="ce2" office:value-type="float" office:value="-0.06124849" calcext:value-type="float">
            <text:p>-6.12E-02</text:p>
          </table:table-cell>
          <table:table-cell table:style-name="ce2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1303364" calcext:value-type="float">
            <text:p>1.30E-02</text:p>
          </table:table-cell>
          <table:table-cell table:style-name="ce2" office:value-type="float" office:value="-0.04034539" calcext:value-type="float">
            <text:p>-4.03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-0.002142236" calcext:value-type="float">
            <text:p>-2.14E-03</text:p>
          </table:table-cell>
          <table:table-cell table:style-name="ce2" office:value-type="float" office:value="-0.04814049" calcext:value-type="float">
            <text:p>-4.81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1327261" calcext:value-type="float">
            <text:p>1.33E-02</text:p>
          </table:table-cell>
          <table:table-cell table:style-name="ce2" office:value-type="float" office:value="-0.03172216" calcext:value-type="float">
            <text:p>-3.1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642431" calcext:value-type="float">
            <text:p>6.42E-02</text:p>
          </table:table-cell>
          <table:table-cell table:style-name="ce2" office:value-type="float" office:value="-0.1001073" calcext:value-type="float">
            <text:p>-1.00E-01</text:p>
          </table:table-cell>
          <table:table-cell table:number-columns-repeated="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5546145" calcext:value-type="float">
            <text:p>5.55E-02</text:p>
          </table:table-cell>
          <table:table-cell table:style-name="ce2" office:value-type="float" office:value="-0.1021405" calcext:value-type="float">
            <text:p>-1.02E-01</text:p>
          </table:table-cell>
          <table:table-cell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683041" calcext:value-type="float">
            <text:p>6.83E-02</text:p>
          </table:table-cell>
          <table:table-cell table:style-name="ce2" office:value-type="float" office:value="-0.09158367" calcext:value-type="float">
            <text:p>-9.16E-02</text:p>
          </table:table-cell>
          <table:table-cell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6609554" calcext:value-type="float">
            <text:p>6.61E-02</text:p>
          </table:table-cell>
          <table:table-cell table:style-name="ce2" office:value-type="float" office:value="-0.07254007" calcext:value-type="float">
            <text:p>-7.25E-02</text:p>
          </table:table-cell>
          <table:table-cell/>
          <table:table-cell table:style-name="ce2" office:value-type="float" office:value="1.7" calcext:value-type="float">
            <text:p>1.70E+00</text:p>
          </table:table-cell>
          <table:table-cell table:style-name="ce2" office:value-type="float" office:value="0.06457673" calcext:value-type="float">
            <text:p>6.46E-02</text:p>
          </table:table-cell>
          <table:table-cell table:style-name="ce2" office:value-type="float" office:value="-0.09901327" calcext:value-type="float">
            <text:p>-9.90E-02</text:p>
          </table:table-cell>
          <table:table-cell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0.07699694" calcext:value-type="float">
            <text:p>7.70E-02</text:p>
          </table:table-cell>
          <table:table-cell table:style-name="ce2" office:value-type="float" office:value="-0.08511898" calcext:value-type="float">
            <text:p>-8.51E-02</text:p>
          </table:table-cell>
          <table:table-cell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-0.01234306" calcext:value-type="float">
            <text:p>-1.23E-02</text:p>
          </table:table-cell>
          <table:table-cell table:style-name="ce2" office:value-type="float" office:value="-0.07544193" calcext:value-type="float">
            <text:p>-7.54E-02</text:p>
          </table:table-cell>
          <table:table-cell table:style-name="ce2"/>
          <table:table-cell table:style-name="ce2" office:value-type="float" office:value="10.28" calcext:value-type="float">
            <text:p>1.03E+01</text:p>
          </table:table-cell>
          <table:table-cell table:style-name="ce2" office:value-type="float" office:value="0.003940181" calcext:value-type="float">
            <text:p>3.94E-03</text:p>
          </table:table-cell>
          <table:table-cell table:style-name="ce2" office:value-type="float" office:value="-0.07465527" calcext:value-type="float">
            <text:p>-7.47E-02</text:p>
          </table:table-cell>
          <table:table-cell table:style-name="ce2"/>
          <table:table-cell table:style-name="ce2" office:value-type="float" office:value="4.2" calcext:value-type="float">
            <text:p>4.20E+00</text:p>
          </table:table-cell>
          <table:table-cell table:style-name="ce2" office:value-type="float" office:value="0.004027376" calcext:value-type="float">
            <text:p>4.03E-03</text:p>
          </table:table-cell>
          <table:table-cell table:style-name="ce2" office:value-type="float" office:value="-0.07019141" calcext:value-type="float">
            <text:p>-7.02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07818889" calcext:value-type="float">
            <text:p>7.82E-03</text:p>
          </table:table-cell>
          <table:table-cell table:style-name="ce2" office:value-type="float" office:value="-0.08485353" calcext:value-type="float">
            <text:p>-8.49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02897152" calcext:value-type="float">
            <text:p>2.90E-03</text:p>
          </table:table-cell>
          <table:table-cell table:style-name="ce2" office:value-type="float" office:value="-0.06251333" calcext:value-type="float">
            <text:p>-6.25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06842911" calcext:value-type="float">
            <text:p>6.84E-03</text:p>
          </table:table-cell>
          <table:table-cell table:style-name="ce2" office:value-type="float" office:value="-0.06100945" calcext:value-type="float">
            <text:p>-6.10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05176339" calcext:value-type="float">
            <text:p>5.18E-03</text:p>
          </table:table-cell>
          <table:table-cell table:style-name="ce2" office:value-type="float" office:value="-0.06225442" calcext:value-type="float">
            <text:p>-6.23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8470932" calcext:value-type="float">
            <text:p>8.47E-03</text:p>
          </table:table-cell>
          <table:table-cell table:style-name="ce2" office:value-type="float" office:value="-0.06057491" calcext:value-type="float">
            <text:p>-6.06E-02</text:p>
          </table:table-cell>
          <table:table-cell table:style-name="ce2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0.009317838" calcext:value-type="float">
            <text:p>9.32E-03</text:p>
          </table:table-cell>
          <table:table-cell table:style-name="ce2" office:value-type="float" office:value="-0.04361644" calcext:value-type="float">
            <text:p>-4.36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-0.001557298" calcext:value-type="float">
            <text:p>-1.56E-03</text:p>
          </table:table-cell>
          <table:table-cell table:style-name="ce2" office:value-type="float" office:value="-0.05062648" calcext:value-type="float">
            <text:p>-5.06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3320105" calcext:value-type="float">
            <text:p>-3.3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6096835" calcext:value-type="float">
            <text:p>6.10E-02</text:p>
          </table:table-cell>
          <table:table-cell table:style-name="ce2" office:value-type="float" office:value="-0.09696235" calcext:value-type="float">
            <text:p>-9.70E-02</text:p>
          </table:table-cell>
          <table:table-cell table:number-columns-repeated="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5400046" calcext:value-type="float">
            <text:p>5.40E-02</text:p>
          </table:table-cell>
          <table:table-cell table:style-name="ce2" office:value-type="float" office:value="-0.1076923" calcext:value-type="float">
            <text:p>-1.08E-01</text:p>
          </table:table-cell>
          <table:table-cell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09301566" calcext:value-type="float">
            <text:p>-9.30E-02</text:p>
          </table:table-cell>
          <table:table-cell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6933782" calcext:value-type="float">
            <text:p>6.93E-02</text:p>
          </table:table-cell>
          <table:table-cell table:style-name="ce2" office:value-type="float" office:value="-0.07889494" calcext:value-type="float">
            <text:p>-7.89E-02</text:p>
          </table:table-cell>
          <table:table-cell/>
          <table:table-cell table:style-name="ce2" office:value-type="float" office:value="1.72" calcext:value-type="float">
            <text:p>1.72E+00</text:p>
          </table:table-cell>
          <table:table-cell table:style-name="ce2" office:value-type="float" office:value="0.06146958" calcext:value-type="float">
            <text:p>6.15E-02</text:p>
          </table:table-cell>
          <table:table-cell table:style-name="ce2" office:value-type="float" office:value="-0.1003335" calcext:value-type="float">
            <text:p>-1.00E-01</text:p>
          </table:table-cell>
          <table:table-cell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0.07537253" calcext:value-type="float">
            <text:p>7.54E-02</text:p>
          </table:table-cell>
          <table:table-cell table:style-name="ce2" office:value-type="float" office:value="-0.08268237" calcext:value-type="float">
            <text:p>-8.27E-02</text:p>
          </table:table-cell>
          <table:table-cell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1554207" calcext:value-type="float">
            <text:p>-1.55E-02</text:p>
          </table:table-cell>
          <table:table-cell table:style-name="ce2" office:value-type="float" office:value="-0.08309302" calcext:value-type="float">
            <text:p>-8.31E-02</text:p>
          </table:table-cell>
          <table:table-cell table:style-name="ce2"/>
          <table:table-cell table:style-name="ce2" office:value-type="float" office:value="10.3" calcext:value-type="float">
            <text:p>1.03E+01</text:p>
          </table:table-cell>
          <table:table-cell table:style-name="ce2" office:value-type="float" office:value="0.006009625" calcext:value-type="float">
            <text:p>6.01E-03</text:p>
          </table:table-cell>
          <table:table-cell table:style-name="ce2" office:value-type="float" office:value="-0.077498" calcext:value-type="float">
            <text:p>-7.75E-02</text:p>
          </table:table-cell>
          <table:table-cell table:style-name="ce2"/>
          <table:table-cell table:style-name="ce2" office:value-type="float" office:value="4.22" calcext:value-type="float">
            <text:p>4.22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076675" calcext:value-type="float">
            <text:p>-7.08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05237924" calcext:value-type="float">
            <text:p>5.24E-03</text:p>
          </table:table-cell>
          <table:table-cell table:style-name="ce2" office:value-type="float" office:value="-0.08390265" calcext:value-type="float">
            <text:p>-8.39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6729382" calcext:value-type="float">
            <text:p>6.73E-03</text:p>
          </table:table-cell>
          <table:table-cell table:style-name="ce2" office:value-type="float" office:value="-0.06241753" calcext:value-type="float">
            <text:p>-6.24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4258875" calcext:value-type="float">
            <text:p>4.26E-03</text:p>
          </table:table-cell>
          <table:table-cell table:style-name="ce2" office:value-type="float" office:value="-0.06019344" calcext:value-type="float">
            <text:p>-6.02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05547198" calcext:value-type="float">
            <text:p>5.55E-03</text:p>
          </table:table-cell>
          <table:table-cell table:style-name="ce2" office:value-type="float" office:value="-0.04830838" calcext:value-type="float">
            <text:p>-4.83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-0.0009591082" calcext:value-type="float">
            <text:p>-9.59E-04</text:p>
          </table:table-cell>
          <table:table-cell table:style-name="ce2" office:value-type="float" office:value="-0.05828476" calcext:value-type="float">
            <text:p>-5.83E-02</text:p>
          </table:table-cell>
          <table:table-cell table:style-name="ce2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09327386" calcext:value-type="float">
            <text:p>9.33E-03</text:p>
          </table:table-cell>
          <table:table-cell table:style-name="ce2" office:value-type="float" office:value="-0.04542272" calcext:value-type="float">
            <text:p>-4.54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0005128267" calcext:value-type="float">
            <text:p>5.13E-05</text:p>
          </table:table-cell>
          <table:table-cell table:style-name="ce2" office:value-type="float" office:value="-0.05121142" calcext:value-type="float">
            <text:p>-5.12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3084686" calcext:value-type="float">
            <text:p>3.08E-03</text:p>
          </table:table-cell>
          <table:table-cell table:style-name="ce2" office:value-type="float" office:value="-0.04191008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6018214" calcext:value-type="float">
            <text:p>6.02E-02</text:p>
          </table:table-cell>
          <table:table-cell table:style-name="ce2" office:value-type="float" office:value="-0.09761727" calcext:value-type="float">
            <text:p>-9.76E-02</text:p>
          </table:table-cell>
          <table:table-cell table:number-columns-repeated="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5239338" calcext:value-type="float">
            <text:p>5.24E-02</text:p>
          </table:table-cell>
          <table:table-cell table:style-name="ce2" office:value-type="float" office:value="-0.1076923" calcext:value-type="float">
            <text:p>-1.08E-01</text:p>
          </table:table-cell>
          <table:table-cell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68955" calcext:value-type="float">
            <text:p>6.90E-02</text:p>
          </table:table-cell>
          <table:table-cell table:style-name="ce2" office:value-type="float" office:value="-0.09548908" calcext:value-type="float">
            <text:p>-9.55E-02</text:p>
          </table:table-cell>
          <table:table-cell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0.06830029" calcext:value-type="float">
            <text:p>6.83E-02</text:p>
          </table:table-cell>
          <table:table-cell table:style-name="ce2" office:value-type="float" office:value="-0.08148877" calcext:value-type="float">
            <text:p>-8.15E-02</text:p>
          </table:table-cell>
          <table:table-cell/>
          <table:table-cell table:style-name="ce2" office:value-type="float" office:value="1.74" calcext:value-type="float">
            <text:p>1.74E+00</text:p>
          </table:table-cell>
          <table:table-cell table:style-name="ce2" office:value-type="float" office:value="0.06148227" calcext:value-type="float">
            <text:p>6.15E-02</text:p>
          </table:table-cell>
          <table:table-cell table:style-name="ce2" office:value-type="float" office:value="-0.1021512" calcext:value-type="float">
            <text:p>-1.02E-01</text:p>
          </table:table-cell>
          <table:table-cell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0.07423544" calcext:value-type="float">
            <text:p>7.42E-02</text:p>
          </table:table-cell>
          <table:table-cell table:style-name="ce2" office:value-type="float" office:value="-0.07813402" calcext:value-type="float">
            <text:p>-7.81E-02</text:p>
          </table:table-cell>
          <table:table-cell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-0.01857037" calcext:value-type="float">
            <text:p>-1.86E-02</text:p>
          </table:table-cell>
          <table:table-cell table:style-name="ce2" office:value-type="float" office:value="-0.08730854" calcext:value-type="float">
            <text:p>-8.73E-02</text:p>
          </table:table-cell>
          <table:table-cell table:style-name="ce2"/>
          <table:table-cell table:style-name="ce2" office:value-type="float" office:value="10.32" calcext:value-type="float">
            <text:p>1.03E+01</text:p>
          </table:table-cell>
          <table:table-cell table:style-name="ce2" office:value-type="float" office:value="0.006845503" calcext:value-type="float">
            <text:p>6.85E-03</text:p>
          </table:table-cell>
          <table:table-cell table:style-name="ce2" office:value-type="float" office:value="-0.0795343" calcext:value-type="float">
            <text:p>-7.95E-02</text:p>
          </table:table-cell>
          <table:table-cell table:style-name="ce2"/>
          <table:table-cell table:style-name="ce2" office:value-type="float" office:value="4.24" calcext:value-type="float">
            <text:p>4.24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6865717" calcext:value-type="float">
            <text:p>-6.87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1094322" calcext:value-type="float">
            <text:p>1.09E-02</text:p>
          </table:table-cell>
          <table:table-cell table:style-name="ce2" office:value-type="float" office:value="-0.07534471" calcext:value-type="float">
            <text:p>-7.53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04046821" calcext:value-type="float">
            <text:p>4.05E-03</text:p>
          </table:table-cell>
          <table:table-cell table:style-name="ce2" office:value-type="float" office:value="-0.06912393" calcext:value-type="float">
            <text:p>-6.91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1146698" calcext:value-type="float">
            <text:p>1.15E-02</text:p>
          </table:table-cell>
          <table:table-cell table:style-name="ce2" office:value-type="float" office:value="-0.05937743" calcext:value-type="float">
            <text:p>-5.94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020352" calcext:value-type="float">
            <text:p>2.04E-03</text:p>
          </table:table-cell>
          <table:table-cell table:style-name="ce2" office:value-type="float" office:value="-0.05499836" calcext:value-type="float">
            <text:p>-5.50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0510306" calcext:value-type="float">
            <text:p>5.10E-03</text:p>
          </table:table-cell>
          <table:table-cell table:style-name="ce2" office:value-type="float" office:value="-0.05963191" calcext:value-type="float">
            <text:p>-5.96E-02</text:p>
          </table:table-cell>
          <table:table-cell table:style-name="ce2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0.005707177" calcext:value-type="float">
            <text:p>5.71E-03</text:p>
          </table:table-cell>
          <table:table-cell table:style-name="ce2" office:value-type="float" office:value="-0.04399679" calcext:value-type="float">
            <text:p>-4.40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02244802" calcext:value-type="float">
            <text:p>2.24E-03</text:p>
          </table:table-cell>
          <table:table-cell table:style-name="ce2" office:value-type="float" office:value="-0.05282" calcext:value-type="float">
            <text:p>-5.28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-0.0005303838" calcext:value-type="float">
            <text:p>-5.30E-04</text:p>
          </table:table-cell>
          <table:table-cell table:style-name="ce2" office:value-type="float" office:value="-0.03862365" calcext:value-type="float">
            <text:p>-3.8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5887261" calcext:value-type="float">
            <text:p>5.89E-02</text:p>
          </table:table-cell>
          <table:table-cell table:style-name="ce2" office:value-type="float" office:value="-0.09447268" calcext:value-type="float">
            <text:p>-9.45E-02</text:p>
          </table:table-cell>
          <table:table-cell table:number-columns-repeated="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5195508" calcext:value-type="float">
            <text:p>5.20E-02</text:p>
          </table:table-cell>
          <table:table-cell table:style-name="ce2" office:value-type="float" office:value="-0.1060852" calcext:value-type="float">
            <text:p>-1.06E-01</text:p>
          </table:table-cell>
          <table:table-cell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0.06465905" calcext:value-type="float">
            <text:p>6.47E-02</text:p>
          </table:table-cell>
          <table:table-cell table:style-name="ce2" office:value-type="float" office:value="-0.09457782" calcext:value-type="float">
            <text:p>-9.46E-02</text:p>
          </table:table-cell>
          <table:table-cell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6778152" calcext:value-type="float">
            <text:p>6.78E-02</text:p>
          </table:table-cell>
          <table:table-cell table:style-name="ce2" office:value-type="float" office:value="-0.08369352" calcext:value-type="float">
            <text:p>-8.37E-02</text:p>
          </table:table-cell>
          <table:table-cell/>
          <table:table-cell table:style-name="ce2" office:value-type="float" office:value="1.76" calcext:value-type="float">
            <text:p>1.76E+00</text:p>
          </table:table-cell>
          <table:table-cell table:style-name="ce2" office:value-type="float" office:value="0.0607286" calcext:value-type="float">
            <text:p>6.07E-02</text:p>
          </table:table-cell>
          <table:table-cell table:style-name="ce2" office:value-type="float" office:value="-0.1057923" calcext:value-type="float">
            <text:p>-1.06E-01</text:p>
          </table:table-cell>
          <table:table-cell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0.07082419" calcext:value-type="float">
            <text:p>7.08E-02</text:p>
          </table:table-cell>
          <table:table-cell table:style-name="ce2" office:value-type="float" office:value="-0.08495654" calcext:value-type="float">
            <text:p>-8.50E-02</text:p>
          </table:table-cell>
          <table:table-cell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2218336" calcext:value-type="float">
            <text:p>-2.22E-02</text:p>
          </table:table-cell>
          <table:table-cell table:style-name="ce2" office:value-type="float" office:value="-0.08942857" calcext:value-type="float">
            <text:p>-8.94E-02</text:p>
          </table:table-cell>
          <table:table-cell table:style-name="ce2"/>
          <table:table-cell table:style-name="ce2" office:value-type="float" office:value="10.34" calcext:value-type="float">
            <text:p>1.03E+01</text:p>
          </table:table-cell>
          <table:table-cell table:style-name="ce2" office:value-type="float" office:value="0.006024354" calcext:value-type="float">
            <text:p>6.02E-03</text:p>
          </table:table-cell>
          <table:table-cell table:style-name="ce2" office:value-type="float" office:value="-0.07913293" calcext:value-type="float">
            <text:p>-7.91E-02</text:p>
          </table:table-cell>
          <table:table-cell table:style-name="ce2"/>
          <table:table-cell table:style-name="ce2" office:value-type="float" office:value="4.26" calcext:value-type="float">
            <text:p>4.26E+00</text:p>
          </table:table-cell>
          <table:table-cell table:style-name="ce2" office:value-type="float" office:value="0.001342459" calcext:value-type="float">
            <text:p>1.34E-03</text:p>
          </table:table-cell>
          <table:table-cell table:style-name="ce2" office:value-type="float" office:value="-0.07421879" calcext:value-type="float">
            <text:p>-7.42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1542595" calcext:value-type="float">
            <text:p>1.54E-02</text:p>
          </table:table-cell>
          <table:table-cell table:style-name="ce2" office:value-type="float" office:value="-0.06637925" calcext:value-type="float">
            <text:p>-6.64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05292296" calcext:value-type="float">
            <text:p>5.29E-03</text:p>
          </table:table-cell>
          <table:table-cell table:style-name="ce2" office:value-type="float" office:value="-0.07218971" calcext:value-type="float">
            <text:p>-7.22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1731506" calcext:value-type="float">
            <text:p>1.73E-02</text:p>
          </table:table-cell>
          <table:table-cell table:style-name="ce2" office:value-type="float" office:value="-0.0576094" calcext:value-type="float">
            <text:p>-5.76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-0.006928278" calcext:value-type="float">
            <text:p>-6.93E-03</text:p>
          </table:table-cell>
          <table:table-cell table:style-name="ce2" office:value-type="float" office:value="-0.05156113" calcext:value-type="float">
            <text:p>-5.16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-0.003249261" calcext:value-type="float">
            <text:p>-3.25E-03</text:p>
          </table:table-cell>
          <table:table-cell table:style-name="ce2" office:value-type="float" office:value="-0.05612932" calcext:value-type="float">
            <text:p>-5.61E-02</text:p>
          </table:table-cell>
          <table:table-cell table:style-name="ce2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0.005480343" calcext:value-type="float">
            <text:p>5.48E-03</text:p>
          </table:table-cell>
          <table:table-cell table:style-name="ce2" office:value-type="float" office:value="-0.04664728" calcext:value-type="float">
            <text:p>-4.66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2244802" calcext:value-type="float">
            <text:p>2.24E-03</text:p>
          </table:table-cell>
          <table:table-cell table:style-name="ce2" office:value-type="float" office:value="-0.05501352" calcext:value-type="float">
            <text:p>-5.50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-0.004145454" calcext:value-type="float">
            <text:p>-4.15E-03</text:p>
          </table:table-cell>
          <table:table-cell table:style-name="ce2" office:value-type="float" office:value="-0.03188648" calcext:value-type="float">
            <text:p>-3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5913479" calcext:value-type="float">
            <text:p>5.91E-02</text:p>
          </table:table-cell>
          <table:table-cell table:style-name="ce2" office:value-type="float" office:value="-0.09368664" calcext:value-type="float">
            <text:p>-9.37E-02</text:p>
          </table:table-cell>
          <table:table-cell table:number-columns-repeated="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5297777" calcext:value-type="float">
            <text:p>5.30E-02</text:p>
          </table:table-cell>
          <table:table-cell table:style-name="ce2" office:value-type="float" office:value="-0.1021405" calcext:value-type="float">
            <text:p>-1.02E-01</text:p>
          </table:table-cell>
          <table:table-cell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6127436" calcext:value-type="float">
            <text:p>6.13E-02</text:p>
          </table:table-cell>
          <table:table-cell table:style-name="ce2" office:value-type="float" office:value="-0.09770215" calcext:value-type="float">
            <text:p>-9.77E-02</text:p>
          </table:table-cell>
          <table:table-cell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7024566" calcext:value-type="float">
            <text:p>7.02E-02</text:p>
          </table:table-cell>
          <table:table-cell table:style-name="ce2" office:value-type="float" office:value="-0.08849209" calcext:value-type="float">
            <text:p>-8.85E-02</text:p>
          </table:table-cell>
          <table:table-cell/>
          <table:table-cell table:style-name="ce2" office:value-type="float" office:value="1.78" calcext:value-type="float">
            <text:p>1.78E+00</text:p>
          </table:table-cell>
          <table:table-cell table:style-name="ce2" office:value-type="float" office:value="0.06019472" calcext:value-type="float">
            <text:p>6.02E-02</text:p>
          </table:table-cell>
          <table:table-cell table:style-name="ce2" office:value-type="float" office:value="-0.1037184" calcext:value-type="float">
            <text:p>-1.04E-01</text:p>
          </table:table-cell>
          <table:table-cell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0.07066175" calcext:value-type="float">
            <text:p>7.07E-02</text:p>
          </table:table-cell>
          <table:table-cell table:style-name="ce2" office:value-type="float" office:value="-0.0935659" calcext:value-type="float">
            <text:p>-9.36E-02</text:p>
          </table:table-cell>
          <table:table-cell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2523286" calcext:value-type="float">
            <text:p>-2.52E-02</text:p>
          </table:table-cell>
          <table:table-cell table:style-name="ce2" office:value-type="float" office:value="-0.09001883" calcext:value-type="float">
            <text:p>-9.00E-02</text:p>
          </table:table-cell>
          <table:table-cell table:style-name="ce2"/>
          <table:table-cell table:style-name="ce2" office:value-type="float" office:value="10.36" calcext:value-type="float">
            <text:p>1.04E+01</text:p>
          </table:table-cell>
          <table:table-cell table:style-name="ce2" office:value-type="float" office:value="0.004102201" calcext:value-type="float">
            <text:p>4.10E-03</text:p>
          </table:table-cell>
          <table:table-cell table:style-name="ce2" office:value-type="float" office:value="-0.07751518" calcext:value-type="float">
            <text:p>-7.75E-02</text:p>
          </table:table-cell>
          <table:table-cell table:style-name="ce2"/>
          <table:table-cell table:style-name="ce2" office:value-type="float" office:value="4.28" calcext:value-type="float">
            <text:p>4.28E+00</text:p>
          </table:table-cell>
          <table:table-cell table:style-name="ce2" office:value-type="float" office:value="0.0003835596" calcext:value-type="float">
            <text:p>3.84E-04</text:p>
          </table:table-cell>
          <table:table-cell table:style-name="ce2" office:value-type="float" office:value="-0.07747904" calcext:value-type="float">
            <text:p>-7.75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822641" calcext:value-type="float">
            <text:p>8.23E-03</text:p>
          </table:table-cell>
          <table:table-cell table:style-name="ce2" office:value-type="float" office:value="-0.05904388" calcext:value-type="float">
            <text:p>-5.90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04238433" calcext:value-type="float">
            <text:p>4.24E-03</text:p>
          </table:table-cell>
          <table:table-cell table:style-name="ce2" office:value-type="float" office:value="-0.07592614" calcext:value-type="float">
            <text:p>-7.59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3850869" calcext:value-type="float">
            <text:p>3.85E-03</text:p>
          </table:table-cell>
          <table:table-cell table:style-name="ce2" office:value-type="float" office:value="-0.05801741" calcext:value-type="float">
            <text:p>-5.80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09880251" calcext:value-type="float">
            <text:p>9.88E-03</text:p>
          </table:table-cell>
          <table:table-cell table:style-name="ce2" office:value-type="float" office:value="-0.0460467" calcext:value-type="float">
            <text:p>-4.60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-0.0008243933" calcext:value-type="float">
            <text:p>-8.24E-04</text:p>
          </table:table-cell>
          <table:table-cell table:style-name="ce2" office:value-type="float" office:value="-0.0531656" calcext:value-type="float">
            <text:p>-5.32E-02</text:p>
          </table:table-cell>
          <table:table-cell table:style-name="ce2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0211052" calcext:value-type="float">
            <text:p>2.11E-03</text:p>
          </table:table-cell>
          <table:table-cell table:style-name="ce2" office:value-type="float" office:value="-0.04702636" calcext:value-type="float">
            <text:p>-4.70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1074925" calcext:value-type="float">
            <text:p>1.07E-03</text:p>
          </table:table-cell>
          <table:table-cell table:style-name="ce2" office:value-type="float" office:value="-0.05545222" calcext:value-type="float">
            <text:p>-5.55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3188648" calcext:value-type="float">
            <text:p>-3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5808573" calcext:value-type="float">
            <text:p>5.81E-02</text:p>
          </table:table-cell>
          <table:table-cell table:style-name="ce2" office:value-type="float" office:value="-0.09853397" calcext:value-type="float">
            <text:p>-9.85E-02</text:p>
          </table:table-cell>
          <table:table-cell table:number-columns-repeated="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5414656" calcext:value-type="float">
            <text:p>5.41E-02</text:p>
          </table:table-cell>
          <table:table-cell table:style-name="ce2" office:value-type="float" office:value="-0.09878024" calcext:value-type="float">
            <text:p>-9.88E-02</text:p>
          </table:table-cell>
          <table:table-cell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0.05854058" calcext:value-type="float">
            <text:p>5.85E-02</text:p>
          </table:table-cell>
          <table:table-cell table:style-name="ce2" office:value-type="float" office:value="-0.09874359" calcext:value-type="float">
            <text:p>-9.87E-02</text:p>
          </table:table-cell>
          <table:table-cell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6972689" calcext:value-type="float">
            <text:p>6.97E-02</text:p>
          </table:table-cell>
          <table:table-cell table:style-name="ce2" office:value-type="float" office:value="-0.100294" calcext:value-type="float">
            <text:p>-1.00E-01</text:p>
          </table:table-cell>
          <table:table-cell/>
          <table:table-cell table:style-name="ce2" office:value-type="float" office:value="1.8" calcext:value-type="float">
            <text:p>1.80E+00</text:p>
          </table:table-cell>
          <table:table-cell table:style-name="ce2" office:value-type="float" office:value="0.0609629" calcext:value-type="float">
            <text:p>6.10E-02</text:p>
          </table:table-cell>
          <table:table-cell table:style-name="ce2" office:value-type="float" office:value="-0.1021549" calcext:value-type="float">
            <text:p>-1.02E-01</text:p>
          </table:table-cell>
          <table:table-cell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0.06790025" calcext:value-type="float">
            <text:p>6.79E-02</text:p>
          </table:table-cell>
          <table:table-cell table:style-name="ce2" office:value-type="float" office:value="-0.1031499" calcext:value-type="float">
            <text:p>-1.03E-01</text:p>
          </table:table-cell>
          <table:table-cell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-0.02391062" calcext:value-type="float">
            <text:p>-2.39E-02</text:p>
          </table:table-cell>
          <table:table-cell table:style-name="ce2" office:value-type="float" office:value="-0.08772139" calcext:value-type="float">
            <text:p>-8.77E-02</text:p>
          </table:table-cell>
          <table:table-cell table:style-name="ce2"/>
          <table:table-cell table:style-name="ce2" office:value-type="float" office:value="10.38" calcext:value-type="float">
            <text:p>1.04E+01</text:p>
          </table:table-cell>
          <table:table-cell table:style-name="ce2" office:value-type="float" office:value="-0.00830587" calcext:value-type="float">
            <text:p>-8.31E-03</text:p>
          </table:table-cell>
          <table:table-cell table:style-name="ce2" office:value-type="float" office:value="-0.07653692" calcext:value-type="float">
            <text:p>-7.65E-02</text:p>
          </table:table-cell>
          <table:table-cell table:style-name="ce2"/>
          <table:table-cell table:style-name="ce2" office:value-type="float" office:value="4.3" calcext:value-type="float">
            <text:p>4.30E+00</text:p>
          </table:table-cell>
          <table:table-cell table:style-name="ce2" office:value-type="float" office:value="-0.005178055" calcext:value-type="float">
            <text:p>-5.18E-03</text:p>
          </table:table-cell>
          <table:table-cell table:style-name="ce2" office:value-type="float" office:value="-0.07747904" calcext:value-type="float">
            <text:p>-7.75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08633931" calcext:value-type="float">
            <text:p>8.63E-03</text:p>
          </table:table-cell>
          <table:table-cell table:style-name="ce2" office:value-type="float" office:value="-0.05809299" calcext:value-type="float">
            <text:p>-5.81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5675519" calcext:value-type="float">
            <text:p>5.68E-03</text:p>
          </table:table-cell>
          <table:table-cell table:style-name="ce2" office:value-type="float" office:value="-0.07554292" calcext:value-type="float">
            <text:p>-7.55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0181084" calcext:value-type="float">
            <text:p>1.81E-03</text:p>
          </table:table-cell>
          <table:table-cell table:style-name="ce2" office:value-type="float" office:value="-0.06862556" calcext:value-type="float">
            <text:p>-6.86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06635946" calcext:value-type="float">
            <text:p>6.64E-03</text:p>
          </table:table-cell>
          <table:table-cell table:style-name="ce2" office:value-type="float" office:value="-0.04666769" calcext:value-type="float">
            <text:p>-4.67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08336217" calcext:value-type="float">
            <text:p>8.34E-03</text:p>
          </table:table-cell>
          <table:table-cell table:style-name="ce2" office:value-type="float" office:value="-0.05707233" calcext:value-type="float">
            <text:p>-5.71E-02</text:p>
          </table:table-cell>
          <table:table-cell table:style-name="ce2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0211052" calcext:value-type="float">
            <text:p>2.11E-03</text:p>
          </table:table-cell>
          <table:table-cell table:style-name="ce2" office:value-type="float" office:value="-0.04702636" calcext:value-type="float">
            <text:p>-4.70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004899865" calcext:value-type="float">
            <text:p>4.90E-04</text:p>
          </table:table-cell>
          <table:table-cell table:style-name="ce2" office:value-type="float" office:value="-0.05574469" calcext:value-type="float">
            <text:p>-5.57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-0.003323847" calcext:value-type="float">
            <text:p>-3.32E-03</text:p>
          </table:table-cell>
          <table:table-cell table:style-name="ce2" office:value-type="float" office:value="-0.03040758" calcext:value-type="float">
            <text:p>-3.0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5716863" calcext:value-type="float">
            <text:p>5.72E-02</text:p>
          </table:table-cell>
          <table:table-cell table:style-name="ce2" office:value-type="float" office:value="-0.09853379" calcext:value-type="float">
            <text:p>-9.85E-02</text:p>
          </table:table-cell>
          <table:table-cell table:number-columns-repeated="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5400046" calcext:value-type="float">
            <text:p>5.40E-02</text:p>
          </table:table-cell>
          <table:table-cell table:style-name="ce2" office:value-type="float" office:value="-0.09556607" calcext:value-type="float">
            <text:p>-9.56E-02</text:p>
          </table:table-cell>
          <table:table-cell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0.05854058" calcext:value-type="float">
            <text:p>5.85E-02</text:p>
          </table:table-cell>
          <table:table-cell table:style-name="ce2" office:value-type="float" office:value="-0.09783233" calcext:value-type="float">
            <text:p>-9.78E-02</text:p>
          </table:table-cell>
          <table:table-cell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6998627" calcext:value-type="float">
            <text:p>7.00E-02</text:p>
          </table:table-cell>
          <table:table-cell table:style-name="ce2" office:value-type="float" office:value="-0.1041847" calcext:value-type="float">
            <text:p>-1.04E-01</text:p>
          </table:table-cell>
          <table:table-cell/>
          <table:table-cell table:style-name="ce2" office:value-type="float" office:value="1.82" calcext:value-type="float">
            <text:p>1.82E+00</text:p>
          </table:table-cell>
          <table:table-cell table:style-name="ce2" office:value-type="float" office:value="0.06535216" calcext:value-type="float">
            <text:p>6.54E-02</text:p>
          </table:table-cell>
          <table:table-cell table:style-name="ce2" office:value-type="float" office:value="-0.09848847" calcext:value-type="float">
            <text:p>-9.85E-02</text:p>
          </table:table-cell>
          <table:table-cell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0.06855002" calcext:value-type="float">
            <text:p>6.86E-02</text:p>
          </table:table-cell>
          <table:table-cell table:style-name="ce2" office:value-type="float" office:value="-0.1065612" calcext:value-type="float">
            <text:p>-1.07E-01</text:p>
          </table:table-cell>
          <table:table-cell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-0.0111112" calcext:value-type="float">
            <text:p>-1.11E-02</text:p>
          </table:table-cell>
          <table:table-cell table:style-name="ce2" office:value-type="float" office:value="-0.09031787" calcext:value-type="float">
            <text:p>-9.03E-02</text:p>
          </table:table-cell>
          <table:table-cell table:style-name="ce2"/>
          <table:table-cell table:style-name="ce2" office:value-type="float" office:value="10.4" calcext:value-type="float">
            <text:p>1.04E+01</text:p>
          </table:table-cell>
          <table:table-cell table:style-name="ce2" office:value-type="float" office:value="0.0005254756" calcext:value-type="float">
            <text:p>5.25E-04</text:p>
          </table:table-cell>
          <table:table-cell table:style-name="ce2" office:value-type="float" office:value="-0.07373225" calcext:value-type="float">
            <text:p>-7.37E-02</text:p>
          </table:table-cell>
          <table:table-cell table:style-name="ce2"/>
          <table:table-cell table:style-name="ce2" office:value-type="float" office:value="4.32" calcext:value-type="float">
            <text:p>4.32E+00</text:p>
          </table:table-cell>
          <table:table-cell table:style-name="ce2" office:value-type="float" office:value="0.003068477" calcext:value-type="float">
            <text:p>3.07E-03</text:p>
          </table:table-cell>
          <table:table-cell table:style-name="ce2" office:value-type="float" office:value="-0.07939684" calcext:value-type="float">
            <text:p>-7.94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-0.004135057" calcext:value-type="float">
            <text:p>-4.14E-03</text:p>
          </table:table-cell>
          <table:table-cell table:style-name="ce2" office:value-type="float" office:value="-0.06542837" calcext:value-type="float">
            <text:p>-6.54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01747483" calcext:value-type="float">
            <text:p>1.75E-03</text:p>
          </table:table-cell>
          <table:table-cell table:style-name="ce2" office:value-type="float" office:value="-0.07458486" calcext:value-type="float">
            <text:p>-7.46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01788173" calcext:value-type="float">
            <text:p>1.79E-04</text:p>
          </table:table-cell>
          <table:table-cell table:style-name="ce2" office:value-type="float" office:value="-0.07542565" calcext:value-type="float">
            <text:p>-7.54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9538894" calcext:value-type="float">
            <text:p>9.54E-03</text:p>
          </table:table-cell>
          <table:table-cell table:style-name="ce2" office:value-type="float" office:value="-0.04929679" calcext:value-type="float">
            <text:p>-4.93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005227553" calcext:value-type="float">
            <text:p>5.23E-04</text:p>
          </table:table-cell>
          <table:table-cell table:style-name="ce2" office:value-type="float" office:value="-0.05788062" calcext:value-type="float">
            <text:p>-5.79E-02</text:p>
          </table:table-cell>
          <table:table-cell table:style-name="ce2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0.00174799" calcext:value-type="float">
            <text:p>1.75E-03</text:p>
          </table:table-cell>
          <table:table-cell table:style-name="ce2" office:value-type="float" office:value="-0.04678743" calcext:value-type="float">
            <text:p>-4.68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-0.001118594" calcext:value-type="float">
            <text:p>-1.12E-03</text:p>
          </table:table-cell>
          <table:table-cell table:style-name="ce2" office:value-type="float" office:value="-0.05384364" calcext:value-type="float">
            <text:p>-5.38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2098758" calcext:value-type="float">
            <text:p>2.10E-03</text:p>
          </table:table-cell>
          <table:table-cell table:style-name="ce2" office:value-type="float" office:value="-0.03057191" calcext:value-type="float">
            <text:p>-3.0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5585986" calcext:value-type="float">
            <text:p>5.59E-02</text:p>
          </table:table-cell>
          <table:table-cell table:style-name="ce2" office:value-type="float" office:value="-0.09145877" calcext:value-type="float">
            <text:p>-9.15E-02</text:p>
          </table:table-cell>
          <table:table-cell table:number-columns-repeated="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6671106" calcext:value-type="float">
            <text:p>6.67E-02</text:p>
          </table:table-cell>
          <table:table-cell table:style-name="ce2" office:value-type="float" office:value="-0.09921854" calcext:value-type="float">
            <text:p>-9.92E-02</text:p>
          </table:table-cell>
          <table:table-cell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0.05893112" calcext:value-type="float">
            <text:p>5.89E-02</text:p>
          </table:table-cell>
          <table:table-cell table:style-name="ce2" office:value-type="float" office:value="-0.09692106" calcext:value-type="float">
            <text:p>-9.69E-02</text:p>
          </table:table-cell>
          <table:table-cell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6700338" calcext:value-type="float">
            <text:p>6.70E-02</text:p>
          </table:table-cell>
          <table:table-cell table:style-name="ce2" office:value-type="float" office:value="-0.1067786" calcext:value-type="float">
            <text:p>-1.07E-01</text:p>
          </table:table-cell>
          <table:table-cell/>
          <table:table-cell table:style-name="ce2" office:value-type="float" office:value="1.84" calcext:value-type="float">
            <text:p>1.84E+00</text:p>
          </table:table-cell>
          <table:table-cell table:style-name="ce2" office:value-type="float" office:value="0.0658534" calcext:value-type="float">
            <text:p>6.59E-02</text:p>
          </table:table-cell>
          <table:table-cell table:style-name="ce2" office:value-type="float" office:value="-0.09588799" calcext:value-type="float">
            <text:p>-9.59E-02</text:p>
          </table:table-cell>
          <table:table-cell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0.06660073" calcext:value-type="float">
            <text:p>6.66E-02</text:p>
          </table:table-cell>
          <table:table-cell table:style-name="ce2" office:value-type="float" office:value="-0.1106222" calcext:value-type="float">
            <text:p>-1.11E-01</text:p>
          </table:table-cell>
          <table:table-cell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-0.001944851" calcext:value-type="float">
            <text:p>-1.94E-03</text:p>
          </table:table-cell>
          <table:table-cell table:style-name="ce2" office:value-type="float" office:value="-0.09159993" calcext:value-type="float">
            <text:p>-9.16E-02</text:p>
          </table:table-cell>
          <table:table-cell table:style-name="ce2"/>
          <table:table-cell table:style-name="ce2" office:value-type="float" office:value="10.42" calcext:value-type="float">
            <text:p>1.04E+01</text:p>
          </table:table-cell>
          <table:table-cell table:style-name="ce2" office:value-type="float" office:value="0.001588428" calcext:value-type="float">
            <text:p>1.59E-03</text:p>
          </table:table-cell>
          <table:table-cell table:style-name="ce2" office:value-type="float" office:value="-0.07072505" calcext:value-type="float">
            <text:p>-7.07E-02</text:p>
          </table:table-cell>
          <table:table-cell table:style-name="ce2"/>
          <table:table-cell table:style-name="ce2" office:value-type="float" office:value="4.34" calcext:value-type="float">
            <text:p>4.34E+00</text:p>
          </table:table-cell>
          <table:table-cell table:style-name="ce2" office:value-type="float" office:value="-0.009205431" calcext:value-type="float">
            <text:p>-9.21E-03</text:p>
          </table:table-cell>
          <table:table-cell table:style-name="ce2" office:value-type="float" office:value="-0.07517769" calcext:value-type="float">
            <text:p>-7.52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-0.009568669" calcext:value-type="float">
            <text:p>-9.57E-03</text:p>
          </table:table-cell>
          <table:table-cell table:style-name="ce2" office:value-type="float" office:value="-0.07154118" calcext:value-type="float">
            <text:p>-7.15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-0.000647661" calcext:value-type="float">
            <text:p>-6.48E-04</text:p>
          </table:table-cell>
          <table:table-cell table:style-name="ce2" office:value-type="float" office:value="-0.07592614" calcext:value-type="float">
            <text:p>-7.59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534689" calcext:value-type="float">
            <text:p>5.35E-03</text:p>
          </table:table-cell>
          <table:table-cell table:style-name="ce2" office:value-type="float" office:value="-0.07923371" calcext:value-type="float">
            <text:p>-7.92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-0.003891298" calcext:value-type="float">
            <text:p>-3.89E-03</text:p>
          </table:table-cell>
          <table:table-cell table:style-name="ce2" office:value-type="float" office:value="-0.05647508" calcext:value-type="float">
            <text:p>-5.65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04294771" calcext:value-type="float">
            <text:p>4.29E-03</text:p>
          </table:table-cell>
          <table:table-cell table:style-name="ce2" office:value-type="float" office:value="-0.05532104" calcext:value-type="float">
            <text:p>-5.53E-02</text:p>
          </table:table-cell>
          <table:table-cell table:style-name="ce2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009012383" calcext:value-type="float">
            <text:p>9.01E-04</text:p>
          </table:table-cell>
          <table:table-cell table:style-name="ce2" office:value-type="float" office:value="-0.04606937" calcext:value-type="float">
            <text:p>-4.61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-0.002142236" calcext:value-type="float">
            <text:p>-2.14E-03</text:p>
          </table:table-cell>
          <table:table-cell table:style-name="ce2" office:value-type="float" office:value="-0.04887166" calcext:value-type="float">
            <text:p>-4.89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4309775" calcext:value-type="float">
            <text:p>-4.31E-03</text:p>
          </table:table-cell>
          <table:table-cell table:style-name="ce2" office:value-type="float" office:value="-0.03270808" calcext:value-type="float">
            <text:p>-3.2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6044587" calcext:value-type="float">
            <text:p>6.04E-02</text:p>
          </table:table-cell>
          <table:table-cell table:style-name="ce2" office:value-type="float" office:value="-0.08883937" calcext:value-type="float">
            <text:p>-8.88E-02</text:p>
          </table:table-cell>
          <table:table-cell table:number-columns-repeated="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620359" calcext:value-type="float">
            <text:p>6.20E-02</text:p>
          </table:table-cell>
          <table:table-cell table:style-name="ce2" office:value-type="float" office:value="-0.1027249" calcext:value-type="float">
            <text:p>-1.03E-01</text:p>
          </table:table-cell>
          <table:table-cell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0.0603631" calcext:value-type="float">
            <text:p>6.04E-02</text:p>
          </table:table-cell>
          <table:table-cell table:style-name="ce2" office:value-type="float" office:value="-0.0934062" calcext:value-type="float">
            <text:p>-9.34E-02</text:p>
          </table:table-cell>
          <table:table-cell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6765183" calcext:value-type="float">
            <text:p>6.77E-02</text:p>
          </table:table-cell>
          <table:table-cell table:style-name="ce2" office:value-type="float" office:value="-0.1067786" calcext:value-type="float">
            <text:p>-1.07E-01</text:p>
          </table:table-cell>
          <table:table-cell/>
          <table:table-cell table:style-name="ce2" office:value-type="float" office:value="1.86" calcext:value-type="float">
            <text:p>1.86E+00</text:p>
          </table:table-cell>
          <table:table-cell table:style-name="ce2" office:value-type="float" office:value="0.0661004" calcext:value-type="float">
            <text:p>6.61E-02</text:p>
          </table:table-cell>
          <table:table-cell table:style-name="ce2" office:value-type="float" office:value="-0.09406839" calcext:value-type="float">
            <text:p>-9.41E-02</text:p>
          </table:table-cell>
          <table:table-cell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0.06725049" calcext:value-type="float">
            <text:p>6.73E-02</text:p>
          </table:table-cell>
          <table:table-cell table:style-name="ce2" office:value-type="float" office:value="-0.1076982" calcext:value-type="float">
            <text:p>-1.08E-01</text:p>
          </table:table-cell>
          <table:table-cell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-0.004597124" calcext:value-type="float">
            <text:p>-4.60E-03</text:p>
          </table:table-cell>
          <table:table-cell table:style-name="ce2" office:value-type="float" office:value="-0.0948592" calcext:value-type="float">
            <text:p>-9.49E-02</text:p>
          </table:table-cell>
          <table:table-cell table:style-name="ce2"/>
          <table:table-cell table:style-name="ce2" office:value-type="float" office:value="10.44" calcext:value-type="float">
            <text:p>1.04E+01</text:p>
          </table:table-cell>
          <table:table-cell table:style-name="ce2" office:value-type="float" office:value="-0.005492605" calcext:value-type="float">
            <text:p>-5.49E-03</text:p>
          </table:table-cell>
          <table:table-cell table:style-name="ce2" office:value-type="float" office:value="-0.07119761" calcext:value-type="float">
            <text:p>-7.12E-02</text:p>
          </table:table-cell>
          <table:table-cell table:style-name="ce2"/>
          <table:table-cell table:style-name="ce2" office:value-type="float" office:value="4.36" calcext:value-type="float">
            <text:p>4.36E+00</text:p>
          </table:table-cell>
          <table:table-cell table:style-name="ce2" office:value-type="float" office:value="-0.003643816" calcext:value-type="float">
            <text:p>-3.64E-03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-0.01187795" calcext:value-type="float">
            <text:p>-1.19E-02</text:p>
          </table:table-cell>
          <table:table-cell table:style-name="ce2" office:value-type="float" office:value="-0.06882438" calcext:value-type="float">
            <text:p>-6.88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-0.00246797" calcext:value-type="float">
            <text:p>-2.47E-03</text:p>
          </table:table-cell>
          <table:table-cell table:style-name="ce2" office:value-type="float" office:value="-0.07075263" calcext:value-type="float">
            <text:p>-7.08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0.001946842" calcext:value-type="float">
            <text:p>1.95E-03</text:p>
          </table:table-cell>
          <table:table-cell table:style-name="ce2" office:value-type="float" office:value="-0.08263376" calcext:value-type="float">
            <text:p>-8.26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00385437" calcext:value-type="float">
            <text:p>-3.85E-04</text:p>
          </table:table-cell>
          <table:table-cell table:style-name="ce2" office:value-type="float" office:value="-0.05934115" calcext:value-type="float">
            <text:p>-5.93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-0.0002855339" calcext:value-type="float">
            <text:p>-2.86E-04</text:p>
          </table:table-cell>
          <table:table-cell table:style-name="ce2" office:value-type="float" office:value="-0.05437803" calcext:value-type="float">
            <text:p>-5.44E-02</text:p>
          </table:table-cell>
          <table:table-cell table:style-name="ce2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0.00346059" calcext:value-type="float">
            <text:p>3.46E-03</text:p>
          </table:table-cell>
          <table:table-cell table:style-name="ce2" office:value-type="float" office:value="-0.05183612" calcext:value-type="float">
            <text:p>-5.18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-0.00009495194" calcext:value-type="float">
            <text:p>-9.50E-05</text:p>
          </table:table-cell>
          <table:table-cell table:style-name="ce2" office:value-type="float" office:value="-0.04638568" calcext:value-type="float">
            <text:p>-4.64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03413329" calcext:value-type="float">
            <text:p>3.41E-03</text:p>
          </table:table-cell>
          <table:table-cell table:style-name="ce2" office:value-type="float" office:value="-0.03615883" calcext:value-type="float">
            <text:p>-3.6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5834893" calcext:value-type="float">
            <text:p>5.83E-02</text:p>
          </table:table-cell>
          <table:table-cell table:style-name="ce2" office:value-type="float" office:value="-0.09250736" calcext:value-type="float">
            <text:p>-9.25E-02</text:p>
          </table:table-cell>
          <table:table-cell table:number-columns-repeated="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6276639" calcext:value-type="float">
            <text:p>6.28E-02</text:p>
          </table:table-cell>
          <table:table-cell table:style-name="ce2" office:value-type="float" office:value="-0.1012639" calcext:value-type="float">
            <text:p>-1.01E-01</text:p>
          </table:table-cell>
          <table:table-cell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6817392" calcext:value-type="float">
            <text:p>6.82E-02</text:p>
          </table:table-cell>
          <table:table-cell table:style-name="ce2" office:value-type="float" office:value="-0.08871971" calcext:value-type="float">
            <text:p>-8.87E-02</text:p>
          </table:table-cell>
          <table:table-cell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6998627" calcext:value-type="float">
            <text:p>7.00E-02</text:p>
          </table:table-cell>
          <table:table-cell table:style-name="ce2" office:value-type="float" office:value="-0.1075567" calcext:value-type="float">
            <text:p>-1.08E-01</text:p>
          </table:table-cell>
          <table:table-cell/>
          <table:table-cell table:style-name="ce2" office:value-type="float" office:value="1.88" calcext:value-type="float">
            <text:p>1.88E+00</text:p>
          </table:table-cell>
          <table:table-cell table:style-name="ce2" office:value-type="float" office:value="0.06398485" calcext:value-type="float">
            <text:p>6.40E-02</text:p>
          </table:table-cell>
          <table:table-cell table:style-name="ce2" office:value-type="float" office:value="-0.08862951" calcext:value-type="float">
            <text:p>-8.86E-02</text:p>
          </table:table-cell>
          <table:table-cell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0.06546364" calcext:value-type="float">
            <text:p>6.55E-02</text:p>
          </table:table-cell>
          <table:table-cell table:style-name="ce2" office:value-type="float" office:value="-0.106886" calcext:value-type="float">
            <text:p>-1.07E-01</text:p>
          </table:table-cell>
          <table:table-cell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-0.003436685" calcext:value-type="float">
            <text:p>-3.44E-03</text:p>
          </table:table-cell>
          <table:table-cell table:style-name="ce2" office:value-type="float" office:value="-0.09752375" calcext:value-type="float">
            <text:p>-9.75E-02</text:p>
          </table:table-cell>
          <table:table-cell table:style-name="ce2"/>
          <table:table-cell table:style-name="ce2" office:value-type="float" office:value="10.46" calcext:value-type="float">
            <text:p>1.05E+01</text:p>
          </table:table-cell>
          <table:table-cell table:style-name="ce2" office:value-type="float" office:value="-0.005880472" calcext:value-type="float">
            <text:p>-5.88E-03</text:p>
          </table:table-cell>
          <table:table-cell table:style-name="ce2" office:value-type="float" office:value="-0.07351745" calcext:value-type="float">
            <text:p>-7.35E-02</text:p>
          </table:table-cell>
          <table:table-cell table:style-name="ce2"/>
          <table:table-cell table:style-name="ce2" office:value-type="float" office:value="4.38" calcext:value-type="float">
            <text:p>4.38E+00</text:p>
          </table:table-cell>
          <table:table-cell table:style-name="ce2" office:value-type="float" office:value="-0.006136954" calcext:value-type="float">
            <text:p>-6.14E-03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1012817" calcext:value-type="float">
            <text:p>1.01E-02</text:p>
          </table:table-cell>
          <table:table-cell table:style-name="ce2" office:value-type="float" office:value="-0.07276375" calcext:value-type="float">
            <text:p>-7.28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8549692" calcext:value-type="float">
            <text:p>8.55E-03</text:p>
          </table:table-cell>
          <table:table-cell table:style-name="ce2" office:value-type="float" office:value="-0.0603098" calcext:value-type="float">
            <text:p>-6.03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08338932" calcext:value-type="float">
            <text:p>8.34E-03</text:p>
          </table:table-cell>
          <table:table-cell table:style-name="ce2" office:value-type="float" office:value="-0.08358577" calcext:value-type="float">
            <text:p>-8.36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-0.001476754" calcext:value-type="float">
            <text:p>-1.48E-03</text:p>
          </table:table-cell>
          <table:table-cell table:style-name="ce2" office:value-type="float" office:value="-0.05790414" calcext:value-type="float">
            <text:p>-5.79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03217052" calcext:value-type="float">
            <text:p>3.22E-03</text:p>
          </table:table-cell>
          <table:table-cell table:style-name="ce2" office:value-type="float" office:value="-0.04872001" calcext:value-type="float">
            <text:p>-4.87E-02</text:p>
          </table:table-cell>
          <table:table-cell table:style-name="ce2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0.002390186" calcext:value-type="float">
            <text:p>2.39E-03</text:p>
          </table:table-cell>
          <table:table-cell table:style-name="ce2" office:value-type="float" office:value="-0.05437064" calcext:value-type="float">
            <text:p>-5.44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04292086" calcext:value-type="float">
            <text:p>4.29E-03</text:p>
          </table:table-cell>
          <table:table-cell table:style-name="ce2" office:value-type="float" office:value="-0.04463086" calcext:value-type="float">
            <text:p>-4.46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-0.001187669" calcext:value-type="float">
            <text:p>-1.19E-03</text:p>
          </table:table-cell>
          <table:table-cell table:style-name="ce2" office:value-type="float" office:value="-0.03632315" calcext:value-type="float">
            <text:p>-3.6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6005199" calcext:value-type="float">
            <text:p>6.01E-02</text:p>
          </table:table-cell>
          <table:table-cell table:style-name="ce2" office:value-type="float" office:value="-0.09316276" calcext:value-type="float">
            <text:p>-9.32E-02</text:p>
          </table:table-cell>
          <table:table-cell table:number-columns-repeated="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6364298" calcext:value-type="float">
            <text:p>6.36E-02</text:p>
          </table:table-cell>
          <table:table-cell table:style-name="ce2" office:value-type="float" office:value="-0.102871" calcext:value-type="float">
            <text:p>-1.03E-01</text:p>
          </table:table-cell>
          <table:table-cell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0.07116806" calcext:value-type="float">
            <text:p>7.12E-02</text:p>
          </table:table-cell>
          <table:table-cell table:style-name="ce2" office:value-type="float" office:value="-0.08637646" calcext:value-type="float">
            <text:p>-8.64E-02</text:p>
          </table:table-cell>
          <table:table-cell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6739245" calcext:value-type="float">
            <text:p>6.74E-02</text:p>
          </table:table-cell>
          <table:table-cell table:style-name="ce2" office:value-type="float" office:value="-0.1080755" calcext:value-type="float">
            <text:p>-1.08E-01</text:p>
          </table:table-cell>
          <table:table-cell/>
          <table:table-cell table:style-name="ce2" office:value-type="float" office:value="1.9" calcext:value-type="float">
            <text:p>1.90E+00</text:p>
          </table:table-cell>
          <table:table-cell table:style-name="ce2" office:value-type="float" office:value="0.07150483" calcext:value-type="float">
            <text:p>7.15E-02</text:p>
          </table:table-cell>
          <table:table-cell table:style-name="ce2" office:value-type="float" office:value="-0.08701883" calcext:value-type="float">
            <text:p>-8.70E-02</text:p>
          </table:table-cell>
          <table:table-cell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0.06432656" calcext:value-type="float">
            <text:p>6.43E-02</text:p>
          </table:table-cell>
          <table:table-cell table:style-name="ce2" office:value-type="float" office:value="-0.1065612" calcext:value-type="float">
            <text:p>-1.07E-01</text:p>
          </table:table-cell>
          <table:table-cell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-0.005161722" calcext:value-type="float">
            <text:p>-5.16E-03</text:p>
          </table:table-cell>
          <table:table-cell table:style-name="ce2" office:value-type="float" office:value="-0.09619817" calcext:value-type="float">
            <text:p>-9.62E-02</text:p>
          </table:table-cell>
          <table:table-cell table:style-name="ce2"/>
          <table:table-cell table:style-name="ce2" office:value-type="float" office:value="10.48" calcext:value-type="float">
            <text:p>1.05E+01</text:p>
          </table:table-cell>
          <table:table-cell table:style-name="ce2" office:value-type="float" office:value="-0.007498222" calcext:value-type="float">
            <text:p>-7.50E-03</text:p>
          </table:table-cell>
          <table:table-cell table:style-name="ce2" office:value-type="float" office:value="-0.0754396" calcext:value-type="float">
            <text:p>-7.54E-02</text:p>
          </table:table-cell>
          <table:table-cell table:style-name="ce2"/>
          <table:table-cell table:style-name="ce2" office:value-type="float" office:value="4.4" calcext:value-type="float">
            <text:p>4.40E+00</text:p>
          </table:table-cell>
          <table:table-cell table:style-name="ce2" office:value-type="float" office:value="-0.001342459" calcext:value-type="float">
            <text:p>-1.34E-03</text:p>
          </table:table-cell>
          <table:table-cell table:style-name="ce2" office:value-type="float" office:value="-0.07306811" calcext:value-type="float">
            <text:p>-7.31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09856494" calcext:value-type="float">
            <text:p>9.86E-03</text:p>
          </table:table-cell>
          <table:table-cell table:style-name="ce2" office:value-type="float" office:value="-0.07846904" calcext:value-type="float">
            <text:p>-7.85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1257353" calcext:value-type="float">
            <text:p>1.26E-02</text:p>
          </table:table-cell>
          <table:table-cell table:style-name="ce2" office:value-type="float" office:value="-0.05820207" calcext:value-type="float">
            <text:p>-5.82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04258875" calcext:value-type="float">
            <text:p>4.26E-03</text:p>
          </table:table-cell>
          <table:table-cell table:style-name="ce2" office:value-type="float" office:value="-0.08140974" calcext:value-type="float">
            <text:p>-8.14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-0.002798535" calcext:value-type="float">
            <text:p>-2.80E-03</text:p>
          </table:table-cell>
          <table:table-cell table:style-name="ce2" office:value-type="float" office:value="-0.05815268" calcext:value-type="float">
            <text:p>-5.82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1466782" calcext:value-type="float">
            <text:p>1.47E-02</text:p>
          </table:table-cell>
          <table:table-cell table:style-name="ce2" office:value-type="float" office:value="-0.04400499" calcext:value-type="float">
            <text:p>-4.40E-02</text:p>
          </table:table-cell>
          <table:table-cell table:style-name="ce2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0.0006068157" calcext:value-type="float">
            <text:p>6.07E-04</text:p>
          </table:table-cell>
          <table:table-cell table:style-name="ce2" office:value-type="float" office:value="-0.05871528" calcext:value-type="float">
            <text:p>-5.87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4628225" calcext:value-type="float">
            <text:p>-4.63E-03</text:p>
          </table:table-cell>
          <table:table-cell table:style-name="ce2" office:value-type="float" office:value="-0.03965888" calcext:value-type="float">
            <text:p>-3.97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0357765" calcext:value-type="float">
            <text:p>3.58E-03</text:p>
          </table:table-cell>
          <table:table-cell table:style-name="ce2" office:value-type="float" office:value="-0.03730908" calcext:value-type="float">
            <text:p>-3.7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6319608" calcext:value-type="float">
            <text:p>6.32E-02</text:p>
          </table:table-cell>
          <table:table-cell table:style-name="ce2" office:value-type="float" office:value="-0.09447352" calcext:value-type="float">
            <text:p>-9.45E-02</text:p>
          </table:table-cell>
          <table:table-cell table:number-columns-repeated="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6612666" calcext:value-type="float">
            <text:p>6.61E-02</text:p>
          </table:table-cell>
          <table:table-cell table:style-name="ce2" office:value-type="float" office:value="-0.09936464" calcext:value-type="float">
            <text:p>-9.94E-02</text:p>
          </table:table-cell>
          <table:table-cell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08559538" calcext:value-type="float">
            <text:p>-8.56E-02</text:p>
          </table:table-cell>
          <table:table-cell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6700338" calcext:value-type="float">
            <text:p>6.70E-02</text:p>
          </table:table-cell>
          <table:table-cell table:style-name="ce2" office:value-type="float" office:value="-0.1065192" calcext:value-type="float">
            <text:p>-1.07E-01</text:p>
          </table:table-cell>
          <table:table-cell/>
          <table:table-cell table:style-name="ce2" office:value-type="float" office:value="1.92" calcext:value-type="float">
            <text:p>1.92E+00</text:p>
          </table:table-cell>
          <table:table-cell table:style-name="ce2" office:value-type="float" office:value="0.07099634" calcext:value-type="float">
            <text:p>7.10E-02</text:p>
          </table:table-cell>
          <table:table-cell table:style-name="ce2" office:value-type="float" office:value="-0.08858057" calcext:value-type="float">
            <text:p>-8.86E-02</text:p>
          </table:table-cell>
          <table:table-cell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0.06822513" calcext:value-type="float">
            <text:p>6.82E-02</text:p>
          </table:table-cell>
          <table:table-cell table:style-name="ce2" office:value-type="float" office:value="-0.09990109" calcext:value-type="float">
            <text:p>-9.99E-02</text:p>
          </table:table-cell>
          <table:table-cell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-0.004604935" calcext:value-type="float">
            <text:p>-4.60E-03</text:p>
          </table:table-cell>
          <table:table-cell table:style-name="ce2" office:value-type="float" office:value="-0.09352358" calcext:value-type="float">
            <text:p>-9.35E-02</text:p>
          </table:table-cell>
          <table:table-cell table:style-name="ce2"/>
          <table:table-cell table:style-name="ce2" office:value-type="float" office:value="10.5" calcext:value-type="float">
            <text:p>1.05E+01</text:p>
          </table:table-cell>
          <table:table-cell table:style-name="ce2" office:value-type="float" office:value="-0.01036549" calcext:value-type="float">
            <text:p>-1.04E-02</text:p>
          </table:table-cell>
          <table:table-cell table:style-name="ce2" office:value-type="float" office:value="-0.07478415" calcext:value-type="float">
            <text:p>-7.48E-02</text:p>
          </table:table-cell>
          <table:table-cell table:style-name="ce2"/>
          <table:table-cell table:style-name="ce2" office:value-type="float" office:value="4.42" calcext:value-type="float">
            <text:p>4.42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7019141" calcext:value-type="float">
            <text:p>-7.02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1501843" calcext:value-type="float">
            <text:p>1.50E-02</text:p>
          </table:table-cell>
          <table:table-cell table:style-name="ce2" office:value-type="float" office:value="-0.08077832" calcext:value-type="float">
            <text:p>-8.08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3951015" calcext:value-type="float">
            <text:p>3.95E-03</text:p>
          </table:table-cell>
          <table:table-cell table:style-name="ce2" office:value-type="float" office:value="-0.06117205" calcext:value-type="float">
            <text:p>-6.12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8066928" calcext:value-type="float">
            <text:p>8.07E-03</text:p>
          </table:table-cell>
          <table:table-cell table:style-name="ce2" office:value-type="float" office:value="-0.08127374" calcext:value-type="float">
            <text:p>-8.13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-0.001715895" calcext:value-type="float">
            <text:p>-1.72E-03</text:p>
          </table:table-cell>
          <table:table-cell table:style-name="ce2" office:value-type="float" office:value="-0.05814617" calcext:value-type="float">
            <text:p>-5.81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-0.002171542" calcext:value-type="float">
            <text:p>-2.17E-03</text:p>
          </table:table-cell>
          <table:table-cell table:style-name="ce2" office:value-type="float" office:value="-0.04373556" calcext:value-type="float">
            <text:p>-4.37E-02</text:p>
          </table:table-cell>
          <table:table-cell table:style-name="ce2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0.002051207" calcext:value-type="float">
            <text:p>2.05E-03</text:p>
          </table:table-cell>
          <table:table-cell table:style-name="ce2" office:value-type="float" office:value="-0.05858722" calcext:value-type="float">
            <text:p>-5.86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-0.0002411865" calcext:value-type="float">
            <text:p>-2.41E-04</text:p>
          </table:table-cell>
          <table:table-cell table:style-name="ce2" office:value-type="float" office:value="-0.04404592" calcext:value-type="float">
            <text:p>-4.40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05056542" calcext:value-type="float">
            <text:p>5.06E-03</text:p>
          </table:table-cell>
          <table:table-cell table:style-name="ce2" office:value-type="float" office:value="-0.03878797" calcext:value-type="float">
            <text:p>-3.8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6345831" calcext:value-type="float">
            <text:p>6.35E-02</text:p>
          </table:table-cell>
          <table:table-cell table:style-name="ce2" office:value-type="float" office:value="-0.09342545" calcext:value-type="float">
            <text:p>-9.34E-02</text:p>
          </table:table-cell>
          <table:table-cell table:number-columns-repeated="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6451958" calcext:value-type="float">
            <text:p>6.45E-02</text:p>
          </table:table-cell>
          <table:table-cell table:style-name="ce2" office:value-type="float" office:value="-0.1008256" calcext:value-type="float">
            <text:p>-1.01E-01</text:p>
          </table:table-cell>
          <table:table-cell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08559538" calcext:value-type="float">
            <text:p>-8.56E-02</text:p>
          </table:table-cell>
          <table:table-cell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6298295" calcext:value-type="float">
            <text:p>6.30E-02</text:p>
          </table:table-cell>
          <table:table-cell table:style-name="ce2" office:value-type="float" office:value="-0.105741" calcext:value-type="float">
            <text:p>-1.06E-01</text:p>
          </table:table-cell>
          <table:table-cell/>
          <table:table-cell table:style-name="ce2" office:value-type="float" office:value="1.94" calcext:value-type="float">
            <text:p>1.94E+00</text:p>
          </table:table-cell>
          <table:table-cell table:style-name="ce2" office:value-type="float" office:value="0.07021366" calcext:value-type="float">
            <text:p>7.02E-02</text:p>
          </table:table-cell>
          <table:table-cell table:style-name="ce2" office:value-type="float" office:value="-0.08806664" calcext:value-type="float">
            <text:p>-8.81E-02</text:p>
          </table:table-cell>
          <table:table-cell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0.07293592" calcext:value-type="float">
            <text:p>7.29E-02</text:p>
          </table:table-cell>
          <table:table-cell table:style-name="ce2" office:value-type="float" office:value="-0.08349457" calcext:value-type="float">
            <text:p>-8.35E-02</text:p>
          </table:table-cell>
          <table:table-cell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-0.003644225" calcext:value-type="float">
            <text:p>-3.64E-03</text:p>
          </table:table-cell>
          <table:table-cell table:style-name="ce2" office:value-type="float" office:value="-0.09466282" calcext:value-type="float">
            <text:p>-9.47E-02</text:p>
          </table:table-cell>
          <table:table-cell table:style-name="ce2"/>
          <table:table-cell table:style-name="ce2" office:value-type="float" office:value="10.52" calcext:value-type="float">
            <text:p>1.05E+01</text:p>
          </table:table-cell>
          <table:table-cell table:style-name="ce2" office:value-type="float" office:value="-0.002347934" calcext:value-type="float">
            <text:p>-2.35E-03</text:p>
          </table:table-cell>
          <table:table-cell table:style-name="ce2" office:value-type="float" office:value="-0.07239558" calcext:value-type="float">
            <text:p>-7.24E-02</text:p>
          </table:table-cell>
          <table:table-cell table:style-name="ce2"/>
          <table:table-cell table:style-name="ce2" office:value-type="float" office:value="4.44" calcext:value-type="float">
            <text:p>4.44E+00</text:p>
          </table:table-cell>
          <table:table-cell table:style-name="ce2" office:value-type="float" office:value="-0.0007671192" calcext:value-type="float">
            <text:p>-7.67E-04</text:p>
          </table:table-cell>
          <table:table-cell table:style-name="ce2" office:value-type="float" office:value="-0.07076675" calcext:value-type="float">
            <text:p>-7.08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1773523" calcext:value-type="float">
            <text:p>1.77E-02</text:p>
          </table:table-cell>
          <table:table-cell table:style-name="ce2" office:value-type="float" office:value="-0.0803708" calcext:value-type="float">
            <text:p>-8.04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-0.001988942" calcext:value-type="float">
            <text:p>-1.99E-03</text:p>
          </table:table-cell>
          <table:table-cell table:style-name="ce2" office:value-type="float" office:value="-0.06557912" calcext:value-type="float">
            <text:p>-6.56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02082844" calcext:value-type="float">
            <text:p>2.08E-03</text:p>
          </table:table-cell>
          <table:table-cell table:style-name="ce2" office:value-type="float" office:value="-0.07977771" calcext:value-type="float">
            <text:p>-7.98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02137831" calcext:value-type="float">
            <text:p>2.14E-03</text:p>
          </table:table-cell>
          <table:table-cell table:style-name="ce2" office:value-type="float" office:value="-0.05884479" calcext:value-type="float">
            <text:p>-5.88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135901" calcext:value-type="float">
            <text:p>1.36E-02</text:p>
          </table:table-cell>
          <table:table-cell table:style-name="ce2" office:value-type="float" office:value="-0.04494799" calcext:value-type="float">
            <text:p>-4.49E-02</text:p>
          </table:table-cell>
          <table:table-cell table:style-name="ce2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0.0001315048" calcext:value-type="float">
            <text:p>1.32E-04</text:p>
          </table:table-cell>
          <table:table-cell table:style-name="ce2" office:value-type="float" office:value="-0.05992201" calcext:value-type="float">
            <text:p>-5.99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-0.001118594" calcext:value-type="float">
            <text:p>-1.12E-03</text:p>
          </table:table-cell>
          <table:table-cell table:style-name="ce2" office:value-type="float" office:value="-0.04477709" calcext:value-type="float">
            <text:p>-4.48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09328897" calcext:value-type="float">
            <text:p>9.33E-03</text:p>
          </table:table-cell>
          <table:table-cell table:style-name="ce2" office:value-type="float" office:value="-0.0397739" calcext:value-type="float">
            <text:p>-3.9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6463731" calcext:value-type="float">
            <text:p>6.46E-02</text:p>
          </table:table-cell>
          <table:table-cell table:style-name="ce2" office:value-type="float" office:value="-0.09408075" calcext:value-type="float">
            <text:p>-9.41E-02</text:p>
          </table:table-cell>
          <table:table-cell table:number-columns-repeated="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6612666" calcext:value-type="float">
            <text:p>6.61E-02</text:p>
          </table:table-cell>
          <table:table-cell table:style-name="ce2" office:value-type="float" office:value="-0.09761145" calcext:value-type="float">
            <text:p>-9.76E-02</text:p>
          </table:table-cell>
          <table:table-cell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6596085" calcext:value-type="float">
            <text:p>6.60E-02</text:p>
          </table:table-cell>
          <table:table-cell table:style-name="ce2" office:value-type="float" office:value="-0.08051835" calcext:value-type="float">
            <text:p>-8.05E-02</text:p>
          </table:table-cell>
          <table:table-cell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6427986" calcext:value-type="float">
            <text:p>6.43E-02</text:p>
          </table:table-cell>
          <table:table-cell table:style-name="ce2" office:value-type="float" office:value="-0.09938616" calcext:value-type="float">
            <text:p>-9.94E-02</text:p>
          </table:table-cell>
          <table:table-cell/>
          <table:table-cell table:style-name="ce2" office:value-type="float" office:value="1.96" calcext:value-type="float">
            <text:p>1.96E+00</text:p>
          </table:table-cell>
          <table:table-cell table:style-name="ce2" office:value-type="float" office:value="0.07409261" calcext:value-type="float">
            <text:p>7.41E-02</text:p>
          </table:table-cell>
          <table:table-cell table:style-name="ce2" office:value-type="float" office:value="-0.08570228" calcext:value-type="float">
            <text:p>-8.57E-02</text:p>
          </table:table-cell>
          <table:table-cell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0.07277348" calcext:value-type="float">
            <text:p>7.28E-02</text:p>
          </table:table-cell>
          <table:table-cell table:style-name="ce2" office:value-type="float" office:value="-0.07975843" calcext:value-type="float">
            <text:p>-7.98E-02</text:p>
          </table:table-cell>
          <table:table-cell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-0.001547624" calcext:value-type="float">
            <text:p>-1.55E-03</text:p>
          </table:table-cell>
          <table:table-cell table:style-name="ce2" office:value-type="float" office:value="-0.09426894" calcext:value-type="float">
            <text:p>-9.43E-02</text:p>
          </table:table-cell>
          <table:table-cell table:style-name="ce2"/>
          <table:table-cell table:style-name="ce2" office:value-type="float" office:value="10.54" calcext:value-type="float">
            <text:p>1.05E+01</text:p>
          </table:table-cell>
          <table:table-cell table:style-name="ce2" office:value-type="float" office:value="0.0005205659" calcext:value-type="float">
            <text:p>5.21E-04</text:p>
          </table:table-cell>
          <table:table-cell table:style-name="ce2" office:value-type="float" office:value="-0.07318727" calcext:value-type="float">
            <text:p>-7.32E-02</text:p>
          </table:table-cell>
          <table:table-cell table:style-name="ce2"/>
          <table:table-cell table:style-name="ce2" office:value-type="float" office:value="4.46" calcext:value-type="float">
            <text:p>4.46E+00</text:p>
          </table:table-cell>
          <table:table-cell table:style-name="ce2" office:value-type="float" office:value="0.005369835" calcext:value-type="float">
            <text:p>5.37E-03</text:p>
          </table:table-cell>
          <table:table-cell table:style-name="ce2" office:value-type="float" office:value="-0.07536947" calcext:value-type="float">
            <text:p>-7.54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1651267" calcext:value-type="float">
            <text:p>1.65E-02</text:p>
          </table:table-cell>
          <table:table-cell table:style-name="ce2" office:value-type="float" office:value="-0.07874072" calcext:value-type="float">
            <text:p>-7.87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-0.001030884" calcext:value-type="float">
            <text:p>-1.03E-03</text:p>
          </table:table-cell>
          <table:table-cell table:style-name="ce2" office:value-type="float" office:value="-0.06596234" calcext:value-type="float">
            <text:p>-6.60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060269" calcext:value-type="float">
            <text:p>6.03E-03</text:p>
          </table:table-cell>
          <table:table-cell table:style-name="ce2" office:value-type="float" office:value="-0.0789617" calcext:value-type="float">
            <text:p>-7.90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-0.01362927" calcext:value-type="float">
            <text:p>-1.36E-02</text:p>
          </table:table-cell>
          <table:table-cell table:style-name="ce2" office:value-type="float" office:value="-0.057496" calcext:value-type="float">
            <text:p>-5.75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0591135" calcext:value-type="float">
            <text:p>5.91E-03</text:p>
          </table:table-cell>
          <table:table-cell table:style-name="ce2" office:value-type="float" office:value="-0.04575628" calcext:value-type="float">
            <text:p>-4.58E-02</text:p>
          </table:table-cell>
          <table:table-cell table:style-name="ce2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0.001682312" calcext:value-type="float">
            <text:p>1.68E-03</text:p>
          </table:table-cell>
          <table:table-cell table:style-name="ce2" office:value-type="float" office:value="-0.0571441" calcext:value-type="float">
            <text:p>-5.71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-0.002727175" calcext:value-type="float">
            <text:p>-2.73E-03</text:p>
          </table:table-cell>
          <table:table-cell table:style-name="ce2" office:value-type="float" office:value="-0.04550827" calcext:value-type="float">
            <text:p>-4.55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-0.002173597" calcext:value-type="float">
            <text:p>-2.17E-03</text:p>
          </table:table-cell>
          <table:table-cell table:style-name="ce2" office:value-type="float" office:value="-0.03763772" calcext:value-type="float">
            <text:p>-3.7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6358925" calcext:value-type="float">
            <text:p>6.36E-02</text:p>
          </table:table-cell>
          <table:table-cell table:style-name="ce2" office:value-type="float" office:value="-0.09381852" calcext:value-type="float">
            <text:p>-9.38E-02</text:p>
          </table:table-cell>
          <table:table-cell table:number-columns-repeated="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6495787" calcext:value-type="float">
            <text:p>6.50E-02</text:p>
          </table:table-cell>
          <table:table-cell table:style-name="ce2" office:value-type="float" office:value="-0.09746535" calcext:value-type="float">
            <text:p>-9.75E-02</text:p>
          </table:table-cell>
          <table:table-cell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0.06205544" calcext:value-type="float">
            <text:p>6.21E-02</text:p>
          </table:table-cell>
          <table:table-cell table:style-name="ce2" office:value-type="float" office:value="-0.07817511" calcext:value-type="float">
            <text:p>-7.82E-02</text:p>
          </table:table-cell>
          <table:table-cell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7296917" calcext:value-type="float">
            <text:p>7.30E-02</text:p>
          </table:table-cell>
          <table:table-cell table:style-name="ce2" office:value-type="float" office:value="-0.08732487" calcext:value-type="float">
            <text:p>-8.73E-02</text:p>
          </table:table-cell>
          <table:table-cell/>
          <table:table-cell table:style-name="ce2" office:value-type="float" office:value="1.98" calcext:value-type="float">
            <text:p>1.98E+00</text:p>
          </table:table-cell>
          <table:table-cell table:style-name="ce2" office:value-type="float" office:value="0.0764189" calcext:value-type="float">
            <text:p>7.64E-02</text:p>
          </table:table-cell>
          <table:table-cell table:style-name="ce2" office:value-type="float" office:value="-0.08412786" calcext:value-type="float">
            <text:p>-8.41E-02</text:p>
          </table:table-cell>
          <table:table-cell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0.07066175" calcext:value-type="float">
            <text:p>7.07E-02</text:p>
          </table:table-cell>
          <table:table-cell table:style-name="ce2" office:value-type="float" office:value="-0.08284481" calcext:value-type="float">
            <text:p>-8.28E-02</text:p>
          </table:table-cell>
          <table:table-cell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-0.0006092305" calcext:value-type="float">
            <text:p>-6.09E-04</text:p>
          </table:table-cell>
          <table:table-cell table:style-name="ce2" office:value-type="float" office:value="-0.09159212" calcext:value-type="float">
            <text:p>-9.16E-02</text:p>
          </table:table-cell>
          <table:table-cell table:style-name="ce2"/>
          <table:table-cell table:style-name="ce2" office:value-type="float" office:value="10.56" calcext:value-type="float">
            <text:p>1.06E+01</text:p>
          </table:table-cell>
          <table:table-cell table:style-name="ce2" office:value-type="float" office:value="-0.001655664" calcext:value-type="float">
            <text:p>-1.66E-03</text:p>
          </table:table-cell>
          <table:table-cell table:style-name="ce2" office:value-type="float" office:value="-0.07361564" calcext:value-type="float">
            <text:p>-7.36E-02</text:p>
          </table:table-cell>
          <table:table-cell table:style-name="ce2"/>
          <table:table-cell table:style-name="ce2" office:value-type="float" office:value="4.48" calcext:value-type="float">
            <text:p>4.48E+00</text:p>
          </table:table-cell>
          <table:table-cell table:style-name="ce2" office:value-type="float" office:value="0.003643816" calcext:value-type="float">
            <text:p>3.64E-03</text:p>
          </table:table-cell>
          <table:table-cell table:style-name="ce2" office:value-type="float" office:value="-0.0807393" calcext:value-type="float">
            <text:p>-8.07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-0.005900981" calcext:value-type="float">
            <text:p>-5.90E-03</text:p>
          </table:table-cell>
          <table:table-cell table:style-name="ce2" office:value-type="float" office:value="-0.07941992" calcext:value-type="float">
            <text:p>-7.94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-0.002084747" calcext:value-type="float">
            <text:p>-2.08E-03</text:p>
          </table:table-cell>
          <table:table-cell table:style-name="ce2" office:value-type="float" office:value="-0.06002238" calcext:value-type="float">
            <text:p>-6.00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02626852" calcext:value-type="float">
            <text:p>2.63E-03</text:p>
          </table:table-cell>
          <table:table-cell table:style-name="ce2" office:value-type="float" office:value="-0.07447364" calcext:value-type="float">
            <text:p>-7.45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3308225" calcext:value-type="float">
            <text:p>3.31E-03</text:p>
          </table:table-cell>
          <table:table-cell table:style-name="ce2" office:value-type="float" office:value="-0.05342436" calcext:value-type="float">
            <text:p>-5.34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02171542" calcext:value-type="float">
            <text:p>-2.17E-03</text:p>
          </table:table-cell>
          <table:table-cell table:style-name="ce2" office:value-type="float" office:value="-0.05168373" calcext:value-type="float">
            <text:p>-5.17E-02</text:p>
          </table:table-cell>
          <table:table-cell table:style-name="ce2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0.00106494" calcext:value-type="float">
            <text:p>1.06E-03</text:p>
          </table:table-cell>
          <table:table-cell table:style-name="ce2" office:value-type="float" office:value="-0.05425723" calcext:value-type="float">
            <text:p>-5.43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-0.003604583" calcext:value-type="float">
            <text:p>-3.60E-03</text:p>
          </table:table-cell>
          <table:table-cell table:style-name="ce2" office:value-type="float" office:value="-0.04784802" calcext:value-type="float">
            <text:p>-4.78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1064347" calcext:value-type="float">
            <text:p>1.06E-02</text:p>
          </table:table-cell>
          <table:table-cell table:style-name="ce2" office:value-type="float" office:value="-0.03500858" calcext:value-type="float">
            <text:p>-3.5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6319618" calcext:value-type="float">
            <text:p>6.32E-02</text:p>
          </table:table-cell>
          <table:table-cell table:style-name="ce2" office:value-type="float" office:value="-0.09394946" calcext:value-type="float">
            <text:p>-9.39E-02</text:p>
          </table:table-cell>
          <table:table-cell table:number-columns-repeated="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5969832" calcext:value-type="float">
            <text:p>5.97E-02</text:p>
          </table:table-cell>
          <table:table-cell table:style-name="ce2" office:value-type="float" office:value="-0.09936464" calcext:value-type="float">
            <text:p>-9.94E-02</text:p>
          </table:table-cell>
          <table:table-cell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0.07741672" calcext:value-type="float">
            <text:p>7.74E-02</text:p>
          </table:table-cell>
          <table:table-cell table:style-name="ce2" office:value-type="float" office:value="-0.07635258" calcext:value-type="float">
            <text:p>-7.64E-02</text:p>
          </table:table-cell>
          <table:table-cell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7582238" calcext:value-type="float">
            <text:p>7.58E-02</text:p>
          </table:table-cell>
          <table:table-cell table:style-name="ce2" office:value-type="float" office:value="-0.08304506" calcext:value-type="float">
            <text:p>-8.30E-02</text:p>
          </table:table-cell>
          <table:table-cell/>
          <table:table-cell table:style-name="ce2" office:value-type="float" office:value="2" calcext:value-type="float">
            <text:p>2.00E+00</text:p>
          </table:table-cell>
          <table:table-cell table:style-name="ce2" office:value-type="float" office:value="0.07613202" calcext:value-type="float">
            <text:p>7.61E-02</text:p>
          </table:table-cell>
          <table:table-cell table:style-name="ce2" office:value-type="float" office:value="-0.0802344" calcext:value-type="float">
            <text:p>-8.02E-02</text:p>
          </table:table-cell>
          <table:table-cell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0.06822513" calcext:value-type="float">
            <text:p>6.82E-02</text:p>
          </table:table-cell>
          <table:table-cell table:style-name="ce2" office:value-type="float" office:value="-0.0847941" calcext:value-type="float">
            <text:p>-8.48E-02</text:p>
          </table:table-cell>
          <table:table-cell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-0.000791107" calcext:value-type="float">
            <text:p>-7.91E-04</text:p>
          </table:table-cell>
          <table:table-cell table:style-name="ce2" office:value-type="float" office:value="-0.09311966" calcext:value-type="float">
            <text:p>-9.31E-02</text:p>
          </table:table-cell>
          <table:table-cell table:style-name="ce2"/>
          <table:table-cell table:style-name="ce2" office:value-type="float" office:value="10.58" calcext:value-type="float">
            <text:p>1.06E+01</text:p>
          </table:table-cell>
          <table:table-cell table:style-name="ce2" office:value-type="float" office:value="-0.0008296051" calcext:value-type="float">
            <text:p>-8.30E-04</text:p>
          </table:table-cell>
          <table:table-cell table:style-name="ce2" office:value-type="float" office:value="-0.07456199" calcext:value-type="float">
            <text:p>-7.46E-02</text:p>
          </table:table-cell>
          <table:table-cell table:style-name="ce2"/>
          <table:table-cell table:style-name="ce2" office:value-type="float" office:value="4.5" calcext:value-type="float">
            <text:p>4.50E+00</text:p>
          </table:table-cell>
          <table:table-cell table:style-name="ce2" office:value-type="float" office:value="0.004986275" calcext:value-type="float">
            <text:p>4.99E-03</text:p>
          </table:table-cell>
          <table:table-cell table:style-name="ce2" office:value-type="float" office:value="-0.0807393" calcext:value-type="float">
            <text:p>-8.07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-0.007123543" calcext:value-type="float">
            <text:p>-7.12E-03</text:p>
          </table:table-cell>
          <table:table-cell table:style-name="ce2" office:value-type="float" office:value="-0.07602391" calcext:value-type="float">
            <text:p>-7.60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-0.008407927" calcext:value-type="float">
            <text:p>-8.41E-03</text:p>
          </table:table-cell>
          <table:table-cell table:style-name="ce2" office:value-type="float" office:value="-0.06759104" calcext:value-type="float">
            <text:p>-6.76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06162902" calcext:value-type="float">
            <text:p>6.16E-03</text:p>
          </table:table-cell>
          <table:table-cell table:style-name="ce2" office:value-type="float" office:value="-0.07447364" calcext:value-type="float">
            <text:p>-7.45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2615389" calcext:value-type="float">
            <text:p>2.62E-03</text:p>
          </table:table-cell>
          <table:table-cell table:style-name="ce2" office:value-type="float" office:value="-0.05824043" calcext:value-type="float">
            <text:p>-5.82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-0.001228538" calcext:value-type="float">
            <text:p>-1.23E-03</text:p>
          </table:table-cell>
          <table:table-cell table:style-name="ce2" office:value-type="float" office:value="-0.05168373" calcext:value-type="float">
            <text:p>-5.17E-02</text:p>
          </table:table-cell>
          <table:table-cell table:style-name="ce2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-0.0006482957" calcext:value-type="float">
            <text:p>-6.48E-04</text:p>
          </table:table-cell>
          <table:table-cell table:style-name="ce2" office:value-type="float" office:value="-0.04908812" calcext:value-type="float">
            <text:p>-4.91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-0.002288471" calcext:value-type="float">
            <text:p>-2.29E-03</text:p>
          </table:table-cell>
          <table:table-cell table:style-name="ce2" office:value-type="float" office:value="-0.04916413" calcext:value-type="float">
            <text:p>-4.92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-0.003981132" calcext:value-type="float">
            <text:p>-3.98E-03</text:p>
          </table:table-cell>
          <table:table-cell table:style-name="ce2" office:value-type="float" office:value="-0.0366518" calcext:value-type="float">
            <text:p>-3.6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6385133" calcext:value-type="float">
            <text:p>6.39E-02</text:p>
          </table:table-cell>
          <table:table-cell table:style-name="ce2" office:value-type="float" office:value="-0.09355654" calcext:value-type="float">
            <text:p>-9.36E-02</text:p>
          </table:table-cell>
          <table:table-cell table:number-columns-repeated="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5867562" calcext:value-type="float">
            <text:p>5.87E-02</text:p>
          </table:table-cell>
          <table:table-cell table:style-name="ce2" office:value-type="float" office:value="-0.1006795" calcext:value-type="float">
            <text:p>-1.01E-01</text:p>
          </table:table-cell>
          <table:table-cell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7624509" calcext:value-type="float">
            <text:p>7.62E-02</text:p>
          </table:table-cell>
          <table:table-cell table:style-name="ce2" office:value-type="float" office:value="-0.07973727" calcext:value-type="float">
            <text:p>-7.97E-02</text:p>
          </table:table-cell>
          <table:table-cell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7413639" calcext:value-type="float">
            <text:p>7.41E-02</text:p>
          </table:table-cell>
          <table:table-cell table:style-name="ce2" office:value-type="float" office:value="-0.08174815" calcext:value-type="float">
            <text:p>-8.17E-02</text:p>
          </table:table-cell>
          <table:table-cell/>
          <table:table-cell table:style-name="ce2" office:value-type="float" office:value="2.02" calcext:value-type="float">
            <text:p>2.02E+00</text:p>
          </table:table-cell>
          <table:table-cell table:style-name="ce2" office:value-type="float" office:value="0.07641165" calcext:value-type="float">
            <text:p>7.64E-02</text:p>
          </table:table-cell>
          <table:table-cell table:style-name="ce2" office:value-type="float" office:value="-0.08308912" calcext:value-type="float">
            <text:p>-8.31E-02</text:p>
          </table:table-cell>
          <table:table-cell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0.07017442" calcext:value-type="float">
            <text:p>7.02E-02</text:p>
          </table:table-cell>
          <table:table-cell table:style-name="ce2" office:value-type="float" office:value="-0.08463166" calcext:value-type="float">
            <text:p>-8.46E-02</text:p>
          </table:table-cell>
          <table:table-cell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-0.001961588" calcext:value-type="float">
            <text:p>-1.96E-03</text:p>
          </table:table-cell>
          <table:table-cell table:style-name="ce2" office:value-type="float" office:value="-0.08873789" calcext:value-type="float">
            <text:p>-8.87E-02</text:p>
          </table:table-cell>
          <table:table-cell table:style-name="ce2"/>
          <table:table-cell table:style-name="ce2" office:value-type="float" office:value="10.6" calcext:value-type="float">
            <text:p>1.06E+01</text:p>
          </table:table-cell>
          <table:table-cell table:style-name="ce2" office:value-type="float" office:value="0.001072909" calcext:value-type="float">
            <text:p>1.07E-03</text:p>
          </table:table-cell>
          <table:table-cell table:style-name="ce2" office:value-type="float" office:value="-0.07399983" calcext:value-type="float">
            <text:p>-7.40E-02</text:p>
          </table:table-cell>
          <table:table-cell table:style-name="ce2"/>
          <table:table-cell table:style-name="ce2" office:value-type="float" office:value="4.52" calcext:value-type="float">
            <text:p>4.52E+00</text:p>
          </table:table-cell>
          <table:table-cell table:style-name="ce2" office:value-type="float" office:value="-0.000958899" calcext:value-type="float">
            <text:p>-9.59E-04</text:p>
          </table:table-cell>
          <table:table-cell table:style-name="ce2" office:value-type="float" office:value="-0.0826571" calcext:value-type="float">
            <text:p>-8.27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-0.008889467" calcext:value-type="float">
            <text:p>-8.89E-03</text:p>
          </table:table-cell>
          <table:table-cell table:style-name="ce2" office:value-type="float" office:value="-0.07262791" calcext:value-type="float">
            <text:p>-7.26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-0.006491812" calcext:value-type="float">
            <text:p>-6.49E-03</text:p>
          </table:table-cell>
          <table:table-cell table:style-name="ce2" office:value-type="float" office:value="-0.07171068" calcext:value-type="float">
            <text:p>-7.17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04530879" calcext:value-type="float">
            <text:p>4.53E-03</text:p>
          </table:table-cell>
          <table:table-cell table:style-name="ce2" office:value-type="float" office:value="-0.07433764" calcext:value-type="float">
            <text:p>-7.43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3835676" calcext:value-type="float">
            <text:p>3.84E-03</text:p>
          </table:table-cell>
          <table:table-cell table:style-name="ce2" office:value-type="float" office:value="-0.06112024" calcext:value-type="float">
            <text:p>-6.11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9144506" calcext:value-type="float">
            <text:p>9.14E-03</text:p>
          </table:table-cell>
          <table:table-cell table:style-name="ce2" office:value-type="float" office:value="-0.05195316" calcext:value-type="float">
            <text:p>-5.20E-02</text:p>
          </table:table-cell>
          <table:table-cell table:style-name="ce2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01992011" calcext:value-type="float">
            <text:p>1.99E-03</text:p>
          </table:table-cell>
          <table:table-cell table:style-name="ce2" office:value-type="float" office:value="-0.04738825" calcext:value-type="float">
            <text:p>-4.74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0005128267" calcext:value-type="float">
            <text:p>5.13E-05</text:p>
          </table:table-cell>
          <table:table-cell table:style-name="ce2" office:value-type="float" office:value="-0.04872543" calcext:value-type="float">
            <text:p>-4.87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366518" calcext:value-type="float">
            <text:p>-3.6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6109906" calcext:value-type="float">
            <text:p>6.11E-02</text:p>
          </table:table-cell>
          <table:table-cell table:style-name="ce2" office:value-type="float" office:value="-0.09853455" calcext:value-type="float">
            <text:p>-9.85E-02</text:p>
          </table:table-cell>
          <table:table-cell table:number-columns-repeated="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7226281" calcext:value-type="float">
            <text:p>7.23E-02</text:p>
          </table:table-cell>
          <table:table-cell table:style-name="ce2" office:value-type="float" office:value="-0.09658876" calcext:value-type="float">
            <text:p>-9.66E-02</text:p>
          </table:table-cell>
          <table:table-cell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0.06986626" calcext:value-type="float">
            <text:p>6.99E-02</text:p>
          </table:table-cell>
          <table:table-cell table:style-name="ce2" office:value-type="float" office:value="-0.08364268" calcext:value-type="float">
            <text:p>-8.36E-02</text:p>
          </table:table-cell>
          <table:table-cell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7737867" calcext:value-type="float">
            <text:p>7.74E-02</text:p>
          </table:table-cell>
          <table:table-cell table:style-name="ce2" office:value-type="float" office:value="-0.08109969" calcext:value-type="float">
            <text:p>-8.11E-02</text:p>
          </table:table-cell>
          <table:table-cell/>
          <table:table-cell table:style-name="ce2" office:value-type="float" office:value="2.04" calcext:value-type="float">
            <text:p>2.04E+00</text:p>
          </table:table-cell>
          <table:table-cell table:style-name="ce2" office:value-type="float" office:value="0.07489342" calcext:value-type="float">
            <text:p>7.49E-02</text:p>
          </table:table-cell>
          <table:table-cell table:style-name="ce2" office:value-type="float" office:value="-0.08881306" calcext:value-type="float">
            <text:p>-8.88E-02</text:p>
          </table:table-cell>
          <table:table-cell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0.07114907" calcext:value-type="float">
            <text:p>7.11E-02</text:p>
          </table:table-cell>
          <table:table-cell table:style-name="ce2" office:value-type="float" office:value="-0.08836779" calcext:value-type="float">
            <text:p>-8.84E-02</text:p>
          </table:table-cell>
          <table:table-cell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-0.01892297" calcext:value-type="float">
            <text:p>-1.89E-02</text:p>
          </table:table-cell>
          <table:table-cell table:style-name="ce2" office:value-type="float" office:value="-0.09227165" calcext:value-type="float">
            <text:p>-9.23E-02</text:p>
          </table:table-cell>
          <table:table-cell table:style-name="ce2"/>
          <table:table-cell table:style-name="ce2" office:value-type="float" office:value="10.62" calcext:value-type="float">
            <text:p>1.06E+01</text:p>
          </table:table-cell>
          <table:table-cell table:style-name="ce2" office:value-type="float" office:value="-0.002347934" calcext:value-type="float">
            <text:p>-2.35E-03</text:p>
          </table:table-cell>
          <table:table-cell table:style-name="ce2" office:value-type="float" office:value="-0.07239558" calcext:value-type="float">
            <text:p>-7.24E-02</text:p>
          </table:table-cell>
          <table:table-cell table:style-name="ce2"/>
          <table:table-cell table:style-name="ce2" office:value-type="float" office:value="4.54" calcext:value-type="float">
            <text:p>4.54E+00</text:p>
          </table:table-cell>
          <table:table-cell table:style-name="ce2" office:value-type="float" office:value="-0.003643816" calcext:value-type="float">
            <text:p>-3.64E-03</text:p>
          </table:table-cell>
          <table:table-cell table:style-name="ce2" office:value-type="float" office:value="-0.08284888" calcext:value-type="float">
            <text:p>-8.28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-0.00549346" calcext:value-type="float">
            <text:p>-5.49E-03</text:p>
          </table:table-cell>
          <table:table-cell table:style-name="ce2" office:value-type="float" office:value="-0.06583589" calcext:value-type="float">
            <text:p>-6.58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06970841" calcext:value-type="float">
            <text:p>-6.97E-03</text:p>
          </table:table-cell>
          <table:table-cell table:style-name="ce2" office:value-type="float" office:value="-0.07218971" calcext:value-type="float">
            <text:p>-7.22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8066928" calcext:value-type="float">
            <text:p>8.07E-03</text:p>
          </table:table-cell>
          <table:table-cell table:style-name="ce2" office:value-type="float" office:value="-0.07338562" calcext:value-type="float">
            <text:p>-7.34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2650097" calcext:value-type="float">
            <text:p>2.65E-03</text:p>
          </table:table-cell>
          <table:table-cell table:style-name="ce2" office:value-type="float" office:value="-0.06401451" calcext:value-type="float">
            <text:p>-6.40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0119633" calcext:value-type="float">
            <text:p>1.20E-03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0.002019381" calcext:value-type="float">
            <text:p>2.02E-03</text:p>
          </table:table-cell>
          <table:table-cell table:style-name="ce2" office:value-type="float" office:value="-0.05256627" calcext:value-type="float">
            <text:p>-5.26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-0.0006798904" calcext:value-type="float">
            <text:p>-6.80E-04</text:p>
          </table:table-cell>
          <table:table-cell table:style-name="ce2" office:value-type="float" office:value="-0.04887166" calcext:value-type="float">
            <text:p>-4.89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0784187" calcext:value-type="float">
            <text:p>7.84E-04</text:p>
          </table:table-cell>
          <table:table-cell table:style-name="ce2" office:value-type="float" office:value="-0.03615883" calcext:value-type="float">
            <text:p>-3.6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6136071" calcext:value-type="float">
            <text:p>6.14E-02</text:p>
          </table:table-cell>
          <table:table-cell table:style-name="ce2" office:value-type="float" office:value="-0.1004998" calcext:value-type="float">
            <text:p>-1.00E-01</text:p>
          </table:table-cell>
          <table:table-cell table:number-columns-repeated="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7153232" calcext:value-type="float">
            <text:p>7.15E-02</text:p>
          </table:table-cell>
          <table:table-cell table:style-name="ce2" office:value-type="float" office:value="-0.1009717" calcext:value-type="float">
            <text:p>-1.01E-01</text:p>
          </table:table-cell>
          <table:table-cell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0.0676532" calcext:value-type="float">
            <text:p>6.77E-02</text:p>
          </table:table-cell>
          <table:table-cell table:style-name="ce2" office:value-type="float" office:value="-0.09171385" calcext:value-type="float">
            <text:p>-9.17E-02</text:p>
          </table:table-cell>
          <table:table-cell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7413639" calcext:value-type="float">
            <text:p>7.41E-02</text:p>
          </table:table-cell>
          <table:table-cell table:style-name="ce2" office:value-type="float" office:value="-0.08122938" calcext:value-type="float">
            <text:p>-8.12E-02</text:p>
          </table:table-cell>
          <table:table-cell/>
          <table:table-cell table:style-name="ce2" office:value-type="float" office:value="2.06" calcext:value-type="float">
            <text:p>2.06E+00</text:p>
          </table:table-cell>
          <table:table-cell table:style-name="ce2" office:value-type="float" office:value="0.07544542" calcext:value-type="float">
            <text:p>7.54E-02</text:p>
          </table:table-cell>
          <table:table-cell table:style-name="ce2" office:value-type="float" office:value="-0.09348376" calcext:value-type="float">
            <text:p>-9.35E-02</text:p>
          </table:table-cell>
          <table:table-cell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0.07342324" calcext:value-type="float">
            <text:p>7.34E-02</text:p>
          </table:table-cell>
          <table:table-cell table:style-name="ce2" office:value-type="float" office:value="-0.09064196" calcext:value-type="float">
            <text:p>-9.06E-02</text:p>
          </table:table-cell>
          <table:table-cell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-0.01398775" calcext:value-type="float">
            <text:p>-1.40E-02</text:p>
          </table:table-cell>
          <table:table-cell table:style-name="ce2" office:value-type="float" office:value="-0.08785417" calcext:value-type="float">
            <text:p>-8.79E-02</text:p>
          </table:table-cell>
          <table:table-cell table:style-name="ce2"/>
          <table:table-cell table:style-name="ce2" office:value-type="float" office:value="10.64" calcext:value-type="float">
            <text:p>1.06E+01</text:p>
          </table:table-cell>
          <table:table-cell table:style-name="ce2" office:value-type="float" office:value="0.004332958" calcext:value-type="float">
            <text:p>4.33E-03</text:p>
          </table:table-cell>
          <table:table-cell table:style-name="ce2" office:value-type="float" office:value="-0.07288041" calcext:value-type="float">
            <text:p>-7.29E-02</text:p>
          </table:table-cell>
          <table:table-cell table:style-name="ce2"/>
          <table:table-cell table:style-name="ce2" office:value-type="float" office:value="4.56" calcext:value-type="float">
            <text:p>4.56E+00</text:p>
          </table:table-cell>
          <table:table-cell table:style-name="ce2" office:value-type="float" office:value="0.000958899" calcext:value-type="float">
            <text:p>9.59E-04</text:p>
          </table:table-cell>
          <table:table-cell table:style-name="ce2" office:value-type="float" office:value="-0.08380778" calcext:value-type="float">
            <text:p>-8.38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06596327" calcext:value-type="float">
            <text:p>6.60E-03</text:p>
          </table:table-cell>
          <table:table-cell table:style-name="ce2" office:value-type="float" office:value="-0.06624341" calcext:value-type="float">
            <text:p>-6.62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-0.008312122" calcext:value-type="float">
            <text:p>-8.31E-03</text:p>
          </table:table-cell>
          <table:table-cell table:style-name="ce2" office:value-type="float" office:value="-0.07151907" calcext:value-type="float">
            <text:p>-7.15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08746938" calcext:value-type="float">
            <text:p>8.75E-03</text:p>
          </table:table-cell>
          <table:table-cell table:style-name="ce2" office:value-type="float" office:value="-0.07216161" calcext:value-type="float">
            <text:p>-7.22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03502996" calcext:value-type="float">
            <text:p>3.50E-03</text:p>
          </table:table-cell>
          <table:table-cell table:style-name="ce2" office:value-type="float" office:value="-0.06581385" calcext:value-type="float">
            <text:p>-6.58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1156937" calcext:value-type="float">
            <text:p>1.16E-02</text:p>
          </table:table-cell>
          <table:table-cell table:style-name="ce2" office:value-type="float" office:value="-0.05585989" calcext:value-type="float">
            <text:p>-5.59E-02</text:p>
          </table:table-cell>
          <table:table-cell table:style-name="ce2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04792201" calcext:value-type="float">
            <text:p>4.79E-03</text:p>
          </table:table-cell>
          <table:table-cell table:style-name="ce2" office:value-type="float" office:value="-0.05315372" calcext:value-type="float">
            <text:p>-5.32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02975975" calcext:value-type="float">
            <text:p>2.98E-03</text:p>
          </table:table-cell>
          <table:table-cell table:style-name="ce2" office:value-type="float" office:value="-0.04931037" calcext:value-type="float">
            <text:p>-4.93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-0.002995204" calcext:value-type="float">
            <text:p>-3.00E-03</text:p>
          </table:table-cell>
          <table:table-cell table:style-name="ce2" office:value-type="float" office:value="-0.03451562" calcext:value-type="float">
            <text:p>-3.45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6280126" calcext:value-type="float">
            <text:p>6.28E-02</text:p>
          </table:table-cell>
          <table:table-cell table:style-name="ce2" office:value-type="float" office:value="-0.1036444" calcext:value-type="float">
            <text:p>-1.04E-01</text:p>
          </table:table-cell>
          <table:table-cell table:number-columns-repeated="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738699" calcext:value-type="float">
            <text:p>7.39E-02</text:p>
          </table:table-cell>
          <table:table-cell table:style-name="ce2" office:value-type="float" office:value="-0.09951074" calcext:value-type="float">
            <text:p>-9.95E-02</text:p>
          </table:table-cell>
          <table:table-cell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0.0683041" calcext:value-type="float">
            <text:p>6.83E-02</text:p>
          </table:table-cell>
          <table:table-cell table:style-name="ce2" office:value-type="float" office:value="-0.1009567" calcext:value-type="float">
            <text:p>-1.01E-01</text:p>
          </table:table-cell>
          <table:table-cell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8321478" calcext:value-type="float">
            <text:p>8.32E-02</text:p>
          </table:table-cell>
          <table:table-cell table:style-name="ce2" office:value-type="float" office:value="-0.08304506" calcext:value-type="float">
            <text:p>-8.30E-02</text:p>
          </table:table-cell>
          <table:table-cell/>
          <table:table-cell table:style-name="ce2" office:value-type="float" office:value="2.08" calcext:value-type="float">
            <text:p>2.08E+00</text:p>
          </table:table-cell>
          <table:table-cell table:style-name="ce2" office:value-type="float" office:value="0.07361494" calcext:value-type="float">
            <text:p>7.36E-02</text:p>
          </table:table-cell>
          <table:table-cell table:style-name="ce2" office:value-type="float" office:value="-0.09167866" calcext:value-type="float">
            <text:p>-9.17E-02</text:p>
          </table:table-cell>
          <table:table-cell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0.06822513" calcext:value-type="float">
            <text:p>6.82E-02</text:p>
          </table:table-cell>
          <table:table-cell table:style-name="ce2" office:value-type="float" office:value="-0.09242881" calcext:value-type="float">
            <text:p>-9.24E-02</text:p>
          </table:table-cell>
          <table:table-cell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-0.006742821" calcext:value-type="float">
            <text:p>-6.74E-03</text:p>
          </table:table-cell>
          <table:table-cell table:style-name="ce2" office:value-type="float" office:value="-0.08685775" calcext:value-type="float">
            <text:p>-8.69E-02</text:p>
          </table:table-cell>
          <table:table-cell table:style-name="ce2"/>
          <table:table-cell table:style-name="ce2" office:value-type="float" office:value="10.66" calcext:value-type="float">
            <text:p>1.07E+01</text:p>
          </table:table-cell>
          <table:table-cell table:style-name="ce2" office:value-type="float" office:value="0.004649634" calcext:value-type="float">
            <text:p>4.65E-03</text:p>
          </table:table-cell>
          <table:table-cell table:style-name="ce2" office:value-type="float" office:value="-0.07778276" calcext:value-type="float">
            <text:p>-7.78E-02</text:p>
          </table:table-cell>
          <table:table-cell table:style-name="ce2"/>
          <table:table-cell table:style-name="ce2" office:value-type="float" office:value="4.58" calcext:value-type="float">
            <text:p>4.58E+00</text:p>
          </table:table-cell>
          <table:table-cell table:style-name="ce2" office:value-type="float" office:value="-0.003835596" calcext:value-type="float">
            <text:p>-3.84E-03</text:p>
          </table:table-cell>
          <table:table-cell table:style-name="ce2" office:value-type="float" office:value="-0.08399956" calcext:value-type="float">
            <text:p>-8.40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09177292" calcext:value-type="float">
            <text:p>9.18E-03</text:p>
          </table:table-cell>
          <table:table-cell table:style-name="ce2" office:value-type="float" office:value="-0.06896022" calcext:value-type="float">
            <text:p>-6.90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06058742" calcext:value-type="float">
            <text:p>6.06E-03</text:p>
          </table:table-cell>
          <table:table-cell table:style-name="ce2" office:value-type="float" office:value="-0.05810627" calcext:value-type="float">
            <text:p>-5.81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0820293" calcext:value-type="float">
            <text:p>8.20E-03</text:p>
          </table:table-cell>
          <table:table-cell table:style-name="ce2" office:value-type="float" office:value="-0.06916957" calcext:value-type="float">
            <text:p>-6.92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009638208" calcext:value-type="float">
            <text:p>9.64E-04</text:p>
          </table:table-cell>
          <table:table-cell table:style-name="ce2" office:value-type="float" office:value="-0.06366376" calcext:value-type="float">
            <text:p>-6.37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0537249" calcext:value-type="float">
            <text:p>5.37E-03</text:p>
          </table:table-cell>
          <table:table-cell table:style-name="ce2" office:value-type="float" office:value="-0.05707233" calcext:value-type="float">
            <text:p>-5.71E-02</text:p>
          </table:table-cell>
          <table:table-cell table:style-name="ce2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0.003953723" calcext:value-type="float">
            <text:p>3.95E-03</text:p>
          </table:table-cell>
          <table:table-cell table:style-name="ce2" office:value-type="float" office:value="-0.05400111" calcext:value-type="float">
            <text:p>-5.40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-0.003750817" calcext:value-type="float">
            <text:p>-3.75E-03</text:p>
          </table:table-cell>
          <table:table-cell table:style-name="ce2" office:value-type="float" office:value="-0.04419216" calcext:value-type="float">
            <text:p>-4.42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-0.00250224" calcext:value-type="float">
            <text:p>-2.50E-03</text:p>
          </table:table-cell>
          <table:table-cell table:style-name="ce2" office:value-type="float" office:value="-0.02827141" calcext:value-type="float">
            <text:p>-2.8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6293253" calcext:value-type="float">
            <text:p>6.29E-02</text:p>
          </table:table-cell>
          <table:table-cell table:style-name="ce2" office:value-type="float" office:value="-0.1023343" calcext:value-type="float">
            <text:p>-1.02E-01</text:p>
          </table:table-cell>
          <table:table-cell table:number-columns-repeated="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7065573" calcext:value-type="float">
            <text:p>7.07E-02</text:p>
          </table:table-cell>
          <table:table-cell table:style-name="ce2" office:value-type="float" office:value="-0.09980293" calcext:value-type="float">
            <text:p>-9.98E-02</text:p>
          </table:table-cell>
          <table:table-cell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0.07064734" calcext:value-type="float">
            <text:p>7.06E-02</text:p>
          </table:table-cell>
          <table:table-cell table:style-name="ce2" office:value-type="float" office:value="-0.1118918" calcext:value-type="float">
            <text:p>-1.12E-01</text:p>
          </table:table-cell>
          <table:table-cell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8386324" calcext:value-type="float">
            <text:p>8.39E-02</text:p>
          </table:table-cell>
          <table:table-cell table:style-name="ce2" office:value-type="float" office:value="-0.0883624" calcext:value-type="float">
            <text:p>-8.84E-02</text:p>
          </table:table-cell>
          <table:table-cell/>
          <table:table-cell table:style-name="ce2" office:value-type="float" office:value="2.1" calcext:value-type="float">
            <text:p>2.10E+00</text:p>
          </table:table-cell>
          <table:table-cell table:style-name="ce2" office:value-type="float" office:value="0.06866643" calcext:value-type="float">
            <text:p>6.87E-02</text:p>
          </table:table-cell>
          <table:table-cell table:style-name="ce2" office:value-type="float" office:value="-0.08963562" calcext:value-type="float">
            <text:p>-8.96E-02</text:p>
          </table:table-cell>
          <table:table-cell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0.07114907" calcext:value-type="float">
            <text:p>7.11E-02</text:p>
          </table:table-cell>
          <table:table-cell table:style-name="ce2" office:value-type="float" office:value="-0.09047952" calcext:value-type="float">
            <text:p>-9.05E-02</text:p>
          </table:table-cell>
          <table:table-cell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-0.002940151" calcext:value-type="float">
            <text:p>-2.94E-03</text:p>
          </table:table-cell>
          <table:table-cell table:style-name="ce2" office:value-type="float" office:value="-0.0845458" calcext:value-type="float">
            <text:p>-8.45E-02</text:p>
          </table:table-cell>
          <table:table-cell table:style-name="ce2"/>
          <table:table-cell table:style-name="ce2" office:value-type="float" office:value="10.68" calcext:value-type="float">
            <text:p>1.07E+01</text:p>
          </table:table-cell>
          <table:table-cell table:style-name="ce2" office:value-type="float" office:value="0.00604031" calcext:value-type="float">
            <text:p>6.04E-03</text:p>
          </table:table-cell>
          <table:table-cell table:style-name="ce2" office:value-type="float" office:value="-0.08090411" calcext:value-type="float">
            <text:p>-8.09E-02</text:p>
          </table:table-cell>
          <table:table-cell table:style-name="ce2"/>
          <table:table-cell table:style-name="ce2" office:value-type="float" office:value="4.6" calcext:value-type="float">
            <text:p>4.60E+00</text:p>
          </table:table-cell>
          <table:table-cell table:style-name="ce2" office:value-type="float" office:value="-0.001150679" calcext:value-type="float">
            <text:p>-1.15E-03</text:p>
          </table:table-cell>
          <table:table-cell table:style-name="ce2" office:value-type="float" office:value="-0.08342422" calcext:value-type="float">
            <text:p>-8.34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1012817" calcext:value-type="float">
            <text:p>1.01E-02</text:p>
          </table:table-cell>
          <table:table-cell table:style-name="ce2" office:value-type="float" office:value="-0.06841686" calcext:value-type="float">
            <text:p>-6.84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06154548" calcext:value-type="float">
            <text:p>6.15E-03</text:p>
          </table:table-cell>
          <table:table-cell table:style-name="ce2" office:value-type="float" office:value="-0.05973497" calcext:value-type="float">
            <text:p>-5.97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03986871" calcext:value-type="float">
            <text:p>3.99E-03</text:p>
          </table:table-cell>
          <table:table-cell table:style-name="ce2" office:value-type="float" office:value="-0.06277748" calcext:value-type="float">
            <text:p>-6.28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02757375" calcext:value-type="float">
            <text:p>2.76E-03</text:p>
          </table:table-cell>
          <table:table-cell table:style-name="ce2" office:value-type="float" office:value="-0.06184851" calcext:value-type="float">
            <text:p>-6.18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8066787" calcext:value-type="float">
            <text:p>8.07E-03</text:p>
          </table:table-cell>
          <table:table-cell table:style-name="ce2" office:value-type="float" office:value="-0.05828476" calcext:value-type="float">
            <text:p>-5.83E-02</text:p>
          </table:table-cell>
          <table:table-cell table:style-name="ce2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0.004302887" calcext:value-type="float">
            <text:p>4.30E-03</text:p>
          </table:table-cell>
          <table:table-cell table:style-name="ce2" office:value-type="float" office:value="-0.05171124" calcext:value-type="float">
            <text:p>-5.17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5608198" calcext:value-type="float">
            <text:p>5.61E-03</text:p>
          </table:table-cell>
          <table:table-cell table:style-name="ce2" office:value-type="float" office:value="-0.04287604" calcext:value-type="float">
            <text:p>-4.29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3796637" calcext:value-type="float">
            <text:p>-3.80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6437373" calcext:value-type="float">
            <text:p>6.44E-02</text:p>
          </table:table-cell>
          <table:table-cell table:style-name="ce2" office:value-type="float" office:value="-0.1020726" calcext:value-type="float">
            <text:p>-1.02E-01</text:p>
          </table:table-cell>
          <table:table-cell table:number-columns-repeated="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732855" calcext:value-type="float">
            <text:p>7.33E-02</text:p>
          </table:table-cell>
          <table:table-cell table:style-name="ce2" office:value-type="float" office:value="-0.09878024" calcext:value-type="float">
            <text:p>-9.88E-02</text:p>
          </table:table-cell>
          <table:table-cell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0.06947572" calcext:value-type="float">
            <text:p>6.95E-02</text:p>
          </table:table-cell>
          <table:table-cell table:style-name="ce2" office:value-type="float" office:value="-0.1151463" calcext:value-type="float">
            <text:p>-1.15E-01</text:p>
          </table:table-cell>
          <table:table-cell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8490077" calcext:value-type="float">
            <text:p>8.49E-02</text:p>
          </table:table-cell>
          <table:table-cell table:style-name="ce2" office:value-type="float" office:value="-0.08901086" calcext:value-type="float">
            <text:p>-8.90E-02</text:p>
          </table:table-cell>
          <table:table-cell/>
          <table:table-cell table:style-name="ce2" office:value-type="float" office:value="2.12" calcext:value-type="float">
            <text:p>2.12E+00</text:p>
          </table:table-cell>
          <table:table-cell table:style-name="ce2" office:value-type="float" office:value="0.06787106" calcext:value-type="float">
            <text:p>6.79E-02</text:p>
          </table:table-cell>
          <table:table-cell table:style-name="ce2" office:value-type="float" office:value="-0.0873039" calcext:value-type="float">
            <text:p>-8.73E-02</text:p>
          </table:table-cell>
          <table:table-cell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0.07618473" calcext:value-type="float">
            <text:p>7.62E-02</text:p>
          </table:table-cell>
          <table:table-cell table:style-name="ce2" office:value-type="float" office:value="-0.08982976" calcext:value-type="float">
            <text:p>-8.98E-02</text:p>
          </table:table-cell>
          <table:table-cell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-0.002936804" calcext:value-type="float">
            <text:p>-2.94E-03</text:p>
          </table:table-cell>
          <table:table-cell table:style-name="ce2" office:value-type="float" office:value="-0.08511821" calcext:value-type="float">
            <text:p>-8.51E-02</text:p>
          </table:table-cell>
          <table:table-cell table:style-name="ce2"/>
          <table:table-cell table:style-name="ce2" office:value-type="float" office:value="10.7" calcext:value-type="float">
            <text:p>1.07E+01</text:p>
          </table:table-cell>
          <table:table-cell table:style-name="ce2" office:value-type="float" office:value="0.007267739" calcext:value-type="float">
            <text:p>7.27E-03</text:p>
          </table:table-cell>
          <table:table-cell table:style-name="ce2" office:value-type="float" office:value="-0.08102931" calcext:value-type="float">
            <text:p>-8.10E-02</text:p>
          </table:table-cell>
          <table:table-cell table:style-name="ce2"/>
          <table:table-cell table:style-name="ce2" office:value-type="float" office:value="4.62" calcext:value-type="float">
            <text:p>4.62E+00</text:p>
          </table:table-cell>
          <table:table-cell table:style-name="ce2" office:value-type="float" office:value="-0.006136954" calcext:value-type="float">
            <text:p>-6.14E-03</text:p>
          </table:table-cell>
          <table:table-cell table:style-name="ce2" office:value-type="float" office:value="-0.08380778" calcext:value-type="float">
            <text:p>-8.38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1067154" calcext:value-type="float">
            <text:p>1.07E-02</text:p>
          </table:table-cell>
          <table:table-cell table:style-name="ce2" office:value-type="float" office:value="-0.06705845" calcext:value-type="float">
            <text:p>-6.71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06154548" calcext:value-type="float">
            <text:p>6.15E-03</text:p>
          </table:table-cell>
          <table:table-cell table:style-name="ce2" office:value-type="float" office:value="-0.05973497" calcext:value-type="float">
            <text:p>-5.97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8474934" calcext:value-type="float">
            <text:p>8.47E-03</text:p>
          </table:table-cell>
          <table:table-cell table:style-name="ce2" office:value-type="float" office:value="-0.06508951" calcext:value-type="float">
            <text:p>-6.51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-0.002795642" calcext:value-type="float">
            <text:p>-2.80E-03</text:p>
          </table:table-cell>
          <table:table-cell table:style-name="ce2" office:value-type="float" office:value="-0.05863385" calcext:value-type="float">
            <text:p>-5.86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3755912" calcext:value-type="float">
            <text:p>3.76E-03</text:p>
          </table:table-cell>
          <table:table-cell table:style-name="ce2" office:value-type="float" office:value="-0.06003606" calcext:value-type="float">
            <text:p>-6.00E-02</text:p>
          </table:table-cell>
          <table:table-cell table:style-name="ce2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-0.0001456147" calcext:value-type="float">
            <text:p>-1.46E-04</text:p>
          </table:table-cell>
          <table:table-cell table:style-name="ce2" office:value-type="float" office:value="-0.0530594" calcext:value-type="float">
            <text:p>-5.31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-0.005505632" calcext:value-type="float">
            <text:p>-5.51E-03</text:p>
          </table:table-cell>
          <table:table-cell table:style-name="ce2" office:value-type="float" office:value="-0.04448463" calcext:value-type="float">
            <text:p>-4.45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02098758" calcext:value-type="float">
            <text:p>2.10E-03</text:p>
          </table:table-cell>
          <table:table-cell table:style-name="ce2" office:value-type="float" office:value="-0.04568947" calcext:value-type="float">
            <text:p>-4.5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6463596" calcext:value-type="float">
            <text:p>6.46E-02</text:p>
          </table:table-cell>
          <table:table-cell table:style-name="ce2" office:value-type="float" office:value="-0.1010245" calcext:value-type="float">
            <text:p>-1.01E-01</text:p>
          </table:table-cell>
          <table:table-cell table:number-columns-repeated="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7635358" calcext:value-type="float">
            <text:p>7.64E-02</text:p>
          </table:table-cell>
          <table:table-cell table:style-name="ce2" office:value-type="float" office:value="-0.09746535" calcext:value-type="float">
            <text:p>-9.75E-02</text:p>
          </table:table-cell>
          <table:table-cell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0.07364149" calcext:value-type="float">
            <text:p>7.36E-02</text:p>
          </table:table-cell>
          <table:table-cell table:style-name="ce2" office:value-type="float" office:value="-0.1155368" calcext:value-type="float">
            <text:p>-1.16E-01</text:p>
          </table:table-cell>
          <table:table-cell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6842998" calcext:value-type="float">
            <text:p>6.84E-02</text:p>
          </table:table-cell>
          <table:table-cell table:style-name="ce2" office:value-type="float" office:value="-0.08745456" calcext:value-type="float">
            <text:p>-8.75E-02</text:p>
          </table:table-cell>
          <table:table-cell/>
          <table:table-cell table:style-name="ce2" office:value-type="float" office:value="2.14" calcext:value-type="float">
            <text:p>2.14E+00</text:p>
          </table:table-cell>
          <table:table-cell table:style-name="ce2" office:value-type="float" office:value="0.06631114" calcext:value-type="float">
            <text:p>6.63E-02</text:p>
          </table:table-cell>
          <table:table-cell table:style-name="ce2" office:value-type="float" office:value="-0.08705509" calcext:value-type="float">
            <text:p>-8.71E-02</text:p>
          </table:table-cell>
          <table:table-cell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0.0732608" calcext:value-type="float">
            <text:p>7.33E-02</text:p>
          </table:table-cell>
          <table:table-cell table:style-name="ce2" office:value-type="float" office:value="-0.09177905" calcext:value-type="float">
            <text:p>-9.18E-02</text:p>
          </table:table-cell>
          <table:table-cell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-0.003508097" calcext:value-type="float">
            <text:p>-3.51E-03</text:p>
          </table:table-cell>
          <table:table-cell table:style-name="ce2" office:value-type="float" office:value="-0.08531236" calcext:value-type="float">
            <text:p>-8.53E-02</text:p>
          </table:table-cell>
          <table:table-cell table:style-name="ce2"/>
          <table:table-cell table:style-name="ce2" office:value-type="float" office:value="10.72" calcext:value-type="float">
            <text:p>1.07E+01</text:p>
          </table:table-cell>
          <table:table-cell table:style-name="ce2" office:value-type="float" office:value="0.007793078" calcext:value-type="float">
            <text:p>7.79E-03</text:p>
          </table:table-cell>
          <table:table-cell table:style-name="ce2" office:value-type="float" office:value="-0.07884448" calcext:value-type="float">
            <text:p>-7.88E-02</text:p>
          </table:table-cell>
          <table:table-cell table:style-name="ce2"/>
          <table:table-cell table:style-name="ce2" office:value-type="float" office:value="4.64" calcext:value-type="float">
            <text:p>4.64E+00</text:p>
          </table:table-cell>
          <table:table-cell table:style-name="ce2" office:value-type="float" office:value="-0.002109578" calcext:value-type="float">
            <text:p>-2.11E-03</text:p>
          </table:table-cell>
          <table:table-cell table:style-name="ce2" office:value-type="float" office:value="-0.0797804" calcext:value-type="float">
            <text:p>-7.98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-0.0004673688" calcext:value-type="float">
            <text:p>-4.67E-04</text:p>
          </table:table-cell>
          <table:table-cell table:style-name="ce2" office:value-type="float" office:value="-0.06515669" calcext:value-type="float">
            <text:p>-6.52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04430044" calcext:value-type="float">
            <text:p>4.43E-03</text:p>
          </table:table-cell>
          <table:table-cell table:style-name="ce2" office:value-type="float" office:value="-0.05906432" calcext:value-type="float">
            <text:p>-5.91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1078697" calcext:value-type="float">
            <text:p>1.08E-02</text:p>
          </table:table-cell>
          <table:table-cell table:style-name="ce2" office:value-type="float" office:value="-0.06658553" calcext:value-type="float">
            <text:p>-6.66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0238131" calcext:value-type="float">
            <text:p>2.38E-03</text:p>
          </table:table-cell>
          <table:table-cell table:style-name="ce2" office:value-type="float" office:value="-0.05932452" calcext:value-type="float">
            <text:p>-5.93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3486482" calcext:value-type="float">
            <text:p>3.49E-03</text:p>
          </table:table-cell>
          <table:table-cell table:style-name="ce2" office:value-type="float" office:value="-0.06340393" calcext:value-type="float">
            <text:p>-6.34E-02</text:p>
          </table:table-cell>
          <table:table-cell table:style-name="ce2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03826303" calcext:value-type="float">
            <text:p>3.83E-03</text:p>
          </table:table-cell>
          <table:table-cell table:style-name="ce2" office:value-type="float" office:value="-0.05267714" calcext:value-type="float">
            <text:p>-5.27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06778075" calcext:value-type="float">
            <text:p>6.78E-03</text:p>
          </table:table-cell>
          <table:table-cell table:style-name="ce2" office:value-type="float" office:value="-0.0456545" calcext:value-type="float">
            <text:p>-4.57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443749" calcext:value-type="float">
            <text:p>-4.4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6555296" calcext:value-type="float">
            <text:p>6.56E-02</text:p>
          </table:table-cell>
          <table:table-cell table:style-name="ce2" office:value-type="float" office:value="-0.1015487" calcext:value-type="float">
            <text:p>-1.02E-01</text:p>
          </table:table-cell>
          <table:table-cell table:number-columns-repeated="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8175923" calcext:value-type="float">
            <text:p>8.18E-02</text:p>
          </table:table-cell>
          <table:table-cell table:style-name="ce2" office:value-type="float" office:value="-0.09103701" calcext:value-type="float">
            <text:p>-9.10E-02</text:p>
          </table:table-cell>
          <table:table-cell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0.07338113" calcext:value-type="float">
            <text:p>7.34E-02</text:p>
          </table:table-cell>
          <table:table-cell table:style-name="ce2" office:value-type="float" office:value="-0.1167085" calcext:value-type="float">
            <text:p>-1.17E-01</text:p>
          </table:table-cell>
          <table:table-cell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8788367" calcext:value-type="float">
            <text:p>8.79E-02</text:p>
          </table:table-cell>
          <table:table-cell table:style-name="ce2" office:value-type="float" office:value="-0.08952962" calcext:value-type="float">
            <text:p>-8.95E-02</text:p>
          </table:table-cell>
          <table:table-cell/>
          <table:table-cell table:style-name="ce2" office:value-type="float" office:value="2.16" calcext:value-type="float">
            <text:p>2.16E+00</text:p>
          </table:table-cell>
          <table:table-cell table:style-name="ce2" office:value-type="float" office:value="0.07824394" calcext:value-type="float">
            <text:p>7.82E-02</text:p>
          </table:table-cell>
          <table:table-cell table:style-name="ce2" office:value-type="float" office:value="-0.08515391" calcext:value-type="float">
            <text:p>-8.52E-02</text:p>
          </table:table-cell>
          <table:table-cell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0.07196127" calcext:value-type="float">
            <text:p>7.20E-02</text:p>
          </table:table-cell>
          <table:table-cell table:style-name="ce2" office:value-type="float" office:value="-0.09080441" calcext:value-type="float">
            <text:p>-9.08E-02</text:p>
          </table:table-cell>
          <table:table-cell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3508097" calcext:value-type="float">
            <text:p>-3.51E-03</text:p>
          </table:table-cell>
          <table:table-cell table:style-name="ce2" office:value-type="float" office:value="-0.08531236" calcext:value-type="float">
            <text:p>-8.53E-02</text:p>
          </table:table-cell>
          <table:table-cell table:style-name="ce2"/>
          <table:table-cell table:style-name="ce2" office:value-type="float" office:value="10.74" calcext:value-type="float">
            <text:p>1.07E+01</text:p>
          </table:table-cell>
          <table:table-cell table:style-name="ce2" office:value-type="float" office:value="0.001247203" calcext:value-type="float">
            <text:p>1.25E-03</text:p>
          </table:table-cell>
          <table:table-cell table:style-name="ce2" office:value-type="float" office:value="-0.07822218" calcext:value-type="float">
            <text:p>-7.82E-02</text:p>
          </table:table-cell>
          <table:table-cell table:style-name="ce2"/>
          <table:table-cell table:style-name="ce2" office:value-type="float" office:value="4.66" calcext:value-type="float">
            <text:p>4.66E+00</text:p>
          </table:table-cell>
          <table:table-cell table:style-name="ce2" office:value-type="float" office:value="-0.01016433" calcext:value-type="float">
            <text:p>-1.02E-02</text:p>
          </table:table-cell>
          <table:table-cell table:style-name="ce2" office:value-type="float" office:value="-0.0778626" calcext:value-type="float">
            <text:p>-7.79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004835133" calcext:value-type="float">
            <text:p>4.84E-04</text:p>
          </table:table-cell>
          <table:table-cell table:style-name="ce2" office:value-type="float" office:value="-0.06651509" calcext:value-type="float">
            <text:p>-6.65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1075322" calcext:value-type="float">
            <text:p>1.08E-02</text:p>
          </table:table-cell>
          <table:table-cell table:style-name="ce2" office:value-type="float" office:value="-0.05666918" calcext:value-type="float">
            <text:p>-5.67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06570907" calcext:value-type="float">
            <text:p>6.57E-03</text:p>
          </table:table-cell>
          <table:table-cell table:style-name="ce2" office:value-type="float" office:value="-0.06495351" calcext:value-type="float">
            <text:p>-6.50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-0.003756543" calcext:value-type="float">
            <text:p>-3.76E-03</text:p>
          </table:table-cell>
          <table:table-cell table:style-name="ce2" office:value-type="float" office:value="-0.05888022" calcext:value-type="float">
            <text:p>-5.89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7527928" calcext:value-type="float">
            <text:p>7.53E-03</text:p>
          </table:table-cell>
          <table:table-cell table:style-name="ce2" office:value-type="float" office:value="-0.06070963" calcext:value-type="float">
            <text:p>-6.07E-02</text:p>
          </table:table-cell>
          <table:table-cell table:style-name="ce2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-0.0001621641" calcext:value-type="float">
            <text:p>-1.62E-04</text:p>
          </table:table-cell>
          <table:table-cell table:style-name="ce2" office:value-type="float" office:value="-0.04992851" calcext:value-type="float">
            <text:p>-4.99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-0.01150125" calcext:value-type="float">
            <text:p>-1.15E-02</text:p>
          </table:table-cell>
          <table:table-cell table:style-name="ce2" office:value-type="float" office:value="-0.04550827" calcext:value-type="float">
            <text:p>-4.55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-0.001680633" calcext:value-type="float">
            <text:p>-1.68E-03</text:p>
          </table:table-cell>
          <table:table-cell table:style-name="ce2" office:value-type="float" office:value="-0.04338897" calcext:value-type="float">
            <text:p>-4.3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7131772" calcext:value-type="float">
            <text:p>7.13E-02</text:p>
          </table:table-cell>
          <table:table-cell table:style-name="ce2" office:value-type="float" office:value="-0.1008948" calcext:value-type="float">
            <text:p>-1.01E-01</text:p>
          </table:table-cell>
          <table:table-cell table:number-columns-repeated="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7825286" calcext:value-type="float">
            <text:p>7.83E-02</text:p>
          </table:table-cell>
          <table:table-cell table:style-name="ce2" office:value-type="float" office:value="-0.09527387" calcext:value-type="float">
            <text:p>-9.53E-02</text:p>
          </table:table-cell>
          <table:table-cell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0.07312077" calcext:value-type="float">
            <text:p>7.31E-02</text:p>
          </table:table-cell>
          <table:table-cell table:style-name="ce2" office:value-type="float" office:value="-0.1178801" calcext:value-type="float">
            <text:p>-1.18E-01</text:p>
          </table:table-cell>
          <table:table-cell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8943996" calcext:value-type="float">
            <text:p>8.94E-02</text:p>
          </table:table-cell>
          <table:table-cell table:style-name="ce2" office:value-type="float" office:value="-0.08745456" calcext:value-type="float">
            <text:p>-8.75E-02</text:p>
          </table:table-cell>
          <table:table-cell/>
          <table:table-cell table:style-name="ce2" office:value-type="float" office:value="2.18" calcext:value-type="float">
            <text:p>2.18E+00</text:p>
          </table:table-cell>
          <table:table-cell table:style-name="ce2" office:value-type="float" office:value="0.0865466" calcext:value-type="float">
            <text:p>8.65E-02</text:p>
          </table:table-cell>
          <table:table-cell table:style-name="ce2" office:value-type="float" office:value="-0.08405716" calcext:value-type="float">
            <text:p>-8.41E-02</text:p>
          </table:table-cell>
          <table:table-cell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0.06351435" calcext:value-type="float">
            <text:p>6.35E-02</text:p>
          </table:table-cell>
          <table:table-cell table:style-name="ce2" office:value-type="float" office:value="-0.09324102" calcext:value-type="float">
            <text:p>-9.32E-02</text:p>
          </table:table-cell>
          <table:table-cell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-0.003508097" calcext:value-type="float">
            <text:p>-3.51E-03</text:p>
          </table:table-cell>
          <table:table-cell table:style-name="ce2" office:value-type="float" office:value="-0.08531236" calcext:value-type="float">
            <text:p>-8.53E-02</text:p>
          </table:table-cell>
          <table:table-cell table:style-name="ce2"/>
          <table:table-cell table:style-name="ce2" office:value-type="float" office:value="10.76" calcext:value-type="float">
            <text:p>1.08E+01</text:p>
          </table:table-cell>
          <table:table-cell table:style-name="ce2" office:value-type="float" office:value="-0.002992333" calcext:value-type="float">
            <text:p>-2.99E-03</text:p>
          </table:table-cell>
          <table:table-cell table:style-name="ce2" office:value-type="float" office:value="-0.07648905" calcext:value-type="float">
            <text:p>-7.65E-02</text:p>
          </table:table-cell>
          <table:table-cell table:style-name="ce2"/>
          <table:table-cell table:style-name="ce2" office:value-type="float" office:value="4.68" calcext:value-type="float">
            <text:p>4.68E+00</text:p>
          </table:table-cell>
          <table:table-cell table:style-name="ce2" office:value-type="float" office:value="-0.002301358" calcext:value-type="float">
            <text:p>-2.30E-03</text:p>
          </table:table-cell>
          <table:table-cell table:style-name="ce2" office:value-type="float" office:value="-0.07287633" calcext:value-type="float">
            <text:p>-7.29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-0.001418251" calcext:value-type="float">
            <text:p>-1.42E-03</text:p>
          </table:table-cell>
          <table:table-cell table:style-name="ce2" office:value-type="float" office:value="-0.06583589" calcext:value-type="float">
            <text:p>-6.58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00647661" calcext:value-type="float">
            <text:p>-6.48E-04</text:p>
          </table:table-cell>
          <table:table-cell table:style-name="ce2" office:value-type="float" office:value="-0.06720781" calcext:value-type="float">
            <text:p>-6.72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1092297" calcext:value-type="float">
            <text:p>1.09E-02</text:p>
          </table:table-cell>
          <table:table-cell table:style-name="ce2" office:value-type="float" office:value="-0.06277748" calcext:value-type="float">
            <text:p>-6.28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0008995162" calcext:value-type="float">
            <text:p>9.00E-05</text:p>
          </table:table-cell>
          <table:table-cell table:style-name="ce2" office:value-type="float" office:value="-0.05837591" calcext:value-type="float">
            <text:p>-5.84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118388" calcext:value-type="float">
            <text:p>1.18E-02</text:p>
          </table:table-cell>
          <table:table-cell table:style-name="ce2" office:value-type="float" office:value="-0.05922777" calcext:value-type="float">
            <text:p>-5.92E-02</text:p>
          </table:table-cell>
          <table:table-cell table:style-name="ce2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04050591" calcext:value-type="float">
            <text:p>4.05E-03</text:p>
          </table:table-cell>
          <table:table-cell table:style-name="ce2" office:value-type="float" office:value="-0.04954497" calcext:value-type="float">
            <text:p>-4.95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02975975" calcext:value-type="float">
            <text:p>2.98E-03</text:p>
          </table:table-cell>
          <table:table-cell table:style-name="ce2" office:value-type="float" office:value="-0.04770179" calcext:value-type="float">
            <text:p>-4.77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01934437" calcext:value-type="float">
            <text:p>1.93E-03</text:p>
          </table:table-cell>
          <table:table-cell table:style-name="ce2" office:value-type="float" office:value="-0.04256736" calcext:value-type="float">
            <text:p>-4.2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6974547" calcext:value-type="float">
            <text:p>6.97E-02</text:p>
          </table:table-cell>
          <table:table-cell table:style-name="ce2" office:value-type="float" office:value="-0.1012875" calcext:value-type="float">
            <text:p>-1.01E-01</text:p>
          </table:table-cell>
          <table:table-cell table:number-columns-repeated="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6758765" calcext:value-type="float">
            <text:p>6.76E-02</text:p>
          </table:table-cell>
          <table:table-cell table:style-name="ce2" office:value-type="float" office:value="-0.09293629" calcext:value-type="float">
            <text:p>-9.29E-02</text:p>
          </table:table-cell>
          <table:table-cell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7273023" calcext:value-type="float">
            <text:p>7.27E-02</text:p>
          </table:table-cell>
          <table:table-cell table:style-name="ce2" office:value-type="float" office:value="-0.1168386" calcext:value-type="float">
            <text:p>-1.17E-01</text:p>
          </table:table-cell>
          <table:table-cell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6894874" calcext:value-type="float">
            <text:p>6.89E-02</text:p>
          </table:table-cell>
          <table:table-cell table:style-name="ce2" office:value-type="float" office:value="-0.07863556" calcext:value-type="float">
            <text:p>-7.86E-02</text:p>
          </table:table-cell>
          <table:table-cell/>
          <table:table-cell table:style-name="ce2" office:value-type="float" office:value="2.2" calcext:value-type="float">
            <text:p>2.20E+00</text:p>
          </table:table-cell>
          <table:table-cell table:style-name="ce2" office:value-type="float" office:value="0.07642433" calcext:value-type="float">
            <text:p>7.64E-02</text:p>
          </table:table-cell>
          <table:table-cell table:style-name="ce2" office:value-type="float" office:value="-0.08490691" calcext:value-type="float">
            <text:p>-8.49E-02</text:p>
          </table:table-cell>
          <table:table-cell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0.06286459" calcext:value-type="float">
            <text:p>6.29E-02</text:p>
          </table:table-cell>
          <table:table-cell table:style-name="ce2" office:value-type="float" office:value="-0.09632739" calcext:value-type="float">
            <text:p>-9.63E-02</text:p>
          </table:table-cell>
          <table:table-cell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-0.008462279" calcext:value-type="float">
            <text:p>-8.46E-03</text:p>
          </table:table-cell>
          <table:table-cell table:style-name="ce2" office:value-type="float" office:value="-0.08648619" calcext:value-type="float">
            <text:p>-8.65E-02</text:p>
          </table:table-cell>
          <table:table-cell table:style-name="ce2"/>
          <table:table-cell table:style-name="ce2" office:value-type="float" office:value="10.78" calcext:value-type="float">
            <text:p>1.08E+01</text:p>
          </table:table-cell>
          <table:table-cell table:style-name="ce2" office:value-type="float" office:value="-0.006504005" calcext:value-type="float">
            <text:p>-6.50E-03</text:p>
          </table:table-cell>
          <table:table-cell table:style-name="ce2" office:value-type="float" office:value="-0.07992708" calcext:value-type="float">
            <text:p>-7.99E-02</text:p>
          </table:table-cell>
          <table:table-cell table:style-name="ce2"/>
          <table:table-cell table:style-name="ce2" office:value-type="float" office:value="4.7" calcext:value-type="float">
            <text:p>4.70E+00</text:p>
          </table:table-cell>
          <table:table-cell table:style-name="ce2" office:value-type="float" office:value="-0.007287633" calcext:value-type="float">
            <text:p>-7.29E-03</text:p>
          </table:table-cell>
          <table:table-cell table:style-name="ce2" office:value-type="float" office:value="-0.07287633" calcext:value-type="float">
            <text:p>-7.29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5645445" calcext:value-type="float">
            <text:p>5.65E-03</text:p>
          </table:table-cell>
          <table:table-cell table:style-name="ce2" office:value-type="float" office:value="-0.06624341" calcext:value-type="float">
            <text:p>-6.62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-0.004479891" calcext:value-type="float">
            <text:p>-4.48E-03</text:p>
          </table:table-cell>
          <table:table-cell table:style-name="ce2" office:value-type="float" office:value="-0.07353099" calcext:value-type="float">
            <text:p>-7.35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7250917" calcext:value-type="float">
            <text:p>7.25E-03</text:p>
          </table:table-cell>
          <table:table-cell table:style-name="ce2" office:value-type="float" office:value="-0.06400149" calcext:value-type="float">
            <text:p>-6.40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-0.007129095" calcext:value-type="float">
            <text:p>-7.13E-03</text:p>
          </table:table-cell>
          <table:table-cell table:style-name="ce2" office:value-type="float" office:value="-0.05817871" calcext:value-type="float">
            <text:p>-5.82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108958" calcext:value-type="float">
            <text:p>1.09E-02</text:p>
          </table:table-cell>
          <table:table-cell table:style-name="ce2" office:value-type="float" office:value="-0.05815005" calcext:value-type="float">
            <text:p>-5.82E-02</text:p>
          </table:table-cell>
          <table:table-cell table:style-name="ce2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08012961" calcext:value-type="float">
            <text:p>8.01E-03</text:p>
          </table:table-cell>
          <table:table-cell table:style-name="ce2" office:value-type="float" office:value="-0.04735643" calcext:value-type="float">
            <text:p>-4.74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03560913" calcext:value-type="float">
            <text:p>3.56E-03</text:p>
          </table:table-cell>
          <table:table-cell table:style-name="ce2" office:value-type="float" office:value="-0.04916413" calcext:value-type="float">
            <text:p>-4.92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-0.0006947051" calcext:value-type="float">
            <text:p>-6.95E-04</text:p>
          </table:table-cell>
          <table:table-cell table:style-name="ce2" office:value-type="float" office:value="-0.04256736" calcext:value-type="float">
            <text:p>-4.26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6830434" calcext:value-type="float">
            <text:p>6.83E-02</text:p>
          </table:table-cell>
          <table:table-cell table:style-name="ce2" office:value-type="float" office:value="-0.1011562" calcext:value-type="float">
            <text:p>-1.01E-01</text:p>
          </table:table-cell>
          <table:table-cell table:number-columns-repeated="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6466567" calcext:value-type="float">
            <text:p>6.47E-02</text:p>
          </table:table-cell>
          <table:table-cell table:style-name="ce2" office:value-type="float" office:value="-0.09541997" calcext:value-type="float">
            <text:p>-9.54E-02</text:p>
          </table:table-cell>
          <table:table-cell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7429239" calcext:value-type="float">
            <text:p>7.43E-02</text:p>
          </table:table-cell>
          <table:table-cell table:style-name="ce2" office:value-type="float" office:value="-0.1200932" calcext:value-type="float">
            <text:p>-1.20E-01</text:p>
          </table:table-cell>
          <table:table-cell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7737867" calcext:value-type="float">
            <text:p>7.74E-02</text:p>
          </table:table-cell>
          <table:table-cell table:style-name="ce2" office:value-type="float" office:value="-0.08097" calcext:value-type="float">
            <text:p>-8.10E-02</text:p>
          </table:table-cell>
          <table:table-cell/>
          <table:table-cell table:style-name="ce2" office:value-type="float" office:value="2.22" calcext:value-type="float">
            <text:p>2.22E+00</text:p>
          </table:table-cell>
          <table:table-cell table:style-name="ce2" office:value-type="float" office:value="0.07719976" calcext:value-type="float">
            <text:p>7.72E-02</text:p>
          </table:table-cell>
          <table:table-cell table:style-name="ce2" office:value-type="float" office:value="-0.08438211" calcext:value-type="float">
            <text:p>-8.44E-02</text:p>
          </table:table-cell>
          <table:table-cell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0.06026554" calcext:value-type="float">
            <text:p>6.03E-02</text:p>
          </table:table-cell>
          <table:table-cell table:style-name="ce2" office:value-type="float" office:value="-0.0979518" calcext:value-type="float">
            <text:p>-9.80E-02</text:p>
          </table:table-cell>
          <table:table-cell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-0.01323235" calcext:value-type="float">
            <text:p>-1.32E-02</text:p>
          </table:table-cell>
          <table:table-cell table:style-name="ce2" office:value-type="float" office:value="-0.08651408" calcext:value-type="float">
            <text:p>-8.65E-02</text:p>
          </table:table-cell>
          <table:table-cell table:style-name="ce2"/>
          <table:table-cell table:style-name="ce2" office:value-type="float" office:value="10.8" calcext:value-type="float">
            <text:p>1.08E+01</text:p>
          </table:table-cell>
          <table:table-cell table:style-name="ce2" office:value-type="float" office:value="-0.002276743" calcext:value-type="float">
            <text:p>-2.28E-03</text:p>
          </table:table-cell>
          <table:table-cell table:style-name="ce2" office:value-type="float" office:value="-0.08029776" calcext:value-type="float">
            <text:p>-8.03E-02</text:p>
          </table:table-cell>
          <table:table-cell table:style-name="ce2"/>
          <table:table-cell table:style-name="ce2" office:value-type="float" office:value="4.72" calcext:value-type="float">
            <text:p>4.72E+00</text:p>
          </table:table-cell>
          <table:table-cell table:style-name="ce2" office:value-type="float" office:value="-0.002109578" calcext:value-type="float">
            <text:p>-2.11E-03</text:p>
          </table:table-cell>
          <table:table-cell table:style-name="ce2" office:value-type="float" office:value="-0.07172565" calcext:value-type="float">
            <text:p>-7.17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2385277" calcext:value-type="float">
            <text:p>2.39E-03</text:p>
          </table:table-cell>
          <table:table-cell table:style-name="ce2" office:value-type="float" office:value="-0.06841686" calcext:value-type="float">
            <text:p>-6.84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-0.004479891" calcext:value-type="float">
            <text:p>-4.48E-03</text:p>
          </table:table-cell>
          <table:table-cell table:style-name="ce2" office:value-type="float" office:value="-0.07563872" calcext:value-type="float">
            <text:p>-7.56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08746938" calcext:value-type="float">
            <text:p>8.75E-03</text:p>
          </table:table-cell>
          <table:table-cell table:style-name="ce2" office:value-type="float" office:value="-0.06318548" calcext:value-type="float">
            <text:p>-6.32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03527526" calcext:value-type="float">
            <text:p>-3.53E-03</text:p>
          </table:table-cell>
          <table:table-cell table:style-name="ce2" office:value-type="float" office:value="-0.05695408" calcext:value-type="float">
            <text:p>-5.70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1439839" calcext:value-type="float">
            <text:p>1.44E-02</text:p>
          </table:table-cell>
          <table:table-cell table:style-name="ce2" office:value-type="float" office:value="-0.05707233" calcext:value-type="float">
            <text:p>-5.71E-02</text:p>
          </table:table-cell>
          <table:table-cell table:style-name="ce2"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02834944" calcext:value-type="float">
            <text:p>2.83E-03</text:p>
          </table:table-cell>
          <table:table-cell table:style-name="ce2" office:value-type="float" office:value="-0.0473838" calcext:value-type="float">
            <text:p>-4.74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07216778" calcext:value-type="float">
            <text:p>7.22E-03</text:p>
          </table:table-cell>
          <table:table-cell table:style-name="ce2" office:value-type="float" office:value="-0.04872543" calcext:value-type="float">
            <text:p>-4.87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-0.0005303838" calcext:value-type="float">
            <text:p>-5.30E-04</text:p>
          </table:table-cell>
          <table:table-cell table:style-name="ce2" office:value-type="float" office:value="-0.04092415" calcext:value-type="float">
            <text:p>-4.0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6712485" calcext:value-type="float">
            <text:p>6.71E-02</text:p>
          </table:table-cell>
          <table:table-cell table:style-name="ce2" office:value-type="float" office:value="-0.1029902" calcext:value-type="float">
            <text:p>-1.03E-01</text:p>
          </table:table-cell>
          <table:table-cell table:number-columns-repeated="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6451958" calcext:value-type="float">
            <text:p>6.45E-02</text:p>
          </table:table-cell>
          <table:table-cell table:style-name="ce2" office:value-type="float" office:value="-0.09775755" calcext:value-type="float">
            <text:p>-9.78E-02</text:p>
          </table:table-cell>
          <table:table-cell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7364149" calcext:value-type="float">
            <text:p>7.36E-02</text:p>
          </table:table-cell>
          <table:table-cell table:style-name="ce2" office:value-type="float" office:value="-0.1193121" calcext:value-type="float">
            <text:p>-1.19E-01</text:p>
          </table:table-cell>
          <table:table-cell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710238" calcext:value-type="float">
            <text:p>7.10E-02</text:p>
          </table:table-cell>
          <table:table-cell table:style-name="ce2" office:value-type="float" office:value="-0.08732487" calcext:value-type="float">
            <text:p>-8.73E-02</text:p>
          </table:table-cell>
          <table:table-cell/>
          <table:table-cell table:style-name="ce2" office:value-type="float" office:value="2.24" calcext:value-type="float">
            <text:p>2.24E+00</text:p>
          </table:table-cell>
          <table:table-cell table:style-name="ce2" office:value-type="float" office:value="0.06992497" calcext:value-type="float">
            <text:p>6.99E-02</text:p>
          </table:table-cell>
          <table:table-cell table:style-name="ce2" office:value-type="float" office:value="-0.0839135" calcext:value-type="float">
            <text:p>-8.39E-02</text:p>
          </table:table-cell>
          <table:table-cell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0.05831625" calcext:value-type="float">
            <text:p>5.83E-02</text:p>
          </table:table-cell>
          <table:table-cell table:style-name="ce2" office:value-type="float" office:value="-0.09681472" calcext:value-type="float">
            <text:p>-9.68E-02</text:p>
          </table:table-cell>
          <table:table-cell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-0.01247584" calcext:value-type="float">
            <text:p>-1.25E-02</text:p>
          </table:table-cell>
          <table:table-cell table:style-name="ce2" office:value-type="float" office:value="-0.0853648" calcext:value-type="float">
            <text:p>-8.54E-02</text:p>
          </table:table-cell>
          <table:table-cell table:style-name="ce2"/>
          <table:table-cell table:style-name="ce2" office:value-type="float" office:value="10.82" calcext:value-type="float">
            <text:p>1.08E+01</text:p>
          </table:table-cell>
          <table:table-cell table:style-name="ce2" office:value-type="float" office:value="0.002324885" calcext:value-type="float">
            <text:p>2.32E-03</text:p>
          </table:table-cell>
          <table:table-cell table:style-name="ce2" office:value-type="float" office:value="-0.07684991" calcext:value-type="float">
            <text:p>-7.68E-02</text:p>
          </table:table-cell>
          <table:table-cell table:style-name="ce2"/>
          <table:table-cell table:style-name="ce2" office:value-type="float" office:value="4.74" calcext:value-type="float">
            <text:p>4.74E+00</text:p>
          </table:table-cell>
          <table:table-cell table:style-name="ce2" office:value-type="float" office:value="0.0001917798" calcext:value-type="float">
            <text:p>1.92E-04</text:p>
          </table:table-cell>
          <table:table-cell table:style-name="ce2" office:value-type="float" office:value="-0.06961607" calcext:value-type="float">
            <text:p>-6.96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2792798" calcext:value-type="float">
            <text:p>2.79E-03</text:p>
          </table:table-cell>
          <table:table-cell table:style-name="ce2" office:value-type="float" office:value="-0.06800934" calcext:value-type="float">
            <text:p>-6.80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136274" calcext:value-type="float">
            <text:p>1.36E-02</text:p>
          </table:table-cell>
          <table:table-cell table:style-name="ce2" office:value-type="float" office:value="-0.0686449" calcext:value-type="float">
            <text:p>-6.86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060269" calcext:value-type="float">
            <text:p>6.03E-03</text:p>
          </table:table-cell>
          <table:table-cell table:style-name="ce2" office:value-type="float" office:value="-0.06032944" calcext:value-type="float">
            <text:p>-6.03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-0.002455009" calcext:value-type="float">
            <text:p>-2.46E-03</text:p>
          </table:table-cell>
          <table:table-cell table:style-name="ce2" office:value-type="float" office:value="-0.05526347" calcext:value-type="float">
            <text:p>-5.53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07797358" calcext:value-type="float">
            <text:p>7.80E-03</text:p>
          </table:table-cell>
          <table:table-cell table:style-name="ce2" office:value-type="float" office:value="-0.05424332" calcext:value-type="float">
            <text:p>-5.42E-02</text:p>
          </table:table-cell>
          <table:table-cell table:style-name="ce2"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-0.002465402" calcext:value-type="float">
            <text:p>-2.47E-03</text:p>
          </table:table-cell>
          <table:table-cell table:style-name="ce2" office:value-type="float" office:value="-0.04705055" calcext:value-type="float">
            <text:p>-4.71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-0.004774459" calcext:value-type="float">
            <text:p>-4.77E-03</text:p>
          </table:table-cell>
          <table:table-cell table:style-name="ce2" office:value-type="float" office:value="-0.04770179" calcext:value-type="float">
            <text:p>-4.77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-0.006281631" calcext:value-type="float">
            <text:p>-6.28E-03</text:p>
          </table:table-cell>
          <table:table-cell table:style-name="ce2" office:value-type="float" office:value="-0.04026687" calcext:value-type="float">
            <text:p>-4.0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6594542" calcext:value-type="float">
            <text:p>6.59E-02</text:p>
          </table:table-cell>
          <table:table-cell table:style-name="ce2" office:value-type="float" office:value="-0.1045621" calcext:value-type="float">
            <text:p>-1.05E-01</text:p>
          </table:table-cell>
          <table:table-cell table:number-columns-repeated="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6422738" calcext:value-type="float">
            <text:p>6.42E-02</text:p>
          </table:table-cell>
          <table:table-cell table:style-name="ce2" office:value-type="float" office:value="-0.09688096" calcext:value-type="float">
            <text:p>-9.69E-02</text:p>
          </table:table-cell>
          <table:table-cell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7246987" calcext:value-type="float">
            <text:p>7.25E-02</text:p>
          </table:table-cell>
          <table:table-cell table:style-name="ce2" office:value-type="float" office:value="-0.1190517" calcext:value-type="float">
            <text:p>-1.19E-01</text:p>
          </table:table-cell>
          <table:table-cell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7154257" calcext:value-type="float">
            <text:p>7.15E-02</text:p>
          </table:table-cell>
          <table:table-cell table:style-name="ce2" office:value-type="float" office:value="-0.09004839" calcext:value-type="float">
            <text:p>-9.00E-02</text:p>
          </table:table-cell>
          <table:table-cell/>
          <table:table-cell table:style-name="ce2" office:value-type="float" office:value="2.26" calcext:value-type="float">
            <text:p>2.26E+00</text:p>
          </table:table-cell>
          <table:table-cell table:style-name="ce2" office:value-type="float" office:value="0.06916042" calcext:value-type="float">
            <text:p>6.92E-02</text:p>
          </table:table-cell>
          <table:table-cell table:style-name="ce2" office:value-type="float" office:value="-0.08599641" calcext:value-type="float">
            <text:p>-8.60E-02</text:p>
          </table:table-cell>
          <table:table-cell/>
          <table:table-cell table:style-name="ce2" office:value-type="float" office:value="8.5" calcext:value-type="float">
            <text:p>8.50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9047952" calcext:value-type="float">
            <text:p>-9.05E-02</text:p>
          </table:table-cell>
          <table:table-cell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-0.01249034" calcext:value-type="float">
            <text:p>-1.25E-02</text:p>
          </table:table-cell>
          <table:table-cell table:style-name="ce2" office:value-type="float" office:value="-0.08288436" calcext:value-type="float">
            <text:p>-8.29E-02</text:p>
          </table:table-cell>
          <table:table-cell table:style-name="ce2"/>
          <table:table-cell table:style-name="ce2" office:value-type="float" office:value="10.84" calcext:value-type="float">
            <text:p>1.08E+01</text:p>
          </table:table-cell>
          <table:table-cell table:style-name="ce2" office:value-type="float" office:value="0.0004039602" calcext:value-type="float">
            <text:p>4.04E-04</text:p>
          </table:table-cell>
          <table:table-cell table:style-name="ce2" office:value-type="float" office:value="-0.07536841" calcext:value-type="float">
            <text:p>-7.54E-02</text:p>
          </table:table-cell>
          <table:table-cell table:style-name="ce2"/>
          <table:table-cell table:style-name="ce2" office:value-type="float" office:value="4.76" calcext:value-type="float">
            <text:p>4.76E+00</text:p>
          </table:table-cell>
          <table:table-cell table:style-name="ce2" office:value-type="float" office:value="0.002684917" calcext:value-type="float">
            <text:p>2.68E-03</text:p>
          </table:table-cell>
          <table:table-cell table:style-name="ce2" office:value-type="float" office:value="-0.06808183" calcext:value-type="float">
            <text:p>-6.81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01977757" calcext:value-type="float">
            <text:p>1.98E-03</text:p>
          </table:table-cell>
          <table:table-cell table:style-name="ce2" office:value-type="float" office:value="-0.06733013" calcext:value-type="float">
            <text:p>-6.73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1650157" calcext:value-type="float">
            <text:p>1.65E-02</text:p>
          </table:table-cell>
          <table:table-cell table:style-name="ce2" office:value-type="float" office:value="-0.06883651" calcext:value-type="float">
            <text:p>-6.88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1051496" calcext:value-type="float">
            <text:p>1.05E-02</text:p>
          </table:table-cell>
          <table:table-cell table:style-name="ce2" office:value-type="float" office:value="-0.05420936" calcext:value-type="float">
            <text:p>-5.42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04854368" calcext:value-type="float">
            <text:p>-4.85E-03</text:p>
          </table:table-cell>
          <table:table-cell table:style-name="ce2" office:value-type="float" office:value="-0.05636057" calcext:value-type="float">
            <text:p>-5.64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02710401" calcext:value-type="float">
            <text:p>-2.71E-03</text:p>
          </table:table-cell>
          <table:table-cell table:style-name="ce2" office:value-type="float" office:value="-0.06124849" calcext:value-type="float">
            <text:p>-6.12E-02</text:p>
          </table:table-cell>
          <table:table-cell table:style-name="ce2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-0.001599554" calcext:value-type="float">
            <text:p>-1.60E-03</text:p>
          </table:table-cell>
          <table:table-cell table:style-name="ce2" office:value-type="float" office:value="-0.05138117" calcext:value-type="float">
            <text:p>-5.14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-0.008722794" calcext:value-type="float">
            <text:p>-8.72E-03</text:p>
          </table:table-cell>
          <table:table-cell table:style-name="ce2" office:value-type="float" office:value="-0.04857919" calcext:value-type="float">
            <text:p>-4.86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-0.002995204" calcext:value-type="float">
            <text:p>-3.00E-03</text:p>
          </table:table-cell>
          <table:table-cell table:style-name="ce2" office:value-type="float" office:value="-0.04421058" calcext:value-type="float">
            <text:p>-4.4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6620798" calcext:value-type="float">
            <text:p>6.62E-02</text:p>
          </table:table-cell>
          <table:table-cell table:style-name="ce2" office:value-type="float" office:value="-0.1018109" calcext:value-type="float">
            <text:p>-1.02E-01</text:p>
          </table:table-cell>
          <table:table-cell table:number-columns-repeated="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6408128" calcext:value-type="float">
            <text:p>6.41E-02</text:p>
          </table:table-cell>
          <table:table-cell table:style-name="ce2" office:value-type="float" office:value="-0.09439728" calcext:value-type="float">
            <text:p>-9.44E-02</text:p>
          </table:table-cell>
          <table:table-cell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.06843428" calcext:value-type="float">
            <text:p>6.84E-02</text:p>
          </table:table-cell>
          <table:table-cell table:style-name="ce2" office:value-type="float" office:value="-0.1137143" calcext:value-type="float">
            <text:p>-1.14E-01</text:p>
          </table:table-cell>
          <table:table-cell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6894874" calcext:value-type="float">
            <text:p>6.89E-02</text:p>
          </table:table-cell>
          <table:table-cell table:style-name="ce2" office:value-type="float" office:value="-0.09342036" calcext:value-type="float">
            <text:p>-9.34E-02</text:p>
          </table:table-cell>
          <table:table-cell/>
          <table:table-cell table:style-name="ce2" office:value-type="float" office:value="2.28" calcext:value-type="float">
            <text:p>2.28E+00</text:p>
          </table:table-cell>
          <table:table-cell table:style-name="ce2" office:value-type="float" office:value="0.07071852" calcext:value-type="float">
            <text:p>7.07E-02</text:p>
          </table:table-cell>
          <table:table-cell table:style-name="ce2" office:value-type="float" office:value="-0.08598553" calcext:value-type="float">
            <text:p>-8.60E-02</text:p>
          </table:table-cell>
          <table:table-cell/>
          <table:table-cell table:style-name="ce2" office:value-type="float" office:value="8.52" calcext:value-type="float">
            <text:p>8.52E+00</text:p>
          </table:table-cell>
          <table:table-cell table:style-name="ce2" office:value-type="float" office:value="0.0696871" calcext:value-type="float">
            <text:p>6.97E-02</text:p>
          </table:table-cell>
          <table:table-cell table:style-name="ce2" office:value-type="float" office:value="-0.09064196" calcext:value-type="float">
            <text:p>-9.06E-02</text:p>
          </table:table-cell>
          <table:table-cell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-0.01324351" calcext:value-type="float">
            <text:p>-1.32E-02</text:p>
          </table:table-cell>
          <table:table-cell table:style-name="ce2" office:value-type="float" office:value="-0.08460605" calcext:value-type="float">
            <text:p>-8.46E-02</text:p>
          </table:table-cell>
          <table:table-cell table:style-name="ce2"/>
          <table:table-cell table:style-name="ce2" office:value-type="float" office:value="10.86" calcext:value-type="float">
            <text:p>1.09E+01</text:p>
          </table:table-cell>
          <table:table-cell table:style-name="ce2" office:value-type="float" office:value="-0.001665484" calcext:value-type="float">
            <text:p>-1.67E-03</text:p>
          </table:table-cell>
          <table:table-cell table:style-name="ce2" office:value-type="float" office:value="-0.07252568" calcext:value-type="float">
            <text:p>-7.25E-02</text:p>
          </table:table-cell>
          <table:table-cell table:style-name="ce2"/>
          <table:table-cell table:style-name="ce2" office:value-type="float" office:value="4.78" calcext:value-type="float">
            <text:p>4.78E+00</text:p>
          </table:table-cell>
          <table:table-cell table:style-name="ce2" office:value-type="float" office:value="0.002876697" calcext:value-type="float">
            <text:p>2.88E-03</text:p>
          </table:table-cell>
          <table:table-cell table:style-name="ce2" office:value-type="float" office:value="-0.06654759" calcext:value-type="float">
            <text:p>-6.65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02792798" calcext:value-type="float">
            <text:p>2.79E-03</text:p>
          </table:table-cell>
          <table:table-cell table:style-name="ce2" office:value-type="float" office:value="-0.06542837" calcext:value-type="float">
            <text:p>-6.54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1755543" calcext:value-type="float">
            <text:p>1.76E-02</text:p>
          </table:table-cell>
          <table:table-cell table:style-name="ce2" office:value-type="float" office:value="-0.06548331" calcext:value-type="float">
            <text:p>-6.55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060269" calcext:value-type="float">
            <text:p>6.03E-03</text:p>
          </table:table-cell>
          <table:table-cell table:style-name="ce2" office:value-type="float" office:value="-0.05488936" calcext:value-type="float">
            <text:p>-5.49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0.0005277398" calcext:value-type="float">
            <text:p>5.28E-04</text:p>
          </table:table-cell>
          <table:table-cell table:style-name="ce2" office:value-type="float" office:value="-0.05115542" calcext:value-type="float">
            <text:p>-5.12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-0.002575686" calcext:value-type="float">
            <text:p>-2.58E-03</text:p>
          </table:table-cell>
          <table:table-cell table:style-name="ce2" office:value-type="float" office:value="-0.06084434" calcext:value-type="float">
            <text:p>-6.08E-02</text:p>
          </table:table-cell>
          <table:table-cell table:style-name="ce2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-0.003403929" calcext:value-type="float">
            <text:p>-3.40E-03</text:p>
          </table:table-cell>
          <table:table-cell table:style-name="ce2" office:value-type="float" office:value="-0.05175198" calcext:value-type="float">
            <text:p>-5.18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-0.00638304" calcext:value-type="float">
            <text:p>-6.38E-03</text:p>
          </table:table-cell>
          <table:table-cell table:style-name="ce2" office:value-type="float" office:value="-0.04989531" calcext:value-type="float">
            <text:p>-4.99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-0.01121127" calcext:value-type="float">
            <text:p>-1.12E-02</text:p>
          </table:table-cell>
          <table:table-cell table:style-name="ce2" office:value-type="float" office:value="-0.04191008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672579" calcext:value-type="float">
            <text:p>6.73E-02</text:p>
          </table:table-cell>
          <table:table-cell table:style-name="ce2" office:value-type="float" office:value="-0.09250909" calcext:value-type="float">
            <text:p>-9.25E-02</text:p>
          </table:table-cell>
          <table:table-cell table:number-columns-repeated="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6773375" calcext:value-type="float">
            <text:p>6.77E-02</text:p>
          </table:table-cell>
          <table:table-cell table:style-name="ce2" office:value-type="float" office:value="-0.09235189" calcext:value-type="float">
            <text:p>-9.24E-02</text:p>
          </table:table-cell>
          <table:table-cell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6700229" calcext:value-type="float">
            <text:p>6.70E-02</text:p>
          </table:table-cell>
          <table:table-cell table:style-name="ce2" office:value-type="float" office:value="-0.1146256" calcext:value-type="float">
            <text:p>-1.15E-01</text:p>
          </table:table-cell>
          <table:table-cell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0.0651877" calcext:value-type="float">
            <text:p>6.52E-02</text:p>
          </table:table-cell>
          <table:table-cell table:style-name="ce2" office:value-type="float" office:value="-0.09925647" calcext:value-type="float">
            <text:p>-9.93E-02</text:p>
          </table:table-cell>
          <table:table-cell/>
          <table:table-cell table:style-name="ce2" office:value-type="float" office:value="2.3" calcext:value-type="float">
            <text:p>2.30E+00</text:p>
          </table:table-cell>
          <table:table-cell table:style-name="ce2" office:value-type="float" office:value="0.06657988" calcext:value-type="float">
            <text:p>6.66E-02</text:p>
          </table:table-cell>
          <table:table-cell table:style-name="ce2" office:value-type="float" office:value="-0.0883517" calcext:value-type="float">
            <text:p>-8.84E-02</text:p>
          </table:table-cell>
          <table:table-cell/>
          <table:table-cell table:style-name="ce2" office:value-type="float" office:value="8.54" calcext:value-type="float">
            <text:p>8.54E+00</text:p>
          </table:table-cell>
          <table:table-cell table:style-name="ce2" office:value-type="float" office:value="0.06838758" calcext:value-type="float">
            <text:p>6.84E-02</text:p>
          </table:table-cell>
          <table:table-cell table:style-name="ce2" office:value-type="float" office:value="-0.08836779" calcext:value-type="float">
            <text:p>-8.84E-02</text:p>
          </table:table-cell>
          <table:table-cell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-0.01476324" calcext:value-type="float">
            <text:p>-1.48E-02</text:p>
          </table:table-cell>
          <table:table-cell table:style-name="ce2" office:value-type="float" office:value="-0.0857598" calcext:value-type="float">
            <text:p>-8.58E-02</text:p>
          </table:table-cell>
          <table:table-cell table:style-name="ce2"/>
          <table:table-cell table:style-name="ce2" office:value-type="float" office:value="10.88" calcext:value-type="float">
            <text:p>1.09E+01</text:p>
          </table:table-cell>
          <table:table-cell table:style-name="ce2" office:value-type="float" office:value="-0.00116592" calcext:value-type="float">
            <text:p>-1.17E-03</text:p>
          </table:table-cell>
          <table:table-cell table:style-name="ce2" office:value-type="float" office:value="-0.06747973" calcext:value-type="float">
            <text:p>-6.75E-02</text:p>
          </table:table-cell>
          <table:table-cell table:style-name="ce2"/>
          <table:table-cell table:style-name="ce2" office:value-type="float" office:value="4.8" calcext:value-type="float">
            <text:p>4.80E+00</text:p>
          </table:table-cell>
          <table:table-cell table:style-name="ce2" office:value-type="float" office:value="0.0001917798" calcext:value-type="float">
            <text:p>1.92E-04</text:p>
          </table:table-cell>
          <table:table-cell table:style-name="ce2" office:value-type="float" office:value="-0.06884895" calcext:value-type="float">
            <text:p>-6.88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05102083" calcext:value-type="float">
            <text:p>5.10E-03</text:p>
          </table:table-cell>
          <table:table-cell table:style-name="ce2" office:value-type="float" office:value="-0.06243988" calcext:value-type="float">
            <text:p>-6.24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06154548" calcext:value-type="float">
            <text:p>6.15E-03</text:p>
          </table:table-cell>
          <table:table-cell table:style-name="ce2" office:value-type="float" office:value="-0.063663" calcext:value-type="float">
            <text:p>-6.37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09562949" calcext:value-type="float">
            <text:p>9.56E-03</text:p>
          </table:table-cell>
          <table:table-cell table:style-name="ce2" office:value-type="float" office:value="-0.05679339" calcext:value-type="float">
            <text:p>-5.68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-0.007516729" calcext:value-type="float">
            <text:p>-7.52E-03</text:p>
          </table:table-cell>
          <table:table-cell table:style-name="ce2" office:value-type="float" office:value="-0.05373003" calcext:value-type="float">
            <text:p>-5.37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02306257" calcext:value-type="float">
            <text:p>-2.31E-03</text:p>
          </table:table-cell>
          <table:table-cell table:style-name="ce2" office:value-type="float" office:value="-0.06421222" calcext:value-type="float">
            <text:p>-6.42E-02</text:p>
          </table:table-cell>
          <table:table-cell table:style-name="ce2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-0.004859142" calcext:value-type="float">
            <text:p>-4.86E-03</text:p>
          </table:table-cell>
          <table:table-cell table:style-name="ce2" office:value-type="float" office:value="-0.04983291" calcext:value-type="float">
            <text:p>-4.98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-0.01252489" calcext:value-type="float">
            <text:p>-1.25E-02</text:p>
          </table:table-cell>
          <table:table-cell table:style-name="ce2" office:value-type="float" office:value="-0.04872543" calcext:value-type="float">
            <text:p>-4.87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02920365" calcext:value-type="float">
            <text:p>2.92E-03</text:p>
          </table:table-cell>
          <table:table-cell table:style-name="ce2" office:value-type="float" office:value="-0.04141712" calcext:value-type="float">
            <text:p>-4.1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6647212" calcext:value-type="float">
            <text:p>6.65E-02</text:p>
          </table:table-cell>
          <table:table-cell table:style-name="ce2" office:value-type="float" office:value="-0.09093677" calcext:value-type="float">
            <text:p>-9.09E-02</text:p>
          </table:table-cell>
          <table:table-cell table:number-columns-repeated="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6977913" calcext:value-type="float">
            <text:p>6.98E-02</text:p>
          </table:table-cell>
          <table:table-cell table:style-name="ce2" office:value-type="float" office:value="-0.09483557" calcext:value-type="float">
            <text:p>-9.48E-02</text:p>
          </table:table-cell>
          <table:table-cell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6817392" calcext:value-type="float">
            <text:p>6.82E-02</text:p>
          </table:table-cell>
          <table:table-cell table:style-name="ce2" office:value-type="float" office:value="-0.1073355" calcext:value-type="float">
            <text:p>-1.07E-01</text:p>
          </table:table-cell>
          <table:table-cell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6298295" calcext:value-type="float">
            <text:p>6.30E-02</text:p>
          </table:table-cell>
          <table:table-cell table:style-name="ce2" office:value-type="float" office:value="-0.1005534" calcext:value-type="float">
            <text:p>-1.01E-01</text:p>
          </table:table-cell>
          <table:table-cell/>
          <table:table-cell table:style-name="ce2" office:value-type="float" office:value="2.32" calcext:value-type="float">
            <text:p>2.32E+00</text:p>
          </table:table-cell>
          <table:table-cell table:style-name="ce2" office:value-type="float" office:value="0.06833604" calcext:value-type="float">
            <text:p>6.83E-02</text:p>
          </table:table-cell>
          <table:table-cell table:style-name="ce2" office:value-type="float" office:value="-0.07950973" calcext:value-type="float">
            <text:p>-7.95E-02</text:p>
          </table:table-cell>
          <table:table-cell/>
          <table:table-cell table:style-name="ce2" office:value-type="float" office:value="8.56" calcext:value-type="float">
            <text:p>8.56E+00</text:p>
          </table:table-cell>
          <table:table-cell table:style-name="ce2" office:value-type="float" office:value="0.06838758" calcext:value-type="float">
            <text:p>6.84E-02</text:p>
          </table:table-cell>
          <table:table-cell table:style-name="ce2" office:value-type="float" office:value="-0.08430677" calcext:value-type="float">
            <text:p>-8.43E-02</text:p>
          </table:table-cell>
          <table:table-cell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-0.01321338" calcext:value-type="float">
            <text:p>-1.32E-02</text:p>
          </table:table-cell>
          <table:table-cell table:style-name="ce2" office:value-type="float" office:value="-0.08975773" calcext:value-type="float">
            <text:p>-8.98E-02</text:p>
          </table:table-cell>
          <table:table-cell table:style-name="ce2"/>
          <table:table-cell table:style-name="ce2" office:value-type="float" office:value="10.9" calcext:value-type="float">
            <text:p>1.09E+01</text:p>
          </table:table-cell>
          <table:table-cell table:style-name="ce2" office:value-type="float" office:value="0.002016801" calcext:value-type="float">
            <text:p>2.02E-03</text:p>
          </table:table-cell>
          <table:table-cell table:style-name="ce2" office:value-type="float" office:value="-0.07290128" calcext:value-type="float">
            <text:p>-7.29E-02</text:p>
          </table:table-cell>
          <table:table-cell table:style-name="ce2"/>
          <table:table-cell table:style-name="ce2" office:value-type="float" office:value="4.82" calcext:value-type="float">
            <text:p>4.82E+00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-0.07057497" calcext:value-type="float">
            <text:p>-7.06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02656958" calcext:value-type="float">
            <text:p>2.66E-03</text:p>
          </table:table-cell>
          <table:table-cell table:style-name="ce2" office:value-type="float" office:value="-0.0601306" calcext:value-type="float">
            <text:p>-6.01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7974857" calcext:value-type="float">
            <text:p>7.97E-03</text:p>
          </table:table-cell>
          <table:table-cell table:style-name="ce2" office:value-type="float" office:value="-0.0620343" calcext:value-type="float">
            <text:p>-6.20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060269" calcext:value-type="float">
            <text:p>6.03E-03</text:p>
          </table:table-cell>
          <table:table-cell table:style-name="ce2" office:value-type="float" office:value="-0.05624938" calcext:value-type="float">
            <text:p>-5.62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-0.002094129" calcext:value-type="float">
            <text:p>-2.09E-03</text:p>
          </table:table-cell>
          <table:table-cell table:style-name="ce2" office:value-type="float" office:value="-0.0552613" calcext:value-type="float">
            <text:p>-5.53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-0.007021277" calcext:value-type="float">
            <text:p>-7.02E-03</text:p>
          </table:table-cell>
          <table:table-cell table:style-name="ce2" office:value-type="float" office:value="-0.06165263" calcext:value-type="float">
            <text:p>-6.17E-02</text:p>
          </table:table-cell>
          <table:table-cell table:style-name="ce2"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-0.007163015" calcext:value-type="float">
            <text:p>-7.16E-03</text:p>
          </table:table-cell>
          <table:table-cell table:style-name="ce2" office:value-type="float" office:value="-0.04683453" calcext:value-type="float">
            <text:p>-4.68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-0.008722794" calcext:value-type="float">
            <text:p>-8.72E-03</text:p>
          </table:table-cell>
          <table:table-cell table:style-name="ce2" office:value-type="float" office:value="-0.04463086" calcext:value-type="float">
            <text:p>-4.46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4141712" calcext:value-type="float">
            <text:p>-4.14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6594738" calcext:value-type="float">
            <text:p>6.59E-02</text:p>
          </table:table-cell>
          <table:table-cell table:style-name="ce2" office:value-type="float" office:value="-0.09447405" calcext:value-type="float">
            <text:p>-9.45E-02</text:p>
          </table:table-cell>
          <table:table-cell table:number-columns-repeated="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6977913" calcext:value-type="float">
            <text:p>6.98E-02</text:p>
          </table:table-cell>
          <table:table-cell table:style-name="ce2" office:value-type="float" office:value="-0.0917675" calcext:value-type="float">
            <text:p>-9.18E-02</text:p>
          </table:table-cell>
          <table:table-cell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0.07103788" calcext:value-type="float">
            <text:p>7.10E-02</text:p>
          </table:table-cell>
          <table:table-cell table:style-name="ce2" office:value-type="float" office:value="-0.105513" calcext:value-type="float">
            <text:p>-1.06E-01</text:p>
          </table:table-cell>
          <table:table-cell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5974067" calcext:value-type="float">
            <text:p>5.97E-02</text:p>
          </table:table-cell>
          <table:table-cell table:style-name="ce2" office:value-type="float" office:value="-0.10198" calcext:value-type="float">
            <text:p>-1.02E-01</text:p>
          </table:table-cell>
          <table:table-cell/>
          <table:table-cell table:style-name="ce2" office:value-type="float" office:value="2.34" calcext:value-type="float">
            <text:p>2.34E+00</text:p>
          </table:table-cell>
          <table:table-cell table:style-name="ce2" office:value-type="float" office:value="0.07035732" calcext:value-type="float">
            <text:p>7.04E-02</text:p>
          </table:table-cell>
          <table:table-cell table:style-name="ce2" office:value-type="float" office:value="-0.07144501" calcext:value-type="float">
            <text:p>-7.14E-02</text:p>
          </table:table-cell>
          <table:table-cell/>
          <table:table-cell table:style-name="ce2" office:value-type="float" office:value="8.58" calcext:value-type="float">
            <text:p>8.58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820326" calcext:value-type="float">
            <text:p>-8.20E-02</text:p>
          </table:table-cell>
          <table:table-cell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1471303" calcext:value-type="float">
            <text:p>-1.47E-02</text:p>
          </table:table-cell>
          <table:table-cell table:style-name="ce2" office:value-type="float" office:value="-0.09434593" calcext:value-type="float">
            <text:p>-9.43E-02</text:p>
          </table:table-cell>
          <table:table-cell table:style-name="ce2"/>
          <table:table-cell table:style-name="ce2" office:value-type="float" office:value="10.92" calcext:value-type="float">
            <text:p>1.09E+01</text:p>
          </table:table-cell>
          <table:table-cell table:style-name="ce2" office:value-type="float" office:value="0.0006936333" calcext:value-type="float">
            <text:p>6.94E-04</text:p>
          </table:table-cell>
          <table:table-cell table:style-name="ce2" office:value-type="float" office:value="-0.07727338" calcext:value-type="float">
            <text:p>-7.73E-02</text:p>
          </table:table-cell>
          <table:table-cell table:style-name="ce2"/>
          <table:table-cell table:style-name="ce2" office:value-type="float" office:value="4.84" calcext:value-type="float">
            <text:p>4.84E+00</text:p>
          </table:table-cell>
          <table:table-cell table:style-name="ce2" office:value-type="float" office:value="0.0003835596" calcext:value-type="float">
            <text:p>3.84E-04</text:p>
          </table:table-cell>
          <table:table-cell table:style-name="ce2" office:value-type="float" office:value="-0.07441057" calcext:value-type="float">
            <text:p>-7.44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03184175" calcext:value-type="float">
            <text:p>-3.18E-03</text:p>
          </table:table-cell>
          <table:table-cell table:style-name="ce2" office:value-type="float" office:value="-0.0587722" calcext:value-type="float">
            <text:p>-5.88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6729382" calcext:value-type="float">
            <text:p>6.73E-03</text:p>
          </table:table-cell>
          <table:table-cell table:style-name="ce2" office:value-type="float" office:value="-0.06088463" calcext:value-type="float">
            <text:p>-6.09E-02</text:p>
          </table:table-cell>
          <table:table-cell table:style-name="ce2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08610936" calcext:value-type="float">
            <text:p>8.61E-03</text:p>
          </table:table-cell>
          <table:table-cell table:style-name="ce2" office:value-type="float" office:value="-0.05516137" calcext:value-type="float">
            <text:p>-5.52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-0.004857983" calcext:value-type="float">
            <text:p>-4.86E-03</text:p>
          </table:table-cell>
          <table:table-cell table:style-name="ce2" office:value-type="float" office:value="-0.0557591" calcext:value-type="float">
            <text:p>-5.58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04192265" calcext:value-type="float">
            <text:p>-4.19E-03</text:p>
          </table:table-cell>
          <table:table-cell table:style-name="ce2" office:value-type="float" office:value="-0.06057491" calcext:value-type="float">
            <text:p>-6.06E-02</text:p>
          </table:table-cell>
          <table:table-cell table:style-name="ce2"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02109884" calcext:value-type="float">
            <text:p>2.11E-03</text:p>
          </table:table-cell>
          <table:table-cell table:style-name="ce2" office:value-type="float" office:value="-0.04690594" calcext:value-type="float">
            <text:p>-4.69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03560913" calcext:value-type="float">
            <text:p>3.56E-03</text:p>
          </table:table-cell>
          <table:table-cell table:style-name="ce2" office:value-type="float" office:value="-0.04580074" calcext:value-type="float">
            <text:p>-4.58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01934437" calcext:value-type="float">
            <text:p>1.93E-03</text:p>
          </table:table-cell>
          <table:table-cell table:style-name="ce2" office:value-type="float" office:value="-0.04075983" calcext:value-type="float">
            <text:p>-4.0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6450652" calcext:value-type="float">
            <text:p>6.45E-02</text:p>
          </table:table-cell>
          <table:table-cell table:style-name="ce2" office:value-type="float" office:value="-0.0929016" calcext:value-type="float">
            <text:p>-9.29E-02</text:p>
          </table:table-cell>
          <table:table-cell table:number-columns-repeated="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7284721" calcext:value-type="float">
            <text:p>7.28E-02</text:p>
          </table:table-cell>
          <table:table-cell table:style-name="ce2" office:value-type="float" office:value="-0.0914753" calcext:value-type="float">
            <text:p>-9.15E-02</text:p>
          </table:table-cell>
          <table:table-cell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1027792" calcext:value-type="float">
            <text:p>-1.03E-01</text:p>
          </table:table-cell>
          <table:table-cell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6168603" calcext:value-type="float">
            <text:p>6.17E-02</text:p>
          </table:table-cell>
          <table:table-cell table:style-name="ce2" office:value-type="float" office:value="-0.09782986" calcext:value-type="float">
            <text:p>-9.78E-02</text:p>
          </table:table-cell>
          <table:table-cell/>
          <table:table-cell table:style-name="ce2" office:value-type="float" office:value="2.36" calcext:value-type="float">
            <text:p>2.36E+00</text:p>
          </table:table-cell>
          <table:table-cell table:style-name="ce2" office:value-type="float" office:value="0.0724638" calcext:value-type="float">
            <text:p>7.25E-02</text:p>
          </table:table-cell>
          <table:table-cell table:style-name="ce2" office:value-type="float" office:value="-0.07558546" calcext:value-type="float">
            <text:p>-7.56E-02</text:p>
          </table:table-cell>
          <table:table-cell/>
          <table:table-cell table:style-name="ce2" office:value-type="float" office:value="8.6" calcext:value-type="float">
            <text:p>8.60E+00</text:p>
          </table:table-cell>
          <table:table-cell table:style-name="ce2" office:value-type="float" office:value="0.07829646" calcext:value-type="float">
            <text:p>7.83E-02</text:p>
          </table:table-cell>
          <table:table-cell table:style-name="ce2" office:value-type="float" office:value="-0.08170772" calcext:value-type="float">
            <text:p>-8.17E-02</text:p>
          </table:table-cell>
          <table:table-cell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15657" calcext:value-type="float">
            <text:p>-1.57E-02</text:p>
          </table:table-cell>
          <table:table-cell table:style-name="ce2" office:value-type="float" office:value="-0.09606874" calcext:value-type="float">
            <text:p>-9.61E-02</text:p>
          </table:table-cell>
          <table:table-cell table:style-name="ce2"/>
          <table:table-cell table:style-name="ce2" office:value-type="float" office:value="10.94" calcext:value-type="float">
            <text:p>1.09E+01</text:p>
          </table:table-cell>
          <table:table-cell table:style-name="ce2" office:value-type="float" office:value="0.0004383282" calcext:value-type="float">
            <text:p>4.38E-04</text:p>
          </table:table-cell>
          <table:table-cell table:style-name="ce2" office:value-type="float" office:value="-0.07918325" calcext:value-type="float">
            <text:p>-7.92E-02</text:p>
          </table:table-cell>
          <table:table-cell table:style-name="ce2"/>
          <table:table-cell table:style-name="ce2" office:value-type="float" office:value="4.86" calcext:value-type="float">
            <text:p>4.86E+00</text:p>
          </table:table-cell>
          <table:table-cell table:style-name="ce2" office:value-type="float" office:value="0.003643816" calcext:value-type="float">
            <text:p>3.64E-03</text:p>
          </table:table-cell>
          <table:table-cell table:style-name="ce2" office:value-type="float" office:value="-0.07421879" calcext:value-type="float">
            <text:p>-7.42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01434395" calcext:value-type="float">
            <text:p>1.43E-03</text:p>
          </table:table-cell>
          <table:table-cell table:style-name="ce2" office:value-type="float" office:value="-0.05822883" calcext:value-type="float">
            <text:p>-5.82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09810369" calcext:value-type="float">
            <text:p>9.81E-04</text:p>
          </table:table-cell>
          <table:table-cell table:style-name="ce2" office:value-type="float" office:value="-0.05762724" calcext:value-type="float">
            <text:p>-5.76E-02</text:p>
          </table:table-cell>
          <table:table-cell table:style-name="ce2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0.006434905" calcext:value-type="float">
            <text:p>6.43E-03</text:p>
          </table:table-cell>
          <table:table-cell table:style-name="ce2" office:value-type="float" office:value="-0.05516137" calcext:value-type="float">
            <text:p>-5.52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-0.0003984526" calcext:value-type="float">
            <text:p>-3.98E-04</text:p>
          </table:table-cell>
          <table:table-cell table:style-name="ce2" office:value-type="float" office:value="-0.05717587" calcext:value-type="float">
            <text:p>-5.72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-0.006886562" calcext:value-type="float">
            <text:p>-6.89E-03</text:p>
          </table:table-cell>
          <table:table-cell table:style-name="ce2" office:value-type="float" office:value="-0.06030548" calcext:value-type="float">
            <text:p>-6.03E-02</text:p>
          </table:table-cell>
          <table:table-cell table:style-name="ce2"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0.001877957" calcext:value-type="float">
            <text:p>1.88E-03</text:p>
          </table:table-cell>
          <table:table-cell table:style-name="ce2" office:value-type="float" office:value="-0.04859308" calcext:value-type="float">
            <text:p>-4.86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07655482" calcext:value-type="float">
            <text:p>7.66E-03</text:p>
          </table:table-cell>
          <table:table-cell table:style-name="ce2" office:value-type="float" office:value="-0.0456545" calcext:value-type="float">
            <text:p>-4.57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-0.002173597" calcext:value-type="float">
            <text:p>-2.17E-03</text:p>
          </table:table-cell>
          <table:table-cell table:style-name="ce2" office:value-type="float" office:value="-0.04010254" calcext:value-type="float">
            <text:p>-4.01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6096934" calcext:value-type="float">
            <text:p>6.10E-02</text:p>
          </table:table-cell>
          <table:table-cell table:style-name="ce2" office:value-type="float" office:value="-0.0918528" calcext:value-type="float">
            <text:p>-9.19E-02</text:p>
          </table:table-cell>
          <table:table-cell table:number-columns-repeated="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6963303" calcext:value-type="float">
            <text:p>6.96E-02</text:p>
          </table:table-cell>
          <table:table-cell table:style-name="ce2" office:value-type="float" office:value="-0.0922058" calcext:value-type="float">
            <text:p>-9.22E-02</text:p>
          </table:table-cell>
          <table:table-cell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0.06439869" calcext:value-type="float">
            <text:p>6.44E-02</text:p>
          </table:table-cell>
          <table:table-cell table:style-name="ce2" office:value-type="float" office:value="-0.1008265" calcext:value-type="float">
            <text:p>-1.01E-01</text:p>
          </table:table-cell>
          <table:table-cell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5670856" calcext:value-type="float">
            <text:p>5.67E-02</text:p>
          </table:table-cell>
          <table:table-cell table:style-name="ce2" office:value-type="float" office:value="-0.09716361" calcext:value-type="float">
            <text:p>-9.72E-02</text:p>
          </table:table-cell>
          <table:table-cell/>
          <table:table-cell table:style-name="ce2" office:value-type="float" office:value="2.38" calcext:value-type="float">
            <text:p>2.38E+00</text:p>
          </table:table-cell>
          <table:table-cell table:style-name="ce2" office:value-type="float" office:value="0.06753705" calcext:value-type="float">
            <text:p>6.75E-02</text:p>
          </table:table-cell>
          <table:table-cell table:style-name="ce2" office:value-type="float" office:value="-0.07665864" calcext:value-type="float">
            <text:p>-7.67E-02</text:p>
          </table:table-cell>
          <table:table-cell/>
          <table:table-cell table:style-name="ce2" office:value-type="float" office:value="8.62" calcext:value-type="float">
            <text:p>8.62E+00</text:p>
          </table:table-cell>
          <table:table-cell table:style-name="ce2" office:value-type="float" office:value="0.07504765" calcext:value-type="float">
            <text:p>7.50E-02</text:p>
          </table:table-cell>
          <table:table-cell table:style-name="ce2" office:value-type="float" office:value="-0.08463166" calcext:value-type="float">
            <text:p>-8.46E-02</text:p>
          </table:table-cell>
          <table:table-cell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-0.017372" calcext:value-type="float">
            <text:p>-1.74E-02</text:p>
          </table:table-cell>
          <table:table-cell table:style-name="ce2" office:value-type="float" office:value="-0.09646038" calcext:value-type="float">
            <text:p>-9.65E-02</text:p>
          </table:table-cell>
          <table:table-cell table:style-name="ce2"/>
          <table:table-cell table:style-name="ce2" office:value-type="float" office:value="10.96" calcext:value-type="float">
            <text:p>1.10E+01</text:p>
          </table:table-cell>
          <table:table-cell table:style-name="ce2" office:value-type="float" office:value="0.001395722" calcext:value-type="float">
            <text:p>1.40E-03</text:p>
          </table:table-cell>
          <table:table-cell table:style-name="ce2" office:value-type="float" office:value="-0.0795834" calcext:value-type="float">
            <text:p>-7.96E-02</text:p>
          </table:table-cell>
          <table:table-cell table:style-name="ce2"/>
          <table:table-cell table:style-name="ce2" office:value-type="float" office:value="4.88" calcext:value-type="float">
            <text:p>4.88E+00</text:p>
          </table:table-cell>
          <table:table-cell table:style-name="ce2" office:value-type="float" office:value="-0.0001917798" calcext:value-type="float">
            <text:p>-1.92E-04</text:p>
          </table:table-cell>
          <table:table-cell table:style-name="ce2" office:value-type="float" office:value="-0.07479413" calcext:value-type="float">
            <text:p>-7.48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03455855" calcext:value-type="float">
            <text:p>-3.46E-03</text:p>
          </table:table-cell>
          <table:table-cell table:style-name="ce2" office:value-type="float" office:value="-0.06461333" calcext:value-type="float">
            <text:p>-6.46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-0.00179733" calcext:value-type="float">
            <text:p>-1.80E-03</text:p>
          </table:table-cell>
          <table:table-cell table:style-name="ce2" office:value-type="float" office:value="-0.06088463" calcext:value-type="float">
            <text:p>-6.09E-02</text:p>
          </table:table-cell>
          <table:table-cell table:style-name="ce2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08066928" calcext:value-type="float">
            <text:p>8.07E-03</text:p>
          </table:table-cell>
          <table:table-cell table:style-name="ce2" office:value-type="float" office:value="-0.06005744" calcext:value-type="float">
            <text:p>-6.01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-0.004253624" calcext:value-type="float">
            <text:p>-4.25E-03</text:p>
          </table:table-cell>
          <table:table-cell table:style-name="ce2" office:value-type="float" office:value="-0.05623666" calcext:value-type="float">
            <text:p>-5.62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04596409" calcext:value-type="float">
            <text:p>-4.60E-03</text:p>
          </table:table-cell>
          <table:table-cell table:style-name="ce2" office:value-type="float" office:value="-0.05882362" calcext:value-type="float">
            <text:p>-5.88E-02</text:p>
          </table:table-cell>
          <table:table-cell table:style-name="ce2"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-0.00325614" calcext:value-type="float">
            <text:p>-3.26E-03</text:p>
          </table:table-cell>
          <table:table-cell table:style-name="ce2" office:value-type="float" office:value="-0.05692936" calcext:value-type="float">
            <text:p>-5.69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03999617" calcext:value-type="float">
            <text:p>4.00E-03</text:p>
          </table:table-cell>
          <table:table-cell table:style-name="ce2" office:value-type="float" office:value="-0.04536203" calcext:value-type="float">
            <text:p>-4.54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-0.0005303838" calcext:value-type="float">
            <text:p>-5.30E-04</text:p>
          </table:table-cell>
          <table:table-cell table:style-name="ce2" office:value-type="float" office:value="-0.0366518" calcext:value-type="float">
            <text:p>-3.6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6306603" calcext:value-type="float">
            <text:p>6.31E-02</text:p>
          </table:table-cell>
          <table:table-cell table:style-name="ce2" office:value-type="float" office:value="-0.08949495" calcext:value-type="float">
            <text:p>-8.95E-02</text:p>
          </table:table-cell>
          <table:table-cell table:number-columns-repeated="6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0.06843428" calcext:value-type="float">
            <text:p>6.84E-02</text:p>
          </table:table-cell>
          <table:table-cell table:style-name="ce2" office:value-type="float" office:value="-0.08950079" calcext:value-type="float">
            <text:p>-8.95E-02</text:p>
          </table:table-cell>
          <table:table-cell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6440915" calcext:value-type="float">
            <text:p>6.44E-02</text:p>
          </table:table-cell>
          <table:table-cell table:style-name="ce2" office:value-type="float" office:value="-0.09202989" calcext:value-type="float">
            <text:p>-9.20E-02</text:p>
          </table:table-cell>
          <table:table-cell/>
          <table:table-cell table:style-name="ce2" office:value-type="float" office:value="2.4" calcext:value-type="float">
            <text:p>2.40E+00</text:p>
          </table:table-cell>
          <table:table-cell table:style-name="ce2" office:value-type="float" office:value="0.0719535" calcext:value-type="float">
            <text:p>7.20E-02</text:p>
          </table:table-cell>
          <table:table-cell table:style-name="ce2" office:value-type="float" office:value="-0.07688751" calcext:value-type="float">
            <text:p>-7.69E-02</text:p>
          </table:table-cell>
          <table:table-cell/>
          <table:table-cell table:style-name="ce2" office:value-type="float" office:value="8.64" calcext:value-type="float">
            <text:p>8.64E+00</text:p>
          </table:table-cell>
          <table:table-cell table:style-name="ce2" office:value-type="float" office:value="0.07147395" calcext:value-type="float">
            <text:p>7.15E-02</text:p>
          </table:table-cell>
          <table:table-cell table:style-name="ce2" office:value-type="float" office:value="-0.08625606" calcext:value-type="float">
            <text:p>-8.63E-02</text:p>
          </table:table-cell>
          <table:table-cell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-0.01567597" calcext:value-type="float">
            <text:p>-1.57E-02</text:p>
          </table:table-cell>
          <table:table-cell table:style-name="ce2" office:value-type="float" office:value="-0.09282509" calcext:value-type="float">
            <text:p>-9.28E-02</text:p>
          </table:table-cell>
          <table:table-cell table:style-name="ce2"/>
          <table:table-cell table:style-name="ce2" office:value-type="float" office:value="10.98" calcext:value-type="float">
            <text:p>1.10E+01</text:p>
          </table:table-cell>
          <table:table-cell table:style-name="ce2" office:value-type="float" office:value="-0.001326713" calcext:value-type="float">
            <text:p>-1.33E-03</text:p>
          </table:table-cell>
          <table:table-cell table:style-name="ce2" office:value-type="float" office:value="-0.07988043" calcext:value-type="float">
            <text:p>-7.99E-02</text:p>
          </table:table-cell>
          <table:table-cell table:style-name="ce2"/>
          <table:table-cell table:style-name="ce2" office:value-type="float" office:value="4.9" calcext:value-type="float">
            <text:p>4.90E+00</text:p>
          </table:table-cell>
          <table:table-cell table:style-name="ce2" office:value-type="float" office:value="-0.0005753394" calcext:value-type="float">
            <text:p>-5.75E-04</text:p>
          </table:table-cell>
          <table:table-cell table:style-name="ce2" office:value-type="float" office:value="-0.07958862" calcext:value-type="float">
            <text:p>-7.96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-0.0003315285" calcext:value-type="float">
            <text:p>-3.32E-04</text:p>
          </table:table-cell>
          <table:table-cell table:style-name="ce2" office:value-type="float" office:value="-0.06502085" calcext:value-type="float">
            <text:p>-6.50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-0.006300201" calcext:value-type="float">
            <text:p>-6.30E-03</text:p>
          </table:table-cell>
          <table:table-cell table:style-name="ce2" office:value-type="float" office:value="-0.06011819" calcext:value-type="float">
            <text:p>-6.01E-02</text:p>
          </table:table-cell>
          <table:table-cell table:style-name="ce2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0.0060269" calcext:value-type="float">
            <text:p>6.03E-03</text:p>
          </table:table-cell>
          <table:table-cell table:style-name="ce2" office:value-type="float" office:value="-0.06141746" calcext:value-type="float">
            <text:p>-6.14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06695962" calcext:value-type="float">
            <text:p>6.70E-03</text:p>
          </table:table-cell>
          <table:table-cell table:style-name="ce2" office:value-type="float" office:value="-0.05665204" calcext:value-type="float">
            <text:p>-5.67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09042" calcext:value-type="float">
            <text:p>-9.04E-03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05139561" calcext:value-type="float">
            <text:p>-5.14E-03</text:p>
          </table:table-cell>
          <table:table-cell table:style-name="ce2" office:value-type="float" office:value="-0.06512804" calcext:value-type="float">
            <text:p>-6.51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004899865" calcext:value-type="float">
            <text:p>4.90E-04</text:p>
          </table:table-cell>
          <table:table-cell table:style-name="ce2" office:value-type="float" office:value="-0.04419216" calcext:value-type="float">
            <text:p>-4.42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-0.004474096" calcext:value-type="float">
            <text:p>-4.47E-03</text:p>
          </table:table-cell>
          <table:table-cell table:style-name="ce2" office:value-type="float" office:value="-0.03583019" calcext:value-type="float">
            <text:p>-3.58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6332861" calcext:value-type="float">
            <text:p>6.33E-02</text:p>
          </table:table-cell>
          <table:table-cell table:style-name="ce2" office:value-type="float" office:value="-0.08661269" calcext:value-type="float">
            <text:p>-8.66E-02</text:p>
          </table:table-cell>
          <table:table-cell table:number-columns-repeated="6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0.07207932" calcext:value-type="float">
            <text:p>7.21E-02</text:p>
          </table:table-cell>
          <table:table-cell table:style-name="ce2" office:value-type="float" office:value="-0.08494448" calcext:value-type="float">
            <text:p>-8.49E-02</text:p>
          </table:table-cell>
          <table:table-cell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638591" calcext:value-type="float">
            <text:p>6.39E-02</text:p>
          </table:table-cell>
          <table:table-cell table:style-name="ce2" office:value-type="float" office:value="-0.08790457" calcext:value-type="float">
            <text:p>-8.79E-02</text:p>
          </table:table-cell>
          <table:table-cell/>
          <table:table-cell table:style-name="ce2" office:value-type="float" office:value="2.42" calcext:value-type="float">
            <text:p>2.42E+00</text:p>
          </table:table-cell>
          <table:table-cell table:style-name="ce2" office:value-type="float" office:value="0.07688207" calcext:value-type="float">
            <text:p>7.69E-02</text:p>
          </table:table-cell>
          <table:table-cell table:style-name="ce2" office:value-type="float" office:value="-0.07607401" calcext:value-type="float">
            <text:p>-7.61E-02</text:p>
          </table:table-cell>
          <table:table-cell/>
          <table:table-cell table:style-name="ce2" office:value-type="float" office:value="8.66" calcext:value-type="float">
            <text:p>8.66E+00</text:p>
          </table:table-cell>
          <table:table-cell table:style-name="ce2" office:value-type="float" office:value="0.07066175" calcext:value-type="float">
            <text:p>7.07E-02</text:p>
          </table:table-cell>
          <table:table-cell table:style-name="ce2" office:value-type="float" office:value="-0.08690583" calcext:value-type="float">
            <text:p>-8.69E-02</text:p>
          </table:table-cell>
          <table:table-cell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1588128" calcext:value-type="float">
            <text:p>-1.59E-02</text:p>
          </table:table-cell>
          <table:table-cell table:style-name="ce2" office:value-type="float" office:value="-0.09034576" calcext:value-type="float">
            <text:p>-9.03E-02</text:p>
          </table:table-cell>
          <table:table-cell table:style-name="ce2"/>
          <table:table-cell table:style-name="ce2" office:value-type="float" office:value="11" calcext:value-type="float">
            <text:p>1.10E+01</text:p>
          </table:table-cell>
          <table:table-cell table:style-name="ce2" office:value-type="float" office:value="-0.002276743" calcext:value-type="float">
            <text:p>-2.28E-03</text:p>
          </table:table-cell>
          <table:table-cell table:style-name="ce2" office:value-type="float" office:value="-0.08029776" calcext:value-type="float">
            <text:p>-8.03E-02</text:p>
          </table:table-cell>
          <table:table-cell table:style-name="ce2"/>
          <table:table-cell table:style-name="ce2" office:value-type="float" office:value="4.92" calcext:value-type="float">
            <text:p>4.92E+00</text:p>
          </table:table-cell>
          <table:table-cell table:style-name="ce2" office:value-type="float" office:value="-0.001342459" calcext:value-type="float">
            <text:p>-1.34E-03</text:p>
          </table:table-cell>
          <table:table-cell table:style-name="ce2" office:value-type="float" office:value="-0.08438312" calcext:value-type="float">
            <text:p>-8.44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61489" calcext:value-type="float">
            <text:p>-6.15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-0.003905057" calcext:value-type="float">
            <text:p>-3.91E-03</text:p>
          </table:table-cell>
          <table:table-cell table:style-name="ce2" office:value-type="float" office:value="-0.06385461" calcext:value-type="float">
            <text:p>-6.39E-02</text:p>
          </table:table-cell>
          <table:table-cell table:style-name="ce2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07522921" calcext:value-type="float">
            <text:p>7.52E-03</text:p>
          </table:table-cell>
          <table:table-cell table:style-name="ce2" office:value-type="float" office:value="-0.06019344" calcext:value-type="float">
            <text:p>-6.02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4417619" calcext:value-type="float">
            <text:p>4.42E-03</text:p>
          </table:table-cell>
          <table:table-cell table:style-name="ce2" office:value-type="float" office:value="-0.05786871" calcext:value-type="float">
            <text:p>-5.79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-0.00850314" calcext:value-type="float">
            <text:p>-8.50E-03</text:p>
          </table:table-cell>
          <table:table-cell table:style-name="ce2" office:value-type="float" office:value="-0.05276145" calcext:value-type="float">
            <text:p>-5.28E-02</text:p>
          </table:table-cell>
          <table:table-cell table:style-name="ce2"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-0.002354011" calcext:value-type="float">
            <text:p>-2.35E-03</text:p>
          </table:table-cell>
          <table:table-cell table:style-name="ce2" office:value-type="float" office:value="-0.06812387" calcext:value-type="float">
            <text:p>-6.81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06485605" calcext:value-type="float">
            <text:p>6.49E-03</text:p>
          </table:table-cell>
          <table:table-cell table:style-name="ce2" office:value-type="float" office:value="-0.04360722" calcext:value-type="float">
            <text:p>-4.36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-0.00003741971" calcext:value-type="float">
            <text:p>-3.74E-05</text:p>
          </table:table-cell>
          <table:table-cell table:style-name="ce2" office:value-type="float" office:value="-0.03188648" calcext:value-type="float">
            <text:p>-3.19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0.06332851" calcext:value-type="float">
            <text:p>6.33E-02</text:p>
          </table:table-cell>
          <table:table-cell table:style-name="ce2" office:value-type="float" office:value="-0.08713674" calcext:value-type="float">
            <text:p>-8.71E-02</text:p>
          </table:table-cell>
          <table:table-cell table:number-columns-repeated="6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0.07533383" calcext:value-type="float">
            <text:p>7.53E-02</text:p>
          </table:table-cell>
          <table:table-cell table:style-name="ce2" office:value-type="float" office:value="-0.08364268" calcext:value-type="float">
            <text:p>-8.36E-02</text:p>
          </table:table-cell>
          <table:table-cell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6321739" calcext:value-type="float">
            <text:p>6.32E-02</text:p>
          </table:table-cell>
          <table:table-cell table:style-name="ce2" office:value-type="float" office:value="-0.08478767" calcext:value-type="float">
            <text:p>-8.48E-02</text:p>
          </table:table-cell>
          <table:table-cell/>
          <table:table-cell table:style-name="ce2" office:value-type="float" office:value="2.44" calcext:value-type="float">
            <text:p>2.44E+00</text:p>
          </table:table-cell>
          <table:table-cell table:style-name="ce2" office:value-type="float" office:value="0.06312241" calcext:value-type="float">
            <text:p>6.31E-02</text:p>
          </table:table-cell>
          <table:table-cell table:style-name="ce2" office:value-type="float" office:value="-0.07668946" calcext:value-type="float">
            <text:p>-7.67E-02</text:p>
          </table:table-cell>
          <table:table-cell/>
          <table:table-cell table:style-name="ce2" office:value-type="float" office:value="8.68" calcext:value-type="float">
            <text:p>8.68E+00</text:p>
          </table:table-cell>
          <table:table-cell table:style-name="ce2" office:value-type="float" office:value="0.06936222" calcext:value-type="float">
            <text:p>6.94E-02</text:p>
          </table:table-cell>
          <table:table-cell table:style-name="ce2" office:value-type="float" office:value="-0.08446921" calcext:value-type="float">
            <text:p>-8.45E-02</text:p>
          </table:table-cell>
          <table:table-cell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-0.01743113" calcext:value-type="float">
            <text:p>-1.74E-02</text:p>
          </table:table-cell>
          <table:table-cell table:style-name="ce2" office:value-type="float" office:value="-0.08634783" calcext:value-type="float">
            <text:p>-8.63E-02</text:p>
          </table:table-cell>
          <table:table-cell table:style-name="ce2"/>
          <table:table-cell table:style-name="ce2" office:value-type="float" office:value="11.02" calcext:value-type="float">
            <text:p>1.10E+01</text:p>
          </table:table-cell>
          <table:table-cell table:style-name="ce2" office:value-type="float" office:value="-0.000112787" calcext:value-type="float">
            <text:p>-1.13E-04</text:p>
          </table:table-cell>
          <table:table-cell table:style-name="ce2" office:value-type="float" office:value="-0.07850694" calcext:value-type="float">
            <text:p>-7.85E-02</text:p>
          </table:table-cell>
          <table:table-cell table:style-name="ce2"/>
          <table:table-cell table:style-name="ce2" office:value-type="float" office:value="4.94" calcext:value-type="float">
            <text:p>4.94E+00</text:p>
          </table:table-cell>
          <table:table-cell table:style-name="ce2" office:value-type="float" office:value="-0.002876697" calcext:value-type="float">
            <text:p>-2.88E-03</text:p>
          </table:table-cell>
          <table:table-cell table:style-name="ce2" office:value-type="float" office:value="-0.08610913" calcext:value-type="float">
            <text:p>-8.61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-0.006851863" calcext:value-type="float">
            <text:p>-6.85E-03</text:p>
          </table:table-cell>
          <table:table-cell table:style-name="ce2" office:value-type="float" office:value="-0.06298324" calcext:value-type="float">
            <text:p>-6.30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-0.0005518552" calcext:value-type="float">
            <text:p>-5.52E-04</text:p>
          </table:table-cell>
          <table:table-cell table:style-name="ce2" office:value-type="float" office:value="-0.06586653" calcext:value-type="float">
            <text:p>-6.59E-02</text:p>
          </table:table-cell>
          <table:table-cell table:style-name="ce2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5869742" calcext:value-type="float">
            <text:p>-5.87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7780048" calcext:value-type="float">
            <text:p>7.78E-03</text:p>
          </table:table-cell>
          <table:table-cell table:style-name="ce2" office:value-type="float" office:value="-0.05688611" calcext:value-type="float">
            <text:p>-5.69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001186107" calcext:value-type="float">
            <text:p>1.19E-04</text:p>
          </table:table-cell>
          <table:table-cell table:style-name="ce2" office:value-type="float" office:value="-0.04872001" calcext:value-type="float">
            <text:p>-4.87E-02</text:p>
          </table:table-cell>
          <table:table-cell table:style-name="ce2"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-0.005599595" calcext:value-type="float">
            <text:p>-5.60E-03</text:p>
          </table:table-cell>
          <table:table-cell table:style-name="ce2" office:value-type="float" office:value="-0.06922483" calcext:value-type="float">
            <text:p>-6.92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04145852" calcext:value-type="float">
            <text:p>4.15E-03</text:p>
          </table:table-cell>
          <table:table-cell table:style-name="ce2" office:value-type="float" office:value="-0.0380503" calcext:value-type="float">
            <text:p>-3.81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04638418" calcext:value-type="float">
            <text:p>-4.64E-03</text:p>
          </table:table-cell>
          <table:table-cell table:style-name="ce2" office:value-type="float" office:value="-0.03270808" calcext:value-type="float">
            <text:p>-3.2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6214954" calcext:value-type="float">
            <text:p>6.21E-02</text:p>
          </table:table-cell>
          <table:table-cell table:style-name="ce2" office:value-type="float" office:value="-0.08635043" calcext:value-type="float">
            <text:p>-8.64E-02</text:p>
          </table:table-cell>
          <table:table-cell table:number-columns-repeated="6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.07793744" calcext:value-type="float">
            <text:p>7.79E-02</text:p>
          </table:table-cell>
          <table:table-cell table:style-name="ce2" office:value-type="float" office:value="-0.0828616" calcext:value-type="float">
            <text:p>-8.29E-02</text:p>
          </table:table-cell>
          <table:table-cell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6349241" calcext:value-type="float">
            <text:p>6.35E-02</text:p>
          </table:table-cell>
          <table:table-cell table:style-name="ce2" office:value-type="float" office:value="-0.08185411" calcext:value-type="float">
            <text:p>-8.19E-02</text:p>
          </table:table-cell>
          <table:table-cell/>
          <table:table-cell table:style-name="ce2" office:value-type="float" office:value="2.46" calcext:value-type="float">
            <text:p>2.46E+00</text:p>
          </table:table-cell>
          <table:table-cell table:style-name="ce2" office:value-type="float" office:value="0.0685776" calcext:value-type="float">
            <text:p>6.86E-02</text:p>
          </table:table-cell>
          <table:table-cell table:style-name="ce2" office:value-type="float" office:value="-0.07691107" calcext:value-type="float">
            <text:p>-7.69E-02</text:p>
          </table:table-cell>
          <table:table-cell/>
          <table:table-cell table:style-name="ce2" office:value-type="float" office:value="8.7" calcext:value-type="float">
            <text:p>8.70E+00</text:p>
          </table:table-cell>
          <table:table-cell table:style-name="ce2" office:value-type="float" office:value="0.06562608" calcext:value-type="float">
            <text:p>6.56E-02</text:p>
          </table:table-cell>
          <table:table-cell table:style-name="ce2" office:value-type="float" office:value="-0.08057064" calcext:value-type="float">
            <text:p>-8.06E-02</text:p>
          </table:table-cell>
          <table:table-cell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-0.01878349" calcext:value-type="float">
            <text:p>-1.88E-02</text:p>
          </table:table-cell>
          <table:table-cell table:style-name="ce2" office:value-type="float" office:value="-0.08349359" calcext:value-type="float">
            <text:p>-8.35E-02</text:p>
          </table:table-cell>
          <table:table-cell table:style-name="ce2"/>
          <table:table-cell table:style-name="ce2" office:value-type="float" office:value="11.04" calcext:value-type="float">
            <text:p>1.10E+01</text:p>
          </table:table-cell>
          <table:table-cell table:style-name="ce2" office:value-type="float" office:value="-0.007066168" calcext:value-type="float">
            <text:p>-7.07E-03</text:p>
          </table:table-cell>
          <table:table-cell table:style-name="ce2" office:value-type="float" office:value="-0.07802456" calcext:value-type="float">
            <text:p>-7.80E-02</text:p>
          </table:table-cell>
          <table:table-cell table:style-name="ce2"/>
          <table:table-cell table:style-name="ce2" office:value-type="float" office:value="4.96" calcext:value-type="float">
            <text:p>4.96E+00</text:p>
          </table:table-cell>
          <table:table-cell table:style-name="ce2" office:value-type="float" office:value="-0.002301358" calcext:value-type="float">
            <text:p>-2.30E-03</text:p>
          </table:table-cell>
          <table:table-cell table:style-name="ce2" office:value-type="float" office:value="-0.0855338" calcext:value-type="float">
            <text:p>-8.55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06172661" calcext:value-type="float">
            <text:p>-6.17E-03</text:p>
          </table:table-cell>
          <table:table-cell table:style-name="ce2" office:value-type="float" office:value="-0.06121732" calcext:value-type="float">
            <text:p>-6.12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05020081" calcext:value-type="float">
            <text:p>5.02E-04</text:p>
          </table:table-cell>
          <table:table-cell table:style-name="ce2" office:value-type="float" office:value="-0.06874071" calcext:value-type="float">
            <text:p>-6.87E-02</text:p>
          </table:table-cell>
          <table:table-cell table:style-name="ce2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8389303" calcext:value-type="float">
            <text:p>-8.39E-03</text:p>
          </table:table-cell>
          <table:table-cell table:style-name="ce2" office:value-type="float" office:value="-0.05420936" calcext:value-type="float">
            <text:p>-5.42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09298357" calcext:value-type="float">
            <text:p>9.30E-04</text:p>
          </table:table-cell>
          <table:table-cell table:style-name="ce2" office:value-type="float" office:value="-0.05800997" calcext:value-type="float">
            <text:p>-5.80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02004619" calcext:value-type="float">
            <text:p>2.00E-03</text:p>
          </table:table-cell>
          <table:table-cell table:style-name="ce2" office:value-type="float" office:value="-0.04575628" calcext:value-type="float">
            <text:p>-4.58E-02</text:p>
          </table:table-cell>
          <table:table-cell table:style-name="ce2"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-0.009193706" calcext:value-type="float">
            <text:p>-9.19E-03</text:p>
          </table:table-cell>
          <table:table-cell table:style-name="ce2" office:value-type="float" office:value="-0.07273607" calcext:value-type="float">
            <text:p>-7.27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5023259" calcext:value-type="float">
            <text:p>5.02E-03</text:p>
          </table:table-cell>
          <table:table-cell table:style-name="ce2" office:value-type="float" office:value="-0.04199864" calcext:value-type="float">
            <text:p>-4.20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1031483" calcext:value-type="float">
            <text:p>1.03E-02</text:p>
          </table:table-cell>
          <table:table-cell table:style-name="ce2" office:value-type="float" office:value="-0.03270808" calcext:value-type="float">
            <text:p>-3.2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5887423" calcext:value-type="float">
            <text:p>5.89E-02</text:p>
          </table:table-cell>
          <table:table-cell table:style-name="ce2" office:value-type="float" office:value="-0.08608777" calcext:value-type="float">
            <text:p>-8.61E-02</text:p>
          </table:table-cell>
          <table:table-cell table:number-columns-repeated="6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0.07910906" calcext:value-type="float">
            <text:p>7.91E-02</text:p>
          </table:table-cell>
          <table:table-cell table:style-name="ce2" office:value-type="float" office:value="-0.08507466" calcext:value-type="float">
            <text:p>-8.51E-02</text:p>
          </table:table-cell>
          <table:table-cell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6440915" calcext:value-type="float">
            <text:p>6.44E-02</text:p>
          </table:table-cell>
          <table:table-cell table:style-name="ce2" office:value-type="float" office:value="-0.07818717" calcext:value-type="float">
            <text:p>-7.82E-02</text:p>
          </table:table-cell>
          <table:table-cell/>
          <table:table-cell table:style-name="ce2" office:value-type="float" office:value="2.48" calcext:value-type="float">
            <text:p>2.48E+00</text:p>
          </table:table-cell>
          <table:table-cell table:style-name="ce2" office:value-type="float" office:value="0.07325192" calcext:value-type="float">
            <text:p>7.33E-02</text:p>
          </table:table-cell>
          <table:table-cell table:style-name="ce2" office:value-type="float" office:value="-0.07687844" calcext:value-type="float">
            <text:p>-7.69E-02</text:p>
          </table:table-cell>
          <table:table-cell/>
          <table:table-cell table:style-name="ce2" office:value-type="float" office:value="8.72" calcext:value-type="float">
            <text:p>8.72E+00</text:p>
          </table:table-cell>
          <table:table-cell table:style-name="ce2" office:value-type="float" office:value="0.06773781" calcext:value-type="float">
            <text:p>6.77E-02</text:p>
          </table:table-cell>
          <table:table-cell table:style-name="ce2" office:value-type="float" office:value="-0.0768345" calcext:value-type="float">
            <text:p>-7.68E-02</text:p>
          </table:table-cell>
          <table:table-cell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-0.01425443" calcext:value-type="float">
            <text:p>-1.43E-02</text:p>
          </table:table-cell>
          <table:table-cell table:style-name="ce2" office:value-type="float" office:value="-0.07488068" calcext:value-type="float">
            <text:p>-7.49E-02</text:p>
          </table:table-cell>
          <table:table-cell table:style-name="ce2"/>
          <table:table-cell table:style-name="ce2" office:value-type="float" office:value="11.06" calcext:value-type="float">
            <text:p>1.11E+01</text:p>
          </table:table-cell>
          <table:table-cell table:style-name="ce2" office:value-type="float" office:value="-0.01018384" calcext:value-type="float">
            <text:p>-1.02E-02</text:p>
          </table:table-cell>
          <table:table-cell table:style-name="ce2" office:value-type="float" office:value="-0.07982397" calcext:value-type="float">
            <text:p>-7.98E-02</text:p>
          </table:table-cell>
          <table:table-cell table:style-name="ce2"/>
          <table:table-cell table:style-name="ce2" office:value-type="float" office:value="4.98" calcext:value-type="float">
            <text:p>4.98E+00</text:p>
          </table:table-cell>
          <table:table-cell table:style-name="ce2" office:value-type="float" office:value="-0.0001917798" calcext:value-type="float">
            <text:p>-1.92E-04</text:p>
          </table:table-cell>
          <table:table-cell table:style-name="ce2" office:value-type="float" office:value="-0.08284888" calcext:value-type="float">
            <text:p>-8.28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1296468" calcext:value-type="float">
            <text:p>-1.30E-02</text:p>
          </table:table-cell>
          <table:table-cell table:style-name="ce2" office:value-type="float" office:value="-0.06053812" calcext:value-type="float">
            <text:p>-6.05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0385521" calcext:value-type="float">
            <text:p>3.86E-03</text:p>
          </table:table-cell>
          <table:table-cell table:style-name="ce2" office:value-type="float" office:value="-0.06739943" calcext:value-type="float">
            <text:p>-6.74E-02</text:p>
          </table:table-cell>
          <table:table-cell table:style-name="ce2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1133097" calcext:value-type="float">
            <text:p>1.13E-02</text:p>
          </table:table-cell>
          <table:table-cell table:style-name="ce2" office:value-type="float" office:value="-0.05216933" calcext:value-type="float">
            <text:p>-5.22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-0.001212306" calcext:value-type="float">
            <text:p>-1.21E-03</text:p>
          </table:table-cell>
          <table:table-cell table:style-name="ce2" office:value-type="float" office:value="-0.06187237" calcext:value-type="float">
            <text:p>-6.19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1385953" calcext:value-type="float">
            <text:p>1.39E-02</text:p>
          </table:table-cell>
          <table:table-cell table:style-name="ce2" office:value-type="float" office:value="-0.04979773" calcext:value-type="float">
            <text:p>-4.98E-02</text:p>
          </table:table-cell>
          <table:table-cell table:style-name="ce2"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-0.009079016" calcext:value-type="float">
            <text:p>-9.08E-03</text:p>
          </table:table-cell>
          <table:table-cell table:style-name="ce2" office:value-type="float" office:value="-0.07165167" calcext:value-type="float">
            <text:p>-7.17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01513629" calcext:value-type="float">
            <text:p>1.51E-03</text:p>
          </table:table-cell>
          <table:table-cell table:style-name="ce2" office:value-type="float" office:value="-0.03965888" calcext:value-type="float">
            <text:p>-3.97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4892221" calcext:value-type="float">
            <text:p>4.89E-03</text:p>
          </table:table-cell>
          <table:table-cell table:style-name="ce2" office:value-type="float" office:value="-0.0366518" calcext:value-type="float">
            <text:p>-3.6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6411414" calcext:value-type="float">
            <text:p>6.41E-02</text:p>
          </table:table-cell>
          <table:table-cell table:style-name="ce2" office:value-type="float" office:value="-0.08949515" calcext:value-type="float">
            <text:p>-8.95E-02</text:p>
          </table:table-cell>
          <table:table-cell table:number-columns-repeated="6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0.08002032" calcext:value-type="float">
            <text:p>8.00E-02</text:p>
          </table:table-cell>
          <table:table-cell table:style-name="ce2" office:value-type="float" office:value="-0.08403322" calcext:value-type="float">
            <text:p>-8.40E-02</text:p>
          </table:table-cell>
          <table:table-cell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7096621" calcext:value-type="float">
            <text:p>7.10E-02</text:p>
          </table:table-cell>
          <table:table-cell table:style-name="ce2" office:value-type="float" office:value="-0.08094666" calcext:value-type="float">
            <text:p>-8.09E-02</text:p>
          </table:table-cell>
          <table:table-cell/>
          <table:table-cell table:style-name="ce2" office:value-type="float" office:value="2.5" calcext:value-type="float">
            <text:p>2.50E+00</text:p>
          </table:table-cell>
          <table:table-cell table:style-name="ce2" office:value-type="float" office:value="0.0688391" calcext:value-type="float">
            <text:p>6.88E-02</text:p>
          </table:table-cell>
          <table:table-cell table:style-name="ce2" office:value-type="float" office:value="-0.07716895" calcext:value-type="float">
            <text:p>-7.72E-02</text:p>
          </table:table-cell>
          <table:table-cell/>
          <table:table-cell table:style-name="ce2" office:value-type="float" office:value="8.74" calcext:value-type="float">
            <text:p>8.74E+00</text:p>
          </table:table-cell>
          <table:table-cell table:style-name="ce2" office:value-type="float" office:value="0.07975843" calcext:value-type="float">
            <text:p>7.98E-02</text:p>
          </table:table-cell>
          <table:table-cell table:style-name="ce2" office:value-type="float" office:value="-0.07618473" calcext:value-type="float">
            <text:p>-7.62E-02</text:p>
          </table:table-cell>
          <table:table-cell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-0.00704632" calcext:value-type="float">
            <text:p>-7.05E-03</text:p>
          </table:table-cell>
          <table:table-cell table:style-name="ce2" office:value-type="float" office:value="-0.06758777" calcext:value-type="float">
            <text:p>-6.76E-02</text:p>
          </table:table-cell>
          <table:table-cell table:style-name="ce2"/>
          <table:table-cell table:style-name="ce2" office:value-type="float" office:value="11.08" calcext:value-type="float">
            <text:p>1.11E+01</text:p>
          </table:table-cell>
          <table:table-cell table:style-name="ce2" office:value-type="float" office:value="-0.005302353" calcext:value-type="float">
            <text:p>-5.30E-03</text:p>
          </table:table-cell>
          <table:table-cell table:style-name="ce2" office:value-type="float" office:value="-0.07719114" calcext:value-type="float">
            <text:p>-7.72E-02</text:p>
          </table:table-cell>
          <table:table-cell table:style-name="ce2"/>
          <table:table-cell table:style-name="ce2" office:value-type="float" office:value="5" calcext:value-type="float">
            <text:p>5.00E+00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-0.0807393" calcext:value-type="float">
            <text:p>-8.07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1012817" calcext:value-type="float">
            <text:p>1.01E-02</text:p>
          </table:table-cell>
          <table:table-cell table:style-name="ce2" office:value-type="float" office:value="-0.06963942" calcext:value-type="float">
            <text:p>-6.96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0002297934" calcext:value-type="float">
            <text:p>2.30E-05</text:p>
          </table:table-cell>
          <table:table-cell table:style-name="ce2" office:value-type="float" office:value="-0.06308817" calcext:value-type="float">
            <text:p>-6.31E-02</text:p>
          </table:table-cell>
          <table:table-cell table:style-name="ce2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01674838" calcext:value-type="float">
            <text:p>1.67E-03</text:p>
          </table:table-cell>
          <table:table-cell table:style-name="ce2" office:value-type="float" office:value="-0.05284934" calcext:value-type="float">
            <text:p>-5.28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-0.002910151" calcext:value-type="float">
            <text:p>-2.91E-03</text:p>
          </table:table-cell>
          <table:table-cell table:style-name="ce2" office:value-type="float" office:value="-0.05959692" calcext:value-type="float">
            <text:p>-5.96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5776635" calcext:value-type="float">
            <text:p>5.78E-03</text:p>
          </table:table-cell>
          <table:table-cell table:style-name="ce2" office:value-type="float" office:value="-0.04939358" calcext:value-type="float">
            <text:p>-4.94E-02</text:p>
          </table:table-cell>
          <table:table-cell table:style-name="ce2"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-0.01090376" calcext:value-type="float">
            <text:p>-1.09E-02</text:p>
          </table:table-cell>
          <table:table-cell table:style-name="ce2" office:value-type="float" office:value="-0.06816906" calcext:value-type="float">
            <text:p>-6.82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01513629" calcext:value-type="float">
            <text:p>1.51E-03</text:p>
          </table:table-cell>
          <table:table-cell table:style-name="ce2" office:value-type="float" office:value="-0.03936641" calcext:value-type="float">
            <text:p>-3.94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03084686" calcext:value-type="float">
            <text:p>3.08E-03</text:p>
          </table:table-cell>
          <table:table-cell table:style-name="ce2" office:value-type="float" office:value="-0.04125279" calcext:value-type="float">
            <text:p>-4.13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6385168" calcext:value-type="float">
            <text:p>6.39E-02</text:p>
          </table:table-cell>
          <table:table-cell table:style-name="ce2" office:value-type="float" office:value="-0.09172234" calcext:value-type="float">
            <text:p>-9.17E-02</text:p>
          </table:table-cell>
          <table:table-cell table:number-columns-repeated="6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0.08249375" calcext:value-type="float">
            <text:p>8.25E-02</text:p>
          </table:table-cell>
          <table:table-cell table:style-name="ce2" office:value-type="float" office:value="-0.08077871" calcext:value-type="float">
            <text:p>-8.08E-02</text:p>
          </table:table-cell>
          <table:table-cell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7528981" calcext:value-type="float">
            <text:p>7.53E-02</text:p>
          </table:table-cell>
          <table:table-cell table:style-name="ce2" office:value-type="float" office:value="-0.08012311" calcext:value-type="float">
            <text:p>-8.01E-02</text:p>
          </table:table-cell>
          <table:table-cell/>
          <table:table-cell table:style-name="ce2" office:value-type="float" office:value="2.52" calcext:value-type="float">
            <text:p>2.52E+00</text:p>
          </table:table-cell>
          <table:table-cell table:style-name="ce2" office:value-type="float" office:value="0.06155705" calcext:value-type="float">
            <text:p>6.16E-02</text:p>
          </table:table-cell>
          <table:table-cell table:style-name="ce2" office:value-type="float" office:value="-0.0756616" calcext:value-type="float">
            <text:p>-7.57E-02</text:p>
          </table:table-cell>
          <table:table-cell/>
          <table:table-cell table:style-name="ce2" office:value-type="float" office:value="8.76" calcext:value-type="float">
            <text:p>8.76E+00</text:p>
          </table:table-cell>
          <table:table-cell table:style-name="ce2" office:value-type="float" office:value="0.07699694" calcext:value-type="float">
            <text:p>7.70E-02</text:p>
          </table:table-cell>
          <table:table-cell table:style-name="ce2" office:value-type="float" office:value="-0.07845891" calcext:value-type="float">
            <text:p>-7.85E-02</text:p>
          </table:table-cell>
          <table:table-cell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-0.01161332" calcext:value-type="float">
            <text:p>-1.16E-02</text:p>
          </table:table-cell>
          <table:table-cell table:style-name="ce2" office:value-type="float" office:value="-0.06971338" calcext:value-type="float">
            <text:p>-6.97E-02</text:p>
          </table:table-cell>
          <table:table-cell table:style-name="ce2"/>
          <table:table-cell table:style-name="ce2" office:value-type="float" office:value="11.1" calcext:value-type="float">
            <text:p>1.11E+01</text:p>
          </table:table-cell>
          <table:table-cell table:style-name="ce2" office:value-type="float" office:value="-0.00702198" calcext:value-type="float">
            <text:p>-7.02E-03</text:p>
          </table:table-cell>
          <table:table-cell table:style-name="ce2" office:value-type="float" office:value="-0.08292937" calcext:value-type="float">
            <text:p>-8.29E-02</text:p>
          </table:table-cell>
          <table:table-cell table:style-name="ce2"/>
          <table:table-cell table:style-name="ce2" office:value-type="float" office:value="5.02" calcext:value-type="float">
            <text:p>5.02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807393" calcext:value-type="float">
            <text:p>-8.07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1230162" calcext:value-type="float">
            <text:p>1.23E-02</text:p>
          </table:table-cell>
          <table:table-cell table:style-name="ce2" office:value-type="float" office:value="-0.07330711" calcext:value-type="float">
            <text:p>-7.33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-0.003234416" calcext:value-type="float">
            <text:p>-3.23E-03</text:p>
          </table:table-cell>
          <table:table-cell table:style-name="ce2" office:value-type="float" office:value="-0.063663" calcext:value-type="float">
            <text:p>-6.37E-02</text:p>
          </table:table-cell>
          <table:table-cell table:style-name="ce2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0.00888294" calcext:value-type="float">
            <text:p>8.88E-03</text:p>
          </table:table-cell>
          <table:table-cell table:style-name="ce2" office:value-type="float" office:value="-0.05176132" calcext:value-type="float">
            <text:p>-5.18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-0.0002636975" calcext:value-type="float">
            <text:p>-2.64E-04</text:p>
          </table:table-cell>
          <table:table-cell table:style-name="ce2" office:value-type="float" office:value="-0.05958101" calcext:value-type="float">
            <text:p>-5.96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1493725" calcext:value-type="float">
            <text:p>1.49E-02</text:p>
          </table:table-cell>
          <table:table-cell table:style-name="ce2" office:value-type="float" office:value="-0.05020187" calcext:value-type="float">
            <text:p>-5.02E-02</text:p>
          </table:table-cell>
          <table:table-cell table:style-name="ce2"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-0.01706995" calcext:value-type="float">
            <text:p>-1.71E-02</text:p>
          </table:table-cell>
          <table:table-cell table:style-name="ce2" office:value-type="float" office:value="-0.06350519" calcext:value-type="float">
            <text:p>-6.35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-0.001411063" calcext:value-type="float">
            <text:p>-1.41E-03</text:p>
          </table:table-cell>
          <table:table-cell table:style-name="ce2" office:value-type="float" office:value="-0.03892771" calcext:value-type="float">
            <text:p>-3.89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01277151" calcext:value-type="float">
            <text:p>1.28E-03</text:p>
          </table:table-cell>
          <table:table-cell table:style-name="ce2" office:value-type="float" office:value="-0.04618243" calcext:value-type="float">
            <text:p>-4.62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6319712" calcext:value-type="float">
            <text:p>6.32E-02</text:p>
          </table:table-cell>
          <table:table-cell table:style-name="ce2" office:value-type="float" office:value="-0.08910193" calcext:value-type="float">
            <text:p>-8.91E-02</text:p>
          </table:table-cell>
          <table:table-cell table:number-columns-repeated="6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8705005" calcext:value-type="float">
            <text:p>8.71E-02</text:p>
          </table:table-cell>
          <table:table-cell table:style-name="ce2" office:value-type="float" office:value="-0.07479042" calcext:value-type="float">
            <text:p>-7.48E-02</text:p>
          </table:table-cell>
          <table:table-cell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7570159" calcext:value-type="float">
            <text:p>7.57E-02</text:p>
          </table:table-cell>
          <table:table-cell table:style-name="ce2" office:value-type="float" office:value="-0.08053489" calcext:value-type="float">
            <text:p>-8.05E-02</text:p>
          </table:table-cell>
          <table:table-cell/>
          <table:table-cell table:style-name="ce2" office:value-type="float" office:value="2.54" calcext:value-type="float">
            <text:p>2.54E+00</text:p>
          </table:table-cell>
          <table:table-cell table:style-name="ce2" office:value-type="float" office:value="0.05820109" calcext:value-type="float">
            <text:p>5.82E-02</text:p>
          </table:table-cell>
          <table:table-cell table:style-name="ce2" office:value-type="float" office:value="-0.07854169" calcext:value-type="float">
            <text:p>-7.85E-02</text:p>
          </table:table-cell>
          <table:table-cell/>
          <table:table-cell table:style-name="ce2" office:value-type="float" office:value="8.78" calcext:value-type="float">
            <text:p>8.78E+00</text:p>
          </table:table-cell>
          <table:table-cell table:style-name="ce2" office:value-type="float" office:value="0.06660073" calcext:value-type="float">
            <text:p>6.66E-02</text:p>
          </table:table-cell>
          <table:table-cell table:style-name="ce2" office:value-type="float" office:value="-0.07927111" calcext:value-type="float">
            <text:p>-7.93E-02</text:p>
          </table:table-cell>
          <table:table-cell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800703" calcext:value-type="float">
            <text:p>-8.01E-03</text:p>
          </table:table-cell>
          <table:table-cell table:style-name="ce2" office:value-type="float" office:value="-0.06644853" calcext:value-type="float">
            <text:p>-6.64E-02</text:p>
          </table:table-cell>
          <table:table-cell table:style-name="ce2"/>
          <table:table-cell table:style-name="ce2" office:value-type="float" office:value="11.12" calcext:value-type="float">
            <text:p>1.11E+01</text:p>
          </table:table-cell>
          <table:table-cell table:style-name="ce2" office:value-type="float" office:value="-0.006225379" calcext:value-type="float">
            <text:p>-6.23E-03</text:p>
          </table:table-cell>
          <table:table-cell table:style-name="ce2" office:value-type="float" office:value="-0.08060584" calcext:value-type="float">
            <text:p>-8.06E-02</text:p>
          </table:table-cell>
          <table:table-cell table:style-name="ce2"/>
          <table:table-cell table:style-name="ce2" office:value-type="float" office:value="5.04" calcext:value-type="float">
            <text:p>5.04E+00</text:p>
          </table:table-cell>
          <table:table-cell table:style-name="ce2" office:value-type="float" office:value="-0.002301358" calcext:value-type="float">
            <text:p>-2.30E-03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1080738" calcext:value-type="float">
            <text:p>1.08E-02</text:p>
          </table:table-cell>
          <table:table-cell table:style-name="ce2" office:value-type="float" office:value="-0.0783332" calcext:value-type="float">
            <text:p>-7.83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-0.004384086" calcext:value-type="float">
            <text:p>-4.38E-03</text:p>
          </table:table-cell>
          <table:table-cell table:style-name="ce2" office:value-type="float" office:value="-0.06557912" calcext:value-type="float">
            <text:p>-6.56E-02</text:p>
          </table:table-cell>
          <table:table-cell table:style-name="ce2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02082844" calcext:value-type="float">
            <text:p>2.08E-03</text:p>
          </table:table-cell>
          <table:table-cell table:style-name="ce2" office:value-type="float" office:value="-0.05529737" calcext:value-type="float">
            <text:p>-5.53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-0.002786965" calcext:value-type="float">
            <text:p>-2.79E-03</text:p>
          </table:table-cell>
          <table:table-cell table:style-name="ce2" office:value-type="float" office:value="-0.06007737" calcext:value-type="float">
            <text:p>-6.01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4160056" calcext:value-type="float">
            <text:p>4.16E-03</text:p>
          </table:table-cell>
          <table:table-cell table:style-name="ce2" office:value-type="float" office:value="-0.0495283" calcext:value-type="float">
            <text:p>-4.95E-02</text:p>
          </table:table-cell>
          <table:table-cell table:style-name="ce2"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-0.01442073" calcext:value-type="float">
            <text:p>-1.44E-02</text:p>
          </table:table-cell>
          <table:table-cell table:style-name="ce2" office:value-type="float" office:value="-0.06349118" calcext:value-type="float">
            <text:p>-6.35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03853382" calcext:value-type="float">
            <text:p>3.85E-03</text:p>
          </table:table-cell>
          <table:table-cell table:style-name="ce2" office:value-type="float" office:value="-0.03468691" calcext:value-type="float">
            <text:p>-3.47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02098758" calcext:value-type="float">
            <text:p>2.10E-03</text:p>
          </table:table-cell>
          <table:table-cell table:style-name="ce2" office:value-type="float" office:value="-0.04766133" calcext:value-type="float">
            <text:p>-4.77E-02</text:p>
          </table:table-cell>
          <table:table-cell table:style-name="ce2"/>
          <table:table-cell table:number-columns-repeated="955"/>
        </table:table-row>
        <table:table-row table:style-name="ro1"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6293534" calcext:value-type="float">
            <text:p>6.29E-02</text:p>
          </table:table-cell>
          <table:table-cell table:style-name="ce2" office:value-type="float" office:value="-0.08779174" calcext:value-type="float">
            <text:p>-8.78E-02</text:p>
          </table:table-cell>
          <table:table-cell table:number-columns-repeated="6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5424463" calcext:value-type="float">
            <text:p>5.42E-02</text:p>
          </table:table-cell>
          <table:table-cell table:style-name="ce2" office:value-type="float" office:value="-0.07791475" calcext:value-type="float">
            <text:p>-7.79E-02</text:p>
          </table:table-cell>
          <table:table-cell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7302507" calcext:value-type="float">
            <text:p>7.30E-02</text:p>
          </table:table-cell>
          <table:table-cell table:style-name="ce2" office:value-type="float" office:value="-0.07971134" calcext:value-type="float">
            <text:p>-7.97E-02</text:p>
          </table:table-cell>
          <table:table-cell/>
          <table:table-cell table:style-name="ce2" office:value-type="float" office:value="2.56" calcext:value-type="float">
            <text:p>2.56E+00</text:p>
          </table:table-cell>
          <table:table-cell table:style-name="ce2" office:value-type="float" office:value="0.06390327" calcext:value-type="float">
            <text:p>6.39E-02</text:p>
          </table:table-cell>
          <table:table-cell table:style-name="ce2" office:value-type="float" office:value="-0.0769437" calcext:value-type="float">
            <text:p>-7.69E-02</text:p>
          </table:table-cell>
          <table:table-cell/>
          <table:table-cell table:style-name="ce2" office:value-type="float" office:value="8.8" calcext:value-type="float">
            <text:p>8.80E+00</text:p>
          </table:table-cell>
          <table:table-cell table:style-name="ce2" office:value-type="float" office:value="0.07358568" calcext:value-type="float">
            <text:p>7.36E-02</text:p>
          </table:table-cell>
          <table:table-cell table:style-name="ce2" office:value-type="float" office:value="-0.07927111" calcext:value-type="float">
            <text:p>-7.93E-02</text:p>
          </table:table-cell>
          <table:table-cell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-0.01085568" calcext:value-type="float">
            <text:p>-1.09E-02</text:p>
          </table:table-cell>
          <table:table-cell table:style-name="ce2" office:value-type="float" office:value="-0.0687549" calcext:value-type="float">
            <text:p>-6.88E-02</text:p>
          </table:table-cell>
          <table:table-cell table:style-name="ce2"/>
          <table:table-cell table:style-name="ce2" office:value-type="float" office:value="11.14" calcext:value-type="float">
            <text:p>1.11E+01</text:p>
          </table:table-cell>
          <table:table-cell table:style-name="ce2" office:value-type="float" office:value="-0.003634278" calcext:value-type="float">
            <text:p>-3.63E-03</text:p>
          </table:table-cell>
          <table:table-cell table:style-name="ce2" office:value-type="float" office:value="-0.08085501" calcext:value-type="float">
            <text:p>-8.09E-02</text:p>
          </table:table-cell>
          <table:table-cell table:style-name="ce2"/>
          <table:table-cell table:style-name="ce2" office:value-type="float" office:value="5.06" calcext:value-type="float">
            <text:p>5.06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7153387" calcext:value-type="float">
            <text:p>-7.15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08362251" calcext:value-type="float">
            <text:p>8.36E-03</text:p>
          </table:table-cell>
          <table:table-cell table:style-name="ce2" office:value-type="float" office:value="-0.08118584" calcext:value-type="float">
            <text:p>-8.12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3138611" calcext:value-type="float">
            <text:p>-3.14E-03</text:p>
          </table:table-cell>
          <table:table-cell table:style-name="ce2" office:value-type="float" office:value="-0.06586653" calcext:value-type="float">
            <text:p>-6.59E-02</text:p>
          </table:table-cell>
          <table:table-cell table:style-name="ce2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0.007522921" calcext:value-type="float">
            <text:p>7.52E-03</text:p>
          </table:table-cell>
          <table:table-cell table:style-name="ce2" office:value-type="float" office:value="-0.05951343" calcext:value-type="float">
            <text:p>-5.95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3716829" calcext:value-type="float">
            <text:p>3.72E-03</text:p>
          </table:table-cell>
          <table:table-cell table:style-name="ce2" office:value-type="float" office:value="-0.06136155" calcext:value-type="float">
            <text:p>-6.14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9279221" calcext:value-type="float">
            <text:p>9.28E-03</text:p>
          </table:table-cell>
          <table:table-cell table:style-name="ce2" office:value-type="float" office:value="-0.05168373" calcext:value-type="float">
            <text:p>-5.17E-02</text:p>
          </table:table-cell>
          <table:table-cell table:style-name="ce2"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-0.001941079" calcext:value-type="float">
            <text:p>-1.94E-03</text:p>
          </table:table-cell>
          <table:table-cell table:style-name="ce2" office:value-type="float" office:value="-0.05511607" calcext:value-type="float">
            <text:p>-5.51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-0.00009495194" calcext:value-type="float">
            <text:p>-9.50E-05</text:p>
          </table:table-cell>
          <table:table-cell table:style-name="ce2" office:value-type="float" office:value="-0.03454067" calcext:value-type="float">
            <text:p>-3.45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4552515" calcext:value-type="float">
            <text:p>-4.5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6465905" calcext:value-type="float">
            <text:p>6.47E-02</text:p>
          </table:table-cell>
          <table:table-cell table:style-name="ce2" office:value-type="float" office:value="-0.07413952" calcext:value-type="float">
            <text:p>-7.41E-02</text:p>
          </table:table-cell>
          <table:table-cell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7178975" calcext:value-type="float">
            <text:p>7.18E-02</text:p>
          </table:table-cell>
          <table:table-cell table:style-name="ce2" office:value-type="float" office:value="-0.07662305" calcext:value-type="float">
            <text:p>-7.66E-02</text:p>
          </table:table-cell>
          <table:table-cell/>
          <table:table-cell table:style-name="ce2" office:value-type="float" office:value="2.58" calcext:value-type="float">
            <text:p>2.58E+00</text:p>
          </table:table-cell>
          <table:table-cell table:style-name="ce2" office:value-type="float" office:value="0.06988327" calcext:value-type="float">
            <text:p>6.99E-02</text:p>
          </table:table-cell>
          <table:table-cell table:style-name="ce2" office:value-type="float" office:value="-0.07794075" calcext:value-type="float">
            <text:p>-7.79E-02</text:p>
          </table:table-cell>
          <table:table-cell/>
          <table:table-cell table:style-name="ce2" office:value-type="float" office:value="8.82" calcext:value-type="float">
            <text:p>8.82E+00</text:p>
          </table:table-cell>
          <table:table-cell table:style-name="ce2" office:value-type="float" office:value="0.05864113" calcext:value-type="float">
            <text:p>5.86E-02</text:p>
          </table:table-cell>
          <table:table-cell table:style-name="ce2" office:value-type="float" office:value="-0.08349457" calcext:value-type="float">
            <text:p>-8.35E-02</text:p>
          </table:table-cell>
          <table:table-cell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-0.009676277" calcext:value-type="float">
            <text:p>-9.68E-03</text:p>
          </table:table-cell>
          <table:table-cell table:style-name="ce2" office:value-type="float" office:value="-0.0746631" calcext:value-type="float">
            <text:p>-7.47E-02</text:p>
          </table:table-cell>
          <table:table-cell table:style-name="ce2"/>
          <table:table-cell table:style-name="ce2" office:value-type="float" office:value="11.16" calcext:value-type="float">
            <text:p>1.12E+01</text:p>
          </table:table-cell>
          <table:table-cell table:style-name="ce2" office:value-type="float" office:value="-0.004321638" calcext:value-type="float">
            <text:p>-4.32E-03</text:p>
          </table:table-cell>
          <table:table-cell table:style-name="ce2" office:value-type="float" office:value="-0.08017993" calcext:value-type="float">
            <text:p>-8.02E-02</text:p>
          </table:table-cell>
          <table:table-cell table:style-name="ce2"/>
          <table:table-cell table:style-name="ce2" office:value-type="float" office:value="5.08" calcext:value-type="float">
            <text:p>5.08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249277" calcext:value-type="float">
            <text:p>-7.25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7547209" calcext:value-type="float">
            <text:p>7.55E-03</text:p>
          </table:table-cell>
          <table:table-cell table:style-name="ce2" office:value-type="float" office:value="-0.08091416" calcext:value-type="float">
            <text:p>-8.09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-0.004384086" calcext:value-type="float">
            <text:p>-4.38E-03</text:p>
          </table:table-cell>
          <table:table-cell table:style-name="ce2" office:value-type="float" office:value="-0.06433364" calcext:value-type="float">
            <text:p>-6.43E-02</text:p>
          </table:table-cell>
          <table:table-cell table:style-name="ce2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0.001130831" calcext:value-type="float">
            <text:p>1.13E-03</text:p>
          </table:table-cell>
          <table:table-cell table:style-name="ce2" office:value-type="float" office:value="-0.0644095" calcext:value-type="float">
            <text:p>-6.44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-0.00206159" calcext:value-type="float">
            <text:p>-2.06E-03</text:p>
          </table:table-cell>
          <table:table-cell table:style-name="ce2" office:value-type="float" office:value="-0.0606745" calcext:value-type="float">
            <text:p>-6.07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591135" calcext:value-type="float">
            <text:p>5.91E-03</text:p>
          </table:table-cell>
          <table:table-cell table:style-name="ce2" office:value-type="float" office:value="-0.05303088" calcext:value-type="float">
            <text:p>-5.30E-02</text:p>
          </table:table-cell>
          <table:table-cell table:style-name="ce2"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-0.003625672" calcext:value-type="float">
            <text:p>-3.63E-03</text:p>
          </table:table-cell>
          <table:table-cell table:style-name="ce2" office:value-type="float" office:value="-0.05536582" calcext:value-type="float">
            <text:p>-5.54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04584556" calcext:value-type="float">
            <text:p>4.58E-03</text:p>
          </table:table-cell>
          <table:table-cell table:style-name="ce2" office:value-type="float" office:value="-0.03497938" calcext:value-type="float">
            <text:p>-3.50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4174576" calcext:value-type="float">
            <text:p>-4.1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0.06804374" calcext:value-type="float">
            <text:p>6.80E-02</text:p>
          </table:table-cell>
          <table:table-cell table:style-name="ce2" office:value-type="float" office:value="-0.07218681" calcext:value-type="float">
            <text:p>-7.22E-02</text:p>
          </table:table-cell>
          <table:table-cell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6890734" calcext:value-type="float">
            <text:p>6.89E-02</text:p>
          </table:table-cell>
          <table:table-cell table:style-name="ce2" office:value-type="float" office:value="-0.07950546" calcext:value-type="float">
            <text:p>-7.95E-02</text:p>
          </table:table-cell>
          <table:table-cell/>
          <table:table-cell table:style-name="ce2" office:value-type="float" office:value="2.6" calcext:value-type="float">
            <text:p>2.60E+00</text:p>
          </table:table-cell>
          <table:table-cell table:style-name="ce2" office:value-type="float" office:value="0.07378398" calcext:value-type="float">
            <text:p>7.38E-02</text:p>
          </table:table-cell>
          <table:table-cell table:style-name="ce2" office:value-type="float" office:value="-0.07869261" calcext:value-type="float">
            <text:p>-7.87E-02</text:p>
          </table:table-cell>
          <table:table-cell/>
          <table:table-cell table:style-name="ce2" office:value-type="float" office:value="8.84" calcext:value-type="float">
            <text:p>8.84E+00</text:p>
          </table:table-cell>
          <table:table-cell table:style-name="ce2" office:value-type="float" office:value="0.06838758" calcext:value-type="float">
            <text:p>6.84E-02</text:p>
          </table:table-cell>
          <table:table-cell table:style-name="ce2" office:value-type="float" office:value="-0.08235748" calcext:value-type="float">
            <text:p>-8.24E-02</text:p>
          </table:table-cell>
          <table:table-cell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-0.01021298" calcext:value-type="float">
            <text:p>-1.02E-02</text:p>
          </table:table-cell>
          <table:table-cell table:style-name="ce2" office:value-type="float" office:value="-0.08077214" calcext:value-type="float">
            <text:p>-8.08E-02</text:p>
          </table:table-cell>
          <table:table-cell table:style-name="ce2"/>
          <table:table-cell table:style-name="ce2" office:value-type="float" office:value="11.18" calcext:value-type="float">
            <text:p>1.12E+01</text:p>
          </table:table-cell>
          <table:table-cell table:style-name="ce2" office:value-type="float" office:value="-0.005715997" calcext:value-type="float">
            <text:p>-5.72E-03</text:p>
          </table:table-cell>
          <table:table-cell table:style-name="ce2" office:value-type="float" office:value="-0.07664984" calcext:value-type="float">
            <text:p>-7.66E-02</text:p>
          </table:table-cell>
          <table:table-cell table:style-name="ce2"/>
          <table:table-cell table:style-name="ce2" office:value-type="float" office:value="5.1" calcext:value-type="float">
            <text:p>5.10E+00</text:p>
          </table:table-cell>
          <table:table-cell table:style-name="ce2" office:value-type="float" office:value="0.001534238" calcext:value-type="float">
            <text:p>1.53E-03</text:p>
          </table:table-cell>
          <table:table-cell table:style-name="ce2" office:value-type="float" office:value="-0.07402701" calcext:value-type="float">
            <text:p>-7.40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0.007275528" calcext:value-type="float">
            <text:p>7.28E-03</text:p>
          </table:table-cell>
          <table:table-cell table:style-name="ce2" office:value-type="float" office:value="-0.08009912" calcext:value-type="float">
            <text:p>-8.01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-0.001030884" calcext:value-type="float">
            <text:p>-1.03E-03</text:p>
          </table:table-cell>
          <table:table-cell table:style-name="ce2" office:value-type="float" office:value="-0.06011819" calcext:value-type="float">
            <text:p>-6.01E-02</text:p>
          </table:table-cell>
          <table:table-cell table:style-name="ce2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-0.001861211" calcext:value-type="float">
            <text:p>-1.86E-03</text:p>
          </table:table-cell>
          <table:table-cell table:style-name="ce2" office:value-type="float" office:value="-0.06726554" calcext:value-type="float">
            <text:p>-6.73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0227114" calcext:value-type="float">
            <text:p>2.27E-03</text:p>
          </table:table-cell>
          <table:table-cell table:style-name="ce2" office:value-type="float" office:value="-0.06100935" calcext:value-type="float">
            <text:p>-6.10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9683366" calcext:value-type="float">
            <text:p>9.68E-03</text:p>
          </table:table-cell>
          <table:table-cell table:style-name="ce2" office:value-type="float" office:value="-0.04979773" calcext:value-type="float">
            <text:p>-4.98E-02</text:p>
          </table:table-cell>
          <table:table-cell table:style-name="ce2"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-0.004457147" calcext:value-type="float">
            <text:p>-4.46E-03</text:p>
          </table:table-cell>
          <table:table-cell table:style-name="ce2" office:value-type="float" office:value="-0.05753782" calcext:value-type="float">
            <text:p>-5.75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-0.004043286" calcext:value-type="float">
            <text:p>-4.04E-03</text:p>
          </table:table-cell>
          <table:table-cell table:style-name="ce2" office:value-type="float" office:value="-0.03878148" calcext:value-type="float">
            <text:p>-3.88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5056542" calcext:value-type="float">
            <text:p>5.06E-03</text:p>
          </table:table-cell>
          <table:table-cell table:style-name="ce2" office:value-type="float" office:value="-0.04174576" calcext:value-type="float">
            <text:p>-4.1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0.06999644" calcext:value-type="float">
            <text:p>7.00E-02</text:p>
          </table:table-cell>
          <table:table-cell table:style-name="ce2" office:value-type="float" office:value="-0.07453006" calcext:value-type="float">
            <text:p>-7.45E-02</text:p>
          </table:table-cell>
          <table:table-cell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6973089" calcext:value-type="float">
            <text:p>6.97E-02</text:p>
          </table:table-cell>
          <table:table-cell table:style-name="ce2" office:value-type="float" office:value="-0.08218198" calcext:value-type="float">
            <text:p>-8.22E-02</text:p>
          </table:table-cell>
          <table:table-cell/>
          <table:table-cell table:style-name="ce2" office:value-type="float" office:value="2.62" calcext:value-type="float">
            <text:p>2.62E+00</text:p>
          </table:table-cell>
          <table:table-cell table:style-name="ce2" office:value-type="float" office:value="0.07092564" calcext:value-type="float">
            <text:p>7.09E-02</text:p>
          </table:table-cell>
          <table:table-cell table:style-name="ce2" office:value-type="float" office:value="-0.07845287" calcext:value-type="float">
            <text:p>-7.85E-02</text:p>
          </table:table-cell>
          <table:table-cell/>
          <table:table-cell table:style-name="ce2" office:value-type="float" office:value="8.86" calcext:value-type="float">
            <text:p>8.86E+00</text:p>
          </table:table-cell>
          <table:table-cell table:style-name="ce2" office:value-type="float" office:value="0.06400167" calcext:value-type="float">
            <text:p>6.40E-02</text:p>
          </table:table-cell>
          <table:table-cell table:style-name="ce2" office:value-type="float" office:value="-0.08089552" calcext:value-type="float">
            <text:p>-8.09E-02</text:p>
          </table:table-cell>
          <table:table-cell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-0.009051425" calcext:value-type="float">
            <text:p>-9.05E-03</text:p>
          </table:table-cell>
          <table:table-cell table:style-name="ce2" office:value-type="float" office:value="-0.08362749" calcext:value-type="float">
            <text:p>-8.36E-02</text:p>
          </table:table-cell>
          <table:table-cell table:style-name="ce2"/>
          <table:table-cell table:style-name="ce2" office:value-type="float" office:value="11.2" calcext:value-type="float">
            <text:p>1.12E+01</text:p>
          </table:table-cell>
          <table:table-cell table:style-name="ce2" office:value-type="float" office:value="-0.003823302" calcext:value-type="float">
            <text:p>-3.82E-03</text:p>
          </table:table-cell>
          <table:table-cell table:style-name="ce2" office:value-type="float" office:value="-0.07499772" calcext:value-type="float">
            <text:p>-7.50E-02</text:p>
          </table:table-cell>
          <table:table-cell table:style-name="ce2"/>
          <table:table-cell table:style-name="ce2" office:value-type="float" office:value="5.12" calcext:value-type="float">
            <text:p>5.12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460235" calcext:value-type="float">
            <text:p>-7.46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2249437" calcext:value-type="float">
            <text:p>2.25E-03</text:p>
          </table:table-cell>
          <table:table-cell table:style-name="ce2" office:value-type="float" office:value="-0.07874072" calcext:value-type="float">
            <text:p>-7.87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-0.002563776" calcext:value-type="float">
            <text:p>-2.56E-03</text:p>
          </table:table-cell>
          <table:table-cell table:style-name="ce2" office:value-type="float" office:value="-0.06586653" calcext:value-type="float">
            <text:p>-6.59E-02</text:p>
          </table:table-cell>
          <table:table-cell table:style-name="ce2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05533263" calcext:value-type="float">
            <text:p>-5.53E-03</text:p>
          </table:table-cell>
          <table:table-cell table:style-name="ce2" office:value-type="float" office:value="-0.06984958" calcext:value-type="float">
            <text:p>-6.98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-0.008698693" calcext:value-type="float">
            <text:p>-8.70E-03</text:p>
          </table:table-cell>
          <table:table-cell table:style-name="ce2" office:value-type="float" office:value="-0.05722576" calcext:value-type="float">
            <text:p>-5.72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4833631" calcext:value-type="float">
            <text:p>4.83E-03</text:p>
          </table:table-cell>
          <table:table-cell table:style-name="ce2" office:value-type="float" office:value="-0.05006716" calcext:value-type="float">
            <text:p>-5.01E-02</text:p>
          </table:table-cell>
          <table:table-cell table:style-name="ce2"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-0.004226494" calcext:value-type="float">
            <text:p>-4.23E-03</text:p>
          </table:table-cell>
          <table:table-cell table:style-name="ce2" office:value-type="float" office:value="-0.05560984" calcext:value-type="float">
            <text:p>-5.56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-0.003604583" calcext:value-type="float">
            <text:p>-3.60E-03</text:p>
          </table:table-cell>
          <table:table-cell table:style-name="ce2" office:value-type="float" office:value="-0.04082876" calcext:value-type="float">
            <text:p>-4.08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111283" calcext:value-type="float">
            <text:p>1.11E-03</text:p>
          </table:table-cell>
          <table:table-cell table:style-name="ce2" office:value-type="float" office:value="-0.04043119" calcext:value-type="float">
            <text:p>-4.0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0.07012662" calcext:value-type="float">
            <text:p>7.01E-02</text:p>
          </table:table-cell>
          <table:table-cell table:style-name="ce2" office:value-type="float" office:value="-0.0762224" calcext:value-type="float">
            <text:p>-7.62E-02</text:p>
          </table:table-cell>
          <table:table-cell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7055443" calcext:value-type="float">
            <text:p>7.06E-02</text:p>
          </table:table-cell>
          <table:table-cell table:style-name="ce2" office:value-type="float" office:value="-0.08341729" calcext:value-type="float">
            <text:p>-8.34E-02</text:p>
          </table:table-cell>
          <table:table-cell/>
          <table:table-cell table:style-name="ce2" office:value-type="float" office:value="2.64" calcext:value-type="float">
            <text:p>2.64E+00</text:p>
          </table:table-cell>
          <table:table-cell table:style-name="ce2" office:value-type="float" office:value="0.0786908" calcext:value-type="float">
            <text:p>7.87E-02</text:p>
          </table:table-cell>
          <table:table-cell table:style-name="ce2" office:value-type="float" office:value="-0.0747629" calcext:value-type="float">
            <text:p>-7.48E-02</text:p>
          </table:table-cell>
          <table:table-cell/>
          <table:table-cell table:style-name="ce2" office:value-type="float" office:value="8.88" calcext:value-type="float">
            <text:p>8.88E+00</text:p>
          </table:table-cell>
          <table:table-cell table:style-name="ce2" office:value-type="float" office:value="0.08057064" calcext:value-type="float">
            <text:p>8.06E-02</text:p>
          </table:table-cell>
          <table:table-cell table:style-name="ce2" office:value-type="float" office:value="-0.08300725" calcext:value-type="float">
            <text:p>-8.30E-02</text:p>
          </table:table-cell>
          <table:table-cell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-0.01096838" calcext:value-type="float">
            <text:p>-1.10E-02</text:p>
          </table:table-cell>
          <table:table-cell table:style-name="ce2" office:value-type="float" office:value="-0.08211222" calcext:value-type="float">
            <text:p>-8.21E-02</text:p>
          </table:table-cell>
          <table:table-cell table:style-name="ce2"/>
          <table:table-cell table:style-name="ce2" office:value-type="float" office:value="11.22" calcext:value-type="float">
            <text:p>1.12E+01</text:p>
          </table:table-cell>
          <table:table-cell table:style-name="ce2" office:value-type="float" office:value="0.008977546" calcext:value-type="float">
            <text:p>8.98E-03</text:p>
          </table:table-cell>
          <table:table-cell table:style-name="ce2" office:value-type="float" office:value="-0.07420112" calcext:value-type="float">
            <text:p>-7.42E-02</text:p>
          </table:table-cell>
          <table:table-cell table:style-name="ce2"/>
          <table:table-cell table:style-name="ce2" office:value-type="float" office:value="5.14" calcext:value-type="float">
            <text:p>5.14E+00</text:p>
          </table:table-cell>
          <table:table-cell table:style-name="ce2" office:value-type="float" office:value="-0.006328734" calcext:value-type="float">
            <text:p>-6.33E-03</text:p>
          </table:table-cell>
          <table:table-cell table:style-name="ce2" office:value-type="float" office:value="-0.07556125" calcext:value-type="float">
            <text:p>-7.56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374368" calcext:value-type="float">
            <text:p>3.74E-03</text:p>
          </table:table-cell>
          <table:table-cell table:style-name="ce2" office:value-type="float" office:value="-0.07724648" calcext:value-type="float">
            <text:p>-7.72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-0.001893136" calcext:value-type="float">
            <text:p>-1.89E-03</text:p>
          </table:table-cell>
          <table:table-cell table:style-name="ce2" office:value-type="float" office:value="-0.0669204" calcext:value-type="float">
            <text:p>-6.69E-02</text:p>
          </table:table-cell>
          <table:table-cell table:style-name="ce2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08389303" calcext:value-type="float">
            <text:p>-8.39E-03</text:p>
          </table:table-cell>
          <table:table-cell table:style-name="ce2" office:value-type="float" office:value="-0.06685753" calcext:value-type="float">
            <text:p>-6.69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02991453" calcext:value-type="float">
            <text:p>2.99E-03</text:p>
          </table:table-cell>
          <table:table-cell table:style-name="ce2" office:value-type="float" office:value="-0.06076442" calcext:value-type="float">
            <text:p>-6.08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118388" calcext:value-type="float">
            <text:p>1.18E-02</text:p>
          </table:table-cell>
          <table:table-cell table:style-name="ce2" office:value-type="float" office:value="-0.047777" calcext:value-type="float">
            <text:p>-4.78E-02</text:p>
          </table:table-cell>
          <table:table-cell table:style-name="ce2"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-0.006390217" calcext:value-type="float">
            <text:p>-6.39E-03</text:p>
          </table:table-cell>
          <table:table-cell table:style-name="ce2" office:value-type="float" office:value="-0.05634381" calcext:value-type="float">
            <text:p>-5.63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-0.002873409" calcext:value-type="float">
            <text:p>-2.87E-03</text:p>
          </table:table-cell>
          <table:table-cell table:style-name="ce2" office:value-type="float" office:value="-0.04097499" calcext:value-type="float">
            <text:p>-4.10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08835933" calcext:value-type="float">
            <text:p>8.84E-03</text:p>
          </table:table-cell>
          <table:table-cell table:style-name="ce2" office:value-type="float" office:value="-0.03911662" calcext:value-type="float">
            <text:p>-3.91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0.06986626" calcext:value-type="float">
            <text:p>6.99E-02</text:p>
          </table:table-cell>
          <table:table-cell table:style-name="ce2" office:value-type="float" office:value="-0.0736188" calcext:value-type="float">
            <text:p>-7.36E-02</text:p>
          </table:table-cell>
          <table:table-cell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7426038" calcext:value-type="float">
            <text:p>7.43E-02</text:p>
          </table:table-cell>
          <table:table-cell table:style-name="ce2" office:value-type="float" office:value="-0.0848585" calcext:value-type="float">
            <text:p>-8.49E-02</text:p>
          </table:table-cell>
          <table:table-cell/>
          <table:table-cell table:style-name="ce2" office:value-type="float" office:value="2.66" calcext:value-type="float">
            <text:p>2.66E+00</text:p>
          </table:table-cell>
          <table:table-cell table:style-name="ce2" office:value-type="float" office:value="0.06756061" calcext:value-type="float">
            <text:p>6.76E-02</text:p>
          </table:table-cell>
          <table:table-cell table:style-name="ce2" office:value-type="float" office:value="-0.08003454" calcext:value-type="float">
            <text:p>-8.00E-02</text:p>
          </table:table-cell>
          <table:table-cell/>
          <table:table-cell table:style-name="ce2" office:value-type="float" office:value="8.9" calcext:value-type="float">
            <text:p>8.90E+00</text:p>
          </table:table-cell>
          <table:table-cell table:style-name="ce2" office:value-type="float" office:value="0.07813402" calcext:value-type="float">
            <text:p>7.81E-02</text:p>
          </table:table-cell>
          <table:table-cell table:style-name="ce2" office:value-type="float" office:value="-0.08625606" calcext:value-type="float">
            <text:p>-8.63E-02</text:p>
          </table:table-cell>
          <table:table-cell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-0.01460033" calcext:value-type="float">
            <text:p>-1.46E-02</text:p>
          </table:table-cell>
          <table:table-cell table:style-name="ce2" office:value-type="float" office:value="-0.08098861" calcext:value-type="float">
            <text:p>-8.10E-02</text:p>
          </table:table-cell>
          <table:table-cell table:style-name="ce2"/>
          <table:table-cell table:style-name="ce2" office:value-type="float" office:value="11.24" calcext:value-type="float">
            <text:p>1.12E+01</text:p>
          </table:table-cell>
          <table:table-cell table:style-name="ce2" office:value-type="float" office:value="0.01157601" calcext:value-type="float">
            <text:p>1.16E-02</text:p>
          </table:table-cell>
          <table:table-cell table:style-name="ce2" office:value-type="float" office:value="-0.07526776" calcext:value-type="float">
            <text:p>-7.53E-02</text:p>
          </table:table-cell>
          <table:table-cell table:style-name="ce2"/>
          <table:table-cell table:style-name="ce2" office:value-type="float" office:value="5.16" calcext:value-type="float">
            <text:p>5.16E+00</text:p>
          </table:table-cell>
          <table:table-cell table:style-name="ce2" office:value-type="float" office:value="-0.01457527" calcext:value-type="float">
            <text:p>-1.46E-02</text:p>
          </table:table-cell>
          <table:table-cell table:style-name="ce2" office:value-type="float" office:value="-0.07575302" calcext:value-type="float">
            <text:p>-7.58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07551939" calcext:value-type="float">
            <text:p>7.55E-04</text:p>
          </table:table-cell>
          <table:table-cell table:style-name="ce2" office:value-type="float" office:value="-0.07643143" calcext:value-type="float">
            <text:p>-7.64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5004879" calcext:value-type="float">
            <text:p>5.00E-03</text:p>
          </table:table-cell>
          <table:table-cell table:style-name="ce2" office:value-type="float" office:value="-0.05762724" calcext:value-type="float">
            <text:p>-5.76E-02</text:p>
          </table:table-cell>
          <table:table-cell table:style-name="ce2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0.008474934" calcext:value-type="float">
            <text:p>8.47E-03</text:p>
          </table:table-cell>
          <table:table-cell table:style-name="ce2" office:value-type="float" office:value="-0.05692939" calcext:value-type="float">
            <text:p>-5.69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04448712" calcext:value-type="float">
            <text:p>4.45E-03</text:p>
          </table:table-cell>
          <table:table-cell table:style-name="ce2" office:value-type="float" office:value="-0.06304132" calcext:value-type="float">
            <text:p>-6.30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4968346" calcext:value-type="float">
            <text:p>4.97E-03</text:p>
          </table:table-cell>
          <table:table-cell table:style-name="ce2" office:value-type="float" office:value="-0.05127959" calcext:value-type="float">
            <text:p>-5.13E-02</text:p>
          </table:table-cell>
          <table:table-cell table:style-name="ce2"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-0.007002496" calcext:value-type="float">
            <text:p>-7.00E-03</text:p>
          </table:table-cell>
          <table:table-cell table:style-name="ce2" office:value-type="float" office:value="-0.05442029" calcext:value-type="float">
            <text:p>-5.44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-0.003019644" calcext:value-type="float">
            <text:p>-3.02E-03</text:p>
          </table:table-cell>
          <table:table-cell table:style-name="ce2" office:value-type="float" office:value="-0.03819654" calcext:value-type="float">
            <text:p>-3.82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0357765" calcext:value-type="float">
            <text:p>3.58E-03</text:p>
          </table:table-cell>
          <table:table-cell table:style-name="ce2" office:value-type="float" office:value="-0.04552515" calcext:value-type="float">
            <text:p>-4.5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0.06986626" calcext:value-type="float">
            <text:p>6.99E-02</text:p>
          </table:table-cell>
          <table:table-cell table:style-name="ce2" office:value-type="float" office:value="-0.0729679" calcext:value-type="float">
            <text:p>-7.30E-02</text:p>
          </table:table-cell>
          <table:table-cell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7487804" calcext:value-type="float">
            <text:p>7.49E-02</text:p>
          </table:table-cell>
          <table:table-cell table:style-name="ce2" office:value-type="float" office:value="-0.08424084" calcext:value-type="float">
            <text:p>-8.42E-02</text:p>
          </table:table-cell>
          <table:table-cell/>
          <table:table-cell table:style-name="ce2" office:value-type="float" office:value="2.68" calcext:value-type="float">
            <text:p>2.68E+00</text:p>
          </table:table-cell>
          <table:table-cell table:style-name="ce2" office:value-type="float" office:value="0.06969247" calcext:value-type="float">
            <text:p>6.97E-02</text:p>
          </table:table-cell>
          <table:table-cell table:style-name="ce2" office:value-type="float" office:value="-0.08781058" calcext:value-type="float">
            <text:p>-8.78E-02</text:p>
          </table:table-cell>
          <table:table-cell/>
          <table:table-cell table:style-name="ce2" office:value-type="float" office:value="8.92" calcext:value-type="float">
            <text:p>8.92E+00</text:p>
          </table:table-cell>
          <table:table-cell table:style-name="ce2" office:value-type="float" office:value="0.07163639" calcext:value-type="float">
            <text:p>7.16E-02</text:p>
          </table:table-cell>
          <table:table-cell table:style-name="ce2" office:value-type="float" office:value="-0.08511898" calcext:value-type="float">
            <text:p>-8.51E-02</text:p>
          </table:table-cell>
          <table:table-cell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-0.01746684" calcext:value-type="float">
            <text:p>-1.75E-02</text:p>
          </table:table-cell>
          <table:table-cell table:style-name="ce2" office:value-type="float" office:value="-0.08024213" calcext:value-type="float">
            <text:p>-8.02E-02</text:p>
          </table:table-cell>
          <table:table-cell table:style-name="ce2"/>
          <table:table-cell table:style-name="ce2" office:value-type="float" office:value="11.26" calcext:value-type="float">
            <text:p>1.13E+01</text:p>
          </table:table-cell>
          <table:table-cell table:style-name="ce2" office:value-type="float" office:value="0.0112937" calcext:value-type="float">
            <text:p>1.13E-02</text:p>
          </table:table-cell>
          <table:table-cell table:style-name="ce2" office:value-type="float" office:value="-0.07418026" calcext:value-type="float">
            <text:p>-7.42E-02</text:p>
          </table:table-cell>
          <table:table-cell table:style-name="ce2"/>
          <table:table-cell table:style-name="ce2" office:value-type="float" office:value="5.18" calcext:value-type="float">
            <text:p>5.18E+00</text:p>
          </table:table-cell>
          <table:table-cell table:style-name="ce2" office:value-type="float" office:value="-0.01726018" calcext:value-type="float">
            <text:p>-1.73E-02</text:p>
          </table:table-cell>
          <table:table-cell table:style-name="ce2" office:value-type="float" office:value="-0.07613658" calcext:value-type="float">
            <text:p>-7.61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5645445" calcext:value-type="float">
            <text:p>5.65E-03</text:p>
          </table:table-cell>
          <table:table-cell table:style-name="ce2" office:value-type="float" office:value="-0.07289959" calcext:value-type="float">
            <text:p>-7.29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02992958" calcext:value-type="float">
            <text:p>2.99E-03</text:p>
          </table:table-cell>
          <table:table-cell table:style-name="ce2" office:value-type="float" office:value="-0.05628596" calcext:value-type="float">
            <text:p>-5.63E-02</text:p>
          </table:table-cell>
          <table:table-cell table:style-name="ce2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0.01214699" calcext:value-type="float">
            <text:p>1.21E-02</text:p>
          </table:table-cell>
          <table:table-cell table:style-name="ce2" office:value-type="float" office:value="-0.05692939" calcext:value-type="float">
            <text:p>-5.69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02302955" calcext:value-type="float">
            <text:p>2.30E-03</text:p>
          </table:table-cell>
          <table:table-cell table:style-name="ce2" office:value-type="float" office:value="-0.06630226" calcext:value-type="float">
            <text:p>-6.63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9548651" calcext:value-type="float">
            <text:p>9.55E-03</text:p>
          </table:table-cell>
          <table:table-cell table:style-name="ce2" office:value-type="float" office:value="-0.05491689" calcext:value-type="float">
            <text:p>-5.49E-02</text:p>
          </table:table-cell>
          <table:table-cell table:style-name="ce2"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0.001870955" calcext:value-type="float">
            <text:p>1.87E-03</text:p>
          </table:table-cell>
          <table:table-cell table:style-name="ce2" office:value-type="float" office:value="-0.04726847" calcext:value-type="float">
            <text:p>-4.73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6339371" calcext:value-type="float">
            <text:p>6.34E-03</text:p>
          </table:table-cell>
          <table:table-cell table:style-name="ce2" office:value-type="float" office:value="-0.04024382" calcext:value-type="float">
            <text:p>-4.02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-0.00003741971" calcext:value-type="float">
            <text:p>-3.74E-05</text:p>
          </table:table-cell>
          <table:table-cell table:style-name="ce2" office:value-type="float" office:value="-0.04585379" calcext:value-type="float">
            <text:p>-4.5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0.06674193" calcext:value-type="float">
            <text:p>6.67E-02</text:p>
          </table:table-cell>
          <table:table-cell table:style-name="ce2" office:value-type="float" office:value="-0.07765439" calcext:value-type="float">
            <text:p>-7.77E-02</text:p>
          </table:table-cell>
          <table:table-cell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6746614" calcext:value-type="float">
            <text:p>6.75E-02</text:p>
          </table:table-cell>
          <table:table-cell table:style-name="ce2" office:value-type="float" office:value="-0.07394653" calcext:value-type="float">
            <text:p>-7.39E-02</text:p>
          </table:table-cell>
          <table:table-cell/>
          <table:table-cell table:style-name="ce2" office:value-type="float" office:value="2.7" calcext:value-type="float">
            <text:p>2.70E+00</text:p>
          </table:table-cell>
          <table:table-cell table:style-name="ce2" office:value-type="float" office:value="0.07463555" calcext:value-type="float">
            <text:p>7.46E-02</text:p>
          </table:table-cell>
          <table:table-cell table:style-name="ce2" office:value-type="float" office:value="-0.08907456" calcext:value-type="float">
            <text:p>-8.91E-02</text:p>
          </table:table-cell>
          <table:table-cell/>
          <table:table-cell table:style-name="ce2" office:value-type="float" office:value="8.94" calcext:value-type="float">
            <text:p>8.94E+00</text:p>
          </table:table-cell>
          <table:table-cell table:style-name="ce2" office:value-type="float" office:value="0.07179883" calcext:value-type="float">
            <text:p>7.18E-02</text:p>
          </table:table-cell>
          <table:table-cell table:style-name="ce2" office:value-type="float" office:value="-0.08495654" calcext:value-type="float">
            <text:p>-8.50E-02</text:p>
          </table:table-cell>
          <table:table-cell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-0.01958018" calcext:value-type="float">
            <text:p>-1.96E-02</text:p>
          </table:table-cell>
          <table:table-cell table:style-name="ce2" office:value-type="float" office:value="-0.07777397" calcext:value-type="float">
            <text:p>-7.78E-02</text:p>
          </table:table-cell>
          <table:table-cell table:style-name="ce2"/>
          <table:table-cell table:style-name="ce2" office:value-type="float" office:value="11.28" calcext:value-type="float">
            <text:p>1.13E+01</text:p>
          </table:table-cell>
          <table:table-cell table:style-name="ce2" office:value-type="float" office:value="0.01004295" calcext:value-type="float">
            <text:p>1.00E-02</text:p>
          </table:table-cell>
          <table:table-cell table:style-name="ce2" office:value-type="float" office:value="-0.07146641" calcext:value-type="float">
            <text:p>-7.15E-02</text:p>
          </table:table-cell>
          <table:table-cell table:style-name="ce2"/>
          <table:table-cell table:style-name="ce2" office:value-type="float" office:value="5.2" calcext:value-type="float">
            <text:p>5.20E+00</text:p>
          </table:table-cell>
          <table:table-cell table:style-name="ce2" office:value-type="float" office:value="-0.01860264" calcext:value-type="float">
            <text:p>-1.86E-02</text:p>
          </table:table-cell>
          <table:table-cell table:style-name="ce2" office:value-type="float" office:value="-0.07134209" calcext:value-type="float">
            <text:p>-7.13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5645445" calcext:value-type="float">
            <text:p>5.65E-03</text:p>
          </table:table-cell>
          <table:table-cell table:style-name="ce2" office:value-type="float" office:value="-0.07480135" calcext:value-type="float">
            <text:p>-7.48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01187851" calcext:value-type="float">
            <text:p>1.19E-04</text:p>
          </table:table-cell>
          <table:table-cell table:style-name="ce2" office:value-type="float" office:value="-0.05513629" calcext:value-type="float">
            <text:p>-5.51E-02</text:p>
          </table:table-cell>
          <table:table-cell table:style-name="ce2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0.01690705" calcext:value-type="float">
            <text:p>1.69E-02</text:p>
          </table:table-cell>
          <table:table-cell table:style-name="ce2" office:value-type="float" office:value="-0.05869742" calcext:value-type="float">
            <text:p>-5.87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6653039" calcext:value-type="float">
            <text:p>6.65E-03</text:p>
          </table:table-cell>
          <table:table-cell table:style-name="ce2" office:value-type="float" office:value="-0.06952415" calcext:value-type="float">
            <text:p>-6.95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03621197" calcext:value-type="float">
            <text:p>3.62E-03</text:p>
          </table:table-cell>
          <table:table-cell table:style-name="ce2" office:value-type="float" office:value="-0.05532104" calcext:value-type="float">
            <text:p>-5.53E-02</text:p>
          </table:table-cell>
          <table:table-cell table:style-name="ce2"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0.002697975" calcext:value-type="float">
            <text:p>2.70E-03</text:p>
          </table:table-cell>
          <table:table-cell table:style-name="ce2" office:value-type="float" office:value="-0.04425354" calcext:value-type="float">
            <text:p>-4.43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-0.005505632" calcext:value-type="float">
            <text:p>-5.51E-03</text:p>
          </table:table-cell>
          <table:table-cell table:style-name="ce2" office:value-type="float" office:value="-0.04155993" calcext:value-type="float">
            <text:p>-4.16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07357041" calcext:value-type="float">
            <text:p>7.36E-03</text:p>
          </table:table-cell>
          <table:table-cell table:style-name="ce2" office:value-type="float" office:value="-0.04404626" calcext:value-type="float">
            <text:p>-4.4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6583067" calcext:value-type="float">
            <text:p>6.58E-02</text:p>
          </table:table-cell>
          <table:table-cell table:style-name="ce2" office:value-type="float" office:value="-0.0848143" calcext:value-type="float">
            <text:p>-8.48E-02</text:p>
          </table:table-cell>
          <table:table-cell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6787791" calcext:value-type="float">
            <text:p>6.79E-02</text:p>
          </table:table-cell>
          <table:table-cell table:style-name="ce2" office:value-type="float" office:value="-0.07024058" calcext:value-type="float">
            <text:p>-7.02E-02</text:p>
          </table:table-cell>
          <table:table-cell/>
          <table:table-cell table:style-name="ce2" office:value-type="float" office:value="2.72" calcext:value-type="float">
            <text:p>2.72E+00</text:p>
          </table:table-cell>
          <table:table-cell table:style-name="ce2" office:value-type="float" office:value="0.07232014" calcext:value-type="float">
            <text:p>7.23E-02</text:p>
          </table:table-cell>
          <table:table-cell table:style-name="ce2" office:value-type="float" office:value="-0.09220709" calcext:value-type="float">
            <text:p>-9.22E-02</text:p>
          </table:table-cell>
          <table:table-cell/>
          <table:table-cell table:style-name="ce2" office:value-type="float" office:value="8.96" calcext:value-type="float">
            <text:p>8.96E+00</text:p>
          </table:table-cell>
          <table:table-cell table:style-name="ce2" office:value-type="float" office:value="0.06952466" calcext:value-type="float">
            <text:p>6.95E-02</text:p>
          </table:table-cell>
          <table:table-cell table:style-name="ce2" office:value-type="float" office:value="-0.08576874" calcext:value-type="float">
            <text:p>-8.58E-02</text:p>
          </table:table-cell>
          <table:table-cell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-0.01306052" calcext:value-type="float">
            <text:p>-1.31E-02</text:p>
          </table:table-cell>
          <table:table-cell table:style-name="ce2" office:value-type="float" office:value="-0.08326932" calcext:value-type="float">
            <text:p>-8.33E-02</text:p>
          </table:table-cell>
          <table:table-cell table:style-name="ce2"/>
          <table:table-cell table:style-name="ce2" office:value-type="float" office:value="11.3" calcext:value-type="float">
            <text:p>1.13E+01</text:p>
          </table:table-cell>
          <table:table-cell table:style-name="ce2" office:value-type="float" office:value="0.004860752" calcext:value-type="float">
            <text:p>4.86E-03</text:p>
          </table:table-cell>
          <table:table-cell table:style-name="ce2" office:value-type="float" office:value="-0.07096808" calcext:value-type="float">
            <text:p>-7.10E-02</text:p>
          </table:table-cell>
          <table:table-cell table:style-name="ce2"/>
          <table:table-cell table:style-name="ce2" office:value-type="float" office:value="5.22" calcext:value-type="float">
            <text:p>5.22E+00</text:p>
          </table:table-cell>
          <table:table-cell table:style-name="ce2" office:value-type="float" office:value="-0.007479413" calcext:value-type="float">
            <text:p>-7.48E-03</text:p>
          </table:table-cell>
          <table:table-cell table:style-name="ce2" office:value-type="float" office:value="-0.07287633" calcext:value-type="float">
            <text:p>-7.29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09041452" calcext:value-type="float">
            <text:p>9.04E-03</text:p>
          </table:table-cell>
          <table:table-cell table:style-name="ce2" office:value-type="float" office:value="-0.07588807" calcext:value-type="float">
            <text:p>-7.59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-0.00179733" calcext:value-type="float">
            <text:p>-1.80E-03</text:p>
          </table:table-cell>
          <table:table-cell table:style-name="ce2" office:value-type="float" office:value="-0.0570524" calcext:value-type="float">
            <text:p>-5.71E-02</text:p>
          </table:table-cell>
          <table:table-cell table:style-name="ce2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01674838" calcext:value-type="float">
            <text:p>1.67E-03</text:p>
          </table:table-cell>
          <table:table-cell table:style-name="ce2" office:value-type="float" office:value="-0.06808155" calcext:value-type="float">
            <text:p>-6.81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4026109" calcext:value-type="float">
            <text:p>4.03E-03</text:p>
          </table:table-cell>
          <table:table-cell table:style-name="ce2" office:value-type="float" office:value="-0.07278797" calcext:value-type="float">
            <text:p>-7.28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09548651" calcext:value-type="float">
            <text:p>9.55E-03</text:p>
          </table:table-cell>
          <table:table-cell table:style-name="ce2" office:value-type="float" office:value="-0.05505161" calcext:value-type="float">
            <text:p>-5.51E-02</text:p>
          </table:table-cell>
          <table:table-cell table:style-name="ce2"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-0.002204831" calcext:value-type="float">
            <text:p>-2.20E-03</text:p>
          </table:table-cell>
          <table:table-cell table:style-name="ce2" office:value-type="float" office:value="-0.05078226" calcext:value-type="float">
            <text:p>-5.08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06046902" calcext:value-type="float">
            <text:p>6.05E-03</text:p>
          </table:table-cell>
          <table:table-cell table:style-name="ce2" office:value-type="float" office:value="-0.0414137" calcext:value-type="float">
            <text:p>-4.14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03323847" calcext:value-type="float">
            <text:p>-3.32E-03</text:p>
          </table:table-cell>
          <table:table-cell table:style-name="ce2" office:value-type="float" office:value="-0.04240304" calcext:value-type="float">
            <text:p>-4.2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6752302" calcext:value-type="float">
            <text:p>6.75E-02</text:p>
          </table:table-cell>
          <table:table-cell table:style-name="ce2" office:value-type="float" office:value="-0.08976115" calcext:value-type="float">
            <text:p>-8.98E-02</text:p>
          </table:table-cell>
          <table:table-cell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7117209" calcext:value-type="float">
            <text:p>7.12E-02</text:p>
          </table:table-cell>
          <table:table-cell table:style-name="ce2" office:value-type="float" office:value="-0.07188767" calcext:value-type="float">
            <text:p>-7.19E-02</text:p>
          </table:table-cell>
          <table:table-cell table:number-columns-repeated="5"/>
          <table:table-cell table:style-name="ce2" office:value-type="float" office:value="8.98" calcext:value-type="float">
            <text:p>8.98E+00</text:p>
          </table:table-cell>
          <table:table-cell table:style-name="ce2" office:value-type="float" office:value="0.06335191" calcext:value-type="float">
            <text:p>6.34E-02</text:p>
          </table:table-cell>
          <table:table-cell table:style-name="ce2" office:value-type="float" office:value="-0.09129173" calcext:value-type="float">
            <text:p>-9.13E-02</text:p>
          </table:table-cell>
          <table:table-cell table:number-columns-repeated="5"/>
          <table:table-cell table:style-name="ce2" office:value-type="float" office:value="11.32" calcext:value-type="float">
            <text:p>1.13E+01</text:p>
          </table:table-cell>
          <table:table-cell table:style-name="ce2" office:value-type="float" office:value="0.0006396265" calcext:value-type="float">
            <text:p>6.40E-04</text:p>
          </table:table-cell>
          <table:table-cell table:style-name="ce2" office:value-type="float" office:value="-0.07127862" calcext:value-type="float">
            <text:p>-7.13E-02</text:p>
          </table:table-cell>
          <table:table-cell table:style-name="ce2"/>
          <table:table-cell table:style-name="ce2" office:value-type="float" office:value="5.24" calcext:value-type="float">
            <text:p>5.24E+00</text:p>
          </table:table-cell>
          <table:table-cell table:style-name="ce2" office:value-type="float" office:value="-0.009013651" calcext:value-type="float">
            <text:p>-9.01E-03</text:p>
          </table:table-cell>
          <table:table-cell table:style-name="ce2" office:value-type="float" office:value="-0.07249277" calcext:value-type="float">
            <text:p>-7.25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6052965" calcext:value-type="float">
            <text:p>6.05E-03</text:p>
          </table:table-cell>
          <table:table-cell table:style-name="ce2" office:value-type="float" office:value="-0.07955576" calcext:value-type="float">
            <text:p>-7.96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6875035" calcext:value-type="float">
            <text:p>-6.88E-03</text:p>
          </table:table-cell>
          <table:table-cell table:style-name="ce2" office:value-type="float" office:value="-0.05781885" calcext:value-type="float">
            <text:p>-5.78E-02</text:p>
          </table:table-cell>
          <table:table-cell table:style-name="ce2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0.006706909" calcext:value-type="float">
            <text:p>6.71E-03</text:p>
          </table:table-cell>
          <table:table-cell table:style-name="ce2" office:value-type="float" office:value="-0.06563352" calcext:value-type="float">
            <text:p>-6.56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3307241" calcext:value-type="float">
            <text:p>3.31E-03</text:p>
          </table:table-cell>
          <table:table-cell table:style-name="ce2" office:value-type="float" office:value="-0.07327349" calcext:value-type="float">
            <text:p>-7.33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02812908" calcext:value-type="float">
            <text:p>2.81E-03</text:p>
          </table:table-cell>
          <table:table-cell table:style-name="ce2" office:value-type="float" office:value="-0.05343503" calcext:value-type="float">
            <text:p>-5.34E-02</text:p>
          </table:table-cell>
          <table:table-cell table:style-name="ce2"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-0.001465768" calcext:value-type="float">
            <text:p>-1.47E-03</text:p>
          </table:table-cell>
          <table:table-cell table:style-name="ce2" office:value-type="float" office:value="-0.05390934" calcext:value-type="float">
            <text:p>-5.39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-0.00638304" calcext:value-type="float">
            <text:p>-6.38E-03</text:p>
          </table:table-cell>
          <table:table-cell table:style-name="ce2" office:value-type="float" office:value="-0.04039006" calcext:value-type="float">
            <text:p>-4.04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00784187" calcext:value-type="float">
            <text:p>7.84E-04</text:p>
          </table:table-cell>
          <table:table-cell table:style-name="ce2" office:value-type="float" office:value="-0.04191008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6791356" calcext:value-type="float">
            <text:p>6.79E-02</text:p>
          </table:table-cell>
          <table:table-cell table:style-name="ce2" office:value-type="float" office:value="-0.09236475" calcext:value-type="float">
            <text:p>-9.24E-02</text:p>
          </table:table-cell>
          <table:table-cell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7323095" calcext:value-type="float">
            <text:p>7.32E-02</text:p>
          </table:table-cell>
          <table:table-cell table:style-name="ce2" office:value-type="float" office:value="-0.07559362" calcext:value-type="float">
            <text:p>-7.56E-02</text:p>
          </table:table-cell>
          <table:table-cell table:number-columns-repeated="5"/>
          <table:table-cell table:style-name="ce2" office:value-type="float" office:value="9" calcext:value-type="float">
            <text:p>9.00E+00</text:p>
          </table:table-cell>
          <table:table-cell table:style-name="ce2" office:value-type="float" office:value="0.06367679" calcext:value-type="float">
            <text:p>6.37E-02</text:p>
          </table:table-cell>
          <table:table-cell table:style-name="ce2" office:value-type="float" office:value="-0.09259125" calcext:value-type="float">
            <text:p>-9.26E-02</text:p>
          </table:table-cell>
          <table:table-cell table:number-columns-repeated="5"/>
          <table:table-cell table:style-name="ce2" office:value-type="float" office:value="11.34" calcext:value-type="float">
            <text:p>1.13E+01</text:p>
          </table:table-cell>
          <table:table-cell table:style-name="ce2" office:value-type="float" office:value="0.0008973864" calcext:value-type="float">
            <text:p>8.97E-04</text:p>
          </table:table-cell>
          <table:table-cell table:style-name="ce2" office:value-type="float" office:value="-0.06964123" calcext:value-type="float">
            <text:p>-6.96E-02</text:p>
          </table:table-cell>
          <table:table-cell table:style-name="ce2"/>
          <table:table-cell table:style-name="ce2" office:value-type="float" office:value="5.26" calcext:value-type="float">
            <text:p>5.26E+00</text:p>
          </table:table-cell>
          <table:table-cell table:style-name="ce2" office:value-type="float" office:value="0.01073967" calcext:value-type="float">
            <text:p>1.07E-02</text:p>
          </table:table-cell>
          <table:table-cell table:style-name="ce2" office:value-type="float" office:value="-0.06808183" calcext:value-type="float">
            <text:p>-6.81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822641" calcext:value-type="float">
            <text:p>8.23E-03</text:p>
          </table:table-cell>
          <table:table-cell table:style-name="ce2" office:value-type="float" office:value="-0.08268009" calcext:value-type="float">
            <text:p>-8.27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1032404" calcext:value-type="float">
            <text:p>-1.03E-02</text:p>
          </table:table-cell>
          <table:table-cell table:style-name="ce2" office:value-type="float" office:value="-0.0603098" calcext:value-type="float">
            <text:p>-6.03E-02</text:p>
          </table:table-cell>
          <table:table-cell table:style-name="ce2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00722825" calcext:value-type="float">
            <text:p>7.23E-04</text:p>
          </table:table-cell>
          <table:table-cell table:style-name="ce2" office:value-type="float" office:value="-0.07311362" calcext:value-type="float">
            <text:p>-7.31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2925392" calcext:value-type="float">
            <text:p>2.93E-03</text:p>
          </table:table-cell>
          <table:table-cell table:style-name="ce2" office:value-type="float" office:value="-0.06978715" calcext:value-type="float">
            <text:p>-6.98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0564192" calcext:value-type="float">
            <text:p>5.64E-03</text:p>
          </table:table-cell>
          <table:table-cell table:style-name="ce2" office:value-type="float" office:value="-0.04966301" calcext:value-type="float">
            <text:p>-4.97E-02</text:p>
          </table:table-cell>
          <table:table-cell table:style-name="ce2"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-0.003143996" calcext:value-type="float">
            <text:p>-3.14E-03</text:p>
          </table:table-cell>
          <table:table-cell table:style-name="ce2" office:value-type="float" office:value="-0.05536328" calcext:value-type="float">
            <text:p>-5.54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-0.005798102" calcext:value-type="float">
            <text:p>-5.80E-03</text:p>
          </table:table-cell>
          <table:table-cell table:style-name="ce2" office:value-type="float" office:value="-0.04082876" calcext:value-type="float">
            <text:p>-4.08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05788667" calcext:value-type="float">
            <text:p>-5.79E-03</text:p>
          </table:table-cell>
          <table:table-cell table:style-name="ce2" office:value-type="float" office:value="-0.04026687" calcext:value-type="float">
            <text:p>-4.0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6700229" calcext:value-type="float">
            <text:p>6.70E-02</text:p>
          </table:table-cell>
          <table:table-cell table:style-name="ce2" office:value-type="float" office:value="-0.09509854" calcext:value-type="float">
            <text:p>-9.51E-02</text:p>
          </table:table-cell>
          <table:table-cell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7590747" calcext:value-type="float">
            <text:p>7.59E-02</text:p>
          </table:table-cell>
          <table:table-cell table:style-name="ce2" office:value-type="float" office:value="-0.08094666" calcext:value-type="float">
            <text:p>-8.09E-02</text:p>
          </table:table-cell>
          <table:table-cell table:number-columns-repeated="5"/>
          <table:table-cell table:style-name="ce2" office:value-type="float" office:value="9.02" calcext:value-type="float">
            <text:p>9.02E+00</text:p>
          </table:table-cell>
          <table:table-cell table:style-name="ce2" office:value-type="float" office:value="0.06335191" calcext:value-type="float">
            <text:p>6.34E-02</text:p>
          </table:table-cell>
          <table:table-cell table:style-name="ce2" office:value-type="float" office:value="-0.09291614" calcext:value-type="float">
            <text:p>-9.29E-02</text:p>
          </table:table-cell>
          <table:table-cell table:number-columns-repeated="5"/>
          <table:table-cell table:style-name="ce2" office:value-type="float" office:value="11.36" calcext:value-type="float">
            <text:p>1.14E+01</text:p>
          </table:table-cell>
          <table:table-cell table:style-name="ce2" office:value-type="float" office:value="0.001442364" calcext:value-type="float">
            <text:p>1.44E-03</text:p>
          </table:table-cell>
          <table:table-cell table:style-name="ce2" office:value-type="float" office:value="-0.06963632" calcext:value-type="float">
            <text:p>-6.96E-02</text:p>
          </table:table-cell>
          <table:table-cell table:style-name="ce2"/>
          <table:table-cell table:style-name="ce2" office:value-type="float" office:value="5.28" calcext:value-type="float">
            <text:p>5.28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8534202" calcext:value-type="float">
            <text:p>-8.53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1148658" calcext:value-type="float">
            <text:p>1.15E-02</text:p>
          </table:table-cell>
          <table:table-cell table:style-name="ce2" office:value-type="float" office:value="-0.08159337" calcext:value-type="float">
            <text:p>-8.16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07783246" calcext:value-type="float">
            <text:p>7.78E-03</text:p>
          </table:table-cell>
          <table:table-cell table:style-name="ce2" office:value-type="float" office:value="-0.06040561" calcext:value-type="float">
            <text:p>-6.04E-02</text:p>
          </table:table-cell>
          <table:table-cell table:style-name="ce2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0.003986871" calcext:value-type="float">
            <text:p>3.99E-03</text:p>
          </table:table-cell>
          <table:table-cell table:style-name="ce2" office:value-type="float" office:value="-0.06889756" calcext:value-type="float">
            <text:p>-6.89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-0.001772556" calcext:value-type="float">
            <text:p>-1.77E-03</text:p>
          </table:table-cell>
          <table:table-cell table:style-name="ce2" office:value-type="float" office:value="-0.06873271" calcext:value-type="float">
            <text:p>-6.87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1902112" calcext:value-type="float">
            <text:p>-1.90E-03</text:p>
          </table:table-cell>
          <table:table-cell table:style-name="ce2" office:value-type="float" office:value="-0.05127959" calcext:value-type="float">
            <text:p>-5.13E-02</text:p>
          </table:table-cell>
          <table:table-cell table:style-name="ce2"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-0.00373527" calcext:value-type="float">
            <text:p>-3.74E-03</text:p>
          </table:table-cell>
          <table:table-cell table:style-name="ce2" office:value-type="float" office:value="-0.05741358" calcext:value-type="float">
            <text:p>-5.74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-0.002142236" calcext:value-type="float">
            <text:p>-2.14E-03</text:p>
          </table:table-cell>
          <table:table-cell table:style-name="ce2" office:value-type="float" office:value="-0.04272981" calcext:value-type="float">
            <text:p>-4.27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-0.0003660624" calcext:value-type="float">
            <text:p>-3.66E-04</text:p>
          </table:table-cell>
          <table:table-cell table:style-name="ce2" office:value-type="float" office:value="-0.03993822" calcext:value-type="float">
            <text:p>-3.9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0.06726266" calcext:value-type="float">
            <text:p>6.73E-02</text:p>
          </table:table-cell>
          <table:table-cell table:style-name="ce2" office:value-type="float" office:value="-0.09770215" calcext:value-type="float">
            <text:p>-9.77E-02</text:p>
          </table:table-cell>
          <table:table-cell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0.07446627" calcext:value-type="float">
            <text:p>7.45E-02</text:p>
          </table:table-cell>
          <table:table-cell table:style-name="ce2" office:value-type="float" office:value="-0.0862997" calcext:value-type="float">
            <text:p>-8.63E-02</text:p>
          </table:table-cell>
          <table:table-cell table:number-columns-repeated="5"/>
          <table:table-cell table:style-name="ce2" office:value-type="float" office:value="9.04" calcext:value-type="float">
            <text:p>9.04E+00</text:p>
          </table:table-cell>
          <table:table-cell table:style-name="ce2" office:value-type="float" office:value="0.0617275" calcext:value-type="float">
            <text:p>6.17E-02</text:p>
          </table:table-cell>
          <table:table-cell table:style-name="ce2" office:value-type="float" office:value="-0.09112929" calcext:value-type="float">
            <text:p>-9.11E-02</text:p>
          </table:table-cell>
          <table:table-cell table:number-columns-repeated="5"/>
          <table:table-cell table:style-name="ce2" office:value-type="float" office:value="11.38" calcext:value-type="float">
            <text:p>1.14E+01</text:p>
          </table:table-cell>
          <table:table-cell table:style-name="ce2" office:value-type="float" office:value="0.0007856904" calcext:value-type="float">
            <text:p>7.86E-04</text:p>
          </table:table-cell>
          <table:table-cell table:style-name="ce2" office:value-type="float" office:value="-0.07236735" calcext:value-type="float">
            <text:p>-7.24E-02</text:p>
          </table:table-cell>
          <table:table-cell table:style-name="ce2"/>
          <table:table-cell table:style-name="ce2" office:value-type="float" office:value="5.3" calcext:value-type="float">
            <text:p>5.30E+00</text:p>
          </table:table-cell>
          <table:table-cell table:style-name="ce2" office:value-type="float" office:value="0.003835596" calcext:value-type="float">
            <text:p>3.84E-03</text:p>
          </table:table-cell>
          <table:table-cell table:style-name="ce2" office:value-type="float" office:value="-0.09109541" calcext:value-type="float">
            <text:p>-9.11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1202994" calcext:value-type="float">
            <text:p>1.20E-02</text:p>
          </table:table-cell>
          <table:table-cell table:style-name="ce2" office:value-type="float" office:value="-0.07955576" calcext:value-type="float">
            <text:p>-7.96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8741303" calcext:value-type="float">
            <text:p>8.74E-03</text:p>
          </table:table-cell>
          <table:table-cell table:style-name="ce2" office:value-type="float" office:value="-0.05810627" calcext:value-type="float">
            <text:p>-5.81E-02</text:p>
          </table:table-cell>
          <table:table-cell table:style-name="ce2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-0.0005011922" calcext:value-type="float">
            <text:p>-5.01E-04</text:p>
          </table:table-cell>
          <table:table-cell table:style-name="ce2" office:value-type="float" office:value="-0.06672153" calcext:value-type="float">
            <text:p>-6.67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03717542" calcext:value-type="float">
            <text:p>3.72E-04</text:p>
          </table:table-cell>
          <table:table-cell table:style-name="ce2" office:value-type="float" office:value="-0.06523119" calcext:value-type="float">
            <text:p>-6.52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03755912" calcext:value-type="float">
            <text:p>3.76E-03</text:p>
          </table:table-cell>
          <table:table-cell table:style-name="ce2" office:value-type="float" office:value="-0.05289617" calcext:value-type="float">
            <text:p>-5.29E-02</text:p>
          </table:table-cell>
          <table:table-cell table:style-name="ce2"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-0.005434503" calcext:value-type="float">
            <text:p>-5.43E-03</text:p>
          </table:table-cell>
          <table:table-cell table:style-name="ce2" office:value-type="float" office:value="-0.05489369" calcext:value-type="float">
            <text:p>-5.49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02683506" calcext:value-type="float">
            <text:p>2.68E-03</text:p>
          </table:table-cell>
          <table:table-cell table:style-name="ce2" office:value-type="float" office:value="-0.04272981" calcext:value-type="float">
            <text:p>-4.27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-0.004638418" calcext:value-type="float">
            <text:p>-4.64E-03</text:p>
          </table:table-cell>
          <table:table-cell table:style-name="ce2" office:value-type="float" office:value="-0.04059551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0.06557031" calcext:value-type="float">
            <text:p>6.56E-02</text:p>
          </table:table-cell>
          <table:table-cell table:style-name="ce2" office:value-type="float" office:value="-0.09874359" calcext:value-type="float">
            <text:p>-9.87E-02</text:p>
          </table:table-cell>
          <table:table-cell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740545" calcext:value-type="float">
            <text:p>7.41E-02</text:p>
          </table:table-cell>
          <table:table-cell table:style-name="ce2" office:value-type="float" office:value="-0.0877409" calcext:value-type="float">
            <text:p>-8.77E-02</text:p>
          </table:table-cell>
          <table:table-cell table:number-columns-repeated="5"/>
          <table:table-cell table:style-name="ce2" office:value-type="float" office:value="9.06" calcext:value-type="float">
            <text:p>9.06E+00</text:p>
          </table:table-cell>
          <table:table-cell table:style-name="ce2" office:value-type="float" office:value="0.06806269" calcext:value-type="float">
            <text:p>6.81E-02</text:p>
          </table:table-cell>
          <table:table-cell table:style-name="ce2" office:value-type="float" office:value="-0.08934244" calcext:value-type="float">
            <text:p>-8.93E-02</text:p>
          </table:table-cell>
          <table:table-cell table:number-columns-repeated="5"/>
          <table:table-cell table:style-name="ce2" office:value-type="float" office:value="11.4" calcext:value-type="float">
            <text:p>1.14E+01</text:p>
          </table:table-cell>
          <table:table-cell table:style-name="ce2" office:value-type="float" office:value="-0.01036427" calcext:value-type="float">
            <text:p>-1.04E-02</text:p>
          </table:table-cell>
          <table:table-cell table:style-name="ce2" office:value-type="float" office:value="-0.0749204" calcext:value-type="float">
            <text:p>-7.49E-02</text:p>
          </table:table-cell>
          <table:table-cell table:style-name="ce2"/>
          <table:table-cell table:style-name="ce2" office:value-type="float" office:value="5.32" calcext:value-type="float">
            <text:p>5.32E+00</text:p>
          </table:table-cell>
          <table:table-cell table:style-name="ce2" office:value-type="float" office:value="0.005369835" calcext:value-type="float">
            <text:p>5.37E-03</text:p>
          </table:table-cell>
          <table:table-cell table:style-name="ce2" office:value-type="float" office:value="-0.08476668" calcext:value-type="float">
            <text:p>-8.48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1501843" calcext:value-type="float">
            <text:p>1.50E-02</text:p>
          </table:table-cell>
          <table:table-cell table:style-name="ce2" office:value-type="float" office:value="-0.07670311" calcext:value-type="float">
            <text:p>-7.67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03330222" calcext:value-type="float">
            <text:p>-3.33E-03</text:p>
          </table:table-cell>
          <table:table-cell table:style-name="ce2" office:value-type="float" office:value="-0.05724402" calcext:value-type="float">
            <text:p>-5.72E-02</text:p>
          </table:table-cell>
          <table:table-cell table:style-name="ce2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0.001402835" calcext:value-type="float">
            <text:p>1.40E-03</text:p>
          </table:table-cell>
          <table:table-cell table:style-name="ce2" office:value-type="float" office:value="-0.06508951" calcext:value-type="float">
            <text:p>-6.51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4078432" calcext:value-type="float">
            <text:p>4.08E-03</text:p>
          </table:table-cell>
          <table:table-cell table:style-name="ce2" office:value-type="float" office:value="-0.06147968" calcext:value-type="float">
            <text:p>-6.15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-0.001767397" calcext:value-type="float">
            <text:p>-1.77E-03</text:p>
          </table:table-cell>
          <table:table-cell table:style-name="ce2" office:value-type="float" office:value="-0.05437803" calcext:value-type="float">
            <text:p>-5.44E-02</text:p>
          </table:table-cell>
          <table:table-cell table:style-name="ce2"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-0.002444396" calcext:value-type="float">
            <text:p>-2.44E-03</text:p>
          </table:table-cell>
          <table:table-cell table:style-name="ce2" office:value-type="float" office:value="-0.05102437" calcext:value-type="float">
            <text:p>-5.10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-0.01193996" calcext:value-type="float">
            <text:p>-1.19E-02</text:p>
          </table:table-cell>
          <table:table-cell table:style-name="ce2" office:value-type="float" office:value="-0.04346098" calcext:value-type="float">
            <text:p>-4.35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-0.01006102" calcext:value-type="float">
            <text:p>-1.01E-02</text:p>
          </table:table-cell>
          <table:table-cell table:style-name="ce2" office:value-type="float" office:value="-0.03632315" calcext:value-type="float">
            <text:p>-3.6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6570049" calcext:value-type="float">
            <text:p>6.57E-02</text:p>
          </table:table-cell>
          <table:table-cell table:style-name="ce2" office:value-type="float" office:value="-0.09952467" calcext:value-type="float">
            <text:p>-9.95E-02</text:p>
          </table:table-cell>
          <table:table-cell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0.07570159" calcext:value-type="float">
            <text:p>7.57E-02</text:p>
          </table:table-cell>
          <table:table-cell table:style-name="ce2" office:value-type="float" office:value="-0.08835856" calcext:value-type="float">
            <text:p>-8.84E-02</text:p>
          </table:table-cell>
          <table:table-cell table:number-columns-repeated="5"/>
          <table:table-cell table:style-name="ce2" office:value-type="float" office:value="9.08" calcext:value-type="float">
            <text:p>9.08E+00</text:p>
          </table:table-cell>
          <table:table-cell table:style-name="ce2" office:value-type="float" office:value="0.06400167" calcext:value-type="float">
            <text:p>6.40E-02</text:p>
          </table:table-cell>
          <table:table-cell table:style-name="ce2" office:value-type="float" office:value="-0.08804291" calcext:value-type="float">
            <text:p>-8.80E-02</text:p>
          </table:table-cell>
          <table:table-cell table:number-columns-repeated="5"/>
          <table:table-cell table:style-name="ce2" office:value-type="float" office:value="11.42" calcext:value-type="float">
            <text:p>1.14E+01</text:p>
          </table:table-cell>
          <table:table-cell table:style-name="ce2" office:value-type="float" office:value="-0.005317082" calcext:value-type="float">
            <text:p>-5.32E-03</text:p>
          </table:table-cell>
          <table:table-cell table:style-name="ce2" office:value-type="float" office:value="-0.0755562" calcext:value-type="float">
            <text:p>-7.56E-02</text:p>
          </table:table-cell>
          <table:table-cell table:style-name="ce2"/>
          <table:table-cell table:style-name="ce2" office:value-type="float" office:value="5.34" calcext:value-type="float">
            <text:p>5.34E+00</text:p>
          </table:table-cell>
          <table:table-cell table:style-name="ce2" office:value-type="float" office:value="-0.001150679" calcext:value-type="float">
            <text:p>-1.15E-03</text:p>
          </table:table-cell>
          <table:table-cell table:style-name="ce2" office:value-type="float" office:value="-0.07958862" calcext:value-type="float">
            <text:p>-7.96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1284498" calcext:value-type="float">
            <text:p>1.28E-02</text:p>
          </table:table-cell>
          <table:table-cell table:style-name="ce2" office:value-type="float" office:value="-0.07670311" calcext:value-type="float">
            <text:p>-7.67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-0.001893136" calcext:value-type="float">
            <text:p>-1.89E-03</text:p>
          </table:table-cell>
          <table:table-cell table:style-name="ce2" office:value-type="float" office:value="-0.06251333" calcext:value-type="float">
            <text:p>-6.25E-02</text:p>
          </table:table-cell>
          <table:table-cell table:style-name="ce2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1078697" calcext:value-type="float">
            <text:p>1.08E-02</text:p>
          </table:table-cell>
          <table:table-cell table:style-name="ce2" office:value-type="float" office:value="-0.06386549" calcext:value-type="float">
            <text:p>-6.39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5205848" calcext:value-type="float">
            <text:p>-5.21E-03</text:p>
          </table:table-cell>
          <table:table-cell table:style-name="ce2" office:value-type="float" office:value="-0.05792655" calcext:value-type="float">
            <text:p>-5.79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3351767" calcext:value-type="float">
            <text:p>3.35E-03</text:p>
          </table:table-cell>
          <table:table-cell table:style-name="ce2" office:value-type="float" office:value="-0.05868891" calcext:value-type="float">
            <text:p>-5.87E-02</text:p>
          </table:table-cell>
          <table:table-cell table:style-name="ce2"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-0.00798558" calcext:value-type="float">
            <text:p>-7.99E-03</text:p>
          </table:table-cell>
          <table:table-cell table:style-name="ce2" office:value-type="float" office:value="-0.0506924" calcext:value-type="float">
            <text:p>-5.07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01659863" calcext:value-type="float">
            <text:p>1.66E-03</text:p>
          </table:table-cell>
          <table:table-cell table:style-name="ce2" office:value-type="float" office:value="-0.04828673" calcext:value-type="float">
            <text:p>-4.83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00291223" calcext:value-type="float">
            <text:p>2.91E-04</text:p>
          </table:table-cell>
          <table:table-cell table:style-name="ce2" office:value-type="float" office:value="-0.03402265" calcext:value-type="float">
            <text:p>-3.4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0.06882482" calcext:value-type="float">
            <text:p>6.88E-02</text:p>
          </table:table-cell>
          <table:table-cell table:style-name="ce2" office:value-type="float" office:value="-0.09926431" calcext:value-type="float">
            <text:p>-9.93E-02</text:p>
          </table:table-cell>
          <table:table-cell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8455469" calcext:value-type="float">
            <text:p>8.46E-02</text:p>
          </table:table-cell>
          <table:table-cell table:style-name="ce2" office:value-type="float" office:value="-0.08403495" calcext:value-type="float">
            <text:p>-8.40E-02</text:p>
          </table:table-cell>
          <table:table-cell table:number-columns-repeated="5"/>
          <table:table-cell table:style-name="ce2" office:value-type="float" office:value="9.1" calcext:value-type="float">
            <text:p>9.10E+00</text:p>
          </table:table-cell>
          <table:table-cell table:style-name="ce2" office:value-type="float" office:value="0.07179883" calcext:value-type="float">
            <text:p>7.18E-02</text:p>
          </table:table-cell>
          <table:table-cell table:style-name="ce2" office:value-type="float" office:value="-0.08511898" calcext:value-type="float">
            <text:p>-8.51E-02</text:p>
          </table:table-cell>
          <table:table-cell table:number-columns-repeated="5"/>
          <table:table-cell table:style-name="ce2" office:value-type="float" office:value="11.44" calcext:value-type="float">
            <text:p>1.14E+01</text:p>
          </table:table-cell>
          <table:table-cell table:style-name="ce2" office:value-type="float" office:value="-0.003960774" calcext:value-type="float">
            <text:p>-3.96E-03</text:p>
          </table:table-cell>
          <table:table-cell table:style-name="ce2" office:value-type="float" office:value="-0.07486271" calcext:value-type="float">
            <text:p>-7.49E-02</text:p>
          </table:table-cell>
          <table:table-cell table:style-name="ce2"/>
          <table:table-cell table:style-name="ce2" office:value-type="float" office:value="5.36" calcext:value-type="float">
            <text:p>5.36E+00</text:p>
          </table:table-cell>
          <table:table-cell table:style-name="ce2" office:value-type="float" office:value="-0.002109578" calcext:value-type="float">
            <text:p>-2.11E-03</text:p>
          </table:table-cell>
          <table:table-cell table:style-name="ce2" office:value-type="float" office:value="-0.0769037" calcext:value-type="float">
            <text:p>-7.69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0.01311666" calcext:value-type="float">
            <text:p>1.31E-02</text:p>
          </table:table-cell>
          <table:table-cell table:style-name="ce2" office:value-type="float" office:value="-0.07045446" calcext:value-type="float">
            <text:p>-7.05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-0.004863114" calcext:value-type="float">
            <text:p>-4.86E-03</text:p>
          </table:table-cell>
          <table:table-cell table:style-name="ce2" office:value-type="float" office:value="-0.06759104" calcext:value-type="float">
            <text:p>-6.76E-02</text:p>
          </table:table-cell>
          <table:table-cell table:style-name="ce2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0.01527503" calcext:value-type="float">
            <text:p>1.53E-02</text:p>
          </table:table-cell>
          <table:table-cell table:style-name="ce2" office:value-type="float" office:value="-0.06087345" calcext:value-type="float">
            <text:p>-6.09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05697144" calcext:value-type="float">
            <text:p>-5.70E-03</text:p>
          </table:table-cell>
          <table:table-cell table:style-name="ce2" office:value-type="float" office:value="-0.05624534" calcext:value-type="float">
            <text:p>-5.62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6315494" calcext:value-type="float">
            <text:p>6.32E-03</text:p>
          </table:table-cell>
          <table:table-cell table:style-name="ce2" office:value-type="float" office:value="-0.05693761" calcext:value-type="float">
            <text:p>-5.69E-02</text:p>
          </table:table-cell>
          <table:table-cell table:style-name="ce2"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0.004645048" calcext:value-type="float">
            <text:p>4.65E-03</text:p>
          </table:table-cell>
          <table:table-cell table:style-name="ce2" office:value-type="float" office:value="-0.04809676" calcext:value-type="float">
            <text:p>-4.81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04877025" calcext:value-type="float">
            <text:p>4.88E-03</text:p>
          </table:table-cell>
          <table:table-cell table:style-name="ce2" office:value-type="float" office:value="-0.05004154" calcext:value-type="float">
            <text:p>-5.00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4141712" calcext:value-type="float">
            <text:p>-4.1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0.07116806" calcext:value-type="float">
            <text:p>7.12E-02</text:p>
          </table:table-cell>
          <table:table-cell table:style-name="ce2" office:value-type="float" office:value="-0.105513" calcext:value-type="float">
            <text:p>-1.06E-01</text:p>
          </table:table-cell>
          <table:table-cell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0.08764298" calcext:value-type="float">
            <text:p>8.76E-02</text:p>
          </table:table-cell>
          <table:table-cell table:style-name="ce2" office:value-type="float" office:value="-0.08650558" calcext:value-type="float">
            <text:p>-8.65E-02</text:p>
          </table:table-cell>
          <table:table-cell table:number-columns-repeated="5"/>
          <table:table-cell table:style-name="ce2" office:value-type="float" office:value="9.12" calcext:value-type="float">
            <text:p>9.12E+00</text:p>
          </table:table-cell>
          <table:table-cell table:style-name="ce2" office:value-type="float" office:value="0.07748426" calcext:value-type="float">
            <text:p>7.75E-02</text:p>
          </table:table-cell>
          <table:table-cell table:style-name="ce2" office:value-type="float" office:value="-0.0856063" calcext:value-type="float">
            <text:p>-8.56E-02</text:p>
          </table:table-cell>
          <table:table-cell table:number-columns-repeated="5"/>
          <table:table-cell table:style-name="ce2" office:value-type="float" office:value="11.46" calcext:value-type="float">
            <text:p>1.15E+01</text:p>
          </table:table-cell>
          <table:table-cell table:style-name="ce2" office:value-type="float" office:value="-0.004375645" calcext:value-type="float">
            <text:p>-4.38E-03</text:p>
          </table:table-cell>
          <table:table-cell table:style-name="ce2" office:value-type="float" office:value="-0.07418517" calcext:value-type="float">
            <text:p>-7.42E-02</text:p>
          </table:table-cell>
          <table:table-cell table:style-name="ce2"/>
          <table:table-cell table:style-name="ce2" office:value-type="float" office:value="5.38" calcext:value-type="float">
            <text:p>5.38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7632836" calcext:value-type="float">
            <text:p>-7.63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-0.002097452" calcext:value-type="float">
            <text:p>-2.10E-03</text:p>
          </table:table-cell>
          <table:table-cell table:style-name="ce2" office:value-type="float" office:value="-0.07167702" calcext:value-type="float">
            <text:p>-7.17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-0.004479891" calcext:value-type="float">
            <text:p>-4.48E-03</text:p>
          </table:table-cell>
          <table:table-cell table:style-name="ce2" office:value-type="float" office:value="-0.07123166" calcext:value-type="float">
            <text:p>-7.12E-02</text:p>
          </table:table-cell>
          <table:table-cell table:style-name="ce2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1840307" calcext:value-type="float">
            <text:p>1.84E-02</text:p>
          </table:table-cell>
          <table:table-cell table:style-name="ce2" office:value-type="float" office:value="-0.05856142" calcext:value-type="float">
            <text:p>-5.86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-0.002470917" calcext:value-type="float">
            <text:p>-2.47E-03</text:p>
          </table:table-cell>
          <table:table-cell table:style-name="ce2" office:value-type="float" office:value="-0.05261702" calcext:value-type="float">
            <text:p>-5.26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2004619" calcext:value-type="float">
            <text:p>2.00E-03</text:p>
          </table:table-cell>
          <table:table-cell table:style-name="ce2" office:value-type="float" office:value="-0.05815005" calcext:value-type="float">
            <text:p>-5.82E-02</text:p>
          </table:table-cell>
          <table:table-cell table:style-name="ce2"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-0.001361898" calcext:value-type="float">
            <text:p>-1.36E-03</text:p>
          </table:table-cell>
          <table:table-cell table:style-name="ce2" office:value-type="float" office:value="-0.05077781" calcext:value-type="float">
            <text:p>-5.08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.007216778" calcext:value-type="float">
            <text:p>7.22E-03</text:p>
          </table:table-cell>
          <table:table-cell table:style-name="ce2" office:value-type="float" office:value="-0.04916413" calcext:value-type="float">
            <text:p>-4.92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05385185" calcext:value-type="float">
            <text:p>5.39E-03</text:p>
          </table:table-cell>
          <table:table-cell table:style-name="ce2" office:value-type="float" office:value="-0.04141712" calcext:value-type="float">
            <text:p>-4.1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0.07181896" calcext:value-type="float">
            <text:p>7.18E-02</text:p>
          </table:table-cell>
          <table:table-cell table:style-name="ce2" office:value-type="float" office:value="-0.1079864" calcext:value-type="float">
            <text:p>-1.08E-01</text:p>
          </table:table-cell>
          <table:table-cell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0.08846653" calcext:value-type="float">
            <text:p>8.85E-02</text:p>
          </table:table-cell>
          <table:table-cell table:style-name="ce2" office:value-type="float" office:value="-0.08650558" calcext:value-type="float">
            <text:p>-8.65E-02</text:p>
          </table:table-cell>
          <table:table-cell table:number-columns-repeated="5"/>
          <table:table-cell table:style-name="ce2" office:value-type="float" office:value="9.14" calcext:value-type="float">
            <text:p>9.14E+00</text:p>
          </table:table-cell>
          <table:table-cell table:style-name="ce2" office:value-type="float" office:value="0.08105796" calcext:value-type="float">
            <text:p>8.11E-02</text:p>
          </table:table-cell>
          <table:table-cell table:style-name="ce2" office:value-type="float" office:value="-0.08804291" calcext:value-type="float">
            <text:p>-8.80E-02</text:p>
          </table:table-cell>
          <table:table-cell table:number-columns-repeated="5"/>
          <table:table-cell table:style-name="ce2" office:value-type="float" office:value="11.48" calcext:value-type="float">
            <text:p>1.15E+01</text:p>
          </table:table-cell>
          <table:table-cell table:style-name="ce2" office:value-type="float" office:value="-0.004265176" calcext:value-type="float">
            <text:p>-4.27E-03</text:p>
          </table:table-cell>
          <table:table-cell table:style-name="ce2" office:value-type="float" office:value="-0.0713228" calcext:value-type="float">
            <text:p>-7.13E-02</text:p>
          </table:table-cell>
          <table:table-cell table:style-name="ce2"/>
          <table:table-cell table:style-name="ce2" office:value-type="float" office:value="5.4" calcext:value-type="float">
            <text:p>5.40E+00</text:p>
          </table:table-cell>
          <table:table-cell table:style-name="ce2" office:value-type="float" office:value="-0.0005753394" calcext:value-type="float">
            <text:p>-5.75E-04</text:p>
          </table:table-cell>
          <table:table-cell table:style-name="ce2" office:value-type="float" office:value="-0.07460235" calcext:value-type="float">
            <text:p>-7.46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0347673" calcext:value-type="float">
            <text:p>3.48E-04</text:p>
          </table:table-cell>
          <table:table-cell table:style-name="ce2" office:value-type="float" office:value="-0.07588807" calcext:value-type="float">
            <text:p>-7.59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-0.002659582" calcext:value-type="float">
            <text:p>-2.66E-03</text:p>
          </table:table-cell>
          <table:table-cell table:style-name="ce2" office:value-type="float" office:value="-0.07286035" calcext:value-type="float">
            <text:p>-7.29E-02</text:p>
          </table:table-cell>
          <table:table-cell table:style-name="ce2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1173898" calcext:value-type="float">
            <text:p>1.17E-02</text:p>
          </table:table-cell>
          <table:table-cell table:style-name="ce2" office:value-type="float" office:value="-0.06182546" calcext:value-type="float">
            <text:p>-6.18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1930506" calcext:value-type="float">
            <text:p>1.93E-03</text:p>
          </table:table-cell>
          <table:table-cell table:style-name="ce2" office:value-type="float" office:value="-0.06437973" calcext:value-type="float">
            <text:p>-6.44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04160056" calcext:value-type="float">
            <text:p>4.16E-03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0.002855949" calcext:value-type="float">
            <text:p>2.86E-03</text:p>
          </table:table-cell>
          <table:table-cell table:style-name="ce2" office:value-type="float" office:value="-0.05135762" calcext:value-type="float">
            <text:p>-5.14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0.006046902" calcext:value-type="float">
            <text:p>6.05E-03</text:p>
          </table:table-cell>
          <table:table-cell table:style-name="ce2" office:value-type="float" office:value="-0.04638568" calcext:value-type="float">
            <text:p>-4.64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02756043" calcext:value-type="float">
            <text:p>2.76E-03</text:p>
          </table:table-cell>
          <table:table-cell table:style-name="ce2" office:value-type="float" office:value="-0.04503219" calcext:value-type="float">
            <text:p>-4.5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7012662" calcext:value-type="float">
            <text:p>7.01E-02</text:p>
          </table:table-cell>
          <table:table-cell table:style-name="ce2" office:value-type="float" office:value="-0.1083769" calcext:value-type="float">
            <text:p>-1.08E-01</text:p>
          </table:table-cell>
          <table:table-cell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7776045" calcext:value-type="float">
            <text:p>7.78E-02</text:p>
          </table:table-cell>
          <table:table-cell table:style-name="ce2" office:value-type="float" office:value="-0.0877409" calcext:value-type="float">
            <text:p>-8.77E-02</text:p>
          </table:table-cell>
          <table:table-cell table:number-columns-repeated="5"/>
          <table:table-cell table:style-name="ce2" office:value-type="float" office:value="9.16" calcext:value-type="float">
            <text:p>9.16E+00</text:p>
          </table:table-cell>
          <table:table-cell table:style-name="ce2" office:value-type="float" office:value="0.08105796" calcext:value-type="float">
            <text:p>8.11E-02</text:p>
          </table:table-cell>
          <table:table-cell table:style-name="ce2" office:value-type="float" office:value="-0.08690583" calcext:value-type="float">
            <text:p>-8.69E-02</text:p>
          </table:table-cell>
          <table:table-cell table:number-columns-repeated="5"/>
          <table:table-cell table:style-name="ce2" office:value-type="float" office:value="11.5" calcext:value-type="float">
            <text:p>1.15E+01</text:p>
          </table:table-cell>
          <table:table-cell table:style-name="ce2" office:value-type="float" office:value="-0.003744747" calcext:value-type="float">
            <text:p>-3.74E-03</text:p>
          </table:table-cell>
          <table:table-cell table:style-name="ce2" office:value-type="float" office:value="-0.068593" calcext:value-type="float">
            <text:p>-6.86E-02</text:p>
          </table:table-cell>
          <table:table-cell table:style-name="ce2"/>
          <table:table-cell table:style-name="ce2" office:value-type="float" office:value="5.42" calcext:value-type="float">
            <text:p>5.42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7939684" calcext:value-type="float">
            <text:p>-7.94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1841916" calcext:value-type="float">
            <text:p>1.84E-03</text:p>
          </table:table-cell>
          <table:table-cell table:style-name="ce2" office:value-type="float" office:value="-0.07534471" calcext:value-type="float">
            <text:p>-7.53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-0.004863114" calcext:value-type="float">
            <text:p>-4.86E-03</text:p>
          </table:table-cell>
          <table:table-cell table:style-name="ce2" office:value-type="float" office:value="-0.07161488" calcext:value-type="float">
            <text:p>-7.16E-02</text:p>
          </table:table-cell>
          <table:table-cell table:style-name="ce2"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6209747" calcext:value-type="float">
            <text:p>-6.21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0196883" calcext:value-type="float">
            <text:p>1.97E-03</text:p>
          </table:table-cell>
          <table:table-cell table:style-name="ce2" office:value-type="float" office:value="-0.07075528" calcext:value-type="float">
            <text:p>-7.08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-0.002710401" calcext:value-type="float">
            <text:p>-2.71E-03</text:p>
          </table:table-cell>
          <table:table-cell table:style-name="ce2" office:value-type="float" office:value="-0.05383917" calcext:value-type="float">
            <text:p>-5.38E-02</text:p>
          </table:table-cell>
          <table:table-cell table:style-name="ce2"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0.003135615" calcext:value-type="float">
            <text:p>3.14E-03</text:p>
          </table:table-cell>
          <table:table-cell table:style-name="ce2" office:value-type="float" office:value="-0.05870191" calcext:value-type="float">
            <text:p>-5.87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-0.00448199" calcext:value-type="float">
            <text:p>-4.48E-03</text:p>
          </table:table-cell>
          <table:table-cell table:style-name="ce2" office:value-type="float" office:value="-0.04653191" calcext:value-type="float">
            <text:p>-4.65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06371113" calcext:value-type="float">
            <text:p>6.37E-03</text:p>
          </table:table-cell>
          <table:table-cell table:style-name="ce2" office:value-type="float" office:value="-0.04421058" calcext:value-type="float">
            <text:p>-4.4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0.06661175" calcext:value-type="float">
            <text:p>6.66E-02</text:p>
          </table:table-cell>
          <table:table-cell table:style-name="ce2" office:value-type="float" office:value="-0.1083769" calcext:value-type="float">
            <text:p>-1.08E-01</text:p>
          </table:table-cell>
          <table:table-cell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7323095" calcext:value-type="float">
            <text:p>7.32E-02</text:p>
          </table:table-cell>
          <table:table-cell table:style-name="ce2" office:value-type="float" office:value="-0.0877409" calcext:value-type="float">
            <text:p>-8.77E-02</text:p>
          </table:table-cell>
          <table:table-cell table:number-columns-repeated="5"/>
          <table:table-cell table:style-name="ce2" office:value-type="float" office:value="9.18" calcext:value-type="float">
            <text:p>9.18E+00</text:p>
          </table:table-cell>
          <table:table-cell table:style-name="ce2" office:value-type="float" office:value="0.08316969" calcext:value-type="float">
            <text:p>8.32E-02</text:p>
          </table:table-cell>
          <table:table-cell table:style-name="ce2" office:value-type="float" office:value="-0.08446921" calcext:value-type="float">
            <text:p>-8.45E-02</text:p>
          </table:table-cell>
          <table:table-cell table:number-columns-repeated="5"/>
          <table:table-cell table:style-name="ce2" office:value-type="float" office:value="11.52" calcext:value-type="float">
            <text:p>1.15E+01</text:p>
          </table:table-cell>
          <table:table-cell table:style-name="ce2" office:value-type="float" office:value="-0.01114859" calcext:value-type="float">
            <text:p>-1.11E-02</text:p>
          </table:table-cell>
          <table:table-cell table:style-name="ce2" office:value-type="float" office:value="-0.06348199" calcext:value-type="float">
            <text:p>-6.35E-02</text:p>
          </table:table-cell>
          <table:table-cell table:style-name="ce2"/>
          <table:table-cell table:style-name="ce2" office:value-type="float" office:value="5.44" calcext:value-type="float">
            <text:p>5.44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7632836" calcext:value-type="float">
            <text:p>-7.63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1570236" calcext:value-type="float">
            <text:p>1.57E-03</text:p>
          </table:table-cell>
          <table:table-cell table:style-name="ce2" office:value-type="float" office:value="-0.0719487" calcext:value-type="float">
            <text:p>-7.19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5821172" calcext:value-type="float">
            <text:p>-5.82E-03</text:p>
          </table:table-cell>
          <table:table-cell table:style-name="ce2" office:value-type="float" office:value="-0.06998618" calcext:value-type="float">
            <text:p>-7.00E-02</text:p>
          </table:table-cell>
          <table:table-cell table:style-name="ce2"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0.01051496" calcext:value-type="float">
            <text:p>1.05E-02</text:p>
          </table:table-cell>
          <table:table-cell table:style-name="ce2" office:value-type="float" office:value="-0.06372949" calcext:value-type="float">
            <text:p>-6.37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06901841" calcext:value-type="float">
            <text:p>6.90E-03</text:p>
          </table:table-cell>
          <table:table-cell table:style-name="ce2" office:value-type="float" office:value="-0.05087651" calcext:value-type="float">
            <text:p>-5.09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2139334" calcext:value-type="float">
            <text:p>2.14E-03</text:p>
          </table:table-cell>
          <table:table-cell table:style-name="ce2" office:value-type="float" office:value="-0.05330031" calcext:value-type="float">
            <text:p>-5.33E-02</text:p>
          </table:table-cell>
          <table:table-cell table:style-name="ce2"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0.003157893" calcext:value-type="float">
            <text:p>3.16E-03</text:p>
          </table:table-cell>
          <table:table-cell table:style-name="ce2" office:value-type="float" office:value="-0.06291657" calcext:value-type="float">
            <text:p>-6.29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-0.009015263" calcext:value-type="float">
            <text:p>-9.02E-03</text:p>
          </table:table-cell>
          <table:table-cell table:style-name="ce2" office:value-type="float" office:value="-0.04887166" calcext:value-type="float">
            <text:p>-4.89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001269016" calcext:value-type="float">
            <text:p>1.27E-04</text:p>
          </table:table-cell>
          <table:table-cell table:style-name="ce2" office:value-type="float" office:value="-0.04519651" calcext:value-type="float">
            <text:p>-4.5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0.06791356" calcext:value-type="float">
            <text:p>6.79E-02</text:p>
          </table:table-cell>
          <table:table-cell table:style-name="ce2" office:value-type="float" office:value="-0.1066846" calcext:value-type="float">
            <text:p>-1.07E-01</text:p>
          </table:table-cell>
          <table:table-cell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0.07364273" calcext:value-type="float">
            <text:p>7.36E-02</text:p>
          </table:table-cell>
          <table:table-cell table:style-name="ce2" office:value-type="float" office:value="-0.09062331" calcext:value-type="float">
            <text:p>-9.06E-02</text:p>
          </table:table-cell>
          <table:table-cell table:number-columns-repeated="5"/>
          <table:table-cell table:style-name="ce2" office:value-type="float" office:value="9.2" calcext:value-type="float">
            <text:p>9.20E+00</text:p>
          </table:table-cell>
          <table:table-cell table:style-name="ce2" office:value-type="float" office:value="0.08089552" calcext:value-type="float">
            <text:p>8.09E-02</text:p>
          </table:table-cell>
          <table:table-cell table:style-name="ce2" office:value-type="float" office:value="-0.08349457" calcext:value-type="float">
            <text:p>-8.35E-02</text:p>
          </table:table-cell>
          <table:table-cell table:number-columns-repeated="5"/>
          <table:table-cell table:style-name="ce2" office:value-type="float" office:value="11.54" calcext:value-type="float">
            <text:p>1.15E+01</text:p>
          </table:table-cell>
          <table:table-cell table:style-name="ce2" office:value-type="float" office:value="-0.01032008" calcext:value-type="float">
            <text:p>-1.03E-02</text:p>
          </table:table-cell>
          <table:table-cell table:style-name="ce2" office:value-type="float" office:value="-0.06470083" calcext:value-type="float">
            <text:p>-6.47E-02</text:p>
          </table:table-cell>
          <table:table-cell table:style-name="ce2"/>
          <table:table-cell table:style-name="ce2" office:value-type="float" office:value="5.46" calcext:value-type="float">
            <text:p>5.46E+00</text:p>
          </table:table-cell>
          <table:table-cell table:style-name="ce2" office:value-type="float" office:value="0.001150679" calcext:value-type="float">
            <text:p>1.15E-03</text:p>
          </table:table-cell>
          <table:table-cell table:style-name="ce2" office:value-type="float" office:value="-0.07345167" calcext:value-type="float">
            <text:p>-7.35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4830403" calcext:value-type="float">
            <text:p>4.83E-03</text:p>
          </table:table-cell>
          <table:table-cell table:style-name="ce2" office:value-type="float" office:value="-0.07018278" calcext:value-type="float">
            <text:p>-7.02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-0.007641481" calcext:value-type="float">
            <text:p>-7.64E-03</text:p>
          </table:table-cell>
          <table:table-cell table:style-name="ce2" office:value-type="float" office:value="-0.06624976" calcext:value-type="float">
            <text:p>-6.62E-02</text:p>
          </table:table-cell>
          <table:table-cell table:style-name="ce2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0.01201098" calcext:value-type="float">
            <text:p>1.20E-02</text:p>
          </table:table-cell>
          <table:table-cell table:style-name="ce2" office:value-type="float" office:value="-0.06712954" calcext:value-type="float">
            <text:p>-6.71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06440914" calcext:value-type="float">
            <text:p>6.44E-03</text:p>
          </table:table-cell>
          <table:table-cell table:style-name="ce2" office:value-type="float" office:value="-0.05424761" calcext:value-type="float">
            <text:p>-5.42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2306257" calcext:value-type="float">
            <text:p>-2.31E-03</text:p>
          </table:table-cell>
          <table:table-cell table:style-name="ce2" office:value-type="float" office:value="-0.05235731" calcext:value-type="float">
            <text:p>-5.24E-02</text:p>
          </table:table-cell>
          <table:table-cell table:style-name="ce2"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0.004260759" calcext:value-type="float">
            <text:p>4.26E-03</text:p>
          </table:table-cell>
          <table:table-cell table:style-name="ce2" office:value-type="float" office:value="-0.06652342" calcext:value-type="float">
            <text:p>-6.65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-0.005213163" calcext:value-type="float">
            <text:p>-5.21E-03</text:p>
          </table:table-cell>
          <table:table-cell table:style-name="ce2" office:value-type="float" office:value="-0.05004154" calcext:value-type="float">
            <text:p>-5.00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6864077" calcext:value-type="float">
            <text:p>6.86E-03</text:p>
          </table:table-cell>
          <table:table-cell table:style-name="ce2" office:value-type="float" office:value="-0.04486786" calcext:value-type="float">
            <text:p>-4.4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0.0696059" calcext:value-type="float">
            <text:p>6.96E-02</text:p>
          </table:table-cell>
          <table:table-cell table:style-name="ce2" office:value-type="float" office:value="-0.1021283" calcext:value-type="float">
            <text:p>-1.02E-01</text:p>
          </table:table-cell>
          <table:table-cell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7508393" calcext:value-type="float">
            <text:p>7.51E-02</text:p>
          </table:table-cell>
          <table:table-cell table:style-name="ce2" office:value-type="float" office:value="-0.09124097" calcext:value-type="float">
            <text:p>-9.12E-02</text:p>
          </table:table-cell>
          <table:table-cell table:number-columns-repeated="5"/>
          <table:table-cell table:style-name="ce2" office:value-type="float" office:value="9.22" calcext:value-type="float">
            <text:p>9.22E+00</text:p>
          </table:table-cell>
          <table:table-cell table:style-name="ce2" office:value-type="float" office:value="0.07667206" calcext:value-type="float">
            <text:p>7.67E-02</text:p>
          </table:table-cell>
          <table:table-cell table:style-name="ce2" office:value-type="float" office:value="-0.08739315" calcext:value-type="float">
            <text:p>-8.74E-02</text:p>
          </table:table-cell>
          <table:table-cell table:number-columns-repeated="5"/>
          <table:table-cell table:style-name="ce2" office:value-type="float" office:value="11.56" calcext:value-type="float">
            <text:p>1.16E+01</text:p>
          </table:table-cell>
          <table:table-cell table:style-name="ce2" office:value-type="float" office:value="-0.01128238" calcext:value-type="float">
            <text:p>-1.13E-02</text:p>
          </table:table-cell>
          <table:table-cell table:style-name="ce2" office:value-type="float" office:value="-0.06375571" calcext:value-type="float">
            <text:p>-6.38E-02</text:p>
          </table:table-cell>
          <table:table-cell table:style-name="ce2"/>
          <table:table-cell table:style-name="ce2" office:value-type="float" office:value="5.48" calcext:value-type="float">
            <text:p>5.48E+00</text:p>
          </table:table-cell>
          <table:table-cell table:style-name="ce2" office:value-type="float" office:value="-0.004410936" calcext:value-type="float">
            <text:p>-4.41E-03</text:p>
          </table:table-cell>
          <table:table-cell table:style-name="ce2" office:value-type="float" office:value="-0.08150642" calcext:value-type="float">
            <text:p>-8.15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05237924" calcext:value-type="float">
            <text:p>5.24E-03</text:p>
          </table:table-cell>
          <table:table-cell table:style-name="ce2" office:value-type="float" office:value="-0.07466551" calcext:value-type="float">
            <text:p>-7.47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-0.01147371" calcext:value-type="float">
            <text:p>-1.15E-02</text:p>
          </table:table-cell>
          <table:table-cell table:style-name="ce2" office:value-type="float" office:value="-0.06711201" calcext:value-type="float">
            <text:p>-6.71E-02</text:p>
          </table:table-cell>
          <table:table-cell table:style-name="ce2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0.01486702" calcext:value-type="float">
            <text:p>1.49E-02</text:p>
          </table:table-cell>
          <table:table-cell table:style-name="ce2" office:value-type="float" office:value="-0.06563352" calcext:value-type="float">
            <text:p>-6.56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1051643" calcext:value-type="float">
            <text:p>1.05E-02</text:p>
          </table:table-cell>
          <table:table-cell table:style-name="ce2" office:value-type="float" office:value="-0.05181716" calcext:value-type="float">
            <text:p>-5.18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07694851" calcext:value-type="float">
            <text:p>-7.69E-03</text:p>
          </table:table-cell>
          <table:table-cell table:style-name="ce2" office:value-type="float" office:value="-0.05154902" calcext:value-type="float">
            <text:p>-5.15E-02</text:p>
          </table:table-cell>
          <table:table-cell table:style-name="ce2"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0.005112604" calcext:value-type="float">
            <text:p>5.11E-03</text:p>
          </table:table-cell>
          <table:table-cell table:style-name="ce2" office:value-type="float" office:value="-0.06820483" calcext:value-type="float">
            <text:p>-6.82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-0.009600201" calcext:value-type="float">
            <text:p>-9.60E-03</text:p>
          </table:table-cell>
          <table:table-cell table:style-name="ce2" office:value-type="float" office:value="-0.0494566" calcext:value-type="float">
            <text:p>-4.95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-0.0003660624" calcext:value-type="float">
            <text:p>-3.66E-04</text:p>
          </table:table-cell>
          <table:table-cell table:style-name="ce2" office:value-type="float" office:value="-0.04470354" calcext:value-type="float">
            <text:p>-4.4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0.06609103" calcext:value-type="float">
            <text:p>6.61E-02</text:p>
          </table:table-cell>
          <table:table-cell table:style-name="ce2" office:value-type="float" office:value="-0.1001756" calcext:value-type="float">
            <text:p>-1.00E-01</text:p>
          </table:table-cell>
          <table:table-cell table:number-columns-repeated="9"/>
          <table:table-cell table:style-name="ce2" office:value-type="float" office:value="9.24" calcext:value-type="float">
            <text:p>9.24E+00</text:p>
          </table:table-cell>
          <table:table-cell table:style-name="ce2" office:value-type="float" office:value="0.07650962" calcext:value-type="float">
            <text:p>7.65E-02</text:p>
          </table:table-cell>
          <table:table-cell table:style-name="ce2" office:value-type="float" office:value="-0.09194149" calcext:value-type="float">
            <text:p>-9.19E-02</text:p>
          </table:table-cell>
          <table:table-cell table:number-columns-repeated="5"/>
          <table:table-cell table:style-name="ce2" office:value-type="float" office:value="11.58" calcext:value-type="float">
            <text:p>1.16E+01</text:p>
          </table:table-cell>
          <table:table-cell table:style-name="ce2" office:value-type="float" office:value="-0.01460871" calcext:value-type="float">
            <text:p>-1.46E-02</text:p>
          </table:table-cell>
          <table:table-cell table:style-name="ce2" office:value-type="float" office:value="-0.07264229" calcext:value-type="float">
            <text:p>-7.26E-02</text:p>
          </table:table-cell>
          <table:table-cell table:style-name="ce2"/>
          <table:table-cell table:style-name="ce2" office:value-type="float" office:value="5.5" calcext:value-type="float">
            <text:p>5.50E+00</text:p>
          </table:table-cell>
          <table:table-cell table:style-name="ce2" office:value-type="float" office:value="-0.001534238" calcext:value-type="float">
            <text:p>-1.53E-03</text:p>
          </table:table-cell>
          <table:table-cell table:style-name="ce2" office:value-type="float" office:value="-0.08342422" calcext:value-type="float">
            <text:p>-8.34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7275528" calcext:value-type="float">
            <text:p>7.28E-03</text:p>
          </table:table-cell>
          <table:table-cell table:style-name="ce2" office:value-type="float" office:value="-0.07425799" calcext:value-type="float">
            <text:p>-7.43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-0.006683424" calcext:value-type="float">
            <text:p>-6.68E-03</text:p>
          </table:table-cell>
          <table:table-cell table:style-name="ce2" office:value-type="float" office:value="-0.06624976" calcext:value-type="float">
            <text:p>-6.62E-02</text:p>
          </table:table-cell>
          <table:table-cell table:style-name="ce2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09018942" calcext:value-type="float">
            <text:p>9.02E-03</text:p>
          </table:table-cell>
          <table:table-cell table:style-name="ce2" office:value-type="float" office:value="-0.06563352" calcext:value-type="float">
            <text:p>-6.56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02457495" calcext:value-type="float">
            <text:p>2.46E-03</text:p>
          </table:table-cell>
          <table:table-cell table:style-name="ce2" office:value-type="float" office:value="-0.0519859" calcext:value-type="float">
            <text:p>-5.20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-0.007021277" calcext:value-type="float">
            <text:p>-7.02E-03</text:p>
          </table:table-cell>
          <table:table-cell table:style-name="ce2" office:value-type="float" office:value="-0.05720704" calcext:value-type="float">
            <text:p>-5.72E-02</text:p>
          </table:table-cell>
          <table:table-cell table:style-name="ce2"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0.001855562" calcext:value-type="float">
            <text:p>1.86E-03</text:p>
          </table:table-cell>
          <table:table-cell table:style-name="ce2" office:value-type="float" office:value="-0.06713824" calcext:value-type="float">
            <text:p>-6.71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01367394" calcext:value-type="float">
            <text:p>1.37E-03</text:p>
          </table:table-cell>
          <table:table-cell table:style-name="ce2" office:value-type="float" office:value="-0.04770179" calcext:value-type="float">
            <text:p>-4.77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0.007357041" calcext:value-type="float">
            <text:p>7.36E-03</text:p>
          </table:table-cell>
          <table:table-cell table:style-name="ce2" office:value-type="float" office:value="-0.04125279" calcext:value-type="float">
            <text:p>-4.1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0.06583067" calcext:value-type="float">
            <text:p>6.58E-02</text:p>
          </table:table-cell>
          <table:table-cell table:style-name="ce2" office:value-type="float" office:value="-0.08338232" calcext:value-type="float">
            <text:p>-8.34E-02</text:p>
          </table:table-cell>
          <table:table-cell table:number-columns-repeated="17"/>
          <table:table-cell table:style-name="ce2" office:value-type="float" office:value="11.6" calcext:value-type="float">
            <text:p>1.16E+01</text:p>
          </table:table-cell>
          <table:table-cell table:style-name="ce2" office:value-type="float" office:value="-0.01507759" calcext:value-type="float">
            <text:p>-1.51E-02</text:p>
          </table:table-cell>
          <table:table-cell table:style-name="ce2" office:value-type="float" office:value="-0.08109436" calcext:value-type="float">
            <text:p>-8.11E-02</text:p>
          </table:table-cell>
          <table:table-cell table:style-name="ce2"/>
          <table:table-cell table:style-name="ce2" office:value-type="float" office:value="5.52" calcext:value-type="float">
            <text:p>5.52E+00</text:p>
          </table:table-cell>
          <table:table-cell table:style-name="ce2" office:value-type="float" office:value="-0.003068477" calcext:value-type="float">
            <text:p>-3.07E-03</text:p>
          </table:table-cell>
          <table:table-cell table:style-name="ce2" office:value-type="float" office:value="-0.08534202" calcext:value-type="float">
            <text:p>-8.53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7683049" calcext:value-type="float">
            <text:p>7.68E-03</text:p>
          </table:table-cell>
          <table:table-cell table:style-name="ce2" office:value-type="float" office:value="-0.06868854" calcext:value-type="float">
            <text:p>-6.87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-0.01032404" calcext:value-type="float">
            <text:p>-1.03E-02</text:p>
          </table:table-cell>
          <table:table-cell table:style-name="ce2" office:value-type="float" office:value="-0.06577073" calcext:value-type="float">
            <text:p>-6.58E-02</text:p>
          </table:table-cell>
          <table:table-cell table:style-name="ce2"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0.01840307" calcext:value-type="float">
            <text:p>1.84E-02</text:p>
          </table:table-cell>
          <table:table-cell table:style-name="ce2" office:value-type="float" office:value="-0.06345749" calcext:value-type="float">
            <text:p>-6.35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-0.00208979" calcext:value-type="float">
            <text:p>-2.09E-03</text:p>
          </table:table-cell>
          <table:table-cell table:style-name="ce2" office:value-type="float" office:value="-0.05598306" calcext:value-type="float">
            <text:p>-5.60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-0.009580859" calcext:value-type="float">
            <text:p>-9.58E-03</text:p>
          </table:table-cell>
          <table:table-cell table:style-name="ce2" office:value-type="float" office:value="-0.05788062" calcext:value-type="float">
            <text:p>-5.79E-02</text:p>
          </table:table-cell>
          <table:table-cell table:style-name="ce2"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0.004609922" calcext:value-type="float">
            <text:p>4.61E-03</text:p>
          </table:table-cell>
          <table:table-cell table:style-name="ce2" office:value-type="float" office:value="-0.06423355" calcext:value-type="float">
            <text:p>-6.42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.003999617" calcext:value-type="float">
            <text:p>4.00E-03</text:p>
          </table:table-cell>
          <table:table-cell table:style-name="ce2" office:value-type="float" office:value="-0.04594697" calcext:value-type="float">
            <text:p>-4.59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06198657" calcext:value-type="float">
            <text:p>6.20E-04</text:p>
          </table:table-cell>
          <table:table-cell table:style-name="ce2" office:value-type="float" office:value="-0.04108847" calcext:value-type="float">
            <text:p>-4.11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0.06596085" calcext:value-type="float">
            <text:p>6.60E-02</text:p>
          </table:table-cell>
          <table:table-cell table:style-name="ce2" office:value-type="float" office:value="-0.08260124" calcext:value-type="float">
            <text:p>-8.26E-02</text:p>
          </table:table-cell>
          <table:table-cell table:number-columns-repeated="17"/>
          <table:table-cell table:style-name="ce2" office:value-type="float" office:value="11.62" calcext:value-type="float">
            <text:p>1.16E+01</text:p>
          </table:table-cell>
          <table:table-cell table:style-name="ce2" office:value-type="float" office:value="-0.01602762" calcext:value-type="float">
            <text:p>-1.60E-02</text:p>
          </table:table-cell>
          <table:table-cell table:style-name="ce2" office:value-type="float" office:value="-0.08151169" calcext:value-type="float">
            <text:p>-8.15E-02</text:p>
          </table:table-cell>
          <table:table-cell table:style-name="ce2"/>
          <table:table-cell table:style-name="ce2" office:value-type="float" office:value="5.54" calcext:value-type="float">
            <text:p>5.54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8419134" calcext:value-type="float">
            <text:p>-8.42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0.002792798" calcext:value-type="float">
            <text:p>2.79E-03</text:p>
          </table:table-cell>
          <table:table-cell table:style-name="ce2" office:value-type="float" office:value="-0.05999476" calcext:value-type="float">
            <text:p>-6.00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-0.01501852" calcext:value-type="float">
            <text:p>-1.50E-02</text:p>
          </table:table-cell>
          <table:table-cell table:style-name="ce2" office:value-type="float" office:value="-0.06308817" calcext:value-type="float">
            <text:p>-6.31E-02</text:p>
          </table:table-cell>
          <table:table-cell table:style-name="ce2"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13099" calcext:value-type="float">
            <text:p>1.31E-02</text:p>
          </table:table-cell>
          <table:table-cell table:style-name="ce2" office:value-type="float" office:value="-0.06032944" calcext:value-type="float">
            <text:p>-6.03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3893467" calcext:value-type="float">
            <text:p>-3.89E-03</text:p>
          </table:table-cell>
          <table:table-cell table:style-name="ce2" office:value-type="float" office:value="-0.0561142" calcext:value-type="float">
            <text:p>-5.61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1281402" calcext:value-type="float">
            <text:p>-1.28E-02</text:p>
          </table:table-cell>
          <table:table-cell table:style-name="ce2" office:value-type="float" office:value="-0.06017077" calcext:value-type="float">
            <text:p>-6.02E-02</text:p>
          </table:table-cell>
          <table:table-cell table:style-name="ce2"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-0.0002093836" calcext:value-type="float">
            <text:p>-2.09E-04</text:p>
          </table:table-cell>
          <table:table-cell table:style-name="ce2" office:value-type="float" office:value="-0.06377733" calcext:value-type="float">
            <text:p>-6.38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-0.0005336558" calcext:value-type="float">
            <text:p>-5.34E-04</text:p>
          </table:table-cell>
          <table:table-cell table:style-name="ce2" office:value-type="float" office:value="-0.04360722" calcext:value-type="float">
            <text:p>-4.36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0.009821861" calcext:value-type="float">
            <text:p>9.82E-03</text:p>
          </table:table-cell>
          <table:table-cell table:style-name="ce2" office:value-type="float" office:value="-0.04174576" calcext:value-type="float">
            <text:p>-4.1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0.06504959" calcext:value-type="float">
            <text:p>6.50E-02</text:p>
          </table:table-cell>
          <table:table-cell table:style-name="ce2" office:value-type="float" office:value="-0.08585574" calcext:value-type="float">
            <text:p>-8.59E-02</text:p>
          </table:table-cell>
          <table:table-cell table:number-columns-repeated="17"/>
          <table:table-cell table:style-name="ce2" office:value-type="float" office:value="11.64" calcext:value-type="float">
            <text:p>1.16E+01</text:p>
          </table:table-cell>
          <table:table-cell table:style-name="ce2" office:value-type="float" office:value="-0.01560784" calcext:value-type="float">
            <text:p>-1.56E-02</text:p>
          </table:table-cell>
          <table:table-cell table:style-name="ce2" office:value-type="float" office:value="-0.0827342" calcext:value-type="float">
            <text:p>-8.27E-02</text:p>
          </table:table-cell>
          <table:table-cell table:style-name="ce2"/>
          <table:table-cell table:style-name="ce2" office:value-type="float" office:value="5.56" calcext:value-type="float">
            <text:p>5.56E+00</text:p>
          </table:table-cell>
          <table:table-cell table:style-name="ce2" office:value-type="float" office:value="-0.001342459" calcext:value-type="float">
            <text:p>-1.34E-03</text:p>
          </table:table-cell>
          <table:table-cell table:style-name="ce2" office:value-type="float" office:value="-0.08112286" calcext:value-type="float">
            <text:p>-8.11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07139688" calcext:value-type="float">
            <text:p>7.14E-03</text:p>
          </table:table-cell>
          <table:table-cell table:style-name="ce2" office:value-type="float" office:value="-0.06379829" calcext:value-type="float">
            <text:p>-6.38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-0.01501852" calcext:value-type="float">
            <text:p>-1.50E-02</text:p>
          </table:table-cell>
          <table:table-cell table:style-name="ce2" office:value-type="float" office:value="-0.0586811" calcext:value-type="float">
            <text:p>-5.87E-02</text:p>
          </table:table-cell>
          <table:table-cell table:style-name="ce2"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0.006298903" calcext:value-type="float">
            <text:p>6.30E-03</text:p>
          </table:table-cell>
          <table:table-cell table:style-name="ce2" office:value-type="float" office:value="-0.06168946" calcext:value-type="float">
            <text:p>-6.17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-0.006909478" calcext:value-type="float">
            <text:p>-6.91E-03</text:p>
          </table:table-cell>
          <table:table-cell table:style-name="ce2" office:value-type="float" office:value="-0.05468876" calcext:value-type="float">
            <text:p>-5.47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-0.01375702" calcext:value-type="float">
            <text:p>-1.38E-02</text:p>
          </table:table-cell>
          <table:table-cell table:style-name="ce2" office:value-type="float" office:value="-0.05936248" calcext:value-type="float">
            <text:p>-5.94E-02</text:p>
          </table:table-cell>
          <table:table-cell table:style-name="ce2"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-0.001910526" calcext:value-type="float">
            <text:p>-1.91E-03</text:p>
          </table:table-cell>
          <table:table-cell table:style-name="ce2" office:value-type="float" office:value="-0.06089619" calcext:value-type="float">
            <text:p>-6.09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-0.005944336" calcext:value-type="float">
            <text:p>-5.94E-03</text:p>
          </table:table-cell>
          <table:table-cell table:style-name="ce2" office:value-type="float" office:value="-0.04229111" calcext:value-type="float">
            <text:p>-4.23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5056542" calcext:value-type="float">
            <text:p>5.06E-03</text:p>
          </table:table-cell>
          <table:table-cell table:style-name="ce2" office:value-type="float" office:value="-0.04125279" calcext:value-type="float">
            <text:p>-4.1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6999644" calcext:value-type="float">
            <text:p>7.00E-02</text:p>
          </table:table-cell>
          <table:table-cell table:style-name="ce2" office:value-type="float" office:value="-0.08898007" calcext:value-type="float">
            <text:p>-8.90E-02</text:p>
          </table:table-cell>
          <table:table-cell table:number-columns-repeated="17"/>
          <table:table-cell table:style-name="ce2" office:value-type="float" office:value="11.66" calcext:value-type="float">
            <text:p>1.17E+01</text:p>
          </table:table-cell>
          <table:table-cell table:style-name="ce2" office:value-type="float" office:value="0.009291768" calcext:value-type="float">
            <text:p>9.29E-03</text:p>
          </table:table-cell>
          <table:table-cell table:style-name="ce2" office:value-type="float" office:value="-0.07883098" calcext:value-type="float">
            <text:p>-7.88E-02</text:p>
          </table:table-cell>
          <table:table-cell table:style-name="ce2"/>
          <table:table-cell table:style-name="ce2" office:value-type="float" office:value="5.58" calcext:value-type="float">
            <text:p>5.58E+00</text:p>
          </table:table-cell>
          <table:table-cell table:style-name="ce2" office:value-type="float" office:value="-0.003260257" calcext:value-type="float">
            <text:p>-3.26E-03</text:p>
          </table:table-cell>
          <table:table-cell table:style-name="ce2" office:value-type="float" office:value="-0.08150642" calcext:value-type="float">
            <text:p>-8.15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09177292" calcext:value-type="float">
            <text:p>9.18E-03</text:p>
          </table:table-cell>
          <table:table-cell table:style-name="ce2" office:value-type="float" office:value="-0.06203236" calcext:value-type="float">
            <text:p>-6.20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7591634" calcext:value-type="float">
            <text:p>7.59E-03</text:p>
          </table:table-cell>
          <table:table-cell table:style-name="ce2" office:value-type="float" office:value="-0.05781885" calcext:value-type="float">
            <text:p>-5.78E-02</text:p>
          </table:table-cell>
          <table:table-cell table:style-name="ce2"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0.01214699" calcext:value-type="float">
            <text:p>1.21E-02</text:p>
          </table:table-cell>
          <table:table-cell table:style-name="ce2" office:value-type="float" office:value="-0.06155346" calcext:value-type="float">
            <text:p>-6.16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06001679" calcext:value-type="float">
            <text:p>6.00E-03</text:p>
          </table:table-cell>
          <table:table-cell table:style-name="ce2" office:value-type="float" office:value="-0.06122752" calcext:value-type="float">
            <text:p>-6.12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-0.01672075" calcext:value-type="float">
            <text:p>-1.67E-02</text:p>
          </table:table-cell>
          <table:table-cell table:style-name="ce2" office:value-type="float" office:value="-0.05599461" calcext:value-type="float">
            <text:p>-5.60E-02</text:p>
          </table:table-cell>
          <table:table-cell table:style-name="ce2"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0.01212821" calcext:value-type="float">
            <text:p>1.21E-02</text:p>
          </table:table-cell>
          <table:table-cell table:style-name="ce2" office:value-type="float" office:value="-0.05130861" calcext:value-type="float">
            <text:p>-5.13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0.003268444" calcext:value-type="float">
            <text:p>3.27E-03</text:p>
          </table:table-cell>
          <table:table-cell table:style-name="ce2" office:value-type="float" office:value="-0.04053629" calcext:value-type="float">
            <text:p>-4.05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01269016" calcext:value-type="float">
            <text:p>1.27E-04</text:p>
          </table:table-cell>
          <table:table-cell table:style-name="ce2" office:value-type="float" office:value="-0.04191008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6726266" calcext:value-type="float">
            <text:p>6.73E-02</text:p>
          </table:table-cell>
          <table:table-cell table:style-name="ce2" office:value-type="float" office:value="-0.0940571" calcext:value-type="float">
            <text:p>-9.41E-02</text:p>
          </table:table-cell>
          <table:table-cell table:number-columns-repeated="17"/>
          <table:table-cell table:style-name="ce2" office:value-type="float" office:value="11.68" calcext:value-type="float">
            <text:p>1.17E+01</text:p>
          </table:table-cell>
          <table:table-cell table:style-name="ce2" office:value-type="float" office:value="0.00822636" calcext:value-type="float">
            <text:p>8.23E-03</text:p>
          </table:table-cell>
          <table:table-cell table:style-name="ce2" office:value-type="float" office:value="-0.08156569" calcext:value-type="float">
            <text:p>-8.16E-02</text:p>
          </table:table-cell>
          <table:table-cell table:style-name="ce2"/>
          <table:table-cell table:style-name="ce2" office:value-type="float" office:value="5.6" calcext:value-type="float">
            <text:p>5.60E+00</text:p>
          </table:table-cell>
          <table:table-cell table:style-name="ce2" office:value-type="float" office:value="-0.005369835" calcext:value-type="float">
            <text:p>-5.37E-03</text:p>
          </table:table-cell>
          <table:table-cell table:style-name="ce2" office:value-type="float" office:value="-0.07709548" calcext:value-type="float">
            <text:p>-7.71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6188806" calcext:value-type="float">
            <text:p>6.19E-03</text:p>
          </table:table-cell>
          <table:table-cell table:style-name="ce2" office:value-type="float" office:value="-0.06352661" calcext:value-type="float">
            <text:p>-6.35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-0.006587618" calcext:value-type="float">
            <text:p>-6.59E-03</text:p>
          </table:table-cell>
          <table:table-cell table:style-name="ce2" office:value-type="float" office:value="-0.06768684" calcext:value-type="float">
            <text:p>-6.77E-02</text:p>
          </table:table-cell>
          <table:table-cell table:style-name="ce2"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6699354" calcext:value-type="float">
            <text:p>-6.70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6615438" calcext:value-type="float">
            <text:p>6.62E-03</text:p>
          </table:table-cell>
          <table:table-cell table:style-name="ce2" office:value-type="float" office:value="-0.06326889" calcext:value-type="float">
            <text:p>-6.33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01869904" calcext:value-type="float">
            <text:p>1.87E-03</text:p>
          </table:table-cell>
          <table:table-cell table:style-name="ce2" office:value-type="float" office:value="-0.05127959" calcext:value-type="float">
            <text:p>-5.13E-02</text:p>
          </table:table-cell>
          <table:table-cell table:style-name="ce2"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0.007556109" calcext:value-type="float">
            <text:p>7.56E-03</text:p>
          </table:table-cell>
          <table:table-cell table:style-name="ce2" office:value-type="float" office:value="-0.05205531" calcext:value-type="float">
            <text:p>-5.21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-0.00448199" calcext:value-type="float">
            <text:p>-4.48E-03</text:p>
          </table:table-cell>
          <table:table-cell table:style-name="ce2" office:value-type="float" office:value="-0.03834277" calcext:value-type="float">
            <text:p>-3.83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07521362" calcext:value-type="float">
            <text:p>7.52E-03</text:p>
          </table:table-cell>
          <table:table-cell table:style-name="ce2" office:value-type="float" office:value="-0.04388194" calcext:value-type="float">
            <text:p>-4.3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6713247" calcext:value-type="float">
            <text:p>6.71E-02</text:p>
          </table:table-cell>
          <table:table-cell table:style-name="ce2" office:value-type="float" office:value="-0.09184403" calcext:value-type="float">
            <text:p>-9.18E-02</text:p>
          </table:table-cell>
          <table:table-cell table:number-columns-repeated="17"/>
          <table:table-cell table:style-name="ce2" office:value-type="float" office:value="11.7" calcext:value-type="float">
            <text:p>1.17E+01</text:p>
          </table:table-cell>
          <table:table-cell table:style-name="ce2" office:value-type="float" office:value="0.005231435" calcext:value-type="float">
            <text:p>5.23E-03</text:p>
          </table:table-cell>
          <table:table-cell table:style-name="ce2" office:value-type="float" office:value="-0.08186518" calcext:value-type="float">
            <text:p>-8.19E-02</text:p>
          </table:table-cell>
          <table:table-cell table:style-name="ce2"/>
          <table:table-cell table:style-name="ce2" office:value-type="float" office:value="5.62" calcext:value-type="float">
            <text:p>5.62E+00</text:p>
          </table:table-cell>
          <table:table-cell table:style-name="ce2" office:value-type="float" office:value="0.003835596" calcext:value-type="float">
            <text:p>3.84E-03</text:p>
          </table:table-cell>
          <table:table-cell table:style-name="ce2" office:value-type="float" office:value="-0.07460235" calcext:value-type="float">
            <text:p>-7.46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04558722" calcext:value-type="float">
            <text:p>4.56E-03</text:p>
          </table:table-cell>
          <table:table-cell table:style-name="ce2" office:value-type="float" office:value="-0.06461333" calcext:value-type="float">
            <text:p>-6.46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0002297934" calcext:value-type="float">
            <text:p>2.30E-05</text:p>
          </table:table-cell>
          <table:table-cell table:style-name="ce2" office:value-type="float" office:value="-0.07266874" calcext:value-type="float">
            <text:p>-7.27E-02</text:p>
          </table:table-cell>
          <table:table-cell table:style-name="ce2"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07794924" calcext:value-type="float">
            <text:p>7.79E-03</text:p>
          </table:table-cell>
          <table:table-cell table:style-name="ce2" office:value-type="float" office:value="-0.06726554" calcext:value-type="float">
            <text:p>-6.73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1383087" calcext:value-type="float">
            <text:p>1.38E-02</text:p>
          </table:table-cell>
          <table:table-cell table:style-name="ce2" office:value-type="float" office:value="-0.06286463" calcext:value-type="float">
            <text:p>-6.29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-0.004192265" calcext:value-type="float">
            <text:p>-4.19E-03</text:p>
          </table:table-cell>
          <table:table-cell table:style-name="ce2" office:value-type="float" office:value="-0.04979773" calcext:value-type="float">
            <text:p>-4.98E-02</text:p>
          </table:table-cell>
          <table:table-cell table:style-name="ce2"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0.0107201" calcext:value-type="float">
            <text:p>1.07E-02</text:p>
          </table:table-cell>
          <table:table-cell table:style-name="ce2" office:value-type="float" office:value="-0.05830055" calcext:value-type="float">
            <text:p>-5.83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0.001367394" calcext:value-type="float">
            <text:p>1.37E-03</text:p>
          </table:table-cell>
          <table:table-cell table:style-name="ce2" office:value-type="float" office:value="-0.04346098" calcext:value-type="float">
            <text:p>-4.35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3906293" calcext:value-type="float">
            <text:p>3.91E-03</text:p>
          </table:table-cell>
          <table:table-cell table:style-name="ce2" office:value-type="float" office:value="-0.04322465" calcext:value-type="float">
            <text:p>-4.3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6713247" calcext:value-type="float">
            <text:p>6.71E-02</text:p>
          </table:table-cell>
          <table:table-cell table:style-name="ce2" office:value-type="float" office:value="-0.09184403" calcext:value-type="float">
            <text:p>-9.18E-02</text:p>
          </table:table-cell>
          <table:table-cell table:number-columns-repeated="17"/>
          <table:table-cell table:style-name="ce2" office:value-type="float" office:value="11.72" calcext:value-type="float">
            <text:p>1.17E+01</text:p>
          </table:table-cell>
          <table:table-cell table:style-name="ce2" office:value-type="float" office:value="0.001009082" calcext:value-type="float">
            <text:p>1.01E-03</text:p>
          </table:table-cell>
          <table:table-cell table:style-name="ce2" office:value-type="float" office:value="-0.08203948" calcext:value-type="float">
            <text:p>-8.20E-02</text:p>
          </table:table-cell>
          <table:table-cell table:style-name="ce2"/>
          <table:table-cell table:style-name="ce2" office:value-type="float" office:value="5.64" calcext:value-type="float">
            <text:p>5.64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7767082" calcext:value-type="float">
            <text:p>-7.77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04966243" calcext:value-type="float">
            <text:p>4.97E-03</text:p>
          </table:table-cell>
          <table:table-cell table:style-name="ce2" office:value-type="float" office:value="-0.06651509" calcext:value-type="float">
            <text:p>-6.65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-0.0112821" calcext:value-type="float">
            <text:p>-1.13E-02</text:p>
          </table:table-cell>
          <table:table-cell table:style-name="ce2" office:value-type="float" office:value="-0.0719023" calcext:value-type="float">
            <text:p>-7.19E-02</text:p>
          </table:table-cell>
          <table:table-cell table:style-name="ce2"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09970955" calcext:value-type="float">
            <text:p>9.97E-03</text:p>
          </table:table-cell>
          <table:table-cell table:style-name="ce2" office:value-type="float" office:value="-0.06712954" calcext:value-type="float">
            <text:p>-6.71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1405193" calcext:value-type="float">
            <text:p>1.41E-02</text:p>
          </table:table-cell>
          <table:table-cell table:style-name="ce2" office:value-type="float" office:value="-0.05961526" calcext:value-type="float">
            <text:p>-5.96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2543478" calcext:value-type="float">
            <text:p>2.54E-03</text:p>
          </table:table-cell>
          <table:table-cell table:style-name="ce2" office:value-type="float" office:value="-0.047777" calcext:value-type="float">
            <text:p>-4.78E-02</text:p>
          </table:table-cell>
          <table:table-cell table:style-name="ce2"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0.009645242" calcext:value-type="float">
            <text:p>9.65E-03</text:p>
          </table:table-cell>
          <table:table-cell table:style-name="ce2" office:value-type="float" office:value="-0.05999215" calcext:value-type="float">
            <text:p>-6.00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0.0001975173" calcext:value-type="float">
            <text:p>1.98E-04</text:p>
          </table:table-cell>
          <table:table-cell table:style-name="ce2" office:value-type="float" office:value="-0.04784802" calcext:value-type="float">
            <text:p>-4.78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3084686" calcext:value-type="float">
            <text:p>3.08E-03</text:p>
          </table:table-cell>
          <table:table-cell table:style-name="ce2" office:value-type="float" office:value="-0.03878797" calcext:value-type="float">
            <text:p>-3.88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7429239" calcext:value-type="float">
            <text:p>7.43E-02</text:p>
          </table:table-cell>
          <table:table-cell table:style-name="ce2" office:value-type="float" office:value="-0.0835125" calcext:value-type="float">
            <text:p>-8.35E-02</text:p>
          </table:table-cell>
          <table:table-cell table:number-columns-repeated="17"/>
          <table:table-cell table:style-name="ce2" office:value-type="float" office:value="11.74" calcext:value-type="float">
            <text:p>1.17E+01</text:p>
          </table:table-cell>
          <table:table-cell table:style-name="ce2" office:value-type="float" office:value="0.007535318" calcext:value-type="float">
            <text:p>7.54E-03</text:p>
          </table:table-cell>
          <table:table-cell table:style-name="ce2" office:value-type="float" office:value="-0.08048187" calcext:value-type="float">
            <text:p>-8.05E-02</text:p>
          </table:table-cell>
          <table:table-cell table:style-name="ce2"/>
          <table:table-cell table:style-name="ce2" office:value-type="float" office:value="5.66" calcext:value-type="float">
            <text:p>5.66E+00</text:p>
          </table:table-cell>
          <table:table-cell table:style-name="ce2" office:value-type="float" office:value="0.005178055" calcext:value-type="float">
            <text:p>5.18E-03</text:p>
          </table:table-cell>
          <table:table-cell table:style-name="ce2" office:value-type="float" office:value="-0.07939684" calcext:value-type="float">
            <text:p>-7.94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05102083" calcext:value-type="float">
            <text:p>5.10E-03</text:p>
          </table:table-cell>
          <table:table-cell table:style-name="ce2" office:value-type="float" office:value="-0.06868854" calcext:value-type="float">
            <text:p>-6.87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01939094" calcext:value-type="float">
            <text:p>1.94E-03</text:p>
          </table:table-cell>
          <table:table-cell table:style-name="ce2" office:value-type="float" office:value="-0.07880031" calcext:value-type="float">
            <text:p>-7.88E-02</text:p>
          </table:table-cell>
          <table:table-cell table:style-name="ce2"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0.01160298" calcext:value-type="float">
            <text:p>1.16E-02</text:p>
          </table:table-cell>
          <table:table-cell table:style-name="ce2" office:value-type="float" office:value="-0.06862556" calcext:value-type="float">
            <text:p>-6.86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1800715" calcext:value-type="float">
            <text:p>1.80E-02</text:p>
          </table:table-cell>
          <table:table-cell table:style-name="ce2" office:value-type="float" office:value="-0.05718553" calcext:value-type="float">
            <text:p>-5.72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5404699" calcext:value-type="float">
            <text:p>-5.40E-03</text:p>
          </table:table-cell>
          <table:table-cell table:style-name="ce2" office:value-type="float" office:value="-0.047777" calcext:value-type="float">
            <text:p>-4.78E-02</text:p>
          </table:table-cell>
          <table:table-cell table:style-name="ce2"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0.01301888" calcext:value-type="float">
            <text:p>1.30E-02</text:p>
          </table:table-cell>
          <table:table-cell table:style-name="ce2" office:value-type="float" office:value="-0.06033558" calcext:value-type="float">
            <text:p>-6.03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-0.001557298" calcext:value-type="float">
            <text:p>-1.56E-03</text:p>
          </table:table-cell>
          <table:table-cell table:style-name="ce2" office:value-type="float" office:value="-0.05165012" calcext:value-type="float">
            <text:p>-5.17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-0.001516312" calcext:value-type="float">
            <text:p>-1.52E-03</text:p>
          </table:table-cell>
          <table:table-cell table:style-name="ce2" office:value-type="float" office:value="-0.03451562" calcext:value-type="float">
            <text:p>-3.4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0.07598473" calcext:value-type="float">
            <text:p>7.60E-02</text:p>
          </table:table-cell>
          <table:table-cell table:style-name="ce2" office:value-type="float" office:value="-0.08390304" calcext:value-type="float">
            <text:p>-8.39E-02</text:p>
          </table:table-cell>
          <table:table-cell table:number-columns-repeated="17"/>
          <table:table-cell table:style-name="ce2" office:value-type="float" office:value="11.76" calcext:value-type="float">
            <text:p>1.18E+01</text:p>
          </table:table-cell>
          <table:table-cell table:style-name="ce2" office:value-type="float" office:value="0.007535318" calcext:value-type="float">
            <text:p>7.54E-03</text:p>
          </table:table-cell>
          <table:table-cell table:style-name="ce2" office:value-type="float" office:value="-0.08048187" calcext:value-type="float">
            <text:p>-8.05E-02</text:p>
          </table:table-cell>
          <table:table-cell table:style-name="ce2"/>
          <table:table-cell table:style-name="ce2" office:value-type="float" office:value="5.68" calcext:value-type="float">
            <text:p>5.68E+00</text:p>
          </table:table-cell>
          <table:table-cell table:style-name="ce2" office:value-type="float" office:value="0.002684917" calcext:value-type="float">
            <text:p>2.68E-03</text:p>
          </table:table-cell>
          <table:table-cell table:style-name="ce2" office:value-type="float" office:value="-0.07747904" calcext:value-type="float">
            <text:p>-7.75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0795473" calcext:value-type="float">
            <text:p>7.95E-03</text:p>
          </table:table-cell>
          <table:table-cell table:style-name="ce2" office:value-type="float" office:value="-0.07208454" calcext:value-type="float">
            <text:p>-7.21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01939094" calcext:value-type="float">
            <text:p>1.94E-03</text:p>
          </table:table-cell>
          <table:table-cell table:style-name="ce2" office:value-type="float" office:value="-0.07880031" calcext:value-type="float">
            <text:p>-7.88E-02</text:p>
          </table:table-cell>
          <table:table-cell table:style-name="ce2"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0.004802882" calcext:value-type="float">
            <text:p>4.80E-03</text:p>
          </table:table-cell>
          <table:table-cell table:style-name="ce2" office:value-type="float" office:value="-0.06876156" calcext:value-type="float">
            <text:p>-6.88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1030332" calcext:value-type="float">
            <text:p>1.03E-02</text:p>
          </table:table-cell>
          <table:table-cell table:style-name="ce2" office:value-type="float" office:value="-0.05638976" calcext:value-type="float">
            <text:p>-5.64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1103051" calcext:value-type="float">
            <text:p>1.10E-02</text:p>
          </table:table-cell>
          <table:table-cell table:style-name="ce2" office:value-type="float" office:value="-0.04872001" calcext:value-type="float">
            <text:p>-4.87E-02</text:p>
          </table:table-cell>
          <table:table-cell table:style-name="ce2"/>
          <table:table-cell table:style-name="ce2" office:value-type="float" office:value="8.5" calcext:value-type="float">
            <text:p>8.50E+00</text:p>
          </table:table-cell>
          <table:table-cell table:style-name="ce2" office:value-type="float" office:value="0.003478413" calcext:value-type="float">
            <text:p>3.48E-03</text:p>
          </table:table-cell>
          <table:table-cell table:style-name="ce2" office:value-type="float" office:value="-0.05520785" calcext:value-type="float">
            <text:p>-5.52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-0.002288471" calcext:value-type="float">
            <text:p>-2.29E-03</text:p>
          </table:table-cell>
          <table:table-cell table:style-name="ce2" office:value-type="float" office:value="-0.05165012" calcext:value-type="float">
            <text:p>-5.17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-0.005788667" calcext:value-type="float">
            <text:p>-5.79E-03</text:p>
          </table:table-cell>
          <table:table-cell table:style-name="ce2" office:value-type="float" office:value="-0.03829501" calcext:value-type="float">
            <text:p>-3.8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7129824" calcext:value-type="float">
            <text:p>7.13E-02</text:p>
          </table:table-cell>
          <table:table-cell table:style-name="ce2" office:value-type="float" office:value="-0.08168997" calcext:value-type="float">
            <text:p>-8.17E-02</text:p>
          </table:table-cell>
          <table:table-cell table:number-columns-repeated="17"/>
          <table:table-cell table:style-name="ce2" office:value-type="float" office:value="11.78" calcext:value-type="float">
            <text:p>1.18E+01</text:p>
          </table:table-cell>
          <table:table-cell table:style-name="ce2" office:value-type="float" office:value="0.007535318" calcext:value-type="float">
            <text:p>7.54E-03</text:p>
          </table:table-cell>
          <table:table-cell table:style-name="ce2" office:value-type="float" office:value="-0.08048187" calcext:value-type="float">
            <text:p>-8.05E-02</text:p>
          </table:table-cell>
          <table:table-cell table:style-name="ce2"/>
          <table:table-cell table:style-name="ce2" office:value-type="float" office:value="5.7" calcext:value-type="float">
            <text:p>5.70E+00</text:p>
          </table:table-cell>
          <table:table-cell table:style-name="ce2" office:value-type="float" office:value="0.0005753394" calcext:value-type="float">
            <text:p>5.75E-04</text:p>
          </table:table-cell>
          <table:table-cell table:style-name="ce2" office:value-type="float" office:value="-0.07364345" calcext:value-type="float">
            <text:p>-7.36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05917125" calcext:value-type="float">
            <text:p>5.92E-03</text:p>
          </table:table-cell>
          <table:table-cell table:style-name="ce2" office:value-type="float" office:value="-0.07806152" calcext:value-type="float">
            <text:p>-7.81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04142627" calcext:value-type="float">
            <text:p>4.14E-03</text:p>
          </table:table-cell>
          <table:table-cell table:style-name="ce2" office:value-type="float" office:value="-0.07851289" calcext:value-type="float">
            <text:p>-7.85E-02</text:p>
          </table:table-cell>
          <table:table-cell table:style-name="ce2"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-0.005397261" calcext:value-type="float">
            <text:p>-5.40E-03</text:p>
          </table:table-cell>
          <table:table-cell table:style-name="ce2" office:value-type="float" office:value="-0.06998558" calcext:value-type="float">
            <text:p>-7.00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04656037" calcext:value-type="float">
            <text:p>4.66E-03</text:p>
          </table:table-cell>
          <table:table-cell table:style-name="ce2" office:value-type="float" office:value="-0.05750638" calcext:value-type="float">
            <text:p>-5.75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1264709" calcext:value-type="float">
            <text:p>1.26E-02</text:p>
          </table:table-cell>
          <table:table-cell table:style-name="ce2" office:value-type="float" office:value="-0.05478218" calcext:value-type="float">
            <text:p>-5.48E-02</text:p>
          </table:table-cell>
          <table:table-cell table:style-name="ce2"/>
          <table:table-cell table:style-name="ce2" office:value-type="float" office:value="8.52" calcext:value-type="float">
            <text:p>8.52E+00</text:p>
          </table:table-cell>
          <table:table-cell table:style-name="ce2" office:value-type="float" office:value="0.007679074" calcext:value-type="float">
            <text:p>7.68E-03</text:p>
          </table:table-cell>
          <table:table-cell table:style-name="ce2" office:value-type="float" office:value="-0.05253635" calcext:value-type="float">
            <text:p>-5.25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-0.004628225" calcext:value-type="float">
            <text:p>-4.63E-03</text:p>
          </table:table-cell>
          <table:table-cell table:style-name="ce2" office:value-type="float" office:value="-0.05106518" calcext:value-type="float">
            <text:p>-5.11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-0.003159525" calcext:value-type="float">
            <text:p>-3.16E-03</text:p>
          </table:table-cell>
          <table:table-cell table:style-name="ce2" office:value-type="float" office:value="-0.04240304" calcext:value-type="float">
            <text:p>-4.2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7299059" calcext:value-type="float">
            <text:p>7.30E-02</text:p>
          </table:table-cell>
          <table:table-cell table:style-name="ce2" office:value-type="float" office:value="-0.08195033" calcext:value-type="float">
            <text:p>-8.20E-02</text:p>
          </table:table-cell>
          <table:table-cell table:number-columns-repeated="17"/>
          <table:table-cell table:style-name="ce2" office:value-type="float" office:value="11.8" calcext:value-type="float">
            <text:p>1.18E+01</text:p>
          </table:table-cell>
          <table:table-cell table:style-name="ce2" office:value-type="float" office:value="0.00604522" calcext:value-type="float">
            <text:p>6.05E-03</text:p>
          </table:table-cell>
          <table:table-cell table:style-name="ce2" office:value-type="float" office:value="-0.08144909" calcext:value-type="float">
            <text:p>-8.14E-02</text:p>
          </table:table-cell>
          <table:table-cell table:style-name="ce2"/>
          <table:table-cell table:style-name="ce2" office:value-type="float" office:value="5.72" calcext:value-type="float">
            <text:p>5.72E+00</text:p>
          </table:table-cell>
          <table:table-cell table:style-name="ce2" office:value-type="float" office:value="-0.001342459" calcext:value-type="float">
            <text:p>-1.34E-03</text:p>
          </table:table-cell>
          <table:table-cell table:style-name="ce2" office:value-type="float" office:value="-0.07249277" calcext:value-type="float">
            <text:p>-7.25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6188806" calcext:value-type="float">
            <text:p>6.19E-03</text:p>
          </table:table-cell>
          <table:table-cell table:style-name="ce2" office:value-type="float" office:value="-0.08077832" calcext:value-type="float">
            <text:p>-8.08E-02</text:p>
          </table:table-cell>
          <table:table-cell table:style-name="ce2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04717461" calcext:value-type="float">
            <text:p>4.72E-03</text:p>
          </table:table-cell>
          <table:table-cell table:style-name="ce2" office:value-type="float" office:value="-0.07650097" calcext:value-type="float">
            <text:p>-7.65E-02</text:p>
          </table:table-cell>
          <table:table-cell table:style-name="ce2"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-0.006213273" calcext:value-type="float">
            <text:p>-6.21E-03</text:p>
          </table:table-cell>
          <table:table-cell table:style-name="ce2" office:value-type="float" office:value="-0.07420164" calcext:value-type="float">
            <text:p>-7.42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1126277" calcext:value-type="float">
            <text:p>1.13E-02</text:p>
          </table:table-cell>
          <table:table-cell table:style-name="ce2" office:value-type="float" office:value="-0.0559028" calcext:value-type="float">
            <text:p>-5.59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9952795" calcext:value-type="float">
            <text:p>9.95E-03</text:p>
          </table:table-cell>
          <table:table-cell table:style-name="ce2" office:value-type="float" office:value="-0.05545575" calcext:value-type="float">
            <text:p>-5.55E-02</text:p>
          </table:table-cell>
          <table:table-cell table:style-name="ce2"/>
          <table:table-cell table:style-name="ce2" office:value-type="float" office:value="8.54" calcext:value-type="float">
            <text:p>8.54E+00</text:p>
          </table:table-cell>
          <table:table-cell table:style-name="ce2" office:value-type="float" office:value="0.008506094" calcext:value-type="float">
            <text:p>8.51E-03</text:p>
          </table:table-cell>
          <table:table-cell table:style-name="ce2" office:value-type="float" office:value="-0.04952142" calcext:value-type="float">
            <text:p>-4.95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-0.006529275" calcext:value-type="float">
            <text:p>-6.53E-03</text:p>
          </table:table-cell>
          <table:table-cell table:style-name="ce2" office:value-type="float" office:value="-0.05208882" calcext:value-type="float">
            <text:p>-5.21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-0.009075094" calcext:value-type="float">
            <text:p>-9.08E-03</text:p>
          </table:table-cell>
          <table:table-cell table:style-name="ce2" office:value-type="float" office:value="-0.04371761" calcext:value-type="float">
            <text:p>-4.3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7455275" calcext:value-type="float">
            <text:p>7.46E-02</text:p>
          </table:table-cell>
          <table:table-cell table:style-name="ce2" office:value-type="float" office:value="-0.08247105" calcext:value-type="float">
            <text:p>-8.25E-02</text:p>
          </table:table-cell>
          <table:table-cell table:number-columns-repeated="17"/>
          <table:table-cell table:style-name="ce2" office:value-type="float" office:value="11.82" calcext:value-type="float">
            <text:p>1.18E+01</text:p>
          </table:table-cell>
          <table:table-cell table:style-name="ce2" office:value-type="float" office:value="0.005770276" calcext:value-type="float">
            <text:p>5.77E-03</text:p>
          </table:table-cell>
          <table:table-cell table:style-name="ce2" office:value-type="float" office:value="-0.08117905" calcext:value-type="float">
            <text:p>-8.12E-02</text:p>
          </table:table-cell>
          <table:table-cell table:style-name="ce2"/>
          <table:table-cell table:style-name="ce2" office:value-type="float" office:value="5.74" calcext:value-type="float">
            <text:p>5.74E+00</text:p>
          </table:table-cell>
          <table:table-cell table:style-name="ce2" office:value-type="float" office:value="0.002684917" calcext:value-type="float">
            <text:p>2.68E-03</text:p>
          </table:table-cell>
          <table:table-cell table:style-name="ce2" office:value-type="float" office:value="-0.07191743" calcext:value-type="float">
            <text:p>-7.19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08362251" calcext:value-type="float">
            <text:p>8.36E-03</text:p>
          </table:table-cell>
          <table:table-cell table:style-name="ce2" office:value-type="float" office:value="-0.08064248" calcext:value-type="float">
            <text:p>-8.06E-02</text:p>
          </table:table-cell>
          <table:table-cell table:style-name="ce2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0.003471987" calcext:value-type="float">
            <text:p>3.47E-03</text:p>
          </table:table-cell>
          <table:table-cell table:style-name="ce2" office:value-type="float" office:value="-0.07496808" calcext:value-type="float">
            <text:p>-7.50E-02</text:p>
          </table:table-cell>
          <table:table-cell table:style-name="ce2"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-0.00743729" calcext:value-type="float">
            <text:p>-7.44E-03</text:p>
          </table:table-cell>
          <table:table-cell table:style-name="ce2" office:value-type="float" office:value="-0.07406563" calcext:value-type="float">
            <text:p>-7.41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03333533" calcext:value-type="float">
            <text:p>3.33E-03</text:p>
          </table:table-cell>
          <table:table-cell table:style-name="ce2" office:value-type="float" office:value="-0.05763463" calcext:value-type="float">
            <text:p>-5.76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1466782" calcext:value-type="float">
            <text:p>1.47E-02</text:p>
          </table:table-cell>
          <table:table-cell table:style-name="ce2" office:value-type="float" office:value="-0.05666818" calcext:value-type="float">
            <text:p>-5.67E-02</text:p>
          </table:table-cell>
          <table:table-cell table:style-name="ce2"/>
          <table:table-cell table:style-name="ce2" office:value-type="float" office:value="8.56" calcext:value-type="float">
            <text:p>8.56E+00</text:p>
          </table:table-cell>
          <table:table-cell table:style-name="ce2" office:value-type="float" office:value="0.007532558" calcext:value-type="float">
            <text:p>7.53E-03</text:p>
          </table:table-cell>
          <table:table-cell table:style-name="ce2" office:value-type="float" office:value="-0.04759981" calcext:value-type="float">
            <text:p>-4.76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-0.004335756" calcext:value-type="float">
            <text:p>-4.34E-03</text:p>
          </table:table-cell>
          <table:table-cell table:style-name="ce2" office:value-type="float" office:value="-0.04872543" calcext:value-type="float">
            <text:p>-4.87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3993822" calcext:value-type="float">
            <text:p>-3.9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7233969" calcext:value-type="float">
            <text:p>7.23E-02</text:p>
          </table:table-cell>
          <table:table-cell table:style-name="ce2" office:value-type="float" office:value="-0.09002151" calcext:value-type="float">
            <text:p>-9.00E-02</text:p>
          </table:table-cell>
          <table:table-cell table:number-columns-repeated="17"/>
          <table:table-cell table:style-name="ce2" office:value-type="float" office:value="11.84" calcext:value-type="float">
            <text:p>1.18E+01</text:p>
          </table:table-cell>
          <table:table-cell table:style-name="ce2" office:value-type="float" office:value="0.003452892" calcext:value-type="float">
            <text:p>3.45E-03</text:p>
          </table:table-cell>
          <table:table-cell table:style-name="ce2" office:value-type="float" office:value="-0.08106367" calcext:value-type="float">
            <text:p>-8.11E-02</text:p>
          </table:table-cell>
          <table:table-cell table:style-name="ce2"/>
          <table:table-cell table:style-name="ce2" office:value-type="float" office:value="5.76" calcext:value-type="float">
            <text:p>5.76E+00</text:p>
          </table:table-cell>
          <table:table-cell table:style-name="ce2" office:value-type="float" office:value="0.005178055" calcext:value-type="float">
            <text:p>5.18E-03</text:p>
          </table:table-cell>
          <table:table-cell table:style-name="ce2" office:value-type="float" office:value="-0.07057497" calcext:value-type="float">
            <text:p>-7.06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105357" calcext:value-type="float">
            <text:p>1.05E-02</text:p>
          </table:table-cell>
          <table:table-cell table:style-name="ce2" office:value-type="float" office:value="-0.07996328" calcext:value-type="float">
            <text:p>-8.00E-02</text:p>
          </table:table-cell>
          <table:table-cell table:style-name="ce2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009810369" calcext:value-type="float">
            <text:p>9.81E-04</text:p>
          </table:table-cell>
          <table:table-cell table:style-name="ce2" office:value-type="float" office:value="-0.07295616" calcext:value-type="float">
            <text:p>-7.30E-02</text:p>
          </table:table-cell>
          <table:table-cell table:style-name="ce2"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-0.004173244" calcext:value-type="float">
            <text:p>-4.17E-03</text:p>
          </table:table-cell>
          <table:table-cell table:style-name="ce2" office:value-type="float" office:value="-0.07025758" calcext:value-type="float">
            <text:p>-7.03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-0.001597047" calcext:value-type="float">
            <text:p>-1.60E-03</text:p>
          </table:table-cell>
          <table:table-cell table:style-name="ce2" office:value-type="float" office:value="-0.05790486" calcext:value-type="float">
            <text:p>-5.79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09279221" calcext:value-type="float">
            <text:p>9.28E-03</text:p>
          </table:table-cell>
          <table:table-cell table:style-name="ce2" office:value-type="float" office:value="-0.05599461" calcext:value-type="float">
            <text:p>-5.60E-02</text:p>
          </table:table-cell>
          <table:table-cell table:style-name="ce2"/>
          <table:table-cell table:style-name="ce2" office:value-type="float" office:value="8.58" calcext:value-type="float">
            <text:p>8.58E+00</text:p>
          </table:table-cell>
          <table:table-cell table:style-name="ce2" office:value-type="float" office:value="0.00678522" calcext:value-type="float">
            <text:p>6.79E-03</text:p>
          </table:table-cell>
          <table:table-cell table:style-name="ce2" office:value-type="float" office:value="-0.04290729" calcext:value-type="float">
            <text:p>-4.29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-0.001703533" calcext:value-type="float">
            <text:p>-1.70E-03</text:p>
          </table:table-cell>
          <table:table-cell table:style-name="ce2" office:value-type="float" office:value="-0.05048024" calcext:value-type="float">
            <text:p>-5.05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0.004563578" calcext:value-type="float">
            <text:p>4.56E-03</text:p>
          </table:table-cell>
          <table:table-cell table:style-name="ce2" office:value-type="float" office:value="-0.03878797" calcext:value-type="float">
            <text:p>-3.88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702568" calcext:value-type="float">
            <text:p>7.03E-02</text:p>
          </table:table-cell>
          <table:table-cell table:style-name="ce2" office:value-type="float" office:value="-0.09015169" calcext:value-type="float">
            <text:p>-9.02E-02</text:p>
          </table:table-cell>
          <table:table-cell table:number-columns-repeated="17"/>
          <table:table-cell table:style-name="ce2" office:value-type="float" office:value="11.86" calcext:value-type="float">
            <text:p>1.19E+01</text:p>
          </table:table-cell>
          <table:table-cell table:style-name="ce2" office:value-type="float" office:value="0.00386408" calcext:value-type="float">
            <text:p>3.86E-03</text:p>
          </table:table-cell>
          <table:table-cell table:style-name="ce2" office:value-type="float" office:value="-0.08133248" calcext:value-type="float">
            <text:p>-8.13E-02</text:p>
          </table:table-cell>
          <table:table-cell table:style-name="ce2"/>
          <table:table-cell table:style-name="ce2" office:value-type="float" office:value="5.78" calcext:value-type="float">
            <text:p>5.78E+00</text:p>
          </table:table-cell>
          <table:table-cell table:style-name="ce2" office:value-type="float" office:value="0.009013651" calcext:value-type="float">
            <text:p>9.01E-03</text:p>
          </table:table-cell>
          <table:table-cell table:style-name="ce2" office:value-type="float" office:value="-0.06961607" calcext:value-type="float">
            <text:p>-6.96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08905612" calcext:value-type="float">
            <text:p>8.91E-03</text:p>
          </table:table-cell>
          <table:table-cell table:style-name="ce2" office:value-type="float" office:value="-0.07955576" calcext:value-type="float">
            <text:p>-7.96E-02</text:p>
          </table:table-cell>
          <table:table-cell table:style-name="ce2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04560495" calcext:value-type="float">
            <text:p>-4.56E-04</text:p>
          </table:table-cell>
          <table:table-cell table:style-name="ce2" office:value-type="float" office:value="-0.06759104" calcext:value-type="float">
            <text:p>-6.76E-02</text:p>
          </table:table-cell>
          <table:table-cell table:style-name="ce2"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-0.008117299" calcext:value-type="float">
            <text:p>-8.12E-03</text:p>
          </table:table-cell>
          <table:table-cell table:style-name="ce2" office:value-type="float" office:value="-0.06617752" calcext:value-type="float">
            <text:p>-6.62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-0.004589196" calcext:value-type="float">
            <text:p>-4.59E-03</text:p>
          </table:table-cell>
          <table:table-cell table:style-name="ce2" office:value-type="float" office:value="-0.0604491" calcext:value-type="float">
            <text:p>-6.04E-02</text:p>
          </table:table-cell>
          <table:table-cell table:style-name="ce2" table:number-columns-repeated="5"/>
          <table:table-cell table:style-name="ce2" office:value-type="float" office:value="8.6" calcext:value-type="float">
            <text:p>8.60E+00</text:p>
          </table:table-cell>
          <table:table-cell table:style-name="ce2" office:value-type="float" office:value="0.008720835" calcext:value-type="float">
            <text:p>8.72E-03</text:p>
          </table:table-cell>
          <table:table-cell table:style-name="ce2" office:value-type="float" office:value="-0.04458297" calcext:value-type="float">
            <text:p>-4.46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-0.01003891" calcext:value-type="float">
            <text:p>-1.00E-02</text:p>
          </table:table-cell>
          <table:table-cell table:style-name="ce2" office:value-type="float" office:value="-0.04828673" calcext:value-type="float">
            <text:p>-4.83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4892221" calcext:value-type="float">
            <text:p>4.89E-03</text:p>
          </table:table-cell>
          <table:table-cell table:style-name="ce2" office:value-type="float" office:value="-0.04338897" calcext:value-type="float">
            <text:p>-4.34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6791356" calcext:value-type="float">
            <text:p>6.79E-02</text:p>
          </table:table-cell>
          <table:table-cell table:style-name="ce2" office:value-type="float" office:value="-0.09028187" calcext:value-type="float">
            <text:p>-9.03E-02</text:p>
          </table:table-cell>
          <table:table-cell table:number-columns-repeated="17"/>
          <table:table-cell table:style-name="ce2" office:value-type="float" office:value="11.88" calcext:value-type="float">
            <text:p>1.19E+01</text:p>
          </table:table-cell>
          <table:table-cell table:style-name="ce2" office:value-type="float" office:value="0.000595439" calcext:value-type="float">
            <text:p>5.95E-04</text:p>
          </table:table-cell>
          <table:table-cell table:style-name="ce2" office:value-type="float" office:value="-0.08149818" calcext:value-type="float">
            <text:p>-8.15E-02</text:p>
          </table:table-cell>
          <table:table-cell table:style-name="ce2"/>
          <table:table-cell table:style-name="ce2" office:value-type="float" office:value="5.8" calcext:value-type="float">
            <text:p>5.80E+00</text:p>
          </table:table-cell>
          <table:table-cell table:style-name="ce2" office:value-type="float" office:value="0.005753394" calcext:value-type="float">
            <text:p>5.75E-03</text:p>
          </table:table-cell>
          <table:table-cell table:style-name="ce2" office:value-type="float" office:value="-0.07498591" calcext:value-type="float">
            <text:p>-7.50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8769771" calcext:value-type="float">
            <text:p>8.77E-03</text:p>
          </table:table-cell>
          <table:table-cell table:style-name="ce2" office:value-type="float" office:value="-0.07738232" calcext:value-type="float">
            <text:p>-7.74E-02</text:p>
          </table:table-cell>
          <table:table-cell table:style-name="ce2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-0.006204395" calcext:value-type="float">
            <text:p>-6.20E-03</text:p>
          </table:table-cell>
          <table:table-cell table:style-name="ce2" office:value-type="float" office:value="-0.06787845" calcext:value-type="float">
            <text:p>-6.79E-02</text:p>
          </table:table-cell>
          <table:table-cell table:style-name="ce2"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-0.003085229" calcext:value-type="float">
            <text:p>-3.09E-03</text:p>
          </table:table-cell>
          <table:table-cell table:style-name="ce2" office:value-type="float" office:value="-0.06277748" calcext:value-type="float">
            <text:p>-6.28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-0.00458775" calcext:value-type="float">
            <text:p>-4.59E-03</text:p>
          </table:table-cell>
          <table:table-cell table:style-name="ce2" office:value-type="float" office:value="-0.06068969" calcext:value-type="float">
            <text:p>-6.07E-02</text:p>
          </table:table-cell>
          <table:table-cell table:style-name="ce2" table:number-columns-repeated="5"/>
          <table:table-cell table:style-name="ce2" office:value-type="float" office:value="8.62" calcext:value-type="float">
            <text:p>8.62E+00</text:p>
          </table:table-cell>
          <table:table-cell table:style-name="ce2" office:value-type="float" office:value="0.003659418" calcext:value-type="float">
            <text:p>3.66E-03</text:p>
          </table:table-cell>
          <table:table-cell table:style-name="ce2" office:value-type="float" office:value="-0.04388719" calcext:value-type="float">
            <text:p>-4.39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5653427" calcext:value-type="float">
            <text:p>-5.65E-03</text:p>
          </table:table-cell>
          <table:table-cell table:style-name="ce2" office:value-type="float" office:value="-0.04995902" calcext:value-type="float">
            <text:p>-5.00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2920365" calcext:value-type="float">
            <text:p>2.92E-03</text:p>
          </table:table-cell>
          <table:table-cell table:style-name="ce2" office:value-type="float" office:value="-0.04388194" calcext:value-type="float">
            <text:p>-4.3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9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7286041" calcext:value-type="float">
            <text:p>7.29E-02</text:p>
          </table:table-cell>
          <table:table-cell table:style-name="ce2" office:value-type="float" office:value="-0.09288548" calcext:value-type="float">
            <text:p>-9.29E-02</text:p>
          </table:table-cell>
          <table:table-cell table:number-columns-repeated="17"/>
          <table:table-cell table:style-name="ce2" office:value-type="float" office:value="11.9" calcext:value-type="float">
            <text:p>1.19E+01</text:p>
          </table:table-cell>
          <table:table-cell table:style-name="ce2" office:value-type="float" office:value="-0.006139459" calcext:value-type="float">
            <text:p>-6.14E-03</text:p>
          </table:table-cell>
          <table:table-cell table:style-name="ce2" office:value-type="float" office:value="-0.07501859" calcext:value-type="float">
            <text:p>-7.50E-02</text:p>
          </table:table-cell>
          <table:table-cell table:style-name="ce2"/>
          <table:table-cell table:style-name="ce2" office:value-type="float" office:value="5.82" calcext:value-type="float">
            <text:p>5.82E+00</text:p>
          </table:table-cell>
          <table:table-cell table:style-name="ce2" office:value-type="float" office:value="0.005753394" calcext:value-type="float">
            <text:p>5.75E-03</text:p>
          </table:table-cell>
          <table:table-cell table:style-name="ce2" office:value-type="float" office:value="-0.07862972" calcext:value-type="float">
            <text:p>-7.86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05102083" calcext:value-type="float">
            <text:p>5.10E-03</text:p>
          </table:table-cell>
          <table:table-cell table:style-name="ce2" office:value-type="float" office:value="-0.07588807" calcext:value-type="float">
            <text:p>-7.59E-02</text:p>
          </table:table-cell>
          <table:table-cell table:style-name="ce2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01030884" calcext:value-type="float">
            <text:p>-1.03E-03</text:p>
          </table:table-cell>
          <table:table-cell table:style-name="ce2" office:value-type="float" office:value="-0.06730362" calcext:value-type="float">
            <text:p>-6.73E-02</text:p>
          </table:table-cell>
          <table:table-cell table:style-name="ce2"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-0.003629236" calcext:value-type="float">
            <text:p>-3.63E-03</text:p>
          </table:table-cell>
          <table:table-cell table:style-name="ce2" office:value-type="float" office:value="-0.05869742" calcext:value-type="float">
            <text:p>-5.87E-02</text:p>
          </table:table-cell>
          <table:table-cell table:style-name="ce2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-0.003026106" calcext:value-type="float">
            <text:p>-3.03E-03</text:p>
          </table:table-cell>
          <table:table-cell table:style-name="ce2" office:value-type="float" office:value="-0.06031941" calcext:value-type="float">
            <text:p>-6.03E-02</text:p>
          </table:table-cell>
          <table:table-cell table:style-name="ce2" table:number-columns-repeated="5"/>
          <table:table-cell table:style-name="ce2" office:value-type="float" office:value="8.64" calcext:value-type="float">
            <text:p>8.64E+00</text:p>
          </table:table-cell>
          <table:table-cell table:style-name="ce2" office:value-type="float" office:value="0.004129" calcext:value-type="float">
            <text:p>4.13E-03</text:p>
          </table:table-cell>
          <table:table-cell table:style-name="ce2" office:value-type="float" office:value="-0.04159668" calcext:value-type="float">
            <text:p>-4.16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-0.003998885" calcext:value-type="float">
            <text:p>-4.00E-03</text:p>
          </table:table-cell>
          <table:table-cell table:style-name="ce2" office:value-type="float" office:value="-0.04696017" calcext:value-type="float">
            <text:p>-4.70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09485084" calcext:value-type="float">
            <text:p>9.49E-04</text:p>
          </table:table-cell>
          <table:table-cell table:style-name="ce2" office:value-type="float" office:value="-0.04404626" calcext:value-type="float">
            <text:p>-4.4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1.92" calcext:value-type="float">
            <text:p>1.19E+01</text:p>
          </table:table-cell>
          <table:table-cell table:style-name="ce2" office:value-type="float" office:value="-0.009816834" calcext:value-type="float">
            <text:p>-9.82E-03</text:p>
          </table:table-cell>
          <table:table-cell table:style-name="ce2" office:value-type="float" office:value="-0.07518798" calcext:value-type="float">
            <text:p>-7.52E-02</text:p>
          </table:table-cell>
          <table:table-cell table:style-name="ce2"/>
          <table:table-cell table:style-name="ce2" office:value-type="float" office:value="5.84" calcext:value-type="float">
            <text:p>5.84E+00</text:p>
          </table:table-cell>
          <table:table-cell table:style-name="ce2" office:value-type="float" office:value="0.001917798" calcext:value-type="float">
            <text:p>1.92E-03</text:p>
          </table:table-cell>
          <table:table-cell table:style-name="ce2" office:value-type="float" office:value="-0.07997218" calcext:value-type="float">
            <text:p>-8.00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07411368" calcext:value-type="float">
            <text:p>7.41E-03</text:p>
          </table:table-cell>
          <table:table-cell table:style-name="ce2" office:value-type="float" office:value="-0.07262791" calcext:value-type="float">
            <text:p>-7.26E-02</text:p>
          </table:table-cell>
          <table:table-cell table:style-name="ce2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5246337" calcext:value-type="float">
            <text:p>-5.25E-03</text:p>
          </table:table-cell>
          <table:table-cell table:style-name="ce2" office:value-type="float" office:value="-0.06596234" calcext:value-type="float">
            <text:p>-6.60E-02</text:p>
          </table:table-cell>
          <table:table-cell table:style-name="ce2"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-0.00390124" calcext:value-type="float">
            <text:p>-3.90E-03</text:p>
          </table:table-cell>
          <table:table-cell table:style-name="ce2" office:value-type="float" office:value="-0.06250547" calcext:value-type="float">
            <text:p>-6.25E-02</text:p>
          </table:table-cell>
          <table:table-cell table:style-name="ce2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-0.005560943" calcext:value-type="float">
            <text:p>-5.56E-03</text:p>
          </table:table-cell>
          <table:table-cell table:style-name="ce2" office:value-type="float" office:value="-0.05889107" calcext:value-type="float">
            <text:p>-5.89E-02</text:p>
          </table:table-cell>
          <table:table-cell table:style-name="ce2" table:number-columns-repeated="5"/>
          <table:table-cell table:style-name="ce2" office:value-type="float" office:value="8.66" calcext:value-type="float">
            <text:p>8.66E+00</text:p>
          </table:table-cell>
          <table:table-cell table:style-name="ce2" office:value-type="float" office:value="0.002687155" calcext:value-type="float">
            <text:p>2.69E-03</text:p>
          </table:table-cell>
          <table:table-cell table:style-name="ce2" office:value-type="float" office:value="-0.04220642" calcext:value-type="float">
            <text:p>-4.22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1006472" calcext:value-type="float">
            <text:p>1.01E-02</text:p>
          </table:table-cell>
          <table:table-cell table:style-name="ce2" office:value-type="float" office:value="-0.04282381" calcext:value-type="float">
            <text:p>-4.28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0.008178648" calcext:value-type="float">
            <text:p>8.18E-03</text:p>
          </table:table-cell>
          <table:table-cell table:style-name="ce2" office:value-type="float" office:value="-0.03632315" calcext:value-type="float">
            <text:p>-3.6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1.94" calcext:value-type="float">
            <text:p>1.19E+01</text:p>
          </table:table-cell>
          <table:table-cell table:style-name="ce2" office:value-type="float" office:value="0.002469722" calcext:value-type="float">
            <text:p>2.47E-03</text:p>
          </table:table-cell>
          <table:table-cell table:style-name="ce2" office:value-type="float" office:value="-0.0778024" calcext:value-type="float">
            <text:p>-7.78E-02</text:p>
          </table:table-cell>
          <table:table-cell table:style-name="ce2"/>
          <table:table-cell table:style-name="ce2" office:value-type="float" office:value="5.86" calcext:value-type="float">
            <text:p>5.86E+00</text:p>
          </table:table-cell>
          <table:table-cell table:style-name="ce2" office:value-type="float" office:value="0.004986275" calcext:value-type="float">
            <text:p>4.99E-03</text:p>
          </table:table-cell>
          <table:table-cell table:style-name="ce2" office:value-type="float" office:value="-0.07997218" calcext:value-type="float">
            <text:p>-8.00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06868007" calcext:value-type="float">
            <text:p>6.87E-03</text:p>
          </table:table-cell>
          <table:table-cell table:style-name="ce2" office:value-type="float" office:value="-0.07860488" calcext:value-type="float">
            <text:p>-7.86E-02</text:p>
          </table:table-cell>
          <table:table-cell table:style-name="ce2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06729382" calcext:value-type="float">
            <text:p>6.73E-03</text:p>
          </table:table-cell>
          <table:table-cell table:style-name="ce2" office:value-type="float" office:value="-0.06433364" calcext:value-type="float">
            <text:p>-6.43E-02</text:p>
          </table:table-cell>
          <table:table-cell table:style-name="ce2"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0.003850869" calcext:value-type="float">
            <text:p>3.85E-03</text:p>
          </table:table-cell>
          <table:table-cell table:style-name="ce2" office:value-type="float" office:value="-0.06128145" calcext:value-type="float">
            <text:p>-6.13E-02</text:p>
          </table:table-cell>
          <table:table-cell table:style-name="ce2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-0.00522754" calcext:value-type="float">
            <text:p>-5.23E-03</text:p>
          </table:table-cell>
          <table:table-cell table:style-name="ce2" office:value-type="float" office:value="-0.05431775" calcext:value-type="float">
            <text:p>-5.43E-02</text:p>
          </table:table-cell>
          <table:table-cell table:style-name="ce2" table:number-columns-repeated="5"/>
          <table:table-cell table:style-name="ce2" office:value-type="float" office:value="8.68" calcext:value-type="float">
            <text:p>8.68E+00</text:p>
          </table:table-cell>
          <table:table-cell table:style-name="ce2" office:value-type="float" office:value="0.001488057" calcext:value-type="float">
            <text:p>1.49E-03</text:p>
          </table:table-cell>
          <table:table-cell table:style-name="ce2" office:value-type="float" office:value="-0.04317613" calcext:value-type="float">
            <text:p>-4.32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8720407" calcext:value-type="float">
            <text:p>8.72E-03</text:p>
          </table:table-cell>
          <table:table-cell table:style-name="ce2" office:value-type="float" office:value="-0.03982495" calcext:value-type="float">
            <text:p>-3.98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-0.0002017411" calcext:value-type="float">
            <text:p>-2.02E-04</text:p>
          </table:table-cell>
          <table:table-cell table:style-name="ce2" office:value-type="float" office:value="-0.0374734" calcext:value-type="float">
            <text:p>-3.7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1.96" calcext:value-type="float">
            <text:p>1.20E+01</text:p>
          </table:table-cell>
          <table:table-cell table:style-name="ce2" office:value-type="float" office:value="0.001662074" calcext:value-type="float">
            <text:p>1.66E-03</text:p>
          </table:table-cell>
          <table:table-cell table:style-name="ce2" office:value-type="float" office:value="-0.07889972" calcext:value-type="float">
            <text:p>-7.89E-02</text:p>
          </table:table-cell>
          <table:table-cell table:style-name="ce2"/>
          <table:table-cell table:style-name="ce2" office:value-type="float" office:value="5.88" calcext:value-type="float">
            <text:p>5.88E+00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-0.07958862" calcext:value-type="float">
            <text:p>-7.96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8633931" calcext:value-type="float">
            <text:p>8.63E-03</text:p>
          </table:table-cell>
          <table:table-cell table:style-name="ce2" office:value-type="float" office:value="-0.08268009" calcext:value-type="float">
            <text:p>-8.27E-02</text:p>
          </table:table-cell>
          <table:table-cell table:style-name="ce2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03663598" calcext:value-type="float">
            <text:p>3.66E-03</text:p>
          </table:table-cell>
          <table:table-cell table:style-name="ce2" office:value-type="float" office:value="-0.06375881" calcext:value-type="float">
            <text:p>-6.38E-02</text:p>
          </table:table-cell>
          <table:table-cell table:style-name="ce2"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-0.001317204" calcext:value-type="float">
            <text:p>-1.32E-03</text:p>
          </table:table-cell>
          <table:table-cell table:style-name="ce2" office:value-type="float" office:value="-0.06318548" calcext:value-type="float">
            <text:p>-6.32E-02</text:p>
          </table:table-cell>
          <table:table-cell table:style-name="ce2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1496277" calcext:value-type="float">
            <text:p>-1.50E-03</text:p>
          </table:table-cell>
          <table:table-cell table:style-name="ce2" office:value-type="float" office:value="-0.05465622" calcext:value-type="float">
            <text:p>-5.47E-02</text:p>
          </table:table-cell>
          <table:table-cell table:style-name="ce2" table:number-columns-repeated="5"/>
          <table:table-cell table:style-name="ce2" office:value-type="float" office:value="8.7" calcext:value-type="float">
            <text:p>8.70E+00</text:p>
          </table:table-cell>
          <table:table-cell table:style-name="ce2" office:value-type="float" office:value="-0.0001908074" calcext:value-type="float">
            <text:p>-1.91E-04</text:p>
          </table:table-cell>
          <table:table-cell table:style-name="ce2" office:value-type="float" office:value="-0.04450965" calcext:value-type="float">
            <text:p>-4.45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0.003343145" calcext:value-type="float">
            <text:p>3.34E-03</text:p>
          </table:table-cell>
          <table:table-cell table:style-name="ce2" office:value-type="float" office:value="-0.03972155" calcext:value-type="float">
            <text:p>-3.97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8507291" calcext:value-type="float">
            <text:p>8.51E-03</text:p>
          </table:table-cell>
          <table:table-cell table:style-name="ce2" office:value-type="float" office:value="-0.03467994" calcext:value-type="float">
            <text:p>-3.4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1.98" calcext:value-type="float">
            <text:p>1.20E+01</text:p>
          </table:table-cell>
          <table:table-cell table:style-name="ce2" office:value-type="float" office:value="-0.0006479457" calcext:value-type="float">
            <text:p>-6.48E-04</text:p>
          </table:table-cell>
          <table:table-cell table:style-name="ce2" office:value-type="float" office:value="-0.07960181" calcext:value-type="float">
            <text:p>-7.96E-02</text:p>
          </table:table-cell>
          <table:table-cell table:style-name="ce2"/>
          <table:table-cell table:style-name="ce2" office:value-type="float" office:value="5.9" calcext:value-type="float">
            <text:p>5.90E+00</text:p>
          </table:table-cell>
          <table:table-cell table:style-name="ce2" office:value-type="float" office:value="-0.003452037" calcext:value-type="float">
            <text:p>-3.45E-03</text:p>
          </table:table-cell>
          <table:table-cell table:style-name="ce2" office:value-type="float" office:value="-0.0797804" calcext:value-type="float">
            <text:p>-7.98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09720653" calcext:value-type="float">
            <text:p>9.72E-03</text:p>
          </table:table-cell>
          <table:table-cell table:style-name="ce2" office:value-type="float" office:value="-0.08268009" calcext:value-type="float">
            <text:p>-8.27E-02</text:p>
          </table:table-cell>
          <table:table-cell table:style-name="ce2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0.009411944" calcext:value-type="float">
            <text:p>9.41E-03</text:p>
          </table:table-cell>
          <table:table-cell table:style-name="ce2" office:value-type="float" office:value="-0.0620343" calcext:value-type="float">
            <text:p>-6.20E-02</text:p>
          </table:table-cell>
          <table:table-cell table:style-name="ce2"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0.003850869" calcext:value-type="float">
            <text:p>3.85E-03</text:p>
          </table:table-cell>
          <table:table-cell table:style-name="ce2" office:value-type="float" office:value="-0.06685753" calcext:value-type="float">
            <text:p>-6.69E-02</text:p>
          </table:table-cell>
          <table:table-cell table:style-name="ce2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-0.001129613" calcext:value-type="float">
            <text:p>-1.13E-03</text:p>
          </table:table-cell>
          <table:table-cell table:style-name="ce2" office:value-type="float" office:value="-0.0556164" calcext:value-type="float">
            <text:p>-5.56E-02</text:p>
          </table:table-cell>
          <table:table-cell table:style-name="ce2" table:number-columns-repeated="5"/>
          <table:table-cell table:style-name="ce2" office:value-type="float" office:value="8.72" calcext:value-type="float">
            <text:p>8.72E+00</text:p>
          </table:table-cell>
          <table:table-cell table:style-name="ce2" office:value-type="float" office:value="-0.001261848" calcext:value-type="float">
            <text:p>-1.26E-03</text:p>
          </table:table-cell>
          <table:table-cell table:style-name="ce2" office:value-type="float" office:value="-0.04692376" calcext:value-type="float">
            <text:p>-4.69E-02</text:p>
          </table:table-cell>
          <table:table-cell table:style-name="ce2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-0.0007932098" calcext:value-type="float">
            <text:p>-7.93E-04</text:p>
          </table:table-cell>
          <table:table-cell table:style-name="ce2" office:value-type="float" office:value="-0.04303063" calcext:value-type="float">
            <text:p>-4.30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1441472" calcext:value-type="float">
            <text:p>1.44E-03</text:p>
          </table:table-cell>
          <table:table-cell table:style-name="ce2" office:value-type="float" office:value="-0.03615883" calcext:value-type="float">
            <text:p>-3.6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" calcext:value-type="float">
            <text:p>1.20E+01</text:p>
          </table:table-cell>
          <table:table-cell table:style-name="ce2" office:value-type="float" office:value="0.003693468" calcext:value-type="float">
            <text:p>3.69E-03</text:p>
          </table:table-cell>
          <table:table-cell table:style-name="ce2" office:value-type="float" office:value="-0.07751886" calcext:value-type="float">
            <text:p>-7.75E-02</text:p>
          </table:table-cell>
          <table:table-cell table:style-name="ce2"/>
          <table:table-cell table:style-name="ce2" office:value-type="float" office:value="5.92" calcext:value-type="float">
            <text:p>5.92E+00</text:p>
          </table:table-cell>
          <table:table-cell table:style-name="ce2" office:value-type="float" office:value="0.0001917798" calcext:value-type="float">
            <text:p>1.92E-04</text:p>
          </table:table-cell>
          <table:table-cell table:style-name="ce2" office:value-type="float" office:value="-0.07671192" calcext:value-type="float">
            <text:p>-7.67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05509604" calcext:value-type="float">
            <text:p>5.51E-03</text:p>
          </table:table-cell>
          <table:table-cell table:style-name="ce2" office:value-type="float" office:value="-0.077654" calcext:value-type="float">
            <text:p>-7.77E-02</text:p>
          </table:table-cell>
          <table:table-cell table:style-name="ce2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1094484" calcext:value-type="float">
            <text:p>1.09E-02</text:p>
          </table:table-cell>
          <table:table-cell table:style-name="ce2" office:value-type="float" office:value="-0.05935174" calcext:value-type="float">
            <text:p>-5.94E-02</text:p>
          </table:table-cell>
          <table:table-cell table:style-name="ce2"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-0.001181202" calcext:value-type="float">
            <text:p>-1.18E-03</text:p>
          </table:table-cell>
          <table:table-cell table:style-name="ce2" office:value-type="float" office:value="-0.06617752" calcext:value-type="float">
            <text:p>-6.62E-02</text:p>
          </table:table-cell>
          <table:table-cell table:style-name="ce2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07379082" calcext:value-type="float">
            <text:p>-7.38E-03</text:p>
          </table:table-cell>
          <table:table-cell table:style-name="ce2" office:value-type="float" office:value="-0.05661634" calcext:value-type="float">
            <text:p>-5.66E-02</text:p>
          </table:table-cell>
          <table:table-cell table:style-name="ce2" table:number-columns-repeated="5"/>
          <table:table-cell table:style-name="ce2" office:value-type="float" office:value="8.74" calcext:value-type="float">
            <text:p>8.74E+00</text:p>
          </table:table-cell>
          <table:table-cell table:style-name="ce2" office:value-type="float" office:value="0.004165282" calcext:value-type="float">
            <text:p>4.17E-03</text:p>
          </table:table-cell>
          <table:table-cell table:style-name="ce2" office:value-type="float" office:value="-0.04846057" calcext:value-type="float">
            <text:p>-4.85E-02</text:p>
          </table:table-cell>
          <table:table-cell table:style-name="ce2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0.002412465" calcext:value-type="float">
            <text:p>2.41E-03</text:p>
          </table:table-cell>
          <table:table-cell table:style-name="ce2" office:value-type="float" office:value="-0.04582267" calcext:value-type="float">
            <text:p>-4.58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1023348" calcext:value-type="float">
            <text:p>-1.02E-03</text:p>
          </table:table-cell>
          <table:table-cell table:style-name="ce2" office:value-type="float" office:value="-0.03632315" calcext:value-type="float">
            <text:p>-3.6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02" calcext:value-type="float">
            <text:p>1.20E+01</text:p>
          </table:table-cell>
          <table:table-cell table:style-name="ce2" office:value-type="float" office:value="-0.0008038291" calcext:value-type="float">
            <text:p>-8.04E-04</text:p>
          </table:table-cell>
          <table:table-cell table:style-name="ce2" office:value-type="float" office:value="-0.07742312" calcext:value-type="float">
            <text:p>-7.74E-02</text:p>
          </table:table-cell>
          <table:table-cell table:style-name="ce2"/>
          <table:table-cell table:style-name="ce2" office:value-type="float" office:value="5.94" calcext:value-type="float">
            <text:p>5.94E+00</text:p>
          </table:table-cell>
          <table:table-cell table:style-name="ce2" office:value-type="float" office:value="0.002301358" calcext:value-type="float">
            <text:p>2.30E-03</text:p>
          </table:table-cell>
          <table:table-cell table:style-name="ce2" office:value-type="float" office:value="-0.07613658" calcext:value-type="float">
            <text:p>-7.61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132525" calcext:value-type="float">
            <text:p>1.33E-02</text:p>
          </table:table-cell>
          <table:table-cell table:style-name="ce2" office:value-type="float" office:value="-0.07466551" calcext:value-type="float">
            <text:p>-7.47E-02</text:p>
          </table:table-cell>
          <table:table-cell table:style-name="ce2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0.004238433" calcext:value-type="float">
            <text:p>4.24E-03</text:p>
          </table:table-cell>
          <table:table-cell table:style-name="ce2" office:value-type="float" office:value="-0.0586811" calcext:value-type="float">
            <text:p>-5.87E-02</text:p>
          </table:table-cell>
          <table:table-cell table:style-name="ce2"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0.01092297" calcext:value-type="float">
            <text:p>1.09E-02</text:p>
          </table:table-cell>
          <table:table-cell table:style-name="ce2" office:value-type="float" office:value="-0.05856142" calcext:value-type="float">
            <text:p>-5.86E-02</text:p>
          </table:table-cell>
          <table:table-cell table:style-name="ce2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1037846" calcext:value-type="float">
            <text:p>-1.04E-02</text:p>
          </table:table-cell>
          <table:table-cell table:style-name="ce2" office:value-type="float" office:value="-0.05795765" calcext:value-type="float">
            <text:p>-5.80E-02</text:p>
          </table:table-cell>
          <table:table-cell table:style-name="ce2" table:number-columns-repeated="5"/>
          <table:table-cell table:style-name="ce2" office:value-type="float" office:value="8.76" calcext:value-type="float">
            <text:p>8.76E+00</text:p>
          </table:table-cell>
          <table:table-cell table:style-name="ce2" office:value-type="float" office:value="0.005726909" calcext:value-type="float">
            <text:p>5.73E-03</text:p>
          </table:table-cell>
          <table:table-cell table:style-name="ce2" office:value-type="float" office:value="-0.04772978" calcext:value-type="float">
            <text:p>-4.77E-02</text:p>
          </table:table-cell>
          <table:table-cell table:style-name="ce2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0.005514731" calcext:value-type="float">
            <text:p>5.51E-03</text:p>
          </table:table-cell>
          <table:table-cell table:style-name="ce2" office:value-type="float" office:value="-0.04758062" calcext:value-type="float">
            <text:p>-4.76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0.001605794" calcext:value-type="float">
            <text:p>1.61E-03</text:p>
          </table:table-cell>
          <table:table-cell table:style-name="ce2" office:value-type="float" office:value="-0.03599451" calcext:value-type="float">
            <text:p>-3.6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04" calcext:value-type="float">
            <text:p>1.20E+01</text:p>
          </table:table-cell>
          <table:table-cell table:style-name="ce2" office:value-type="float" office:value="0.002302792" calcext:value-type="float">
            <text:p>2.30E-03</text:p>
          </table:table-cell>
          <table:table-cell table:style-name="ce2" office:value-type="float" office:value="-0.07439751" calcext:value-type="float">
            <text:p>-7.44E-02</text:p>
          </table:table-cell>
          <table:table-cell table:style-name="ce2"/>
          <table:table-cell table:style-name="ce2" office:value-type="float" office:value="5.96" calcext:value-type="float">
            <text:p>5.96E+00</text:p>
          </table:table-cell>
          <table:table-cell table:style-name="ce2" office:value-type="float" office:value="0.001534238" calcext:value-type="float">
            <text:p>1.53E-03</text:p>
          </table:table-cell>
          <table:table-cell table:style-name="ce2" office:value-type="float" office:value="-0.07383523" calcext:value-type="float">
            <text:p>-7.38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04694562" calcext:value-type="float">
            <text:p>4.69E-03</text:p>
          </table:table-cell>
          <table:table-cell table:style-name="ce2" office:value-type="float" office:value="-0.0769748" calcext:value-type="float">
            <text:p>-7.70E-02</text:p>
          </table:table-cell>
          <table:table-cell table:style-name="ce2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-0.00112669" calcext:value-type="float">
            <text:p>-1.13E-03</text:p>
          </table:table-cell>
          <table:table-cell table:style-name="ce2" office:value-type="float" office:value="-0.06308817" calcext:value-type="float">
            <text:p>-6.31E-02</text:p>
          </table:table-cell>
          <table:table-cell table:style-name="ce2"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0.01214699" calcext:value-type="float">
            <text:p>1.21E-02</text:p>
          </table:table-cell>
          <table:table-cell table:style-name="ce2" office:value-type="float" office:value="-0.05856142" calcext:value-type="float">
            <text:p>-5.86E-02</text:p>
          </table:table-cell>
          <table:table-cell table:style-name="ce2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-0.004959476" calcext:value-type="float">
            <text:p>-4.96E-03</text:p>
          </table:table-cell>
          <table:table-cell table:style-name="ce2" office:value-type="float" office:value="-0.05888745" calcext:value-type="float">
            <text:p>-5.89E-02</text:p>
          </table:table-cell>
          <table:table-cell table:style-name="ce2" table:number-columns-repeated="5"/>
          <table:table-cell table:style-name="ce2" office:value-type="float" office:value="8.78" calcext:value-type="float">
            <text:p>8.78E+00</text:p>
          </table:table-cell>
          <table:table-cell table:style-name="ce2" office:value-type="float" office:value="0.003550456" calcext:value-type="float">
            <text:p>3.55E-03</text:p>
          </table:table-cell>
          <table:table-cell table:style-name="ce2" office:value-type="float" office:value="-0.04605537" calcext:value-type="float">
            <text:p>-4.61E-02</text:p>
          </table:table-cell>
          <table:table-cell table:style-name="ce2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0.001378377" calcext:value-type="float">
            <text:p>1.38E-03</text:p>
          </table:table-cell>
          <table:table-cell table:style-name="ce2" office:value-type="float" office:value="-0.04923516" calcext:value-type="float">
            <text:p>-4.92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-0.003981132" calcext:value-type="float">
            <text:p>-3.98E-03</text:p>
          </table:table-cell>
          <table:table-cell table:style-name="ce2" office:value-type="float" office:value="-0.03533723" calcext:value-type="float">
            <text:p>-3.5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06" calcext:value-type="float">
            <text:p>1.21E+01</text:p>
          </table:table-cell>
          <table:table-cell table:style-name="ce2" office:value-type="float" office:value="0.0006604927" calcext:value-type="float">
            <text:p>6.60E-04</text:p>
          </table:table-cell>
          <table:table-cell table:style-name="ce2" office:value-type="float" office:value="-0.07359477" calcext:value-type="float">
            <text:p>-7.36E-02</text:p>
          </table:table-cell>
          <table:table-cell table:style-name="ce2"/>
          <table:table-cell table:style-name="ce2" office:value-type="float" office:value="5.98" calcext:value-type="float">
            <text:p>5.98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0.0007551939" calcext:value-type="float">
            <text:p>7.55E-04</text:p>
          </table:table-cell>
          <table:table-cell table:style-name="ce2" office:value-type="float" office:value="-0.07670311" calcext:value-type="float">
            <text:p>-7.67E-02</text:p>
          </table:table-cell>
          <table:table-cell table:style-name="ce2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0.002609735" calcext:value-type="float">
            <text:p>2.61E-03</text:p>
          </table:table-cell>
          <table:table-cell table:style-name="ce2" office:value-type="float" office:value="-0.06510009" calcext:value-type="float">
            <text:p>-6.51E-02</text:p>
          </table:table-cell>
          <table:table-cell table:style-name="ce2"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0.01173898" calcext:value-type="float">
            <text:p>1.17E-02</text:p>
          </table:table-cell>
          <table:table-cell table:style-name="ce2" office:value-type="float" office:value="-0.05964943" calcext:value-type="float">
            <text:p>-5.96E-02</text:p>
          </table:table-cell>
          <table:table-cell table:style-name="ce2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-0.004485534" calcext:value-type="float">
            <text:p>-4.49E-03</text:p>
          </table:table-cell>
          <table:table-cell table:style-name="ce2" office:value-type="float" office:value="-0.05768163" calcext:value-type="float">
            <text:p>-5.77E-02</text:p>
          </table:table-cell>
          <table:table-cell table:style-name="ce2" table:number-columns-repeated="5"/>
          <table:table-cell table:style-name="ce2" office:value-type="float" office:value="8.8" calcext:value-type="float">
            <text:p>8.80E+00</text:p>
          </table:table-cell>
          <table:table-cell table:style-name="ce2" office:value-type="float" office:value="0.00102293" calcext:value-type="float">
            <text:p>1.02E-03</text:p>
          </table:table-cell>
          <table:table-cell table:style-name="ce2" office:value-type="float" office:value="-0.04630957" calcext:value-type="float">
            <text:p>-4.63E-02</text:p>
          </table:table-cell>
          <table:table-cell table:style-name="ce2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0.01409767" calcext:value-type="float">
            <text:p>1.41E-02</text:p>
          </table:table-cell>
          <table:table-cell table:style-name="ce2" office:value-type="float" office:value="-0.04416813" calcext:value-type="float">
            <text:p>-4.42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5220864" calcext:value-type="float">
            <text:p>5.22E-03</text:p>
          </table:table-cell>
          <table:table-cell table:style-name="ce2" office:value-type="float" office:value="-0.03566587" calcext:value-type="float">
            <text:p>-3.57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08" calcext:value-type="float">
            <text:p>1.21E+01</text:p>
          </table:table-cell>
          <table:table-cell table:style-name="ce2" office:value-type="float" office:value="0.0001167421" calcext:value-type="float">
            <text:p>1.17E-04</text:p>
          </table:table-cell>
          <table:table-cell table:style-name="ce2" office:value-type="float" office:value="-0.07373593" calcext:value-type="float">
            <text:p>-7.37E-02</text:p>
          </table:table-cell>
          <table:table-cell table:style-name="ce2"/>
          <table:table-cell table:style-name="ce2" office:value-type="float" office:value="6" calcext:value-type="float">
            <text:p>6.00E+00</text:p>
          </table:table-cell>
          <table:table-cell table:style-name="ce2" office:value-type="float" office:value="0.002109578" calcext:value-type="float">
            <text:p>2.11E-03</text:p>
          </table:table-cell>
          <table:table-cell table:style-name="ce2" office:value-type="float" office:value="-0.07268455" calcext:value-type="float">
            <text:p>-7.27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0.001162715" calcext:value-type="float">
            <text:p>1.16E-03</text:p>
          </table:table-cell>
          <table:table-cell table:style-name="ce2" office:value-type="float" office:value="-0.0769748" calcext:value-type="float">
            <text:p>-7.70E-02</text:p>
          </table:table-cell>
          <table:table-cell table:style-name="ce2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05821172" calcext:value-type="float">
            <text:p>-5.82E-03</text:p>
          </table:table-cell>
          <table:table-cell table:style-name="ce2" office:value-type="float" office:value="-0.06423784" calcext:value-type="float">
            <text:p>-6.42E-02</text:p>
          </table:table-cell>
          <table:table-cell table:style-name="ce2"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0.01473102" calcext:value-type="float">
            <text:p>1.47E-02</text:p>
          </table:table-cell>
          <table:table-cell table:style-name="ce2" office:value-type="float" office:value="-0.05964943" calcext:value-type="float">
            <text:p>-5.96E-02</text:p>
          </table:table-cell>
          <table:table-cell table:style-name="ce2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-0.005694975" calcext:value-type="float">
            <text:p>-5.69E-03</text:p>
          </table:table-cell>
          <table:table-cell table:style-name="ce2" office:value-type="float" office:value="-0.05660622" calcext:value-type="float">
            <text:p>-5.66E-02</text:p>
          </table:table-cell>
          <table:table-cell table:style-name="ce2" table:number-columns-repeated="5"/>
          <table:table-cell table:style-name="ce2" office:value-type="float" office:value="8.82" calcext:value-type="float">
            <text:p>8.82E+00</text:p>
          </table:table-cell>
          <table:table-cell table:style-name="ce2" office:value-type="float" office:value="0.002950271" calcext:value-type="float">
            <text:p>2.95E-03</text:p>
          </table:table-cell>
          <table:table-cell table:style-name="ce2" office:value-type="float" office:value="-0.04641981" calcext:value-type="float">
            <text:p>-4.64E-02</text:p>
          </table:table-cell>
          <table:table-cell table:style-name="ce2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01517072" calcext:value-type="float">
            <text:p>-1.52E-03</text:p>
          </table:table-cell>
          <table:table-cell table:style-name="ce2" office:value-type="float" office:value="-0.03899768" calcext:value-type="float">
            <text:p>-3.90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0.003741971" calcext:value-type="float">
            <text:p>3.74E-03</text:p>
          </table:table-cell>
          <table:table-cell table:style-name="ce2" office:value-type="float" office:value="-0.03862365" calcext:value-type="float">
            <text:p>-3.86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1" calcext:value-type="float">
            <text:p>1.21E+01</text:p>
          </table:table-cell>
          <table:table-cell table:style-name="ce2" office:value-type="float" office:value="-0.004047922" calcext:value-type="float">
            <text:p>-4.05E-03</text:p>
          </table:table-cell>
          <table:table-cell table:style-name="ce2" office:value-type="float" office:value="-0.08031372" calcext:value-type="float">
            <text:p>-8.03E-02</text:p>
          </table:table-cell>
          <table:table-cell table:style-name="ce2"/>
          <table:table-cell table:style-name="ce2" office:value-type="float" office:value="6.02" calcext:value-type="float">
            <text:p>6.02E+00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-0.07191743" calcext:value-type="float">
            <text:p>-7.19E-02</text:p>
          </table:table-cell>
          <table:table-cell table:style-name="ce2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0.000347673" calcext:value-type="float">
            <text:p>3.48E-04</text:p>
          </table:table-cell>
          <table:table-cell table:style-name="ce2" office:value-type="float" office:value="-0.0803708" calcext:value-type="float">
            <text:p>-8.04E-02</text:p>
          </table:table-cell>
          <table:table-cell table:style-name="ce2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1281499" calcext:value-type="float">
            <text:p>-1.28E-02</text:p>
          </table:table-cell>
          <table:table-cell table:style-name="ce2" office:value-type="float" office:value="-0.06347139" calcext:value-type="float">
            <text:p>-6.35E-02</text:p>
          </table:table-cell>
          <table:table-cell table:style-name="ce2"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0.0201711" calcext:value-type="float">
            <text:p>2.02E-02</text:p>
          </table:table-cell>
          <table:table-cell table:style-name="ce2" office:value-type="float" office:value="-0.05896942" calcext:value-type="float">
            <text:p>-5.90E-02</text:p>
          </table:table-cell>
          <table:table-cell table:style-name="ce2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-0.01325032" calcext:value-type="float">
            <text:p>-1.33E-02</text:p>
          </table:table-cell>
          <table:table-cell table:style-name="ce2" office:value-type="float" office:value="-0.06050116" calcext:value-type="float">
            <text:p>-6.05E-02</text:p>
          </table:table-cell>
          <table:table-cell table:style-name="ce2" table:number-columns-repeated="5"/>
          <table:table-cell table:style-name="ce2" office:value-type="float" office:value="8.84" calcext:value-type="float">
            <text:p>8.84E+00</text:p>
          </table:table-cell>
          <table:table-cell table:style-name="ce2" office:value-type="float" office:value="0.005715452" calcext:value-type="float">
            <text:p>5.72E-03</text:p>
          </table:table-cell>
          <table:table-cell table:style-name="ce2" office:value-type="float" office:value="-0.04556224" calcext:value-type="float">
            <text:p>-4.56E-02</text:p>
          </table:table-cell>
          <table:table-cell table:style-name="ce2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0.001274968" calcext:value-type="float">
            <text:p>1.27E-03</text:p>
          </table:table-cell>
          <table:table-cell table:style-name="ce2" office:value-type="float" office:value="-0.04137609" calcext:value-type="float">
            <text:p>-4.14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07028398" calcext:value-type="float">
            <text:p>7.03E-03</text:p>
          </table:table-cell>
          <table:table-cell table:style-name="ce2" office:value-type="float" office:value="-0.03960958" calcext:value-type="float">
            <text:p>-3.96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12" calcext:value-type="float">
            <text:p>1.21E+01</text:p>
          </table:table-cell>
          <table:table-cell table:style-name="ce2" office:value-type="float" office:value="-0.005393183" calcext:value-type="float">
            <text:p>-5.39E-03</text:p>
          </table:table-cell>
          <table:table-cell table:style-name="ce2" office:value-type="float" office:value="-0.08223341" calcext:value-type="float">
            <text:p>-8.22E-02</text:p>
          </table:table-cell>
          <table:table-cell table:style-name="ce2"/>
          <table:table-cell table:style-name="ce2" office:value-type="float" office:value="6.04" calcext:value-type="float">
            <text:p>6.04E+00</text:p>
          </table:table-cell>
          <table:table-cell table:style-name="ce2" office:value-type="float" office:value="-0.004794495" calcext:value-type="float">
            <text:p>-4.79E-03</text:p>
          </table:table-cell>
          <table:table-cell table:style-name="ce2" office:value-type="float" office:value="-0.06980785" calcext:value-type="float">
            <text:p>-6.98E-02</text:p>
          </table:table-cell>
          <table:table-cell table:style-name="ce2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-0.001282411" calcext:value-type="float">
            <text:p>-1.28E-03</text:p>
          </table:table-cell>
          <table:table-cell table:style-name="ce2" office:value-type="float" office:value="-0.08159337" calcext:value-type="float">
            <text:p>-8.16E-02</text:p>
          </table:table-cell>
          <table:table-cell table:style-name="ce2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-0.007928899" calcext:value-type="float">
            <text:p>-7.93E-03</text:p>
          </table:table-cell>
          <table:table-cell table:style-name="ce2" office:value-type="float" office:value="-0.06500428" calcext:value-type="float">
            <text:p>-6.50E-02</text:p>
          </table:table-cell>
          <table:table-cell table:style-name="ce2"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0.01894708" calcext:value-type="float">
            <text:p>1.89E-02</text:p>
          </table:table-cell>
          <table:table-cell table:style-name="ce2" office:value-type="float" office:value="-0.05992144" calcext:value-type="float">
            <text:p>-5.99E-02</text:p>
          </table:table-cell>
          <table:table-cell table:style-name="ce2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-0.01141555" calcext:value-type="float">
            <text:p>-1.14E-02</text:p>
          </table:table-cell>
          <table:table-cell table:style-name="ce2" office:value-type="float" office:value="-0.06554263" calcext:value-type="float">
            <text:p>-6.55E-02</text:p>
          </table:table-cell>
          <table:table-cell table:style-name="ce2" table:number-columns-repeated="5"/>
          <table:table-cell table:style-name="ce2" office:value-type="float" office:value="8.86" calcext:value-type="float">
            <text:p>8.86E+00</text:p>
          </table:table-cell>
          <table:table-cell table:style-name="ce2" office:value-type="float" office:value="0.0017499" calcext:value-type="float">
            <text:p>1.75E-03</text:p>
          </table:table-cell>
          <table:table-cell table:style-name="ce2" office:value-type="float" office:value="-0.04714869" calcext:value-type="float">
            <text:p>-4.71E-02</text:p>
          </table:table-cell>
          <table:table-cell table:style-name="ce2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-0.004309111" calcext:value-type="float">
            <text:p>-4.31E-03</text:p>
          </table:table-cell>
          <table:table-cell table:style-name="ce2" office:value-type="float" office:value="-0.04303063" calcext:value-type="float">
            <text:p>-4.30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05220864" calcext:value-type="float">
            <text:p>5.22E-03</text:p>
          </table:table-cell>
          <table:table-cell table:style-name="ce2" office:value-type="float" office:value="-0.03550155" calcext:value-type="float">
            <text:p>-3.5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14" calcext:value-type="float">
            <text:p>1.21E+01</text:p>
          </table:table-cell>
          <table:table-cell table:style-name="ce2" office:value-type="float" office:value="-0.004320411" calcext:value-type="float">
            <text:p>-4.32E-03</text:p>
          </table:table-cell>
          <table:table-cell table:style-name="ce2" office:value-type="float" office:value="-0.08031617" calcext:value-type="float">
            <text:p>-8.03E-02</text:p>
          </table:table-cell>
          <table:table-cell table:style-name="ce2"/>
          <table:table-cell table:style-name="ce2" office:value-type="float" office:value="6.06" calcext:value-type="float">
            <text:p>6.06E+00</text:p>
          </table:table-cell>
          <table:table-cell table:style-name="ce2" office:value-type="float" office:value="-0.003068477" calcext:value-type="float">
            <text:p>-3.07E-03</text:p>
          </table:table-cell>
          <table:table-cell table:style-name="ce2" office:value-type="float" office:value="-0.06769827" calcext:value-type="float">
            <text:p>-6.77E-02</text:p>
          </table:table-cell>
          <table:table-cell table:style-name="ce2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-0.0007390494" calcext:value-type="float">
            <text:p>-7.39E-04</text:p>
          </table:table-cell>
          <table:table-cell table:style-name="ce2" office:value-type="float" office:value="-0.07317127" calcext:value-type="float">
            <text:p>-7.32E-02</text:p>
          </table:table-cell>
          <table:table-cell table:style-name="ce2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-0.01616819" calcext:value-type="float">
            <text:p>-1.62E-02</text:p>
          </table:table-cell>
          <table:table-cell table:style-name="ce2" office:value-type="float" office:value="-0.06471686" calcext:value-type="float">
            <text:p>-6.47E-02</text:p>
          </table:table-cell>
          <table:table-cell table:style-name="ce2"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0.007930926" calcext:value-type="float">
            <text:p>7.93E-03</text:p>
          </table:table-cell>
          <table:table-cell table:style-name="ce2" office:value-type="float" office:value="-0.06005744" calcext:value-type="float">
            <text:p>-6.01E-02</text:p>
          </table:table-cell>
          <table:table-cell table:style-name="ce2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-0.01091557" calcext:value-type="float">
            <text:p>-1.09E-02</text:p>
          </table:table-cell>
          <table:table-cell table:style-name="ce2" office:value-type="float" office:value="-0.06866737" calcext:value-type="float">
            <text:p>-6.87E-02</text:p>
          </table:table-cell>
          <table:table-cell table:style-name="ce2" table:number-columns-repeated="5"/>
          <table:table-cell table:style-name="ce2" office:value-type="float" office:value="8.88" calcext:value-type="float">
            <text:p>8.88E+00</text:p>
          </table:table-cell>
          <table:table-cell table:style-name="ce2" office:value-type="float" office:value="0.001031205" calcext:value-type="float">
            <text:p>1.03E-03</text:p>
          </table:table-cell>
          <table:table-cell table:style-name="ce2" office:value-type="float" office:value="-0.04787502" calcext:value-type="float">
            <text:p>-4.79E-02</text:p>
          </table:table-cell>
          <table:table-cell table:style-name="ce2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08031831" calcext:value-type="float">
            <text:p>-8.03E-03</text:p>
          </table:table-cell>
          <table:table-cell table:style-name="ce2" office:value-type="float" office:value="-0.0427204" calcext:value-type="float">
            <text:p>-4.27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0.001441472" calcext:value-type="float">
            <text:p>1.44E-03</text:p>
          </table:table-cell>
          <table:table-cell table:style-name="ce2" office:value-type="float" office:value="-0.03352969" calcext:value-type="float">
            <text:p>-3.3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16" calcext:value-type="float">
            <text:p>1.22E+01</text:p>
          </table:table-cell>
          <table:table-cell table:style-name="ce2" office:value-type="float" office:value="-0.004738964" calcext:value-type="float">
            <text:p>-4.74E-03</text:p>
          </table:table-cell>
          <table:table-cell table:style-name="ce2" office:value-type="float" office:value="-0.0792299" calcext:value-type="float">
            <text:p>-7.92E-02</text:p>
          </table:table-cell>
          <table:table-cell table:style-name="ce2"/>
          <table:table-cell table:style-name="ce2" office:value-type="float" office:value="6.08" calcext:value-type="float">
            <text:p>6.08E+00</text:p>
          </table:table-cell>
          <table:table-cell table:style-name="ce2" office:value-type="float" office:value="-0.002876697" calcext:value-type="float">
            <text:p>-2.88E-03</text:p>
          </table:table-cell>
          <table:table-cell table:style-name="ce2" office:value-type="float" office:value="-0.07038319" calcext:value-type="float">
            <text:p>-7.04E-02</text:p>
          </table:table-cell>
          <table:table-cell table:style-name="ce2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06032091" calcext:value-type="float">
            <text:p>-6.03E-04</text:p>
          </table:table-cell>
          <table:table-cell table:style-name="ce2" office:value-type="float" office:value="-0.06841686" calcext:value-type="float">
            <text:p>-6.84E-02</text:p>
          </table:table-cell>
          <table:table-cell table:style-name="ce2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-0.01865914" calcext:value-type="float">
            <text:p>-1.87E-02</text:p>
          </table:table-cell>
          <table:table-cell table:style-name="ce2" office:value-type="float" office:value="-0.06414203" calcext:value-type="float">
            <text:p>-6.41E-02</text:p>
          </table:table-cell>
          <table:table-cell table:style-name="ce2"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-0.0006371941" calcext:value-type="float">
            <text:p>-6.37E-04</text:p>
          </table:table-cell>
          <table:table-cell table:style-name="ce2" office:value-type="float" office:value="-0.06114545" calcext:value-type="float">
            <text:p>-6.11E-02</text:p>
          </table:table-cell>
          <table:table-cell table:style-name="ce2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-0.01392435" calcext:value-type="float">
            <text:p>-1.39E-02</text:p>
          </table:table-cell>
          <table:table-cell table:style-name="ce2" office:value-type="float" office:value="-0.06844486" calcext:value-type="float">
            <text:p>-6.84E-02</text:p>
          </table:table-cell>
          <table:table-cell table:style-name="ce2" table:number-columns-repeated="5"/>
          <table:table-cell table:style-name="ce2" office:value-type="float" office:value="8.9" calcext:value-type="float">
            <text:p>8.90E+00</text:p>
          </table:table-cell>
          <table:table-cell table:style-name="ce2" office:value-type="float" office:value="-0.004990381" calcext:value-type="float">
            <text:p>-4.99E-03</text:p>
          </table:table-cell>
          <table:table-cell table:style-name="ce2" office:value-type="float" office:value="-0.04778643" calcext:value-type="float">
            <text:p>-4.78E-02</text:p>
          </table:table-cell>
          <table:table-cell table:style-name="ce2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-0.003585249" calcext:value-type="float">
            <text:p>-3.59E-03</text:p>
          </table:table-cell>
          <table:table-cell table:style-name="ce2" office:value-type="float" office:value="-0.04189313" calcext:value-type="float">
            <text:p>-4.19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06019658" calcext:value-type="float">
            <text:p>6.02E-03</text:p>
          </table:table-cell>
          <table:table-cell table:style-name="ce2" office:value-type="float" office:value="-0.03295815" calcext:value-type="float">
            <text:p>-3.3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18" calcext:value-type="float">
            <text:p>1.22E+01</text:p>
          </table:table-cell>
          <table:table-cell table:style-name="ce2" office:value-type="float" office:value="-0.0003877309" calcext:value-type="float">
            <text:p>-3.88E-04</text:p>
          </table:table-cell>
          <table:table-cell table:style-name="ce2" office:value-type="float" office:value="-0.07823691" calcext:value-type="float">
            <text:p>-7.82E-02</text:p>
          </table:table-cell>
          <table:table-cell table:style-name="ce2"/>
          <table:table-cell table:style-name="ce2" office:value-type="float" office:value="6.1" calcext:value-type="float">
            <text:p>6.10E+00</text:p>
          </table:table-cell>
          <table:table-cell table:style-name="ce2" office:value-type="float" office:value="-0.005369835" calcext:value-type="float">
            <text:p>-5.37E-03</text:p>
          </table:table-cell>
          <table:table-cell table:style-name="ce2" office:value-type="float" office:value="-0.07632836" calcext:value-type="float">
            <text:p>-7.63E-02</text:p>
          </table:table-cell>
          <table:table-cell table:style-name="ce2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-0.0006032091" calcext:value-type="float">
            <text:p>-6.03E-04</text:p>
          </table:table-cell>
          <table:table-cell table:style-name="ce2" office:value-type="float" office:value="-0.07072614" calcext:value-type="float">
            <text:p>-7.07E-02</text:p>
          </table:table-cell>
          <table:table-cell table:style-name="ce2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020349" calcext:value-type="float">
            <text:p>2.03E-03</text:p>
          </table:table-cell>
          <table:table-cell table:style-name="ce2" office:value-type="float" office:value="-0.06232172" calcext:value-type="float">
            <text:p>-6.23E-02</text:p>
          </table:table-cell>
          <table:table-cell table:style-name="ce2"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0.008474934" calcext:value-type="float">
            <text:p>8.47E-03</text:p>
          </table:table-cell>
          <table:table-cell table:style-name="ce2" office:value-type="float" office:value="-0.06114545" calcext:value-type="float">
            <text:p>-6.11E-02</text:p>
          </table:table-cell>
          <table:table-cell table:style-name="ce2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1069957" calcext:value-type="float">
            <text:p>-1.07E-02</text:p>
          </table:table-cell>
          <table:table-cell table:style-name="ce2" office:value-type="float" office:value="-0.06457595" calcext:value-type="float">
            <text:p>-6.46E-02</text:p>
          </table:table-cell>
          <table:table-cell table:style-name="ce2" table:number-columns-repeated="5"/>
          <table:table-cell table:style-name="ce2" office:value-type="float" office:value="8.92" calcext:value-type="float">
            <text:p>8.92E+00</text:p>
          </table:table-cell>
          <table:table-cell table:style-name="ce2" office:value-type="float" office:value="-0.007410219" calcext:value-type="float">
            <text:p>-7.41E-03</text:p>
          </table:table-cell>
          <table:table-cell table:style-name="ce2" office:value-type="float" office:value="-0.04563162" calcext:value-type="float">
            <text:p>-4.56E-02</text:p>
          </table:table-cell>
          <table:table-cell table:style-name="ce2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-0.008962511" calcext:value-type="float">
            <text:p>-8.96E-03</text:p>
          </table:table-cell>
          <table:table-cell table:style-name="ce2" office:value-type="float" office:value="-0.04054882" calcext:value-type="float">
            <text:p>-4.05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457005" calcext:value-type="float">
            <text:p>4.57E-03</text:p>
          </table:table-cell>
          <table:table-cell table:style-name="ce2" office:value-type="float" office:value="-0.03150854" calcext:value-type="float">
            <text:p>-3.15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2" calcext:value-type="float">
            <text:p>1.22E+01</text:p>
          </table:table-cell>
          <table:table-cell table:style-name="ce2" office:value-type="float" office:value="-0.002787353" calcext:value-type="float">
            <text:p>-2.79E-03</text:p>
          </table:table-cell>
          <table:table-cell table:style-name="ce2" office:value-type="float" office:value="-0.08411752" calcext:value-type="float">
            <text:p>-8.41E-02</text:p>
          </table:table-cell>
          <table:table-cell table:style-name="ce2"/>
          <table:table-cell table:style-name="ce2" office:value-type="float" office:value="6.12" calcext:value-type="float">
            <text:p>6.12E+00</text:p>
          </table:table-cell>
          <table:table-cell table:style-name="ce2" office:value-type="float" office:value="-0.005753394" calcext:value-type="float">
            <text:p>-5.75E-03</text:p>
          </table:table-cell>
          <table:table-cell table:style-name="ce2" office:value-type="float" office:value="-0.07843794" calcext:value-type="float">
            <text:p>-7.84E-02</text:p>
          </table:table-cell>
          <table:table-cell table:style-name="ce2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02097452" calcext:value-type="float">
            <text:p>-2.10E-03</text:p>
          </table:table-cell>
          <table:table-cell table:style-name="ce2" office:value-type="float" office:value="-0.077654" calcext:value-type="float">
            <text:p>-7.77E-02</text:p>
          </table:table-cell>
          <table:table-cell table:style-name="ce2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-0.003809251" calcext:value-type="float">
            <text:p>-3.81E-03</text:p>
          </table:table-cell>
          <table:table-cell table:style-name="ce2" office:value-type="float" office:value="-0.06816587" calcext:value-type="float">
            <text:p>-6.82E-02</text:p>
          </table:table-cell>
          <table:table-cell table:style-name="ce2"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0.013235" calcext:value-type="float">
            <text:p>1.32E-02</text:p>
          </table:table-cell>
          <table:table-cell table:style-name="ce2" office:value-type="float" office:value="-0.05992144" calcext:value-type="float">
            <text:p>-5.99E-02</text:p>
          </table:table-cell>
          <table:table-cell table:style-name="ce2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1491056" calcext:value-type="float">
            <text:p>-1.49E-02</text:p>
          </table:table-cell>
          <table:table-cell table:style-name="ce2" office:value-type="float" office:value="-0.06448096" calcext:value-type="float">
            <text:p>-6.45E-02</text:p>
          </table:table-cell>
          <table:table-cell table:style-name="ce2" table:number-columns-repeated="5"/>
          <table:table-cell table:style-name="ce2" office:value-type="float" office:value="8.94" calcext:value-type="float">
            <text:p>8.94E+00</text:p>
          </table:table-cell>
          <table:table-cell table:style-name="ce2" office:value-type="float" office:value="0.001145895" calcext:value-type="float">
            <text:p>1.15E-03</text:p>
          </table:table-cell>
          <table:table-cell table:style-name="ce2" office:value-type="float" office:value="-0.04679061" calcext:value-type="float">
            <text:p>-4.68E-02</text:p>
          </table:table-cell>
          <table:table-cell table:style-name="ce2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-0.0003795743" calcext:value-type="float">
            <text:p>-3.80E-04</text:p>
          </table:table-cell>
          <table:table-cell table:style-name="ce2" office:value-type="float" office:value="-0.03951473" calcext:value-type="float">
            <text:p>-3.95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0.0004283102" calcext:value-type="float">
            <text:p>4.28E-04</text:p>
          </table:table-cell>
          <table:table-cell table:style-name="ce2" office:value-type="float" office:value="-0.03399359" calcext:value-type="float">
            <text:p>-3.4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22" calcext:value-type="float">
            <text:p>1.22E+01</text:p>
          </table:table-cell>
          <table:table-cell table:style-name="ce2" office:value-type="float" office:value="-0.002762804" calcext:value-type="float">
            <text:p>-2.76E-03</text:p>
          </table:table-cell>
          <table:table-cell table:style-name="ce2" office:value-type="float" office:value="-0.08684241" calcext:value-type="float">
            <text:p>-8.68E-02</text:p>
          </table:table-cell>
          <table:table-cell table:style-name="ce2"/>
          <table:table-cell table:style-name="ce2" office:value-type="float" office:value="6.14" calcext:value-type="float">
            <text:p>6.14E+00</text:p>
          </table:table-cell>
          <table:table-cell table:style-name="ce2" office:value-type="float" office:value="-0.007671192" calcext:value-type="float">
            <text:p>-7.67E-03</text:p>
          </table:table-cell>
          <table:table-cell table:style-name="ce2" office:value-type="float" office:value="-0.07767082" calcext:value-type="float">
            <text:p>-7.77E-02</text:p>
          </table:table-cell>
          <table:table-cell table:style-name="ce2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6036821" calcext:value-type="float">
            <text:p>-6.04E-03</text:p>
          </table:table-cell>
          <table:table-cell table:style-name="ce2" office:value-type="float" office:value="-0.08281593" calcext:value-type="float">
            <text:p>-8.28E-02</text:p>
          </table:table-cell>
          <table:table-cell table:style-name="ce2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002145909" calcext:value-type="float">
            <text:p>2.15E-04</text:p>
          </table:table-cell>
          <table:table-cell table:style-name="ce2" office:value-type="float" office:value="-0.06893232" calcext:value-type="float">
            <text:p>-6.89E-02</text:p>
          </table:table-cell>
          <table:table-cell table:style-name="ce2"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0.00466688" calcext:value-type="float">
            <text:p>4.67E-03</text:p>
          </table:table-cell>
          <table:table-cell table:style-name="ce2" office:value-type="float" office:value="-0.06046544" calcext:value-type="float">
            <text:p>-6.05E-02</text:p>
          </table:table-cell>
          <table:table-cell table:style-name="ce2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-0.01336699" calcext:value-type="float">
            <text:p>-1.34E-02</text:p>
          </table:table-cell>
          <table:table-cell table:style-name="ce2" office:value-type="float" office:value="-0.06110335" calcext:value-type="float">
            <text:p>-6.11E-02</text:p>
          </table:table-cell>
          <table:table-cell table:style-name="ce2" table:number-columns-repeated="5"/>
          <table:table-cell table:style-name="ce2" office:value-type="float" office:value="8.96" calcext:value-type="float">
            <text:p>8.96E+00</text:p>
          </table:table-cell>
          <table:table-cell table:style-name="ce2" office:value-type="float" office:value="-0.004516344" calcext:value-type="float">
            <text:p>-4.52E-03</text:p>
          </table:table-cell>
          <table:table-cell table:style-name="ce2" office:value-type="float" office:value="-0.04633885" calcext:value-type="float">
            <text:p>-4.63E-02</text:p>
          </table:table-cell>
          <table:table-cell table:style-name="ce2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0.0006545144" calcext:value-type="float">
            <text:p>6.55E-04</text:p>
          </table:table-cell>
          <table:table-cell table:style-name="ce2" office:value-type="float" office:value="-0.04137609" calcext:value-type="float">
            <text:p>-4.14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07365724" calcext:value-type="float">
            <text:p>7.37E-03</text:p>
          </table:table-cell>
          <table:table-cell table:style-name="ce2" office:value-type="float" office:value="-0.03192272" calcext:value-type="float">
            <text:p>-3.1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24" calcext:value-type="float">
            <text:p>1.22E+01</text:p>
          </table:table-cell>
          <table:table-cell table:style-name="ce2" office:value-type="float" office:value="-0.003964457" calcext:value-type="float">
            <text:p>-3.96E-03</text:p>
          </table:table-cell>
          <table:table-cell table:style-name="ce2" office:value-type="float" office:value="-0.08957834" calcext:value-type="float">
            <text:p>-8.96E-02</text:p>
          </table:table-cell>
          <table:table-cell table:style-name="ce2"/>
          <table:table-cell table:style-name="ce2" office:value-type="float" office:value="6.16" calcext:value-type="float">
            <text:p>6.16E+00</text:p>
          </table:table-cell>
          <table:table-cell table:style-name="ce2" office:value-type="float" office:value="0.004602715" calcext:value-type="float">
            <text:p>4.60E-03</text:p>
          </table:table-cell>
          <table:table-cell table:style-name="ce2" office:value-type="float" office:value="-0.07632836" calcext:value-type="float">
            <text:p>-7.63E-02</text:p>
          </table:table-cell>
          <table:table-cell table:style-name="ce2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-0.007259384" calcext:value-type="float">
            <text:p>-7.26E-03</text:p>
          </table:table-cell>
          <table:table-cell table:style-name="ce2" office:value-type="float" office:value="-0.08390265" calcext:value-type="float">
            <text:p>-8.39E-02</text:p>
          </table:table-cell>
          <table:table-cell table:style-name="ce2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-0.004096668" calcext:value-type="float">
            <text:p>-4.10E-03</text:p>
          </table:table-cell>
          <table:table-cell table:style-name="ce2" office:value-type="float" office:value="-0.07104004" calcext:value-type="float">
            <text:p>-7.10E-02</text:p>
          </table:table-cell>
          <table:table-cell table:style-name="ce2"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-0.0005011922" calcext:value-type="float">
            <text:p>-5.01E-04</text:p>
          </table:table-cell>
          <table:table-cell table:style-name="ce2" office:value-type="float" office:value="-0.06046544" calcext:value-type="float">
            <text:p>-6.05E-02</text:p>
          </table:table-cell>
          <table:table-cell table:style-name="ce2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-0.0162591" calcext:value-type="float">
            <text:p>-1.63E-02</text:p>
          </table:table-cell>
          <table:table-cell table:style-name="ce2" office:value-type="float" office:value="-0.06027865" calcext:value-type="float">
            <text:p>-6.03E-02</text:p>
          </table:table-cell>
          <table:table-cell table:style-name="ce2" table:number-columns-repeated="5"/>
          <table:table-cell table:style-name="ce2" office:value-type="float" office:value="8.98" calcext:value-type="float">
            <text:p>8.98E+00</text:p>
          </table:table-cell>
          <table:table-cell table:style-name="ce2" office:value-type="float" office:value="0.002091425" calcext:value-type="float">
            <text:p>2.09E-03</text:p>
          </table:table-cell>
          <table:table-cell table:style-name="ce2" office:value-type="float" office:value="-0.04341379" calcext:value-type="float">
            <text:p>-4.34E-02</text:p>
          </table:table-cell>
          <table:table-cell table:style-name="ce2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0.001895421" calcext:value-type="float">
            <text:p>1.90E-03</text:p>
          </table:table-cell>
          <table:table-cell table:style-name="ce2" office:value-type="float" office:value="-0.04178972" calcext:value-type="float">
            <text:p>-4.18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-0.002160277" calcext:value-type="float">
            <text:p>-2.16E-03</text:p>
          </table:table-cell>
          <table:table-cell table:style-name="ce2" office:value-type="float" office:value="-0.03492548" calcext:value-type="float">
            <text:p>-3.4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26" calcext:value-type="float">
            <text:p>1.23E+01</text:p>
          </table:table-cell>
          <table:table-cell table:style-name="ce2" office:value-type="float" office:value="-0.004222216" calcext:value-type="float">
            <text:p>-4.22E-03</text:p>
          </table:table-cell>
          <table:table-cell table:style-name="ce2" office:value-type="float" office:value="-0.09121573" calcext:value-type="float">
            <text:p>-9.12E-02</text:p>
          </table:table-cell>
          <table:table-cell table:style-name="ce2"/>
          <table:table-cell table:style-name="ce2" office:value-type="float" office:value="6.18" calcext:value-type="float">
            <text:p>6.18E+00</text:p>
          </table:table-cell>
          <table:table-cell table:style-name="ce2" office:value-type="float" office:value="0.000958899" calcext:value-type="float">
            <text:p>9.59E-04</text:p>
          </table:table-cell>
          <table:table-cell table:style-name="ce2" office:value-type="float" office:value="-0.07671192" calcext:value-type="float">
            <text:p>-7.67E-02</text:p>
          </table:table-cell>
          <table:table-cell table:style-name="ce2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-0.009568669" calcext:value-type="float">
            <text:p>-9.57E-03</text:p>
          </table:table-cell>
          <table:table-cell table:style-name="ce2" office:value-type="float" office:value="-0.08335929" calcext:value-type="float">
            <text:p>-8.34E-02</text:p>
          </table:table-cell>
          <table:table-cell table:style-name="ce2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-0.002755388" calcext:value-type="float">
            <text:p>-2.76E-03</text:p>
          </table:table-cell>
          <table:table-cell table:style-name="ce2" office:value-type="float" office:value="-0.07247713" calcext:value-type="float">
            <text:p>-7.25E-02</text:p>
          </table:table-cell>
          <table:table-cell table:style-name="ce2"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0.009970955" calcext:value-type="float">
            <text:p>9.97E-03</text:p>
          </table:table-cell>
          <table:table-cell table:style-name="ce2" office:value-type="float" office:value="-0.05896942" calcext:value-type="float">
            <text:p>-5.90E-02</text:p>
          </table:table-cell>
          <table:table-cell table:style-name="ce2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-0.01361047" calcext:value-type="float">
            <text:p>-1.36E-02</text:p>
          </table:table-cell>
          <table:table-cell table:style-name="ce2" office:value-type="float" office:value="-0.06062362" calcext:value-type="float">
            <text:p>-6.06E-02</text:p>
          </table:table-cell>
          <table:table-cell table:style-name="ce2" table:number-columns-repeated="5"/>
          <table:table-cell table:style-name="ce2" office:value-type="float" office:value="9" calcext:value-type="float">
            <text:p>9.00E+00</text:p>
          </table:table-cell>
          <table:table-cell table:style-name="ce2" office:value-type="float" office:value="-0.002376172" calcext:value-type="float">
            <text:p>-2.38E-03</text:p>
          </table:table-cell>
          <table:table-cell table:style-name="ce2" office:value-type="float" office:value="-0.04114938" calcext:value-type="float">
            <text:p>-4.11E-02</text:p>
          </table:table-cell>
          <table:table-cell table:style-name="ce2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3068205" calcext:value-type="float">
            <text:p>-3.07E-03</text:p>
          </table:table-cell>
          <table:table-cell table:style-name="ce2" office:value-type="float" office:value="-0.04447835" calcext:value-type="float">
            <text:p>-4.45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-0.0002964941" calcext:value-type="float">
            <text:p>-2.96E-04</text:p>
          </table:table-cell>
          <table:table-cell table:style-name="ce2" office:value-type="float" office:value="-0.03823887" calcext:value-type="float">
            <text:p>-3.8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28" calcext:value-type="float">
            <text:p>1.23E+01</text:p>
          </table:table-cell>
          <table:table-cell table:style-name="ce2" office:value-type="float" office:value="-0.005310945" calcext:value-type="float">
            <text:p>-5.31E-03</text:p>
          </table:table-cell>
          <table:table-cell table:style-name="ce2" office:value-type="float" office:value="-0.0913618" calcext:value-type="float">
            <text:p>-9.14E-02</text:p>
          </table:table-cell>
          <table:table-cell table:style-name="ce2"/>
          <table:table-cell table:style-name="ce2" office:value-type="float" office:value="6.2" calcext:value-type="float">
            <text:p>6.20E+00</text:p>
          </table:table-cell>
          <table:table-cell table:style-name="ce2" office:value-type="float" office:value="0.007862972" calcext:value-type="float">
            <text:p>7.86E-03</text:p>
          </table:table-cell>
          <table:table-cell table:style-name="ce2" office:value-type="float" office:value="-0.07479413" calcext:value-type="float">
            <text:p>-7.48E-02</text:p>
          </table:table-cell>
          <table:table-cell table:style-name="ce2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-0.01051955" calcext:value-type="float">
            <text:p>-1.05E-02</text:p>
          </table:table-cell>
          <table:table-cell table:style-name="ce2" office:value-type="float" office:value="-0.08200089" calcext:value-type="float">
            <text:p>-8.20E-02</text:p>
          </table:table-cell>
          <table:table-cell table:style-name="ce2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-0.006396006" calcext:value-type="float">
            <text:p>-6.40E-03</text:p>
          </table:table-cell>
          <table:table-cell table:style-name="ce2" office:value-type="float" office:value="-0.07420163" calcext:value-type="float">
            <text:p>-7.42E-02</text:p>
          </table:table-cell>
          <table:table-cell table:style-name="ce2"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0.0200351" calcext:value-type="float">
            <text:p>2.00E-02</text:p>
          </table:table-cell>
          <table:table-cell table:style-name="ce2" office:value-type="float" office:value="-0.05924143" calcext:value-type="float">
            <text:p>-5.92E-02</text:p>
          </table:table-cell>
          <table:table-cell table:style-name="ce2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-0.01477798" calcext:value-type="float">
            <text:p>-1.48E-02</text:p>
          </table:table-cell>
          <table:table-cell table:style-name="ce2" office:value-type="float" office:value="-0.06652523" calcext:value-type="float">
            <text:p>-6.65E-02</text:p>
          </table:table-cell>
          <table:table-cell table:style-name="ce2" table:number-columns-repeated="5"/>
          <table:table-cell table:style-name="ce2" office:value-type="float" office:value="9.02" calcext:value-type="float">
            <text:p>9.02E+00</text:p>
          </table:table-cell>
          <table:table-cell table:style-name="ce2" office:value-type="float" office:value="-0.003098686" calcext:value-type="float">
            <text:p>-3.10E-03</text:p>
          </table:table-cell>
          <table:table-cell table:style-name="ce2" office:value-type="float" office:value="-0.0411532" calcext:value-type="float">
            <text:p>-4.12E-02</text:p>
          </table:table-cell>
          <table:table-cell table:style-name="ce2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0.00003406119" calcext:value-type="float">
            <text:p>3.41E-05</text:p>
          </table:table-cell>
          <table:table-cell table:style-name="ce2" office:value-type="float" office:value="-0.04768403" calcext:value-type="float">
            <text:p>-4.77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0.003327528" calcext:value-type="float">
            <text:p>3.33E-03</text:p>
          </table:table-cell>
          <table:table-cell table:style-name="ce2" office:value-type="float" office:value="-0.04062037" calcext:value-type="float">
            <text:p>-4.06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3" calcext:value-type="float">
            <text:p>1.23E+01</text:p>
          </table:table-cell>
          <table:table-cell table:style-name="ce2" office:value-type="float" office:value="-0.003958319" calcext:value-type="float">
            <text:p>-3.96E-03</text:p>
          </table:table-cell>
          <table:table-cell table:style-name="ce2" office:value-type="float" office:value="-0.09025957" calcext:value-type="float">
            <text:p>-9.03E-02</text:p>
          </table:table-cell>
          <table:table-cell table:style-name="ce2"/>
          <table:table-cell table:style-name="ce2" office:value-type="float" office:value="6.22" calcext:value-type="float">
            <text:p>6.22E+00</text:p>
          </table:table-cell>
          <table:table-cell table:style-name="ce2" office:value-type="float" office:value="0.007287633" calcext:value-type="float">
            <text:p>7.29E-03</text:p>
          </table:table-cell>
          <table:table-cell table:style-name="ce2" office:value-type="float" office:value="-0.07747904" calcext:value-type="float">
            <text:p>-7.75E-02</text:p>
          </table:table-cell>
          <table:table-cell table:style-name="ce2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-0.008617787" calcext:value-type="float">
            <text:p>-8.62E-03</text:p>
          </table:table-cell>
          <table:table-cell table:style-name="ce2" office:value-type="float" office:value="-0.07860488" calcext:value-type="float">
            <text:p>-7.86E-02</text:p>
          </table:table-cell>
          <table:table-cell table:style-name="ce2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-0.01022824" calcext:value-type="float">
            <text:p>-1.02E-02</text:p>
          </table:table-cell>
          <table:table-cell table:style-name="ce2" office:value-type="float" office:value="-0.07286035" calcext:value-type="float">
            <text:p>-7.29E-02</text:p>
          </table:table-cell>
          <table:table-cell table:style-name="ce2"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0.01405101" calcext:value-type="float">
            <text:p>1.41E-02</text:p>
          </table:table-cell>
          <table:table-cell table:style-name="ce2" office:value-type="float" office:value="-0.06236947" calcext:value-type="float">
            <text:p>-6.24E-02</text:p>
          </table:table-cell>
          <table:table-cell table:style-name="ce2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-0.01560629" calcext:value-type="float">
            <text:p>-1.56E-02</text:p>
          </table:table-cell>
          <table:table-cell table:style-name="ce2" office:value-type="float" office:value="-0.06881586" calcext:value-type="float">
            <text:p>-6.88E-02</text:p>
          </table:table-cell>
          <table:table-cell table:style-name="ce2" table:number-columns-repeated="5"/>
          <table:table-cell table:style-name="ce2" office:value-type="float" office:value="9.04" calcext:value-type="float">
            <text:p>9.04E+00</text:p>
          </table:table-cell>
          <table:table-cell table:style-name="ce2" office:value-type="float" office:value="0.001729531" calcext:value-type="float">
            <text:p>1.73E-03</text:p>
          </table:table-cell>
          <table:table-cell table:style-name="ce2" office:value-type="float" office:value="-0.04329528" calcext:value-type="float">
            <text:p>-4.33E-02</text:p>
          </table:table-cell>
          <table:table-cell table:style-name="ce2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0.007169273" calcext:value-type="float">
            <text:p>7.17E-03</text:p>
          </table:table-cell>
          <table:table-cell table:style-name="ce2" office:value-type="float" office:value="-0.04582267" calcext:value-type="float">
            <text:p>-4.58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0.00249918" calcext:value-type="float">
            <text:p>2.50E-03</text:p>
          </table:table-cell>
          <table:table-cell table:style-name="ce2" office:value-type="float" office:value="-0.04155226" calcext:value-type="float">
            <text:p>-4.16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32" calcext:value-type="float">
            <text:p>1.23E+01</text:p>
          </table:table-cell>
          <table:table-cell table:style-name="ce2" office:value-type="float" office:value="-0.004665318" calcext:value-type="float">
            <text:p>-4.67E-03</text:p>
          </table:table-cell>
          <table:table-cell table:style-name="ce2" office:value-type="float" office:value="-0.08740457" calcext:value-type="float">
            <text:p>-8.74E-02</text:p>
          </table:table-cell>
          <table:table-cell table:style-name="ce2"/>
          <table:table-cell table:style-name="ce2" office:value-type="float" office:value="6.24" calcext:value-type="float">
            <text:p>6.24E+00</text:p>
          </table:table-cell>
          <table:table-cell table:style-name="ce2" office:value-type="float" office:value="0.004357834" calcext:value-type="float">
            <text:p>4.36E-03</text:p>
          </table:table-cell>
          <table:table-cell table:style-name="ce2" office:value-type="float" office:value="-0.08157389" calcext:value-type="float">
            <text:p>-8.16E-02</text:p>
          </table:table-cell>
          <table:table-cell table:style-name="ce2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0.01175826" calcext:value-type="float">
            <text:p>1.18E-02</text:p>
          </table:table-cell>
          <table:table-cell table:style-name="ce2" office:value-type="float" office:value="-0.07520887" calcext:value-type="float">
            <text:p>-7.52E-02</text:p>
          </table:table-cell>
          <table:table-cell table:style-name="ce2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-0.01089888" calcext:value-type="float">
            <text:p>-1.09E-02</text:p>
          </table:table-cell>
          <table:table-cell table:style-name="ce2" office:value-type="float" office:value="-0.07104004" calcext:value-type="float">
            <text:p>-7.10E-02</text:p>
          </table:table-cell>
          <table:table-cell table:style-name="ce2"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0.01894708" calcext:value-type="float">
            <text:p>1.89E-02</text:p>
          </table:table-cell>
          <table:table-cell table:style-name="ce2" office:value-type="float" office:value="-0.06032944" calcext:value-type="float">
            <text:p>-6.03E-02</text:p>
          </table:table-cell>
          <table:table-cell table:style-name="ce2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-0.0195644" calcext:value-type="float">
            <text:p>-1.96E-02</text:p>
          </table:table-cell>
          <table:table-cell table:style-name="ce2" office:value-type="float" office:value="-0.07076442" calcext:value-type="float">
            <text:p>-7.08E-02</text:p>
          </table:table-cell>
          <table:table-cell table:style-name="ce2" table:number-columns-repeated="5"/>
          <table:table-cell table:style-name="ce2" office:value-type="float" office:value="9.06" calcext:value-type="float">
            <text:p>9.06E+00</text:p>
          </table:table-cell>
          <table:table-cell table:style-name="ce2" office:value-type="float" office:value="0.005236322" calcext:value-type="float">
            <text:p>5.24E-03</text:p>
          </table:table-cell>
          <table:table-cell table:style-name="ce2" office:value-type="float" office:value="-0.04604646" calcext:value-type="float">
            <text:p>-4.60E-02</text:p>
          </table:table-cell>
          <table:table-cell table:style-name="ce2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0.00292951" calcext:value-type="float">
            <text:p>2.93E-03</text:p>
          </table:table-cell>
          <table:table-cell table:style-name="ce2" office:value-type="float" office:value="-0.04644312" calcext:value-type="float">
            <text:p>-4.64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0.006019658" calcext:value-type="float">
            <text:p>6.02E-03</text:p>
          </table:table-cell>
          <table:table-cell table:style-name="ce2" office:value-type="float" office:value="-0.04217352" calcext:value-type="float">
            <text:p>-4.2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34" calcext:value-type="float">
            <text:p>1.23E+01</text:p>
          </table:table-cell>
          <table:table-cell table:style-name="ce2" office:value-type="float" office:value="-0.004268859" calcext:value-type="float">
            <text:p>-4.27E-03</text:p>
          </table:table-cell>
          <table:table-cell table:style-name="ce2" office:value-type="float" office:value="-0.08603844" calcext:value-type="float">
            <text:p>-8.60E-02</text:p>
          </table:table-cell>
          <table:table-cell table:style-name="ce2"/>
          <table:table-cell table:style-name="ce2" office:value-type="float" office:value="6.26" calcext:value-type="float">
            <text:p>6.26E+00</text:p>
          </table:table-cell>
          <table:table-cell table:style-name="ce2" office:value-type="float" office:value="0.004961855" calcext:value-type="float">
            <text:p>4.96E-03</text:p>
          </table:table-cell>
          <table:table-cell table:style-name="ce2" office:value-type="float" office:value="-0.0791578" calcext:value-type="float">
            <text:p>-7.92E-02</text:p>
          </table:table-cell>
          <table:table-cell table:style-name="ce2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0.0125733" calcext:value-type="float">
            <text:p>1.26E-02</text:p>
          </table:table-cell>
          <table:table-cell table:style-name="ce2" office:value-type="float" office:value="-0.07724648" calcext:value-type="float">
            <text:p>-7.72E-02</text:p>
          </table:table-cell>
          <table:table-cell table:style-name="ce2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-0.01722206" calcext:value-type="float">
            <text:p>-1.72E-02</text:p>
          </table:table-cell>
          <table:table-cell table:style-name="ce2" office:value-type="float" office:value="-0.06893232" calcext:value-type="float">
            <text:p>-6.89E-02</text:p>
          </table:table-cell>
          <table:table-cell table:style-name="ce2"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0.013371" calcext:value-type="float">
            <text:p>1.34E-02</text:p>
          </table:table-cell>
          <table:table-cell table:style-name="ce2" office:value-type="float" office:value="-0.06073745" calcext:value-type="float">
            <text:p>-6.07E-02</text:p>
          </table:table-cell>
          <table:table-cell table:style-name="ce2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-0.01883903" calcext:value-type="float">
            <text:p>-1.88E-02</text:p>
          </table:table-cell>
          <table:table-cell table:style-name="ce2" office:value-type="float" office:value="-0.07136155" calcext:value-type="float">
            <text:p>-7.14E-02</text:p>
          </table:table-cell>
          <table:table-cell table:style-name="ce2" table:number-columns-repeated="5"/>
          <table:table-cell table:style-name="ce2" office:value-type="float" office:value="9.08" calcext:value-type="float">
            <text:p>9.08E+00</text:p>
          </table:table-cell>
          <table:table-cell table:style-name="ce2" office:value-type="float" office:value="0.005373927" calcext:value-type="float">
            <text:p>5.37E-03</text:p>
          </table:table-cell>
          <table:table-cell table:style-name="ce2" office:value-type="float" office:value="-0.04929713" calcext:value-type="float">
            <text:p>-4.93E-02</text:p>
          </table:table-cell>
          <table:table-cell table:style-name="ce2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-0.006170471" calcext:value-type="float">
            <text:p>-6.17E-03</text:p>
          </table:table-cell>
          <table:table-cell table:style-name="ce2" office:value-type="float" office:value="-0.04571926" calcext:value-type="float">
            <text:p>-4.57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4155876" calcext:value-type="float">
            <text:p>4.16E-03</text:p>
          </table:table-cell>
          <table:table-cell table:style-name="ce2" office:value-type="float" office:value="-0.04134517" calcext:value-type="float">
            <text:p>-4.13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36" calcext:value-type="float">
            <text:p>1.24E+01</text:p>
          </table:table-cell>
          <table:table-cell table:style-name="ce2" office:value-type="float" office:value="-0.004713188" calcext:value-type="float">
            <text:p>-4.71E-03</text:p>
          </table:table-cell>
          <table:table-cell table:style-name="ce2" office:value-type="float" office:value="-0.08209103" calcext:value-type="float">
            <text:p>-8.21E-02</text:p>
          </table:table-cell>
          <table:table-cell table:style-name="ce2"/>
          <table:table-cell table:style-name="ce2" office:value-type="float" office:value="6.28" calcext:value-type="float">
            <text:p>6.28E+00</text:p>
          </table:table-cell>
          <table:table-cell table:style-name="ce2" office:value-type="float" office:value="0.002062551" calcext:value-type="float">
            <text:p>2.06E-03</text:p>
          </table:table-cell>
          <table:table-cell table:style-name="ce2" office:value-type="float" office:value="-0.0791578" calcext:value-type="float">
            <text:p>-7.92E-02</text:p>
          </table:table-cell>
          <table:table-cell table:style-name="ce2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0.0125733" calcext:value-type="float">
            <text:p>1.26E-02</text:p>
          </table:table-cell>
          <table:table-cell table:style-name="ce2" office:value-type="float" office:value="-0.07724648" calcext:value-type="float">
            <text:p>-7.72E-02</text:p>
          </table:table-cell>
          <table:table-cell table:style-name="ce2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-0.01856334" calcext:value-type="float">
            <text:p>-1.86E-02</text:p>
          </table:table-cell>
          <table:table-cell table:style-name="ce2" office:value-type="float" office:value="-0.06490848" calcext:value-type="float">
            <text:p>-6.49E-02</text:p>
          </table:table-cell>
          <table:table-cell table:style-name="ce2"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0.006570907" calcext:value-type="float">
            <text:p>6.57E-03</text:p>
          </table:table-cell>
          <table:table-cell table:style-name="ce2" office:value-type="float" office:value="-0.05924143" calcext:value-type="float">
            <text:p>-5.92E-02</text:p>
          </table:table-cell>
          <table:table-cell table:style-name="ce2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0.0012777" calcext:value-type="float">
            <text:p>1.28E-03</text:p>
          </table:table-cell>
          <table:table-cell table:style-name="ce2" office:value-type="float" office:value="-0.05584252" calcext:value-type="float">
            <text:p>-5.58E-02</text:p>
          </table:table-cell>
          <table:table-cell table:style-name="ce2" table:number-columns-repeated="5"/>
          <table:table-cell table:style-name="ce2" office:value-type="float" office:value="9.1" calcext:value-type="float">
            <text:p>9.10E+00</text:p>
          </table:table-cell>
          <table:table-cell table:style-name="ce2" office:value-type="float" office:value="0.003100606" calcext:value-type="float">
            <text:p>3.10E-03</text:p>
          </table:table-cell>
          <table:table-cell table:style-name="ce2" office:value-type="float" office:value="-0.05207886" calcext:value-type="float">
            <text:p>-5.21E-02</text:p>
          </table:table-cell>
          <table:table-cell table:style-name="ce2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-0.009893191" calcext:value-type="float">
            <text:p>-9.89E-03</text:p>
          </table:table-cell>
          <table:table-cell table:style-name="ce2" office:value-type="float" office:value="-0.04602949" calcext:value-type="float">
            <text:p>-4.60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008424842" calcext:value-type="float">
            <text:p>8.42E-04</text:p>
          </table:table-cell>
          <table:table-cell table:style-name="ce2" office:value-type="float" office:value="-0.04206998" calcext:value-type="float">
            <text:p>-4.21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38" calcext:value-type="float">
            <text:p>1.24E+01</text:p>
          </table:table-cell>
          <table:table-cell table:style-name="ce2" office:value-type="float" office:value="-0.004750011" calcext:value-type="float">
            <text:p>-4.75E-03</text:p>
          </table:table-cell>
          <table:table-cell table:style-name="ce2" office:value-type="float" office:value="-0.0780037" calcext:value-type="float">
            <text:p>-7.80E-02</text:p>
          </table:table-cell>
          <table:table-cell table:style-name="ce2"/>
          <table:table-cell table:style-name="ce2" office:value-type="float" office:value="6.3" calcext:value-type="float">
            <text:p>6.30E+00</text:p>
          </table:table-cell>
          <table:table-cell table:style-name="ce2" office:value-type="float" office:value="-0.005668925" calcext:value-type="float">
            <text:p>-5.67E-03</text:p>
          </table:table-cell>
          <table:table-cell table:style-name="ce2" office:value-type="float" office:value="-0.07770815" calcext:value-type="float">
            <text:p>-7.77E-02</text:p>
          </table:table-cell>
          <table:table-cell table:style-name="ce2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0.0125733" calcext:value-type="float">
            <text:p>1.26E-02</text:p>
          </table:table-cell>
          <table:table-cell table:style-name="ce2" office:value-type="float" office:value="-0.07724648" calcext:value-type="float">
            <text:p>-7.72E-02</text:p>
          </table:table-cell>
          <table:table-cell table:style-name="ce2"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-0.01358144" calcext:value-type="float">
            <text:p>-1.36E-02</text:p>
          </table:table-cell>
          <table:table-cell table:style-name="ce2" office:value-type="float" office:value="-0.05580693" calcext:value-type="float">
            <text:p>-5.58E-02</text:p>
          </table:table-cell>
          <table:table-cell table:style-name="ce2"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0.01459502" calcext:value-type="float">
            <text:p>1.46E-02</text:p>
          </table:table-cell>
          <table:table-cell table:style-name="ce2" office:value-type="float" office:value="-0.06046544" calcext:value-type="float">
            <text:p>-6.05E-02</text:p>
          </table:table-cell>
          <table:table-cell table:style-name="ce2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-0.0008875799" calcext:value-type="float">
            <text:p>-8.88E-04</text:p>
          </table:table-cell>
          <table:table-cell table:style-name="ce2" office:value-type="float" office:value="-0.05585554" calcext:value-type="float">
            <text:p>-5.59E-02</text:p>
          </table:table-cell>
          <table:table-cell table:style-name="ce2" table:number-columns-repeated="5"/>
          <table:table-cell table:style-name="ce2" office:value-type="float" office:value="9.12" calcext:value-type="float">
            <text:p>9.12E+00</text:p>
          </table:table-cell>
          <table:table-cell table:style-name="ce2" office:value-type="float" office:value="0.006225135" calcext:value-type="float">
            <text:p>6.23E-03</text:p>
          </table:table-cell>
          <table:table-cell table:style-name="ce2" office:value-type="float" office:value="-0.05085813" calcext:value-type="float">
            <text:p>-5.09E-02</text:p>
          </table:table-cell>
          <table:table-cell table:style-name="ce2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-0.004205703" calcext:value-type="float">
            <text:p>-4.21E-03</text:p>
          </table:table-cell>
          <table:table-cell table:style-name="ce2" office:value-type="float" office:value="-0.04489199" calcext:value-type="float">
            <text:p>-4.49E-02</text:p>
          </table:table-cell>
          <table:table-cell table:style-name="ce2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04362963" calcext:value-type="float">
            <text:p>4.36E-03</text:p>
          </table:table-cell>
          <table:table-cell table:style-name="ce2" office:value-type="float" office:value="-0.04186289" calcext:value-type="float">
            <text:p>-4.19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4" calcext:value-type="float">
            <text:p>1.24E+01</text:p>
          </table:table-cell>
          <table:table-cell table:style-name="ce2" office:value-type="float" office:value="-0.006141914" calcext:value-type="float">
            <text:p>-6.14E-03</text:p>
          </table:table-cell>
          <table:table-cell table:style-name="ce2" office:value-type="float" office:value="-0.0747461" calcext:value-type="float">
            <text:p>-7.47E-02</text:p>
          </table:table-cell>
          <table:table-cell table:style-name="ce2"/>
          <table:table-cell table:style-name="ce2" office:value-type="float" office:value="6.32" calcext:value-type="float">
            <text:p>6.32E+00</text:p>
          </table:table-cell>
          <table:table-cell table:style-name="ce2" office:value-type="float" office:value="-0.006393751" calcext:value-type="float">
            <text:p>-6.39E-03</text:p>
          </table:table-cell>
          <table:table-cell table:style-name="ce2" office:value-type="float" office:value="-0.07613769" calcext:value-type="float">
            <text:p>-7.61E-02</text:p>
          </table:table-cell>
          <table:table-cell table:style-name="ce2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03999217" calcext:value-type="float">
            <text:p>-4.00E-03</text:p>
          </table:table-cell>
          <table:table-cell table:style-name="ce2" office:value-type="float" office:value="-0.07452967" calcext:value-type="float">
            <text:p>-7.45E-02</text:p>
          </table:table-cell>
          <table:table-cell table:style-name="ce2"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-0.01041985" calcext:value-type="float">
            <text:p>-1.04E-02</text:p>
          </table:table-cell>
          <table:table-cell table:style-name="ce2" office:value-type="float" office:value="-0.0536992" calcext:value-type="float">
            <text:p>-5.37E-02</text:p>
          </table:table-cell>
          <table:table-cell table:style-name="ce2"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-0.002813225" calcext:value-type="float">
            <text:p>-2.81E-03</text:p>
          </table:table-cell>
          <table:table-cell table:style-name="ce2" office:value-type="float" office:value="-0.06644953" calcext:value-type="float">
            <text:p>-6.64E-02</text:p>
          </table:table-cell>
          <table:table-cell table:style-name="ce2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-0.004963815" calcext:value-type="float">
            <text:p>-4.96E-03</text:p>
          </table:table-cell>
          <table:table-cell table:style-name="ce2" office:value-type="float" office:value="-0.05816569" calcext:value-type="float">
            <text:p>-5.82E-02</text:p>
          </table:table-cell>
          <table:table-cell table:style-name="ce2" table:number-columns-repeated="5"/>
          <table:table-cell table:style-name="ce2" office:value-type="float" office:value="9.14" calcext:value-type="float">
            <text:p>9.14E+00</text:p>
          </table:table-cell>
          <table:table-cell table:style-name="ce2" office:value-type="float" office:value="-0.0002685797" calcext:value-type="float">
            <text:p>-2.69E-04</text:p>
          </table:table-cell>
          <table:table-cell table:style-name="ce2" office:value-type="float" office:value="-0.05257836" calcext:value-type="float">
            <text:p>-5.26E-02</text:p>
          </table:table-cell>
          <table:table-cell table:style-name="ce2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0.001274968" calcext:value-type="float">
            <text:p>1.27E-03</text:p>
          </table:table-cell>
          <table:table-cell table:style-name="ce2" office:value-type="float" office:value="-0.0449954" calcext:value-type="float">
            <text:p>-4.50E-02</text:p>
          </table:table-cell>
          <table:table-cell table:style-name="ce2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-0.0008142116" calcext:value-type="float">
            <text:p>-8.14E-04</text:p>
          </table:table-cell>
          <table:table-cell table:style-name="ce2" office:value-type="float" office:value="-0.03999911" calcext:value-type="float">
            <text:p>-4.00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42" calcext:value-type="float">
            <text:p>1.24E+01</text:p>
          </table:table-cell>
          <table:table-cell table:style-name="ce2" office:value-type="float" office:value="-0.002528366" calcext:value-type="float">
            <text:p>-2.53E-03</text:p>
          </table:table-cell>
          <table:table-cell table:style-name="ce2" office:value-type="float" office:value="-0.067492" calcext:value-type="float">
            <text:p>-6.75E-02</text:p>
          </table:table-cell>
          <table:table-cell table:style-name="ce2"/>
          <table:table-cell table:style-name="ce2" office:value-type="float" office:value="6.34" calcext:value-type="float">
            <text:p>6.34E+00</text:p>
          </table:table-cell>
          <table:table-cell table:style-name="ce2" office:value-type="float" office:value="0.005445072" calcext:value-type="float">
            <text:p>5.45E-03</text:p>
          </table:table-cell>
          <table:table-cell table:style-name="ce2" office:value-type="float" office:value="-0.07166793" calcext:value-type="float">
            <text:p>-7.17E-02</text:p>
          </table:table-cell>
          <table:table-cell table:style-name="ce2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-0.007259384" calcext:value-type="float">
            <text:p>-7.26E-03</text:p>
          </table:table-cell>
          <table:table-cell table:style-name="ce2" office:value-type="float" office:value="-0.07303543" calcext:value-type="float">
            <text:p>-7.30E-02</text:p>
          </table:table-cell>
          <table:table-cell table:style-name="ce2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0.006729382" calcext:value-type="float">
            <text:p>6.73E-03</text:p>
          </table:table-cell>
          <table:table-cell table:style-name="ce2" office:value-type="float" office:value="-0.05245373" calcext:value-type="float">
            <text:p>-5.25E-02</text:p>
          </table:table-cell>
          <table:table-cell table:style-name="ce2"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0.002898856" calcext:value-type="float">
            <text:p>2.90E-03</text:p>
          </table:table-cell>
          <table:table-cell table:style-name="ce2" office:value-type="float" office:value="-0.06971357" calcext:value-type="float">
            <text:p>-6.97E-02</text:p>
          </table:table-cell>
          <table:table-cell table:style-name="ce2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-0.0007687327" calcext:value-type="float">
            <text:p>-7.69E-04</text:p>
          </table:table-cell>
          <table:table-cell table:style-name="ce2" office:value-type="float" office:value="-0.05561423" calcext:value-type="float">
            <text:p>-5.56E-02</text:p>
          </table:table-cell>
          <table:table-cell table:style-name="ce2" table:number-columns-repeated="5"/>
          <table:table-cell table:style-name="ce2" office:value-type="float" office:value="9.16" calcext:value-type="float">
            <text:p>9.16E+00</text:p>
          </table:table-cell>
          <table:table-cell table:style-name="ce2" office:value-type="float" office:value="0.002611928" calcext:value-type="float">
            <text:p>2.61E-03</text:p>
          </table:table-cell>
          <table:table-cell table:style-name="ce2" office:value-type="float" office:value="-0.0507568" calcext:value-type="float">
            <text:p>-5.08E-02</text:p>
          </table:table-cell>
          <table:table-cell table:style-name="ce2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0.002619283" calcext:value-type="float">
            <text:p>2.62E-03</text:p>
          </table:table-cell>
          <table:table-cell table:style-name="ce2" office:value-type="float" office:value="-0.0496488" calcext:value-type="float">
            <text:p>-4.96E-02</text:p>
          </table:table-cell>
          <table:table-cell table:style-name="ce2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0.00001413631" calcext:value-type="float">
            <text:p>1.41E-05</text:p>
          </table:table-cell>
          <table:table-cell table:style-name="ce2" office:value-type="float" office:value="-0.0402062" calcext:value-type="float">
            <text:p>-4.0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44" calcext:value-type="float">
            <text:p>1.24E+01</text:p>
          </table:table-cell>
          <table:table-cell table:style-name="ce2" office:value-type="float" office:value="-0.005966392" calcext:value-type="float">
            <text:p>-5.97E-03</text:p>
          </table:table-cell>
          <table:table-cell table:style-name="ce2" office:value-type="float" office:value="-0.06398033" calcext:value-type="float">
            <text:p>-6.40E-02</text:p>
          </table:table-cell>
          <table:table-cell table:style-name="ce2"/>
          <table:table-cell table:style-name="ce2" office:value-type="float" office:value="6.36" calcext:value-type="float">
            <text:p>6.36E+00</text:p>
          </table:table-cell>
          <table:table-cell table:style-name="ce2" office:value-type="float" office:value="0.00677392" calcext:value-type="float">
            <text:p>6.77E-03</text:p>
          </table:table-cell>
          <table:table-cell table:style-name="ce2" office:value-type="float" office:value="-0.07323839" calcext:value-type="float">
            <text:p>-7.32E-02</text:p>
          </table:table-cell>
          <table:table-cell table:style-name="ce2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-0.001689932" calcext:value-type="float">
            <text:p>-1.69E-03</text:p>
          </table:table-cell>
          <table:table-cell table:style-name="ce2" office:value-type="float" office:value="-0.0699111" calcext:value-type="float">
            <text:p>-6.99E-02</text:p>
          </table:table-cell>
          <table:table-cell table:style-name="ce2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0.008549692" calcext:value-type="float">
            <text:p>8.55E-03</text:p>
          </table:table-cell>
          <table:table-cell table:style-name="ce2" office:value-type="float" office:value="-0.05398662" calcext:value-type="float">
            <text:p>-5.40E-02</text:p>
          </table:table-cell>
          <table:table-cell table:style-name="ce2"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-0.000909198" calcext:value-type="float">
            <text:p>-9.09E-04</text:p>
          </table:table-cell>
          <table:table-cell table:style-name="ce2" office:value-type="float" office:value="-0.07243361" calcext:value-type="float">
            <text:p>-7.24E-02</text:p>
          </table:table-cell>
          <table:table-cell table:style-name="ce2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03679228" calcext:value-type="float">
            <text:p>3.68E-03</text:p>
          </table:table-cell>
          <table:table-cell table:style-name="ce2" office:value-type="float" office:value="-0.0551063" calcext:value-type="float">
            <text:p>-5.51E-02</text:p>
          </table:table-cell>
          <table:table-cell table:style-name="ce2" table:number-columns-repeated="9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-0.002447752" calcext:value-type="float">
            <text:p>-2.45E-03</text:p>
          </table:table-cell>
          <table:table-cell table:style-name="ce2" office:value-type="float" office:value="-0.05161357" calcext:value-type="float">
            <text:p>-5.16E-02</text:p>
          </table:table-cell>
          <table:table-cell table:style-name="ce2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-0.002781538" calcext:value-type="float">
            <text:p>-2.78E-03</text:p>
          </table:table-cell>
          <table:table-cell table:style-name="ce2" office:value-type="float" office:value="-0.04175935" calcext:value-type="float">
            <text:p>-4.18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29"/>
          <table:table-cell table:style-name="ce2" office:value-type="float" office:value="12.46" calcext:value-type="float">
            <text:p>1.25E+01</text:p>
          </table:table-cell>
          <table:table-cell table:style-name="ce2" office:value-type="float" office:value="-0.004440699" calcext:value-type="float">
            <text:p>-4.44E-03</text:p>
          </table:table-cell>
          <table:table-cell table:style-name="ce2" office:value-type="float" office:value="-0.06696421" calcext:value-type="float">
            <text:p>-6.70E-02</text:p>
          </table:table-cell>
          <table:table-cell table:style-name="ce2"/>
          <table:table-cell table:style-name="ce2" office:value-type="float" office:value="6.38" calcext:value-type="float">
            <text:p>6.38E+00</text:p>
          </table:table-cell>
          <table:table-cell table:style-name="ce2" office:value-type="float" office:value="-0.003736056" calcext:value-type="float">
            <text:p>-3.74E-03</text:p>
          </table:table-cell>
          <table:table-cell table:style-name="ce2" office:value-type="float" office:value="-0.07408402" calcext:value-type="float">
            <text:p>-7.41E-02</text:p>
          </table:table-cell>
          <table:table-cell table:style-name="ce2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0.008905612" calcext:value-type="float">
            <text:p>8.91E-03</text:p>
          </table:table-cell>
          <table:table-cell table:style-name="ce2" office:value-type="float" office:value="-0.06882438" calcext:value-type="float">
            <text:p>-6.88E-02</text:p>
          </table:table-cell>
          <table:table-cell table:style-name="ce2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-0.001893136" calcext:value-type="float">
            <text:p>-1.89E-03</text:p>
          </table:table-cell>
          <table:table-cell table:style-name="ce2" office:value-type="float" office:value="-0.0569566" calcext:value-type="float">
            <text:p>-5.70E-02</text:p>
          </table:table-cell>
          <table:table-cell table:style-name="ce2"/>
          <table:table-cell table:style-name="ce2" office:value-type="float" office:value="8.5" calcext:value-type="float">
            <text:p>8.50E+00</text:p>
          </table:table-cell>
          <table:table-cell table:style-name="ce2" office:value-type="float" office:value="0.003170859" calcext:value-type="float">
            <text:p>3.17E-03</text:p>
          </table:table-cell>
          <table:table-cell table:style-name="ce2" office:value-type="float" office:value="-0.07542565" calcext:value-type="float">
            <text:p>-7.54E-02</text:p>
          </table:table-cell>
          <table:table-cell table:style-name="ce2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004313083" calcext:value-type="float">
            <text:p>4.31E-04</text:p>
          </table:table-cell>
          <table:table-cell table:style-name="ce2" office:value-type="float" office:value="-0.05512582" calcext:value-type="float">
            <text:p>-5.51E-02</text:p>
          </table:table-cell>
          <table:table-cell table:style-name="ce2" table:number-columns-repeated="9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01171559" calcext:value-type="float">
            <text:p>1.17E-03</text:p>
          </table:table-cell>
          <table:table-cell table:style-name="ce2" office:value-type="float" office:value="-0.05368174" calcext:value-type="float">
            <text:p>-5.37E-02</text:p>
          </table:table-cell>
          <table:table-cell table:style-name="ce2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-0.006923277" calcext:value-type="float">
            <text:p>-6.92E-03</text:p>
          </table:table-cell>
          <table:table-cell table:style-name="ce2" office:value-type="float" office:value="-0.04217352" calcext:value-type="float">
            <text:p>-4.22E-02</text:p>
          </table:table-cell>
          <table:table-cell table:style-name="ce2"/>
          <table:table-cell table:number-columns-repeated="955"/>
        </table:table-row>
        <table:table-row table:style-name="ro1">
          <table:table-cell table:number-columns-repeated="33"/>
          <table:table-cell table:style-name="ce2" office:value-type="float" office:value="6.4" calcext:value-type="float">
            <text:p>6.40E+00</text:p>
          </table:table-cell>
          <table:table-cell table:style-name="ce2" office:value-type="float" office:value="-0.002890426" calcext:value-type="float">
            <text:p>-2.89E-03</text:p>
          </table:table-cell>
          <table:table-cell table:style-name="ce2" office:value-type="float" office:value="-0.07408402" calcext:value-type="float">
            <text:p>-7.41E-02</text:p>
          </table:table-cell>
          <table:table-cell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1501843" calcext:value-type="float">
            <text:p>1.50E-02</text:p>
          </table:table-cell>
          <table:table-cell table:style-name="ce2" office:value-type="float" office:value="-0.06773766" calcext:value-type="float">
            <text:p>-6.77E-02</text:p>
          </table:table-cell>
          <table:table-cell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-0.006587618" calcext:value-type="float">
            <text:p>-6.59E-03</text:p>
          </table:table-cell>
          <table:table-cell table:style-name="ce2" office:value-type="float" office:value="-0.06260914" calcext:value-type="float">
            <text:p>-6.26E-02</text:p>
          </table:table-cell>
          <table:table-cell/>
          <table:table-cell table:style-name="ce2" office:value-type="float" office:value="8.52" calcext:value-type="float">
            <text:p>8.52E+00</text:p>
          </table:table-cell>
          <table:table-cell table:style-name="ce2" office:value-type="float" office:value="0.00004281542" calcext:value-type="float">
            <text:p>4.28E-05</text:p>
          </table:table-cell>
          <table:table-cell table:style-name="ce2" office:value-type="float" office:value="-0.07814569" calcext:value-type="float">
            <text:p>-7.81E-02</text:p>
          </table:table-cell>
          <table:table-cell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05112625" calcext:value-type="float">
            <text:p>5.11E-03</text:p>
          </table:table-cell>
          <table:table-cell table:style-name="ce2" office:value-type="float" office:value="-0.05341352" calcext:value-type="float">
            <text:p>-5.34E-02</text:p>
          </table:table-cell>
          <table:table-cell table:number-columns-repeated="9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-0.0007932098" calcext:value-type="float">
            <text:p>-7.93E-04</text:p>
          </table:table-cell>
          <table:table-cell table:style-name="ce2" office:value-type="float" office:value="-0.04768403" calcext:value-type="float">
            <text:p>-4.77E-02</text:p>
          </table:table-cell>
          <table:table-cell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-0.00195319" calcext:value-type="float">
            <text:p>-1.95E-03</text:p>
          </table:table-cell>
          <table:table-cell table:style-name="ce2" office:value-type="float" office:value="-0.04113809" calcext:value-type="float">
            <text:p>-4.11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42" calcext:value-type="float">
            <text:p>6.42E+00</text:p>
          </table:table-cell>
          <table:table-cell table:style-name="ce2" office:value-type="float" office:value="-0.002286404" calcext:value-type="float">
            <text:p>-2.29E-03</text:p>
          </table:table-cell>
          <table:table-cell table:style-name="ce2" office:value-type="float" office:value="-0.07130552" calcext:value-type="float">
            <text:p>-7.13E-02</text:p>
          </table:table-cell>
          <table:table-cell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0.01787107" calcext:value-type="float">
            <text:p>1.79E-02</text:p>
          </table:table-cell>
          <table:table-cell table:style-name="ce2" office:value-type="float" office:value="-0.06692261" calcext:value-type="float">
            <text:p>-6.69E-02</text:p>
          </table:table-cell>
          <table:table-cell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-0.01137791" calcext:value-type="float">
            <text:p>-1.14E-02</text:p>
          </table:table-cell>
          <table:table-cell table:style-name="ce2" office:value-type="float" office:value="-0.06548331" calcext:value-type="float">
            <text:p>-6.55E-02</text:p>
          </table:table-cell>
          <table:table-cell/>
          <table:table-cell table:style-name="ce2" office:value-type="float" office:value="8.54" calcext:value-type="float">
            <text:p>8.54E+00</text:p>
          </table:table-cell>
          <table:table-cell table:style-name="ce2" office:value-type="float" office:value="0.003986871" calcext:value-type="float">
            <text:p>3.99E-03</text:p>
          </table:table-cell>
          <table:table-cell table:style-name="ce2" office:value-type="float" office:value="-0.08004972" calcext:value-type="float">
            <text:p>-8.00E-02</text:p>
          </table:table-cell>
          <table:table-cell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-0.005228263" calcext:value-type="float">
            <text:p>-5.23E-03</text:p>
          </table:table-cell>
          <table:table-cell table:style-name="ce2" office:value-type="float" office:value="-0.05419746" calcext:value-type="float">
            <text:p>-5.42E-02</text:p>
          </table:table-cell>
          <table:table-cell table:number-columns-repeated="9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-0.004722747" calcext:value-type="float">
            <text:p>-4.72E-03</text:p>
          </table:table-cell>
          <table:table-cell table:style-name="ce2" office:value-type="float" office:value="-0.04975221" calcext:value-type="float">
            <text:p>-4.98E-02</text:p>
          </table:table-cell>
          <table:table-cell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-0.006923277" calcext:value-type="float">
            <text:p>-6.92E-03</text:p>
          </table:table-cell>
          <table:table-cell table:style-name="ce2" office:value-type="float" office:value="-0.04082746" calcext:value-type="float">
            <text:p>-4.0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44" calcext:value-type="float">
            <text:p>6.44E+00</text:p>
          </table:table-cell>
          <table:table-cell table:style-name="ce2" office:value-type="float" office:value="-0.0007159481" calcext:value-type="float">
            <text:p>-7.16E-04</text:p>
          </table:table-cell>
          <table:table-cell table:style-name="ce2" office:value-type="float" office:value="-0.06864782" calcext:value-type="float">
            <text:p>-6.86E-02</text:p>
          </table:table-cell>
          <table:table-cell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1787107" calcext:value-type="float">
            <text:p>1.79E-02</text:p>
          </table:table-cell>
          <table:table-cell table:style-name="ce2" office:value-type="float" office:value="-0.06692261" calcext:value-type="float">
            <text:p>-6.69E-02</text:p>
          </table:table-cell>
          <table:table-cell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-0.01319822" calcext:value-type="float">
            <text:p>-1.32E-02</text:p>
          </table:table-cell>
          <table:table-cell table:style-name="ce2" office:value-type="float" office:value="-0.06720781" calcext:value-type="float">
            <text:p>-6.72E-02</text:p>
          </table:table-cell>
          <table:table-cell table:number-columns-repeated="5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-0.001144074" calcext:value-type="float">
            <text:p>-1.14E-03</text:p>
          </table:table-cell>
          <table:table-cell table:style-name="ce2" office:value-type="float" office:value="-0.05321053" calcext:value-type="float">
            <text:p>-5.32E-02</text:p>
          </table:table-cell>
          <table:table-cell table:number-columns-repeated="9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-0.002757978" calcext:value-type="float">
            <text:p>-2.76E-03</text:p>
          </table:table-cell>
          <table:table-cell table:style-name="ce2" office:value-type="float" office:value="-0.05264766" calcext:value-type="float">
            <text:p>-5.26E-02</text:p>
          </table:table-cell>
          <table:table-cell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-0.001124842" calcext:value-type="float">
            <text:p>-1.12E-03</text:p>
          </table:table-cell>
          <table:table-cell table:style-name="ce2" office:value-type="float" office:value="-0.03906722" calcext:value-type="float">
            <text:p>-3.91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46" calcext:value-type="float">
            <text:p>6.46E+00</text:p>
          </table:table-cell>
          <table:table-cell table:style-name="ce2" office:value-type="float" office:value="-0.004823295" calcext:value-type="float">
            <text:p>-4.82E-03</text:p>
          </table:table-cell>
          <table:table-cell table:style-name="ce2" office:value-type="float" office:value="-0.06901024" calcext:value-type="float">
            <text:p>-6.90E-02</text:p>
          </table:table-cell>
          <table:table-cell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0.009448973" calcext:value-type="float">
            <text:p>9.45E-03</text:p>
          </table:table-cell>
          <table:table-cell table:style-name="ce2" office:value-type="float" office:value="-0.06678677" calcext:value-type="float">
            <text:p>-6.68E-02</text:p>
          </table:table-cell>
          <table:table-cell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-0.01559336" calcext:value-type="float">
            <text:p>-1.56E-02</text:p>
          </table:table-cell>
          <table:table-cell table:style-name="ce2" office:value-type="float" office:value="-0.06826168" calcext:value-type="float">
            <text:p>-6.83E-02</text:p>
          </table:table-cell>
          <table:table-cell table:number-columns-repeated="5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-0.008481245" calcext:value-type="float">
            <text:p>-8.48E-03</text:p>
          </table:table-cell>
          <table:table-cell table:style-name="ce2" office:value-type="float" office:value="-0.05337493" calcext:value-type="float">
            <text:p>-5.34E-02</text:p>
          </table:table-cell>
          <table:table-cell table:number-columns-repeated="9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-0.005550018" calcext:value-type="float">
            <text:p>-5.55E-03</text:p>
          </table:table-cell>
          <table:table-cell table:style-name="ce2" office:value-type="float" office:value="-0.05264766" calcext:value-type="float">
            <text:p>-5.26E-02</text:p>
          </table:table-cell>
          <table:table-cell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8062255" calcext:value-type="float">
            <text:p>-8.06E-03</text:p>
          </table:table-cell>
          <table:table-cell table:style-name="ce2" office:value-type="float" office:value="-0.03565028" calcext:value-type="float">
            <text:p>-3.5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48" calcext:value-type="float">
            <text:p>6.48E+00</text:p>
          </table:table-cell>
          <table:table-cell table:style-name="ce2" office:value-type="float" office:value="-0.003373643" calcext:value-type="float">
            <text:p>-3.37E-03</text:p>
          </table:table-cell>
          <table:table-cell table:style-name="ce2" office:value-type="float" office:value="-0.07444643" calcext:value-type="float">
            <text:p>-7.44E-02</text:p>
          </table:table-cell>
          <table:table-cell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0.00360784" calcext:value-type="float">
            <text:p>3.61E-03</text:p>
          </table:table-cell>
          <table:table-cell table:style-name="ce2" office:value-type="float" office:value="-0.07018278" calcext:value-type="float">
            <text:p>-7.02E-02</text:p>
          </table:table-cell>
          <table:table-cell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1683883" calcext:value-type="float">
            <text:p>-1.68E-02</text:p>
          </table:table-cell>
          <table:table-cell table:style-name="ce2" office:value-type="float" office:value="-0.06615395" calcext:value-type="float">
            <text:p>-6.62E-02</text:p>
          </table:table-cell>
          <table:table-cell table:number-columns-repeated="5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01005298" calcext:value-type="float">
            <text:p>1.01E-03</text:p>
          </table:table-cell>
          <table:table-cell table:style-name="ce2" office:value-type="float" office:value="-0.05055106" calcext:value-type="float">
            <text:p>-5.06E-02</text:p>
          </table:table-cell>
          <table:table-cell table:number-columns-repeated="9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-0.001517072" calcext:value-type="float">
            <text:p>-1.52E-03</text:p>
          </table:table-cell>
          <table:table-cell table:style-name="ce2" office:value-type="float" office:value="-0.04871812" calcext:value-type="float">
            <text:p>-4.87E-02</text:p>
          </table:table-cell>
          <table:table-cell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0001413631" calcext:value-type="float">
            <text:p>1.41E-05</text:p>
          </table:table-cell>
          <table:table-cell table:style-name="ce2" office:value-type="float" office:value="-0.03316524" calcext:value-type="float">
            <text:p>-3.32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5" calcext:value-type="float">
            <text:p>6.50E+00</text:p>
          </table:table-cell>
          <table:table-cell table:style-name="ce2" office:value-type="float" office:value="-0.003977665" calcext:value-type="float">
            <text:p>-3.98E-03</text:p>
          </table:table-cell>
          <table:table-cell table:style-name="ce2" office:value-type="float" office:value="-0.07432563" calcext:value-type="float">
            <text:p>-7.43E-02</text:p>
          </table:table-cell>
          <table:table-cell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0.00360784" calcext:value-type="float">
            <text:p>3.61E-03</text:p>
          </table:table-cell>
          <table:table-cell table:style-name="ce2" office:value-type="float" office:value="-0.07018278" calcext:value-type="float">
            <text:p>-7.02E-02</text:p>
          </table:table-cell>
          <table:table-cell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0452585" calcext:value-type="float">
            <text:p>4.53E-03</text:p>
          </table:table-cell>
          <table:table-cell table:style-name="ce2" office:value-type="float" office:value="-0.05647757" calcext:value-type="float">
            <text:p>-5.65E-02</text:p>
          </table:table-cell>
          <table:table-cell table:number-columns-repeated="5"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-0.00734582" calcext:value-type="float">
            <text:p>-7.35E-03</text:p>
          </table:table-cell>
          <table:table-cell table:style-name="ce2" office:value-type="float" office:value="-0.06214984" calcext:value-type="float">
            <text:p>-6.21E-02</text:p>
          </table:table-cell>
          <table:table-cell table:number-columns-repeated="9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003442878" calcext:value-type="float">
            <text:p>3.44E-04</text:p>
          </table:table-cell>
          <table:table-cell table:style-name="ce2" office:value-type="float" office:value="-0.04747721" calcext:value-type="float">
            <text:p>-4.75E-02</text:p>
          </table:table-cell>
          <table:table-cell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1448195" calcext:value-type="float">
            <text:p>-1.45E-02</text:p>
          </table:table-cell>
          <table:table-cell table:style-name="ce2" office:value-type="float" office:value="-0.0290235" calcext:value-type="float">
            <text:p>-2.90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52" calcext:value-type="float">
            <text:p>6.52E+00</text:p>
          </table:table-cell>
          <table:table-cell table:style-name="ce2" office:value-type="float" office:value="-0.00578973" calcext:value-type="float">
            <text:p>-5.79E-03</text:p>
          </table:table-cell>
          <table:table-cell table:style-name="ce2" office:value-type="float" office:value="-0.07505045" calcext:value-type="float">
            <text:p>-7.51E-02</text:p>
          </table:table-cell>
          <table:table-cell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0360784" calcext:value-type="float">
            <text:p>3.61E-03</text:p>
          </table:table-cell>
          <table:table-cell table:style-name="ce2" office:value-type="float" office:value="-0.07018278" calcext:value-type="float">
            <text:p>-7.02E-02</text:p>
          </table:table-cell>
          <table:table-cell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04334238" calcext:value-type="float">
            <text:p>4.33E-03</text:p>
          </table:table-cell>
          <table:table-cell table:style-name="ce2" office:value-type="float" office:value="-0.05829788" calcext:value-type="float">
            <text:p>-5.83E-02</text:p>
          </table:table-cell>
          <table:table-cell table:number-columns-repeated="5"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-0.006119024" calcext:value-type="float">
            <text:p>-6.12E-03</text:p>
          </table:table-cell>
          <table:table-cell table:style-name="ce2" office:value-type="float" office:value="-0.06611229" calcext:value-type="float">
            <text:p>-6.61E-02</text:p>
          </table:table-cell>
          <table:table-cell table:number-columns-repeated="9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5963653" calcext:value-type="float">
            <text:p>-5.96E-03</text:p>
          </table:table-cell>
          <table:table-cell table:style-name="ce2" office:value-type="float" office:value="-0.04747721" calcext:value-type="float">
            <text:p>-4.75E-02</text:p>
          </table:table-cell>
          <table:table-cell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04000376" calcext:value-type="float">
            <text:p>-4.00E-04</text:p>
          </table:table-cell>
          <table:table-cell table:style-name="ce2" office:value-type="float" office:value="-0.03948139" calcext:value-type="float">
            <text:p>-3.9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54" calcext:value-type="float">
            <text:p>6.54E+00</text:p>
          </table:table-cell>
          <table:table-cell table:style-name="ce2" office:value-type="float" office:value="0.0002504865" calcext:value-type="float">
            <text:p>2.50E-04</text:p>
          </table:table-cell>
          <table:table-cell table:style-name="ce2" office:value-type="float" office:value="-0.0762585" calcext:value-type="float">
            <text:p>-7.63E-02</text:p>
          </table:table-cell>
          <table:table-cell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0.007139688" calcext:value-type="float">
            <text:p>7.14E-03</text:p>
          </table:table-cell>
          <table:table-cell table:style-name="ce2" office:value-type="float" office:value="-0.0719487" calcext:value-type="float">
            <text:p>-7.19E-02</text:p>
          </table:table-cell>
          <table:table-cell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0.002322318" calcext:value-type="float">
            <text:p>2.32E-03</text:p>
          </table:table-cell>
          <table:table-cell table:style-name="ce2" office:value-type="float" office:value="-0.06289656" calcext:value-type="float">
            <text:p>-6.29E-02</text:p>
          </table:table-cell>
          <table:table-cell table:number-columns-repeated="5"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-0.002601594" calcext:value-type="float">
            <text:p>-2.60E-03</text:p>
          </table:table-cell>
          <table:table-cell table:style-name="ce2" office:value-type="float" office:value="-0.07090305" calcext:value-type="float">
            <text:p>-7.09E-02</text:p>
          </table:table-cell>
          <table:table-cell table:number-columns-repeated="9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01171559" calcext:value-type="float">
            <text:p>1.17E-03</text:p>
          </table:table-cell>
          <table:table-cell table:style-name="ce2" office:value-type="float" office:value="-0.04468517" calcext:value-type="float">
            <text:p>-4.47E-02</text:p>
          </table:table-cell>
          <table:table-cell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0.0003247668" calcext:value-type="float">
            <text:p>3.25E-04</text:p>
          </table:table-cell>
          <table:table-cell table:style-name="ce2" office:value-type="float" office:value="-0.03606446" calcext:value-type="float">
            <text:p>-3.61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56" calcext:value-type="float">
            <text:p>6.56E+00</text:p>
          </table:table-cell>
          <table:table-cell table:style-name="ce2" office:value-type="float" office:value="-0.00301123" calcext:value-type="float">
            <text:p>-3.01E-03</text:p>
          </table:table-cell>
          <table:table-cell table:style-name="ce2" office:value-type="float" office:value="-0.08145308" calcext:value-type="float">
            <text:p>-8.15E-02</text:p>
          </table:table-cell>
          <table:table-cell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0822641" calcext:value-type="float">
            <text:p>8.23E-03</text:p>
          </table:table-cell>
          <table:table-cell table:style-name="ce2" office:value-type="float" office:value="-0.07303543" calcext:value-type="float">
            <text:p>-7.30E-02</text:p>
          </table:table-cell>
          <table:table-cell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0.0020349" calcext:value-type="float">
            <text:p>2.03E-03</text:p>
          </table:table-cell>
          <table:table-cell table:style-name="ce2" office:value-type="float" office:value="-0.06615395" calcext:value-type="float">
            <text:p>-6.62E-02</text:p>
          </table:table-cell>
          <table:table-cell table:number-columns-repeated="5"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-0.003782112" calcext:value-type="float">
            <text:p>-3.78E-03</text:p>
          </table:table-cell>
          <table:table-cell table:style-name="ce2" office:value-type="float" office:value="-0.07463937" calcext:value-type="float">
            <text:p>-7.46E-02</text:p>
          </table:table-cell>
          <table:table-cell table:number-columns-repeated="9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06480698" calcext:value-type="float">
            <text:p>-6.48E-03</text:p>
          </table:table-cell>
          <table:table-cell table:style-name="ce2" office:value-type="float" office:value="-0.0438579" calcext:value-type="float">
            <text:p>-4.39E-02</text:p>
          </table:table-cell>
          <table:table-cell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0249918" calcext:value-type="float">
            <text:p>2.50E-03</text:p>
          </table:table-cell>
          <table:table-cell table:style-name="ce2" office:value-type="float" office:value="-0.03482193" calcext:value-type="float">
            <text:p>-3.4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58" calcext:value-type="float">
            <text:p>6.58E+00</text:p>
          </table:table-cell>
          <table:table-cell table:style-name="ce2" office:value-type="float" office:value="0.0008545081" calcext:value-type="float">
            <text:p>8.55E-04</text:p>
          </table:table-cell>
          <table:table-cell table:style-name="ce2" office:value-type="float" office:value="-0.0848356" calcext:value-type="float">
            <text:p>-8.48E-02</text:p>
          </table:table-cell>
          <table:table-cell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09313133" calcext:value-type="float">
            <text:p>9.31E-03</text:p>
          </table:table-cell>
          <table:table-cell table:style-name="ce2" office:value-type="float" office:value="-0.07303543" calcext:value-type="float">
            <text:p>-7.30E-02</text:p>
          </table:table-cell>
          <table:table-cell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0.001460066" calcext:value-type="float">
            <text:p>1.46E-03</text:p>
          </table:table-cell>
          <table:table-cell table:style-name="ce2" office:value-type="float" office:value="-0.06912393" calcext:value-type="float">
            <text:p>-6.91E-02</text:p>
          </table:table-cell>
          <table:table-cell table:number-columns-repeated="5"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03389416" calcext:value-type="float">
            <text:p>-3.39E-03</text:p>
          </table:table-cell>
          <table:table-cell table:style-name="ce2" office:value-type="float" office:value="-0.07993011" calcext:value-type="float">
            <text:p>-7.99E-02</text:p>
          </table:table-cell>
          <table:table-cell table:number-columns-repeated="9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006934769" calcext:value-type="float">
            <text:p>-6.93E-05</text:p>
          </table:table-cell>
          <table:table-cell table:style-name="ce2" office:value-type="float" office:value="-0.04954539" calcext:value-type="float">
            <text:p>-4.95E-02</text:p>
          </table:table-cell>
          <table:table-cell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-0.003299255" calcext:value-type="float">
            <text:p>-3.30E-03</text:p>
          </table:table-cell>
          <table:table-cell table:style-name="ce2" office:value-type="float" office:value="-0.03886013" calcext:value-type="float">
            <text:p>-3.89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6" calcext:value-type="float">
            <text:p>6.60E+00</text:p>
          </table:table-cell>
          <table:table-cell table:style-name="ce2" office:value-type="float" office:value="0.000008877823" calcext:value-type="float">
            <text:p>8.88E-06</text:p>
          </table:table-cell>
          <table:table-cell table:style-name="ce2" office:value-type="float" office:value="-0.08701008" calcext:value-type="float">
            <text:p>-8.70E-02</text:p>
          </table:table-cell>
          <table:table-cell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0809057" calcext:value-type="float">
            <text:p>8.09E-03</text:p>
          </table:table-cell>
          <table:table-cell table:style-name="ce2" office:value-type="float" office:value="-0.06882438" calcext:value-type="float">
            <text:p>-6.88E-02</text:p>
          </table:table-cell>
          <table:table-cell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0.003280375" calcext:value-type="float">
            <text:p>3.28E-03</text:p>
          </table:table-cell>
          <table:table-cell table:style-name="ce2" office:value-type="float" office:value="-0.0670162" calcext:value-type="float">
            <text:p>-6.70E-02</text:p>
          </table:table-cell>
          <table:table-cell table:number-columns-repeated="5"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-0.002169852" calcext:value-type="float">
            <text:p>-2.17E-03</text:p>
          </table:table-cell>
          <table:table-cell table:style-name="ce2" office:value-type="float" office:value="-0.08268963" calcext:value-type="float">
            <text:p>-8.27E-02</text:p>
          </table:table-cell>
          <table:table-cell table:number-columns-repeated="9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-0.002964796" calcext:value-type="float">
            <text:p>-2.96E-03</text:p>
          </table:table-cell>
          <table:table-cell table:style-name="ce2" office:value-type="float" office:value="-0.05026925" calcext:value-type="float">
            <text:p>-5.03E-02</text:p>
          </table:table-cell>
          <table:table-cell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003247668" calcext:value-type="float">
            <text:p>3.25E-04</text:p>
          </table:table-cell>
          <table:table-cell table:style-name="ce2" office:value-type="float" office:value="-0.0425877" calcext:value-type="float">
            <text:p>-4.26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62" calcext:value-type="float">
            <text:p>6.62E+00</text:p>
          </table:table-cell>
          <table:table-cell table:style-name="ce2" office:value-type="float" office:value="-0.00131997" calcext:value-type="float">
            <text:p>-1.32E-03</text:p>
          </table:table-cell>
          <table:table-cell table:style-name="ce2" office:value-type="float" office:value="-0.08568123" calcext:value-type="float">
            <text:p>-8.57E-02</text:p>
          </table:table-cell>
          <table:table-cell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0.008362251" calcext:value-type="float">
            <text:p>8.36E-03</text:p>
          </table:table-cell>
          <table:table-cell table:style-name="ce2" office:value-type="float" office:value="-0.06692261" calcext:value-type="float">
            <text:p>-6.69E-02</text:p>
          </table:table-cell>
          <table:table-cell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0.001939094" calcext:value-type="float">
            <text:p>1.94E-03</text:p>
          </table:table-cell>
          <table:table-cell table:style-name="ce2" office:value-type="float" office:value="-0.06471686" calcext:value-type="float">
            <text:p>-6.47E-02</text:p>
          </table:table-cell>
          <table:table-cell table:number-columns-repeated="17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0.006962456" calcext:value-type="float">
            <text:p>6.96E-03</text:p>
          </table:table-cell>
          <table:table-cell table:style-name="ce2" office:value-type="float" office:value="-0.04882153" calcext:value-type="float">
            <text:p>-4.88E-02</text:p>
          </table:table-cell>
          <table:table-cell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-0.006923277" calcext:value-type="float">
            <text:p>-6.92E-03</text:p>
          </table:table-cell>
          <table:table-cell table:style-name="ce2" office:value-type="float" office:value="-0.04507274" calcext:value-type="float">
            <text:p>-4.51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64" calcext:value-type="float">
            <text:p>6.64E+00</text:p>
          </table:table-cell>
          <table:table-cell table:style-name="ce2" office:value-type="float" office:value="-0.003977665" calcext:value-type="float">
            <text:p>-3.98E-03</text:p>
          </table:table-cell>
          <table:table-cell table:style-name="ce2" office:value-type="float" office:value="-0.08604365" calcext:value-type="float">
            <text:p>-8.60E-02</text:p>
          </table:table-cell>
          <table:table-cell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0.01067154" calcext:value-type="float">
            <text:p>1.07E-02</text:p>
          </table:table-cell>
          <table:table-cell table:style-name="ce2" office:value-type="float" office:value="-0.06121732" calcext:value-type="float">
            <text:p>-6.12E-02</text:p>
          </table:table-cell>
          <table:table-cell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0.0009810369" calcext:value-type="float">
            <text:p>9.81E-04</text:p>
          </table:table-cell>
          <table:table-cell table:style-name="ce2" office:value-type="float" office:value="-0.06260914" calcext:value-type="float">
            <text:p>-6.26E-02</text:p>
          </table:table-cell>
          <table:table-cell table:number-columns-repeated="17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-0.001206845" calcext:value-type="float">
            <text:p>-1.21E-03</text:p>
          </table:table-cell>
          <table:table-cell table:style-name="ce2" office:value-type="float" office:value="-0.05161357" calcext:value-type="float">
            <text:p>-5.16E-02</text:p>
          </table:table-cell>
          <table:table-cell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-0.005266581" calcext:value-type="float">
            <text:p>-5.27E-03</text:p>
          </table:table-cell>
          <table:table-cell table:style-name="ce2" office:value-type="float" office:value="-0.04527983" calcext:value-type="float">
            <text:p>-4.5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66" calcext:value-type="float">
            <text:p>6.66E+00</text:p>
          </table:table-cell>
          <table:table-cell table:style-name="ce2" office:value-type="float" office:value="-0.008568229" calcext:value-type="float">
            <text:p>-8.57E-03</text:p>
          </table:table-cell>
          <table:table-cell table:style-name="ce2" office:value-type="float" office:value="-0.08447319" calcext:value-type="float">
            <text:p>-8.45E-02</text:p>
          </table:table-cell>
          <table:table-cell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0.01284498" calcext:value-type="float">
            <text:p>1.28E-02</text:p>
          </table:table-cell>
          <table:table-cell table:style-name="ce2" office:value-type="float" office:value="-0.06162484" calcext:value-type="float">
            <text:p>-6.16E-02</text:p>
          </table:table-cell>
          <table:table-cell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-0.00007282642" calcext:value-type="float">
            <text:p>-7.28E-05</text:p>
          </table:table-cell>
          <table:table-cell table:style-name="ce2" office:value-type="float" office:value="-0.05983077" calcext:value-type="float">
            <text:p>-5.98E-02</text:p>
          </table:table-cell>
          <table:table-cell table:number-columns-repeated="17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0.003343145" calcext:value-type="float">
            <text:p>3.34E-03</text:p>
          </table:table-cell>
          <table:table-cell table:style-name="ce2" office:value-type="float" office:value="-0.05285447" calcext:value-type="float">
            <text:p>-5.29E-02</text:p>
          </table:table-cell>
          <table:table-cell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-0.005163038" calcext:value-type="float">
            <text:p>-5.16E-03</text:p>
          </table:table-cell>
          <table:table-cell table:style-name="ce2" office:value-type="float" office:value="-0.04269124" calcext:value-type="float">
            <text:p>-4.2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68" calcext:value-type="float">
            <text:p>6.68E+00</text:p>
          </table:table-cell>
          <table:table-cell table:style-name="ce2" office:value-type="float" office:value="-0.0002327308" calcext:value-type="float">
            <text:p>-2.33E-04</text:p>
          </table:table-cell>
          <table:table-cell table:style-name="ce2" office:value-type="float" office:value="-0.08507721" calcext:value-type="float">
            <text:p>-8.51E-02</text:p>
          </table:table-cell>
          <table:table-cell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1352418" calcext:value-type="float">
            <text:p>1.35E-02</text:p>
          </table:table-cell>
          <table:table-cell table:style-name="ce2" office:value-type="float" office:value="-0.06515669" calcext:value-type="float">
            <text:p>-6.52E-02</text:p>
          </table:table-cell>
          <table:table-cell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0.001460066" calcext:value-type="float">
            <text:p>1.46E-03</text:p>
          </table:table-cell>
          <table:table-cell table:style-name="ce2" office:value-type="float" office:value="-0.05638176" calcext:value-type="float">
            <text:p>-5.64E-02</text:p>
          </table:table-cell>
          <table:table-cell table:number-columns-repeated="17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-0.007411378" calcext:value-type="float">
            <text:p>-7.41E-03</text:p>
          </table:table-cell>
          <table:table-cell table:style-name="ce2" office:value-type="float" office:value="-0.0578181" calcext:value-type="float">
            <text:p>-5.78E-02</text:p>
          </table:table-cell>
          <table:table-cell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0195319" calcext:value-type="float">
            <text:p>-1.95E-03</text:p>
          </table:table-cell>
          <table:table-cell table:style-name="ce2" office:value-type="float" office:value="-0.03937785" calcext:value-type="float">
            <text:p>-3.9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7" calcext:value-type="float">
            <text:p>6.70E+00</text:p>
          </table:table-cell>
          <table:table-cell table:style-name="ce2" office:value-type="float" office:value="-0.001440774" calcext:value-type="float">
            <text:p>-1.44E-03</text:p>
          </table:table-cell>
          <table:table-cell table:style-name="ce2" office:value-type="float" office:value="-0.08592284" calcext:value-type="float">
            <text:p>-8.59E-02</text:p>
          </table:table-cell>
          <table:table-cell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0.01501843" calcext:value-type="float">
            <text:p>1.50E-02</text:p>
          </table:table-cell>
          <table:table-cell table:style-name="ce2" office:value-type="float" office:value="-0.06868854" calcext:value-type="float">
            <text:p>-6.87E-02</text:p>
          </table:table-cell>
          <table:table-cell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-0.001030884" calcext:value-type="float">
            <text:p>-1.03E-03</text:p>
          </table:table-cell>
          <table:table-cell table:style-name="ce2" office:value-type="float" office:value="-0.06021399" calcext:value-type="float">
            <text:p>-6.02E-02</text:p>
          </table:table-cell>
          <table:table-cell table:number-columns-repeated="17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-0.004515929" calcext:value-type="float">
            <text:p>-4.52E-03</text:p>
          </table:table-cell>
          <table:table-cell table:style-name="ce2" office:value-type="float" office:value="-0.06257491" calcext:value-type="float">
            <text:p>-6.26E-02</text:p>
          </table:table-cell>
          <table:table-cell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0.00249918" calcext:value-type="float">
            <text:p>2.50E-03</text:p>
          </table:table-cell>
          <table:table-cell table:style-name="ce2" office:value-type="float" office:value="-0.03678926" calcext:value-type="float">
            <text:p>-3.6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72" calcext:value-type="float">
            <text:p>6.72E+00</text:p>
          </table:table-cell>
          <table:table-cell table:style-name="ce2" office:value-type="float" office:value="-0.0007159481" calcext:value-type="float">
            <text:p>-7.16E-04</text:p>
          </table:table-cell>
          <table:table-cell table:style-name="ce2" office:value-type="float" office:value="-0.08592284" calcext:value-type="float">
            <text:p>-8.59E-02</text:p>
          </table:table-cell>
          <table:table-cell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1664851" calcext:value-type="float">
            <text:p>1.66E-02</text:p>
          </table:table-cell>
          <table:table-cell table:style-name="ce2" office:value-type="float" office:value="-0.07086198" calcext:value-type="float">
            <text:p>-7.09E-02</text:p>
          </table:table-cell>
          <table:table-cell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-0.0007434667" calcext:value-type="float">
            <text:p>-7.43E-04</text:p>
          </table:table-cell>
          <table:table-cell table:style-name="ce2" office:value-type="float" office:value="-0.06347139" calcext:value-type="float">
            <text:p>-6.35E-02</text:p>
          </table:table-cell>
          <table:table-cell table:number-columns-repeated="17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-0.006584107" calcext:value-type="float">
            <text:p>-6.58E-03</text:p>
          </table:table-cell>
          <table:table-cell table:style-name="ce2" office:value-type="float" office:value="-0.06671126" calcext:value-type="float">
            <text:p>-6.67E-02</text:p>
          </table:table-cell>
          <table:table-cell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-0.008476429" calcext:value-type="float">
            <text:p>-8.48E-03</text:p>
          </table:table-cell>
          <table:table-cell table:style-name="ce2" office:value-type="float" office:value="-0.03647863" calcext:value-type="float">
            <text:p>-3.6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74" calcext:value-type="float">
            <text:p>6.74E+00</text:p>
          </table:table-cell>
          <table:table-cell table:style-name="ce2" office:value-type="float" office:value="-0.006756164" calcext:value-type="float">
            <text:p>-6.76E-03</text:p>
          </table:table-cell>
          <table:table-cell table:style-name="ce2" office:value-type="float" office:value="-0.08531882" calcext:value-type="float">
            <text:p>-8.53E-02</text:p>
          </table:table-cell>
          <table:table-cell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0.01610515" calcext:value-type="float">
            <text:p>1.61E-02</text:p>
          </table:table-cell>
          <table:table-cell table:style-name="ce2" office:value-type="float" office:value="-0.0712695" calcext:value-type="float">
            <text:p>-7.13E-02</text:p>
          </table:table-cell>
          <table:table-cell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-0.006267911" calcext:value-type="float">
            <text:p>-6.27E-03</text:p>
          </table:table-cell>
          <table:table-cell table:style-name="ce2" office:value-type="float" office:value="-0.07159678" calcext:value-type="float">
            <text:p>-7.16E-02</text:p>
          </table:table-cell>
          <table:table-cell table:number-columns-repeated="17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05239791" calcext:value-type="float">
            <text:p>-5.24E-03</text:p>
          </table:table-cell>
          <table:table-cell table:style-name="ce2" office:value-type="float" office:value="-0.06536695" calcext:value-type="float">
            <text:p>-6.54E-02</text:p>
          </table:table-cell>
          <table:table-cell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0.00726218" calcext:value-type="float">
            <text:p>7.26E-03</text:p>
          </table:table-cell>
          <table:table-cell table:style-name="ce2" office:value-type="float" office:value="-0.03668572" calcext:value-type="float">
            <text:p>-3.6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76" calcext:value-type="float">
            <text:p>6.76E+00</text:p>
          </table:table-cell>
          <table:table-cell table:style-name="ce2" office:value-type="float" office:value="-0.00748099" calcext:value-type="float">
            <text:p>-7.48E-03</text:p>
          </table:table-cell>
          <table:table-cell table:style-name="ce2" office:value-type="float" office:value="-0.0819363" calcext:value-type="float">
            <text:p>-8.19E-02</text:p>
          </table:table-cell>
          <table:table-cell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0.01909363" calcext:value-type="float">
            <text:p>1.91E-02</text:p>
          </table:table-cell>
          <table:table-cell table:style-name="ce2" office:value-type="float" office:value="-0.06760181" calcext:value-type="float">
            <text:p>-6.76E-02</text:p>
          </table:table-cell>
          <table:table-cell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-0.004731825" calcext:value-type="float">
            <text:p>-4.73E-03</text:p>
          </table:table-cell>
          <table:table-cell table:style-name="ce2" office:value-type="float" office:value="-0.07245016" calcext:value-type="float">
            <text:p>-7.25E-02</text:p>
          </table:table-cell>
          <table:table-cell table:number-columns-repeated="17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06894333" calcext:value-type="float">
            <text:p>-6.89E-03</text:p>
          </table:table-cell>
          <table:table-cell table:style-name="ce2" office:value-type="float" office:value="-0.04209995" calcext:value-type="float">
            <text:p>-4.21E-02</text:p>
          </table:table-cell>
          <table:table-cell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0.007158637" calcext:value-type="float">
            <text:p>7.16E-03</text:p>
          </table:table-cell>
          <table:table-cell table:style-name="ce2" office:value-type="float" office:value="-0.04072391" calcext:value-type="float">
            <text:p>-4.0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78" calcext:value-type="float">
            <text:p>6.78E+00</text:p>
          </table:table-cell>
          <table:table-cell table:style-name="ce2" office:value-type="float" office:value="-0.009897077" calcext:value-type="float">
            <text:p>-9.90E-03</text:p>
          </table:table-cell>
          <table:table-cell table:style-name="ce2" office:value-type="float" office:value="-0.07976182" calcext:value-type="float">
            <text:p>-7.98E-02</text:p>
          </table:table-cell>
          <table:table-cell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0.01719187" calcext:value-type="float">
            <text:p>1.72E-02</text:p>
          </table:table-cell>
          <table:table-cell table:style-name="ce2" office:value-type="float" office:value="-0.06678677" calcext:value-type="float">
            <text:p>-6.68E-02</text:p>
          </table:table-cell>
          <table:table-cell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-0.007121292" calcext:value-type="float">
            <text:p>-7.12E-03</text:p>
          </table:table-cell>
          <table:table-cell table:style-name="ce2" office:value-type="float" office:value="-0.06596447" calcext:value-type="float">
            <text:p>-6.60E-02</text:p>
          </table:table-cell>
          <table:table-cell table:number-columns-repeated="17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0.00106815" calcext:value-type="float">
            <text:p>1.07E-03</text:p>
          </table:table-cell>
          <table:table-cell table:style-name="ce2" office:value-type="float" office:value="-0.03961814" calcext:value-type="float">
            <text:p>-3.96E-02</text:p>
          </table:table-cell>
          <table:table-cell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-0.0002964941" calcext:value-type="float">
            <text:p>-2.96E-04</text:p>
          </table:table-cell>
          <table:table-cell table:style-name="ce2" office:value-type="float" office:value="-0.04144872" calcext:value-type="float">
            <text:p>-4.1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8" calcext:value-type="float">
            <text:p>6.80E+00</text:p>
          </table:table-cell>
          <table:table-cell table:style-name="ce2" office:value-type="float" office:value="-0.009534664" calcext:value-type="float">
            <text:p>-9.53E-03</text:p>
          </table:table-cell>
          <table:table-cell table:style-name="ce2" office:value-type="float" office:value="-0.07565447" calcext:value-type="float">
            <text:p>-7.57E-02</text:p>
          </table:table-cell>
          <table:table-cell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2113124" calcext:value-type="float">
            <text:p>2.11E-02</text:p>
          </table:table-cell>
          <table:table-cell table:style-name="ce2" office:value-type="float" office:value="-0.06108148" calcext:value-type="float">
            <text:p>-6.11E-02</text:p>
          </table:table-cell>
          <table:table-cell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0.01250647" calcext:value-type="float">
            <text:p>1.25E-02</text:p>
          </table:table-cell>
          <table:table-cell table:style-name="ce2" office:value-type="float" office:value="-0.06374568" calcext:value-type="float">
            <text:p>-6.37E-02</text:p>
          </table:table-cell>
          <table:table-cell table:number-columns-repeated="17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0.004790869" calcext:value-type="float">
            <text:p>4.79E-03</text:p>
          </table:table-cell>
          <table:table-cell table:style-name="ce2" office:value-type="float" office:value="-0.03858405" calcext:value-type="float">
            <text:p>-3.86E-02</text:p>
          </table:table-cell>
          <table:table-cell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-0.001228385" calcext:value-type="float">
            <text:p>-1.23E-03</text:p>
          </table:table-cell>
          <table:table-cell table:style-name="ce2" office:value-type="float" office:value="-0.04662589" calcext:value-type="float">
            <text:p>-4.66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82" calcext:value-type="float">
            <text:p>6.82E+00</text:p>
          </table:table-cell>
          <table:table-cell table:style-name="ce2" office:value-type="float" office:value="-0.003132035" calcext:value-type="float">
            <text:p>-3.13E-03</text:p>
          </table:table-cell>
          <table:table-cell table:style-name="ce2" office:value-type="float" office:value="-0.06780219" calcext:value-type="float">
            <text:p>-6.78E-02</text:p>
          </table:table-cell>
          <table:table-cell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2113124" calcext:value-type="float">
            <text:p>2.11E-02</text:p>
          </table:table-cell>
          <table:table-cell table:style-name="ce2" office:value-type="float" office:value="-0.05578371" calcext:value-type="float">
            <text:p>-5.58E-02</text:p>
          </table:table-cell>
          <table:table-cell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0.01131174" calcext:value-type="float">
            <text:p>1.13E-02</text:p>
          </table:table-cell>
          <table:table-cell table:style-name="ce2" office:value-type="float" office:value="-0.06442838" calcext:value-type="float">
            <text:p>-6.44E-02</text:p>
          </table:table-cell>
          <table:table-cell table:number-columns-repeated="17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-0.006790924" calcext:value-type="float">
            <text:p>-6.79E-03</text:p>
          </table:table-cell>
          <table:table-cell table:style-name="ce2" office:value-type="float" office:value="-0.04261699" calcext:value-type="float">
            <text:p>-4.26E-02</text:p>
          </table:table-cell>
          <table:table-cell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008424842" calcext:value-type="float">
            <text:p>8.42E-04</text:p>
          </table:table-cell>
          <table:table-cell table:style-name="ce2" office:value-type="float" office:value="-0.04828259" calcext:value-type="float">
            <text:p>-4.8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84" calcext:value-type="float">
            <text:p>6.84E+00</text:p>
          </table:table-cell>
          <table:table-cell table:style-name="ce2" office:value-type="float" office:value="-0.0009575568" calcext:value-type="float">
            <text:p>-9.58E-04</text:p>
          </table:table-cell>
          <table:table-cell table:style-name="ce2" office:value-type="float" office:value="-0.06550691" calcext:value-type="float">
            <text:p>-6.55E-02</text:p>
          </table:table-cell>
          <table:table-cell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0.005102083" calcext:value-type="float">
            <text:p>5.10E-03</text:p>
          </table:table-cell>
          <table:table-cell table:style-name="ce2" office:value-type="float" office:value="-0.06325493" calcext:value-type="float">
            <text:p>-6.33E-02</text:p>
          </table:table-cell>
          <table:table-cell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0.01131174" calcext:value-type="float">
            <text:p>1.13E-02</text:p>
          </table:table-cell>
          <table:table-cell table:style-name="ce2" office:value-type="float" office:value="-0.06442838" calcext:value-type="float">
            <text:p>-6.44E-02</text:p>
          </table:table-cell>
          <table:table-cell table:number-columns-repeated="17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-0.004309111" calcext:value-type="float">
            <text:p>-4.31E-03</text:p>
          </table:table-cell>
          <table:table-cell table:style-name="ce2" office:value-type="float" office:value="-0.04933857" calcext:value-type="float">
            <text:p>-4.93E-02</text:p>
          </table:table-cell>
          <table:table-cell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-0.004127603" calcext:value-type="float">
            <text:p>-4.13E-03</text:p>
          </table:table-cell>
          <table:table-cell table:style-name="ce2" office:value-type="float" office:value="-0.04600463" calcext:value-type="float">
            <text:p>-4.60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86" calcext:value-type="float">
            <text:p>6.86E+00</text:p>
          </table:table-cell>
          <table:table-cell table:style-name="ce2" office:value-type="float" office:value="0.003028986" calcext:value-type="float">
            <text:p>3.03E-03</text:p>
          </table:table-cell>
          <table:table-cell table:style-name="ce2" office:value-type="float" office:value="-0.06224519" calcext:value-type="float">
            <text:p>-6.22E-02</text:p>
          </table:table-cell>
          <table:table-cell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0.004694562" calcext:value-type="float">
            <text:p>4.69E-03</text:p>
          </table:table-cell>
          <table:table-cell table:style-name="ce2" office:value-type="float" office:value="-0.06678677" calcext:value-type="float">
            <text:p>-6.68E-02</text:p>
          </table:table-cell>
          <table:table-cell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0.009092946" calcext:value-type="float">
            <text:p>9.09E-03</text:p>
          </table:table-cell>
          <table:table-cell table:style-name="ce2" office:value-type="float" office:value="-0.06545244" calcext:value-type="float">
            <text:p>-6.55E-02</text:p>
          </table:table-cell>
          <table:table-cell table:number-columns-repeated="17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0.002826101" calcext:value-type="float">
            <text:p>2.83E-03</text:p>
          </table:table-cell>
          <table:table-cell table:style-name="ce2" office:value-type="float" office:value="-0.04406472" calcext:value-type="float">
            <text:p>-4.41E-02</text:p>
          </table:table-cell>
          <table:table-cell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-0.002367364" calcext:value-type="float">
            <text:p>-2.37E-03</text:p>
          </table:table-cell>
          <table:table-cell table:style-name="ce2" office:value-type="float" office:value="-0.04766133" calcext:value-type="float">
            <text:p>-4.7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88" calcext:value-type="float">
            <text:p>6.88E+00</text:p>
          </table:table-cell>
          <table:table-cell table:style-name="ce2" office:value-type="float" office:value="0.00314979" calcext:value-type="float">
            <text:p>3.15E-03</text:p>
          </table:table-cell>
          <table:table-cell table:style-name="ce2" office:value-type="float" office:value="-0.06357404" calcext:value-type="float">
            <text:p>-6.36E-02</text:p>
          </table:table-cell>
          <table:table-cell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0.00374368" calcext:value-type="float">
            <text:p>3.74E-03</text:p>
          </table:table-cell>
          <table:table-cell table:style-name="ce2" office:value-type="float" office:value="-0.06841686" calcext:value-type="float">
            <text:p>-6.84E-02</text:p>
          </table:table-cell>
          <table:table-cell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0.01097038" calcext:value-type="float">
            <text:p>1.10E-02</text:p>
          </table:table-cell>
          <table:table-cell table:style-name="ce2" office:value-type="float" office:value="-0.06391635" calcext:value-type="float">
            <text:p>-6.39E-02</text:p>
          </table:table-cell>
          <table:table-cell table:number-columns-repeated="17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0.005204505" calcext:value-type="float">
            <text:p>5.20E-03</text:p>
          </table:table-cell>
          <table:table-cell table:style-name="ce2" office:value-type="float" office:value="-0.04230677" calcext:value-type="float">
            <text:p>-4.23E-02</text:p>
          </table:table-cell>
          <table:table-cell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0.00695155" calcext:value-type="float">
            <text:p>6.95E-03</text:p>
          </table:table-cell>
          <table:table-cell table:style-name="ce2" office:value-type="float" office:value="-0.04341604" calcext:value-type="float">
            <text:p>-4.3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9" calcext:value-type="float">
            <text:p>6.90E+00</text:p>
          </table:table-cell>
          <table:table-cell table:style-name="ce2" office:value-type="float" office:value="-0.0007159481" calcext:value-type="float">
            <text:p>-7.16E-04</text:p>
          </table:table-cell>
          <table:table-cell table:style-name="ce2" office:value-type="float" office:value="-0.06780219" calcext:value-type="float">
            <text:p>-6.78E-02</text:p>
          </table:table-cell>
          <table:table-cell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0.005373764" calcext:value-type="float">
            <text:p>5.37E-03</text:p>
          </table:table-cell>
          <table:table-cell table:style-name="ce2" office:value-type="float" office:value="-0.06678677" calcext:value-type="float">
            <text:p>-6.68E-02</text:p>
          </table:table-cell>
          <table:table-cell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0.010117" calcext:value-type="float">
            <text:p>1.01E-02</text:p>
          </table:table-cell>
          <table:table-cell table:style-name="ce2" office:value-type="float" office:value="-0.0628923" calcext:value-type="float">
            <text:p>-6.29E-02</text:p>
          </table:table-cell>
          <table:table-cell table:number-columns-repeated="17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-0.003688658" calcext:value-type="float">
            <text:p>-3.69E-03</text:p>
          </table:table-cell>
          <table:table-cell table:style-name="ce2" office:value-type="float" office:value="-0.04509881" calcext:value-type="float">
            <text:p>-4.51E-02</text:p>
          </table:table-cell>
          <table:table-cell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03327528" calcext:value-type="float">
            <text:p>3.33E-03</text:p>
          </table:table-cell>
          <table:table-cell table:style-name="ce2" office:value-type="float" office:value="-0.04517628" calcext:value-type="float">
            <text:p>-4.52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92" calcext:value-type="float">
            <text:p>6.92E+00</text:p>
          </table:table-cell>
          <table:table-cell table:style-name="ce2" office:value-type="float" office:value="-0.0009575568" calcext:value-type="float">
            <text:p>-9.58E-04</text:p>
          </table:table-cell>
          <table:table-cell table:style-name="ce2" office:value-type="float" office:value="-0.0707015" calcext:value-type="float">
            <text:p>-7.07E-02</text:p>
          </table:table-cell>
          <table:table-cell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0.005509604" calcext:value-type="float">
            <text:p>5.51E-03</text:p>
          </table:table-cell>
          <table:table-cell table:style-name="ce2" office:value-type="float" office:value="-0.05659875" calcext:value-type="float">
            <text:p>-5.66E-02</text:p>
          </table:table-cell>
          <table:table-cell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0.004826041" calcext:value-type="float">
            <text:p>4.83E-03</text:p>
          </table:table-cell>
          <table:table-cell table:style-name="ce2" office:value-type="float" office:value="-0.06255094" calcext:value-type="float">
            <text:p>-6.26E-02</text:p>
          </table:table-cell>
          <table:table-cell table:number-columns-repeated="17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-0.0007932098" calcext:value-type="float">
            <text:p>-7.93E-04</text:p>
          </table:table-cell>
          <table:table-cell table:style-name="ce2" office:value-type="float" office:value="-0.05306129" calcext:value-type="float">
            <text:p>-5.31E-02</text:p>
          </table:table-cell>
          <table:table-cell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0.0007389407" calcext:value-type="float">
            <text:p>7.39E-04</text:p>
          </table:table-cell>
          <table:table-cell table:style-name="ce2" office:value-type="float" office:value="-0.04527983" calcext:value-type="float">
            <text:p>-4.5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94" calcext:value-type="float">
            <text:p>6.94E+00</text:p>
          </table:table-cell>
          <table:table-cell table:style-name="ce2" office:value-type="float" office:value="-0.004340078" calcext:value-type="float">
            <text:p>-4.34E-03</text:p>
          </table:table-cell>
          <table:table-cell table:style-name="ce2" office:value-type="float" office:value="-0.05898348" calcext:value-type="float">
            <text:p>-5.90E-02</text:p>
          </table:table-cell>
          <table:table-cell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0.001570236" calcext:value-type="float">
            <text:p>1.57E-03</text:p>
          </table:table-cell>
          <table:table-cell table:style-name="ce2" office:value-type="float" office:value="-0.05659875" calcext:value-type="float">
            <text:p>-5.66E-02</text:p>
          </table:table-cell>
          <table:table-cell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-0.007291968" calcext:value-type="float">
            <text:p>-7.29E-03</text:p>
          </table:table-cell>
          <table:table-cell table:style-name="ce2" office:value-type="float" office:value="-0.06562312" calcext:value-type="float">
            <text:p>-6.56E-02</text:p>
          </table:table-cell>
          <table:table-cell table:number-columns-repeated="17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-0.0005863921" calcext:value-type="float">
            <text:p>-5.86E-04</text:p>
          </table:table-cell>
          <table:table-cell table:style-name="ce2" office:value-type="float" office:value="-0.05512947" calcext:value-type="float">
            <text:p>-5.51E-02</text:p>
          </table:table-cell>
          <table:table-cell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0.006019658" calcext:value-type="float">
            <text:p>6.02E-03</text:p>
          </table:table-cell>
          <table:table-cell table:style-name="ce2" office:value-type="float" office:value="-0.04238061" calcext:value-type="float">
            <text:p>-4.2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96" calcext:value-type="float">
            <text:p>6.96E+00</text:p>
          </table:table-cell>
          <table:table-cell table:style-name="ce2" office:value-type="float" office:value="-0.0001119265" calcext:value-type="float">
            <text:p>-1.12E-04</text:p>
          </table:table-cell>
          <table:table-cell table:style-name="ce2" office:value-type="float" office:value="-0.05862106" calcext:value-type="float">
            <text:p>-5.86E-02</text:p>
          </table:table-cell>
          <table:table-cell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5782131" calcext:value-type="float">
            <text:p>-5.78E-02</text:p>
          </table:table-cell>
          <table:table-cell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-0.007803996" calcext:value-type="float">
            <text:p>-7.80E-03</text:p>
          </table:table-cell>
          <table:table-cell table:style-name="ce2" office:value-type="float" office:value="-0.06408703" calcext:value-type="float">
            <text:p>-6.41E-02</text:p>
          </table:table-cell>
          <table:table-cell table:number-columns-repeated="17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-0.003068205" calcext:value-type="float">
            <text:p>-3.07E-03</text:p>
          </table:table-cell>
          <table:table-cell table:style-name="ce2" office:value-type="float" office:value="-0.05461242" calcext:value-type="float">
            <text:p>-5.46E-02</text:p>
          </table:table-cell>
          <table:table-cell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0.004259419" calcext:value-type="float">
            <text:p>4.26E-03</text:p>
          </table:table-cell>
          <table:table-cell table:style-name="ce2" office:value-type="float" office:value="-0.04507274" calcext:value-type="float">
            <text:p>-4.51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6.98" calcext:value-type="float">
            <text:p>6.98E+00</text:p>
          </table:table-cell>
          <table:table-cell table:style-name="ce2" office:value-type="float" office:value="-0.003615252" calcext:value-type="float">
            <text:p>-3.62E-03</text:p>
          </table:table-cell>
          <table:table-cell table:style-name="ce2" office:value-type="float" office:value="-0.067923" calcext:value-type="float">
            <text:p>-6.79E-02</text:p>
          </table:table-cell>
          <table:table-cell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0.004151201" calcext:value-type="float">
            <text:p>4.15E-03</text:p>
          </table:table-cell>
          <table:table-cell table:style-name="ce2" office:value-type="float" office:value="-0.05890804" calcext:value-type="float">
            <text:p>-5.89E-02</text:p>
          </table:table-cell>
          <table:table-cell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-0.00985211" calcext:value-type="float">
            <text:p>-9.85E-03</text:p>
          </table:table-cell>
          <table:table-cell table:style-name="ce2" office:value-type="float" office:value="-0.06255094" calcext:value-type="float">
            <text:p>-6.26E-02</text:p>
          </table:table-cell>
          <table:table-cell table:number-columns-repeated="17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-0.002062962" calcext:value-type="float">
            <text:p>-2.06E-03</text:p>
          </table:table-cell>
          <table:table-cell table:style-name="ce2" office:value-type="float" office:value="-0.05481192" calcext:value-type="float">
            <text:p>-5.48E-02</text:p>
          </table:table-cell>
          <table:table-cell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-0.00008940717" calcext:value-type="float">
            <text:p>-8.94E-05</text:p>
          </table:table-cell>
          <table:table-cell table:style-name="ce2" office:value-type="float" office:value="-0.04434794" calcext:value-type="float">
            <text:p>-4.4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" calcext:value-type="float">
            <text:p>7.00E+00</text:p>
          </table:table-cell>
          <table:table-cell table:style-name="ce2" office:value-type="float" office:value="0.001337725" calcext:value-type="float">
            <text:p>1.34E-03</text:p>
          </table:table-cell>
          <table:table-cell table:style-name="ce2" office:value-type="float" office:value="-0.07045989" calcext:value-type="float">
            <text:p>-7.05E-02</text:p>
          </table:table-cell>
          <table:table-cell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-0.001689932" calcext:value-type="float">
            <text:p>-1.69E-03</text:p>
          </table:table-cell>
          <table:table-cell table:style-name="ce2" office:value-type="float" office:value="-0.06339077" calcext:value-type="float">
            <text:p>-6.34E-02</text:p>
          </table:table-cell>
          <table:table-cell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-0.00985211" calcext:value-type="float">
            <text:p>-9.85E-03</text:p>
          </table:table-cell>
          <table:table-cell table:style-name="ce2" office:value-type="float" office:value="-0.05845472" calcext:value-type="float">
            <text:p>-5.85E-02</text:p>
          </table:table-cell>
          <table:table-cell table:number-columns-repeated="17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-0.002984268" calcext:value-type="float">
            <text:p>-2.98E-03</text:p>
          </table:table-cell>
          <table:table-cell table:style-name="ce2" office:value-type="float" office:value="-0.05389062" calcext:value-type="float">
            <text:p>-5.39E-02</text:p>
          </table:table-cell>
          <table:table-cell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0.003638158" calcext:value-type="float">
            <text:p>3.64E-03</text:p>
          </table:table-cell>
          <table:table-cell table:style-name="ce2" office:value-type="float" office:value="-0.04579754" calcext:value-type="float">
            <text:p>-4.5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02" calcext:value-type="float">
            <text:p>7.02E+00</text:p>
          </table:table-cell>
          <table:table-cell table:style-name="ce2" office:value-type="float" office:value="-0.00131997" calcext:value-type="float">
            <text:p>-1.32E-03</text:p>
          </table:table-cell>
          <table:table-cell table:style-name="ce2" office:value-type="float" office:value="-0.07408402" calcext:value-type="float">
            <text:p>-7.41E-02</text:p>
          </table:table-cell>
          <table:table-cell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0.006596327" calcext:value-type="float">
            <text:p>6.60E-03</text:p>
          </table:table-cell>
          <table:table-cell table:style-name="ce2" office:value-type="float" office:value="-0.06189652" calcext:value-type="float">
            <text:p>-6.19E-02</text:p>
          </table:table-cell>
          <table:table-cell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-0.01087617" calcext:value-type="float">
            <text:p>-1.09E-02</text:p>
          </table:table-cell>
          <table:table-cell table:style-name="ce2" office:value-type="float" office:value="-0.05674795" calcext:value-type="float">
            <text:p>-5.67E-02</text:p>
          </table:table-cell>
          <table:table-cell table:number-columns-repeated="17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-0.004274098" calcext:value-type="float">
            <text:p>-4.27E-03</text:p>
          </table:table-cell>
          <table:table-cell table:style-name="ce2" office:value-type="float" office:value="-0.05241653" calcext:value-type="float">
            <text:p>-5.24E-02</text:p>
          </table:table-cell>
          <table:table-cell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0.006640919" calcext:value-type="float">
            <text:p>6.64E-03</text:p>
          </table:table-cell>
          <table:table-cell table:style-name="ce2" office:value-type="float" office:value="-0.04600463" calcext:value-type="float">
            <text:p>-4.60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04" calcext:value-type="float">
            <text:p>7.04E+00</text:p>
          </table:table-cell>
          <table:table-cell table:style-name="ce2" office:value-type="float" office:value="0.002062551" calcext:value-type="float">
            <text:p>2.06E-03</text:p>
          </table:table-cell>
          <table:table-cell table:style-name="ce2" office:value-type="float" office:value="-0.07770815" calcext:value-type="float">
            <text:p>-7.77E-02</text:p>
          </table:table-cell>
          <table:table-cell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6257572" calcext:value-type="float">
            <text:p>-6.26E-02</text:p>
          </table:table-cell>
          <table:table-cell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-0.01326563" calcext:value-type="float">
            <text:p>-1.33E-02</text:p>
          </table:table-cell>
          <table:table-cell table:style-name="ce2" office:value-type="float" office:value="-0.06272162" calcext:value-type="float">
            <text:p>-6.27E-02</text:p>
          </table:table-cell>
          <table:table-cell table:number-columns-repeated="17"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-0.008512108" calcext:value-type="float">
            <text:p>-8.51E-03</text:p>
          </table:table-cell>
          <table:table-cell table:style-name="ce2" office:value-type="float" office:value="-0.05333783" calcext:value-type="float">
            <text:p>-5.33E-02</text:p>
          </table:table-cell>
          <table:table-cell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0.002085006" calcext:value-type="float">
            <text:p>2.09E-03</text:p>
          </table:table-cell>
          <table:table-cell table:style-name="ce2" office:value-type="float" office:value="-0.04455502" calcext:value-type="float">
            <text:p>-4.46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06" calcext:value-type="float">
            <text:p>7.06E+00</text:p>
          </table:table-cell>
          <table:table-cell table:style-name="ce2" office:value-type="float" office:value="-0.003615252" calcext:value-type="float">
            <text:p>-3.62E-03</text:p>
          </table:table-cell>
          <table:table-cell table:style-name="ce2" office:value-type="float" office:value="-0.08024504" calcext:value-type="float">
            <text:p>-8.02E-02</text:p>
          </table:table-cell>
          <table:table-cell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6257572" calcext:value-type="float">
            <text:p>-6.26E-02</text:p>
          </table:table-cell>
          <table:table-cell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-0.01411902" calcext:value-type="float">
            <text:p>-1.41E-02</text:p>
          </table:table-cell>
          <table:table-cell table:style-name="ce2" office:value-type="float" office:value="-0.06579379" calcext:value-type="float">
            <text:p>-6.58E-02</text:p>
          </table:table-cell>
          <table:table-cell table:number-columns-repeated="17"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-0.002431485" calcext:value-type="float">
            <text:p>-2.43E-03</text:p>
          </table:table-cell>
          <table:table-cell table:style-name="ce2" office:value-type="float" office:value="-0.04762573" calcext:value-type="float">
            <text:p>-4.76E-02</text:p>
          </table:table-cell>
          <table:table-cell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05266777" calcext:value-type="float">
            <text:p>5.27E-03</text:p>
          </table:table-cell>
          <table:table-cell table:style-name="ce2" office:value-type="float" office:value="-0.04231122" calcext:value-type="float">
            <text:p>-4.2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08" calcext:value-type="float">
            <text:p>7.08E+00</text:p>
          </table:table-cell>
          <table:table-cell table:style-name="ce2" office:value-type="float" office:value="-0.00131997" calcext:value-type="float">
            <text:p>-1.32E-03</text:p>
          </table:table-cell>
          <table:table-cell table:style-name="ce2" office:value-type="float" office:value="-0.08241952" calcext:value-type="float">
            <text:p>-8.24E-02</text:p>
          </table:table-cell>
          <table:table-cell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6257572" calcext:value-type="float">
            <text:p>-6.26E-02</text:p>
          </table:table-cell>
          <table:table-cell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-0.01463104" calcext:value-type="float">
            <text:p>-1.46E-02</text:p>
          </table:table-cell>
          <table:table-cell table:style-name="ce2" office:value-type="float" office:value="-0.06767123" calcext:value-type="float">
            <text:p>-6.77E-02</text:p>
          </table:table-cell>
          <table:table-cell table:number-columns-repeated="17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-0.002062962" calcext:value-type="float">
            <text:p>-2.06E-03</text:p>
          </table:table-cell>
          <table:table-cell table:style-name="ce2" office:value-type="float" office:value="-0.04209789" calcext:value-type="float">
            <text:p>-4.21E-02</text:p>
          </table:table-cell>
          <table:table-cell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0.004875305" calcext:value-type="float">
            <text:p>4.88E-03</text:p>
          </table:table-cell>
          <table:table-cell table:style-name="ce2" office:value-type="float" office:value="-0.03735258" calcext:value-type="float">
            <text:p>-3.7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1" calcext:value-type="float">
            <text:p>7.10E+00</text:p>
          </table:table-cell>
          <table:table-cell table:style-name="ce2" office:value-type="float" office:value="-0.01025949" calcext:value-type="float">
            <text:p>-1.03E-02</text:p>
          </table:table-cell>
          <table:table-cell table:style-name="ce2" office:value-type="float" office:value="-0.08688928" calcext:value-type="float">
            <text:p>-8.69E-02</text:p>
          </table:table-cell>
          <table:table-cell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6257572" calcext:value-type="float">
            <text:p>-6.26E-02</text:p>
          </table:table-cell>
          <table:table-cell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0.002607251" calcext:value-type="float">
            <text:p>2.61E-03</text:p>
          </table:table-cell>
          <table:table-cell table:style-name="ce2" office:value-type="float" office:value="-0.06613514" calcext:value-type="float">
            <text:p>-6.61E-02</text:p>
          </table:table-cell>
          <table:table-cell table:number-columns-repeated="17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-0.004826882" calcext:value-type="float">
            <text:p>-4.83E-03</text:p>
          </table:table-cell>
          <table:table-cell table:style-name="ce2" office:value-type="float" office:value="-0.04283494" calcext:value-type="float">
            <text:p>-4.28E-02</text:p>
          </table:table-cell>
          <table:table-cell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01482553" calcext:value-type="float">
            <text:p>1.48E-03</text:p>
          </table:table-cell>
          <table:table-cell table:style-name="ce2" office:value-type="float" office:value="-0.03526473" calcext:value-type="float">
            <text:p>-3.53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12" calcext:value-type="float">
            <text:p>7.12E+00</text:p>
          </table:table-cell>
          <table:table-cell table:style-name="ce2" office:value-type="float" office:value="-0.00663536" calcext:value-type="float">
            <text:p>-6.64E-03</text:p>
          </table:table-cell>
          <table:table-cell table:style-name="ce2" office:value-type="float" office:value="-0.08507721" calcext:value-type="float">
            <text:p>-8.51E-02</text:p>
          </table:table-cell>
          <table:table-cell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-0.003048334" calcext:value-type="float">
            <text:p>-3.05E-03</text:p>
          </table:table-cell>
          <table:table-cell table:style-name="ce2" office:value-type="float" office:value="-0.06597173" calcext:value-type="float">
            <text:p>-6.60E-02</text:p>
          </table:table-cell>
          <table:table-cell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0.003119279" calcext:value-type="float">
            <text:p>3.12E-03</text:p>
          </table:table-cell>
          <table:table-cell table:style-name="ce2" office:value-type="float" office:value="-0.06937799" calcext:value-type="float">
            <text:p>-6.94E-02</text:p>
          </table:table-cell>
          <table:table-cell table:number-columns-repeated="17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0.006044536" calcext:value-type="float">
            <text:p>6.04E-03</text:p>
          </table:table-cell>
          <table:table-cell table:style-name="ce2" office:value-type="float" office:value="-0.04209789" calcext:value-type="float">
            <text:p>-4.21E-02</text:p>
          </table:table-cell>
          <table:table-cell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-0.001257747" calcext:value-type="float">
            <text:p>-1.26E-03</text:p>
          </table:table-cell>
          <table:table-cell table:style-name="ce2" office:value-type="float" office:value="-0.03278541" calcext:value-type="float">
            <text:p>-3.2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14" calcext:value-type="float">
            <text:p>7.14E+00</text:p>
          </table:table-cell>
          <table:table-cell table:style-name="ce2" office:value-type="float" office:value="-0.00663536" calcext:value-type="float">
            <text:p>-6.64E-03</text:p>
          </table:table-cell>
          <table:table-cell table:style-name="ce2" office:value-type="float" office:value="-0.08326515" calcext:value-type="float">
            <text:p>-8.33E-02</text:p>
          </table:table-cell>
          <table:table-cell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-0.003184175" calcext:value-type="float">
            <text:p>-3.18E-03</text:p>
          </table:table-cell>
          <table:table-cell table:style-name="ce2" office:value-type="float" office:value="-0.06379829" calcext:value-type="float">
            <text:p>-6.38E-02</text:p>
          </table:table-cell>
          <table:table-cell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0.002265899" calcext:value-type="float">
            <text:p>2.27E-03</text:p>
          </table:table-cell>
          <table:table-cell table:style-name="ce2" office:value-type="float" office:value="-0.06852461" calcext:value-type="float">
            <text:p>-6.85E-02</text:p>
          </table:table-cell>
          <table:table-cell table:number-columns-repeated="17"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-0.006300972" calcext:value-type="float">
            <text:p>-6.30E-03</text:p>
          </table:table-cell>
          <table:table-cell table:style-name="ce2" office:value-type="float" office:value="-0.04375625" calcext:value-type="float">
            <text:p>-4.38E-02</text:p>
          </table:table-cell>
          <table:table-cell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0.0001776479" calcext:value-type="float">
            <text:p>1.78E-04</text:p>
          </table:table-cell>
          <table:table-cell table:style-name="ce2" office:value-type="float" office:value="-0.04165876" calcext:value-type="float">
            <text:p>-4.1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16" calcext:value-type="float">
            <text:p>7.16E+00</text:p>
          </table:table-cell>
          <table:table-cell table:style-name="ce2" office:value-type="float" office:value="-0.005548121" calcext:value-type="float">
            <text:p>-5.55E-03</text:p>
          </table:table-cell>
          <table:table-cell table:style-name="ce2" office:value-type="float" office:value="-0.0819363" calcext:value-type="float">
            <text:p>-8.19E-02</text:p>
          </table:table-cell>
          <table:table-cell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-0.003184175" calcext:value-type="float">
            <text:p>-3.18E-03</text:p>
          </table:table-cell>
          <table:table-cell table:style-name="ce2" office:value-type="float" office:value="-0.06379829" calcext:value-type="float">
            <text:p>-6.38E-02</text:p>
          </table:table-cell>
          <table:table-cell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0.0003884606" calcext:value-type="float">
            <text:p>3.88E-04</text:p>
          </table:table-cell>
          <table:table-cell table:style-name="ce2" office:value-type="float" office:value="-0.0664765" calcext:value-type="float">
            <text:p>-6.65E-02</text:p>
          </table:table-cell>
          <table:table-cell table:number-columns-repeated="17"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0.006413058" calcext:value-type="float">
            <text:p>6.41E-03</text:p>
          </table:table-cell>
          <table:table-cell table:style-name="ce2" office:value-type="float" office:value="-0.04596738" calcext:value-type="float">
            <text:p>-4.60E-02</text:p>
          </table:table-cell>
          <table:table-cell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02693143" calcext:value-type="float">
            <text:p>-2.69E-03</text:p>
          </table:table-cell>
          <table:table-cell table:style-name="ce2" office:value-type="float" office:value="-0.04466005" calcext:value-type="float">
            <text:p>-4.47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18" calcext:value-type="float">
            <text:p>7.18E+00</text:p>
          </table:table-cell>
          <table:table-cell table:style-name="ce2" office:value-type="float" office:value="-0.006756164" calcext:value-type="float">
            <text:p>-6.76E-03</text:p>
          </table:table-cell>
          <table:table-cell table:style-name="ce2" office:value-type="float" office:value="-0.07686252" calcext:value-type="float">
            <text:p>-7.69E-02</text:p>
          </table:table-cell>
          <table:table-cell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0.001570236" calcext:value-type="float">
            <text:p>1.57E-03</text:p>
          </table:table-cell>
          <table:table-cell table:style-name="ce2" office:value-type="float" office:value="-0.05863636" calcext:value-type="float">
            <text:p>-5.86E-02</text:p>
          </table:table-cell>
          <table:table-cell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-0.0008062727" calcext:value-type="float">
            <text:p>-8.06E-04</text:p>
          </table:table-cell>
          <table:table-cell table:style-name="ce2" office:value-type="float" office:value="-0.06135621" calcext:value-type="float">
            <text:p>-6.14E-02</text:p>
          </table:table-cell>
          <table:table-cell table:number-columns-repeated="17"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-0.008512108" calcext:value-type="float">
            <text:p>-8.51E-03</text:p>
          </table:table-cell>
          <table:table-cell table:style-name="ce2" office:value-type="float" office:value="-0.04707295" calcext:value-type="float">
            <text:p>-4.71E-02</text:p>
          </table:table-cell>
          <table:table-cell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-0.006477367" calcext:value-type="float">
            <text:p>-6.48E-03</text:p>
          </table:table-cell>
          <table:table-cell table:style-name="ce2" office:value-type="float" office:value="-0.04439906" calcext:value-type="float">
            <text:p>-4.4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2" calcext:value-type="float">
            <text:p>7.20E+00</text:p>
          </table:table-cell>
          <table:table-cell table:style-name="ce2" office:value-type="float" office:value="-0.008809838" calcext:value-type="float">
            <text:p>-8.81E-03</text:p>
          </table:table-cell>
          <table:table-cell table:style-name="ce2" office:value-type="float" office:value="-0.07505045" calcext:value-type="float">
            <text:p>-7.51E-02</text:p>
          </table:table-cell>
          <table:table-cell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0.001841916" calcext:value-type="float">
            <text:p>1.84E-03</text:p>
          </table:table-cell>
          <table:table-cell table:style-name="ce2" office:value-type="float" office:value="-0.05782131" calcext:value-type="float">
            <text:p>-5.78E-02</text:p>
          </table:table-cell>
          <table:table-cell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0.01233579" calcext:value-type="float">
            <text:p>1.23E-02</text:p>
          </table:table-cell>
          <table:table-cell table:style-name="ce2" office:value-type="float" office:value="-0.05623593" calcext:value-type="float">
            <text:p>-5.62E-02</text:p>
          </table:table-cell>
          <table:table-cell table:number-columns-repeated="17"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0.00659732" calcext:value-type="float">
            <text:p>6.60E-03</text:p>
          </table:table-cell>
          <table:table-cell table:style-name="ce2" office:value-type="float" office:value="-0.04430903" calcext:value-type="float">
            <text:p>-4.43E-02</text:p>
          </table:table-cell>
          <table:table-cell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02917948" calcext:value-type="float">
            <text:p>2.92E-03</text:p>
          </table:table-cell>
          <table:table-cell table:style-name="ce2" office:value-type="float" office:value="-0.03800503" calcext:value-type="float">
            <text:p>-3.80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22" calcext:value-type="float">
            <text:p>7.22E+00</text:p>
          </table:table-cell>
          <table:table-cell table:style-name="ce2" office:value-type="float" office:value="-0.005668925" calcext:value-type="float">
            <text:p>-5.67E-03</text:p>
          </table:table-cell>
          <table:table-cell table:style-name="ce2" office:value-type="float" office:value="-0.07299678" calcext:value-type="float">
            <text:p>-7.30E-02</text:p>
          </table:table-cell>
          <table:table-cell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0.007139688" calcext:value-type="float">
            <text:p>7.14E-03</text:p>
          </table:table-cell>
          <table:table-cell table:style-name="ce2" office:value-type="float" office:value="-0.06678677" calcext:value-type="float">
            <text:p>-6.68E-02</text:p>
          </table:table-cell>
          <table:table-cell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0.007727536" calcext:value-type="float">
            <text:p>7.73E-03</text:p>
          </table:table-cell>
          <table:table-cell table:style-name="ce2" office:value-type="float" office:value="-0.05708931" calcext:value-type="float">
            <text:p>-5.71E-02</text:p>
          </table:table-cell>
          <table:table-cell table:number-columns-repeated="17"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08696369" calcext:value-type="float">
            <text:p>-8.70E-03</text:p>
          </table:table-cell>
          <table:table-cell table:style-name="ce2" office:value-type="float" office:value="-0.04412477" calcext:value-type="float">
            <text:p>-4.41E-02</text:p>
          </table:table-cell>
          <table:table-cell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-0.002171181" calcext:value-type="float">
            <text:p>-2.17E-03</text:p>
          </table:table-cell>
          <table:table-cell table:style-name="ce2" office:value-type="float" office:value="-0.04022337" calcext:value-type="float">
            <text:p>-4.02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24" calcext:value-type="float">
            <text:p>7.24E+00</text:p>
          </table:table-cell>
          <table:table-cell table:style-name="ce2" office:value-type="float" office:value="-0.003373643" calcext:value-type="float">
            <text:p>-3.37E-03</text:p>
          </table:table-cell>
          <table:table-cell table:style-name="ce2" office:value-type="float" office:value="-0.07239276" calcext:value-type="float">
            <text:p>-7.24E-02</text:p>
          </table:table-cell>
          <table:table-cell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0.009448973" calcext:value-type="float">
            <text:p>9.45E-03</text:p>
          </table:table-cell>
          <table:table-cell table:style-name="ce2" office:value-type="float" office:value="-0.07222038" calcext:value-type="float">
            <text:p>-7.22E-02</text:p>
          </table:table-cell>
          <table:table-cell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0.004826041" calcext:value-type="float">
            <text:p>4.83E-03</text:p>
          </table:table-cell>
          <table:table-cell table:style-name="ce2" office:value-type="float" office:value="-0.0564066" calcext:value-type="float">
            <text:p>-5.64E-02</text:p>
          </table:table-cell>
          <table:table-cell table:number-columns-repeated="17"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06413058" calcext:value-type="float">
            <text:p>6.41E-03</text:p>
          </table:table-cell>
          <table:table-cell table:style-name="ce2" office:value-type="float" office:value="-0.03601727" calcext:value-type="float">
            <text:p>-3.60E-02</text:p>
          </table:table-cell>
          <table:table-cell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-0.007651781" calcext:value-type="float">
            <text:p>-7.65E-03</text:p>
          </table:table-cell>
          <table:table-cell table:style-name="ce2" office:value-type="float" office:value="-0.03252443" calcext:value-type="float">
            <text:p>-3.2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26" calcext:value-type="float">
            <text:p>7.26E+00</text:p>
          </table:table-cell>
          <table:table-cell table:style-name="ce2" office:value-type="float" office:value="-0.003373643" calcext:value-type="float">
            <text:p>-3.37E-03</text:p>
          </table:table-cell>
          <table:table-cell table:style-name="ce2" office:value-type="float" office:value="-0.0708223" calcext:value-type="float">
            <text:p>-7.08E-02</text:p>
          </table:table-cell>
          <table:table-cell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0.01284498" calcext:value-type="float">
            <text:p>1.28E-02</text:p>
          </table:table-cell>
          <table:table-cell table:style-name="ce2" office:value-type="float" office:value="-0.07520887" calcext:value-type="float">
            <text:p>-7.52E-02</text:p>
          </table:table-cell>
          <table:table-cell table:number-columns-repeated="21"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-0.00003608752" calcext:value-type="float">
            <text:p>-3.61E-05</text:p>
          </table:table-cell>
          <table:table-cell table:style-name="ce2" office:value-type="float" office:value="-0.03841267" calcext:value-type="float">
            <text:p>-3.84E-02</text:p>
          </table:table-cell>
          <table:table-cell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-0.005694424" calcext:value-type="float">
            <text:p>-5.69E-03</text:p>
          </table:table-cell>
          <table:table-cell table:style-name="ce2" office:value-type="float" office:value="-0.03656964" calcext:value-type="float">
            <text:p>-3.66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28" calcext:value-type="float">
            <text:p>7.28E+00</text:p>
          </table:table-cell>
          <table:table-cell table:style-name="ce2" office:value-type="float" office:value="0.01523022" calcext:value-type="float">
            <text:p>1.52E-02</text:p>
          </table:table-cell>
          <table:table-cell table:style-name="ce2" office:value-type="float" office:value="-0.0680438" calcext:value-type="float">
            <text:p>-6.80E-02</text:p>
          </table:table-cell>
          <table:table-cell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0.0125733" calcext:value-type="float">
            <text:p>1.26E-02</text:p>
          </table:table-cell>
          <table:table-cell table:style-name="ce2" office:value-type="float" office:value="-0.07724648" calcext:value-type="float">
            <text:p>-7.72E-02</text:p>
          </table:table-cell>
          <table:table-cell table:number-columns-repeated="21"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-0.003537052" calcext:value-type="float">
            <text:p>-3.54E-03</text:p>
          </table:table-cell>
          <table:table-cell table:style-name="ce2" office:value-type="float" office:value="-0.0373071" calcext:value-type="float">
            <text:p>-3.73E-02</text:p>
          </table:table-cell>
          <table:table-cell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-0.003867557" calcext:value-type="float">
            <text:p>-3.87E-03</text:p>
          </table:table-cell>
          <table:table-cell table:style-name="ce2" office:value-type="float" office:value="-0.03604767" calcext:value-type="float">
            <text:p>-3.60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3" calcext:value-type="float">
            <text:p>7.30E+00</text:p>
          </table:table-cell>
          <table:table-cell table:style-name="ce2" office:value-type="float" office:value="-0.0003535352" calcext:value-type="float">
            <text:p>-3.54E-04</text:p>
          </table:table-cell>
          <table:table-cell table:style-name="ce2" office:value-type="float" office:value="-0.0736008" calcext:value-type="float">
            <text:p>-7.36E-02</text:p>
          </table:table-cell>
          <table:table-cell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0.01311666" calcext:value-type="float">
            <text:p>1.31E-02</text:p>
          </table:table-cell>
          <table:table-cell table:style-name="ce2" office:value-type="float" office:value="-0.07602391" calcext:value-type="float">
            <text:p>-7.60E-02</text:p>
          </table:table-cell>
          <table:table-cell table:number-columns-repeated="21"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-0.004826882" calcext:value-type="float">
            <text:p>-4.83E-03</text:p>
          </table:table-cell>
          <table:table-cell table:style-name="ce2" office:value-type="float" office:value="-0.04246642" calcext:value-type="float">
            <text:p>-4.25E-02</text:p>
          </table:table-cell>
          <table:table-cell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-0.001257747" calcext:value-type="float">
            <text:p>-1.26E-03</text:p>
          </table:table-cell>
          <table:table-cell table:style-name="ce2" office:value-type="float" office:value="-0.03278541" calcext:value-type="float">
            <text:p>-3.28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32" calcext:value-type="float">
            <text:p>7.32E+00</text:p>
          </table:table-cell>
          <table:table-cell table:style-name="ce2" office:value-type="float" office:value="-0.003252839" calcext:value-type="float">
            <text:p>-3.25E-03</text:p>
          </table:table-cell>
          <table:table-cell table:style-name="ce2" office:value-type="float" office:value="-0.07674171" calcext:value-type="float">
            <text:p>-7.67E-02</text:p>
          </table:table-cell>
          <table:table-cell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0.002249437" calcext:value-type="float">
            <text:p>2.25E-03</text:p>
          </table:table-cell>
          <table:table-cell table:style-name="ce2" office:value-type="float" office:value="-0.07683895" calcext:value-type="float">
            <text:p>-7.68E-02</text:p>
          </table:table-cell>
          <table:table-cell table:number-columns-repeated="21"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-0.005379665" calcext:value-type="float">
            <text:p>-5.38E-03</text:p>
          </table:table-cell>
          <table:table-cell table:style-name="ce2" office:value-type="float" office:value="-0.04615164" calcext:value-type="float">
            <text:p>-4.62E-02</text:p>
          </table:table-cell>
          <table:table-cell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0.003570401" calcext:value-type="float">
            <text:p>3.57E-03</text:p>
          </table:table-cell>
          <table:table-cell table:style-name="ce2" office:value-type="float" office:value="-0.03317688" calcext:value-type="float">
            <text:p>-3.32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34" calcext:value-type="float">
            <text:p>7.34E+00</text:p>
          </table:table-cell>
          <table:table-cell table:style-name="ce2" office:value-type="float" office:value="0.001337725" calcext:value-type="float">
            <text:p>1.34E-03</text:p>
          </table:table-cell>
          <table:table-cell table:style-name="ce2" office:value-type="float" office:value="-0.07855378" calcext:value-type="float">
            <text:p>-7.86E-02</text:p>
          </table:table-cell>
          <table:table-cell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-0.003184175" calcext:value-type="float">
            <text:p>-3.18E-03</text:p>
          </table:table-cell>
          <table:table-cell table:style-name="ce2" office:value-type="float" office:value="-0.07996328" calcext:value-type="float">
            <text:p>-8.00E-02</text:p>
          </table:table-cell>
          <table:table-cell table:number-columns-repeated="25"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0.006571682" calcext:value-type="float">
            <text:p>6.57E-03</text:p>
          </table:table-cell>
          <table:table-cell table:style-name="ce2" office:value-type="float" office:value="-0.03343786" calcext:value-type="float">
            <text:p>-3.34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36" calcext:value-type="float">
            <text:p>7.36E+00</text:p>
          </table:table-cell>
          <table:table-cell table:style-name="ce2" office:value-type="float" office:value="-0.002286404" calcext:value-type="float">
            <text:p>-2.29E-03</text:p>
          </table:table-cell>
          <table:table-cell table:style-name="ce2" office:value-type="float" office:value="-0.08241952" calcext:value-type="float">
            <text:p>-8.24E-02</text:p>
          </table:table-cell>
          <table:table-cell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-0.001418251" calcext:value-type="float">
            <text:p>-1.42E-03</text:p>
          </table:table-cell>
          <table:table-cell table:style-name="ce2" office:value-type="float" office:value="-0.07996328" calcext:value-type="float">
            <text:p>-8.00E-02</text:p>
          </table:table-cell>
          <table:table-cell table:number-columns-repeated="25"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0.003700891" calcext:value-type="float">
            <text:p>3.70E-03</text:p>
          </table:table-cell>
          <table:table-cell table:style-name="ce2" office:value-type="float" office:value="-0.03252443" calcext:value-type="float">
            <text:p>-3.2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38" calcext:value-type="float">
            <text:p>7.38E+00</text:p>
          </table:table-cell>
          <table:table-cell table:style-name="ce2" office:value-type="float" office:value="-0.001078361" calcext:value-type="float">
            <text:p>-1.08E-03</text:p>
          </table:table-cell>
          <table:table-cell table:style-name="ce2" office:value-type="float" office:value="-0.08676847" calcext:value-type="float">
            <text:p>-8.68E-02</text:p>
          </table:table-cell>
          <table:table-cell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-0.006580182" calcext:value-type="float">
            <text:p>-6.58E-03</text:p>
          </table:table-cell>
          <table:table-cell table:style-name="ce2" office:value-type="float" office:value="-0.08105" calcext:value-type="float">
            <text:p>-8.11E-02</text:p>
          </table:table-cell>
          <table:table-cell table:number-columns-repeated="25"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-0.001388238" calcext:value-type="float">
            <text:p>-1.39E-03</text:p>
          </table:table-cell>
          <table:table-cell table:style-name="ce2" office:value-type="float" office:value="-0.03461228" calcext:value-type="float">
            <text:p>-3.46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4" calcext:value-type="float">
            <text:p>7.40E+00</text:p>
          </table:table-cell>
          <table:table-cell table:style-name="ce2" office:value-type="float" office:value="-0.003373643" calcext:value-type="float">
            <text:p>-3.37E-03</text:p>
          </table:table-cell>
          <table:table-cell table:style-name="ce2" office:value-type="float" office:value="-0.08531882" calcext:value-type="float">
            <text:p>-8.53E-02</text:p>
          </table:table-cell>
          <table:table-cell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-0.00114657" calcext:value-type="float">
            <text:p>-1.15E-03</text:p>
          </table:table-cell>
          <table:table-cell table:style-name="ce2" office:value-type="float" office:value="-0.08064248" calcext:value-type="float">
            <text:p>-8.06E-02</text:p>
          </table:table-cell>
          <table:table-cell table:number-columns-repeated="25"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-0.001649219" calcext:value-type="float">
            <text:p>-1.65E-03</text:p>
          </table:table-cell>
          <table:table-cell table:style-name="ce2" office:value-type="float" office:value="-0.03917945" calcext:value-type="float">
            <text:p>-3.92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42" calcext:value-type="float">
            <text:p>7.42E+00</text:p>
          </table:table-cell>
          <table:table-cell table:style-name="ce2" office:value-type="float" office:value="-0.006031338" calcext:value-type="float">
            <text:p>-6.03E-03</text:p>
          </table:table-cell>
          <table:table-cell table:style-name="ce2" office:value-type="float" office:value="-0.08398997" calcext:value-type="float">
            <text:p>-8.40E-02</text:p>
          </table:table-cell>
          <table:table-cell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-0.00535762" calcext:value-type="float">
            <text:p>-5.36E-03</text:p>
          </table:table-cell>
          <table:table-cell table:style-name="ce2" office:value-type="float" office:value="-0.07887656" calcext:value-type="float">
            <text:p>-7.89E-02</text:p>
          </table:table-cell>
          <table:table-cell table:number-columns-repeated="25"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-0.004259029" calcext:value-type="float">
            <text:p>-4.26E-03</text:p>
          </table:table-cell>
          <table:table-cell table:style-name="ce2" office:value-type="float" office:value="-0.04452956" calcext:value-type="float">
            <text:p>-4.4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44" calcext:value-type="float">
            <text:p>7.44E+00</text:p>
          </table:table-cell>
          <table:table-cell table:style-name="ce2" office:value-type="float" office:value="0.00592829" calcext:value-type="float">
            <text:p>5.93E-03</text:p>
          </table:table-cell>
          <table:table-cell table:style-name="ce2" office:value-type="float" office:value="-0.07287597" calcext:value-type="float">
            <text:p>-7.29E-02</text:p>
          </table:table-cell>
          <table:table-cell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-0.00535762" calcext:value-type="float">
            <text:p>-5.36E-03</text:p>
          </table:table-cell>
          <table:table-cell table:style-name="ce2" office:value-type="float" office:value="-0.07371463" calcext:value-type="float">
            <text:p>-7.37E-02</text:p>
          </table:table-cell>
          <table:table-cell table:number-columns-repeated="25"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-0.006738348" calcext:value-type="float">
            <text:p>-6.74E-03</text:p>
          </table:table-cell>
          <table:table-cell table:style-name="ce2" office:value-type="float" office:value="-0.04452956" calcext:value-type="float">
            <text:p>-4.45E-02</text:p>
          </table:table-cell>
          <table:table-cell table:number-columns-repeated="956"/>
        </table:table-row>
        <table:table-row table:style-name="ro1">
          <table:table-cell table:number-columns-repeated="33"/>
          <table:table-cell table:style-name="ce2" office:value-type="float" office:value="7.46" calcext:value-type="float">
            <text:p>7.46E+00</text:p>
          </table:table-cell>
          <table:table-cell table:style-name="ce2" office:value-type="float" office:value="0.0007337038" calcext:value-type="float">
            <text:p>7.34E-04</text:p>
          </table:table-cell>
          <table:table-cell table:style-name="ce2" office:value-type="float" office:value="-0.07287597" calcext:value-type="float">
            <text:p>-7.29E-02</text:p>
          </table:table-cell>
          <table:table-cell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-0.002504973" calcext:value-type="float">
            <text:p>-2.50E-03</text:p>
          </table:table-cell>
          <table:table-cell table:style-name="ce2" office:value-type="float" office:value="-0.07072614" calcext:value-type="float">
            <text:p>-7.07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48" calcext:value-type="float">
            <text:p>7.48E+00</text:p>
          </table:table-cell>
          <table:table-cell table:style-name="ce2" office:value-type="float" office:value="-0.0005951438" calcext:value-type="float">
            <text:p>-5.95E-04</text:p>
          </table:table-cell>
          <table:table-cell table:style-name="ce2" office:value-type="float" office:value="-0.07130552" calcext:value-type="float">
            <text:p>-7.13E-02</text:p>
          </table:table-cell>
          <table:table-cell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0.004558722" calcext:value-type="float">
            <text:p>4.56E-03</text:p>
          </table:table-cell>
          <table:table-cell table:style-name="ce2" office:value-type="float" office:value="-0.06828102" calcext:value-type="float">
            <text:p>-6.83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5" calcext:value-type="float">
            <text:p>7.50E+00</text:p>
          </table:table-cell>
          <table:table-cell table:style-name="ce2" office:value-type="float" office:value="-0.008689034" calcext:value-type="float">
            <text:p>-8.69E-03</text:p>
          </table:table-cell>
          <table:table-cell table:style-name="ce2" office:value-type="float" office:value="-0.07299678" calcext:value-type="float">
            <text:p>-7.30E-02</text:p>
          </table:table-cell>
          <table:table-cell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0.009720653" calcext:value-type="float">
            <text:p>9.72E-03</text:p>
          </table:table-cell>
          <table:table-cell table:style-name="ce2" office:value-type="float" office:value="-0.06760181" calcext:value-type="float">
            <text:p>-6.76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52" calcext:value-type="float">
            <text:p>7.52E+00</text:p>
          </table:table-cell>
          <table:table-cell table:style-name="ce2" office:value-type="float" office:value="-0.0021656" calcext:value-type="float">
            <text:p>-2.17E-03</text:p>
          </table:table-cell>
          <table:table-cell table:style-name="ce2" office:value-type="float" office:value="-0.07734573" calcext:value-type="float">
            <text:p>-7.73E-02</text:p>
          </table:table-cell>
          <table:table-cell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-0.003320015" calcext:value-type="float">
            <text:p>-3.32E-03</text:p>
          </table:table-cell>
          <table:table-cell table:style-name="ce2" office:value-type="float" office:value="-0.07439383" calcext:value-type="float">
            <text:p>-7.44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54" calcext:value-type="float">
            <text:p>7.54E+00</text:p>
          </table:table-cell>
          <table:table-cell table:style-name="ce2" office:value-type="float" office:value="0.0009753124" calcext:value-type="float">
            <text:p>9.75E-04</text:p>
          </table:table-cell>
          <table:table-cell table:style-name="ce2" office:value-type="float" office:value="-0.08121147" calcext:value-type="float">
            <text:p>-8.12E-02</text:p>
          </table:table-cell>
          <table:table-cell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-0.00535762" calcext:value-type="float">
            <text:p>-5.36E-03</text:p>
          </table:table-cell>
          <table:table-cell table:style-name="ce2" office:value-type="float" office:value="-0.08118584" calcext:value-type="float">
            <text:p>-8.12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56" calcext:value-type="float">
            <text:p>7.56E+00</text:p>
          </table:table-cell>
          <table:table-cell table:style-name="ce2" office:value-type="float" office:value="-0.007843403" calcext:value-type="float">
            <text:p>-7.84E-03</text:p>
          </table:table-cell>
          <table:table-cell table:style-name="ce2" office:value-type="float" office:value="-0.08616445" calcext:value-type="float">
            <text:p>-8.62E-02</text:p>
          </table:table-cell>
          <table:table-cell/>
          <table:table-cell table:style-name="ce2" office:value-type="float" office:value="8.5" calcext:value-type="float">
            <text:p>8.50E+00</text:p>
          </table:table-cell>
          <table:table-cell table:style-name="ce2" office:value-type="float" office:value="-0.004406737" calcext:value-type="float">
            <text:p>-4.41E-03</text:p>
          </table:table-cell>
          <table:table-cell table:style-name="ce2" office:value-type="float" office:value="-0.08661946" calcext:value-type="float">
            <text:p>-8.66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58" calcext:value-type="float">
            <text:p>7.58E+00</text:p>
          </table:table-cell>
          <table:table-cell table:style-name="ce2" office:value-type="float" office:value="-0.004460882" calcext:value-type="float">
            <text:p>-4.46E-03</text:p>
          </table:table-cell>
          <table:table-cell table:style-name="ce2" office:value-type="float" office:value="-0.08688928" calcext:value-type="float">
            <text:p>-8.69E-02</text:p>
          </table:table-cell>
          <table:table-cell/>
          <table:table-cell table:style-name="ce2" office:value-type="float" office:value="8.52" calcext:value-type="float">
            <text:p>8.52E+00</text:p>
          </table:table-cell>
          <table:table-cell table:style-name="ce2" office:value-type="float" office:value="-0.006580182" calcext:value-type="float">
            <text:p>-6.58E-03</text:p>
          </table:table-cell>
          <table:table-cell table:style-name="ce2" office:value-type="float" office:value="-0.08784202" calcext:value-type="float">
            <text:p>-8.78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6" calcext:value-type="float">
            <text:p>7.60E+00</text:p>
          </table:table-cell>
          <table:table-cell table:style-name="ce2" office:value-type="float" office:value="-0.0003535352" calcext:value-type="float">
            <text:p>-3.54E-04</text:p>
          </table:table-cell>
          <table:table-cell table:style-name="ce2" office:value-type="float" office:value="-0.08616445" calcext:value-type="float">
            <text:p>-8.62E-02</text:p>
          </table:table-cell>
          <table:table-cell/>
          <table:table-cell table:style-name="ce2" office:value-type="float" office:value="8.54" calcext:value-type="float">
            <text:p>8.54E+00</text:p>
          </table:table-cell>
          <table:table-cell table:style-name="ce2" office:value-type="float" office:value="-0.002233293" calcext:value-type="float">
            <text:p>-2.23E-03</text:p>
          </table:table-cell>
          <table:table-cell table:style-name="ce2" office:value-type="float" office:value="-0.08580441" calcext:value-type="float">
            <text:p>-8.58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62" calcext:value-type="float">
            <text:p>7.62E+00</text:p>
          </table:table-cell>
          <table:table-cell table:style-name="ce2" office:value-type="float" office:value="-0.005427317" calcext:value-type="float">
            <text:p>-5.43E-03</text:p>
          </table:table-cell>
          <table:table-cell table:style-name="ce2" office:value-type="float" office:value="-0.0874933" calcext:value-type="float">
            <text:p>-8.75E-02</text:p>
          </table:table-cell>
          <table:table-cell/>
          <table:table-cell table:style-name="ce2" office:value-type="float" office:value="8.56" calcext:value-type="float">
            <text:p>8.56E+00</text:p>
          </table:table-cell>
          <table:table-cell table:style-name="ce2" office:value-type="float" office:value="0.001026874" calcext:value-type="float">
            <text:p>1.03E-03</text:p>
          </table:table-cell>
          <table:table-cell table:style-name="ce2" office:value-type="float" office:value="-0.0796916" calcext:value-type="float">
            <text:p>-7.97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64" calcext:value-type="float">
            <text:p>7.64E+00</text:p>
          </table:table-cell>
          <table:table-cell table:style-name="ce2" office:value-type="float" office:value="-0.0001119265" calcext:value-type="float">
            <text:p>-1.12E-04</text:p>
          </table:table-cell>
          <table:table-cell table:style-name="ce2" office:value-type="float" office:value="-0.08314434" calcext:value-type="float">
            <text:p>-8.31E-02</text:p>
          </table:table-cell>
          <table:table-cell/>
          <table:table-cell table:style-name="ce2" office:value-type="float" office:value="8.58" calcext:value-type="float">
            <text:p>8.58E+00</text:p>
          </table:table-cell>
          <table:table-cell table:style-name="ce2" office:value-type="float" office:value="-0.006308502" calcext:value-type="float">
            <text:p>-6.31E-03</text:p>
          </table:table-cell>
          <table:table-cell table:style-name="ce2" office:value-type="float" office:value="-0.07575223" calcext:value-type="float">
            <text:p>-7.58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66" calcext:value-type="float">
            <text:p>7.66E+00</text:p>
          </table:table-cell>
          <table:table-cell table:style-name="ce2" office:value-type="float" office:value="-0.005064904" calcext:value-type="float">
            <text:p>-5.06E-03</text:p>
          </table:table-cell>
          <table:table-cell table:style-name="ce2" office:value-type="float" office:value="-0.08145308" calcext:value-type="float">
            <text:p>-8.15E-02</text:p>
          </table:table-cell>
          <table:table-cell/>
          <table:table-cell table:style-name="ce2" office:value-type="float" office:value="8.6" calcext:value-type="float">
            <text:p>8.60E+00</text:p>
          </table:table-cell>
          <table:table-cell table:style-name="ce2" office:value-type="float" office:value="-0.007395224" calcext:value-type="float">
            <text:p>-7.40E-03</text:p>
          </table:table-cell>
          <table:table-cell table:style-name="ce2" office:value-type="float" office:value="-0.07249207" calcext:value-type="float">
            <text:p>-7.25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68" calcext:value-type="float">
            <text:p>7.68E+00</text:p>
          </table:table-cell>
          <table:table-cell table:style-name="ce2" office:value-type="float" office:value="0.00230416" calcext:value-type="float">
            <text:p>2.30E-03</text:p>
          </table:table-cell>
          <table:table-cell table:style-name="ce2" office:value-type="float" office:value="-0.0762585" calcext:value-type="float">
            <text:p>-7.63E-02</text:p>
          </table:table-cell>
          <table:table-cell/>
          <table:table-cell table:style-name="ce2" office:value-type="float" office:value="8.62" calcext:value-type="float">
            <text:p>8.62E+00</text:p>
          </table:table-cell>
          <table:table-cell table:style-name="ce2" office:value-type="float" office:value="0.000347673" calcext:value-type="float">
            <text:p>3.48E-04</text:p>
          </table:table-cell>
          <table:table-cell table:style-name="ce2" office:value-type="float" office:value="-0.0692319" calcext:value-type="float">
            <text:p>-6.92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7" calcext:value-type="float">
            <text:p>7.70E+00</text:p>
          </table:table-cell>
          <table:table-cell table:style-name="ce2" office:value-type="float" office:value="-0.003494448" calcext:value-type="float">
            <text:p>-3.49E-03</text:p>
          </table:table-cell>
          <table:table-cell table:style-name="ce2" office:value-type="float" office:value="-0.07565447" calcext:value-type="float">
            <text:p>-7.57E-02</text:p>
          </table:table-cell>
          <table:table-cell/>
          <table:table-cell table:style-name="ce2" office:value-type="float" office:value="8.64" calcext:value-type="float">
            <text:p>8.64E+00</text:p>
          </table:table-cell>
          <table:table-cell table:style-name="ce2" office:value-type="float" office:value="-0.002640814" calcext:value-type="float">
            <text:p>-2.64E-03</text:p>
          </table:table-cell>
          <table:table-cell table:style-name="ce2" office:value-type="float" office:value="-0.07276375" calcext:value-type="float">
            <text:p>-7.28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72" calcext:value-type="float">
            <text:p>7.72E+00</text:p>
          </table:table-cell>
          <table:table-cell table:style-name="ce2" office:value-type="float" office:value="-0.0005951438" calcext:value-type="float">
            <text:p>-5.95E-04</text:p>
          </table:table-cell>
          <table:table-cell table:style-name="ce2" office:value-type="float" office:value="-0.07988263" calcext:value-type="float">
            <text:p>-7.99E-02</text:p>
          </table:table-cell>
          <table:table-cell/>
          <table:table-cell table:style-name="ce2" office:value-type="float" office:value="8.66" calcext:value-type="float">
            <text:p>8.66E+00</text:p>
          </table:table-cell>
          <table:table-cell table:style-name="ce2" office:value-type="float" office:value="-0.001689932" calcext:value-type="float">
            <text:p>-1.69E-03</text:p>
          </table:table-cell>
          <table:table-cell table:style-name="ce2" office:value-type="float" office:value="-0.07507303" calcext:value-type="float">
            <text:p>-7.51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74" calcext:value-type="float">
            <text:p>7.74E+00</text:p>
          </table:table-cell>
          <table:table-cell table:style-name="ce2" office:value-type="float" office:value="0.004357834" calcext:value-type="float">
            <text:p>4.36E-03</text:p>
          </table:table-cell>
          <table:table-cell table:style-name="ce2" office:value-type="float" office:value="-0.08024504" calcext:value-type="float">
            <text:p>-8.02E-02</text:p>
          </table:table-cell>
          <table:table-cell/>
          <table:table-cell table:style-name="ce2" office:value-type="float" office:value="8.68" calcext:value-type="float">
            <text:p>8.68E+00</text:p>
          </table:table-cell>
          <table:table-cell table:style-name="ce2" office:value-type="float" office:value="-0.002369133" calcext:value-type="float">
            <text:p>-2.37E-03</text:p>
          </table:table-cell>
          <table:table-cell table:style-name="ce2" office:value-type="float" office:value="-0.07738232" calcext:value-type="float">
            <text:p>-7.74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76" calcext:value-type="float">
            <text:p>7.76E+00</text:p>
          </table:table-cell>
          <table:table-cell table:style-name="ce2" office:value-type="float" office:value="0.0002504865" calcext:value-type="float">
            <text:p>2.50E-04</text:p>
          </table:table-cell>
          <table:table-cell table:style-name="ce2" office:value-type="float" office:value="-0.08338595" calcext:value-type="float">
            <text:p>-8.34E-02</text:p>
          </table:table-cell>
          <table:table-cell/>
          <table:table-cell table:style-name="ce2" office:value-type="float" office:value="8.7" calcext:value-type="float">
            <text:p>8.70E+00</text:p>
          </table:table-cell>
          <table:table-cell table:style-name="ce2" office:value-type="float" office:value="-0.00114657" calcext:value-type="float">
            <text:p>-1.15E-03</text:p>
          </table:table-cell>
          <table:table-cell table:style-name="ce2" office:value-type="float" office:value="-0.08023496" calcext:value-type="float">
            <text:p>-8.02E-02</text:p>
          </table:table-cell>
          <table:table-cell table:number-columns-repeated="984"/>
        </table:table-row>
        <table:table-row table:style-name="ro1">
          <table:table-cell table:number-columns-repeated="33"/>
          <table:table-cell table:style-name="ce2" office:value-type="float" office:value="7.78" calcext:value-type="float">
            <text:p>7.78E+00</text:p>
          </table:table-cell>
          <table:table-cell table:style-name="ce2" office:value-type="float" office:value="0.001216921" calcext:value-type="float">
            <text:p>1.22E-03</text:p>
          </table:table-cell>
          <table:table-cell table:style-name="ce2" office:value-type="float" office:value="-0.08580204" calcext:value-type="float">
            <text:p>-8.5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8" calcext:value-type="float">
            <text:p>7.80E+00</text:p>
          </table:table-cell>
          <table:table-cell table:style-name="ce2" office:value-type="float" office:value="0.001700138" calcext:value-type="float">
            <text:p>1.70E-03</text:p>
          </table:table-cell>
          <table:table-cell table:style-name="ce2" office:value-type="float" office:value="-0.08592284" calcext:value-type="float">
            <text:p>-8.5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82" calcext:value-type="float">
            <text:p>7.82E+00</text:p>
          </table:table-cell>
          <table:table-cell table:style-name="ce2" office:value-type="float" office:value="0.006049094" calcext:value-type="float">
            <text:p>6.05E-03</text:p>
          </table:table-cell>
          <table:table-cell table:style-name="ce2" office:value-type="float" office:value="-0.08121147" calcext:value-type="float">
            <text:p>-8.1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84" calcext:value-type="float">
            <text:p>7.84E+00</text:p>
          </table:table-cell>
          <table:table-cell table:style-name="ce2" office:value-type="float" office:value="-0.001923991" calcext:value-type="float">
            <text:p>-1.92E-03</text:p>
          </table:table-cell>
          <table:table-cell table:style-name="ce2" office:value-type="float" office:value="-0.08254032" calcext:value-type="float">
            <text:p>-8.2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86" calcext:value-type="float">
            <text:p>7.86E+00</text:p>
          </table:table-cell>
          <table:table-cell table:style-name="ce2" office:value-type="float" office:value="-0.004340078" calcext:value-type="float">
            <text:p>-4.34E-03</text:p>
          </table:table-cell>
          <table:table-cell table:style-name="ce2" office:value-type="float" office:value="-0.0763793" calcext:value-type="float">
            <text:p>-7.6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88" calcext:value-type="float">
            <text:p>7.88E+00</text:p>
          </table:table-cell>
          <table:table-cell table:style-name="ce2" office:value-type="float" office:value="-0.004823295" calcext:value-type="float">
            <text:p>-4.82E-03</text:p>
          </table:table-cell>
          <table:table-cell table:style-name="ce2" office:value-type="float" office:value="-0.07299678" calcext:value-type="float">
            <text:p>-7.3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9" calcext:value-type="float">
            <text:p>7.90E+00</text:p>
          </table:table-cell>
          <table:table-cell table:style-name="ce2" office:value-type="float" office:value="-0.00663536" calcext:value-type="float">
            <text:p>-6.64E-03</text:p>
          </table:table-cell>
          <table:table-cell table:style-name="ce2" office:value-type="float" office:value="-0.06925184" calcext:value-type="float">
            <text:p>-6.93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92" calcext:value-type="float">
            <text:p>7.92E+00</text:p>
          </table:table-cell>
          <table:table-cell table:style-name="ce2" office:value-type="float" office:value="-0.01231316" calcext:value-type="float">
            <text:p>-1.23E-02</text:p>
          </table:table-cell>
          <table:table-cell table:style-name="ce2" office:value-type="float" office:value="-0.06321163" calcext:value-type="float">
            <text:p>-6.3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94" calcext:value-type="float">
            <text:p>7.94E+00</text:p>
          </table:table-cell>
          <table:table-cell table:style-name="ce2" office:value-type="float" office:value="0.003028986" calcext:value-type="float">
            <text:p>3.03E-03</text:p>
          </table:table-cell>
          <table:table-cell table:style-name="ce2" office:value-type="float" office:value="-0.06176198" calcext:value-type="float">
            <text:p>-6.1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96" calcext:value-type="float">
            <text:p>7.96E+00</text:p>
          </table:table-cell>
          <table:table-cell table:style-name="ce2" office:value-type="float" office:value="0.003633008" calcext:value-type="float">
            <text:p>3.63E-03</text:p>
          </table:table-cell>
          <table:table-cell table:style-name="ce2" office:value-type="float" office:value="-0.06321163" calcext:value-type="float">
            <text:p>-6.3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7.98" calcext:value-type="float">
            <text:p>7.98E+00</text:p>
          </table:table-cell>
          <table:table-cell table:style-name="ce2" office:value-type="float" office:value="0.002183356" calcext:value-type="float">
            <text:p>2.18E-03</text:p>
          </table:table-cell>
          <table:table-cell table:style-name="ce2" office:value-type="float" office:value="-0.06743978" calcext:value-type="float">
            <text:p>-6.7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" calcext:value-type="float">
            <text:p>8.00E+00</text:p>
          </table:table-cell>
          <table:table-cell table:style-name="ce2" office:value-type="float" office:value="0.001941747" calcext:value-type="float">
            <text:p>1.94E-03</text:p>
          </table:table-cell>
          <table:table-cell table:style-name="ce2" office:value-type="float" office:value="-0.07058069" calcext:value-type="float">
            <text:p>-7.0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02" calcext:value-type="float">
            <text:p>8.02E+00</text:p>
          </table:table-cell>
          <table:table-cell table:style-name="ce2" office:value-type="float" office:value="0.001216921" calcext:value-type="float">
            <text:p>1.22E-03</text:p>
          </table:table-cell>
          <table:table-cell table:style-name="ce2" office:value-type="float" office:value="-0.07045989" calcext:value-type="float">
            <text:p>-7.0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04" calcext:value-type="float">
            <text:p>8.04E+00</text:p>
          </table:table-cell>
          <table:table-cell table:style-name="ce2" office:value-type="float" office:value="-0.0001119265" calcext:value-type="float">
            <text:p>-1.12E-04</text:p>
          </table:table-cell>
          <table:table-cell table:style-name="ce2" office:value-type="float" office:value="-0.07058069" calcext:value-type="float">
            <text:p>-7.0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06" calcext:value-type="float">
            <text:p>8.06E+00</text:p>
          </table:table-cell>
          <table:table-cell table:style-name="ce2" office:value-type="float" office:value="0.00761955" calcext:value-type="float">
            <text:p>7.62E-03</text:p>
          </table:table-cell>
          <table:table-cell table:style-name="ce2" office:value-type="float" office:value="-0.06176198" calcext:value-type="float">
            <text:p>-6.1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08" calcext:value-type="float">
            <text:p>8.08E+00</text:p>
          </table:table-cell>
          <table:table-cell table:style-name="ce2" office:value-type="float" office:value="0.01039805" calcext:value-type="float">
            <text:p>1.04E-02</text:p>
          </table:table-cell>
          <table:table-cell table:style-name="ce2" office:value-type="float" office:value="-0.05898348" calcext:value-type="float">
            <text:p>-5.9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1" calcext:value-type="float">
            <text:p>8.10E+00</text:p>
          </table:table-cell>
          <table:table-cell table:style-name="ce2" office:value-type="float" office:value="0.01015644" calcext:value-type="float">
            <text:p>1.02E-02</text:p>
          </table:table-cell>
          <table:table-cell table:style-name="ce2" office:value-type="float" office:value="-0.05668819" calcext:value-type="float">
            <text:p>-5.6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12" calcext:value-type="float">
            <text:p>8.12E+00</text:p>
          </table:table-cell>
          <table:table-cell table:style-name="ce2" office:value-type="float" office:value="-0.0001119265" calcext:value-type="float">
            <text:p>-1.12E-04</text:p>
          </table:table-cell>
          <table:table-cell table:style-name="ce2" office:value-type="float" office:value="-0.06043313" calcext:value-type="float">
            <text:p>-6.0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14" calcext:value-type="float">
            <text:p>8.14E+00</text:p>
          </table:table-cell>
          <table:table-cell table:style-name="ce2" office:value-type="float" office:value="-0.001078361" calcext:value-type="float">
            <text:p>-1.08E-03</text:p>
          </table:table-cell>
          <table:table-cell table:style-name="ce2" office:value-type="float" office:value="-0.06816461" calcext:value-type="float">
            <text:p>-6.8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16" calcext:value-type="float">
            <text:p>8.16E+00</text:p>
          </table:table-cell>
          <table:table-cell table:style-name="ce2" office:value-type="float" office:value="0.007498746" calcext:value-type="float">
            <text:p>7.50E-03</text:p>
          </table:table-cell>
          <table:table-cell table:style-name="ce2" office:value-type="float" office:value="-0.05898348" calcext:value-type="float">
            <text:p>-5.9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18" calcext:value-type="float">
            <text:p>8.18E+00</text:p>
          </table:table-cell>
          <table:table-cell table:style-name="ce2" office:value-type="float" office:value="0.008102768" calcext:value-type="float">
            <text:p>8.10E-03</text:p>
          </table:table-cell>
          <table:table-cell table:style-name="ce2" office:value-type="float" office:value="-0.06115795" calcext:value-type="float">
            <text:p>-6.1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2" calcext:value-type="float">
            <text:p>8.20E+00</text:p>
          </table:table-cell>
          <table:table-cell table:style-name="ce2" office:value-type="float" office:value="-0.004702491" calcext:value-type="float">
            <text:p>-4.70E-03</text:p>
          </table:table-cell>
          <table:table-cell table:style-name="ce2" office:value-type="float" office:value="-0.06441967" calcext:value-type="float">
            <text:p>-6.4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22" calcext:value-type="float">
            <text:p>8.22E+00</text:p>
          </table:table-cell>
          <table:table-cell table:style-name="ce2" office:value-type="float" office:value="0.01088127" calcext:value-type="float">
            <text:p>1.09E-02</text:p>
          </table:table-cell>
          <table:table-cell table:style-name="ce2" office:value-type="float" office:value="-0.06212439" calcext:value-type="float">
            <text:p>-6.2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24" calcext:value-type="float">
            <text:p>8.24E+00</text:p>
          </table:table-cell>
          <table:table-cell table:style-name="ce2" office:value-type="float" office:value="0.01390138" calcext:value-type="float">
            <text:p>1.39E-02</text:p>
          </table:table-cell>
          <table:table-cell table:style-name="ce2" office:value-type="float" office:value="-0.06381565" calcext:value-type="float">
            <text:p>-6.3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26" calcext:value-type="float">
            <text:p>8.26E+00</text:p>
          </table:table-cell>
          <table:table-cell table:style-name="ce2" office:value-type="float" office:value="0.01281414" calcext:value-type="float">
            <text:p>1.28E-02</text:p>
          </table:table-cell>
          <table:table-cell table:style-name="ce2" office:value-type="float" office:value="-0.06478208" calcext:value-type="float">
            <text:p>-6.4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28" calcext:value-type="float">
            <text:p>8.28E+00</text:p>
          </table:table-cell>
          <table:table-cell table:style-name="ce2" office:value-type="float" office:value="0.006411507" calcext:value-type="float">
            <text:p>6.41E-03</text:p>
          </table:table-cell>
          <table:table-cell table:style-name="ce2" office:value-type="float" office:value="-0.06997667" calcext:value-type="float">
            <text:p>-7.0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3" calcext:value-type="float">
            <text:p>8.30E+00</text:p>
          </table:table-cell>
          <table:table-cell table:style-name="ce2" office:value-type="float" office:value="0.009431615" calcext:value-type="float">
            <text:p>9.43E-03</text:p>
          </table:table-cell>
          <table:table-cell table:style-name="ce2" office:value-type="float" office:value="-0.07553367" calcext:value-type="float">
            <text:p>-7.5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32" calcext:value-type="float">
            <text:p>8.32E+00</text:p>
          </table:table-cell>
          <table:table-cell table:style-name="ce2" office:value-type="float" office:value="0.009914832" calcext:value-type="float">
            <text:p>9.91E-03</text:p>
          </table:table-cell>
          <table:table-cell table:style-name="ce2" office:value-type="float" office:value="-0.08048665" calcext:value-type="float">
            <text:p>-8.0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34" calcext:value-type="float">
            <text:p>8.34E+00</text:p>
          </table:table-cell>
          <table:table-cell table:style-name="ce2" office:value-type="float" office:value="0.01112288" calcext:value-type="float">
            <text:p>1.11E-02</text:p>
          </table:table-cell>
          <table:table-cell table:style-name="ce2" office:value-type="float" office:value="-0.08133228" calcext:value-type="float">
            <text:p>-8.13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36" calcext:value-type="float">
            <text:p>8.36E+00</text:p>
          </table:table-cell>
          <table:table-cell table:style-name="ce2" office:value-type="float" office:value="0.006049094" calcext:value-type="float">
            <text:p>6.05E-03</text:p>
          </table:table-cell>
          <table:table-cell table:style-name="ce2" office:value-type="float" office:value="-0.08145308" calcext:value-type="float">
            <text:p>-8.1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38" calcext:value-type="float">
            <text:p>8.38E+00</text:p>
          </table:table-cell>
          <table:table-cell table:style-name="ce2" office:value-type="float" office:value="0.004357834" calcext:value-type="float">
            <text:p>4.36E-03</text:p>
          </table:table-cell>
          <table:table-cell table:style-name="ce2" office:value-type="float" office:value="-0.0819363" calcext:value-type="float">
            <text:p>-8.1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4" calcext:value-type="float">
            <text:p>8.40E+00</text:p>
          </table:table-cell>
          <table:table-cell table:style-name="ce2" office:value-type="float" office:value="0.004357834" calcext:value-type="float">
            <text:p>4.36E-03</text:p>
          </table:table-cell>
          <table:table-cell table:style-name="ce2" office:value-type="float" office:value="-0.0819363" calcext:value-type="float">
            <text:p>-8.1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42" calcext:value-type="float">
            <text:p>8.42E+00</text:p>
          </table:table-cell>
          <table:table-cell table:style-name="ce2" office:value-type="float" office:value="0.003270595" calcext:value-type="float">
            <text:p>3.27E-03</text:p>
          </table:table-cell>
          <table:table-cell table:style-name="ce2" office:value-type="float" office:value="-0.08000343" calcext:value-type="float">
            <text:p>-8.0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44" calcext:value-type="float">
            <text:p>8.44E+00</text:p>
          </table:table-cell>
          <table:table-cell table:style-name="ce2" office:value-type="float" office:value="0.003512203" calcext:value-type="float">
            <text:p>3.51E-03</text:p>
          </table:table-cell>
          <table:table-cell table:style-name="ce2" office:value-type="float" office:value="-0.07589608" calcext:value-type="float">
            <text:p>-7.5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46" calcext:value-type="float">
            <text:p>8.46E+00</text:p>
          </table:table-cell>
          <table:table-cell table:style-name="ce2" office:value-type="float" office:value="0.008706789" calcext:value-type="float">
            <text:p>8.71E-03</text:p>
          </table:table-cell>
          <table:table-cell table:style-name="ce2" office:value-type="float" office:value="-0.07517126" calcext:value-type="float">
            <text:p>-7.5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48" calcext:value-type="float">
            <text:p>8.48E+00</text:p>
          </table:table-cell>
          <table:table-cell table:style-name="ce2" office:value-type="float" office:value="0.006169898" calcext:value-type="float">
            <text:p>6.17E-03</text:p>
          </table:table-cell>
          <table:table-cell table:style-name="ce2" office:value-type="float" office:value="-0.07118471" calcext:value-type="float">
            <text:p>-7.1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5" calcext:value-type="float">
            <text:p>8.50E+00</text:p>
          </table:table-cell>
          <table:table-cell table:style-name="ce2" office:value-type="float" office:value="-0.007118577" calcext:value-type="float">
            <text:p>-7.12E-03</text:p>
          </table:table-cell>
          <table:table-cell table:style-name="ce2" office:value-type="float" office:value="-0.07239276" calcext:value-type="float">
            <text:p>-7.2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52" calcext:value-type="float">
            <text:p>8.52E+00</text:p>
          </table:table-cell>
          <table:table-cell table:style-name="ce2" office:value-type="float" office:value="0.001216921" calcext:value-type="float">
            <text:p>1.22E-03</text:p>
          </table:table-cell>
          <table:table-cell table:style-name="ce2" office:value-type="float" office:value="-0.07251356" calcext:value-type="float">
            <text:p>-7.2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54" calcext:value-type="float">
            <text:p>8.54E+00</text:p>
          </table:table-cell>
          <table:table-cell table:style-name="ce2" office:value-type="float" office:value="0.006411507" calcext:value-type="float">
            <text:p>6.41E-03</text:p>
          </table:table-cell>
          <table:table-cell table:style-name="ce2" office:value-type="float" office:value="-0.07190954" calcext:value-type="float">
            <text:p>-7.1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56" calcext:value-type="float">
            <text:p>8.56E+00</text:p>
          </table:table-cell>
          <table:table-cell table:style-name="ce2" office:value-type="float" office:value="0.0001296821" calcext:value-type="float">
            <text:p>1.30E-04</text:p>
          </table:table-cell>
          <table:table-cell table:style-name="ce2" office:value-type="float" office:value="-0.07178874" calcext:value-type="float">
            <text:p>-7.1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58" calcext:value-type="float">
            <text:p>8.58E+00</text:p>
          </table:table-cell>
          <table:table-cell table:style-name="ce2" office:value-type="float" office:value="0.00592829" calcext:value-type="float">
            <text:p>5.93E-03</text:p>
          </table:table-cell>
          <table:table-cell table:style-name="ce2" office:value-type="float" office:value="-0.06985587" calcext:value-type="float">
            <text:p>-6.9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6" calcext:value-type="float">
            <text:p>8.60E+00</text:p>
          </table:table-cell>
          <table:table-cell table:style-name="ce2" office:value-type="float" office:value="0.0001296821" calcext:value-type="float">
            <text:p>1.30E-04</text:p>
          </table:table-cell>
          <table:table-cell table:style-name="ce2" office:value-type="float" office:value="-0.06768139" calcext:value-type="float">
            <text:p>-6.7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62" calcext:value-type="float">
            <text:p>8.62E+00</text:p>
          </table:table-cell>
          <table:table-cell table:style-name="ce2" office:value-type="float" office:value="0.006290703" calcext:value-type="float">
            <text:p>6.29E-03</text:p>
          </table:table-cell>
          <table:table-cell table:style-name="ce2" office:value-type="float" office:value="-0.06623174" calcext:value-type="float">
            <text:p>-6.6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64" calcext:value-type="float">
            <text:p>8.64E+00</text:p>
          </table:table-cell>
          <table:table-cell table:style-name="ce2" office:value-type="float" office:value="-0.002648817" calcext:value-type="float">
            <text:p>-2.65E-03</text:p>
          </table:table-cell>
          <table:table-cell table:style-name="ce2" office:value-type="float" office:value="-0.0707015" calcext:value-type="float">
            <text:p>-7.0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66" calcext:value-type="float">
            <text:p>8.66E+00</text:p>
          </table:table-cell>
          <table:table-cell table:style-name="ce2" office:value-type="float" office:value="0.003512203" calcext:value-type="float">
            <text:p>3.51E-03</text:p>
          </table:table-cell>
          <table:table-cell table:style-name="ce2" office:value-type="float" office:value="-0.08048665" calcext:value-type="float">
            <text:p>-8.0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68" calcext:value-type="float">
            <text:p>8.68E+00</text:p>
          </table:table-cell>
          <table:table-cell table:style-name="ce2" office:value-type="float" office:value="-0.003856861" calcext:value-type="float">
            <text:p>-3.86E-03</text:p>
          </table:table-cell>
          <table:table-cell table:style-name="ce2" office:value-type="float" office:value="-0.08821812" calcext:value-type="float">
            <text:p>-8.8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7" calcext:value-type="float">
            <text:p>8.70E+00</text:p>
          </table:table-cell>
          <table:table-cell table:style-name="ce2" office:value-type="float" office:value="0.002183356" calcext:value-type="float">
            <text:p>2.18E-03</text:p>
          </table:table-cell>
          <table:table-cell table:style-name="ce2" office:value-type="float" office:value="-0.09160064" calcext:value-type="float">
            <text:p>-9.1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72" calcext:value-type="float">
            <text:p>8.72E+00</text:p>
          </table:table-cell>
          <table:table-cell table:style-name="ce2" office:value-type="float" office:value="-0.004460882" calcext:value-type="float">
            <text:p>-4.46E-03</text:p>
          </table:table-cell>
          <table:table-cell table:style-name="ce2" office:value-type="float" office:value="-0.09377512" calcext:value-type="float">
            <text:p>-9.3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74" calcext:value-type="float">
            <text:p>8.74E+00</text:p>
          </table:table-cell>
          <table:table-cell table:style-name="ce2" office:value-type="float" office:value="0.0001296821" calcext:value-type="float">
            <text:p>1.30E-04</text:p>
          </table:table-cell>
          <table:table-cell table:style-name="ce2" office:value-type="float" office:value="-0.09546638" calcext:value-type="float">
            <text:p>-9.5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76" calcext:value-type="float">
            <text:p>8.76E+00</text:p>
          </table:table-cell>
          <table:table-cell table:style-name="ce2" office:value-type="float" office:value="-0.00131997" calcext:value-type="float">
            <text:p>-1.32E-03</text:p>
          </table:table-cell>
          <table:table-cell table:style-name="ce2" office:value-type="float" office:value="-0.09449995" calcext:value-type="float">
            <text:p>-9.4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78" calcext:value-type="float">
            <text:p>8.78E+00</text:p>
          </table:table-cell>
          <table:table-cell table:style-name="ce2" office:value-type="float" office:value="-0.0005951438" calcext:value-type="float">
            <text:p>-5.95E-04</text:p>
          </table:table-cell>
          <table:table-cell table:style-name="ce2" office:value-type="float" office:value="-0.09292949" calcext:value-type="float">
            <text:p>-9.2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8" calcext:value-type="float">
            <text:p>8.80E+00</text:p>
          </table:table-cell>
          <table:table-cell table:style-name="ce2" office:value-type="float" office:value="-0.002407209" calcext:value-type="float">
            <text:p>-2.41E-03</text:p>
          </table:table-cell>
          <table:table-cell table:style-name="ce2" office:value-type="float" office:value="-0.08809732" calcext:value-type="float">
            <text:p>-8.8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82" calcext:value-type="float">
            <text:p>8.82E+00</text:p>
          </table:table-cell>
          <table:table-cell table:style-name="ce2" office:value-type="float" office:value="-0.002407209" calcext:value-type="float">
            <text:p>-2.41E-03</text:p>
          </table:table-cell>
          <table:table-cell table:style-name="ce2" office:value-type="float" office:value="-0.08314434" calcext:value-type="float">
            <text:p>-8.3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84" calcext:value-type="float">
            <text:p>8.84E+00</text:p>
          </table:table-cell>
          <table:table-cell table:style-name="ce2" office:value-type="float" office:value="-0.0008367525" calcext:value-type="float">
            <text:p>-8.37E-04</text:p>
          </table:table-cell>
          <table:table-cell table:style-name="ce2" office:value-type="float" office:value="-0.07855378" calcext:value-type="float">
            <text:p>-7.8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86" calcext:value-type="float">
            <text:p>8.86E+00</text:p>
          </table:table-cell>
          <table:table-cell table:style-name="ce2" office:value-type="float" office:value="-0.005668925" calcext:value-type="float">
            <text:p>-5.67E-03</text:p>
          </table:table-cell>
          <table:table-cell table:style-name="ce2" office:value-type="float" office:value="-0.07311758" calcext:value-type="float">
            <text:p>-7.3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88" calcext:value-type="float">
            <text:p>8.88E+00</text:p>
          </table:table-cell>
          <table:table-cell table:style-name="ce2" office:value-type="float" office:value="0.001579334" calcext:value-type="float">
            <text:p>1.58E-03</text:p>
          </table:table-cell>
          <table:table-cell table:style-name="ce2" office:value-type="float" office:value="-0.06997667" calcext:value-type="float">
            <text:p>-7.0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9" calcext:value-type="float">
            <text:p>8.90E+00</text:p>
          </table:table-cell>
          <table:table-cell table:style-name="ce2" office:value-type="float" office:value="0.00677392" calcext:value-type="float">
            <text:p>6.77E-03</text:p>
          </table:table-cell>
          <table:table-cell table:style-name="ce2" office:value-type="float" office:value="-0.06888943" calcext:value-type="float">
            <text:p>-6.8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92" calcext:value-type="float">
            <text:p>8.92E+00</text:p>
          </table:table-cell>
          <table:table-cell table:style-name="ce2" office:value-type="float" office:value="0.006049094" calcext:value-type="float">
            <text:p>6.05E-03</text:p>
          </table:table-cell>
          <table:table-cell table:style-name="ce2" office:value-type="float" office:value="-0.07396321" calcext:value-type="float">
            <text:p>-7.4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94" calcext:value-type="float">
            <text:p>8.94E+00</text:p>
          </table:table-cell>
          <table:table-cell table:style-name="ce2" office:value-type="float" office:value="0.003270595" calcext:value-type="float">
            <text:p>3.27E-03</text:p>
          </table:table-cell>
          <table:table-cell table:style-name="ce2" office:value-type="float" office:value="-0.07710413" calcext:value-type="float">
            <text:p>-7.7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96" calcext:value-type="float">
            <text:p>8.96E+00</text:p>
          </table:table-cell>
          <table:table-cell table:style-name="ce2" office:value-type="float" office:value="0.006532311" calcext:value-type="float">
            <text:p>6.53E-03</text:p>
          </table:table-cell>
          <table:table-cell table:style-name="ce2" office:value-type="float" office:value="-0.0792786" calcext:value-type="float">
            <text:p>-7.93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8.98" calcext:value-type="float">
            <text:p>8.98E+00</text:p>
          </table:table-cell>
          <table:table-cell table:style-name="ce2" office:value-type="float" office:value="-0.0002327308" calcext:value-type="float">
            <text:p>-2.33E-04</text:p>
          </table:table-cell>
          <table:table-cell table:style-name="ce2" office:value-type="float" office:value="-0.08109067" calcext:value-type="float">
            <text:p>-8.1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" calcext:value-type="float">
            <text:p>9.00E+00</text:p>
          </table:table-cell>
          <table:table-cell table:style-name="ce2" office:value-type="float" office:value="0.003753812" calcext:value-type="float">
            <text:p>3.75E-03</text:p>
          </table:table-cell>
          <table:table-cell table:style-name="ce2" office:value-type="float" office:value="-0.08435239" calcext:value-type="float">
            <text:p>-8.4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02" calcext:value-type="float">
            <text:p>9.02E+00</text:p>
          </table:table-cell>
          <table:table-cell table:style-name="ce2" office:value-type="float" office:value="0.001096117" calcext:value-type="float">
            <text:p>1.10E-03</text:p>
          </table:table-cell>
          <table:table-cell table:style-name="ce2" office:value-type="float" office:value="-0.08676847" calcext:value-type="float">
            <text:p>-8.6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04" calcext:value-type="float">
            <text:p>9.04E+00</text:p>
          </table:table-cell>
          <table:table-cell table:style-name="ce2" office:value-type="float" office:value="0.005565877" calcext:value-type="float">
            <text:p>5.57E-03</text:p>
          </table:table-cell>
          <table:table-cell table:style-name="ce2" office:value-type="float" office:value="-0.08278193" calcext:value-type="float">
            <text:p>-8.2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06" calcext:value-type="float">
            <text:p>9.06E+00</text:p>
          </table:table-cell>
          <table:table-cell table:style-name="ce2" office:value-type="float" office:value="0.002787377" calcext:value-type="float">
            <text:p>2.79E-03</text:p>
          </table:table-cell>
          <table:table-cell table:style-name="ce2" office:value-type="float" office:value="-0.08133228" calcext:value-type="float">
            <text:p>-8.13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08" calcext:value-type="float">
            <text:p>9.08E+00</text:p>
          </table:table-cell>
          <table:table-cell table:style-name="ce2" office:value-type="float" office:value="-0.0245144" calcext:value-type="float">
            <text:p>-2.45E-02</text:p>
          </table:table-cell>
          <table:table-cell table:style-name="ce2" office:value-type="float" office:value="-0.07674171" calcext:value-type="float">
            <text:p>-7.6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1" calcext:value-type="float">
            <text:p>9.10E+00</text:p>
          </table:table-cell>
          <table:table-cell table:style-name="ce2" office:value-type="float" office:value="-0.006997773" calcext:value-type="float">
            <text:p>-7.00E-03</text:p>
          </table:table-cell>
          <table:table-cell table:style-name="ce2" office:value-type="float" office:value="-0.07166793" calcext:value-type="float">
            <text:p>-7.1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12" calcext:value-type="float">
            <text:p>9.12E+00</text:p>
          </table:table-cell>
          <table:table-cell table:style-name="ce2" office:value-type="float" office:value="-0.0049441" calcext:value-type="float">
            <text:p>-4.94E-03</text:p>
          </table:table-cell>
          <table:table-cell table:style-name="ce2" office:value-type="float" office:value="-0.08302354" calcext:value-type="float">
            <text:p>-8.3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14" calcext:value-type="float">
            <text:p>9.14E+00</text:p>
          </table:table-cell>
          <table:table-cell table:style-name="ce2" office:value-type="float" office:value="-0.003494448" calcext:value-type="float">
            <text:p>-3.49E-03</text:p>
          </table:table-cell>
          <table:table-cell table:style-name="ce2" office:value-type="float" office:value="-0.08845973" calcext:value-type="float">
            <text:p>-8.8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16" calcext:value-type="float">
            <text:p>9.16E+00</text:p>
          </table:table-cell>
          <table:table-cell table:style-name="ce2" office:value-type="float" office:value="-0.005185708" calcext:value-type="float">
            <text:p>-5.19E-03</text:p>
          </table:table-cell>
          <table:table-cell table:style-name="ce2" office:value-type="float" office:value="-0.09462075" calcext:value-type="float">
            <text:p>-9.4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18" calcext:value-type="float">
            <text:p>9.18E+00</text:p>
          </table:table-cell>
          <table:table-cell table:style-name="ce2" office:value-type="float" office:value="-0.005910534" calcext:value-type="float">
            <text:p>-5.91E-03</text:p>
          </table:table-cell>
          <table:table-cell table:style-name="ce2" office:value-type="float" office:value="-0.09788247" calcext:value-type="float">
            <text:p>-9.7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2" calcext:value-type="float">
            <text:p>9.20E+00</text:p>
          </table:table-cell>
          <table:table-cell table:style-name="ce2" office:value-type="float" office:value="-0.003373643" calcext:value-type="float">
            <text:p>-3.37E-03</text:p>
          </table:table-cell>
          <table:table-cell table:style-name="ce2" office:value-type="float" office:value="-0.09981534" calcext:value-type="float">
            <text:p>-9.9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22" calcext:value-type="float">
            <text:p>9.22E+00</text:p>
          </table:table-cell>
          <table:table-cell table:style-name="ce2" office:value-type="float" office:value="-0.008809838" calcext:value-type="float">
            <text:p>-8.81E-03</text:p>
          </table:table-cell>
          <table:table-cell table:style-name="ce2" office:value-type="float" office:value="-0.09896971" calcext:value-type="float">
            <text:p>-9.9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24" calcext:value-type="float">
            <text:p>9.24E+00</text:p>
          </table:table-cell>
          <table:table-cell table:style-name="ce2" office:value-type="float" office:value="-0.006272947" calcext:value-type="float">
            <text:p>-6.27E-03</text:p>
          </table:table-cell>
          <table:table-cell table:style-name="ce2" office:value-type="float" office:value="-0.09945293" calcext:value-type="float">
            <text:p>-9.9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26" calcext:value-type="float">
            <text:p>9.26E+00</text:p>
          </table:table-cell>
          <table:table-cell table:style-name="ce2" office:value-type="float" office:value="-0.01086351" calcext:value-type="float">
            <text:p>-1.09E-02</text:p>
          </table:table-cell>
          <table:table-cell table:style-name="ce2" office:value-type="float" office:value="-0.09268788" calcext:value-type="float">
            <text:p>-9.2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28" calcext:value-type="float">
            <text:p>9.28E+00</text:p>
          </table:table-cell>
          <table:table-cell table:style-name="ce2" office:value-type="float" office:value="-0.0105011" calcext:value-type="float">
            <text:p>-1.05E-02</text:p>
          </table:table-cell>
          <table:table-cell table:style-name="ce2" office:value-type="float" office:value="-0.08435239" calcext:value-type="float">
            <text:p>-8.4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3" calcext:value-type="float">
            <text:p>9.30E+00</text:p>
          </table:table-cell>
          <table:table-cell table:style-name="ce2" office:value-type="float" office:value="-0.01654131" calcext:value-type="float">
            <text:p>-1.65E-02</text:p>
          </table:table-cell>
          <table:table-cell table:style-name="ce2" office:value-type="float" office:value="-0.08241952" calcext:value-type="float">
            <text:p>-8.2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32" calcext:value-type="float">
            <text:p>9.32E+00</text:p>
          </table:table-cell>
          <table:table-cell table:style-name="ce2" office:value-type="float" office:value="-0.01074271" calcext:value-type="float">
            <text:p>-1.07E-02</text:p>
          </table:table-cell>
          <table:table-cell table:style-name="ce2" office:value-type="float" office:value="-0.08060745" calcext:value-type="float">
            <text:p>-8.0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34" calcext:value-type="float">
            <text:p>9.34E+00</text:p>
          </table:table-cell>
          <table:table-cell table:style-name="ce2" office:value-type="float" office:value="-0.008326621" calcext:value-type="float">
            <text:p>-8.33E-03</text:p>
          </table:table-cell>
          <table:table-cell table:style-name="ce2" office:value-type="float" office:value="-0.07348" calcext:value-type="float">
            <text:p>-7.3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36" calcext:value-type="float">
            <text:p>9.36E+00</text:p>
          </table:table-cell>
          <table:table-cell table:style-name="ce2" office:value-type="float" office:value="-0.01134673" calcext:value-type="float">
            <text:p>-1.13E-02</text:p>
          </table:table-cell>
          <table:table-cell table:style-name="ce2" office:value-type="float" office:value="-0.07408402" calcext:value-type="float">
            <text:p>-7.4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38" calcext:value-type="float">
            <text:p>9.38E+00</text:p>
          </table:table-cell>
          <table:table-cell table:style-name="ce2" office:value-type="float" office:value="-0.0106219" calcext:value-type="float">
            <text:p>-1.06E-02</text:p>
          </table:table-cell>
          <table:table-cell table:style-name="ce2" office:value-type="float" office:value="-0.07589608" calcext:value-type="float">
            <text:p>-7.5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4" calcext:value-type="float">
            <text:p>9.40E+00</text:p>
          </table:table-cell>
          <table:table-cell table:style-name="ce2" office:value-type="float" office:value="-0.009776273" calcext:value-type="float">
            <text:p>-9.78E-03</text:p>
          </table:table-cell>
          <table:table-cell table:style-name="ce2" office:value-type="float" office:value="-0.07323839" calcext:value-type="float">
            <text:p>-7.3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42" calcext:value-type="float">
            <text:p>9.42E+00</text:p>
          </table:table-cell>
          <table:table-cell table:style-name="ce2" office:value-type="float" office:value="-0.003494448" calcext:value-type="float">
            <text:p>-3.49E-03</text:p>
          </table:table-cell>
          <table:table-cell table:style-name="ce2" office:value-type="float" office:value="-0.06719817" calcext:value-type="float">
            <text:p>-6.7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44" calcext:value-type="float">
            <text:p>9.44E+00</text:p>
          </table:table-cell>
          <table:table-cell table:style-name="ce2" office:value-type="float" office:value="-0.002286404" calcext:value-type="float">
            <text:p>-2.29E-03</text:p>
          </table:table-cell>
          <table:table-cell table:style-name="ce2" office:value-type="float" office:value="-0.07203034" calcext:value-type="float">
            <text:p>-7.2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46" calcext:value-type="float">
            <text:p>9.46E+00</text:p>
          </table:table-cell>
          <table:table-cell table:style-name="ce2" office:value-type="float" office:value="-0.001923991" calcext:value-type="float">
            <text:p>-1.92E-03</text:p>
          </table:table-cell>
          <table:table-cell table:style-name="ce2" office:value-type="float" office:value="-0.07468804" calcext:value-type="float">
            <text:p>-7.4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48" calcext:value-type="float">
            <text:p>9.48E+00</text:p>
          </table:table-cell>
          <table:table-cell table:style-name="ce2" office:value-type="float" office:value="-0.005185708" calcext:value-type="float">
            <text:p>-5.19E-03</text:p>
          </table:table-cell>
          <table:table-cell table:style-name="ce2" office:value-type="float" office:value="-0.07505045" calcext:value-type="float">
            <text:p>-7.5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5" calcext:value-type="float">
            <text:p>9.50E+00</text:p>
          </table:table-cell>
          <table:table-cell table:style-name="ce2" office:value-type="float" office:value="-0.00941386" calcext:value-type="float">
            <text:p>-9.41E-03</text:p>
          </table:table-cell>
          <table:table-cell table:style-name="ce2" office:value-type="float" office:value="-0.07420482" calcext:value-type="float">
            <text:p>-7.4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52" calcext:value-type="float">
            <text:p>9.52E+00</text:p>
          </table:table-cell>
          <table:table-cell table:style-name="ce2" office:value-type="float" office:value="-0.007722599" calcext:value-type="float">
            <text:p>-7.72E-03</text:p>
          </table:table-cell>
          <table:table-cell table:style-name="ce2" office:value-type="float" office:value="-0.07420482" calcext:value-type="float">
            <text:p>-7.4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54" calcext:value-type="float">
            <text:p>9.54E+00</text:p>
          </table:table-cell>
          <table:table-cell table:style-name="ce2" office:value-type="float" office:value="-0.01025949" calcext:value-type="float">
            <text:p>-1.03E-02</text:p>
          </table:table-cell>
          <table:table-cell table:style-name="ce2" office:value-type="float" office:value="-0.07203034" calcext:value-type="float">
            <text:p>-7.2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56" calcext:value-type="float">
            <text:p>9.56E+00</text:p>
          </table:table-cell>
          <table:table-cell table:style-name="ce2" office:value-type="float" office:value="-0.007360186" calcext:value-type="float">
            <text:p>-7.36E-03</text:p>
          </table:table-cell>
          <table:table-cell table:style-name="ce2" office:value-type="float" office:value="-0.06671495" calcext:value-type="float">
            <text:p>-6.6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58" calcext:value-type="float">
            <text:p>9.58E+00</text:p>
          </table:table-cell>
          <table:table-cell table:style-name="ce2" office:value-type="float" office:value="-0.00941386" calcext:value-type="float">
            <text:p>-9.41E-03</text:p>
          </table:table-cell>
          <table:table-cell table:style-name="ce2" office:value-type="float" office:value="-0.06393645" calcext:value-type="float">
            <text:p>-6.3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6" calcext:value-type="float">
            <text:p>9.60E+00</text:p>
          </table:table-cell>
          <table:table-cell table:style-name="ce2" office:value-type="float" office:value="-0.006393751" calcext:value-type="float">
            <text:p>-6.39E-03</text:p>
          </table:table-cell>
          <table:table-cell table:style-name="ce2" office:value-type="float" office:value="-0.06937265" calcext:value-type="float">
            <text:p>-6.9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62" calcext:value-type="float">
            <text:p>9.62E+00</text:p>
          </table:table-cell>
          <table:table-cell table:style-name="ce2" office:value-type="float" office:value="-0.01219236" calcext:value-type="float">
            <text:p>-1.22E-02</text:p>
          </table:table-cell>
          <table:table-cell table:style-name="ce2" office:value-type="float" office:value="-0.07480884" calcext:value-type="float">
            <text:p>-7.4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64" calcext:value-type="float">
            <text:p>9.64E+00</text:p>
          </table:table-cell>
          <table:table-cell table:style-name="ce2" office:value-type="float" office:value="-0.01847418" calcext:value-type="float">
            <text:p>-1.85E-02</text:p>
          </table:table-cell>
          <table:table-cell table:style-name="ce2" office:value-type="float" office:value="-0.07710413" calcext:value-type="float">
            <text:p>-7.7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66" calcext:value-type="float">
            <text:p>9.66E+00</text:p>
          </table:table-cell>
          <table:table-cell table:style-name="ce2" office:value-type="float" office:value="-0.02016544" calcext:value-type="float">
            <text:p>-2.02E-02</text:p>
          </table:table-cell>
          <table:table-cell table:style-name="ce2" office:value-type="float" office:value="-0.07867458" calcext:value-type="float">
            <text:p>-7.87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68" calcext:value-type="float">
            <text:p>9.68E+00</text:p>
          </table:table-cell>
          <table:table-cell table:style-name="ce2" office:value-type="float" office:value="0.002787377" calcext:value-type="float">
            <text:p>2.79E-03</text:p>
          </table:table-cell>
          <table:table-cell table:style-name="ce2" office:value-type="float" office:value="-0.07456724" calcext:value-type="float">
            <text:p>-7.4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7" calcext:value-type="float">
            <text:p>9.70E+00</text:p>
          </table:table-cell>
          <table:table-cell table:style-name="ce2" office:value-type="float" office:value="0.0001296821" calcext:value-type="float">
            <text:p>1.30E-04</text:p>
          </table:table-cell>
          <table:table-cell table:style-name="ce2" office:value-type="float" office:value="-0.07577528" calcext:value-type="float">
            <text:p>-7.5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72" calcext:value-type="float">
            <text:p>9.72E+00</text:p>
          </table:table-cell>
          <table:table-cell table:style-name="ce2" office:value-type="float" office:value="0.001941747" calcext:value-type="float">
            <text:p>1.94E-03</text:p>
          </table:table-cell>
          <table:table-cell table:style-name="ce2" office:value-type="float" office:value="-0.07734573" calcext:value-type="float">
            <text:p>-7.73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74" calcext:value-type="float">
            <text:p>9.74E+00</text:p>
          </table:table-cell>
          <table:table-cell table:style-name="ce2" office:value-type="float" office:value="0.00230416" calcext:value-type="float">
            <text:p>2.30E-03</text:p>
          </table:table-cell>
          <table:table-cell table:style-name="ce2" office:value-type="float" office:value="-0.07686252" calcext:value-type="float">
            <text:p>-7.69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76" calcext:value-type="float">
            <text:p>9.76E+00</text:p>
          </table:table-cell>
          <table:table-cell table:style-name="ce2" office:value-type="float" office:value="0.001579334" calcext:value-type="float">
            <text:p>1.58E-03</text:p>
          </table:table-cell>
          <table:table-cell table:style-name="ce2" office:value-type="float" office:value="-0.07662091" calcext:value-type="float">
            <text:p>-7.6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78" calcext:value-type="float">
            <text:p>9.78E+00</text:p>
          </table:table-cell>
          <table:table-cell table:style-name="ce2" office:value-type="float" office:value="0.00314979" calcext:value-type="float">
            <text:p>3.15E-03</text:p>
          </table:table-cell>
          <table:table-cell table:style-name="ce2" office:value-type="float" office:value="-0.07577528" calcext:value-type="float">
            <text:p>-7.5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8" calcext:value-type="float">
            <text:p>9.80E+00</text:p>
          </table:table-cell>
          <table:table-cell table:style-name="ce2" office:value-type="float" office:value="0.005565877" calcext:value-type="float">
            <text:p>5.57E-03</text:p>
          </table:table-cell>
          <table:table-cell table:style-name="ce2" office:value-type="float" office:value="-0.07541287" calcext:value-type="float">
            <text:p>-7.5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82" calcext:value-type="float">
            <text:p>9.82E+00</text:p>
          </table:table-cell>
          <table:table-cell table:style-name="ce2" office:value-type="float" office:value="-0.0001119265" calcext:value-type="float">
            <text:p>-1.12E-04</text:p>
          </table:table-cell>
          <table:table-cell table:style-name="ce2" office:value-type="float" office:value="-0.07215115" calcext:value-type="float">
            <text:p>-7.2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84" calcext:value-type="float">
            <text:p>9.84E+00</text:p>
          </table:table-cell>
          <table:table-cell table:style-name="ce2" office:value-type="float" office:value="0.0008545081" calcext:value-type="float">
            <text:p>8.55E-04</text:p>
          </table:table-cell>
          <table:table-cell table:style-name="ce2" office:value-type="float" office:value="-0.07275517" calcext:value-type="float">
            <text:p>-7.28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86" calcext:value-type="float">
            <text:p>9.86E+00</text:p>
          </table:table-cell>
          <table:table-cell table:style-name="ce2" office:value-type="float" office:value="0.0001296821" calcext:value-type="float">
            <text:p>1.30E-04</text:p>
          </table:table-cell>
          <table:table-cell table:style-name="ce2" office:value-type="float" office:value="-0.07348" calcext:value-type="float">
            <text:p>-7.3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88" calcext:value-type="float">
            <text:p>9.88E+00</text:p>
          </table:table-cell>
          <table:table-cell table:style-name="ce2" office:value-type="float" office:value="-0.0008367525" calcext:value-type="float">
            <text:p>-8.37E-04</text:p>
          </table:table-cell>
          <table:table-cell table:style-name="ce2" office:value-type="float" office:value="-0.07203034" calcext:value-type="float">
            <text:p>-7.20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9" calcext:value-type="float">
            <text:p>9.90E+00</text:p>
          </table:table-cell>
          <table:table-cell table:style-name="ce2" office:value-type="float" office:value="-0.002286404" calcext:value-type="float">
            <text:p>-2.29E-03</text:p>
          </table:table-cell>
          <table:table-cell table:style-name="ce2" office:value-type="float" office:value="-0.07058069" calcext:value-type="float">
            <text:p>-7.06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92" calcext:value-type="float">
            <text:p>9.92E+00</text:p>
          </table:table-cell>
          <table:table-cell table:style-name="ce2" office:value-type="float" office:value="-0.001199165" calcext:value-type="float">
            <text:p>-1.20E-03</text:p>
          </table:table-cell>
          <table:table-cell table:style-name="ce2" office:value-type="float" office:value="-0.07215115" calcext:value-type="float">
            <text:p>-7.22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94" calcext:value-type="float">
            <text:p>9.94E+00</text:p>
          </table:table-cell>
          <table:table-cell table:style-name="ce2" office:value-type="float" office:value="-0.003615252" calcext:value-type="float">
            <text:p>-3.62E-03</text:p>
          </table:table-cell>
          <table:table-cell table:style-name="ce2" office:value-type="float" office:value="-0.0765001" calcext:value-type="float">
            <text:p>-7.65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96" calcext:value-type="float">
            <text:p>9.96E+00</text:p>
          </table:table-cell>
          <table:table-cell table:style-name="ce2" office:value-type="float" office:value="-0.0021656" calcext:value-type="float">
            <text:p>-2.17E-03</text:p>
          </table:table-cell>
          <table:table-cell table:style-name="ce2" office:value-type="float" office:value="-0.07939941" calcext:value-type="float">
            <text:p>-7.94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9.98" calcext:value-type="float">
            <text:p>9.98E+00</text:p>
          </table:table-cell>
          <table:table-cell table:style-name="ce2" office:value-type="float" office:value="-0.003252839" calcext:value-type="float">
            <text:p>-3.25E-03</text:p>
          </table:table-cell>
          <table:table-cell table:style-name="ce2" office:value-type="float" office:value="-0.08109067" calcext:value-type="float">
            <text:p>-8.11E-02</text:p>
          </table:table-cell>
          <table:table-cell table:number-columns-repeated="988"/>
        </table:table-row>
        <table:table-row table:style-name="ro1">
          <table:table-cell table:number-columns-repeated="33"/>
          <table:table-cell table:style-name="ce2" office:value-type="float" office:value="10" calcext:value-type="float">
            <text:p>1.00E+01</text:p>
          </table:table-cell>
          <table:table-cell table:style-name="ce2" office:value-type="float" office:value="0.002908182" calcext:value-type="float">
            <text:p>2.91E-03</text:p>
          </table:table-cell>
          <table:table-cell table:style-name="ce2" office:value-type="float" office:value="-0.07746654" calcext:value-type="float">
            <text:p>-7.75E-02</text:p>
          </table:table-cell>
          <table:table-cell table:number-columns-repeated="988"/>
        </table:table-row>
        <table:table-row table:style-name="ro2" table:number-rows-repeated="10481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11" meta:object-count="0"/>
    <meta:generator>LibreOfficeDev/6.0.5.2$Linux_X86_64 LibreOffice_project/</meta:generator>
  </office:meta>
</office:document-meta>
</file>